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entium Book Basic" svg:font-family="'Gentium Book Basic'" style:font-adornments="Regular" style:font-pitch="variable"/>
    <style:font-face style:name="Gentium Book Plus" svg:font-family="'Gentium Book Plus'" style:font-adornments="Regular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KR" svg:font-family="'Noto Sans CJK KR'" style:font-family-generic="system" style:font-pitch="variable"/>
    <style:font-face style:name="Noto Sans CJK KR Regular" svg:font-family="'Noto Sans CJK KR Regular'" style:font-adornments="Regular" style:font-family-generic="swiss" style:font-pitch="variable"/>
    <style:font-face style:name="Noto Sans Hebrew" svg:font-family="'Noto Sans Hebrew'" style:font-adornments="Regular" style:font-family-generic="swiss" style:font-pitch="variable"/>
    <style:font-face style:name="SBL BibLit" svg:font-family="'SBL BibLit'" style:font-adornments="Regular" style:font-pitch="variable"/>
    <style:font-face style:name="Unifont" svg:font-family="Unifont" style:font-adornments="Regular" style:font-pitch="variable"/>
  </office:font-face-decls>
  <office:automatic-styles>
    <style:style style:name="co9" style:family="table-column">
      <style:table-column-properties fo:break-before="auto" style:column-width="6.835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3.089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637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.448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0.956cm"/>
    </style:style>
    <style:style style:name="co19" style:family="table-column">
      <style:table-column-properties fo:break-before="auto" style:column-width="2.949cm"/>
    </style:style>
    <style:style style:name="co20" style:family="table-column">
      <style:table-column-properties fo:break-before="auto" style:column-width="10.797cm"/>
    </style:style>
    <style:style style:name="co21" style:family="table-column">
      <style:table-column-properties fo:break-before="auto" style:column-width="2.081cm"/>
    </style:style>
    <style:style style:name="co22" style:family="table-column">
      <style:table-column-properties fo:break-before="auto" style:column-width="5.318cm"/>
    </style:style>
    <style:style style:name="co23" style:family="table-column">
      <style:table-column-properties fo:break-before="auto" style:column-width="0.39cm"/>
    </style:style>
    <style:style style:name="co24" style:family="table-column">
      <style:table-column-properties fo:break-before="auto" style:column-width="1.506cm"/>
    </style:style>
    <style:style style:name="co25" style:family="table-column">
      <style:table-column-properties fo:break-before="auto" style:column-width="0.986cm"/>
    </style:style>
    <style:style style:name="co26" style:family="table-column">
      <style:table-column-properties fo:break-before="auto" style:column-width="2.96cm"/>
    </style:style>
    <style:style style:name="co27" style:family="table-column">
      <style:table-column-properties fo:break-before="auto" style:column-width="4.463cm"/>
    </style:style>
    <style:style style:name="co28" style:family="table-column">
      <style:table-column-properties fo:break-before="auto" style:column-width="4.6cm"/>
    </style:style>
    <style:style style:name="co29" style:family="table-column">
      <style:table-column-properties fo:break-before="auto" style:column-width="4.572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4.272cm"/>
    </style:style>
    <style:style style:name="co32" style:family="table-column">
      <style:table-column-properties fo:break-before="auto" style:column-width="2.741cm"/>
    </style:style>
    <style:style style:name="co33" style:family="table-column">
      <style:table-column-properties fo:break-before="auto" style:column-width="2.85cm"/>
    </style:style>
    <style:style style:name="co34" style:family="table-column">
      <style:table-column-properties fo:break-before="auto" style:column-width="3.533cm"/>
    </style:style>
    <style:style style:name="co35" style:family="table-column">
      <style:table-column-properties fo:break-before="auto" style:column-width="3.642cm"/>
    </style:style>
    <style:style style:name="co36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4.244cm"/>
    </style:style>
    <style:style style:name="co38" style:family="table-column">
      <style:table-column-properties fo:break-before="auto" style:column-width="2.822cm"/>
    </style:style>
    <style:style style:name="co39" style:family="table-column">
      <style:table-column-properties fo:break-before="auto" style:column-width="2.932cm"/>
    </style:style>
    <style:style style:name="co40" style:family="table-column">
      <style:table-column-properties fo:break-before="auto" style:column-width="3.314cm"/>
    </style:style>
    <style:style style:name="co41" style:family="table-column">
      <style:table-column-properties fo:break-before="auto" style:column-width="3.424cm"/>
    </style:style>
    <style:style style:name="co42" style:family="table-column">
      <style:table-column-properties fo:break-before="auto" style:column-width="3.752cm"/>
    </style:style>
    <style:style style:name="co43" style:family="table-column">
      <style:table-column-properties fo:break-before="auto" style:column-width="3.806cm"/>
    </style:style>
    <style:style style:name="co44" style:family="table-column">
      <style:table-column-properties fo:break-before="auto" style:column-width="3.507cm"/>
    </style:style>
    <style:style style:name="co45" style:family="table-column">
      <style:table-column-properties fo:break-before="auto" style:column-width="3.616cm"/>
    </style:style>
    <style:style style:name="co46" style:family="table-column">
      <style:table-column-properties fo:break-before="auto" style:column-width="2.111cm"/>
    </style:style>
    <style:style style:name="co47" style:family="table-column">
      <style:table-column-properties fo:break-before="auto" style:column-width="2.221cm"/>
    </style:style>
    <style:style style:name="co48" style:family="table-column">
      <style:table-column-properties fo:break-before="auto" style:column-width="0.744cm"/>
    </style:style>
    <style:style style:name="co49" style:family="table-column">
      <style:table-column-properties fo:break-before="auto" style:column-width="1.018cm"/>
    </style:style>
    <style:style style:name="co50" style:family="table-column">
      <style:table-column-properties fo:break-before="auto" style:column-width="1.127cm"/>
    </style:style>
    <style:style style:name="co51" style:family="table-column">
      <style:table-column-properties fo:break-before="auto" style:column-width="1.21cm"/>
    </style:style>
    <style:style style:name="co52" style:family="table-column">
      <style:table-column-properties fo:break-before="auto" style:column-width="1.51cm"/>
    </style:style>
    <style:style style:name="co53" style:family="table-column">
      <style:table-column-properties fo:break-before="auto" style:column-width="1.374cm"/>
    </style:style>
    <style:style style:name="co54" style:family="table-column">
      <style:table-column-properties fo:break-before="auto" style:column-width="1.346cm"/>
    </style:style>
    <style:style style:name="co55" style:family="table-column">
      <style:table-column-properties fo:break-before="auto" style:column-width="0.416cm"/>
    </style:style>
    <style:style style:name="co56" style:family="table-column">
      <style:table-column-properties fo:break-before="auto" style:column-width="1.401cm"/>
    </style:style>
    <style:style style:name="co57" style:family="table-column">
      <style:table-column-properties fo:break-before="auto" style:column-width="1.265cm"/>
    </style:style>
    <style:style style:name="co58" style:family="table-column">
      <style:table-column-properties fo:break-before="auto" style:column-width="1.236cm"/>
    </style:style>
    <style:style style:name="co59" style:family="table-column">
      <style:table-column-properties fo:break-before="auto" style:column-width="1.565cm"/>
    </style:style>
    <style:style style:name="co60" style:family="table-column">
      <style:table-column-properties fo:break-before="auto" style:column-width="1.429cm"/>
    </style:style>
    <style:style style:name="co61" style:family="table-column">
      <style:table-column-properties fo:break-before="auto" style:column-width="1.455cm"/>
    </style:style>
    <style:style style:name="co62" style:family="table-column">
      <style:table-column-properties fo:break-before="auto" style:column-width="1.319cm"/>
    </style:style>
    <style:style style:name="co63" style:family="table-column">
      <style:table-column-properties fo:break-before="auto" style:column-width="1.291cm"/>
    </style:style>
    <style:style style:name="co64" style:family="table-column">
      <style:table-column-properties fo:break-before="auto" style:column-width="1.619cm"/>
    </style:style>
    <style:style style:name="co65" style:family="table-column">
      <style:table-column-properties fo:break-before="auto" style:column-width="1.182cm"/>
    </style:style>
    <style:style style:name="co66" style:family="table-column">
      <style:table-column-properties fo:break-before="auto" style:column-width="1.072cm"/>
    </style:style>
    <style:style style:name="co67" style:family="table-column">
      <style:table-column-properties fo:break-before="auto" style:column-width="2.267cm"/>
    </style:style>
    <style:style style:name="co68" style:family="table-column">
      <style:table-column-properties fo:break-before="auto" style:column-width="6.375cm"/>
    </style:style>
    <style:style style:name="co69" style:family="table-column">
      <style:table-column-properties fo:break-before="auto" style:column-width="10.892cm"/>
    </style:style>
    <style:style style:name="co70" style:family="table-column">
      <style:table-column-properties fo:break-before="auto" style:column-width="8.44cm"/>
    </style:style>
    <style:style style:name="co71" style:family="table-column">
      <style:table-column-properties fo:break-before="auto" style:column-width="6.04cm"/>
    </style:style>
    <style:style style:name="co72" style:family="table-column">
      <style:table-column-properties fo:break-before="auto" style:column-width="4.346cm"/>
    </style:style>
    <style:style style:name="co73" style:family="table-column">
      <style:table-column-properties fo:break-before="auto" style:column-width="2.79cm"/>
    </style:style>
    <style:style style:name="co74" style:family="table-column">
      <style:table-column-properties fo:break-before="auto" style:column-width="2.87cm"/>
    </style:style>
    <style:style style:name="co75" style:family="table-column">
      <style:table-column-properties fo:break-before="auto" style:column-width="3.893cm"/>
    </style:style>
    <style:style style:name="co76" style:family="table-column">
      <style:table-column-properties fo:break-before="auto" style:column-width="1.838cm"/>
    </style:style>
    <style:style style:name="co77" style:family="table-column">
      <style:table-column-properties fo:break-before="auto" style:column-width="2.205cm"/>
    </style:style>
    <style:style style:name="co78" style:family="table-column">
      <style:table-column-properties fo:break-before="auto" style:column-width="2.249cm"/>
    </style:style>
    <style:style style:name="co79" style:family="table-column">
      <style:table-column-properties fo:break-before="auto" style:column-width="3.179cm"/>
    </style:style>
    <style:style style:name="co80" style:family="table-column">
      <style:table-column-properties fo:break-before="auto" style:column-width="3.267cm"/>
    </style:style>
    <style:style style:name="co81" style:family="table-column">
      <style:table-column-properties fo:break-before="auto" style:column-width="4.299cm"/>
    </style:style>
    <style:style style:name="co82" style:family="table-column">
      <style:table-column-properties fo:break-before="auto" style:column-width="4.491cm"/>
    </style:style>
    <style:style style:name="co83" style:family="table-column">
      <style:table-column-properties fo:break-before="auto" style:column-width="1.893cm"/>
    </style:style>
    <style:style style:name="co84" style:family="table-column">
      <style:table-column-properties fo:break-before="auto" style:column-width="1.647cm"/>
    </style:style>
    <style:style style:name="co85" style:family="table-column">
      <style:table-column-properties fo:break-before="auto" style:column-width="1.729cm"/>
    </style:style>
    <style:style style:name="co86" style:family="table-column">
      <style:table-column-properties fo:break-before="auto" style:column-width="2.275cm"/>
    </style:style>
    <style:style style:name="co87" style:family="table-column">
      <style:table-column-properties fo:break-before="auto" style:column-width="1.783cm"/>
    </style:style>
    <style:style style:name="co88" style:family="table-column">
      <style:table-column-properties fo:break-before="auto" style:column-width="2.03cm"/>
    </style:style>
    <style:style style:name="co89" style:family="table-column">
      <style:table-column-properties fo:break-before="auto" style:column-width="0.635cm"/>
    </style:style>
    <style:style style:name="co90" style:family="table-column">
      <style:table-column-properties fo:break-before="auto" style:column-width="1.538cm"/>
    </style:style>
    <style:style style:name="co91" style:family="table-column">
      <style:table-column-properties fo:break-before="auto" style:column-width="1.921cm"/>
    </style:style>
    <style:style style:name="co92" style:family="table-column">
      <style:table-column-properties fo:break-before="auto" style:column-width="1.674cm"/>
    </style:style>
    <style:style style:name="co93" style:family="table-column">
      <style:table-column-properties fo:break-before="auto" style:column-width="2.194cm"/>
    </style:style>
    <style:style style:name="co94" style:family="table-column">
      <style:table-column-properties fo:break-before="auto" style:column-width="1.483cm"/>
    </style:style>
    <style:style style:name="co95" style:family="table-column">
      <style:table-column-properties fo:break-before="auto" style:column-width="2.686cm"/>
    </style:style>
    <style:style style:name="co96" style:family="table-column">
      <style:table-column-properties fo:break-before="auto" style:column-width="2.577cm"/>
    </style:style>
    <style:style style:name="co97" style:family="table-column">
      <style:table-column-properties fo:break-before="auto" style:column-width="2.632cm"/>
    </style:style>
    <style:style style:name="co98" style:family="table-column">
      <style:table-column-properties fo:break-before="auto" style:column-width="0.908cm"/>
    </style:style>
    <style:style style:name="ro1" style:family="table-row">
      <style:table-row-properties style:row-height="0.9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0000" number:language="en" number:country="ZA">
      <number:number number:min-integer-digits="1"/>
    </number:number-style>
    <style:style style:name="ce37" style:family="table-cell" style:parent-style-name="train_20_green_20_light">
      <style:table-cell-properties style:cell-protect="none" style:print-content="true"/>
    </style:style>
    <style:style style:name="ce38" style:family="table-cell" style:parent-style-name="train_20_integer_20_2">
      <style:text-properties style:text-outline="false" style:text-line-through-style="none" style:text-line-through-type="none" fo:font-size="10pt" fo:language="en" fo:country="ZA" fo:font-style="normal" fo:text-shadow="none" style:text-underline-style="none" style:text-underline-mode="continuous" style:text-overline-mode="continuous" style:text-line-through-mode="continuous" style:font-size-asian="10pt" style:font-style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800080" style:text-outline="false" style:text-line-through-style="none" style:text-line-through-type="none" style:font-name="Gentium Book Basic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KR Regular" style:font-size-asian="10pt" style:language-asian="ko" style:country-asian="KR" style:font-style-asian="normal" style:font-weight-asian="normal" style:font-name-complex="Noto Sans Hebrew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trait_20_result_20_dates" style:data-style-name="N20000"/>
    <style:style style:name="ce24" style:family="table-cell" style:parent-style-name="train_20_tracks" style:data-style-name="N71"/>
    <style:style style:name="ce25" style:family="table-cell" style:parent-style-name="train_20_green_20_light" style:data-style-name="N71"/>
    <style:style style:name="ce26" style:family="table-cell" style:parent-style-name="train_20_amber_20_light" style:data-style-name="N71"/>
    <style:style style:name="ce27" style:family="table-cell" style:parent-style-name="train_20_red_20_light" style:data-style-name="N71"/>
    <style:style style:name="ce28" style:family="table-cell" style:parent-style-name="train_20_blue_20_light" style:data-style-name="N71"/>
    <style:style style:name="ce29" style:family="table-cell" style:parent-style-name="train_20_blank_20_cell" style:data-style-name="N71"/>
    <style:style style:name="ce30" style:family="table-cell" style:parent-style-name="train_20_heading_20_1" style:data-style-name="N71"/>
    <style:style style:name="ce31" style:family="table-cell" style:parent-style-name="train_20_heading_20_2" style:data-style-name="N71"/>
    <style:style style:name="ce32" style:family="table-cell" style:parent-style-name="train_20_note_20_1" style:data-style-name="N71"/>
    <style:style style:name="ce33" style:family="table-cell" style:parent-style-name="train_20_note_20_2" style:data-style-name="N71"/>
    <style:style style:name="ce34" style:family="table-cell" style:parent-style-name="train_20_info_20_1" style:data-style-name="N71"/>
    <style:style style:name="ce35" style:family="table-cell" style:parent-style-name="train_20_info_20_2" style:data-style-name="N71"/>
    <style:style style:name="ce36" style:family="table-cell" style:parent-style-name="train_20_toc" style:data-style-name="N71"/>
    <style:style style:name="ce18" style:family="table-cell" style:parent-style-name="train_20_green_20_light">
      <style:table-cell-properties style:cell-protect="none" style:print-content="true"/>
    </style:style>
    <style:style style:name="ce19" style:family="table-cell" style:parent-style-name="train_20_integer_20_2">
      <style:text-properties style:text-outline="false" style:text-line-through-style="none" style:text-line-through-type="none" fo:font-size="10pt" fo:language="en" fo:country="ZA" fo:font-style="normal" fo:text-shadow="none" style:text-underline-style="none" style:text-underline-mode="continuous" style:text-overline-mode="continuous" style:text-line-through-mode="continuous" style:font-size-asian="10pt" style:font-style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800080" style:text-outline="false" style:text-line-through-style="none" style:text-line-through-type="none" style:font-name="Gentium Book Basic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KR Regular" style:font-size-asian="10pt" style:language-asian="ko" style:country-asian="KR" style:font-style-asian="normal" style:font-weight-asian="normal" style:font-name-complex="Noto Sans Hebrew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train_20_tracks" style:data-style-name="N2"/>
    <style:style style:name="ce41" style:family="table-cell" style:parent-style-name="train_20_tracks">
      <style:table-cell-properties style:cell-protect="none" style:print-content="true"/>
    </style:style>
    <style:style style:name="ce42" style:family="table-cell" style:parent-style-name="Default">
      <style:text-properties style:font-name="Gentium Book Basic" style:font-name-asian="Unifont" style:font-name-complex="SBL BibLit"/>
    </style:style>
    <style:style style:name="ce43" style:family="table-cell" style:parent-style-name="Default">
      <style:text-properties fo:color="#800080" style:font-name="Gentium Book Basic" style:font-name-asian="Unifont" style:font-name-complex="SBL BibLit"/>
    </style:style>
    <style:style style:name="ce44" style:family="table-cell" style:parent-style-name="train_20_heading_20_2">
      <style:text-properties style:font-name="Gentium Book Basic" style:font-name-asian="Unifont" style:font-name-complex="SBL BibLit"/>
    </style:style>
  </office:automatic-styles>
  <office:body>
    <office:spreadsheet>
      <table:calculation-settings table:case-sensitive="false" table:precision-as-shown="true">
        <table:iteration table:status="enable"/>
      </table:calculation-settings>
      <table:table table:name="ReadMe" table:style-name="ta1">
        <office:forms form:automatic-focus="false" form:apply-design-mode="false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">
          <table:table-cell table:style-name="Heading" office:value-type="string" calcext:value-type="string">
            <text:p>YiJing</text:p>
          </table:table-cell>
          <table:table-cell table:style-name="Heading" office:value-type="string" calcext:value-type="string">
            <text:p>Calculations</text:p>
          </table:table-cell>
          <table:table-cell table:style-name="Heading"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opyright_20_info" office:value-type="string" calcext:value-type="string">
            <text:p>Copyright</text:p>
          </table:table-cell>
          <table:table-cell table:style-name="copyright_20_info" office:value-type="string" calcext:value-type="string">
            <text:p>2016 © Jonathon Blake , 2019 © Jonathon Blake 2023 © Jonathon Blake</text:p>
          </table:table-cell>
          <table:table-cell table:style-name="copyright_20_info"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table:style-name="copyright_20_info" office:value-type="string" calcext:value-type="string">
            <text:p>License:</text:p>
          </table:table-cell>
          <table:table-cell table:style-name="copyright_20_info" office:value-type="string" calcext:value-type="string">
            <text:p>CC-BY-SA 4.0 (International)</text:p>
          </table:table-cell>
          <table:table-cell table:style-name="copyright_20_info"/>
          <table:table-cell table:number-columns-repeated="4"/>
        </table:table-row>
        <table:table-row table:style-name="ro2">
          <table:table-cell table:style-name="copyright_20_info" office:value-type="string" calcext:value-type="string">
            <text:p>Version</text:p>
          </table:table-cell>
          <table:table-cell table:style-name="copyright_20_info" office:value-type="string" calcext:value-type="string">
            <text:p>0.0.4.20220530</text:p>
          </table:table-cell>
          <table:table-cell table:style-name="copyright_20_info"/>
          <table:table-cell table:number-columns-repeated="4"/>
        </table:table-row>
        <table:table-row table:style-name="ro2">
          <table:table-cell table:style-name="copyright_20_info" office:value-type="string" calcext:value-type="string">
            <text:p>Support</text:p>
          </table:table-cell>
          <table:table-cell table:style-name="copyright_20_info" office:value-type="string" calcext:value-type="string">
            <text:p>ODF_Templates@Groups.IO</text:p>
          </table:table-cell>
          <table:table-cell table:style-name="copyright_20_info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train_20_heading_20_1" office:value-type="string" calcext:value-type="string">
            <text:p>Worksheet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train_20_result_20_two" office:value-type="string" calcext:value-type="string">
            <text:p>ReadMe</text:p>
          </table:table-cell>
          <table:table-cell table:style-name="train_20_result_20_one" office:value-type="string" calcext:value-type="string">
            <text:p>This sheet describes how to use this workbook.</text:p>
          </table:table-cell>
          <table:table-cell table:style-name="train_20_result_20_one" table:number-columns-repeated="4"/>
          <table:table-cell/>
        </table:table-row>
        <table:table-row table:style-name="ro2">
          <table:table-cell table:style-name="train_20_result_20_two" office:value-type="string" calcext:value-type="string">
            <text:p>Data</text:p>
          </table:table-cell>
          <table:table-cell table:style-name="train_20_result_20_one" office:value-type="string" calcext:value-type="string">
            <text:p>This sheet is for casting the hexagram.</text:p>
          </table:table-cell>
          <table:table-cell table:style-name="train_20_result_20_one" table:number-columns-repeated="4"/>
          <table:table-cell/>
        </table:table-row>
        <table:table-row table:style-name="ro2">
          <table:table-cell table:style-name="train_20_result_20_two" office:value-type="string" calcext:value-type="string">
            <text:p>Report </text:p>
          </table:table-cell>
          <table:table-cell table:style-name="train_20_result_20_one" office:value-type="string" calcext:value-type="string">
            <text:p>This sheet displays the resulting YiJing Data</text:p>
          </table:table-cell>
          <table:table-cell table:style-name="train_20_result_20_one" table:number-columns-repeated="4"/>
          <table:table-cell/>
        </table:table-row>
        <table:table-row table:style-name="ro2">
          <table:table-cell table:style-name="train_20_result_20_two" office:value-type="string" calcext:value-type="string">
            <text:p>IQ</text:p>
          </table:table-cell>
          <table:table-cell table:style-name="train_20_result_20_one" office:value-type="string" calcext:value-type="string">
            <text:p>This sheet does all the calculations.</text:p>
          </table:table-cell>
          <table:table-cell table:number-columns-repeated="5"/>
        </table:table-row>
        <table:table-row table:style-name="ro2">
          <table:table-cell table:style-name="train_20_result_20_two"/>
          <table:table-cell table:style-name="Accent_20_3" office:value-type="string" calcext:value-type="string">
            <text:p>Do Not Touch The IQ Sheet</text:p>
          </table:table-cell>
          <table:table-cell table:style-name="Accent_20_3" office:value-type="string" calcext:value-type="string">
            <text:p>Unless you fully understand what the cell is doing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train_20_heading_20_2" office:value-type="string" calcext:value-type="string">
            <text:p>Cau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his worksheet abuses spreadsheet functionality, by utilizing it <text:s/>as a database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train_20_heading_20_2" office:value-type="string" calcext:value-type="string">
            <text:p>Dat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his sheet is for selecting how to cast the hexagram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ere are six options:</text:p>
          </table:table-cell>
          <table:table-cell table:number-columns-repeated="4"/>
          <table:table-cell table:style-name="train_20_result_20_two"/>
          <table:table-cell/>
        </table:table-row>
        <table:table-row table:style-name="ro2">
          <table:table-cell table:style-name="train_20_note_20_1" office:value-type="string" calcext:value-type="string">
            <text:p>50 Percent</text:p>
          </table:table-cell>
          <table:table-cell table:style-name="train_20_note_20_1" office:value-type="string" calcext:value-type="string">
            <text:p>Does not correlate with any of the standard ways of casting a hexagram.</text:p>
          </table:table-cell>
          <table:table-cell table:style-name="train_20_note_20_1" office:value-type="string" calcext:value-type="string">
            <text:p>Each line has a 50% chance of occurring.</text:p>
          </table:table-cell>
          <table:table-cell table:style-name="train_20_note_20_1"/>
          <table:table-cell table:style-name="train_20_note_20_1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16 Beads</text:p>
          </table:table-cell>
          <table:table-cell table:style-name="train_20_note_20_1" office:value-type="string" calcext:value-type="string">
            <text:p>Correlates with casting a hexagram using Yarrow Stalks.</text:p>
          </table:table-cell>
          <table:table-cell table:style-name="train_20_note_20_1" table:number-columns-repeated="3"/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6 Coins</text:p>
          </table:table-cell>
          <table:table-cell table:style-name="train_20_note_20_1" office:value-type="string" calcext:value-type="string">
            <text:p>Forces one moving line.</text:p>
          </table:table-cell>
          <table:table-cell table:style-name="train_20_note_20_1" table:number-columns-repeated="3"/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3 Coins</text:p>
          </table:table-cell>
          <table:table-cell table:style-name="train_20_note_20_1" office:value-type="string" calcext:value-type="string">
            <text:p>Correlates with the traditional Three Coin Toss</text:p>
          </table:table-cell>
          <table:table-cell table:style-name="train_20_note_20_1" table:number-columns-repeated="3"/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384 Wands</text:p>
          </table:table-cell>
          <table:table-cell table:style-name="train_20_note_20_1" office:value-type="string" calcext:value-type="string">
            <text:p>Correlates with the semi-traditional select only the moving line.</text:p>
          </table:table-cell>
          <table:table-cell table:style-name="train_20_note_20_1" table:number-columns-repeated="3"/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<text:s/></text:p>
          </table:table-cell>
          <table:table-cell table:style-name="train_20_note_20_1" table:number-columns-repeated="4"/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User Provided: Hexagram</text:p>
          </table:table-cell>
          <table:table-cell table:style-name="train_20_note_20_1" office:value-type="string" calcext:value-type="string">
            <text:p>User provides both the cast and moving hexagram.</text:p>
          </table:table-cell>
          <table:table-cell table:style-name="train_20_note_20_1" table:number-columns-repeated="3"/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User Provided: Lines (6,7,8,9)</text:p>
          </table:table-cell>
          <table:table-cell table:style-name="train_20_note_20_1" office:value-type="string" calcext:value-type="string">
            <text:p>User provides the lines for both the cast and moving hexagram.</text:p>
          </table:table-cell>
          <table:table-cell table:style-name="train_20_note_20_1" office:value-type="string" calcext:value-type="string">
            <text:p>Use when alternative methods are used to generate the cast hexagram.</text:p>
          </table:table-cell>
          <table:table-cell table:style-name="train_20_note_20_1" table:number-columns-repeated="2"/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User Provided: Lines (1,2)</text:p>
          </table:table-cell>
          <table:table-cell table:style-name="train_20_note_20_1" office:value-type="string" calcext:value-type="string">
            <text:p>User provides the lines for both the cast and moving hexagram.</text:p>
          </table:table-cell>
          <table:table-cell table:style-name="train_20_note_20_1" office:value-type="string" calcext:value-type="string">
            <text:p>Use when alternative methods are used to generate the cast hexagram.</text:p>
          </table:table-cell>
          <table:table-cell table:style-name="train_20_note_20_1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`</text:p>
          </table:table-cell>
          <table:table-cell table:number-columns-repeated="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train_20_heading_20_2" office:value-type="string" calcext:value-type="string">
            <text:p>Cau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train_20_red_20_light" office:value-type="string" calcext:value-type="string">
            <text:p>Four Pillars Hexagram Generation </text:p>
          </table:table-cell>
          <table:table-cell table:style-name="train_20_red_20_light" office:value-type="string" calcext:value-type="string">
            <text:p>is not currently implemented</text:p>
          </table:table-cell>
          <table:table-cell table:style-name="train_20_note_20_1" table:number-columns-repeated="3"/>
          <table:table-cell table:number-columns-repeated="2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train_20_heading_20_2" office:value-type="string" calcext:value-type="string">
            <text:p>Using the Worksheet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Write instructions here</text:p>
          </table:table-cell>
          <table:table-cell table:number-columns-repeated="6"/>
        </table:table-row>
        <table:table-row table:style-name="ro2" table:number-rows-repeated="10">
          <table:table-cell table:number-columns-repeated="7"/>
        </table:table-row>
        <table:table-row table:style-name="ro2">
          <table:table-cell table:style-name="train_20_heading_20_1" office:value-type="string" calcext:value-type="string">
            <text:p>Resources</text:p>
          </table:table-cell>
          <table:table-cell table:style-name="train_20_heading_20_1" table:number-columns-repeated="2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he following is a brief list of resources that the user is expected to have studied: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train_20_result_20_one" office:value-type="string" calcext:value-type="string">
            <text:p>Author</text:p>
          </table:table-cell>
          <table:table-cell table:style-name="train_20_result_20_one" office:value-type="string" calcext:value-type="string">
            <text:p>Year</text:p>
          </table:table-cell>
          <table:table-cell table:style-name="train_20_result_20_one" office:value-type="string" calcext:value-type="string">
            <text:p>Title</text:p>
          </table:table-cell>
          <table:table-cell table:style-name="train_20_result_20_one" office:value-type="string" calcext:value-type="string">
            <text:p>Place of Publication</text:p>
          </table:table-cell>
          <table:table-cell table:style-name="train_20_result_20_one" office:value-type="string" calcext:value-type="string">
            <text:p>Publisher</text:p>
          </table:table-cell>
          <table:table-cell table:style-name="train_20_result_20_one" office:value-type="string" calcext:value-type="string">
            <text:p>Language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train_20_heading_20_1" office:value-type="string" calcext:value-type="string">
            <text:p>Support</text:p>
          </table:table-cell>
          <table:table-cell table:style-name="train_20_heading_20_1" table:number-columns-repeated="2"/>
          <table:table-cell table:number-columns-repeated="4"/>
        </table:table-row>
        <table:table-row table:style-name="ro2">
          <table:table-cell table:style-name="train_20_heading_20_1" table:number-columns-repeated="3"/>
          <table:table-cell table:number-columns-repeated="4"/>
        </table:table-row>
        <table:table-row table:style-name="ro2">
          <table:table-cell table:style-name="train_20_info_20_1"/>
          <table:table-cell table:style-name="train_20_info_20_1" office:value-type="string" calcext:value-type="string">
            <text:p>For help, bugs, errors, and unexpected events, I can be contacted at the following:</text:p>
          </table:table-cell>
          <table:table-cell table:style-name="train_20_info_20_1"/>
          <table:table-cell table:number-columns-repeated="4"/>
        </table:table-row>
        <table:table-row table:style-name="ro2">
          <table:table-cell table:style-name="train_20_info_20_1" office:value-type="string" calcext:value-type="string">
            <text:p>email</text:p>
          </table:table-cell>
          <table:table-cell table:style-name="train_20_info_20_1" office:value-type="string" calcext:value-type="string">
            <text:p>ODF_Templates@groups.io</text:p>
          </table:table-cell>
          <table:table-cell table:style-name="train_20_info_20_1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train_20_heading_20_1" office:value-type="string" calcext:value-type="string">
            <text:p>Version History</text:p>
          </table:table-cell>
          <table:table-cell table:style-name="train_20_heading_20_1" table:number-columns-repeated="2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Version Number</text:p>
          </table:table-cell>
          <table:table-cell table:number-columns-repeated="4"/>
        </table:table-row>
        <table:table-row table:style-name="ro2">
          <table:table-cell table:style-name="trait_20_result_20_dates" office:value-type="date" office:date-value="2016-12-03" calcext:value-type="date">
            <text:p>2016-12-03</text:p>
          </table:table-cell>
          <table:table-cell table:style-name="train_20_info_20_1" office:value-type="string" calcext:value-type="string">
            <text:p>Created Spreadsheet</text:p>
          </table:table-cell>
          <table:table-cell table:style-name="train_20_info_20_1" office:value-type="string" calcext:value-type="string">
            <text:p>0.0.1</text:p>
          </table:table-cell>
          <table:table-cell table:number-columns-repeated="4"/>
        </table:table-row>
        <table:table-row table:style-name="ro2">
          <table:table-cell table:style-name="trait_20_result_20_dates" office:value-type="date" office:date-value="2018-03-26" calcext:value-type="date">
            <text:p>2018-03-26</text:p>
          </table:table-cell>
          <table:table-cell table:style-name="train_20_info_20_2" office:value-type="string" calcext:value-type="string">
            <text:p>Fixed some errors</text:p>
          </table:table-cell>
          <table:table-cell table:style-name="train_20_info_20_2" office:value-type="string" calcext:value-type="string">
            <text:p>0.0.2</text:p>
          </table:table-cell>
          <table:table-cell table:number-columns-repeated="4"/>
        </table:table-row>
        <table:table-row table:style-name="ro2">
          <table:table-cell table:style-name="trait_20_result_20_dates" office:value-type="date" office:date-value="2023-05-15" calcext:value-type="date">
            <text:p>2023-05-15</text:p>
          </table:table-cell>
          <table:table-cell table:style-name="train_20_info_20_1" office:value-type="string" calcext:value-type="string">
            <text:p>Changed presentation markup</text:p>
          </table:table-cell>
          <table:table-cell table:style-name="train_20_info_20_1" office:value-type="string" calcext:value-type="string">
            <text:p>0.0.3</text:p>
          </table:table-cell>
          <table:table-cell table:number-columns-repeated="4"/>
        </table:table-row>
        <table:table-row table:style-name="ro2">
          <table:table-cell table:style-name="trait_20_result_20_dates" office:value-type="date" office:date-value="2023-05-30" calcext:value-type="date">
            <text:p>2023-05-30</text:p>
          </table:table-cell>
          <table:table-cell table:style-name="train_20_info_20_2" office:value-type="string" calcext:value-type="string">
            <text:p>Added Interpretation Hints</text:p>
          </table:table-cell>
          <table:table-cell table:style-name="train_20_info_20_2" office:value-type="string" calcext:value-type="string">
            <text:p>0.0.4</text:p>
          </table:table-cell>
          <table:table-cell table:number-columns-repeated="4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style-name="train_20_heading_20_1" office:value-type="string" calcext:value-type="string">
            <text:p>Cell Styles</text:p>
          </table:table-cell>
          <table:table-cell table:style-name="train_20_heading_20_1" office:value-type="string" calcext:value-type="string">
            <text:p>How numbers are displayed</text:p>
          </table:table-cell>
          <table:table-cell table:style-name="train_20_heading_20_1" office:value-type="string" calcext:value-type="string">
            <text:p>How dates are displayed</text:p>
          </table:table-cell>
          <table:table-cell table:number-columns-repeated="4"/>
        </table:table-row>
        <table:table-row table:style-name="ro2">
          <table:table-cell table:style-name="trait" office:value-type="string" calcext:value-type="string">
            <text:p>trait</text:p>
          </table:table-cell>
          <table:table-cell table:number-columns-repeated="2" table:style-name="trait" office:value-type="float" office:value="12.3" calcext:value-type="float">
            <text:p>12,30</text:p>
          </table:table-cell>
          <table:table-cell table:number-columns-repeated="4"/>
        </table:table-row>
        <table:table-row table:style-name="ro2">
          <table:table-cell table:style-name="trait_20_blue" office:value-type="string" calcext:value-type="string">
            <text:p>trait blue</text:p>
          </table:table-cell>
          <table:table-cell table:number-columns-repeated="2" table:style-name="trait_20_blue" office:value-type="float" office:value="12.3" calcext:value-type="float">
            <text:p>12,30</text:p>
          </table:table-cell>
          <table:table-cell table:number-columns-repeated="4"/>
        </table:table-row>
        <table:table-row table:style-name="ro2">
          <table:table-cell table:style-name="trait-can-change" office:value-type="string" calcext:value-type="string">
            <text:p>Trait Can Change</text:p>
          </table:table-cell>
          <table:table-cell table:number-columns-repeated="2" table:style-name="trait-can-change" office:value-type="float" office:value="12.3" calcext:value-type="float">
            <text:p>12,30</text:p>
          </table:table-cell>
          <table:table-cell table:number-columns-repeated="4"/>
        </table:table-row>
        <table:table-row table:style-name="ro2">
          <table:table-cell table:style-name="trait_20_description" office:value-type="string" calcext:value-type="string">
            <text:p>trait description</text:p>
          </table:table-cell>
          <table:table-cell table:number-columns-repeated="2" table:style-name="trait_20_description" office:value-type="float" office:value="12.3" calcext:value-type="float">
            <text:p>12,30</text:p>
          </table:table-cell>
          <table:table-cell table:number-columns-repeated="4"/>
        </table:table-row>
        <table:table-row table:style-name="ro2">
          <table:table-cell table:style-name="trait_20_orange" office:value-type="string" calcext:value-type="string">
            <text:p>trait orange</text:p>
          </table:table-cell>
          <table:table-cell table:number-columns-repeated="2" table:style-name="trait_20_orange" office:value-type="float" office:value="12.3" calcext:value-type="float">
            <text:p>12,30</text:p>
          </table:table-cell>
          <table:table-cell table:number-columns-repeated="4"/>
        </table:table-row>
        <table:table-row table:style-name="ro2">
          <table:table-cell table:style-name="trait_20_purple" office:value-type="string" calcext:value-type="string">
            <text:p>trait purple</text:p>
          </table:table-cell>
          <table:table-cell table:number-columns-repeated="2" table:style-name="trait_20_purple" office:value-type="float" office:value="12.3" calcext:value-type="float">
            <text:p>12,30</text:p>
          </table:table-cell>
          <table:table-cell table:number-columns-repeated="4"/>
        </table:table-row>
        <table:table-row table:style-name="ro2">
          <table:table-cell table:style-name="trait_20_result_20_dates" office:value-type="string" calcext:value-type="string">
            <text:p>trait result dates</text:p>
          </table:table-cell>
          <table:table-cell table:style-name="ce23" office:value-type="float" office:value="12.3" calcext:value-type="float">
            <text:p>12,3</text:p>
          </table:table-cell>
          <table:table-cell table:style-name="trait_20_result_20_dates" office:value-type="date" office:date-value="1900-01-11T07:12:00" calcext:value-type="date">
            <text:p>1900-01-11</text:p>
          </table:table-cell>
          <table:table-cell table:number-columns-repeated="4"/>
        </table:table-row>
        <table:table-row table:style-name="ro2">
          <table:table-cell table:style-name="trait_20_statistics" office:value-type="string" calcext:value-type="string">
            <text:p>trait statistics</text:p>
          </table:table-cell>
          <table:table-cell table:number-columns-repeated="2" table:style-name="trait_20_statistics" office:value-type="float" office:value="12.3" calcext:value-type="float">
            <text:p>12,30</text:p>
          </table:table-cell>
          <table:table-cell table:number-columns-repeated="4"/>
        </table:table-row>
        <table:table-row table:style-name="ro2">
          <table:table-cell table:style-name="trait_20_yellow" office:value-type="string" calcext:value-type="string">
            <text:p>trait yellow</text:p>
          </table:table-cell>
          <table:table-cell table:style-name="trait_20_yellow" office:value-type="string" calcext:value-type="string">
            <text:p>12,30</text:p>
          </table:table-cell>
          <table:table-cell table:style-name="trait_20_yellow" office:value-type="float" office:value="12.3" calcext:value-type="float">
            <text:p>12</text:p>
          </table:table-cell>
          <table:table-cell table:number-columns-repeated="4"/>
        </table:table-row>
        <table:table-row table:style-name="ro2">
          <table:table-cell table:style-name="trait-must-change" office:value-type="string" calcext:value-type="string">
            <text:p>Trait-Must-Change</text:p>
          </table:table-cell>
          <table:table-cell table:number-columns-repeated="2" table:style-name="trait-must-change" office:value-type="float" office:value="12.3" calcext:value-type="float">
            <text:p>12,30</text:p>
          </table:table-cell>
          <table:table-cell table:number-columns-repeated="4"/>
        </table:table-row>
        <table:table-row table:style-name="ro2">
          <table:table-cell/>
          <table:table-cell table:style-name="train_20_tracks"/>
          <table:table-cell table:style-name="ce24"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train_20_tracks" table:number-columns-repeated="2"/>
          <table:table-cell table:number-columns-repeated="4"/>
        </table:table-row>
        <table:table-row table:style-name="ro2">
          <table:table-cell table:style-name="train_20_tracks" office:value-type="string" calcext:value-type="string">
            <text:p>train tracks</text:p>
          </table:table-cell>
          <table:table-cell table:style-name="train_20_tracks" office:value-type="float" office:value="12.3" calcext:value-type="float">
            <text:p>12,3</text:p>
          </table:table-cell>
          <table:table-cell table:style-name="ce24" office:value-type="date" office:date-value="1900-01-11T07:12:00" calcext:value-type="date">
            <text:p>1900-01-11 07:12:00</text:p>
          </table:table-cell>
          <table:table-cell table:number-columns-repeated="4"/>
        </table:table-row>
        <table:table-row table:style-name="ro2">
          <table:table-cell table:style-name="copyright_20_info" office:value-type="string" calcext:value-type="string">
            <text:p>copyright info</text:p>
          </table:table-cell>
          <table:table-cell table:number-columns-repeated="2" table:style-name="copyright_20_info" office:value-type="date" office:date-value="1900-01-11T07:12:00" calcext:value-type="date">
            <text:p>1900-01-11 07:12:00</text:p>
          </table:table-cell>
          <table:table-cell table:number-columns-repeated="4"/>
        </table:table-row>
        <table:table-row table:style-name="ro2">
          <table:table-cell table:style-name="train_20_green_20_light" office:value-type="string" calcext:value-type="string">
            <text:p>train green light</text:p>
          </table:table-cell>
          <table:table-cell table:style-name="train_20_green_20_light" office:value-type="float" office:value="12.3" calcext:value-type="float">
            <text:p>12,3</text:p>
          </table:table-cell>
          <table:table-cell table:style-name="ce25" office:value-type="date" office:date-value="1900-01-11T07:12:00" calcext:value-type="date">
            <text:p>1900-01-11 07:12:00</text:p>
          </table:table-cell>
          <table:table-cell table:number-columns-repeated="4"/>
        </table:table-row>
        <table:table-row table:style-name="ro2">
          <table:table-cell table:style-name="train_20_amber_20_light" office:value-type="string" calcext:value-type="string">
            <text:p>train amber light</text:p>
          </table:table-cell>
          <table:table-cell table:style-name="train_20_amber_20_light" office:value-type="float" office:value="12.3" calcext:value-type="float">
            <text:p>12,3</text:p>
          </table:table-cell>
          <table:table-cell table:style-name="ce26" office:value-type="date" office:date-value="1900-01-11T07:12:00" calcext:value-type="date">
            <text:p>1900-01-11 07:12:00</text:p>
          </table:table-cell>
          <table:table-cell table:number-columns-repeated="4"/>
        </table:table-row>
        <table:table-row table:style-name="ro2">
          <table:table-cell table:style-name="train_20_red_20_light" office:value-type="string" calcext:value-type="string">
            <text:p>train red light</text:p>
          </table:table-cell>
          <table:table-cell table:style-name="train_20_red_20_light" office:value-type="float" office:value="12.3" calcext:value-type="float">
            <text:p>12,3</text:p>
          </table:table-cell>
          <table:table-cell table:style-name="ce27" office:value-type="date" office:date-value="1900-01-11T07:12:00" calcext:value-type="date">
            <text:p>1900-01-11 07:12:00</text:p>
          </table:table-cell>
          <table:table-cell table:number-columns-repeated="4"/>
        </table:table-row>
        <table:table-row table:style-name="ro2">
          <table:table-cell table:style-name="train_20_blue_20_light" office:value-type="string" calcext:value-type="string">
            <text:p>train blue light</text:p>
          </table:table-cell>
          <table:table-cell table:style-name="train_20_blue_20_light" office:value-type="float" office:value="12.3" calcext:value-type="float">
            <text:p>12,3</text:p>
          </table:table-cell>
          <table:table-cell table:style-name="ce28" office:value-type="date" office:date-value="1900-01-11T07:12:00" calcext:value-type="date">
            <text:p>1900-01-11 07:12:00</text:p>
          </table:table-cell>
          <table:table-cell table:number-columns-repeated="4"/>
        </table:table-row>
        <table:table-row table:style-name="ro2">
          <table:table-cell table:style-name="train_20_blank_20_cell" office:value-type="string" calcext:value-type="string">
            <text:p>train blank cell</text:p>
          </table:table-cell>
          <table:table-cell table:style-name="train_20_blank_20_cell" office:value-type="float" office:value="12.3" calcext:value-type="float">
            <text:p>12,3</text:p>
          </table:table-cell>
          <table:table-cell table:style-name="ce29" office:value-type="date" office:date-value="1900-01-11T07:12:00" calcext:value-type="date">
            <text:p>1900-01-11 07:12:00</text:p>
          </table:table-cell>
          <table:table-cell table:number-columns-repeated="4"/>
        </table:table-row>
        <table:table-row table:style-name="ro2">
          <table:table-cell table:style-name="train_20_heading_20_1" office:value-type="string" calcext:value-type="string">
            <text:p>train heading 1</text:p>
          </table:table-cell>
          <table:table-cell table:style-name="train_20_heading_20_1" office:value-type="float" office:value="12.3" calcext:value-type="float">
            <text:p>12,3</text:p>
          </table:table-cell>
          <table:table-cell table:style-name="ce30" office:value-type="date" office:date-value="1900-01-11T07:12:00" calcext:value-type="date">
            <text:p>1900-01-11 07:12:00</text:p>
          </table:table-cell>
          <table:table-cell table:number-columns-repeated="4"/>
        </table:table-row>
        <table:table-row table:style-name="ro2">
          <table:table-cell table:style-name="train_20_heading_20_2" office:value-type="string" calcext:value-type="string">
            <text:p>train heading 2</text:p>
          </table:table-cell>
          <table:table-cell table:style-name="train_20_heading_20_2" office:value-type="float" office:value="12.3" calcext:value-type="float">
            <text:p>12,3</text:p>
          </table:table-cell>
          <table:table-cell table:style-name="ce31" office:value-type="date" office:date-value="1900-01-11T07:12:00" calcext:value-type="date">
            <text:p>1900-01-11 07:12:00</text:p>
          </table:table-cell>
          <table:table-cell table:number-columns-repeated="4"/>
        </table:table-row>
        <table:table-row table:style-name="ro2">
          <table:table-cell table:style-name="train_20_note_20_1" office:value-type="string" calcext:value-type="string">
            <text:p>train note 1</text:p>
          </table:table-cell>
          <table:table-cell table:style-name="train_20_note_20_1" office:value-type="float" office:value="12.3" calcext:value-type="float">
            <text:p>12,3</text:p>
          </table:table-cell>
          <table:table-cell table:style-name="ce32" office:value-type="date" office:date-value="1900-01-11T07:12:00" calcext:value-type="date">
            <text:p>1900-01-11 07:12:00</text:p>
          </table:table-cell>
          <table:table-cell table:number-columns-repeated="4"/>
        </table:table-row>
        <table:table-row table:style-name="ro2">
          <table:table-cell table:style-name="train_20_note_20_2" office:value-type="string" calcext:value-type="string">
            <text:p>train note 2</text:p>
          </table:table-cell>
          <table:table-cell table:style-name="train_20_note_20_2" office:value-type="float" office:value="12.3" calcext:value-type="float">
            <text:p>12,3</text:p>
          </table:table-cell>
          <table:table-cell table:style-name="ce33" office:value-type="date" office:date-value="1900-01-11T07:12:00" calcext:value-type="date">
            <text:p>1900-01-11 07:12:00</text:p>
          </table:table-cell>
          <table:table-cell table:number-columns-repeated="4"/>
        </table:table-row>
        <table:table-row table:style-name="ro2">
          <table:table-cell table:style-name="train_20_info_20_1" office:value-type="string" calcext:value-type="string">
            <text:p>train info 1</text:p>
          </table:table-cell>
          <table:table-cell table:style-name="train_20_info_20_1" office:value-type="float" office:value="12.3" calcext:value-type="float">
            <text:p>12,3</text:p>
          </table:table-cell>
          <table:table-cell table:style-name="ce34" office:value-type="date" office:date-value="1900-01-11T07:12:00" calcext:value-type="date">
            <text:p>1900-01-11 07:12:00</text:p>
          </table:table-cell>
          <table:table-cell table:number-columns-repeated="4"/>
        </table:table-row>
        <table:table-row table:style-name="ro2">
          <table:table-cell table:style-name="train_20_info_20_2" office:value-type="string" calcext:value-type="string">
            <text:p>train info 2</text:p>
          </table:table-cell>
          <table:table-cell table:style-name="train_20_info_20_2" office:value-type="float" office:value="12.3" calcext:value-type="float">
            <text:p>12,3</text:p>
          </table:table-cell>
          <table:table-cell table:style-name="ce35" office:value-type="date" office:date-value="1900-01-11T07:12:00" calcext:value-type="date">
            <text:p>1900-01-11 07:12:00</text:p>
          </table:table-cell>
          <table:table-cell table:number-columns-repeated="4"/>
        </table:table-row>
        <table:table-row table:style-name="ro2">
          <table:table-cell table:style-name="train_20_integer" office:value-type="string" calcext:value-type="string">
            <text:p>train integer</text:p>
          </table:table-cell>
          <table:table-cell table:number-columns-repeated="2" table:style-name="train_20_integer" office:value-type="float" office:value="12.3" calcext:value-type="float">
            <text:p>12</text:p>
          </table:table-cell>
          <table:table-cell table:number-columns-repeated="4"/>
        </table:table-row>
        <table:table-row table:style-name="ro2">
          <table:table-cell table:style-name="train_20_integer_20_2" office:value-type="string" calcext:value-type="string">
            <text:p>train integer 2</text:p>
          </table:table-cell>
          <table:table-cell table:number-columns-repeated="2" table:style-name="train_20_integer_20_2" office:value-type="float" office:value="12.3" calcext:value-type="float">
            <text:p>12</text:p>
          </table:table-cell>
          <table:table-cell table:number-columns-repeated="4"/>
        </table:table-row>
        <table:table-row table:style-name="ro2">
          <table:table-cell table:style-name="train_20_real_20_number" office:value-type="string" calcext:value-type="string">
            <text:p>train real number</text:p>
          </table:table-cell>
          <table:table-cell table:number-columns-repeated="2" table:style-name="train_20_real_20_number" office:value-type="float" office:value="12.3" calcext:value-type="float">
            <text:p>12,30</text:p>
          </table:table-cell>
          <table:table-cell table:number-columns-repeated="4"/>
        </table:table-row>
        <table:table-row table:style-name="ro2">
          <table:table-cell table:style-name="train_20_result_20_one" office:value-type="string" calcext:value-type="string">
            <text:p>train result one</text:p>
          </table:table-cell>
          <table:table-cell table:number-columns-repeated="2" table:style-name="train_20_result_20_one" office:value-type="float" office:value="12.3" calcext:value-type="float">
            <text:p>12</text:p>
          </table:table-cell>
          <table:table-cell table:number-columns-repeated="4"/>
        </table:table-row>
        <table:table-row table:style-name="ro2">
          <table:table-cell table:style-name="train_20_result_20_two" office:value-type="string" calcext:value-type="string">
            <text:p>train result two</text:p>
          </table:table-cell>
          <table:table-cell table:number-columns-repeated="2" table:style-name="train_20_result_20_two" office:value-type="float" office:value="12.3" calcext:value-type="float">
            <text:p>12</text:p>
          </table:table-cell>
          <table:table-cell table:number-columns-repeated="4"/>
        </table:table-row>
        <table:table-row table:style-name="ro2">
          <table:table-cell table:style-name="train_20_toc" office:value-type="string" calcext:value-type="string">
            <text:p>train toc</text:p>
          </table:table-cell>
          <table:table-cell table:style-name="train_20_toc" office:value-type="float" office:value="12.3" calcext:value-type="float">
            <text:p>12,3</text:p>
          </table:table-cell>
          <table:table-cell table:style-name="ce36" office:value-type="date" office:date-value="1900-01-11T07:12:00" calcext:value-type="date">
            <text:p>1900-01-11 07:12: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Data" table:style-name="ta1">
        <office:forms form:automatic-focus="false" form:apply-design-mode="false"/>
        <table:table-column table:style-name="co9" table:default-cell-style-name="train_20_heading_20_2"/>
        <table:table-column table:style-name="co10" table:default-cell-style-name="trait-can-change"/>
        <table:table-column table:style-name="co11" table:default-cell-style-name="train_20_red_20_light"/>
        <table:table-column table:style-name="co12" table:default-cell-style-name="trait-do-not-change"/>
        <table:table-column table:style-name="co13" table:default-cell-style-name="trait-do-not-change"/>
        <table:table-column table:style-name="co8" table:default-cell-style-name="Default"/>
        <table:table-row table:style-name="ro1">
          <table:table-cell table:style-name="Heading" office:value-type="string" calcext:value-type="string">
            <text:p>Data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Heading"/>
          <table:table-cell table:style-name="Default" table:number-columns-repeated="4"/>
          <table:table-cell/>
        </table:table-row>
        <table:table-row table:style-name="ro2">
          <table:table-cell table:style-name="train_20_tracks" office:value-type="string" calcext:value-type="string">
            <text:p>Method to Generate The Hexagrams.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2">
          <table:table-cell table:style-name="train_20_heading_20_1" office:value-type="string" calcext:value-type="string">
            <text:p><text:s/></text:p>
          </table:table-cell>
          <table:table-cell table:style-name="train_20_heading_20_1" office:value-type="string" calcext:value-type="string">
            <text:p>Use “Y” or “N”</text:p>
          </table:table-cell>
          <table:table-cell table:style-name="train_20_tracks" table:formula="of:=IF([.D5]&lt;1;&quot;Too Many Nos&quot;;IF(ISEVEN([.D5]);&quot;Too Many Yes&quot;;IF([.D5]&gt;21;&quot;Invalid Answers&quot;;&quot;OK&quot;)))" office:value-type="string" office:string-value="OK" calcext:value-type="string">
            <text:p>OK</text:p>
          </table:table-cell>
          <table:table-cell table:formula="of:=SUM([.C6:.C17])" office:value-type="float" office:value="13" calcext:value-type="float">
            <text:p>13,00</text:p>
          </table:table-cell>
          <table:table-cell table:number-columns-repeated="2"/>
        </table:table-row>
        <table:table-row table:style-name="ro2">
          <table:table-cell table:style-name="train_20_heading_20_1" office:value-type="string" calcext:value-type="string">
            <text:p>50 Percent</text:p>
          </table:table-cell>
          <table:table-cell office:value-type="string" calcext:value-type="string">
            <text:p>n</text:p>
          </table:table-cell>
          <table:table-cell table:formula="of:=IF([.B6]=&quot;Y&quot;;1;IF([.B6]=&quot;y&quot;;1;0))" office:value-type="float" office:value="0" calcext:value-type="float">
            <text:p>0</text:p>
          </table:table-cell>
          <table:table-cell table:formula="of:=[.C6]" office:value-type="float" office:value="0" calcext:value-type="float">
            <text:p>0,00</text:p>
          </table:table-cell>
          <table:table-cell table:formula="of:=IF([.C6]&lt;1;&quot; &quot;;IF([.C6]&gt;0;&quot;Selec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table:style-name="train_20_heading_20_1" office:value-type="string" calcext:value-type="string">
            <text:p>16 Beads</text:p>
          </table:table-cell>
          <table:table-cell office:value-type="string" calcext:value-type="string">
            <text:p>n</text:p>
          </table:table-cell>
          <table:table-cell table:formula="of:=IF([.B7]=&quot;Y&quot;;3;IF([.B7]=&quot;y&quot;;3;0))" office:value-type="float" office:value="0" calcext:value-type="float">
            <text:p>0</text:p>
          </table:table-cell>
          <table:table-cell table:formula="of:=[.C7]" office:value-type="float" office:value="0" calcext:value-type="float">
            <text:p>0,00</text:p>
          </table:table-cell>
          <table:table-cell table:formula="of:=IF([.C7]&lt;1;&quot; &quot;;IF([.C7]&gt;1;&quot;Selec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table:style-name="train_20_heading_20_1" office:value-type="string" calcext:value-type="string">
            <text:p>6 Coins</text:p>
          </table:table-cell>
          <table:table-cell office:value-type="string" calcext:value-type="string">
            <text:p>n</text:p>
          </table:table-cell>
          <table:table-cell table:formula="of:=IF([.B8]=&quot;Y&quot;;5;IF([.B8]=&quot;y&quot;;5;0))" office:value-type="float" office:value="0" calcext:value-type="float">
            <text:p>0</text:p>
          </table:table-cell>
          <table:table-cell table:formula="of:=[.C8]" office:value-type="float" office:value="0" calcext:value-type="float">
            <text:p>0,00</text:p>
          </table:table-cell>
          <table:table-cell table:formula="of:=IF([.C8]&lt;1;&quot; &quot;;IF([.C8]&gt;1;&quot;Selec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table:style-name="train_20_heading_20_1" office:value-type="string" calcext:value-type="string">
            <text:p>3 Coins</text:p>
          </table:table-cell>
          <table:table-cell office:value-type="string" calcext:value-type="string">
            <text:p>n</text:p>
          </table:table-cell>
          <table:table-cell table:formula="of:=IF([.B9]=&quot;Y&quot;;7;IF([.B9]=&quot;y&quot;;7;0))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,00</text:p>
          </table:table-cell>
          <table:table-cell table:formula="of:=IF([.C9]&lt;1;&quot; &quot;;IF([.C9]&gt;1;&quot;Selec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table:style-name="train_20_heading_20_1" office:value-type="string" calcext:value-type="string">
            <text:p>384 Wands</text:p>
          </table:table-cell>
          <table:table-cell office:value-type="string" calcext:value-type="string">
            <text:p>n</text:p>
          </table:table-cell>
          <table:table-cell table:formula="of:=IF([.B10]=&quot;Y&quot;;9;IF([.B10]=&quot;y&quot;;9;0))" office:value-type="float" office:value="0" calcext:value-type="float">
            <text:p>0</text:p>
          </table:table-cell>
          <table:table-cell table:formula="of:=[.C10]" office:value-type="float" office:value="0" calcext:value-type="float">
            <text:p>0,00</text:p>
          </table:table-cell>
          <table:table-cell table:formula="of:=IF([.C10]&lt;1;&quot; &quot;;IF([.C10]&gt;1;&quot;Selec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Not Implemented # 4</text:p>
          </table:table-cell>
          <table:table-cell office:value-type="string" calcext:value-type="string">
            <text:p>n</text:p>
          </table:table-cell>
          <table:table-cell table:formula="of:=IF([.B11]=&quot;Y&quot;;11;IF([.B11]=&quot;y&quot;;11;0))" office:value-type="float" office:value="0" calcext:value-type="float">
            <text:p>0</text:p>
          </table:table-cell>
          <table:table-cell table:formula="of:=[.C11]" office:value-type="float" office:value="0" calcext:value-type="float">
            <text:p>0,00</text:p>
          </table:table-cell>
          <table:table-cell table:formula="of:=IF([.C11]&lt;1;&quot; &quot;;IF([.C11]&gt;1;&quot;Not Implemen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table:style-name="train_20_heading_20_1" office:value-type="string" calcext:value-type="string">
            <text:p>User Provided: <text:s text:c="2"/></text:p>
          </table:table-cell>
          <table:table-cell office:value-type="string" calcext:value-type="string">
            <text:p>n</text:p>
          </table:table-cell>
          <table:table-cell table:formula="of:=IF([.B12]=&quot;Y&quot;;101;IF([.B12]=&quot;y&quot;;101;0))" office:value-type="float" office:value="0" calcext:value-type="float">
            <text:p>0</text:p>
          </table:table-cell>
          <table:table-cell table:formula="of:=[.C12]" office:value-type="float" office:value="0" calcext:value-type="float">
            <text:p>0,00</text:p>
          </table:table-cell>
          <table:table-cell table:formula="of:=IF([.C12]&lt;1;&quot; &quot;;IF([.C12]&gt;1;&quot;Not Implemented&quot;))" office:value-type="string" office:string-value=" " calcext:value-type="string">
            <text:p><text:s/></text:p>
          </table:table-cell>
          <table:table-cell office:value-type="string" calcext:value-type="string">
            <text:p>`</text:p>
          </table:table-cell>
        </table:table-row>
        <table:table-row table:style-name="ro2">
          <table:table-cell table:style-name="train_20_tracks" office:value-type="string" calcext:value-type="string">
            <text:p>Hexagram</text:p>
          </table:table-cell>
          <table:table-cell office:value-type="string" calcext:value-type="string">
            <text:p>y</text:p>
          </table:table-cell>
          <table:table-cell table:formula="of:=IF([.B13]=&quot;Y&quot;;13;IF([.B13]=&quot;y&quot;;13;0))" office:value-type="float" office:value="13" calcext:value-type="float">
            <text:p>13</text:p>
          </table:table-cell>
          <table:table-cell table:formula="of:=[.C13]" office:value-type="float" office:value="13" calcext:value-type="float">
            <text:p>13,00</text:p>
          </table:table-cell>
          <table:table-cell table:formula="of:=IF([.C13]&lt;1;&quot; &quot;;IF([.C13]&gt;1;&quot;Selected&quot;))" office:value-type="string" office:string-value="Selected" calcext:value-type="string">
            <text:p>Selected</text:p>
          </table:table-cell>
          <table:table-cell/>
        </table:table-row>
        <table:table-row table:style-name="ro2">
          <table:table-cell table:style-name="train_20_tracks" office:value-type="string" calcext:value-type="string">
            <text:p>Lines (6,7,8,9)</text:p>
          </table:table-cell>
          <table:table-cell office:value-type="string" calcext:value-type="string">
            <text:p>n</text:p>
          </table:table-cell>
          <table:table-cell table:formula="of:=IF([.B14]=&quot;Y&quot;;15;IF([.B14]=&quot;y&quot;;15;0))" office:value-type="float" office:value="0" calcext:value-type="float">
            <text:p>0</text:p>
          </table:table-cell>
          <table:table-cell table:formula="of:=[.C14]" office:value-type="float" office:value="0" calcext:value-type="float">
            <text:p>0,00</text:p>
          </table:table-cell>
          <table:table-cell table:formula="of:=IF([.C14]&lt;1;&quot; &quot;;IF([.C14]&gt;1;&quot;Selec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table:style-name="train_20_tracks" office:value-type="string" calcext:value-type="string">
            <text:p>Lines (1,2)</text:p>
          </table:table-cell>
          <table:table-cell office:value-type="string" calcext:value-type="string">
            <text:p>n</text:p>
          </table:table-cell>
          <table:table-cell table:formula="of:=IF([.B15]=&quot;Y&quot;;17;IF([.B15]=&quot;y&quot;;17;0))" office:value-type="float" office:value="0" calcext:value-type="float">
            <text:p>0</text:p>
          </table:table-cell>
          <table:table-cell table:formula="of:=[.C15]" office:value-type="float" office:value="0" calcext:value-type="float">
            <text:p>0,00</text:p>
          </table:table-cell>
          <table:table-cell table:formula="of:=IF([.C15]&lt;1;&quot; &quot;;IF([.C15]&gt;1;&quot;Selec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Four Pillars</text:p>
          </table:table-cell>
          <table:table-cell office:value-type="string" calcext:value-type="string">
            <text:p>n</text:p>
          </table:table-cell>
          <table:table-cell table:formula="of:=IF([.B16]=&quot;Y&quot;;21;IF([.B16]=&quot;y&quot;;21;0))"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,00</text:p>
          </table:table-cell>
          <table:table-cell table:formula="of:=IF([.C16]&lt;1;&quot; &quot;;IF([.C16]&gt;1;&quot;Not Implemen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Not Implemented # 2</text:p>
          </table:table-cell>
          <table:table-cell office:value-type="string" calcext:value-type="string">
            <text:p>n</text:p>
          </table:table-cell>
          <table:table-cell table:formula="of:=IF([.B17]=&quot;Y&quot;;23;IF([.B17]=&quot;y&quot;;23;0))" office:value-type="float" office:value="0" calcext:value-type="float">
            <text:p>0</text:p>
          </table:table-cell>
          <table:table-cell table:formula="of:=[.C17]" office:value-type="float" office:value="0" calcext:value-type="float">
            <text:p>0,00</text:p>
          </table:table-cell>
          <table:table-cell table:formula="of:=IF([.C17]&lt;1;&quot; &quot;;IF([.C17]&gt;1;&quot;Not Implemen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Not Implemented # 1</text:p>
          </table:table-cell>
          <table:table-cell office:value-type="string" calcext:value-type="string">
            <text:p>n</text:p>
          </table:table-cell>
          <table:table-cell table:formula="of:=IF([.B18]=&quot;Y&quot;;25;IF([.B18]=&quot;y&quot;;25;0))" office:value-type="float" office:value="0" calcext:value-type="float">
            <text:p>0</text:p>
          </table:table-cell>
          <table:table-cell table:formula="of:=[.C18]" office:value-type="float" office:value="0" calcext:value-type="float">
            <text:p>0,00</text:p>
          </table:table-cell>
          <table:table-cell table:formula="of:=IF([.C18]&lt;1;&quot; &quot;;IF([.C18]&gt;1;&quot;Not Implemen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style-name="train_20_tracks" office:value-type="string" calcext:value-type="string">
            <text:p>Hexagram</text:p>
          </table:table-cell>
          <table:table-cell table:style-name="train_20_tracks" office:value-type="string" calcext:value-type="string">
            <text:p>Use Numbers</text:p>
          </table:table-cell>
          <table:table-cell table:style-name="train_20_tracks" office:value-type="string" calcext:value-type="string">
            <text:p>Between 1 </text:p>
          </table:table-cell>
          <table:table-cell office:value-type="string" calcext:value-type="string">
            <text:p>And 64</text:p>
          </table:table-cell>
          <table:table-cell office:value-type="string" calcext:value-type="string">
            <text:p>inclusive.</text:p>
          </table:table-cell>
          <table:table-cell/>
        </table:table-row>
        <table:table-row table:style-name="ro2">
          <table:table-cell office:value-type="string" calcext:value-type="string">
            <text:p>Cast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<text:s/></text:p>
          </table:table-cell>
          <table:table-cell table:formula="of:=IF([.B21]&lt;1;&quot;Too Low&quot;;IF([.B21]&gt;64;&quot;Too High&quot;;&quot;OK&quot;))" office:value-type="string" office:string-value="OK" calcext:value-type="string">
            <text:p>OK</text:p>
          </table:table-cell>
          <table:table-cell table:formula="of:=VLOOKUP([.B21];[IQ.C57:.D120];2)" office:value-type="string" office:string-value="䷁" calcext:value-type="string">
            <text:p>䷁</text:p>
          </table:table-cell>
          <table:table-cell/>
        </table:table-row>
        <table:table-row table:style-name="ro2">
          <table:table-cell office:value-type="string" calcext:value-type="string">
            <text:p>Moving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<text:s/></text:p>
          </table:table-cell>
          <table:table-cell table:formula="of:=IF([.B22]&lt;1;&quot;Too Low&quot;;IF([.B22]&gt;64;&quot;Too High&quot;;&quot;OK&quot;))" office:value-type="string" office:string-value="OK" calcext:value-type="string">
            <text:p>OK</text:p>
          </table:table-cell>
          <table:table-cell table:formula="of:=VLOOKUP([.B22];[IQ.C57:.D120];2)" office:value-type="string" office:string-value="䷁" calcext:value-type="string">
            <text:p>䷁</text:p>
          </table:table-cell>
          <table:table-cell/>
        </table:table-row>
        <table:table-row table:style-name="ro2">
          <table:table-cell table:style-name="Default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style-name="train_20_tracks" office:value-type="string" calcext:value-type="string">
            <text:p>Lines (6,7,8,9)</text:p>
          </table:table-cell>
          <table:table-cell table:style-name="train_20_tracks" office:value-type="string" calcext:value-type="string">
            <text:p>Use Numbers</text:p>
          </table:table-cell>
          <table:table-cell table:style-name="train_20_tracks" office:value-type="string" calcext:value-type="string">
            <text:p>Between 6 </text:p>
          </table:table-cell>
          <table:table-cell office:value-type="string" calcext:value-type="string">
            <text:p>And 9</text:p>
          </table:table-cell>
          <table:table-cell office:value-type="string" calcext:value-type="string">
            <text:p>inclusive.</text:p>
          </table:table-cell>
          <table:table-cell/>
        </table:table-row>
        <table:table-row table:style-name="ro2">
          <table:table-cell office:value-type="string" calcext:value-type="string">
            <text:p>Line # 6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<text:s/></text:p>
          </table:table-cell>
          <table:table-cell table:formula="of:=IF([.B25]&lt;6;&quot;Too Low&quot;;IF([.B25]&gt;9;&quot;Too High&quot;;&quot;OK&quot;))" office:value-type="string" office:string-value="OK" calcext:value-type="string">
            <text:p>OK</text:p>
          </table:table-cell>
          <table:table-cell table:formula="of:=VLOOKUP([.B25];[IQ.A225:.I228];9)" office:value-type="string" office:string-value="⚎" calcext:value-type="string">
            <text:p>⚎</text:p>
          </table:table-cell>
          <table:table-cell/>
        </table:table-row>
        <table:table-row table:style-name="ro2">
          <table:table-cell office:value-type="string" calcext:value-type="string">
            <text:p>Line # 5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<text:s/></text:p>
          </table:table-cell>
          <table:table-cell table:formula="of:=IF([.B26]&lt;6;&quot;Too Low&quot;;IF([.B26]&gt;9;&quot;Too High&quot;;&quot;OK&quot;))" office:value-type="string" office:string-value="OK" calcext:value-type="string">
            <text:p>OK</text:p>
          </table:table-cell>
          <table:table-cell table:formula="of:=VLOOKUP([.B26];[IQ.A225:.I228];9)" office:value-type="string" office:string-value="⚎" calcext:value-type="string">
            <text:p>⚎</text:p>
          </table:table-cell>
          <table:table-cell/>
        </table:table-row>
        <table:table-row table:style-name="ro2">
          <table:table-cell office:value-type="string" calcext:value-type="string">
            <text:p>Line # 4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<text:s/></text:p>
          </table:table-cell>
          <table:table-cell table:formula="of:=IF([.B27]&lt;6;&quot;Too Low&quot;;IF([.B27]&gt;9;&quot;Too High&quot;;&quot;OK&quot;))" office:value-type="string" office:string-value="OK" calcext:value-type="string">
            <text:p>OK</text:p>
          </table:table-cell>
          <table:table-cell table:formula="of:=VLOOKUP([.B27];[IQ.A225:.I228];9)" office:value-type="string" office:string-value="⚎" calcext:value-type="string">
            <text:p>⚎</text:p>
          </table:table-cell>
          <table:table-cell/>
        </table:table-row>
        <table:table-row table:style-name="ro2">
          <table:table-cell office:value-type="string" calcext:value-type="string">
            <text:p>Line # 3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<text:s/></text:p>
          </table:table-cell>
          <table:table-cell table:formula="of:=IF([.B28]&lt;6;&quot;Too Low&quot;;IF([.B28]&gt;9;&quot;Too High&quot;;&quot;OK&quot;))" office:value-type="string" office:string-value="OK" calcext:value-type="string">
            <text:p>OK</text:p>
          </table:table-cell>
          <table:table-cell table:formula="of:=VLOOKUP([.B28];[IQ.A225:.I228];9)" office:value-type="string" office:string-value="⚊" calcext:value-type="string">
            <text:p>⚊</text:p>
          </table:table-cell>
          <table:table-cell/>
        </table:table-row>
        <table:table-row table:style-name="ro2">
          <table:table-cell office:value-type="string" calcext:value-type="string">
            <text:p>Line # 2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/></text:p>
          </table:table-cell>
          <table:table-cell table:formula="of:=IF([.B29]&lt;6;&quot;Too Low&quot;;IF([.B29]&gt;9;&quot;Too High&quot;;&quot;OK&quot;))" office:value-type="string" office:string-value="OK" calcext:value-type="string">
            <text:p>OK</text:p>
          </table:table-cell>
          <table:table-cell table:formula="of:=VLOOKUP([.B29];[IQ.A225:.I228];9)" office:value-type="string" office:string-value="⚋" calcext:value-type="string">
            <text:p>⚋</text:p>
          </table:table-cell>
          <table:table-cell/>
        </table:table-row>
        <table:table-row table:style-name="ro2">
          <table:table-cell office:value-type="string" calcext:value-type="string">
            <text:p>Line # 1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/></text:p>
          </table:table-cell>
          <table:table-cell table:formula="of:=IF([.B30]&lt;6;&quot;Too Low&quot;;IF([.B30]&gt;9;&quot;Too High&quot;;&quot;OK&quot;))" office:value-type="string" office:string-value="OK" calcext:value-type="string">
            <text:p>OK</text:p>
          </table:table-cell>
          <table:table-cell table:formula="of:=VLOOKUP([.B30];[IQ.A225:.I228];9)" office:value-type="string" office:string-value="⚍" calcext:value-type="string">
            <text:p>⚍</text:p>
          </table:table-cell>
          <table:table-cell/>
        </table:table-row>
        <table:table-row table:style-name="ro2">
          <table:table-cell table:style-name="Default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style-name="train_20_tracks" office:value-type="string" calcext:value-type="string">
            <text:p>Lines (1,2)</text:p>
          </table:table-cell>
          <table:table-cell table:style-name="train_20_tracks" office:value-type="string" calcext:value-type="string">
            <text:p>Use either</text:p>
          </table:table-cell>
          <table:table-cell table:style-name="train_20_tracks" office:value-type="string" calcext:value-type="string">
            <text:p>1 or 2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Cast Line # 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/></text:p>
          </table:table-cell>
          <table:table-cell table:formula="of:=IF([.B33]&lt;1;&quot;Too Low&quot;;IF([.B33]&gt;2;&quot;Too High&quot;;&quot;OK&quot;))" office:value-type="string" office:string-value="Too Low" calcext:value-type="string">
            <text:p>Too Low</text:p>
          </table:table-cell>
          <table:table-cell table:formula="of:=VLOOKUP([.B33];[IQ.C46:.D53];2)" office:value-type="float" office:value="0" calcext:value-type="float">
            <text:p>0,0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ast Line # 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/></text:p>
          </table:table-cell>
          <table:table-cell table:formula="of:=IF([.B34]&lt;1;&quot;Too Low&quot;;IF([.B34]&gt;2;&quot;Too High&quot;;&quot;OK&quot;))" office:value-type="string" office:string-value="Too Low" calcext:value-type="string">
            <text:p>Too Low</text:p>
          </table:table-cell>
          <table:table-cell table:formula="of:=VLOOKUP([.B34];[IQ.C46:.D53];2)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Cast Line # 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/></text:p>
          </table:table-cell>
          <table:table-cell table:formula="of:=IF([.B35]&lt;1;&quot;Too Low&quot;;IF([.B35]&gt;2;&quot;Too High&quot;;&quot;OK&quot;))" office:value-type="string" office:string-value="Too Low" calcext:value-type="string">
            <text:p>Too Low</text:p>
          </table:table-cell>
          <table:table-cell table:formula="of:=VLOOKUP([.B35]; [IQ.C46:.D53];2)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Cast Line # 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/></text:p>
          </table:table-cell>
          <table:table-cell table:formula="of:=IF([.B36]&lt;1;&quot;Too Low&quot;;IF([.B36]&gt;2;&quot;Too High&quot;;&quot;OK&quot;))" office:value-type="string" office:string-value="Too Low" calcext:value-type="string">
            <text:p>Too Low</text:p>
          </table:table-cell>
          <table:table-cell table:formula="of:=VLOOKUP([.B36]; [IQ.C46:.D53];2)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Cast Line # 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/></text:p>
          </table:table-cell>
          <table:table-cell table:formula="of:=IF([.B37]&lt;1;&quot;Too Low&quot;;IF([.B37]&gt;2;&quot;Too High&quot;;&quot;OK&quot;))" office:value-type="string" office:string-value="Too Low" calcext:value-type="string">
            <text:p>Too Low</text:p>
          </table:table-cell>
          <table:table-cell table:formula="of:=VLOOKUP([.B37];[IQ.C46:.D53];2)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Cast Line # 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/></text:p>
          </table:table-cell>
          <table:table-cell table:formula="of:=IF([.B38]&lt;1;&quot;Too Low&quot;;IF([.B38]&gt;2;&quot;Too High&quot;;&quot;OK&quot;))" office:value-type="string" office:string-value="Too Low" calcext:value-type="string">
            <text:p>Too Low</text:p>
          </table:table-cell>
          <table:table-cell table:formula="of:=VLOOKUP([.B38]; [IQ.C46:.D53];2)" office:value-type="float" office:value="0" calcext:value-type="float">
            <text:p>0,00</text:p>
          </table:table-cell>
          <table:table-cell/>
        </table:table-row>
        <table:table-row table:style-name="ro2">
          <table:table-cell table:style-name="train_20_amber_20_light"/>
          <table:table-cell table:number-columns-repeated="2" table:style-name="train_20_amber_20_light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Moving Line # 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/></text:p>
          </table:table-cell>
          <table:table-cell table:formula="of:=IF([.B40]&lt;1;&quot;Too Low&quot;;IF([.B40]&gt;2;&quot;Too High&quot;;&quot;OK&quot;))" office:value-type="string" office:string-value="Too Low" calcext:value-type="string">
            <text:p>Too Low</text:p>
          </table:table-cell>
          <table:table-cell table:formula="of:=VLOOKUP([.B40];[IQ.C46:.D53];2)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Moving Line # 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/></text:p>
          </table:table-cell>
          <table:table-cell table:formula="of:=IF([.B41]&lt;1;&quot;Too Low&quot;;IF([.B41]&gt;2;&quot;Too High&quot;;&quot;OK&quot;))" office:value-type="string" office:string-value="Too Low" calcext:value-type="string">
            <text:p>Too Low</text:p>
          </table:table-cell>
          <table:table-cell table:formula="of:=VLOOKUP([.B41];[IQ.C46:.D53];2)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Moving Line # 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/></text:p>
          </table:table-cell>
          <table:table-cell table:formula="of:=IF([.B42]&lt;1;&quot;Too Low&quot;;IF([.B42]&gt;2;&quot;Too High&quot;;&quot;OK&quot;))" office:value-type="string" office:string-value="Too Low" calcext:value-type="string">
            <text:p>Too Low</text:p>
          </table:table-cell>
          <table:table-cell table:formula="of:=VLOOKUP([.B42]; [IQ.C46:.D53];2)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Moving Line # 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/></text:p>
          </table:table-cell>
          <table:table-cell table:formula="of:=IF([.B43]&lt;1;&quot;Too Low&quot;;IF([.B43]&gt;2;&quot;Too High&quot;;&quot;OK&quot;))" office:value-type="string" office:string-value="Too Low" calcext:value-type="string">
            <text:p>Too Low</text:p>
          </table:table-cell>
          <table:table-cell table:formula="of:=VLOOKUP([.B43]; [IQ.C46:.D53];2)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Moving Line # 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/></text:p>
          </table:table-cell>
          <table:table-cell table:formula="of:=IF([.B44]&lt;1;&quot;Too Low&quot;;IF([.B44]&gt;2;&quot;Too High&quot;;&quot;OK&quot;))" office:value-type="string" office:string-value="Too Low" calcext:value-type="string">
            <text:p>Too Low</text:p>
          </table:table-cell>
          <table:table-cell table:formula="of:=VLOOKUP([.B44];[IQ.C46:.D53];2)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Moving Line # 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/></text:p>
          </table:table-cell>
          <table:table-cell table:formula="of:=IF([.B45]&lt;1;&quot;Too Low&quot;;IF([.B45]&gt;2;&quot;Too High&quot;;&quot;OK&quot;))" office:value-type="string" office:string-value="Too Low" calcext:value-type="string">
            <text:p>Too Low</text:p>
          </table:table-cell>
          <table:table-cell table:formula="of:=VLOOKUP([.B45]; [IQ.C46:.D53];2)" office:value-type="float" office:value="0" calcext:value-type="float">
            <text:p>0,00</text:p>
          </table:table-cell>
          <table:table-cell/>
        </table:table-row>
        <table:table-row table:style-name="ro2">
          <table:table-cell table:number-columns-repeated="5" table:style-name="train_20_tracks" office:value-type="string" calcext:value-type="string">
            <text:p><text:s/></text:p>
          </table:table-cell>
          <table:table-cell/>
        </table:table-row>
        <table:table-row table:style-name="ro2" table:number-rows-repeated="4">
          <table:table-cell table:style-name="Default" table:number-columns-repeated="5"/>
          <table:table-cell/>
        </table:table-row>
        <table:table-row table:style-name="ro2">
          <table:table-cell table:style-name="train_20_tracks" office:value-type="string" calcext:value-type="string">
            <text:p>Four Pillars </text:p>
          </table:table-cell>
          <table:table-cell table:style-name="train_20_heading_20_1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/>
        </table:table-row>
        <table:table-row table:style-name="ro2">
          <table:table-cell table:style-name="train_20_red_20_light" office:value-type="string" calcext:value-type="string">
            <text:p>This is not implemented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train_20_heading_20_1" office:value-type="string" calcext:value-type="string">
            <text:p>Date</text:p>
          </table:table-cell>
          <table:table-cell table:style-name="Default" table:number-columns-repeated="2"/>
          <table:table-cell/>
          <table:table-cell office:value-type="float" office:value="52" calcext:value-type="float">
            <text:p>52,00</text:p>
          </table:table-cell>
          <table:table-cell/>
        </table:table-row>
        <table:table-row table:style-name="ro2">
          <table:table-cell office:value-type="string" calcext:value-type="string">
            <text:p>BC / A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<text:s/></text:p>
          </table:table-cell>
          <table:table-cell table:formula="of:=IF([.B54]&lt;(-1);&quot;Too Low&quot;;IF([.B54]&gt;1;&quot;Too High&quot;;&quot;OK&quot;))" office:value-type="string" office:string-value="OK" calcext:value-type="string">
            <text:p>OK</text:p>
          </table:table-cell>
          <table:table-cell table:formula="of:=[.E53]+1" office:value-type="float" office:value="53" calcext:value-type="float">
            <text:p>53,00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<text:s/></text:p>
          </table:table-cell>
          <table:table-cell table:formula="of:=IF([.B55]&lt;1;&quot;Too Low&quot;;IF([.B55]&gt;2100;&quot;Too High&quot;;&quot;OK&quot;))" office:value-type="string" office:string-value="OK" calcext:value-type="string">
            <text:p>OK</text:p>
          </table:table-cell>
          <table:table-cell table:formula="of:=[.E54]+1" office:value-type="float" office:value="54" calcext:value-type="float">
            <text:p>54,00</text:p>
          </table:table-cell>
          <table:table-cell/>
        </table:table-row>
        <table:table-row table:style-name="ro2">
          <table:table-cell office:value-type="string" calcext:value-type="string">
            <text:p>Month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<text:s/></text:p>
          </table:table-cell>
          <table:table-cell table:formula="of:=IF([.B56]&lt;1;&quot;Too Low&quot;;IF([.B56]&gt;12;&quot;Too High&quot;;&quot;OK&quot;))" office:value-type="string" office:string-value="OK" calcext:value-type="string">
            <text:p>OK</text:p>
          </table:table-cell>
          <table:table-cell table:formula="of:=[.E55]+1" office:value-type="float" office:value="55" calcext:value-type="float">
            <text:p>55,00</text:p>
          </table:table-cell>
          <table:table-cell/>
        </table:table-row>
        <table:table-row table:style-name="ro2">
          <table:table-cell office:value-type="string" calcext:value-type="string">
            <text:p>Day of Month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<text:s/></text:p>
          </table:table-cell>
          <table:table-cell table:formula="of:=IF([.B57]&lt;1;&quot;Too Low&quot;;IF([.B57]&gt;31;&quot;Too High&quot;;&quot;OK&quot;))" office:value-type="string" office:string-value="OK" calcext:value-type="string">
            <text:p>OK</text:p>
          </table:table-cell>
          <table:table-cell table:formula="of:=[.E56]+1" office:value-type="float" office:value="56" calcext:value-type="float">
            <text:p>56,00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formula="of:=[.E57]+1" office:value-type="float" office:value="57" calcext:value-type="float">
            <text:p>57,00</text:p>
          </table:table-cell>
          <table:table-cell/>
        </table:table-row>
        <table:table-row table:style-name="ro2">
          <table:table-cell table:style-name="train_20_heading_20_1" office:value-type="string" calcext:value-type="string">
            <text:p>Time</text:p>
          </table:table-cell>
          <table:table-cell table:style-name="Default" office:value-type="string" calcext:value-type="string">
            <text:p>Time Zone Range: -12 through +14</text:p>
          </table:table-cell>
          <table:table-cell table:style-name="Default"/>
          <table:table-cell/>
          <table:table-cell table:formula="of:=[.E58]+1" office:value-type="float" office:value="58" calcext:value-type="float">
            <text:p>58,00</text:p>
          </table:table-cell>
          <table:table-cell/>
        </table:table-row>
        <table:table-row table:style-name="ro2">
          <table:table-cell office:value-type="string" calcext:value-type="string">
            <text:p>UTC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/></text:p>
          </table:table-cell>
          <table:table-cell table:formula="of:=IF([.B60]&lt;(-12);&quot;Too Low&quot;;IF([.B60]&gt;14;&quot;Too High&quot;;&quot;OK&quot;))" office:value-type="string" office:string-value="OK" calcext:value-type="string">
            <text:p>OK</text:p>
          </table:table-cell>
          <table:table-cell table:formula="of:=[.E59]+1" office:value-type="float" office:value="59" calcext:value-type="float">
            <text:p>59,00</text:p>
          </table:table-cell>
          <table:table-cell/>
        </table:table-row>
        <table:table-row table:style-name="ro2">
          <table:table-cell office:value-type="string" calcext:value-type="string">
            <text:p>Hour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<text:s/></text:p>
          </table:table-cell>
          <table:table-cell table:formula="of:=IF([.B61]&lt;0;&quot;Too Low&quot;;IF([.B61]&gt;24;&quot;Too High&quot;;&quot;OK&quot;))" office:value-type="string" office:string-value="OK" calcext:value-type="string">
            <text:p>OK</text:p>
          </table:table-cell>
          <table:table-cell table:formula="of:=[.E60]+1" office:value-type="float" office:value="60" calcext:value-type="float">
            <text:p>60,00</text:p>
          </table:table-cell>
          <table:table-cell/>
        </table:table-row>
        <table:table-row table:style-name="ro2">
          <table:table-cell office:value-type="string" calcext:value-type="string">
            <text:p>Minutes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<text:s/></text:p>
          </table:table-cell>
          <table:table-cell table:formula="of:=IF([.B62]&lt;0;&quot;Too Low&quot;;IF([.B62]&gt;60;&quot;Too High&quot;;&quot;OK&quot;))" office:value-type="string" office:string-value="OK" calcext:value-type="string">
            <text:p>OK</text:p>
          </table:table-cell>
          <table:table-cell table:formula="of:=[.E61]+1" office:value-type="float" office:value="61" calcext:value-type="float">
            <text:p>61,00</text:p>
          </table:table-cell>
          <table:table-cell/>
        </table:table-row>
        <table:table-row table:style-name="ro2">
          <table:table-cell office:value-type="string" calcext:value-type="string">
            <text:p>Seconds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<text:s/></text:p>
          </table:table-cell>
          <table:table-cell table:formula="of:=IF([.B63]&lt;0;&quot;Too Low&quot;;IF([.B63]&gt;60;&quot;Too High&quot;;&quot;OK&quot;))" office:value-type="string" office:string-value="OK" calcext:value-type="string">
            <text:p>OK</text:p>
          </table:table-cell>
          <table:table-cell table:formula="of:=[.E62]+1" office:value-type="float" office:value="62" calcext:value-type="float">
            <text:p>62,00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formula="of:=[.E63]+1" office:value-type="float" office:value="63" calcext:value-type="float">
            <text:p>63,00</text:p>
          </table:table-cell>
          <table:table-cell/>
        </table:table-row>
        <table:table-row table:style-name="ro2">
          <table:table-cell table:style-name="train_20_heading_20_1" office:value-type="string" calcext:value-type="string">
            <text:p>Longitude</text:p>
          </table:table-cell>
          <table:table-cell table:style-name="train_20_tracks" office:value-type="string" calcext:value-type="string">
            <text:p>East + West -</text:p>
          </table:table-cell>
          <table:table-cell table:style-name="Default" table:formula="of:=([.B67])+([.B68]/60)+([.B69]/360)" office:value-type="float" office:value="2.061111" calcext:value-type="float">
            <text:p>2,061111</text:p>
          </table:table-cell>
          <table:table-cell/>
          <table:table-cell table:formula="of:=[.E64]+1" office:value-type="float" office:value="64" calcext:value-type="float">
            <text:p>64,00</text:p>
          </table:table-cell>
          <table:table-cell/>
        </table:table-row>
        <table:table-row table:style-name="ro2">
          <table:table-cell office:value-type="string" calcext:value-type="string">
            <text:p>East / West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<text:s/></text:p>
          </table:table-cell>
          <table:table-cell table:formula="of:=IF([.B66]&lt;(-1);&quot;Too Low&quot;;IF([.B66]&gt;1;&quot;Too High&quot;;&quot;OK&quot;))" office:value-type="string" office:string-value="OK" calcext:value-type="string">
            <text:p>OK</text:p>
          </table:table-cell>
          <table:table-cell table:formula="of:=[.E65]+1" office:value-type="float" office:value="65" calcext:value-type="float">
            <text:p>65,00</text:p>
          </table:table-cell>
          <table:table-cell/>
        </table:table-row>
        <table:table-row table:style-name="ro2">
          <table:table-cell office:value-type="string" calcext:value-type="string">
            <text:p>Degree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<text:s/></text:p>
          </table:table-cell>
          <table:table-cell table:formula="of:=IF([.B67]&lt;0;&quot;Too Low&quot;;IF([.B67]&gt;180;&quot;Too High&quot;;&quot;OK&quot;))" office:value-type="string" office:string-value="OK" calcext:value-type="string">
            <text:p>OK</text:p>
          </table:table-cell>
          <table:table-cell table:formula="of:=[.E66]+1" office:value-type="float" office:value="66" calcext:value-type="float">
            <text:p>66,00</text:p>
          </table:table-cell>
          <table:table-cell/>
        </table:table-row>
        <table:table-row table:style-name="ro2">
          <table:table-cell office:value-type="string" calcext:value-type="string">
            <text:p>Minutes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<text:s/></text:p>
          </table:table-cell>
          <table:table-cell table:formula="of:=IF([.B68]&lt;0;&quot;Too Low&quot;;IF([.B68]&gt;60;&quot;Too High&quot;;&quot;OK&quot;))" office:value-type="string" office:string-value="OK" calcext:value-type="string">
            <text:p>OK</text:p>
          </table:table-cell>
          <table:table-cell table:formula="of:=[.E67]+1" office:value-type="float" office:value="67" calcext:value-type="float">
            <text:p>67,00</text:p>
          </table:table-cell>
          <table:table-cell/>
        </table:table-row>
        <table:table-row table:style-name="ro2">
          <table:table-cell office:value-type="string" calcext:value-type="string">
            <text:p>Seconds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<text:s/></text:p>
          </table:table-cell>
          <table:table-cell table:formula="of:=IF([.B69]&lt;0;&quot;Too Low&quot;;IF([.B69]&gt;60;&quot;Too High&quot;;&quot;OK&quot;))" office:value-type="string" office:string-value="OK" calcext:value-type="string">
            <text:p>OK</text:p>
          </table:table-cell>
          <table:table-cell table:formula="of:=[.E68]+1" office:value-type="float" office:value="68" calcext:value-type="float">
            <text:p>68,00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formula="of:=[.E69]+1" office:value-type="float" office:value="69" calcext:value-type="float">
            <text:p>69,00</text:p>
          </table:table-cell>
          <table:table-cell/>
        </table:table-row>
        <table:table-row table:style-name="ro2">
          <table:table-cell table:style-name="train_20_heading_20_1" office:value-type="string" calcext:value-type="string">
            <text:p>Latitude</text:p>
          </table:table-cell>
          <table:table-cell table:style-name="train_20_tracks" office:value-type="string" calcext:value-type="string">
            <text:p>North + South -</text:p>
          </table:table-cell>
          <table:table-cell table:style-name="Default" table:formula="of:=([.B73])+([.B74]/60)+([.B75]/360)" office:value-type="float" office:value="2.061111" calcext:value-type="float">
            <text:p>2,061111</text:p>
          </table:table-cell>
          <table:table-cell/>
          <table:table-cell table:formula="of:=[.E70]+1" office:value-type="float" office:value="70" calcext:value-type="float">
            <text:p>70,00</text:p>
          </table:table-cell>
          <table:table-cell/>
        </table:table-row>
        <table:table-row table:style-name="ro2">
          <table:table-cell office:value-type="string" calcext:value-type="string">
            <text:p>North / South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<text:s/></text:p>
          </table:table-cell>
          <table:table-cell table:formula="of:=IF([.B72]&lt;(-1);&quot;Too Low&quot;;IF([.B72]&gt;1;&quot;Too High&quot;;&quot;OK&quot;))" office:value-type="string" office:string-value="OK" calcext:value-type="string">
            <text:p>OK</text:p>
          </table:table-cell>
          <table:table-cell table:formula="of:=[.E71]+1" office:value-type="float" office:value="71" calcext:value-type="float">
            <text:p>71,00</text:p>
          </table:table-cell>
          <table:table-cell/>
        </table:table-row>
        <table:table-row table:style-name="ro2">
          <table:table-cell office:value-type="string" calcext:value-type="string">
            <text:p>Degree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<text:s/></text:p>
          </table:table-cell>
          <table:table-cell table:formula="of:=IF([.B73]&lt;0;&quot;Too Low&quot;;IF([.B73]&gt;90;&quot;Too High&quot;;&quot;OK&quot;))" office:value-type="string" office:string-value="OK" calcext:value-type="string">
            <text:p>OK</text:p>
          </table:table-cell>
          <table:table-cell table:formula="of:=[.E72]+1" office:value-type="float" office:value="72" calcext:value-type="float">
            <text:p>72,00</text:p>
          </table:table-cell>
          <table:table-cell/>
        </table:table-row>
        <table:table-row table:style-name="ro2">
          <table:table-cell office:value-type="string" calcext:value-type="string">
            <text:p>Minutes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<text:s/></text:p>
          </table:table-cell>
          <table:table-cell table:formula="of:=IF([.B74]&lt;0;&quot;Too Low&quot;;IF([.B74]&gt;60;&quot;Too High&quot;;&quot;OK&quot;))" office:value-type="string" office:string-value="OK" calcext:value-type="string">
            <text:p>OK</text:p>
          </table:table-cell>
          <table:table-cell table:formula="of:=[.E73]+1" office:value-type="float" office:value="73" calcext:value-type="float">
            <text:p>73,00</text:p>
          </table:table-cell>
          <table:table-cell/>
        </table:table-row>
        <table:table-row table:style-name="ro2">
          <table:table-cell office:value-type="string" calcext:value-type="string">
            <text:p>Seconds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<text:s/></text:p>
          </table:table-cell>
          <table:table-cell table:formula="of:=IF([.B75]&lt;0;&quot;Too Low&quot;;IF([.B75]&gt;60;&quot;Too High&quot;;&quot;OK&quot;))" office:value-type="string" office:string-value="OK" calcext:value-type="string">
            <text:p>OK</text:p>
          </table:table-cell>
          <table:table-cell table:formula="of:=[.E74]+1" office:value-type="float" office:value="74" calcext:value-type="float">
            <text:p>74,00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formula="of:=[.E75]+1" office:value-type="float" office:value="75" calcext:value-type="float">
            <text:p>75,00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formula="of:=[.E76]+1" office:value-type="float" office:value="76" calcext:value-type="float">
            <text:p>76,00</text:p>
          </table:table-cell>
          <table:table-cell/>
        </table:table-row>
      </table:table>
      <table:table table:name="Report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2" table:default-cell-style-name="Default"/>
        <table:table-column table:style-name="co31" table:number-columns-repeated="2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0" table:default-cell-style-name="Default"/>
        <table:table-column table:style-name="co48" table:number-columns-repeated="6" table:default-cell-style-name="Default"/>
        <table:table-column table:style-name="co49" table:number-columns-repeated="7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number-columns-repeated="8" table:default-cell-style-name="Default"/>
        <table:table-column table:style-name="co30" table:default-cell-style-name="Default"/>
        <table:table-column table:style-name="co52" table:number-columns-repeated="4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number-columns-repeated="4" table:default-cell-style-name="Default"/>
        <table:table-column table:style-name="co57" table:number-columns-repeated="2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6" table:number-columns-repeated="4" table:default-cell-style-name="Default"/>
        <table:table-column table:style-name="co57" table:number-columns-repeated="2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30" table:default-cell-style-name="Default"/>
        <table:table-column table:style-name="co59" table:number-columns-repeated="4" table:default-cell-style-name="Default"/>
        <table:table-column table:style-name="co60" table:number-columns-repeated="2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60" table:number-columns-repeated="2" table:default-cell-style-name="Default"/>
        <table:table-column table:style-name="co56" table:default-cell-style-name="Default"/>
        <table:table-column table:style-name="co61" table:number-columns-repeated="4" table:default-cell-style-name="Default"/>
        <table:table-column table:style-name="co62" table:number-columns-repeated="2" table:default-cell-style-name="Default"/>
        <table:table-column table:style-name="co63" table:default-cell-style-name="Default"/>
        <table:table-column table:style-name="co55" table:default-cell-style-name="Default"/>
        <table:table-column table:style-name="co61" table:number-columns-repeated="4" table:default-cell-style-name="Default"/>
        <table:table-column table:style-name="co62" table:number-columns-repeated="2" table:default-cell-style-name="Default"/>
        <table:table-column table:style-name="co63" table:default-cell-style-name="Default"/>
        <table:table-column table:style-name="co55" table:default-cell-style-name="Default"/>
        <table:table-column table:style-name="co64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64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64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64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number-columns-repeated="4" table:default-cell-style-name="Default"/>
        <table:table-column table:style-name="co57" table:number-columns-repeated="2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6" table:number-columns-repeated="4" table:default-cell-style-name="Default"/>
        <table:table-column table:style-name="co57" table:number-columns-repeated="2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30" table:default-cell-style-name="Default"/>
        <table:table-column table:style-name="co52" table:number-columns-repeated="4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number-columns-repeated="4" table:default-cell-style-name="Default"/>
        <table:table-column table:style-name="co57" table:number-columns-repeated="2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6" table:number-columns-repeated="4" table:default-cell-style-name="Default"/>
        <table:table-column table:style-name="co57" table:number-columns-repeated="2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9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55" table:default-cell-style-name="Default"/>
        <table:table-column table:style-name="co52" table:number-columns-repeated="4" table:default-cell-style-name="Default"/>
        <table:table-column table:style-name="co30" table:default-cell-style-name="Default"/>
        <table:table-column table:style-name="co54" table:number-columns-repeated="4" table:default-cell-style-name="Default"/>
        <table:table-column table:style-name="co51" table:number-columns-repeated="2" table:default-cell-style-name="Default"/>
        <table:table-column table:style-name="co65" table:default-cell-style-name="Default"/>
        <table:table-column table:style-name="co30" table:default-cell-style-name="Default"/>
        <table:table-column table:style-name="co56" table:number-columns-repeated="4" table:default-cell-style-name="Default"/>
        <table:table-column table:style-name="co55" table:default-cell-style-name="Default"/>
        <table:table-column table:style-name="co54" table:number-columns-repeated="4" table:default-cell-style-name="Default"/>
        <table:table-column table:style-name="co55" table:default-cell-style-name="Default"/>
        <table:table-column table:style-name="co54" table:number-columns-repeated="4" table:default-cell-style-name="Default"/>
        <table:table-column table:style-name="co30" table:default-cell-style-name="Default"/>
        <table:table-column table:style-name="co53" table:number-columns-repeated="4" table:default-cell-style-name="Default"/>
        <table:table-column table:style-name="co58" table:number-columns-repeated="2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60" table:number-columns-repeated="4" table:default-cell-style-name="Default"/>
        <table:table-column table:style-name="co55" table:default-cell-style-name="Default"/>
        <table:table-column table:style-name="co53" table:number-columns-repeated="4" table:default-cell-style-name="Default"/>
        <table:table-column table:style-name="co55" table:default-cell-style-name="Default"/>
        <table:table-column table:style-name="co53" table:number-columns-repeated="9" table:default-cell-style-name="Default"/>
        <table:table-column table:style-name="co58" table:number-columns-repeated="2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60" table:number-columns-repeated="4" table:default-cell-style-name="Default"/>
        <table:table-column table:style-name="co30" table:default-cell-style-name="Default"/>
        <table:table-column table:style-name="co53" table:number-columns-repeated="4" table:default-cell-style-name="Default"/>
        <table:table-column table:style-name="co30" table:default-cell-style-name="Default"/>
        <table:table-column table:style-name="co53" table:number-columns-repeated="4" table:default-cell-style-name="Default"/>
        <table:table-column table:style-name="co30" table:default-cell-style-name="Default"/>
        <table:table-column table:style-name="co66" table:number-columns-repeated="10" table:default-cell-style-name="Default"/>
        <table:table-column table:style-name="co57" table:number-columns-repeated="22" table:default-cell-style-name="Default"/>
        <table:table-column table:style-name="co67" table:number-columns-repeated="79" table:default-cell-style-name="Default"/>
        <table:table-row table:style-name="ro1">
          <table:table-cell table:style-name="Heading" office:value-type="string" calcext:value-type="string">
            <text:p>Report</text:p>
          </table:table-cell>
          <table:table-cell table:style-name="Heading"/>
          <table:table-cell table:number-columns-repeated="2"/>
          <table:table-cell table:style-name="Heading" table:number-columns-repeated="2"/>
          <table:table-cell table:number-columns-repeated="596"/>
        </table:table-row>
        <table:table-row table:style-name="ro2">
          <table:table-cell table:style-name="train_20_toc" table:number-columns-repeated="5"/>
          <table:table-cell table:style-name="train_20_toc" office:value-type="string" calcext:value-type="string">
            <text:p><text:s text:c="2"/></text:p>
          </table:table-cell>
          <table:table-cell table:style-name="train_20_toc" table:number-columns-repeated="596"/>
        </table:table-row>
        <table:table-row table:style-name="ro2">
          <table:table-cell table:style-name="train_20_heading_20_1" office:value-type="string" calcext:value-type="string">
            <text:p>Hexagrams</text:p>
          </table:table-cell>
          <table:table-cell office:value-type="string" calcext:value-type="string">
            <text:p><text:s/></text:p>
          </table:table-cell>
          <table:table-cell table:style-name="train_20_integer_20_2" table:formula="of:=995-COUNTBLANK([.A5:.A1000])" office:value-type="float" office:value="611" calcext:value-type="float">
            <text:p>611</text:p>
          </table:table-cell>
          <table:table-cell table:style-name="train_20_integer_20_2" table:formula="of:=COUNTIF([.C5:.C1000];&quot;&gt;0&quot;)" office:value-type="float" office:value="416" calcext:value-type="float">
            <text:p>416</text:p>
          </table:table-cell>
          <table:table-cell table:style-name="train_20_integer_20_2" table:formula="of:=995-COUNTBLANK([.D5:.D1000])" office:value-type="float" office:value="529" calcext:value-type="float">
            <text:p>529</text:p>
          </table:table-cell>
          <table:table-cell table:style-name="train_20_heading_20_1"/>
          <table:table-cell table:number-columns-repeated="2"/>
          <table:table-cell table:style-name="train_20_heading_20_1" office:value-type="string" calcext:value-type="string">
            <text:p>Trigrams</text:p>
          </table:table-cell>
          <table:table-cell table:style-name="train_20_heading_20_1"/>
          <table:table-cell table:style-name="ce20" table:formula="of:=995-COUNTBLANK([.I5:.I1000])" office:value-type="float" office:value="34" calcext:value-type="float">
            <text:p>34</text:p>
          </table:table-cell>
          <table:table-cell table:style-name="ce20" table:formula="of:=995-COUNTBLANK([.L5:.L1000])" office:value-type="float" office:value="35" calcext:value-type="float">
            <text:p>35</text:p>
          </table:table-cell>
          <table:table-cell table:style-name="train_20_heading_20_1" table:number-columns-repeated="2"/>
          <table:table-cell table:number-columns-repeated="588"/>
        </table:table-row>
        <table:table-row table:style-name="ro2">
          <table:table-cell table:number-columns-repeated="2"/>
          <table:table-cell table:style-name="ce19" table:formula="of:=COUNTBLANK([.A5:.A1000])" office:value-type="float" office:value="384" calcext:value-type="float">
            <text:p>384</text:p>
          </table:table-cell>
          <table:table-cell table:style-name="train_20_integer_20_2" table:formula="of:=COUNTIF([.C5:.C1000];&quot;&gt;-1&quot;)" office:value-type="float" office:value="529" calcext:value-type="float">
            <text:p>529</text:p>
          </table:table-cell>
          <table:table-cell table:style-name="ce19" table:formula="of:=COUNTBLANK([.D5:.D1000])" office:value-type="float" office:value="466" calcext:value-type="float">
            <text:p>466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590"/>
        </table:table-row>
        <table:table-row table:style-name="ro2">
          <table:table-cell table:style-name="train_20_heading_20_1"/>
          <table:table-cell table:style-name="train_20_heading_20_1" office:value-type="string" calcext:value-type="string">
            <text:p>Meaning</text:p>
          </table:table-cell>
          <table:table-cell table:style-name="train_20_heading_20_1" office:value-type="string" calcext:value-type="string">
            <text:p>H#</text:p>
          </table:table-cell>
          <table:table-cell table:style-name="train_20_heading_20_1" office:value-type="string" calcext:value-type="string">
            <text:p>Glyph</text:p>
          </table:table-cell>
          <table:table-cell table:style-name="train_20_heading_20_1" office:value-type="string" calcext:value-type="string">
            <text:p><text:s/></text:p>
          </table:table-cell>
          <table:table-cell table:style-name="train_20_heading_20_1" office:value-type="string" calcext:value-type="string">
            <text:p>Notes</text:p>
          </table:table-cell>
          <table:table-cell table:style-name="train_20_heading_20_1" office:value-type="string" calcext:value-type="string">
            <text:p>Interpretation Hint</text:p>
          </table:table-cell>
          <table:table-cell/>
          <table:table-cell table:style-name="train_20_heading_20_1"/>
          <table:table-cell table:style-name="train_20_heading_20_1" office:value-type="string" calcext:value-type="string">
            <text:p><text:s/></text:p>
          </table:table-cell>
          <table:table-cell table:style-name="train_20_heading_20_1" office:value-type="string" calcext:value-type="string">
            <text:p>Trigram</text:p>
          </table:table-cell>
          <table:table-cell table:style-name="train_20_heading_20_1" office:value-type="string" calcext:value-type="string">
            <text:p>Glyph</text:p>
          </table:table-cell>
          <table:table-cell table:style-name="train_20_heading_20_1" office:value-type="string" calcext:value-type="string">
            <text:p><text:s/></text:p>
          </table:table-cell>
          <table:table-cell table:style-name="train_20_heading_20_1" office:value-type="string" calcext:value-type="string">
            <text:p>Notes</text:p>
          </table:table-cell>
          <table:table-cell table:style-name="train_20_heading_20_1" office:value-type="string" calcext:value-type="string">
            <text:p>Interpretation Hint</text:p>
          </table:table-cell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Cast Hexagram</text:p>
          </table:table-cell>
          <table:table-cell table:style-name="train_20_amber_20_light"/>
          <table:table-cell table:style-name="train_20_amber_20_light" table:formula="of:=[IQ.G9]" office:value-type="float" office:value="2" calcext:value-type="float">
            <text:p>2</text:p>
          </table:table-cell>
          <table:table-cell table:style-name="train_20_amber_20_light" table:formula="of:=[IQ.H9]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6]=0;&quot;Unknown Error Thrown&quot;;&quot; &quot;)" office:value-type="string" office:string-value=" " calcext:value-type="string">
            <text:p><text:s/></text:p>
          </table:table-cell>
          <table:table-cell table:style-name="train_20_amber_20_light" office:value-type="string" calcext:value-type="string">
            <text:p>This is the situation, without any frills of simplifications.</text:p>
          </table:table-cell>
          <table:table-cell/>
          <table:table-cell table:style-name="train_20_green_20_light" office:value-type="string" calcext:value-type="string">
            <text:p>Upper Trigram</text:p>
          </table:table-cell>
          <table:table-cell table:style-name="train_20_green_20_light"/>
          <table:table-cell table:style-name="train_20_green_20_light" table:formula="of:=[IQ.G4]" office:value-type="float" office:value="8" calcext:value-type="float">
            <text:p>8</text:p>
          </table:table-cell>
          <table:table-cell table:style-name="train_20_green_20_light" table:formula="of:=[IQ.H4]" office:value-type="string" office:string-value="☷" calcext:value-type="string">
            <text:p>☷</text:p>
          </table:table-cell>
          <table:table-cell table:style-name="train_20_green_20_light"/>
          <table:table-cell table:style-name="train_20_tracks" table:formula="of:=IF([.K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Moving Hexagram</text:p>
          </table:table-cell>
          <table:table-cell table:style-name="train_20_green_20_light"/>
          <table:table-cell table:style-name="train_20_green_20_light" table:formula="of:=[IQ.G16]" office:value-type="float" office:value="2" calcext:value-type="float">
            <text:p>2</text:p>
          </table:table-cell>
          <table:table-cell table:style-name="train_20_green_20_light" table:formula="of:=[IQ.H16]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7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is is the what happens, if the situation is handled correctly.</text:p>
          </table:table-cell>
          <table:table-cell/>
          <table:table-cell table:style-name="train_20_green_20_light" office:value-type="string" calcext:value-type="string">
            <text:p>Upper Nuclear Trigram</text:p>
          </table:table-cell>
          <table:table-cell table:style-name="train_20_green_20_light"/>
          <table:table-cell table:style-name="train_20_green_20_light" table:formula="of:=[IQ.G5]" office:value-type="float" office:value="8" calcext:value-type="float">
            <text:p>8</text:p>
          </table:table-cell>
          <table:table-cell table:style-name="train_20_green_20_light" table:formula="of:=[IQ.H5]" office:value-type="string" office:string-value="☷" calcext:value-type="string">
            <text:p>☷</text:p>
          </table:table-cell>
          <table:table-cell table:style-name="train_20_green_20_light"/>
          <table:table-cell table:style-name="train_20_tracks" table:formula="of:=IF([.K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Nuclear Hexagram</text:p>
          </table:table-cell>
          <table:table-cell table:style-name="train_20_amber_20_light"/>
          <table:table-cell table:style-name="train_20_amber_20_light" table:formula="of:=VLOOKUP([IQ.G6];[IQ.A24:.I31];[IQ.G5]+1)" office:value-type="float" office:value="2" calcext:value-type="float">
            <text:p>2</text:p>
          </table:table-cell>
          <table:table-cell table:style-name="train_20_amber_20_light" table:formula="of:=VLOOKUP([.C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8]=0;&quot;Unknown Error Thrown&quot;;&quot; &quot;)" office:value-type="string" office:string-value=" " calcext:value-type="string">
            <text:p><text:s/></text:p>
          </table:table-cell>
          <table:table-cell table:style-name="train_20_amber_20_light" office:value-type="string" calcext:value-type="string">
            <text:p>The is the essence of the situation.</text:p>
          </table:table-cell>
          <table:table-cell/>
          <table:table-cell table:style-name="train_20_green_20_light" office:value-type="string" calcext:value-type="string">
            <text:p>Lower Nuclear Trigram</text:p>
          </table:table-cell>
          <table:table-cell table:style-name="train_20_green_20_light"/>
          <table:table-cell table:style-name="train_20_green_20_light" table:formula="of:=[IQ.G6]" office:value-type="float" office:value="8" calcext:value-type="float">
            <text:p>8</text:p>
          </table:table-cell>
          <table:table-cell table:style-name="train_20_green_20_light" table:formula="of:=[IQ.H6]" office:value-type="string" office:string-value="☷" calcext:value-type="string">
            <text:p>☷</text:p>
          </table:table-cell>
          <table:table-cell table:style-name="train_20_green_20_light"/>
          <table:table-cell table:style-name="train_20_tracks" table:formula="of:=IF([.K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Moving Nuclear Hexagram</text:p>
          </table:table-cell>
          <table:table-cell table:style-name="train_20_green_20_light"/>
          <table:table-cell table:style-name="train_20_green_20_light" table:formula="of:=VLOOKUP([IQ.G13];[IQ.A24:.I31];[IQ.G12]+1)" office:value-type="float" office:value="2" calcext:value-type="float">
            <text:p>2</text:p>
          </table:table-cell>
          <table:table-cell table:style-name="train_20_green_20_light" table:formula="of:=VLOOKUP([.C9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9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is is the essence of what happens, if the correct action is followed.</text:p>
          </table:table-cell>
          <table:table-cell/>
          <table:table-cell table:style-name="train_20_green_20_light" office:value-type="string" calcext:value-type="string">
            <text:p>Lower Trigram</text:p>
          </table:table-cell>
          <table:table-cell table:style-name="train_20_green_20_light"/>
          <table:table-cell table:style-name="train_20_green_20_light" table:formula="of:=[IQ.G7]" office:value-type="float" office:value="8" calcext:value-type="float">
            <text:p>8</text:p>
          </table:table-cell>
          <table:table-cell table:style-name="train_20_green_20_light" table:formula="of:=[IQ.H7]" office:value-type="string" office:string-value="☷" calcext:value-type="string">
            <text:p>☷</text:p>
          </table:table-cell>
          <table:table-cell table:style-name="train_20_green_20_light"/>
          <table:table-cell table:style-name="train_20_tracks" table:formula="of:=IF([.K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Interlaced Hexagram</text:p>
          </table:table-cell>
          <table:table-cell table:style-name="train_20_amber_20_light"/>
          <table:table-cell table:style-name="train_20_amber_20_light" table:formula="of:=VLOOKUP([IQ.J4];[IQ.A24:.I31];[IQ.J5]+1)" office:value-type="float" office:value="2" calcext:value-type="float">
            <text:p>2</text:p>
          </table:table-cell>
          <table:table-cell table:style-name="train_20_amber_20_light" table:formula="of:=VLOOKUP([.C1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arried Hexagram</text:p>
          </table:table-cell>
          <table:table-cell table:style-name="train_20_green_20_light"/>
          <table:table-cell table:style-name="train_20_green_20_light" table:formula="of:=VLOOKUP([IQ.J5];[IQ.A24:.I31];[IQ.J4]+1)" office:value-type="float" office:value="2" calcext:value-type="float">
            <text:p>2</text:p>
          </table:table-cell>
          <table:table-cell table:style-name="train_20_green_20_light" table:formula="of:=VLOOKUP([.C11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/>
          <table:table-cell table:style-name="train_20_amber_20_light" office:value-type="string" calcext:value-type="string">
            <text:p>Upper Moving Trigram</text:p>
          </table:table-cell>
          <table:table-cell table:style-name="train_20_amber_20_light"/>
          <table:table-cell table:style-name="train_20_amber_20_light" table:formula="of:=[IQ.G11]" office:value-type="float" office:value="8" calcext:value-type="float">
            <text:p>8</text:p>
          </table:table-cell>
          <table:table-cell table:style-name="train_20_amber_20_light" table:formula="of:=[IQ.H11]" office:value-type="string" office:string-value="☷" calcext:value-type="string">
            <text:p>☷</text:p>
          </table:table-cell>
          <table:table-cell table:style-name="train_20_amber_20_light"/>
          <table:table-cell table:style-name="train_20_tracks" table:formula="of:=IF([.K1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Golden Hexagram</text:p>
          </table:table-cell>
          <table:table-cell table:style-name="train_20_amber_20_light"/>
          <table:table-cell table:style-name="train_20_amber_20_light" table:formula="of:=[IQ.J14]" office:value-type="float" office:value="2" calcext:value-type="float">
            <text:p>2</text:p>
          </table:table-cell>
          <table:table-cell table:style-name="train_20_amber_20_light" table:formula="of:=VLOOKUP([.C1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/>
          <table:table-cell table:style-name="train_20_amber_20_light" office:value-type="string" calcext:value-type="string">
            <text:p>Upper Moving Nuclear Trigram</text:p>
          </table:table-cell>
          <table:table-cell table:style-name="train_20_amber_20_light"/>
          <table:table-cell table:style-name="train_20_amber_20_light" table:formula="of:=[IQ.G12]" office:value-type="float" office:value="8" calcext:value-type="float">
            <text:p>8</text:p>
          </table:table-cell>
          <table:table-cell table:style-name="train_20_amber_20_light" table:formula="of:=[IQ.H12]" office:value-type="string" office:string-value="☷" calcext:value-type="string">
            <text:p>☷</text:p>
          </table:table-cell>
          <table:table-cell table:style-name="train_20_amber_20_light"/>
          <table:table-cell table:style-name="train_20_tracks" table:formula="of:=IF([.K1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Inverse Hexagram</text:p>
          </table:table-cell>
          <table:table-cell table:style-name="train_20_green_20_light"/>
          <table:table-cell table:style-name="train_20_green_20_light" table:formula="of:=[IQ.AO9]" office:value-type="float" office:value="1" calcext:value-type="float">
            <text:p>1</text:p>
          </table:table-cell>
          <table:table-cell table:style-name="train_20_green_20_light" table:formula="of:=VLOOKUP([.C13];[IQ.C56:.D120];2)" office:value-type="string" office:string-value="䷀" calcext:value-type="string">
            <text:p>䷀</text:p>
          </table:table-cell>
          <table:table-cell table:style-name="train_20_green_20_light"/>
          <table:table-cell table:style-name="train_20_tracks" table:formula="of:=IF([.C13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is defines the situation, by proclaiming what it is not.</text:p>
          </table:table-cell>
          <table:table-cell/>
          <table:table-cell table:style-name="train_20_amber_20_light" office:value-type="string" calcext:value-type="string">
            <text:p>Lower Moving Nuclear Trigram</text:p>
          </table:table-cell>
          <table:table-cell table:style-name="train_20_amber_20_light"/>
          <table:table-cell table:style-name="train_20_amber_20_light" table:formula="of:=[IQ.G13]" office:value-type="float" office:value="8" calcext:value-type="float">
            <text:p>8</text:p>
          </table:table-cell>
          <table:table-cell table:style-name="train_20_amber_20_light" table:formula="of:=[IQ.H13]" office:value-type="string" office:string-value="☷" calcext:value-type="string">
            <text:p>☷</text:p>
          </table:table-cell>
          <table:table-cell table:style-name="train_20_amber_20_light"/>
          <table:table-cell table:style-name="train_20_tracks" table:formula="of:=IF([.K1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Reverse Hexagram</text:p>
          </table:table-cell>
          <table:table-cell table:style-name="train_20_amber_20_light"/>
          <table:table-cell table:style-name="train_20_amber_20_light" table:formula="of:=[IQ.AS9]" office:value-type="float" office:value="2" calcext:value-type="float">
            <text:p>2</text:p>
          </table:table-cell>
          <table:table-cell table:style-name="train_20_amber_20_light" table:formula="of:=VLOOKUP([.C1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4]=0;&quot;Unknown Error Thrown&quot;;&quot; &quot;)" office:value-type="string" office:string-value=" " calcext:value-type="string">
            <text:p><text:s/></text:p>
          </table:table-cell>
          <table:table-cell table:style-name="train_20_amber_20_light" office:value-type="string" calcext:value-type="string">
            <text:p>This defines the situation, by amplifying what it is not.</text:p>
          </table:table-cell>
          <table:table-cell/>
          <table:table-cell table:style-name="train_20_amber_20_light" office:value-type="string" calcext:value-type="string">
            <text:p>Lower Moving Trigram</text:p>
          </table:table-cell>
          <table:table-cell table:style-name="train_20_amber_20_light"/>
          <table:table-cell table:style-name="train_20_amber_20_light" table:formula="of:=[IQ.G14]" office:value-type="float" office:value="8" calcext:value-type="float">
            <text:p>8</text:p>
          </table:table-cell>
          <table:table-cell table:style-name="train_20_amber_20_light" table:formula="of:=[IQ.H14]" office:value-type="string" office:string-value="☷" calcext:value-type="string">
            <text:p>☷</text:p>
          </table:table-cell>
          <table:table-cell table:style-name="train_20_amber_20_light"/>
          <table:table-cell table:style-name="train_20_tracks" table:formula="of:=IF([.K1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Evolved Hexagram</text:p>
          </table:table-cell>
          <table:table-cell table:style-name="train_20_green_20_light"/>
          <table:table-cell table:style-name="train_20_green_20_light" table:formula="of:=[IQ.AW9]" office:value-type="float" office:value="2" calcext:value-type="float">
            <text:p>2</text:p>
          </table:table-cell>
          <table:table-cell table:style-name="train_20_green_20_light" table:formula="of:=VLOOKUP([.C1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6]=0;&quot;Unknown Error Thrown&quot;;&quot; &quot;)" office:value-type="string" office:string-value=" " calcext:value-type="string">
            <text:p><text:s/></text:p>
          </table:table-cell>
          <table:table-cell table:number-columns-repeated="2"/>
          <table:table-cell table:style-name="train_20_red_20_light" office:value-type="string" calcext:value-type="string">
            <text:p>Upper Interlaced Trigram</text:p>
          </table:table-cell>
          <table:table-cell table:style-name="train_20_red_20_light"/>
          <table:table-cell table:style-name="train_20_red_20_light" table:formula="of:=[IQ.J4]" office:value-type="float" office:value="8" calcext:value-type="float">
            <text:p>8</text:p>
          </table:table-cell>
          <table:table-cell table:style-name="train_20_red_20_light" table:formula="of:=[IQ.K4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16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Moving Interlaced Hexagram</text:p>
          </table:table-cell>
          <table:table-cell table:style-name="train_20_amber_20_light"/>
          <table:table-cell table:style-name="train_20_amber_20_light" table:formula="of:=VLOOKUP([IQ.J8];[IQ.A24:.I31];[IQ.J7]+1)" office:value-type="float" office:value="2" calcext:value-type="float">
            <text:p>2</text:p>
          </table:table-cell>
          <table:table-cell table:style-name="train_20_amber_20_light" table:formula="of:=VLOOKUP([.C1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/>
          <table:table-cell table:style-name="train_20_red_20_light" office:value-type="string" calcext:value-type="string">
            <text:p>Lower Interlaced Trigram</text:p>
          </table:table-cell>
          <table:table-cell table:style-name="train_20_red_20_light"/>
          <table:table-cell table:style-name="train_20_red_20_light" table:formula="of:=[IQ.J5]" office:value-type="float" office:value="8" calcext:value-type="float">
            <text:p>8</text:p>
          </table:table-cell>
          <table:table-cell table:style-name="train_20_red_20_light" table:formula="of:=[IQ.K5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17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Moving Married Hexagram</text:p>
          </table:table-cell>
          <table:table-cell table:style-name="train_20_amber_20_light"/>
          <table:table-cell table:style-name="train_20_amber_20_light" table:formula="of:=VLOOKUP([IQ.J7];[IQ.A24:.I31];[IQ.J8]+1)" office:value-type="float" office:value="2" calcext:value-type="float">
            <text:p>2</text:p>
          </table:table-cell>
          <table:table-cell table:style-name="train_20_amber_20_light" table:formula="of:=VLOOKUP([.C1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7"/>
          <table:table-cell table:style-name="train_20_amber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Moving Inverse Hexagram</text:p>
          </table:table-cell>
          <table:table-cell table:style-name="train_20_amber_20_light"/>
          <table:table-cell table:style-name="train_20_amber_20_light" table:formula="of:=[IQ.BQ9]" office:value-type="float" office:value="1" calcext:value-type="float">
            <text:p>1</text:p>
          </table:table-cell>
          <table:table-cell table:style-name="train_20_amber_20_light" table:formula="of:=VLOOKUP([.C19];[IQ.C56:.D120];2)" office:value-type="string" office:string-value="䷀" calcext:value-type="string">
            <text:p>䷀</text:p>
          </table:table-cell>
          <table:table-cell table:style-name="train_20_amber_20_light"/>
          <table:table-cell table:style-name="train_20_tracks" table:formula="of:=IF([.C1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/>
          <table:table-cell table:style-name="train_20_green_20_light" office:value-type="string" calcext:value-type="string">
            <text:p>Moving Upper Interlaced Trigram</text:p>
          </table:table-cell>
          <table:table-cell table:style-name="train_20_green_20_light"/>
          <table:table-cell table:style-name="train_20_green_20_light" table:formula="of:=[IQ.J7]" office:value-type="float" office:value="8" calcext:value-type="float">
            <text:p>8</text:p>
          </table:table-cell>
          <table:table-cell table:style-name="train_20_green_20_light" table:formula="of:=[IQ.K7]" office:value-type="string" office:string-value="☷" calcext:value-type="string">
            <text:p>☷</text:p>
          </table:table-cell>
          <table:table-cell table:style-name="train_20_amber_20_light"/>
          <table:table-cell table:style-name="train_20_tracks" table:formula="of:=IF([.K1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Moving Reverse Hexagram</text:p>
          </table:table-cell>
          <table:table-cell table:style-name="train_20_amber_20_light"/>
          <table:table-cell table:style-name="train_20_amber_20_light" table:formula="of:=[IQ.BU9]" office:value-type="float" office:value="2" calcext:value-type="float">
            <text:p>2</text:p>
          </table:table-cell>
          <table:table-cell table:style-name="train_20_amber_20_light" table:formula="of:=VLOOKUP([.C2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/>
          <table:table-cell table:style-name="train_20_green_20_light" office:value-type="string" calcext:value-type="string">
            <text:p>Moving Lower Interlaced Trigram</text:p>
          </table:table-cell>
          <table:table-cell table:style-name="train_20_green_20_light"/>
          <table:table-cell table:style-name="train_20_green_20_light" table:formula="of:=[IQ.J8]" office:value-type="float" office:value="8" calcext:value-type="float">
            <text:p>8</text:p>
          </table:table-cell>
          <table:table-cell table:style-name="train_20_green_20_light" table:formula="of:=[IQ.K8]" office:value-type="string" office:string-value="☷" calcext:value-type="string">
            <text:p>☷</text:p>
          </table:table-cell>
          <table:table-cell table:style-name="train_20_amber_20_light"/>
          <table:table-cell table:style-name="train_20_tracks" table:formula="of:=IF([.K2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Moving Evolved Hexagram</text:p>
          </table:table-cell>
          <table:table-cell table:style-name="train_20_amber_20_light"/>
          <table:table-cell table:style-name="train_20_amber_20_light" table:formula="of:=[IQ.BY9]" office:value-type="float" office:value="2" calcext:value-type="float">
            <text:p>2</text:p>
          </table:table-cell>
          <table:table-cell table:style-name="train_20_amber_20_light" table:formula="of:=VLOOKUP([.C2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7"/>
          <table:table-cell table:style-name="train_20_amber_20_light"/>
          <table:table-cell table:number-columns-repeated="587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2]=0;&quot;Unknown Error Thrown&quot;;&quot; &quot;)" office:value-type="string" office:string-value=" " calcext:value-type="string">
            <text:p><text:s/></text:p>
          </table:table-cell>
          <table:table-cell table:number-columns-repeated="2"/>
          <table:table-cell table:style-name="train_20_amber_20_light" office:value-type="string" calcext:value-type="string">
            <text:p>Golden Trigram</text:p>
          </table:table-cell>
          <table:table-cell table:style-name="train_20_amber_20_light"/>
          <table:table-cell table:style-name="train_20_amber_20_light" table:formula="of:=[IQ.J11]" office:value-type="float" office:value="8" calcext:value-type="float">
            <text:p>8</text:p>
          </table:table-cell>
          <table:table-cell table:style-name="train_20_amber_20_light" table:formula="of:=[IQ.K11]" office:value-type="string" office:string-value="☷" calcext:value-type="string">
            <text:p>☷</text:p>
          </table:table-cell>
          <table:table-cell table:style-name="train_20_amber_20_light"/>
          <table:table-cell table:style-name="train_20_tracks" table:formula="of:=IF([.K2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Upper Hexagram</text:p>
          </table:table-cell>
          <table:table-cell table:style-name="train_20_green_20_light"/>
          <table:table-cell table:style-name="train_20_green_20_light" table:formula="of:=VLOOKUP([IQ.G5];[IQ.A24:.I31];[IQ.G4]+1)" office:value-type="float" office:value="2" calcext:value-type="float">
            <text:p>2</text:p>
          </table:table-cell>
          <table:table-cell table:style-name="train_20_green_20_light" table:formula="of:=VLOOKUP([.C2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3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is amplifies the outcome of the situation.</text:p>
          </table:table-cell>
          <table:table-cell/>
          <table:table-cell table:style-name="train_20_amber_20_light" office:value-type="string" calcext:value-type="string">
            <text:p>Upper Golden Trigram</text:p>
          </table:table-cell>
          <table:table-cell table:style-name="train_20_amber_20_light"/>
          <table:table-cell table:style-name="train_20_amber_20_light" table:formula="of:=[IQ.J12]" office:value-type="float" office:value="8" calcext:value-type="float">
            <text:p>8</text:p>
          </table:table-cell>
          <table:table-cell table:style-name="train_20_amber_20_light" table:formula="of:=[IQ.K12]" office:value-type="string" office:string-value="☷" calcext:value-type="string">
            <text:p>☷</text:p>
          </table:table-cell>
          <table:table-cell table:style-name="train_20_amber_20_light"/>
          <table:table-cell table:style-name="train_20_tracks" table:formula="of:=IF([.K2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Lower Hexagram</text:p>
          </table:table-cell>
          <table:table-cell table:style-name="train_20_green_20_light"/>
          <table:table-cell table:style-name="train_20_green_20_light" table:formula="of:=VLOOKUP([IQ.G7];[IQ.A24:.I31];[IQ.G6]+1)" office:value-type="float" office:value="2" calcext:value-type="float">
            <text:p>2</text:p>
          </table:table-cell>
          <table:table-cell table:style-name="train_20_green_20_light" table:formula="of:=VLOOKUP([.C2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4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is is the core of the situation to be.</text:p>
          </table:table-cell>
          <table:table-cell/>
          <table:table-cell table:style-name="train_20_amber_20_light" office:value-type="string" calcext:value-type="string">
            <text:p>Lower Golden Trigram</text:p>
          </table:table-cell>
          <table:table-cell table:style-name="train_20_amber_20_light"/>
          <table:table-cell table:style-name="train_20_amber_20_light" table:formula="of:=[IQ.J13]" office:value-type="float" office:value="8" calcext:value-type="float">
            <text:p>8</text:p>
          </table:table-cell>
          <table:table-cell table:style-name="train_20_amber_20_light" table:formula="of:=[IQ.K13]" office:value-type="string" office:string-value="☷" calcext:value-type="string">
            <text:p>☷</text:p>
          </table:table-cell>
          <table:table-cell table:style-name="train_20_amber_20_light"/>
          <table:table-cell table:style-name="train_20_tracks" table:formula="of:=IF([.K2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Upper Nuclear Hexagram</text:p>
          </table:table-cell>
          <table:table-cell table:style-name="train_20_amber_20_light"/>
          <table:table-cell table:style-name="train_20_amber_20_light" table:formula="of:=VLOOKUP([IQ.G12];[IQ.A24:.I31];[IQ.G11]+1)" office:value-type="float" office:value="2" calcext:value-type="float">
            <text:p>2</text:p>
          </table:table-cell>
          <table:table-cell table:style-name="train_20_amber_20_light" table:formula="of:=VLOOKUP([.C2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5]=0;&quot;Unknown Error Thrown&quot;;&quot; &quot;)" office:value-type="string" office:string-value=" " calcext:value-type="string">
            <text:p><text:s/></text:p>
          </table:table-cell>
          <table:table-cell table:style-name="train_20_amber_20_light" office:value-type="string" calcext:value-type="string">
            <text:p>This is the core of the situation that was.</text:p>
          </table:table-cell>
          <table:table-cell table:number-columns-repeated="7"/>
          <table:table-cell table:style-name="train_20_amber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Lower Nuclear Hexagram</text:p>
          </table:table-cell>
          <table:table-cell table:style-name="train_20_amber_20_light"/>
          <table:table-cell table:style-name="train_20_amber_20_light" table:formula="of:=VLOOKUP([IQ.G14];[IQ.A24:.I31];[IQ.G13]+1)" office:value-type="float" office:value="2" calcext:value-type="float">
            <text:p>2</text:p>
          </table:table-cell>
          <table:table-cell table:style-name="train_20_amber_20_light" table:formula="of:=VLOOKUP([.C2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6]=0;&quot;Unknown Error Thrown&quot;;&quot; &quot;)" office:value-type="string" office:string-value=" " calcext:value-type="string">
            <text:p><text:s/></text:p>
          </table:table-cell>
          <table:table-cell table:style-name="train_20_amber_20_light" office:value-type="string" calcext:value-type="string">
            <text:p>This is an amplification of the source of the situation.</text:p>
          </table:table-cell>
          <table:table-cell/>
          <table:table-cell table:style-name="train_20_red_20_light" office:value-type="string" calcext:value-type="string">
            <text:p>P6</text:p>
          </table:table-cell>
          <table:table-cell table:style-name="train_20_red_20_light"/>
          <table:table-cell table:style-name="train_20_red_20_light" table:formula="of:=[IQ.M4]" office:value-type="float" office:value="8" calcext:value-type="float">
            <text:p>8</text:p>
          </table:table-cell>
          <table:table-cell table:style-name="train_20_red_20_light" table:formula="of:=[IQ.N4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26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7]=0;&quot;Unknown Error Thrown&quot;;&quot; &quot;)" office:value-type="string" office:string-value=" " calcext:value-type="string">
            <text:p><text:s/></text:p>
          </table:table-cell>
          <table:table-cell table:number-columns-repeated="2"/>
          <table:table-cell table:style-name="train_20_red_20_light" office:value-type="string" calcext:value-type="string">
            <text:p>P5</text:p>
          </table:table-cell>
          <table:table-cell table:style-name="train_20_red_20_light"/>
          <table:table-cell table:style-name="train_20_red_20_light" table:formula="of:=[IQ.M5]" office:value-type="float" office:value="8" calcext:value-type="float">
            <text:p>8</text:p>
          </table:table-cell>
          <table:table-cell table:style-name="train_20_red_20_light" table:formula="of:=[IQ.N5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27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Preceding FuXi</text:p>
          </table:table-cell>
          <table:table-cell table:style-name="train_20_green_20_light"/>
          <table:table-cell table:style-name="train_20_green_20_light" table:formula="of:=VLOOKUP([.C6]-1;[IQ.L25:.M91];2)" office:value-type="float" office:value="64" calcext:value-type="float">
            <text:p>64</text:p>
          </table:table-cell>
          <table:table-cell table:style-name="train_20_green_20_light" table:formula="of:=VLOOKUP([.C28];[IQ.C56:.D120];2)" office:value-type="string" office:string-value="䷿" calcext:value-type="string">
            <text:p>䷿</text:p>
          </table:table-cell>
          <table:table-cell table:style-name="train_20_green_20_light"/>
          <table:table-cell table:style-name="train_20_tracks" table:formula="of:=IF([.C28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is is the force that created the situation.</text:p>
          </table:table-cell>
          <table:table-cell/>
          <table:table-cell table:style-name="train_20_red_20_light" office:value-type="string" calcext:value-type="string">
            <text:p>P4</text:p>
          </table:table-cell>
          <table:table-cell table:style-name="train_20_red_20_light"/>
          <table:table-cell table:style-name="train_20_red_20_light" table:formula="of:=[IQ.M6]" office:value-type="float" office:value="8" calcext:value-type="float">
            <text:p>8</text:p>
          </table:table-cell>
          <table:table-cell table:style-name="train_20_red_20_light" table:formula="of:=[IQ.N6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28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Successor FuXi</text:p>
          </table:table-cell>
          <table:table-cell table:style-name="train_20_green_20_light"/>
          <table:table-cell table:style-name="train_20_green_20_light" table:formula="of:=VLOOKUP([.C6]+1;[IQ.L25:.M91];2)" office:value-type="float" office:value="35" calcext:value-type="float">
            <text:p>35</text:p>
          </table:table-cell>
          <table:table-cell table:style-name="train_20_green_20_light" table:formula="of:=VLOOKUP([.C29];[IQ.C56:.D120];2)" office:value-type="string" office:string-value="䷢" calcext:value-type="string">
            <text:p>䷢</text:p>
          </table:table-cell>
          <table:table-cell table:style-name="train_20_green_20_light"/>
          <table:table-cell table:style-name="train_20_tracks" table:formula="of:=IF([.C29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is is forces that oppose the transition.</text:p>
          </table:table-cell>
          <table:table-cell/>
          <table:table-cell table:style-name="train_20_red_20_light" office:value-type="string" calcext:value-type="string">
            <text:p>P3</text:p>
          </table:table-cell>
          <table:table-cell table:style-name="train_20_red_20_light"/>
          <table:table-cell table:style-name="train_20_red_20_light" table:formula="of:=[IQ.M7]" office:value-type="float" office:value="8" calcext:value-type="float">
            <text:p>8</text:p>
          </table:table-cell>
          <table:table-cell table:style-name="train_20_red_20_light" table:formula="of:=[IQ.N7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29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Preceding King Wen</text:p>
          </table:table-cell>
          <table:table-cell table:style-name="train_20_green_20_light"/>
          <table:table-cell table:style-name="train_20_green_20_light" table:formula="of:=IF([.C6]=1;64;[.C6]-1)" office:value-type="float" office:value="1" calcext:value-type="float">
            <text:p>1</text:p>
          </table:table-cell>
          <table:table-cell table:style-name="train_20_green_20_light" table:formula="of:=VLOOKUP([.C30];[IQ.C56:.D120];2)" office:value-type="string" office:string-value="䷀" calcext:value-type="string">
            <text:p>䷀</text:p>
          </table:table-cell>
          <table:table-cell table:style-name="train_20_green_20_light"/>
          <table:table-cell table:style-name="train_20_tracks" table:formula="of:=IF([.C30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is is the temporal source of the situation.</text:p>
          </table:table-cell>
          <table:table-cell/>
          <table:table-cell table:style-name="train_20_red_20_light" office:value-type="string" calcext:value-type="string">
            <text:p>M6</text:p>
          </table:table-cell>
          <table:table-cell table:style-name="train_20_red_20_light"/>
          <table:table-cell table:style-name="train_20_red_20_light" table:formula="of:=[IQ.M8]" office:value-type="float" office:value="8" calcext:value-type="float">
            <text:p>8</text:p>
          </table:table-cell>
          <table:table-cell table:style-name="train_20_red_20_light" table:formula="of:=[IQ.N8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30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Successor King Wen</text:p>
          </table:table-cell>
          <table:table-cell table:style-name="train_20_green_20_light"/>
          <table:table-cell table:style-name="train_20_green_20_light" table:formula="of:=IF([.C6]=64;1;[.C6]+1)" office:value-type="float" office:value="3" calcext:value-type="float">
            <text:p>3</text:p>
          </table:table-cell>
          <table:table-cell table:style-name="train_20_green_20_light" table:formula="of:=VLOOKUP([.C31];[IQ.C56:.D120];2)" office:value-type="string" office:string-value="䷂" calcext:value-type="string">
            <text:p>䷂</text:p>
          </table:table-cell>
          <table:table-cell table:style-name="train_20_green_20_light"/>
          <table:table-cell table:style-name="train_20_tracks" table:formula="of:=IF([.C31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is is the temporal result of the situation.</text:p>
          </table:table-cell>
          <table:table-cell/>
          <table:table-cell table:style-name="train_20_red_20_light" office:value-type="string" calcext:value-type="string">
            <text:p>M5</text:p>
          </table:table-cell>
          <table:table-cell table:style-name="train_20_red_20_light"/>
          <table:table-cell table:style-name="train_20_red_20_light" table:formula="of:=[IQ.M9]" office:value-type="float" office:value="8" calcext:value-type="float">
            <text:p>8</text:p>
          </table:table-cell>
          <table:table-cell table:style-name="train_20_red_20_light" table:formula="of:=[IQ.N9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31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Preceding Ma Wang Dui</text:p>
          </table:table-cell>
          <table:table-cell table:style-name="train_20_green_20_light"/>
          <table:table-cell table:style-name="train_20_green_20_light" table:formula="of:=VLOOKUP([.C6]-1;[IQ.O25:.P91];2)" office:value-type="float" office:value="1" calcext:value-type="float">
            <text:p>1</text:p>
          </table:table-cell>
          <table:table-cell table:style-name="train_20_green_20_light" table:formula="of:=VLOOKUP([.C32];[IQ.C56:.D120];2)" office:value-type="string" office:string-value="䷀" calcext:value-type="string">
            <text:p>䷀</text:p>
          </table:table-cell>
          <table:table-cell table:style-name="train_20_green_20_light"/>
          <table:table-cell table:style-name="train_20_tracks" table:formula="of:=IF([.C32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is is the spatial source of the situation.</text:p>
          </table:table-cell>
          <table:table-cell/>
          <table:table-cell table:style-name="train_20_red_20_light" office:value-type="string" calcext:value-type="string">
            <text:p>M4</text:p>
          </table:table-cell>
          <table:table-cell table:style-name="train_20_red_20_light"/>
          <table:table-cell table:style-name="train_20_red_20_light" table:formula="of:=[IQ.M10]" office:value-type="float" office:value="8" calcext:value-type="float">
            <text:p>8</text:p>
          </table:table-cell>
          <table:table-cell table:style-name="train_20_red_20_light" table:formula="of:=[IQ.N10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32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Successor Ma Wang Dui</text:p>
          </table:table-cell>
          <table:table-cell table:style-name="train_20_green_20_light"/>
          <table:table-cell table:style-name="train_20_green_20_light" table:formula="of:=VLOOKUP([.C6]+1;[IQ.O25:.P91];2)" office:value-type="float" office:value="23" calcext:value-type="float">
            <text:p>23</text:p>
          </table:table-cell>
          <table:table-cell table:style-name="train_20_green_20_light" table:formula="of:=VLOOKUP([.C33];[IQ.C56:.D120];2)" office:value-type="string" office:string-value="䷖" calcext:value-type="string">
            <text:p>䷖</text:p>
          </table:table-cell>
          <table:table-cell table:style-name="train_20_green_20_light"/>
          <table:table-cell table:style-name="train_20_tracks" table:formula="of:=IF([.C33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is is the spatial result of the situation.</text:p>
          </table:table-cell>
          <table:table-cell/>
          <table:table-cell table:style-name="train_20_red_20_light" office:value-type="string" calcext:value-type="string">
            <text:p>M3</text:p>
          </table:table-cell>
          <table:table-cell table:style-name="train_20_red_20_light"/>
          <table:table-cell table:style-name="train_20_red_20_light" table:formula="of:=[IQ.M11]" office:value-type="float" office:value="8" calcext:value-type="float">
            <text:p>8</text:p>
          </table:table-cell>
          <table:table-cell table:style-name="train_20_red_20_light" table:formula="of:=[IQ.N11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33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Preceding Base</text:p>
          </table:table-cell>
          <table:table-cell table:style-name="train_20_green_20_light"/>
          <table:table-cell table:style-name="train_20_green_20_light" table:formula="of:=VLOOKUP([.C6]-1;[IQ.R25:.S91];2)" office:value-type="float" office:value="1" calcext:value-type="float">
            <text:p>1</text:p>
          </table:table-cell>
          <table:table-cell table:style-name="train_20_green_20_light" table:formula="of:=VLOOKUP([.C34];[IQ.C56:.D120];2)" office:value-type="string" office:string-value="䷀" calcext:value-type="string">
            <text:p>䷀</text:p>
          </table:table-cell>
          <table:table-cell table:style-name="train_20_green_20_light"/>
          <table:table-cell table:style-name="train_20_tracks" table:formula="of:=IF([.C3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/>
          <table:table-cell table:style-name="train_20_red_20_light" office:value-type="string" calcext:value-type="string">
            <text:p>N6</text:p>
          </table:table-cell>
          <table:table-cell table:style-name="train_20_red_20_light"/>
          <table:table-cell table:style-name="train_20_red_20_light" table:formula="of:=[IQ.M12]" office:value-type="float" office:value="8" calcext:value-type="float">
            <text:p>8</text:p>
          </table:table-cell>
          <table:table-cell table:style-name="train_20_red_20_light" table:formula="of:=[IQ.N12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34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Successor Base</text:p>
          </table:table-cell>
          <table:table-cell table:style-name="train_20_green_20_light"/>
          <table:table-cell table:style-name="train_20_green_20_light" table:formula="of:=VLOOKUP([.C6]+1;[IQ.R25:.S91];2)" office:value-type="float" office:value="13" calcext:value-type="float">
            <text:p>13</text:p>
          </table:table-cell>
          <table:table-cell table:style-name="train_20_green_20_light" table:formula="of:=VLOOKUP([.C35];[IQ.C56:.D120];2)" office:value-type="string" office:string-value="䷌" calcext:value-type="string">
            <text:p>䷌</text:p>
          </table:table-cell>
          <table:table-cell table:style-name="train_20_green_20_light"/>
          <table:table-cell table:style-name="train_20_tracks" table:formula="of:=IF([.C3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/>
          <table:table-cell table:style-name="train_20_red_20_light" office:value-type="string" calcext:value-type="string">
            <text:p>N5</text:p>
          </table:table-cell>
          <table:table-cell table:style-name="train_20_red_20_light"/>
          <table:table-cell table:style-name="train_20_red_20_light" table:formula="of:=[IQ.M13]" office:value-type="float" office:value="8" calcext:value-type="float">
            <text:p>8</text:p>
          </table:table-cell>
          <table:table-cell table:style-name="train_20_red_20_light" table:formula="of:=[IQ.N13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35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Preceding Govinda</text:p>
          </table:table-cell>
          <table:table-cell table:style-name="train_20_amber_20_light"/>
          <table:table-cell table:style-name="train_20_amber_20_light" table:formula="of:=VLOOKUP([.C6]-1;[IQ.U25:.V91];2)" office:value-type="float" office:value="1" calcext:value-type="float">
            <text:p>1</text:p>
          </table:table-cell>
          <table:table-cell table:style-name="train_20_amber_20_light" table:formula="of:=VLOOKUP([.C36];[IQ.C56:.D120];2)" office:value-type="string" office:string-value="䷀" calcext:value-type="string">
            <text:p>䷀</text:p>
          </table:table-cell>
          <table:table-cell table:style-name="train_20_amber_20_light"/>
          <table:table-cell table:style-name="copyright_20_info" table:formula="of:=IF([.C36]=0;&quot;Not Implemented&quot;;&quot; &quot;)" office:value-type="string" office:string-value=" " calcext:value-type="string">
            <text:p><text:s/></text:p>
          </table:table-cell>
          <table:table-cell table:style-name="train_20_amber_20_light" office:value-type="string" calcext:value-type="string">
            <text:p><text:s/></text:p>
          </table:table-cell>
          <table:table-cell/>
          <table:table-cell table:style-name="train_20_red_20_light" office:value-type="string" calcext:value-type="string">
            <text:p>N4</text:p>
          </table:table-cell>
          <table:table-cell table:style-name="train_20_red_20_light"/>
          <table:table-cell table:style-name="train_20_red_20_light" table:formula="of:=[IQ.M14]" office:value-type="float" office:value="8" calcext:value-type="float">
            <text:p>8</text:p>
          </table:table-cell>
          <table:table-cell table:style-name="train_20_red_20_light" table:formula="of:=[IQ.N14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36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Successor Govinda</text:p>
          </table:table-cell>
          <table:table-cell table:style-name="train_20_amber_20_light"/>
          <table:table-cell table:style-name="train_20_amber_20_light" table:formula="of:=VLOOKUP([.C6]+1;[IQ.U25:.V91];2)" office:value-type="float" office:value="3" calcext:value-type="float">
            <text:p>3</text:p>
          </table:table-cell>
          <table:table-cell table:style-name="train_20_amber_20_light" table:formula="of:=VLOOKUP([.C37];[IQ.C56:.D120];2)" office:value-type="string" office:string-value="䷂" calcext:value-type="string">
            <text:p>䷂</text:p>
          </table:table-cell>
          <table:table-cell table:style-name="train_20_amber_20_light"/>
          <table:table-cell table:style-name="copyright_20_info" table:formula="of:=IF([.C37]=0;&quot;Not Implemented&quot;;&quot; &quot;)" office:value-type="string" office:string-value=" " calcext:value-type="string">
            <text:p><text:s/></text:p>
          </table:table-cell>
          <table:table-cell table:style-name="train_20_amber_20_light" office:value-type="string" calcext:value-type="string">
            <text:p><text:s/></text:p>
          </table:table-cell>
          <table:table-cell/>
          <table:table-cell table:style-name="train_20_red_20_light" office:value-type="string" calcext:value-type="string">
            <text:p>N3</text:p>
          </table:table-cell>
          <table:table-cell table:style-name="train_20_red_20_light"/>
          <table:table-cell table:style-name="train_20_red_20_light" table:formula="of:=[IQ.M15]" office:value-type="float" office:value="8" calcext:value-type="float">
            <text:p>8</text:p>
          </table:table-cell>
          <table:table-cell table:style-name="train_20_red_20_light" table:formula="of:=[IQ.N15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37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Preceding LianShanyi</text:p>
          </table:table-cell>
          <table:table-cell table:style-name="train_20_amber_20_light"/>
          <table:table-cell table:style-name="train_20_amber_20_light" table:formula="of:=VLOOKUP([.C6]-1;[IQ.X25:.Y91];2)" office:value-type="float" office:value="0" calcext:value-type="float">
            <text:p>0</text:p>
          </table:table-cell>
          <table:table-cell table:style-name="train_20_amber_20_light" table:formula="of:=VLOOKUP([.C38];[IQ.C56:.D120];2)" office:value-type="string" office:string-value="∅" calcext:value-type="string">
            <text:p>∅</text:p>
          </table:table-cell>
          <table:table-cell table:style-name="train_20_amber_20_light"/>
          <table:table-cell table:style-name="copyright_20_info" table:formula="of:=IF([.C38]=0;&quot;Not Implemented&quot;;&quot; &quot;)" office:value-type="string" office:string-value="Not Implemented" calcext:value-type="string">
            <text:p>Not Implemented</text:p>
          </table:table-cell>
          <table:table-cell table:style-name="train_20_amber_20_light"/>
          <table:table-cell/>
          <table:table-cell table:style-name="train_20_red_20_light" office:value-type="string" calcext:value-type="string">
            <text:p>X6</text:p>
          </table:table-cell>
          <table:table-cell table:style-name="train_20_red_20_light"/>
          <table:table-cell table:style-name="train_20_red_20_light" table:formula="of:=[IQ.M16]" office:value-type="float" office:value="8" calcext:value-type="float">
            <text:p>8</text:p>
          </table:table-cell>
          <table:table-cell table:style-name="train_20_red_20_light" table:formula="of:=[IQ.N16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38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Successor Lianshanyi</text:p>
          </table:table-cell>
          <table:table-cell table:style-name="train_20_amber_20_light"/>
          <table:table-cell table:style-name="train_20_amber_20_light" table:formula="of:=VLOOKUP([.C6]+1;[IQ.X25:.Y91];2)" office:value-type="float" office:value="0" calcext:value-type="float">
            <text:p>0</text:p>
          </table:table-cell>
          <table:table-cell table:style-name="train_20_amber_20_light" table:formula="of:=VLOOKUP([.C39];[IQ.C56:.D120];2)" office:value-type="string" office:string-value="∅" calcext:value-type="string">
            <text:p>∅</text:p>
          </table:table-cell>
          <table:table-cell table:style-name="train_20_amber_20_light"/>
          <table:table-cell table:style-name="copyright_20_info" table:formula="of:=IF([.C39]=0;&quot;Not Implemented&quot;;&quot; &quot;)" office:value-type="string" office:string-value="Not Implemented" calcext:value-type="string">
            <text:p>Not Implemented</text:p>
          </table:table-cell>
          <table:table-cell table:style-name="train_20_amber_20_light"/>
          <table:table-cell/>
          <table:table-cell table:style-name="train_20_red_20_light" office:value-type="string" calcext:value-type="string">
            <text:p>X5</text:p>
          </table:table-cell>
          <table:table-cell table:style-name="train_20_red_20_light"/>
          <table:table-cell table:style-name="train_20_red_20_light" table:formula="of:=[IQ.M17]" office:value-type="float" office:value="8" calcext:value-type="float">
            <text:p>8</text:p>
          </table:table-cell>
          <table:table-cell table:style-name="train_20_red_20_light" table:formula="of:=[IQ.N17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39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Preceding Guicangy</text:p>
          </table:table-cell>
          <table:table-cell table:style-name="train_20_amber_20_light"/>
          <table:table-cell table:style-name="train_20_amber_20_light" table:formula="of:=VLOOKUP([.C6]-1;[IQ.AA25:.AB91];2)" office:value-type="float" office:value="0" calcext:value-type="float">
            <text:p>0</text:p>
          </table:table-cell>
          <table:table-cell table:style-name="train_20_amber_20_light" table:formula="of:=VLOOKUP([.C40];[IQ.C56:.D120];2)" office:value-type="string" office:string-value="∅" calcext:value-type="string">
            <text:p>∅</text:p>
          </table:table-cell>
          <table:table-cell table:style-name="train_20_amber_20_light"/>
          <table:table-cell table:style-name="copyright_20_info" table:formula="of:=IF([.C40]=0;&quot;Not Implemented&quot;;&quot; &quot;)" office:value-type="string" office:string-value="Not Implemented" calcext:value-type="string">
            <text:p>Not Implemented</text:p>
          </table:table-cell>
          <table:table-cell table:style-name="train_20_amber_20_light"/>
          <table:table-cell/>
          <table:table-cell table:style-name="train_20_red_20_light" office:value-type="string" calcext:value-type="string">
            <text:p>X4</text:p>
          </table:table-cell>
          <table:table-cell table:style-name="train_20_red_20_light"/>
          <table:table-cell table:style-name="train_20_red_20_light" table:formula="of:=[IQ.M18]" office:value-type="float" office:value="8" calcext:value-type="float">
            <text:p>8</text:p>
          </table:table-cell>
          <table:table-cell table:style-name="train_20_red_20_light" table:formula="of:=[IQ.N18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40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Successor Guicangy</text:p>
          </table:table-cell>
          <table:table-cell table:style-name="train_20_amber_20_light"/>
          <table:table-cell table:style-name="train_20_amber_20_light" table:formula="of:=VLOOKUP([.C6]+1;[IQ.AA25:.AB91];2)" office:value-type="float" office:value="0" calcext:value-type="float">
            <text:p>0</text:p>
          </table:table-cell>
          <table:table-cell table:style-name="train_20_amber_20_light" table:formula="of:=VLOOKUP([.C41];[IQ.C56:.D120];2)" office:value-type="string" office:string-value="∅" calcext:value-type="string">
            <text:p>∅</text:p>
          </table:table-cell>
          <table:table-cell table:style-name="train_20_amber_20_light"/>
          <table:table-cell table:style-name="copyright_20_info" table:formula="of:=IF([.C41]=0;&quot;Not Implemented&quot;;&quot; &quot;)" office:value-type="string" office:string-value="Not Implemented" calcext:value-type="string">
            <text:p>Not Implemented</text:p>
          </table:table-cell>
          <table:table-cell table:style-name="train_20_amber_20_light"/>
          <table:table-cell/>
          <table:table-cell table:style-name="train_20_red_20_light" office:value-type="string" calcext:value-type="string">
            <text:p>X3</text:p>
          </table:table-cell>
          <table:table-cell table:style-name="train_20_red_20_light"/>
          <table:table-cell table:style-name="train_20_red_20_light" table:formula="of:=[IQ.M19]" office:value-type="float" office:value="8" calcext:value-type="float">
            <text:p>8</text:p>
          </table:table-cell>
          <table:table-cell table:style-name="train_20_red_20_light" table:formula="of:=[IQ.N19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41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red_20_light" office:value-type="string" calcext:value-type="string">
            <text:p>Preceding Cullinane</text:p>
          </table:table-cell>
          <table:table-cell table:style-name="train_20_red_20_light"/>
          <table:table-cell table:style-name="train_20_red_20_light" table:formula="of:=VLOOKUP([.C6]-1;[IQ.AD25:.AE91];2)" office:value-type="float" office:value="1" calcext:value-type="float">
            <text:p>1</text:p>
          </table:table-cell>
          <table:table-cell table:style-name="train_20_red_20_light" table:formula="of:=VLOOKUP([.C42];[IQ.C56:.D120];2)" office:value-type="string" office:string-value="䷀" calcext:value-type="string">
            <text:p>䷀</text:p>
          </table:table-cell>
          <table:table-cell table:style-name="train_20_red_20_light"/>
          <table:table-cell table:style-name="train_20_tracks" table:formula="of:=IF([.C42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/>
          <table:table-cell table:style-name="train_20_red_20_light" office:value-type="string" calcext:value-type="string">
            <text:p>I1</text:p>
          </table:table-cell>
          <table:table-cell table:style-name="train_20_red_20_light"/>
          <table:table-cell table:style-name="train_20_red_20_light" table:formula="of:=[IQ.M20]" office:value-type="float" office:value="8" calcext:value-type="float">
            <text:p>8</text:p>
          </table:table-cell>
          <table:table-cell table:style-name="train_20_red_20_light" table:formula="of:=[IQ.N20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42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red_20_light" office:value-type="string" calcext:value-type="string">
            <text:p>Successor Cullinane</text:p>
          </table:table-cell>
          <table:table-cell table:style-name="train_20_red_20_light"/>
          <table:table-cell table:style-name="train_20_red_20_light" table:formula="of:=VLOOKUP([.C6]+1;[IQ.AD25:.AE91];2)" office:value-type="float" office:value="33" calcext:value-type="float">
            <text:p>33</text:p>
          </table:table-cell>
          <table:table-cell table:style-name="train_20_red_20_light" table:formula="of:=VLOOKUP([.C43];[IQ.C56:.D120];2)" office:value-type="string" office:string-value="䷠" calcext:value-type="string">
            <text:p>䷠</text:p>
          </table:table-cell>
          <table:table-cell table:style-name="train_20_red_20_light"/>
          <table:table-cell table:style-name="train_20_tracks" table:formula="of:=IF([.C43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/>
          <table:table-cell table:style-name="train_20_red_20_light" office:value-type="string" calcext:value-type="string">
            <text:p>I2</text:p>
          </table:table-cell>
          <table:table-cell table:style-name="train_20_red_20_light"/>
          <table:table-cell table:style-name="train_20_red_20_light" table:formula="of:=[IQ.M21]" office:value-type="float" office:value="8" calcext:value-type="float">
            <text:p>8</text:p>
          </table:table-cell>
          <table:table-cell table:style-name="train_20_red_20_light" table:formula="of:=[IQ.N21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43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Preceding </text:p>
          </table:table-cell>
          <table:table-cell table:style-name="train_20_green_20_light"/>
          <table:table-cell table:style-name="train_20_green_20_light" table:formula="of:=VLOOKUP([.C6]-1;[IQ.AG25:.AH91];2)" office:value-type="float" office:value="0" calcext:value-type="float">
            <text:p>0</text:p>
          </table:table-cell>
          <table:table-cell table:style-name="train_20_green_20_light" table:formula="of:=VLOOKUP([.C44];[IQ.C56:.D120];2)" office:value-type="string" office:string-value="∅" calcext:value-type="string">
            <text:p>∅</text:p>
          </table:table-cell>
          <table:table-cell table:style-name="train_20_green_20_light"/>
          <table:table-cell table:style-name="copyright_20_info" table:formula="of:=IF([.C44]=0;&quot;Not Implemented&quot;;&quot; &quot;)" office:value-type="string" office:string-value="Not Implemented" calcext:value-type="string">
            <text:p>Not Implemented</text:p>
          </table:table-cell>
          <table:table-cell table:style-name="train_20_green_20_light"/>
          <table:table-cell/>
          <table:table-cell table:style-name="train_20_red_20_light" office:value-type="string" calcext:value-type="string">
            <text:p>G</text:p>
          </table:table-cell>
          <table:table-cell table:style-name="train_20_red_20_light"/>
          <table:table-cell table:style-name="train_20_red_20_light" table:formula="of:=[IQ.M22]" office:value-type="float" office:value="8" calcext:value-type="float">
            <text:p>8</text:p>
          </table:table-cell>
          <table:table-cell table:style-name="train_20_red_20_light" table:formula="of:=[IQ.N22]" office:value-type="string" office:string-value="☷" calcext:value-type="string">
            <text:p>☷</text:p>
          </table:table-cell>
          <table:table-cell table:style-name="train_20_red_20_light"/>
          <table:table-cell table:style-name="train_20_tracks" table:formula="of:=IF([.K44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green_20_light" office:value-type="string" calcext:value-type="string">
            <text:p>Successor </text:p>
          </table:table-cell>
          <table:table-cell table:style-name="train_20_green_20_light"/>
          <table:table-cell table:style-name="train_20_green_20_light" table:formula="of:=VLOOKUP([.C6]+1;[IQ.AG25:.AH91];2)" office:value-type="float" office:value="0" calcext:value-type="float">
            <text:p>0</text:p>
          </table:table-cell>
          <table:table-cell table:style-name="train_20_green_20_light" table:formula="of:=VLOOKUP([.C45];[IQ.C56:.D120];2)" office:value-type="string" office:string-value="∅" calcext:value-type="string">
            <text:p>∅</text:p>
          </table:table-cell>
          <table:table-cell table:style-name="train_20_green_20_light"/>
          <table:table-cell table:style-name="copyright_20_info" table:formula="of:=IF([.C45]=0;&quot;Not Implemented&quot;;&quot; &quot;)" office:value-type="string" office:string-value="Not Implemented" calcext:value-type="string">
            <text:p>Not Implemented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receding </text:p>
          </table:table-cell>
          <table:table-cell table:style-name="train_20_green_20_light"/>
          <table:table-cell table:style-name="train_20_green_20_light" table:formula="of:=VLOOKUP([.C6]-1;[IQ.AI25:.AJ91];2)" office:value-type="float" office:value="0" calcext:value-type="float">
            <text:p>0</text:p>
          </table:table-cell>
          <table:table-cell table:style-name="train_20_green_20_light" table:formula="of:=VLOOKUP([.C46];[IQ.C56:.D120];2)" office:value-type="string" office:string-value="∅" calcext:value-type="string">
            <text:p>∅</text:p>
          </table:table-cell>
          <table:table-cell table:style-name="train_20_green_20_light"/>
          <table:table-cell table:style-name="copyright_20_info" table:formula="of:=IF([.C46]=0;&quot;Not Implemented&quot;;&quot; &quot;)" office:value-type="string" office:string-value="Not Implemented" calcext:value-type="string">
            <text:p>Not Implemented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Successor </text:p>
          </table:table-cell>
          <table:table-cell table:style-name="train_20_green_20_light"/>
          <table:table-cell table:style-name="train_20_green_20_light" table:formula="of:=VLOOKUP([.C6]+1;[IQ.AI25:.AJ91];2)" office:value-type="float" office:value="0" calcext:value-type="float">
            <text:p>0</text:p>
          </table:table-cell>
          <table:table-cell table:style-name="train_20_green_20_light" table:formula="of:=VLOOKUP([.C47];[IQ.C56:.D120];2)" office:value-type="string" office:string-value="∅" calcext:value-type="string">
            <text:p>∅</text:p>
          </table:table-cell>
          <table:table-cell table:style-name="train_20_green_20_light"/>
          <table:table-cell table:style-name="copyright_20_info" table:formula="of:=IF([.C47]=0;&quot;Not Implemented&quot;;&quot; &quot;)" office:value-type="string" office:string-value="Not Implemented" calcext:value-type="string">
            <text:p>Not Implemented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/>
          <table:table-cell table:style-name="train_20_info_20_3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Axillary 1</text:p>
          </table:table-cell>
          <table:table-cell table:style-name="train_20_amber_20_light"/>
          <table:table-cell table:style-name="train_20_amber_20_light" table:formula="of:=[IQ.Q9]" office:value-type="float" office:value="24" calcext:value-type="float">
            <text:p>24</text:p>
          </table:table-cell>
          <table:table-cell table:style-name="train_20_amber_20_light" table:formula="of:=VLOOKUP([.C49];[IQ.C56:.D120];2)" office:value-type="string" office:string-value="䷗" calcext:value-type="string">
            <text:p>䷗</text:p>
          </table:table-cell>
          <table:table-cell table:style-name="train_20_amber_20_light"/>
          <table:table-cell table:style-name="train_20_tracks" table:formula="of:=IF([.C4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Axillary 2</text:p>
          </table:table-cell>
          <table:table-cell table:style-name="train_20_amber_20_light"/>
          <table:table-cell table:style-name="train_20_amber_20_light" table:formula="of:=[IQ.U9]" office:value-type="float" office:value="7" calcext:value-type="float">
            <text:p>7</text:p>
          </table:table-cell>
          <table:table-cell table:style-name="train_20_amber_20_light" table:formula="of:=VLOOKUP([.C50];[IQ.C56:.D120];2)" office:value-type="string" office:string-value="䷆" calcext:value-type="string">
            <text:p>䷆</text:p>
          </table:table-cell>
          <table:table-cell table:style-name="train_20_amber_20_light"/>
          <table:table-cell table:style-name="train_20_tracks" table:formula="of:=IF([.C5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Axillary 3</text:p>
          </table:table-cell>
          <table:table-cell table:style-name="train_20_amber_20_light"/>
          <table:table-cell table:style-name="train_20_amber_20_light" table:formula="of:=[IQ.Y9]" office:value-type="float" office:value="15" calcext:value-type="float">
            <text:p>15</text:p>
          </table:table-cell>
          <table:table-cell table:style-name="train_20_amber_20_light" table:formula="of:=VLOOKUP([.C51];[IQ.C56:.D120];2)" office:value-type="string" office:string-value="䷎" calcext:value-type="string">
            <text:p>䷎</text:p>
          </table:table-cell>
          <table:table-cell table:style-name="train_20_amber_20_light"/>
          <table:table-cell table:style-name="train_20_tracks" table:formula="of:=IF([.C5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Axillary 4</text:p>
          </table:table-cell>
          <table:table-cell table:style-name="train_20_amber_20_light"/>
          <table:table-cell table:style-name="train_20_amber_20_light" table:formula="of:=[IQ.AC9]" office:value-type="float" office:value="16" calcext:value-type="float">
            <text:p>16</text:p>
          </table:table-cell>
          <table:table-cell table:style-name="train_20_amber_20_light" table:formula="of:=VLOOKUP([.C52];[IQ.C56:.D120];2)" office:value-type="string" office:string-value="䷏" calcext:value-type="string">
            <text:p>䷏</text:p>
          </table:table-cell>
          <table:table-cell table:style-name="train_20_amber_20_light"/>
          <table:table-cell table:style-name="train_20_tracks" table:formula="of:=IF([.C5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Axillary 5</text:p>
          </table:table-cell>
          <table:table-cell table:style-name="train_20_amber_20_light"/>
          <table:table-cell table:style-name="train_20_amber_20_light" table:formula="of:=[IQ.AG9]" office:value-type="float" office:value="8" calcext:value-type="float">
            <text:p>8</text:p>
          </table:table-cell>
          <table:table-cell table:style-name="train_20_amber_20_light" table:formula="of:=VLOOKUP([.C53];[IQ.C56:.D120];2)" office:value-type="string" office:string-value="䷇" calcext:value-type="string">
            <text:p>䷇</text:p>
          </table:table-cell>
          <table:table-cell table:style-name="train_20_amber_20_light"/>
          <table:table-cell table:style-name="train_20_tracks" table:formula="of:=IF([.C5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Axillary 6</text:p>
          </table:table-cell>
          <table:table-cell table:style-name="train_20_amber_20_light"/>
          <table:table-cell table:style-name="train_20_amber_20_light" table:formula="of:=[IQ.AK9]" office:value-type="float" office:value="23" calcext:value-type="float">
            <text:p>23</text:p>
          </table:table-cell>
          <table:table-cell table:style-name="train_20_amber_20_light" table:formula="of:=VLOOKUP([.C54];[IQ.C56:.D120];2)" office:value-type="string" office:string-value="䷖" calcext:value-type="string">
            <text:p>䷖</text:p>
          </table:table-cell>
          <table:table-cell table:style-name="train_20_amber_20_light"/>
          <table:table-cell table:style-name="train_20_tracks" table:formula="of:=IF([.C5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55]=0;&quot;Unknown Error Thrown&quot;;&quot; &quot;)" office:value-type="string" office:string-value=" " calcext:value-type="string">
            <text:p><text:s/></text:p>
          </table:table-cell>
          <table:table-cell table:number-columns-repeated="596"/>
        </table:table-row>
        <table:table-row table:style-name="ro2">
          <table:table-cell table:style-name="train_20_green_20_light" office:value-type="string" calcext:value-type="string">
            <text:p>Jin Fan 1</text:p>
          </table:table-cell>
          <table:table-cell table:style-name="train_20_green_20_light"/>
          <table:table-cell table:style-name="train_20_green_20_light" table:formula="of:=[IQ.Q17]" office:value-type="float" office:value="2" calcext:value-type="float">
            <text:p>2</text:p>
          </table:table-cell>
          <table:table-cell table:style-name="train_20_green_20_light" table:formula="of:=VLOOKUP([.C5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5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2</text:p>
          </table:table-cell>
          <table:table-cell table:style-name="train_20_green_20_light"/>
          <table:table-cell table:style-name="train_20_green_20_light" table:formula="of:=[IQ.U17]" office:value-type="float" office:value="24" calcext:value-type="float">
            <text:p>24</text:p>
          </table:table-cell>
          <table:table-cell table:style-name="train_20_green_20_light" table:formula="of:=VLOOKUP([.C57];[IQ.C56:.D120];2)" office:value-type="string" office:string-value="䷗" calcext:value-type="string">
            <text:p>䷗</text:p>
          </table:table-cell>
          <table:table-cell table:style-name="train_20_green_20_light"/>
          <table:table-cell table:style-name="train_20_tracks" table:formula="of:=IF([.C5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3</text:p>
          </table:table-cell>
          <table:table-cell table:style-name="train_20_green_20_light"/>
          <table:table-cell table:style-name="train_20_green_20_light" table:formula="of:=[IQ.Y17]" office:value-type="float" office:value="19" calcext:value-type="float">
            <text:p>19</text:p>
          </table:table-cell>
          <table:table-cell table:style-name="train_20_green_20_light" table:formula="of:=VLOOKUP([.C58];[IQ.C56:.D120];2)" office:value-type="string" office:string-value="䷒" calcext:value-type="string">
            <text:p>䷒</text:p>
          </table:table-cell>
          <table:table-cell table:style-name="train_20_green_20_light"/>
          <table:table-cell table:style-name="train_20_tracks" table:formula="of:=IF([.C5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4</text:p>
          </table:table-cell>
          <table:table-cell table:style-name="train_20_green_20_light"/>
          <table:table-cell table:style-name="train_20_green_20_light" table:formula="of:=[IQ.AC17]" office:value-type="float" office:value="11" calcext:value-type="float">
            <text:p>11</text:p>
          </table:table-cell>
          <table:table-cell table:style-name="train_20_green_20_light" table:formula="of:=VLOOKUP([.C59];[IQ.C56:.D120];2)" office:value-type="string" office:string-value="䷊" calcext:value-type="string">
            <text:p>䷊</text:p>
          </table:table-cell>
          <table:table-cell table:style-name="train_20_green_20_light"/>
          <table:table-cell table:style-name="train_20_tracks" table:formula="of:=IF([.C5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5</text:p>
          </table:table-cell>
          <table:table-cell table:style-name="train_20_green_20_light"/>
          <table:table-cell table:style-name="train_20_green_20_light" table:formula="of:=[IQ.AG17]" office:value-type="float" office:value="34" calcext:value-type="float">
            <text:p>34</text:p>
          </table:table-cell>
          <table:table-cell table:style-name="train_20_green_20_light" table:formula="of:=VLOOKUP([.C60];[IQ.C56:.D120];2)" office:value-type="string" office:string-value="䷡" calcext:value-type="string">
            <text:p>䷡</text:p>
          </table:table-cell>
          <table:table-cell table:style-name="train_20_green_20_light"/>
          <table:table-cell table:style-name="train_20_tracks" table:formula="of:=IF([.C6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6</text:p>
          </table:table-cell>
          <table:table-cell table:style-name="train_20_green_20_light"/>
          <table:table-cell table:style-name="train_20_green_20_light" table:formula="of:=[IQ.AK17]" office:value-type="float" office:value="43" calcext:value-type="float">
            <text:p>43</text:p>
          </table:table-cell>
          <table:table-cell table:style-name="train_20_green_20_light" table:formula="of:=VLOOKUP([.C61];[IQ.C56:.D120];2)" office:value-type="string" office:string-value="䷪" calcext:value-type="string">
            <text:p>䷪</text:p>
          </table:table-cell>
          <table:table-cell table:style-name="train_20_green_20_light"/>
          <table:table-cell table:style-name="train_20_tracks" table:formula="of:=IF([.C6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7</text:p>
          </table:table-cell>
          <table:table-cell table:style-name="train_20_green_20_light"/>
          <table:table-cell table:style-name="train_20_green_20_light" table:formula="of:=[IQ.AO17]" office:value-type="float" office:value="5" calcext:value-type="float">
            <text:p>5</text:p>
          </table:table-cell>
          <table:table-cell table:style-name="train_20_green_20_light" table:formula="of:=VLOOKUP([.C62];[IQ.C56:.D120];2)" office:value-type="string" office:string-value="䷄" calcext:value-type="string">
            <text:p>䷄</text:p>
          </table:table-cell>
          <table:table-cell table:style-name="train_20_green_20_light"/>
          <table:table-cell table:style-name="train_20_tracks" table:formula="of:=IF([.C6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8 </text:p>
          </table:table-cell>
          <table:table-cell table:style-name="train_20_green_20_light"/>
          <table:table-cell table:style-name="train_20_green_20_light" table:formula="of:=[IQ.AS17]" office:value-type="float" office:value="60" calcext:value-type="float">
            <text:p>60</text:p>
          </table:table-cell>
          <table:table-cell table:style-name="train_20_green_20_light" table:formula="of:=VLOOKUP([.C63];[IQ.C56:.D120];2)" office:value-type="string" office:string-value="䷻" calcext:value-type="string">
            <text:p>䷻</text:p>
          </table:table-cell>
          <table:table-cell table:style-name="train_20_green_20_light"/>
          <table:table-cell table:style-name="train_20_tracks" table:formula="of:=IF([.C6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9</text:p>
          </table:table-cell>
          <table:table-cell table:style-name="train_20_green_20_light"/>
          <table:table-cell table:style-name="train_20_green_20_light" table:formula="of:=[IQ.AW17]" office:value-type="float" office:value="3" calcext:value-type="float">
            <text:p>3</text:p>
          </table:table-cell>
          <table:table-cell table:style-name="train_20_green_20_light" table:formula="of:=VLOOKUP([.C64];[IQ.C56:.D120];2)" office:value-type="string" office:string-value="䷂" calcext:value-type="string">
            <text:p>䷂</text:p>
          </table:table-cell>
          <table:table-cell table:style-name="train_20_green_20_light"/>
          <table:table-cell table:style-name="train_20_tracks" table:formula="of:=IF([.C6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10</text:p>
          </table:table-cell>
          <table:table-cell table:style-name="train_20_green_20_light"/>
          <table:table-cell table:style-name="train_20_green_20_light" table:formula="of:=[IQ.BA17]" office:value-type="float" office:value="8" calcext:value-type="float">
            <text:p>8</text:p>
          </table:table-cell>
          <table:table-cell table:style-name="train_20_green_20_light" table:formula="of:=VLOOKUP([.C65];[IQ.C56:.D120];2)" office:value-type="string" office:string-value="䷇" calcext:value-type="string">
            <text:p>䷇</text:p>
          </table:table-cell>
          <table:table-cell table:style-name="train_20_green_20_light"/>
          <table:table-cell table:style-name="train_20_tracks" table:formula="of:=IF([.C6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11</text:p>
          </table:table-cell>
          <table:table-cell table:style-name="train_20_green_20_light"/>
          <table:table-cell table:style-name="train_20_green_20_light" table:formula="of:=[IQ.BE17]" office:value-type="float" office:value="29" calcext:value-type="float">
            <text:p>29</text:p>
          </table:table-cell>
          <table:table-cell table:style-name="train_20_green_20_light" table:formula="of:=VLOOKUP([.C66];[IQ.C56:.D120];2)" office:value-type="string" office:string-value="䷜" calcext:value-type="string">
            <text:p>䷜</text:p>
          </table:table-cell>
          <table:table-cell table:style-name="train_20_green_20_light"/>
          <table:table-cell table:style-name="train_20_tracks" table:formula="of:=IF([.C6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12</text:p>
          </table:table-cell>
          <table:table-cell table:style-name="train_20_green_20_light"/>
          <table:table-cell table:style-name="train_20_green_20_light" table:formula="of:=[IQ.BI17]" office:value-type="float" office:value="48" calcext:value-type="float">
            <text:p>48</text:p>
          </table:table-cell>
          <table:table-cell table:style-name="train_20_green_20_light" table:formula="of:=VLOOKUP([.C67];[IQ.C56:.D120];2)" office:value-type="string" office:string-value="䷯" calcext:value-type="string">
            <text:p>䷯</text:p>
          </table:table-cell>
          <table:table-cell table:style-name="train_20_green_20_light"/>
          <table:table-cell table:style-name="train_20_tracks" table:formula="of:=IF([.C6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13</text:p>
          </table:table-cell>
          <table:table-cell table:style-name="train_20_green_20_light"/>
          <table:table-cell table:style-name="train_20_green_20_light" table:formula="of:=[IQ.BM17]" office:value-type="float" office:value="28" calcext:value-type="float">
            <text:p>28</text:p>
          </table:table-cell>
          <table:table-cell table:style-name="train_20_green_20_light" table:formula="of:=VLOOKUP([.C68];[IQ.C56:.D120];2)" office:value-type="string" office:string-value="䷛" calcext:value-type="string">
            <text:p>䷛</text:p>
          </table:table-cell>
          <table:table-cell table:style-name="train_20_green_20_light"/>
          <table:table-cell table:style-name="train_20_tracks" table:formula="of:=IF([.C6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14</text:p>
          </table:table-cell>
          <table:table-cell table:style-name="train_20_green_20_light"/>
          <table:table-cell table:style-name="train_20_green_20_light" table:formula="of:=[IQ.BQ17]" office:value-type="float" office:value="32" calcext:value-type="float">
            <text:p>32</text:p>
          </table:table-cell>
          <table:table-cell table:style-name="train_20_green_20_light" table:formula="of:=VLOOKUP([.C69];[IQ.C56:.D120];2)" office:value-type="string" office:string-value="䷟" calcext:value-type="string">
            <text:p>䷟</text:p>
          </table:table-cell>
          <table:table-cell table:style-name="train_20_green_20_light"/>
          <table:table-cell table:style-name="train_20_tracks" table:formula="of:=IF([.C6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15</text:p>
          </table:table-cell>
          <table:table-cell table:style-name="train_20_green_20_light"/>
          <table:table-cell table:style-name="train_20_green_20_light" table:formula="of:=[IQ.BU17]" office:value-type="float" office:value="46" calcext:value-type="float">
            <text:p>46</text:p>
          </table:table-cell>
          <table:table-cell table:style-name="train_20_green_20_light" table:formula="of:=VLOOKUP([.C70];[IQ.C56:.D120];2)" office:value-type="string" office:string-value="䷭" calcext:value-type="string">
            <text:p>䷭</text:p>
          </table:table-cell>
          <table:table-cell table:style-name="train_20_green_20_light"/>
          <table:table-cell table:style-name="train_20_tracks" table:formula="of:=IF([.C7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16</text:p>
          </table:table-cell>
          <table:table-cell table:style-name="train_20_green_20_light"/>
          <table:table-cell table:style-name="train_20_green_20_light" table:formula="of:=[IQ.BY17]" office:value-type="float" office:value="7" calcext:value-type="float">
            <text:p>7</text:p>
          </table:table-cell>
          <table:table-cell table:style-name="train_20_green_20_light" table:formula="of:=VLOOKUP([.C71];[IQ.C56:.D120];2)" office:value-type="string" office:string-value="䷆" calcext:value-type="string">
            <text:p>䷆</text:p>
          </table:table-cell>
          <table:table-cell table:style-name="train_20_green_20_light"/>
          <table:table-cell table:style-name="train_20_tracks" table:formula="of:=IF([.C7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Jin Fan 17</text:p>
          </table:table-cell>
          <table:table-cell table:style-name="train_20_green_20_light"/>
          <table:table-cell table:style-name="train_20_green_20_light" table:formula="of:=[IQ.CC17]" office:value-type="float" office:value="2" calcext:value-type="float">
            <text:p>2</text:p>
          </table:table-cell>
          <table:table-cell table:style-name="train_20_green_20_light" table:formula="of:=VLOOKUP([.C7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7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73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P6</text:p>
          </table:table-cell>
          <table:table-cell table:style-name="train_20_amber_20_light"/>
          <table:table-cell table:style-name="train_20_amber_20_light" table:formula="of:=VLOOKUP([IQ.M4];[IQ.A24:.I31];[IQ.M4]+1)" office:value-type="float" office:value="2" calcext:value-type="float">
            <text:p>2</text:p>
          </table:table-cell>
          <table:table-cell table:style-name="train_20_amber_20_light" table:formula="of:=VLOOKUP([.C7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7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P5</text:p>
          </table:table-cell>
          <table:table-cell table:style-name="train_20_amber_20_light"/>
          <table:table-cell table:style-name="train_20_amber_20_light" table:formula="of:=VLOOKUP([IQ.M5];[IQ.A24:.I31];[IQ.M4]+1)" office:value-type="float" office:value="2" calcext:value-type="float">
            <text:p>2</text:p>
          </table:table-cell>
          <table:table-cell table:style-name="train_20_amber_20_light" table:formula="of:=VLOOKUP([.C7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7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P4</text:p>
          </table:table-cell>
          <table:table-cell table:style-name="train_20_amber_20_light"/>
          <table:table-cell table:style-name="train_20_amber_20_light" table:formula="of:=VLOOKUP([IQ.M6];[IQ.A24:.I31];[IQ.M4]+1)" office:value-type="float" office:value="2" calcext:value-type="float">
            <text:p>2</text:p>
          </table:table-cell>
          <table:table-cell table:style-name="train_20_amber_20_light" table:formula="of:=VLOOKUP([.C7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7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P3</text:p>
          </table:table-cell>
          <table:table-cell table:style-name="train_20_amber_20_light"/>
          <table:table-cell table:style-name="train_20_amber_20_light" table:formula="of:=VLOOKUP([IQ.M7];[IQ.A24:.I31];[IQ.M4]+1)" office:value-type="float" office:value="2" calcext:value-type="float">
            <text:p>2</text:p>
          </table:table-cell>
          <table:table-cell table:style-name="train_20_amber_20_light" table:formula="of:=VLOOKUP([.C7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7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I1</text:p>
          </table:table-cell>
          <table:table-cell table:style-name="train_20_amber_20_light"/>
          <table:table-cell table:style-name="train_20_amber_20_light" table:formula="of:=VLOOKUP([IQ.M20];[IQ.A24:.I31];[IQ.M4]+1)" office:value-type="float" office:value="2" calcext:value-type="float">
            <text:p>2</text:p>
          </table:table-cell>
          <table:table-cell table:style-name="train_20_amber_20_light" table:formula="of:=VLOOKUP([.C7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7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I2</text:p>
          </table:table-cell>
          <table:table-cell table:style-name="train_20_amber_20_light"/>
          <table:table-cell table:style-name="train_20_amber_20_light" table:formula="of:=VLOOKUP([IQ.M21];[IQ.A24:.I31];[IQ.M4]+1)" office:value-type="float" office:value="2" calcext:value-type="float">
            <text:p>2</text:p>
          </table:table-cell>
          <table:table-cell table:style-name="train_20_amber_20_light" table:formula="of:=VLOOKUP([.C7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7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G</text:p>
          </table:table-cell>
          <table:table-cell table:style-name="train_20_amber_20_light"/>
          <table:table-cell table:style-name="train_20_amber_20_light" table:formula="of:=VLOOKUP([IQ.M22];[IQ.A24:.I31];[IQ.M4]+1)" office:value-type="float" office:value="2" calcext:value-type="float">
            <text:p>2</text:p>
          </table:table-cell>
          <table:table-cell table:style-name="train_20_amber_20_light" table:formula="of:=VLOOKUP([.C8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8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81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5 / P6</text:p>
          </table:table-cell>
          <table:table-cell table:style-name="train_20_green_20_light"/>
          <table:table-cell table:style-name="train_20_green_20_light" table:formula="of:=VLOOKUP([IQ.M4];[IQ.A24:.I31];[IQ.M5]+1)" office:value-type="float" office:value="2" calcext:value-type="float">
            <text:p>2</text:p>
          </table:table-cell>
          <table:table-cell table:style-name="train_20_green_20_light" table:formula="of:=VLOOKUP([.C8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8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5 / P5</text:p>
          </table:table-cell>
          <table:table-cell table:style-name="train_20_green_20_light"/>
          <table:table-cell table:style-name="train_20_green_20_light" table:formula="of:=VLOOKUP([IQ.M5];[IQ.A24:.I31];[IQ.M5]+1)" office:value-type="float" office:value="2" calcext:value-type="float">
            <text:p>2</text:p>
          </table:table-cell>
          <table:table-cell table:style-name="train_20_green_20_light" table:formula="of:=VLOOKUP([.C8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8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5 / P4</text:p>
          </table:table-cell>
          <table:table-cell table:style-name="train_20_green_20_light"/>
          <table:table-cell table:style-name="train_20_green_20_light" table:formula="of:=VLOOKUP([IQ.M6];[IQ.A24:.I31];[IQ.M5]+1)" office:value-type="float" office:value="2" calcext:value-type="float">
            <text:p>2</text:p>
          </table:table-cell>
          <table:table-cell table:style-name="train_20_green_20_light" table:formula="of:=VLOOKUP([.C8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8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5 / P3</text:p>
          </table:table-cell>
          <table:table-cell table:style-name="train_20_green_20_light"/>
          <table:table-cell table:style-name="train_20_green_20_light" table:formula="of:=VLOOKUP([IQ.M7];[IQ.A24:.I31];[IQ.M5]+1)" office:value-type="float" office:value="2" calcext:value-type="float">
            <text:p>2</text:p>
          </table:table-cell>
          <table:table-cell table:style-name="train_20_green_20_light" table:formula="of:=VLOOKUP([.C8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8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5 / I1</text:p>
          </table:table-cell>
          <table:table-cell table:style-name="train_20_green_20_light"/>
          <table:table-cell table:style-name="train_20_green_20_light" table:formula="of:=VLOOKUP([IQ.M20];[IQ.A24:.I31];[IQ.M5]+1)" office:value-type="float" office:value="2" calcext:value-type="float">
            <text:p>2</text:p>
          </table:table-cell>
          <table:table-cell table:style-name="train_20_green_20_light" table:formula="of:=VLOOKUP([.C8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8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ce18" office:value-type="string" calcext:value-type="string">
            <text:p>P5 / I2</text:p>
          </table:table-cell>
          <table:table-cell table:style-name="train_20_green_20_light"/>
          <table:table-cell table:style-name="train_20_green_20_light" table:formula="of:=VLOOKUP([IQ.M21];[IQ.A24:.I31];[IQ.M5]+1)" office:value-type="float" office:value="2" calcext:value-type="float">
            <text:p>2</text:p>
          </table:table-cell>
          <table:table-cell table:style-name="train_20_green_20_light" table:formula="of:=VLOOKUP([.C8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8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5 / G</text:p>
          </table:table-cell>
          <table:table-cell table:style-name="train_20_green_20_light"/>
          <table:table-cell table:style-name="train_20_green_20_light" table:formula="of:=VLOOKUP([IQ.M22];[IQ.A24:.I31];[IQ.M5]+1)" office:value-type="float" office:value="2" calcext:value-type="float">
            <text:p>2</text:p>
          </table:table-cell>
          <table:table-cell table:style-name="train_20_green_20_light" table:formula="of:=VLOOKUP([.C8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8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89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P6</text:p>
          </table:table-cell>
          <table:table-cell table:style-name="train_20_amber_20_light"/>
          <table:table-cell table:style-name="train_20_amber_20_light" table:formula="of:=VLOOKUP([IQ.M4];[IQ.A24:.I31];[IQ.M6]+1)" office:value-type="float" office:value="2" calcext:value-type="float">
            <text:p>2</text:p>
          </table:table-cell>
          <table:table-cell table:style-name="train_20_amber_20_light" table:formula="of:=VLOOKUP([.C9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9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P5</text:p>
          </table:table-cell>
          <table:table-cell table:style-name="train_20_amber_20_light"/>
          <table:table-cell table:style-name="train_20_amber_20_light" table:formula="of:=VLOOKUP([IQ.M5];[IQ.A24:.I31];[IQ.M6]+1)" office:value-type="float" office:value="2" calcext:value-type="float">
            <text:p>2</text:p>
          </table:table-cell>
          <table:table-cell table:style-name="train_20_amber_20_light" table:formula="of:=VLOOKUP([.C9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9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P4</text:p>
          </table:table-cell>
          <table:table-cell table:style-name="train_20_amber_20_light"/>
          <table:table-cell table:style-name="train_20_amber_20_light" table:formula="of:=VLOOKUP([IQ.M6];[IQ.A24:.I31];[IQ.M6]+1)" office:value-type="float" office:value="2" calcext:value-type="float">
            <text:p>2</text:p>
          </table:table-cell>
          <table:table-cell table:style-name="train_20_amber_20_light" table:formula="of:=VLOOKUP([.C9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9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P3</text:p>
          </table:table-cell>
          <table:table-cell table:style-name="train_20_amber_20_light"/>
          <table:table-cell table:style-name="train_20_amber_20_light" table:formula="of:=VLOOKUP([IQ.M7];[IQ.A24:.I31];[IQ.M6]+1)" office:value-type="float" office:value="2" calcext:value-type="float">
            <text:p>2</text:p>
          </table:table-cell>
          <table:table-cell table:style-name="train_20_amber_20_light" table:formula="of:=VLOOKUP([.C9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9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I1</text:p>
          </table:table-cell>
          <table:table-cell table:style-name="train_20_amber_20_light"/>
          <table:table-cell table:style-name="train_20_amber_20_light" table:formula="of:=VLOOKUP([IQ.M20];[IQ.A24:.I31];[IQ.M6]+1)" office:value-type="float" office:value="2" calcext:value-type="float">
            <text:p>2</text:p>
          </table:table-cell>
          <table:table-cell table:style-name="train_20_amber_20_light" table:formula="of:=VLOOKUP([.C9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9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I2</text:p>
          </table:table-cell>
          <table:table-cell table:style-name="train_20_amber_20_light"/>
          <table:table-cell table:style-name="train_20_amber_20_light" table:formula="of:=VLOOKUP([IQ.M21];[IQ.A24:.I31];[IQ.M6]+1)" office:value-type="float" office:value="2" calcext:value-type="float">
            <text:p>2</text:p>
          </table:table-cell>
          <table:table-cell table:style-name="train_20_amber_20_light" table:formula="of:=VLOOKUP([.C9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9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G</text:p>
          </table:table-cell>
          <table:table-cell table:style-name="train_20_amber_20_light"/>
          <table:table-cell table:style-name="train_20_amber_20_light" table:formula="of:=VLOOKUP([IQ.M22];[IQ.A24:.I31];[IQ.M6]+1)" office:value-type="float" office:value="2" calcext:value-type="float">
            <text:p>2</text:p>
          </table:table-cell>
          <table:table-cell table:style-name="train_20_amber_20_light" table:formula="of:=VLOOKUP([.C9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9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97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P6</text:p>
          </table:table-cell>
          <table:table-cell table:style-name="train_20_green_20_light"/>
          <table:table-cell table:style-name="train_20_green_20_light" table:formula="of:=VLOOKUP([IQ.M4];[IQ.A24:.I31];[IQ.M7]+1)" office:value-type="float" office:value="2" calcext:value-type="float">
            <text:p>2</text:p>
          </table:table-cell>
          <table:table-cell table:style-name="train_20_green_20_light" table:formula="of:=VLOOKUP([.C9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9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P5</text:p>
          </table:table-cell>
          <table:table-cell table:style-name="train_20_green_20_light"/>
          <table:table-cell table:style-name="train_20_green_20_light" table:formula="of:=VLOOKUP([IQ.M5];[IQ.A24:.I31];[IQ.M7]+1)" office:value-type="float" office:value="2" calcext:value-type="float">
            <text:p>2</text:p>
          </table:table-cell>
          <table:table-cell table:style-name="train_20_green_20_light" table:formula="of:=VLOOKUP([.C99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9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P4</text:p>
          </table:table-cell>
          <table:table-cell table:style-name="train_20_green_20_light"/>
          <table:table-cell table:style-name="train_20_green_20_light" table:formula="of:=VLOOKUP([IQ.M6];[IQ.A24:.I31];[IQ.M7]+1)" office:value-type="float" office:value="2" calcext:value-type="float">
            <text:p>2</text:p>
          </table:table-cell>
          <table:table-cell table:style-name="train_20_green_20_light" table:formula="of:=VLOOKUP([.C100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0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P3</text:p>
          </table:table-cell>
          <table:table-cell table:style-name="train_20_green_20_light"/>
          <table:table-cell table:style-name="train_20_green_20_light" table:formula="of:=VLOOKUP([IQ.M7];[IQ.A24:.I31];[IQ.M7]+1)" office:value-type="float" office:value="2" calcext:value-type="float">
            <text:p>2</text:p>
          </table:table-cell>
          <table:table-cell table:style-name="train_20_green_20_light" table:formula="of:=VLOOKUP([.C101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0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I1</text:p>
          </table:table-cell>
          <table:table-cell table:style-name="train_20_green_20_light"/>
          <table:table-cell table:style-name="train_20_green_20_light" table:formula="of:=VLOOKUP([IQ.M20];[IQ.A24:.I31];[IQ.M7]+1)" office:value-type="float" office:value="2" calcext:value-type="float">
            <text:p>2</text:p>
          </table:table-cell>
          <table:table-cell table:style-name="train_20_green_20_light" table:formula="of:=VLOOKUP([.C10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0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I2</text:p>
          </table:table-cell>
          <table:table-cell table:style-name="train_20_green_20_light"/>
          <table:table-cell table:style-name="train_20_green_20_light" table:formula="of:=VLOOKUP([IQ.M21];[IQ.A24:.I31];[IQ.M7]+1)" office:value-type="float" office:value="2" calcext:value-type="float">
            <text:p>2</text:p>
          </table:table-cell>
          <table:table-cell table:style-name="train_20_green_20_light" table:formula="of:=VLOOKUP([.C10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0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G</text:p>
          </table:table-cell>
          <table:table-cell table:style-name="train_20_green_20_light"/>
          <table:table-cell table:style-name="train_20_green_20_light" table:formula="of:=VLOOKUP([IQ.M22];[IQ.A24:.I31];[IQ.M7]+1)" office:value-type="float" office:value="2" calcext:value-type="float">
            <text:p>2</text:p>
          </table:table-cell>
          <table:table-cell table:style-name="train_20_green_20_light" table:formula="of:=VLOOKUP([.C10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0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05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M6</text:p>
          </table:table-cell>
          <table:table-cell table:style-name="train_20_amber_20_light"/>
          <table:table-cell table:style-name="train_20_amber_20_light" table:formula="of:=VLOOKUP([IQ.M8];[IQ.A24:.I31];[IQ.M4]+1)" office:value-type="float" office:value="2" calcext:value-type="float">
            <text:p>2</text:p>
          </table:table-cell>
          <table:table-cell table:style-name="train_20_amber_20_light" table:formula="of:=VLOOKUP([.C10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0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M5</text:p>
          </table:table-cell>
          <table:table-cell table:style-name="train_20_amber_20_light"/>
          <table:table-cell table:style-name="train_20_amber_20_light" table:formula="of:=VLOOKUP([IQ.M9];[IQ.A24:.I31];[IQ.M4]+1)" office:value-type="float" office:value="2" calcext:value-type="float">
            <text:p>2</text:p>
          </table:table-cell>
          <table:table-cell table:style-name="train_20_amber_20_light" table:formula="of:=VLOOKUP([.C10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0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M4</text:p>
          </table:table-cell>
          <table:table-cell table:style-name="train_20_amber_20_light"/>
          <table:table-cell table:style-name="train_20_amber_20_light" table:formula="of:=VLOOKUP([IQ.M10];[IQ.A24:.I31];[IQ.M4]+1)" office:value-type="float" office:value="2" calcext:value-type="float">
            <text:p>2</text:p>
          </table:table-cell>
          <table:table-cell table:style-name="train_20_amber_20_light" table:formula="of:=VLOOKUP([.C10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0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M3</text:p>
          </table:table-cell>
          <table:table-cell table:style-name="train_20_amber_20_light"/>
          <table:table-cell table:style-name="train_20_amber_20_light" table:formula="of:=VLOOKUP([IQ.M11];[IQ.A24:.I31];[IQ.M4]+1)" office:value-type="float" office:value="2" calcext:value-type="float">
            <text:p>2</text:p>
          </table:table-cell>
          <table:table-cell table:style-name="train_20_amber_20_light" table:formula="of:=VLOOKUP([.C10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0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10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6 / N6</text:p>
          </table:table-cell>
          <table:table-cell table:style-name="train_20_green_20_light"/>
          <table:table-cell table:style-name="train_20_green_20_light" table:formula="of:=VLOOKUP([IQ.M12];[IQ.A24:.I31];[IQ.M4]+1)" office:value-type="float" office:value="2" calcext:value-type="float">
            <text:p>2</text:p>
          </table:table-cell>
          <table:table-cell table:style-name="train_20_green_20_light" table:formula="of:=VLOOKUP([.C111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1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6 / N5</text:p>
          </table:table-cell>
          <table:table-cell table:style-name="train_20_green_20_light"/>
          <table:table-cell table:style-name="train_20_green_20_light" table:formula="of:=VLOOKUP([IQ.M13];[IQ.A24:.I31];[IQ.M4]+1)" office:value-type="float" office:value="2" calcext:value-type="float">
            <text:p>2</text:p>
          </table:table-cell>
          <table:table-cell table:style-name="train_20_green_20_light" table:formula="of:=VLOOKUP([.C11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1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6 / N4</text:p>
          </table:table-cell>
          <table:table-cell table:style-name="train_20_green_20_light"/>
          <table:table-cell table:style-name="train_20_green_20_light" table:formula="of:=VLOOKUP([IQ.M14];[IQ.A24:.I31];[IQ.M4]+1)" office:value-type="float" office:value="2" calcext:value-type="float">
            <text:p>2</text:p>
          </table:table-cell>
          <table:table-cell table:style-name="train_20_green_20_light" table:formula="of:=VLOOKUP([.C11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1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6 / N3</text:p>
          </table:table-cell>
          <table:table-cell table:style-name="train_20_green_20_light"/>
          <table:table-cell table:style-name="train_20_green_20_light" table:formula="of:=VLOOKUP([IQ.M15];[IQ.A24:.I31];[IQ.M4]+1)" office:value-type="float" office:value="2" calcext:value-type="float">
            <text:p>2</text:p>
          </table:table-cell>
          <table:table-cell table:style-name="train_20_green_20_light" table:formula="of:=VLOOKUP([.C11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1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15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X6</text:p>
          </table:table-cell>
          <table:table-cell table:style-name="train_20_amber_20_light"/>
          <table:table-cell table:style-name="train_20_amber_20_light" table:formula="of:=VLOOKUP([IQ.M16];[IQ.A24:.I31];[IQ.M4]+1)" office:value-type="float" office:value="2" calcext:value-type="float">
            <text:p>2</text:p>
          </table:table-cell>
          <table:table-cell table:style-name="train_20_amber_20_light" table:formula="of:=VLOOKUP([.C11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1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X5</text:p>
          </table:table-cell>
          <table:table-cell table:style-name="train_20_amber_20_light"/>
          <table:table-cell table:style-name="train_20_amber_20_light" table:formula="of:=VLOOKUP([IQ.M17];[IQ.A24:.I31];[IQ.M4]+1)" office:value-type="float" office:value="2" calcext:value-type="float">
            <text:p>2</text:p>
          </table:table-cell>
          <table:table-cell table:style-name="train_20_amber_20_light" table:formula="of:=VLOOKUP([.C11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1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X4</text:p>
          </table:table-cell>
          <table:table-cell table:style-name="train_20_amber_20_light"/>
          <table:table-cell table:style-name="train_20_amber_20_light" table:formula="of:=VLOOKUP([IQ.M18];[IQ.A24:.I31];[IQ.M4]+1)" office:value-type="float" office:value="2" calcext:value-type="float">
            <text:p>2</text:p>
          </table:table-cell>
          <table:table-cell table:style-name="train_20_amber_20_light" table:formula="of:=VLOOKUP([.C11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1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6 / X3</text:p>
          </table:table-cell>
          <table:table-cell table:style-name="train_20_amber_20_light"/>
          <table:table-cell table:style-name="train_20_amber_20_light" table:formula="of:=VLOOKUP([IQ.M19];[IQ.A24:.I31];[IQ.M4]+1)" office:value-type="float" office:value="2" calcext:value-type="float">
            <text:p>2</text:p>
          </table:table-cell>
          <table:table-cell table:style-name="train_20_amber_20_light" table:formula="of:=VLOOKUP([.C11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1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20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5 / M6</text:p>
          </table:table-cell>
          <table:table-cell table:style-name="train_20_green_20_light"/>
          <table:table-cell table:style-name="train_20_green_20_light" table:formula="of:=VLOOKUP([IQ.M8];[IQ.A24:.I31];[IQ.M5]+1)" office:value-type="float" office:value="2" calcext:value-type="float">
            <text:p>2</text:p>
          </table:table-cell>
          <table:table-cell table:style-name="train_20_green_20_light" table:formula="of:=VLOOKUP([.C121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2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5 / M5</text:p>
          </table:table-cell>
          <table:table-cell table:style-name="train_20_green_20_light"/>
          <table:table-cell table:style-name="train_20_green_20_light" table:formula="of:=VLOOKUP([IQ.M9];[IQ.A24:.I31];[IQ.M5]+1)" office:value-type="float" office:value="2" calcext:value-type="float">
            <text:p>2</text:p>
          </table:table-cell>
          <table:table-cell table:style-name="train_20_green_20_light" table:formula="of:=VLOOKUP([.C12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2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5 / M4</text:p>
          </table:table-cell>
          <table:table-cell table:style-name="train_20_green_20_light"/>
          <table:table-cell table:style-name="train_20_green_20_light" table:formula="of:=VLOOKUP([IQ.M10];[IQ.A24:.I31];[IQ.M5]+1)" office:value-type="float" office:value="2" calcext:value-type="float">
            <text:p>2</text:p>
          </table:table-cell>
          <table:table-cell table:style-name="train_20_green_20_light" table:formula="of:=VLOOKUP([.C12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2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5 / M3</text:p>
          </table:table-cell>
          <table:table-cell table:style-name="train_20_green_20_light"/>
          <table:table-cell table:style-name="train_20_green_20_light" table:formula="of:=VLOOKUP([IQ.M11];[IQ.A24:.I31];[IQ.M5]+1)" office:value-type="float" office:value="2" calcext:value-type="float">
            <text:p>2</text:p>
          </table:table-cell>
          <table:table-cell table:style-name="train_20_green_20_light" table:formula="of:=VLOOKUP([.C12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2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25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5 / N6</text:p>
          </table:table-cell>
          <table:table-cell table:style-name="train_20_amber_20_light"/>
          <table:table-cell table:style-name="train_20_amber_20_light" table:formula="of:=VLOOKUP([IQ.M12];[IQ.A24:.I31];[IQ.M5]+1)" office:value-type="float" office:value="2" calcext:value-type="float">
            <text:p>2</text:p>
          </table:table-cell>
          <table:table-cell table:style-name="train_20_amber_20_light" table:formula="of:=VLOOKUP([.C12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2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5 / N5</text:p>
          </table:table-cell>
          <table:table-cell table:style-name="train_20_amber_20_light"/>
          <table:table-cell table:style-name="train_20_amber_20_light" table:formula="of:=VLOOKUP([IQ.M13];[IQ.A24:.I31];[IQ.M5]+1)" office:value-type="float" office:value="2" calcext:value-type="float">
            <text:p>2</text:p>
          </table:table-cell>
          <table:table-cell table:style-name="train_20_amber_20_light" table:formula="of:=VLOOKUP([.C12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2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5 / N4</text:p>
          </table:table-cell>
          <table:table-cell table:style-name="train_20_amber_20_light"/>
          <table:table-cell table:style-name="train_20_amber_20_light" table:formula="of:=VLOOKUP([IQ.M14];[IQ.A24:.I31];[IQ.M5]+1)" office:value-type="float" office:value="2" calcext:value-type="float">
            <text:p>2</text:p>
          </table:table-cell>
          <table:table-cell table:style-name="train_20_amber_20_light" table:formula="of:=VLOOKUP([.C12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2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5 / N3</text:p>
          </table:table-cell>
          <table:table-cell table:style-name="train_20_amber_20_light"/>
          <table:table-cell table:style-name="train_20_amber_20_light" table:formula="of:=VLOOKUP([IQ.M15];[IQ.A24:.I31];[IQ.M5]+1)" office:value-type="float" office:value="2" calcext:value-type="float">
            <text:p>2</text:p>
          </table:table-cell>
          <table:table-cell table:style-name="train_20_amber_20_light" table:formula="of:=VLOOKUP([.C12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2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30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5 / X6</text:p>
          </table:table-cell>
          <table:table-cell table:style-name="train_20_green_20_light"/>
          <table:table-cell table:style-name="train_20_green_20_light" table:formula="of:=VLOOKUP([IQ.M16];[IQ.A24:.I31];[IQ.M5]+1)" office:value-type="float" office:value="2" calcext:value-type="float">
            <text:p>2</text:p>
          </table:table-cell>
          <table:table-cell table:style-name="train_20_green_20_light" table:formula="of:=VLOOKUP([.C131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3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5 / X5</text:p>
          </table:table-cell>
          <table:table-cell table:style-name="train_20_green_20_light"/>
          <table:table-cell table:style-name="train_20_green_20_light" table:formula="of:=VLOOKUP([IQ.M17];[IQ.A24:.I31];[IQ.M5]+1)" office:value-type="float" office:value="2" calcext:value-type="float">
            <text:p>2</text:p>
          </table:table-cell>
          <table:table-cell table:style-name="train_20_green_20_light" table:formula="of:=VLOOKUP([.C13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3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5 / X4</text:p>
          </table:table-cell>
          <table:table-cell table:style-name="train_20_green_20_light"/>
          <table:table-cell table:style-name="train_20_green_20_light" table:formula="of:=VLOOKUP([IQ.M18];[IQ.A24:.I31];[IQ.M5]+1)" office:value-type="float" office:value="2" calcext:value-type="float">
            <text:p>2</text:p>
          </table:table-cell>
          <table:table-cell table:style-name="train_20_green_20_light" table:formula="of:=VLOOKUP([.C13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3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5 / X3</text:p>
          </table:table-cell>
          <table:table-cell table:style-name="train_20_green_20_light"/>
          <table:table-cell table:style-name="train_20_green_20_light" table:formula="of:=VLOOKUP([IQ.M19];[IQ.A24:.I31];[IQ.M5]+1)" office:value-type="float" office:value="2" calcext:value-type="float">
            <text:p>2</text:p>
          </table:table-cell>
          <table:table-cell table:style-name="train_20_green_20_light" table:formula="of:=VLOOKUP([.C13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3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35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 M6</text:p>
          </table:table-cell>
          <table:table-cell table:style-name="train_20_amber_20_light"/>
          <table:table-cell table:style-name="train_20_amber_20_light" table:formula="of:=VLOOKUP([IQ.M8];[IQ.A24:.I31];[IQ.M6]+1)" office:value-type="float" office:value="2" calcext:value-type="float">
            <text:p>2</text:p>
          </table:table-cell>
          <table:table-cell table:style-name="train_20_amber_20_light" table:formula="of:=VLOOKUP([.C13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3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 M5</text:p>
          </table:table-cell>
          <table:table-cell table:style-name="train_20_amber_20_light"/>
          <table:table-cell table:style-name="train_20_amber_20_light" table:formula="of:=VLOOKUP([IQ.M9];[IQ.A24:.I31];[IQ.M6]+1)" office:value-type="float" office:value="2" calcext:value-type="float">
            <text:p>2</text:p>
          </table:table-cell>
          <table:table-cell table:style-name="train_20_amber_20_light" table:formula="of:=VLOOKUP([.C13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3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 M4</text:p>
          </table:table-cell>
          <table:table-cell table:style-name="train_20_amber_20_light"/>
          <table:table-cell table:style-name="train_20_amber_20_light" table:formula="of:=VLOOKUP([IQ.M10];[IQ.A24:.I31];[IQ.M6]+1)" office:value-type="float" office:value="2" calcext:value-type="float">
            <text:p>2</text:p>
          </table:table-cell>
          <table:table-cell table:style-name="train_20_amber_20_light" table:formula="of:=VLOOKUP([.C13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3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 M3</text:p>
          </table:table-cell>
          <table:table-cell table:style-name="train_20_amber_20_light"/>
          <table:table-cell table:style-name="train_20_amber_20_light" table:formula="of:=VLOOKUP([IQ.M11];[IQ.A24:.I31];[IQ.M6]+1)" office:value-type="float" office:value="2" calcext:value-type="float">
            <text:p>2</text:p>
          </table:table-cell>
          <table:table-cell table:style-name="train_20_amber_20_light" table:formula="of:=VLOOKUP([.C13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3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40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4 / N6</text:p>
          </table:table-cell>
          <table:table-cell table:style-name="train_20_green_20_light"/>
          <table:table-cell table:style-name="train_20_green_20_light" table:formula="of:=VLOOKUP([IQ.M12];[IQ.A24:.I31];[IQ.M6]+1)" office:value-type="float" office:value="2" calcext:value-type="float">
            <text:p>2</text:p>
          </table:table-cell>
          <table:table-cell table:style-name="train_20_green_20_light" table:formula="of:=VLOOKUP([.C141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4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4 / N5</text:p>
          </table:table-cell>
          <table:table-cell table:style-name="train_20_green_20_light"/>
          <table:table-cell table:style-name="train_20_green_20_light" table:formula="of:=VLOOKUP([IQ.M13];[IQ.A24:.I31];[IQ.M6]+1)" office:value-type="float" office:value="2" calcext:value-type="float">
            <text:p>2</text:p>
          </table:table-cell>
          <table:table-cell table:style-name="train_20_green_20_light" table:formula="of:=VLOOKUP([.C14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4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4 / N4</text:p>
          </table:table-cell>
          <table:table-cell table:style-name="train_20_green_20_light"/>
          <table:table-cell table:style-name="train_20_green_20_light" table:formula="of:=VLOOKUP([IQ.M14];[IQ.A24:.I31];[IQ.M6]+1)" office:value-type="float" office:value="2" calcext:value-type="float">
            <text:p>2</text:p>
          </table:table-cell>
          <table:table-cell table:style-name="train_20_green_20_light" table:formula="of:=VLOOKUP([.C14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4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4 / N3</text:p>
          </table:table-cell>
          <table:table-cell table:style-name="train_20_green_20_light"/>
          <table:table-cell table:style-name="train_20_green_20_light" table:formula="of:=VLOOKUP([IQ.M15];[IQ.A24:.I31];[IQ.M6]+1)" office:value-type="float" office:value="2" calcext:value-type="float">
            <text:p>2</text:p>
          </table:table-cell>
          <table:table-cell table:style-name="train_20_green_20_light" table:formula="of:=VLOOKUP([.C14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4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45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 X6</text:p>
          </table:table-cell>
          <table:table-cell table:style-name="train_20_amber_20_light"/>
          <table:table-cell table:style-name="train_20_amber_20_light" table:formula="of:=VLOOKUP([IQ.M16];[IQ.A24:.I31];[IQ.M6]+1)" office:value-type="float" office:value="2" calcext:value-type="float">
            <text:p>2</text:p>
          </table:table-cell>
          <table:table-cell table:style-name="train_20_amber_20_light" table:formula="of:=VLOOKUP([.C14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4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 X5</text:p>
          </table:table-cell>
          <table:table-cell table:style-name="train_20_amber_20_light"/>
          <table:table-cell table:style-name="train_20_amber_20_light" table:formula="of:=VLOOKUP([IQ.M17];[IQ.A24:.I31];[IQ.M6]+1)" office:value-type="float" office:value="2" calcext:value-type="float">
            <text:p>2</text:p>
          </table:table-cell>
          <table:table-cell table:style-name="train_20_amber_20_light" table:formula="of:=VLOOKUP([.C14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4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 X4</text:p>
          </table:table-cell>
          <table:table-cell table:style-name="train_20_amber_20_light"/>
          <table:table-cell table:style-name="train_20_amber_20_light" table:formula="of:=VLOOKUP([IQ.M18];[IQ.A24:.I31];[IQ.M6]+1)" office:value-type="float" office:value="2" calcext:value-type="float">
            <text:p>2</text:p>
          </table:table-cell>
          <table:table-cell table:style-name="train_20_amber_20_light" table:formula="of:=VLOOKUP([.C14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4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4 / X3</text:p>
          </table:table-cell>
          <table:table-cell table:style-name="train_20_amber_20_light"/>
          <table:table-cell table:style-name="train_20_amber_20_light" table:formula="of:=VLOOKUP([IQ.M19];[IQ.A24:.I31];[IQ.M6]+1)" office:value-type="float" office:value="2" calcext:value-type="float">
            <text:p>2</text:p>
          </table:table-cell>
          <table:table-cell table:style-name="train_20_amber_20_light" table:formula="of:=VLOOKUP([.C14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4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50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 M6</text:p>
          </table:table-cell>
          <table:table-cell table:style-name="train_20_green_20_light"/>
          <table:table-cell table:style-name="train_20_green_20_light" table:formula="of:=VLOOKUP([IQ.M8];[IQ.A24:.I31];[IQ.M7]+1)" office:value-type="float" office:value="2" calcext:value-type="float">
            <text:p>2</text:p>
          </table:table-cell>
          <table:table-cell table:style-name="train_20_green_20_light" table:formula="of:=VLOOKUP([.C151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5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 M5</text:p>
          </table:table-cell>
          <table:table-cell table:style-name="train_20_green_20_light"/>
          <table:table-cell table:style-name="train_20_green_20_light" table:formula="of:=VLOOKUP([IQ.M9];[IQ.A24:.I31];[IQ.M7]+1)" office:value-type="float" office:value="2" calcext:value-type="float">
            <text:p>2</text:p>
          </table:table-cell>
          <table:table-cell table:style-name="train_20_green_20_light" table:formula="of:=VLOOKUP([.C15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5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 M4</text:p>
          </table:table-cell>
          <table:table-cell table:style-name="train_20_green_20_light"/>
          <table:table-cell table:style-name="train_20_green_20_light" table:formula="of:=VLOOKUP([IQ.M10];[IQ.A24:.I31];[IQ.M7]+1)" office:value-type="float" office:value="2" calcext:value-type="float">
            <text:p>2</text:p>
          </table:table-cell>
          <table:table-cell table:style-name="train_20_green_20_light" table:formula="of:=VLOOKUP([.C15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5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 M3</text:p>
          </table:table-cell>
          <table:table-cell table:style-name="train_20_green_20_light"/>
          <table:table-cell table:style-name="train_20_green_20_light" table:formula="of:=VLOOKUP([IQ.M11];[IQ.A24:.I31];[IQ.M7]+1)" office:value-type="float" office:value="2" calcext:value-type="float">
            <text:p>2</text:p>
          </table:table-cell>
          <table:table-cell table:style-name="train_20_green_20_light" table:formula="of:=VLOOKUP([.C15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5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55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3 / N6</text:p>
          </table:table-cell>
          <table:table-cell table:style-name="train_20_amber_20_light"/>
          <table:table-cell table:style-name="train_20_amber_20_light" table:formula="of:=VLOOKUP([IQ.M12];[IQ.A24:.I31];[IQ.M7]+1)" office:value-type="float" office:value="2" calcext:value-type="float">
            <text:p>2</text:p>
          </table:table-cell>
          <table:table-cell table:style-name="train_20_amber_20_light" table:formula="of:=VLOOKUP([.C15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5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3 / N5</text:p>
          </table:table-cell>
          <table:table-cell table:style-name="train_20_amber_20_light"/>
          <table:table-cell table:style-name="train_20_amber_20_light" table:formula="of:=VLOOKUP([IQ.M13];[IQ.A24:.I31];[IQ.M7]+1)" office:value-type="float" office:value="2" calcext:value-type="float">
            <text:p>2</text:p>
          </table:table-cell>
          <table:table-cell table:style-name="train_20_amber_20_light" table:formula="of:=VLOOKUP([.C15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5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3 / N4</text:p>
          </table:table-cell>
          <table:table-cell table:style-name="train_20_amber_20_light"/>
          <table:table-cell table:style-name="train_20_amber_20_light" table:formula="of:=VLOOKUP([IQ.M14];[IQ.A24:.I31];[IQ.M7]+1)" office:value-type="float" office:value="2" calcext:value-type="float">
            <text:p>2</text:p>
          </table:table-cell>
          <table:table-cell table:style-name="train_20_amber_20_light" table:formula="of:=VLOOKUP([.C15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5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3 / N3</text:p>
          </table:table-cell>
          <table:table-cell table:style-name="train_20_amber_20_light"/>
          <table:table-cell table:style-name="train_20_amber_20_light" table:formula="of:=VLOOKUP([IQ.M15];[IQ.A24:.I31];[IQ.M7]+1)" office:value-type="float" office:value="2" calcext:value-type="float">
            <text:p>2</text:p>
          </table:table-cell>
          <table:table-cell table:style-name="train_20_amber_20_light" table:formula="of:=VLOOKUP([.C15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5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60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 X6</text:p>
          </table:table-cell>
          <table:table-cell table:style-name="train_20_green_20_light"/>
          <table:table-cell table:style-name="train_20_green_20_light" table:formula="of:=VLOOKUP([IQ.M16];[IQ.A24:.I31];[IQ.M7]+1)" office:value-type="float" office:value="2" calcext:value-type="float">
            <text:p>2</text:p>
          </table:table-cell>
          <table:table-cell table:style-name="train_20_green_20_light" table:formula="of:=VLOOKUP([.C161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6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 X5</text:p>
          </table:table-cell>
          <table:table-cell table:style-name="train_20_green_20_light"/>
          <table:table-cell table:style-name="train_20_green_20_light" table:formula="of:=VLOOKUP([IQ.M17];[IQ.A24:.I31];[IQ.M7]+1)" office:value-type="float" office:value="2" calcext:value-type="float">
            <text:p>2</text:p>
          </table:table-cell>
          <table:table-cell table:style-name="train_20_green_20_light" table:formula="of:=VLOOKUP([.C16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6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 X4</text:p>
          </table:table-cell>
          <table:table-cell table:style-name="train_20_green_20_light"/>
          <table:table-cell table:style-name="train_20_green_20_light" table:formula="of:=VLOOKUP([IQ.M18];[IQ.A24:.I31];[IQ.M7]+1)" office:value-type="float" office:value="2" calcext:value-type="float">
            <text:p>2</text:p>
          </table:table-cell>
          <table:table-cell table:style-name="train_20_green_20_light" table:formula="of:=VLOOKUP([.C16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6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P3 / X3</text:p>
          </table:table-cell>
          <table:table-cell table:style-name="train_20_green_20_light"/>
          <table:table-cell table:style-name="train_20_green_20_light" table:formula="of:=VLOOKUP([IQ.M19];[IQ.A24:.I31];[IQ.M7]+1)" office:value-type="float" office:value="2" calcext:value-type="float">
            <text:p>2</text:p>
          </table:table-cell>
          <table:table-cell table:style-name="train_20_green_20_light" table:formula="of:=VLOOKUP([.C16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6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65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P6</text:p>
          </table:table-cell>
          <table:table-cell table:style-name="train_20_amber_20_light"/>
          <table:table-cell table:style-name="train_20_amber_20_light" table:formula="of:=VLOOKUP([IQ.M4];[IQ.A24:.I31];[IQ.M8]+1)" office:value-type="float" office:value="2" calcext:value-type="float">
            <text:p>2</text:p>
          </table:table-cell>
          <table:table-cell table:style-name="train_20_amber_20_light" table:formula="of:=VLOOKUP([.C16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6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P5</text:p>
          </table:table-cell>
          <table:table-cell table:style-name="train_20_amber_20_light"/>
          <table:table-cell table:style-name="train_20_amber_20_light" table:formula="of:=VLOOKUP([IQ.M5];[IQ.A24:.I31];[IQ.M8]+1)" office:value-type="float" office:value="2" calcext:value-type="float">
            <text:p>2</text:p>
          </table:table-cell>
          <table:table-cell table:style-name="train_20_amber_20_light" table:formula="of:=VLOOKUP([.C16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6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P4</text:p>
          </table:table-cell>
          <table:table-cell table:style-name="train_20_amber_20_light"/>
          <table:table-cell table:style-name="train_20_amber_20_light" table:formula="of:=VLOOKUP([IQ.M6];[IQ.A24:.I31];[IQ.M8]+1)" office:value-type="float" office:value="2" calcext:value-type="float">
            <text:p>2</text:p>
          </table:table-cell>
          <table:table-cell table:style-name="train_20_amber_20_light" table:formula="of:=VLOOKUP([.C16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6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P3</text:p>
          </table:table-cell>
          <table:table-cell table:style-name="train_20_amber_20_light"/>
          <table:table-cell table:style-name="train_20_amber_20_light" table:formula="of:=VLOOKUP([IQ.M7];[IQ.A24:.I31];[IQ.M8]+1)" office:value-type="float" office:value="2" calcext:value-type="float">
            <text:p>2</text:p>
          </table:table-cell>
          <table:table-cell table:style-name="train_20_amber_20_light" table:formula="of:=VLOOKUP([.C16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6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I1</text:p>
          </table:table-cell>
          <table:table-cell table:style-name="train_20_amber_20_light"/>
          <table:table-cell table:style-name="train_20_amber_20_light" table:formula="of:=VLOOKUP([IQ.M20];[IQ.A24:.I31];[IQ.M8]+1)" office:value-type="float" office:value="2" calcext:value-type="float">
            <text:p>2</text:p>
          </table:table-cell>
          <table:table-cell table:style-name="train_20_amber_20_light" table:formula="of:=VLOOKUP([.C17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7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I2</text:p>
          </table:table-cell>
          <table:table-cell table:style-name="train_20_amber_20_light"/>
          <table:table-cell table:style-name="train_20_amber_20_light" table:formula="of:=VLOOKUP([IQ.M21];[IQ.A24:.I31];[IQ.M8]+1)" office:value-type="float" office:value="2" calcext:value-type="float">
            <text:p>2</text:p>
          </table:table-cell>
          <table:table-cell table:style-name="train_20_amber_20_light" table:formula="of:=VLOOKUP([.C17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7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G</text:p>
          </table:table-cell>
          <table:table-cell table:style-name="train_20_amber_20_light"/>
          <table:table-cell table:style-name="train_20_amber_20_light" table:formula="of:=VLOOKUP([IQ.M22];[IQ.A24:.I31];[IQ.M8]+1)" office:value-type="float" office:value="2" calcext:value-type="float">
            <text:p>2</text:p>
          </table:table-cell>
          <table:table-cell table:style-name="train_20_amber_20_light" table:formula="of:=VLOOKUP([.C17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7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73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P6</text:p>
          </table:table-cell>
          <table:table-cell table:style-name="train_20_green_20_light"/>
          <table:table-cell table:style-name="train_20_green_20_light" table:formula="of:=VLOOKUP([IQ.M4];[IQ.A24:.I31];[IQ.M9]+1)" office:value-type="float" office:value="2" calcext:value-type="float">
            <text:p>2</text:p>
          </table:table-cell>
          <table:table-cell table:style-name="train_20_green_20_light" table:formula="of:=VLOOKUP([.C17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7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P5</text:p>
          </table:table-cell>
          <table:table-cell table:style-name="train_20_green_20_light"/>
          <table:table-cell table:style-name="train_20_green_20_light" table:formula="of:=VLOOKUP([IQ.M5];[IQ.A24:.I31];[IQ.M9]+1)" office:value-type="float" office:value="2" calcext:value-type="float">
            <text:p>2</text:p>
          </table:table-cell>
          <table:table-cell table:style-name="train_20_green_20_light" table:formula="of:=VLOOKUP([.C17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7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P4</text:p>
          </table:table-cell>
          <table:table-cell table:style-name="train_20_green_20_light"/>
          <table:table-cell table:style-name="train_20_green_20_light" table:formula="of:=VLOOKUP([IQ.M6];[IQ.A24:.I31];[IQ.M9]+1)" office:value-type="float" office:value="2" calcext:value-type="float">
            <text:p>2</text:p>
          </table:table-cell>
          <table:table-cell table:style-name="train_20_green_20_light" table:formula="of:=VLOOKUP([.C17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7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P3</text:p>
          </table:table-cell>
          <table:table-cell table:style-name="train_20_green_20_light"/>
          <table:table-cell table:style-name="train_20_green_20_light" table:formula="of:=VLOOKUP([IQ.M7];[IQ.A24:.I31];[IQ.M9]+1)" office:value-type="float" office:value="2" calcext:value-type="float">
            <text:p>2</text:p>
          </table:table-cell>
          <table:table-cell table:style-name="train_20_green_20_light" table:formula="of:=VLOOKUP([.C17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7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I1</text:p>
          </table:table-cell>
          <table:table-cell table:style-name="train_20_green_20_light"/>
          <table:table-cell table:style-name="train_20_green_20_light" table:formula="of:=VLOOKUP([IQ.M20];[IQ.A24:.I31];[IQ.M9]+1)" office:value-type="float" office:value="2" calcext:value-type="float">
            <text:p>2</text:p>
          </table:table-cell>
          <table:table-cell table:style-name="train_20_green_20_light" table:formula="of:=VLOOKUP([.C17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7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I2</text:p>
          </table:table-cell>
          <table:table-cell table:style-name="train_20_green_20_light"/>
          <table:table-cell table:style-name="train_20_green_20_light" table:formula="of:=VLOOKUP([IQ.M21];[IQ.A24:.I31];[IQ.M9]+1)" office:value-type="float" office:value="2" calcext:value-type="float">
            <text:p>2</text:p>
          </table:table-cell>
          <table:table-cell table:style-name="train_20_green_20_light" table:formula="of:=VLOOKUP([.C179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7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G</text:p>
          </table:table-cell>
          <table:table-cell table:style-name="train_20_green_20_light"/>
          <table:table-cell table:style-name="train_20_green_20_light" table:formula="of:=VLOOKUP([IQ.M22];[IQ.A24:.I31];[IQ.M9]+1)" office:value-type="float" office:value="2" calcext:value-type="float">
            <text:p>2</text:p>
          </table:table-cell>
          <table:table-cell table:style-name="train_20_green_20_light" table:formula="of:=VLOOKUP([.C180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8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81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P6</text:p>
          </table:table-cell>
          <table:table-cell table:style-name="train_20_amber_20_light"/>
          <table:table-cell table:style-name="train_20_amber_20_light" table:formula="of:=VLOOKUP([IQ.M4];[IQ.A24:.I31];[IQ.M10]+1)" office:value-type="float" office:value="2" calcext:value-type="float">
            <text:p>2</text:p>
          </table:table-cell>
          <table:table-cell table:style-name="train_20_amber_20_light" table:formula="of:=VLOOKUP([.C18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8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P5</text:p>
          </table:table-cell>
          <table:table-cell table:style-name="train_20_amber_20_light"/>
          <table:table-cell table:style-name="train_20_amber_20_light" table:formula="of:=VLOOKUP([IQ.M5];[IQ.A24:.I31];[IQ.M10]+1)" office:value-type="float" office:value="2" calcext:value-type="float">
            <text:p>2</text:p>
          </table:table-cell>
          <table:table-cell table:style-name="train_20_amber_20_light" table:formula="of:=VLOOKUP([.C18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8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P4</text:p>
          </table:table-cell>
          <table:table-cell table:style-name="train_20_amber_20_light"/>
          <table:table-cell table:style-name="train_20_amber_20_light" table:formula="of:=VLOOKUP([IQ.M6];[IQ.A24:.I31];[IQ.M10]+1)" office:value-type="float" office:value="2" calcext:value-type="float">
            <text:p>2</text:p>
          </table:table-cell>
          <table:table-cell table:style-name="train_20_amber_20_light" table:formula="of:=VLOOKUP([.C18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8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P3</text:p>
          </table:table-cell>
          <table:table-cell table:style-name="train_20_amber_20_light"/>
          <table:table-cell table:style-name="train_20_amber_20_light" table:formula="of:=VLOOKUP([IQ.M7];[IQ.A24:.I31];[IQ.M10]+1)" office:value-type="float" office:value="2" calcext:value-type="float">
            <text:p>2</text:p>
          </table:table-cell>
          <table:table-cell table:style-name="train_20_amber_20_light" table:formula="of:=VLOOKUP([.C18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8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I1</text:p>
          </table:table-cell>
          <table:table-cell table:style-name="train_20_amber_20_light"/>
          <table:table-cell table:style-name="train_20_amber_20_light" table:formula="of:=VLOOKUP([IQ.M20];[IQ.A24:.I31];[IQ.M10]+1)" office:value-type="float" office:value="2" calcext:value-type="float">
            <text:p>2</text:p>
          </table:table-cell>
          <table:table-cell table:style-name="train_20_amber_20_light" table:formula="of:=VLOOKUP([.C18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8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I2</text:p>
          </table:table-cell>
          <table:table-cell table:style-name="train_20_amber_20_light"/>
          <table:table-cell table:style-name="train_20_amber_20_light" table:formula="of:=VLOOKUP([IQ.M21];[IQ.A24:.I31];[IQ.M10]+1)" office:value-type="float" office:value="2" calcext:value-type="float">
            <text:p>2</text:p>
          </table:table-cell>
          <table:table-cell table:style-name="train_20_amber_20_light" table:formula="of:=VLOOKUP([.C18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8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G</text:p>
          </table:table-cell>
          <table:table-cell table:style-name="train_20_amber_20_light"/>
          <table:table-cell table:style-name="train_20_amber_20_light" table:formula="of:=VLOOKUP([IQ.M22];[IQ.A24:.I31];[IQ.M10]+1)" office:value-type="float" office:value="2" calcext:value-type="float">
            <text:p>2</text:p>
          </table:table-cell>
          <table:table-cell table:style-name="train_20_amber_20_light" table:formula="of:=VLOOKUP([.C18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8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89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P6</text:p>
          </table:table-cell>
          <table:table-cell table:style-name="train_20_green_20_light"/>
          <table:table-cell table:style-name="train_20_green_20_light" table:formula="of:=VLOOKUP([IQ.M4];[IQ.A24:.I31];[IQ.M11]+1)" office:value-type="float" office:value="2" calcext:value-type="float">
            <text:p>2</text:p>
          </table:table-cell>
          <table:table-cell table:style-name="train_20_green_20_light" table:formula="of:=VLOOKUP([.C190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9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P5</text:p>
          </table:table-cell>
          <table:table-cell table:style-name="train_20_green_20_light"/>
          <table:table-cell table:style-name="train_20_green_20_light" table:formula="of:=VLOOKUP([IQ.M5];[IQ.A24:.I31];[IQ.M11]+1)" office:value-type="float" office:value="2" calcext:value-type="float">
            <text:p>2</text:p>
          </table:table-cell>
          <table:table-cell table:style-name="train_20_green_20_light" table:formula="of:=VLOOKUP([.C191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9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P4</text:p>
          </table:table-cell>
          <table:table-cell table:style-name="train_20_green_20_light"/>
          <table:table-cell table:style-name="train_20_green_20_light" table:formula="of:=VLOOKUP([IQ.M6];[IQ.A24:.I31];[IQ.M11]+1)" office:value-type="float" office:value="2" calcext:value-type="float">
            <text:p>2</text:p>
          </table:table-cell>
          <table:table-cell table:style-name="train_20_green_20_light" table:formula="of:=VLOOKUP([.C19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9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P3</text:p>
          </table:table-cell>
          <table:table-cell table:style-name="train_20_green_20_light"/>
          <table:table-cell table:style-name="train_20_green_20_light" table:formula="of:=VLOOKUP([IQ.M7];[IQ.A24:.I31];[IQ.M11]+1)" office:value-type="float" office:value="2" calcext:value-type="float">
            <text:p>2</text:p>
          </table:table-cell>
          <table:table-cell table:style-name="train_20_green_20_light" table:formula="of:=VLOOKUP([.C19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9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I1</text:p>
          </table:table-cell>
          <table:table-cell table:style-name="train_20_green_20_light"/>
          <table:table-cell table:style-name="train_20_green_20_light" table:formula="of:=VLOOKUP([IQ.M20];[IQ.A24:.I31];[IQ.M11]+1)" office:value-type="float" office:value="2" calcext:value-type="float">
            <text:p>2</text:p>
          </table:table-cell>
          <table:table-cell table:style-name="train_20_green_20_light" table:formula="of:=VLOOKUP([.C19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9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I2</text:p>
          </table:table-cell>
          <table:table-cell table:style-name="train_20_green_20_light"/>
          <table:table-cell table:style-name="train_20_green_20_light" table:formula="of:=VLOOKUP([IQ.M21];[IQ.A24:.I31];[IQ.M11]+1)" office:value-type="float" office:value="2" calcext:value-type="float">
            <text:p>2</text:p>
          </table:table-cell>
          <table:table-cell table:style-name="train_20_green_20_light" table:formula="of:=VLOOKUP([.C19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9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G</text:p>
          </table:table-cell>
          <table:table-cell table:style-name="train_20_green_20_light"/>
          <table:table-cell table:style-name="train_20_green_20_light" table:formula="of:=VLOOKUP([IQ.M22];[IQ.A24:.I31];[IQ.M11]+1)" office:value-type="float" office:value="2" calcext:value-type="float">
            <text:p>2</text:p>
          </table:table-cell>
          <table:table-cell table:style-name="train_20_green_20_light" table:formula="of:=VLOOKUP([.C19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19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197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M6</text:p>
          </table:table-cell>
          <table:table-cell table:style-name="train_20_amber_20_light"/>
          <table:table-cell table:style-name="train_20_amber_20_light" table:formula="of:=VLOOKUP([IQ.M8];[IQ.A24:.I31];[IQ.M8]+1)" office:value-type="float" office:value="2" calcext:value-type="float">
            <text:p>2</text:p>
          </table:table-cell>
          <table:table-cell table:style-name="train_20_amber_20_light" table:formula="of:=VLOOKUP([.C19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9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M5</text:p>
          </table:table-cell>
          <table:table-cell table:style-name="train_20_amber_20_light"/>
          <table:table-cell table:style-name="train_20_amber_20_light" table:formula="of:=VLOOKUP([IQ.M9];[IQ.A24:.I31];[IQ.M8]+1)" office:value-type="float" office:value="2" calcext:value-type="float">
            <text:p>2</text:p>
          </table:table-cell>
          <table:table-cell table:style-name="train_20_amber_20_light" table:formula="of:=VLOOKUP([.C19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19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M4</text:p>
          </table:table-cell>
          <table:table-cell table:style-name="train_20_amber_20_light"/>
          <table:table-cell table:style-name="train_20_amber_20_light" table:formula="of:=VLOOKUP([IQ.M10];[IQ.A24:.I31];[IQ.M8]+1)" office:value-type="float" office:value="2" calcext:value-type="float">
            <text:p>2</text:p>
          </table:table-cell>
          <table:table-cell table:style-name="train_20_amber_20_light" table:formula="of:=VLOOKUP([.C20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0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M3</text:p>
          </table:table-cell>
          <table:table-cell table:style-name="train_20_amber_20_light"/>
          <table:table-cell table:style-name="train_20_amber_20_light" table:formula="of:=VLOOKUP([IQ.M11];[IQ.A24:.I31];[IQ.M8]+1)" office:value-type="float" office:value="2" calcext:value-type="float">
            <text:p>2</text:p>
          </table:table-cell>
          <table:table-cell table:style-name="train_20_amber_20_light" table:formula="of:=VLOOKUP([.C20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0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02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6 / N6</text:p>
          </table:table-cell>
          <table:table-cell table:style-name="train_20_green_20_light"/>
          <table:table-cell table:style-name="train_20_green_20_light" table:formula="of:=VLOOKUP([IQ.M12];[IQ.A24:.I31];[IQ.M8]+1)" office:value-type="float" office:value="2" calcext:value-type="float">
            <text:p>2</text:p>
          </table:table-cell>
          <table:table-cell table:style-name="train_20_green_20_light" table:formula="of:=VLOOKUP([.C20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0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6 / N5</text:p>
          </table:table-cell>
          <table:table-cell table:style-name="train_20_green_20_light"/>
          <table:table-cell table:style-name="train_20_green_20_light" table:formula="of:=VLOOKUP([IQ.M13];[IQ.A24:.I31];[IQ.M8]+1)" office:value-type="float" office:value="2" calcext:value-type="float">
            <text:p>2</text:p>
          </table:table-cell>
          <table:table-cell table:style-name="train_20_green_20_light" table:formula="of:=VLOOKUP([.C20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0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6 / N4</text:p>
          </table:table-cell>
          <table:table-cell table:style-name="train_20_green_20_light"/>
          <table:table-cell table:style-name="train_20_green_20_light" table:formula="of:=VLOOKUP([IQ.M14];[IQ.A24:.I31];[IQ.M8]+1)" office:value-type="float" office:value="2" calcext:value-type="float">
            <text:p>2</text:p>
          </table:table-cell>
          <table:table-cell table:style-name="train_20_green_20_light" table:formula="of:=VLOOKUP([.C20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0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6 / N3</text:p>
          </table:table-cell>
          <table:table-cell table:style-name="train_20_green_20_light"/>
          <table:table-cell table:style-name="train_20_green_20_light" table:formula="of:=VLOOKUP([IQ.M15];[IQ.A24:.I31];[IQ.M8]+1)" office:value-type="float" office:value="2" calcext:value-type="float">
            <text:p>2</text:p>
          </table:table-cell>
          <table:table-cell table:style-name="train_20_green_20_light" table:formula="of:=VLOOKUP([.C20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0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07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X6</text:p>
          </table:table-cell>
          <table:table-cell table:style-name="train_20_amber_20_light"/>
          <table:table-cell table:style-name="train_20_amber_20_light" table:formula="of:=VLOOKUP([IQ.M16];[IQ.A24:.I31];[IQ.M8]+1)" office:value-type="float" office:value="2" calcext:value-type="float">
            <text:p>2</text:p>
          </table:table-cell>
          <table:table-cell table:style-name="train_20_amber_20_light" table:formula="of:=VLOOKUP([.C20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0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X5</text:p>
          </table:table-cell>
          <table:table-cell table:style-name="train_20_amber_20_light"/>
          <table:table-cell table:style-name="train_20_amber_20_light" table:formula="of:=VLOOKUP([IQ.M17];[IQ.A24:.I31];[IQ.M8]+1)" office:value-type="float" office:value="2" calcext:value-type="float">
            <text:p>2</text:p>
          </table:table-cell>
          <table:table-cell table:style-name="train_20_amber_20_light" table:formula="of:=VLOOKUP([.C20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0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X4</text:p>
          </table:table-cell>
          <table:table-cell table:style-name="train_20_amber_20_light"/>
          <table:table-cell table:style-name="train_20_amber_20_light" table:formula="of:=VLOOKUP([IQ.M18];[IQ.A24:.I31];[IQ.M8]+1)" office:value-type="float" office:value="2" calcext:value-type="float">
            <text:p>2</text:p>
          </table:table-cell>
          <table:table-cell table:style-name="train_20_amber_20_light" table:formula="of:=VLOOKUP([.C21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1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6 / X3</text:p>
          </table:table-cell>
          <table:table-cell table:style-name="train_20_amber_20_light"/>
          <table:table-cell table:style-name="train_20_amber_20_light" table:formula="of:=VLOOKUP([IQ.M19];[IQ.A24:.I31];[IQ.M8]+1)" office:value-type="float" office:value="2" calcext:value-type="float">
            <text:p>2</text:p>
          </table:table-cell>
          <table:table-cell table:style-name="train_20_amber_20_light" table:formula="of:=VLOOKUP([.C21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1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12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M6</text:p>
          </table:table-cell>
          <table:table-cell table:style-name="train_20_green_20_light"/>
          <table:table-cell table:style-name="train_20_green_20_light" table:formula="of:=VLOOKUP([IQ.M8];[IQ.A24:.I31];[IQ.M9]+1)" office:value-type="float" office:value="2" calcext:value-type="float">
            <text:p>2</text:p>
          </table:table-cell>
          <table:table-cell table:style-name="train_20_green_20_light" table:formula="of:=VLOOKUP([.C21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1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M5</text:p>
          </table:table-cell>
          <table:table-cell table:style-name="train_20_green_20_light"/>
          <table:table-cell table:style-name="train_20_green_20_light" table:formula="of:=VLOOKUP([IQ.M9];[IQ.A24:.I31];[IQ.M9]+1)" office:value-type="float" office:value="2" calcext:value-type="float">
            <text:p>2</text:p>
          </table:table-cell>
          <table:table-cell table:style-name="train_20_green_20_light" table:formula="of:=VLOOKUP([.C21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1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M4</text:p>
          </table:table-cell>
          <table:table-cell table:style-name="train_20_green_20_light"/>
          <table:table-cell table:style-name="train_20_green_20_light" table:formula="of:=VLOOKUP([IQ.M10];[IQ.A24:.I31];[IQ.M9]+1)" office:value-type="float" office:value="2" calcext:value-type="float">
            <text:p>2</text:p>
          </table:table-cell>
          <table:table-cell table:style-name="train_20_green_20_light" table:formula="of:=VLOOKUP([.C21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1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M3</text:p>
          </table:table-cell>
          <table:table-cell table:style-name="train_20_green_20_light"/>
          <table:table-cell table:style-name="train_20_green_20_light" table:formula="of:=VLOOKUP([IQ.M11];[IQ.A24:.I31];[IQ.M9]+1)" office:value-type="float" office:value="2" calcext:value-type="float">
            <text:p>2</text:p>
          </table:table-cell>
          <table:table-cell table:style-name="train_20_green_20_light" table:formula="of:=VLOOKUP([.C21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1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17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5 / N6</text:p>
          </table:table-cell>
          <table:table-cell table:style-name="train_20_amber_20_light"/>
          <table:table-cell table:style-name="train_20_amber_20_light" table:formula="of:=VLOOKUP([IQ.M12];[IQ.A24:.I31];[IQ.M9]+1)" office:value-type="float" office:value="2" calcext:value-type="float">
            <text:p>2</text:p>
          </table:table-cell>
          <table:table-cell table:style-name="train_20_amber_20_light" table:formula="of:=VLOOKUP([.C21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1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5 / N5</text:p>
          </table:table-cell>
          <table:table-cell table:style-name="train_20_amber_20_light"/>
          <table:table-cell table:style-name="train_20_amber_20_light" table:formula="of:=VLOOKUP([IQ.M13];[IQ.A24:.I31];[IQ.M9]+1)" office:value-type="float" office:value="2" calcext:value-type="float">
            <text:p>2</text:p>
          </table:table-cell>
          <table:table-cell table:style-name="train_20_amber_20_light" table:formula="of:=VLOOKUP([.C21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1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5 / N4</text:p>
          </table:table-cell>
          <table:table-cell table:style-name="train_20_amber_20_light"/>
          <table:table-cell table:style-name="train_20_amber_20_light" table:formula="of:=VLOOKUP([IQ.M14];[IQ.A24:.I31];[IQ.M9]+1)" office:value-type="float" office:value="2" calcext:value-type="float">
            <text:p>2</text:p>
          </table:table-cell>
          <table:table-cell table:style-name="train_20_amber_20_light" table:formula="of:=VLOOKUP([.C22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2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5 / N3</text:p>
          </table:table-cell>
          <table:table-cell table:style-name="train_20_amber_20_light"/>
          <table:table-cell table:style-name="train_20_amber_20_light" table:formula="of:=VLOOKUP([IQ.M15];[IQ.A24:.I31];[IQ.M9]+1)" office:value-type="float" office:value="2" calcext:value-type="float">
            <text:p>2</text:p>
          </table:table-cell>
          <table:table-cell table:style-name="train_20_amber_20_light" table:formula="of:=VLOOKUP([.C22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2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22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X6</text:p>
          </table:table-cell>
          <table:table-cell table:style-name="train_20_green_20_light"/>
          <table:table-cell table:style-name="train_20_green_20_light" table:formula="of:=VLOOKUP([IQ.M16];[IQ.A24:.I31];[IQ.M9]+1)" office:value-type="float" office:value="2" calcext:value-type="float">
            <text:p>2</text:p>
          </table:table-cell>
          <table:table-cell table:style-name="train_20_green_20_light" table:formula="of:=VLOOKUP([.C22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2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X5</text:p>
          </table:table-cell>
          <table:table-cell table:style-name="train_20_green_20_light"/>
          <table:table-cell table:style-name="train_20_green_20_light" table:formula="of:=VLOOKUP([IQ.M17];[IQ.A24:.I31];[IQ.M9]+1)" office:value-type="float" office:value="2" calcext:value-type="float">
            <text:p>2</text:p>
          </table:table-cell>
          <table:table-cell table:style-name="train_20_green_20_light" table:formula="of:=VLOOKUP([.C22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2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X4</text:p>
          </table:table-cell>
          <table:table-cell table:style-name="train_20_green_20_light"/>
          <table:table-cell table:style-name="train_20_green_20_light" table:formula="of:=VLOOKUP([IQ.M18];[IQ.A24:.I31];[IQ.M9]+1)" office:value-type="float" office:value="2" calcext:value-type="float">
            <text:p>2</text:p>
          </table:table-cell>
          <table:table-cell table:style-name="train_20_green_20_light" table:formula="of:=VLOOKUP([.C22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2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5 / X3</text:p>
          </table:table-cell>
          <table:table-cell table:style-name="train_20_green_20_light"/>
          <table:table-cell table:style-name="train_20_green_20_light" table:formula="of:=VLOOKUP([IQ.M19];[IQ.A24:.I31];[IQ.M9]+1)" office:value-type="float" office:value="2" calcext:value-type="float">
            <text:p>2</text:p>
          </table:table-cell>
          <table:table-cell table:style-name="train_20_green_20_light" table:formula="of:=VLOOKUP([.C22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2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27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 M6</text:p>
          </table:table-cell>
          <table:table-cell table:style-name="train_20_amber_20_light"/>
          <table:table-cell table:style-name="train_20_amber_20_light" table:formula="of:=VLOOKUP([IQ.M8];[IQ.A24:.I31];[IQ.M10]+1)" office:value-type="float" office:value="2" calcext:value-type="float">
            <text:p>2</text:p>
          </table:table-cell>
          <table:table-cell table:style-name="train_20_amber_20_light" table:formula="of:=VLOOKUP([.C22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2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 M5</text:p>
          </table:table-cell>
          <table:table-cell table:style-name="train_20_amber_20_light"/>
          <table:table-cell table:style-name="train_20_amber_20_light" table:formula="of:=VLOOKUP([IQ.M9];[IQ.A24:.I31];[IQ.M10]+1)" office:value-type="float" office:value="2" calcext:value-type="float">
            <text:p>2</text:p>
          </table:table-cell>
          <table:table-cell table:style-name="train_20_amber_20_light" table:formula="of:=VLOOKUP([.C22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2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 M4</text:p>
          </table:table-cell>
          <table:table-cell table:style-name="train_20_amber_20_light"/>
          <table:table-cell table:style-name="train_20_amber_20_light" table:formula="of:=VLOOKUP([IQ.M10];[IQ.A24:.I31];[IQ.M10]+1)" office:value-type="float" office:value="2" calcext:value-type="float">
            <text:p>2</text:p>
          </table:table-cell>
          <table:table-cell table:style-name="train_20_amber_20_light" table:formula="of:=VLOOKUP([.C23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3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 M3</text:p>
          </table:table-cell>
          <table:table-cell table:style-name="train_20_amber_20_light"/>
          <table:table-cell table:style-name="train_20_amber_20_light" table:formula="of:=VLOOKUP([IQ.M11];[IQ.A24:.I31];[IQ.M10]+1)" office:value-type="float" office:value="2" calcext:value-type="float">
            <text:p>2</text:p>
          </table:table-cell>
          <table:table-cell table:style-name="train_20_amber_20_light" table:formula="of:=VLOOKUP([.C23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3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32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4 / N6</text:p>
          </table:table-cell>
          <table:table-cell table:style-name="train_20_green_20_light"/>
          <table:table-cell table:style-name="train_20_green_20_light" table:formula="of:=VLOOKUP([IQ.M12];[IQ.A24:.I31];[IQ.M10]+1)" office:value-type="float" office:value="2" calcext:value-type="float">
            <text:p>2</text:p>
          </table:table-cell>
          <table:table-cell table:style-name="train_20_green_20_light" table:formula="of:=VLOOKUP([.C23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3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4 / N5</text:p>
          </table:table-cell>
          <table:table-cell table:style-name="train_20_green_20_light"/>
          <table:table-cell table:style-name="train_20_green_20_light" table:formula="of:=VLOOKUP([IQ.M13];[IQ.A24:.I31];[IQ.M10]+1)" office:value-type="float" office:value="2" calcext:value-type="float">
            <text:p>2</text:p>
          </table:table-cell>
          <table:table-cell table:style-name="train_20_green_20_light" table:formula="of:=VLOOKUP([.C23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3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4 / N4</text:p>
          </table:table-cell>
          <table:table-cell table:style-name="train_20_green_20_light"/>
          <table:table-cell table:style-name="train_20_green_20_light" table:formula="of:=VLOOKUP([IQ.M14];[IQ.A24:.I31];[IQ.M10]+1)" office:value-type="float" office:value="2" calcext:value-type="float">
            <text:p>2</text:p>
          </table:table-cell>
          <table:table-cell table:style-name="train_20_green_20_light" table:formula="of:=VLOOKUP([.C23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3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4 / N3</text:p>
          </table:table-cell>
          <table:table-cell table:style-name="train_20_green_20_light"/>
          <table:table-cell table:style-name="train_20_green_20_light" table:formula="of:=VLOOKUP([IQ.M15];[IQ.A24:.I31];[IQ.M10]+1)" office:value-type="float" office:value="2" calcext:value-type="float">
            <text:p>2</text:p>
          </table:table-cell>
          <table:table-cell table:style-name="train_20_green_20_light" table:formula="of:=VLOOKUP([.C23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3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37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 X6</text:p>
          </table:table-cell>
          <table:table-cell table:style-name="train_20_amber_20_light"/>
          <table:table-cell table:style-name="train_20_amber_20_light" table:formula="of:=VLOOKUP([IQ.M16];[IQ.A24:.I31];[IQ.M10]+1)" office:value-type="float" office:value="2" calcext:value-type="float">
            <text:p>2</text:p>
          </table:table-cell>
          <table:table-cell table:style-name="train_20_amber_20_light" table:formula="of:=VLOOKUP([.C23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3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 X5</text:p>
          </table:table-cell>
          <table:table-cell table:style-name="train_20_amber_20_light"/>
          <table:table-cell table:style-name="train_20_amber_20_light" table:formula="of:=VLOOKUP([IQ.M17];[IQ.A24:.I31];[IQ.M10]+1)" office:value-type="float" office:value="2" calcext:value-type="float">
            <text:p>2</text:p>
          </table:table-cell>
          <table:table-cell table:style-name="train_20_amber_20_light" table:formula="of:=VLOOKUP([.C23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3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 X4</text:p>
          </table:table-cell>
          <table:table-cell table:style-name="train_20_amber_20_light"/>
          <table:table-cell table:style-name="train_20_amber_20_light" table:formula="of:=VLOOKUP([IQ.M18];[IQ.A24:.I31];[IQ.M10]+1)" office:value-type="float" office:value="2" calcext:value-type="float">
            <text:p>2</text:p>
          </table:table-cell>
          <table:table-cell table:style-name="train_20_amber_20_light" table:formula="of:=VLOOKUP([.C24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4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4 / X3</text:p>
          </table:table-cell>
          <table:table-cell table:style-name="train_20_amber_20_light"/>
          <table:table-cell table:style-name="train_20_amber_20_light" table:formula="of:=VLOOKUP([IQ.M19];[IQ.A24:.I31];[IQ.M10]+1)" office:value-type="float" office:value="2" calcext:value-type="float">
            <text:p>2</text:p>
          </table:table-cell>
          <table:table-cell table:style-name="train_20_amber_20_light" table:formula="of:=VLOOKUP([.C24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4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42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 M6</text:p>
          </table:table-cell>
          <table:table-cell table:style-name="train_20_green_20_light"/>
          <table:table-cell table:style-name="train_20_green_20_light" table:formula="of:=VLOOKUP([IQ.M8];[IQ.A24:.I31];[IQ.M11]+1)" office:value-type="float" office:value="2" calcext:value-type="float">
            <text:p>2</text:p>
          </table:table-cell>
          <table:table-cell table:style-name="train_20_green_20_light" table:formula="of:=VLOOKUP([.C24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4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 M5</text:p>
          </table:table-cell>
          <table:table-cell table:style-name="train_20_green_20_light"/>
          <table:table-cell table:style-name="train_20_green_20_light" table:formula="of:=VLOOKUP([IQ.M9];[IQ.A24:.I31];[IQ.M11]+1)" office:value-type="float" office:value="2" calcext:value-type="float">
            <text:p>2</text:p>
          </table:table-cell>
          <table:table-cell table:style-name="train_20_green_20_light" table:formula="of:=VLOOKUP([.C24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4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 M4</text:p>
          </table:table-cell>
          <table:table-cell table:style-name="train_20_green_20_light"/>
          <table:table-cell table:style-name="train_20_green_20_light" table:formula="of:=VLOOKUP([IQ.M10];[IQ.A24:.I31];[IQ.M11]+1)" office:value-type="float" office:value="2" calcext:value-type="float">
            <text:p>2</text:p>
          </table:table-cell>
          <table:table-cell table:style-name="train_20_green_20_light" table:formula="of:=VLOOKUP([.C24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4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 M3</text:p>
          </table:table-cell>
          <table:table-cell table:style-name="train_20_green_20_light"/>
          <table:table-cell table:style-name="train_20_green_20_light" table:formula="of:=VLOOKUP([IQ.M11];[IQ.A24:.I31];[IQ.M11]+1)" office:value-type="float" office:value="2" calcext:value-type="float">
            <text:p>2</text:p>
          </table:table-cell>
          <table:table-cell table:style-name="train_20_green_20_light" table:formula="of:=VLOOKUP([.C24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4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47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3 / N6</text:p>
          </table:table-cell>
          <table:table-cell table:style-name="train_20_amber_20_light"/>
          <table:table-cell table:style-name="train_20_amber_20_light" table:formula="of:=VLOOKUP([IQ.M12];[IQ.A24:.I31];[IQ.M11]+1)" office:value-type="float" office:value="2" calcext:value-type="float">
            <text:p>2</text:p>
          </table:table-cell>
          <table:table-cell table:style-name="train_20_amber_20_light" table:formula="of:=VLOOKUP([.C24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4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3 / N5</text:p>
          </table:table-cell>
          <table:table-cell table:style-name="train_20_amber_20_light"/>
          <table:table-cell table:style-name="train_20_amber_20_light" table:formula="of:=VLOOKUP([IQ.M13];[IQ.A24:.I31];[IQ.M11]+1)" office:value-type="float" office:value="2" calcext:value-type="float">
            <text:p>2</text:p>
          </table:table-cell>
          <table:table-cell table:style-name="train_20_amber_20_light" table:formula="of:=VLOOKUP([.C24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4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3 / N4</text:p>
          </table:table-cell>
          <table:table-cell table:style-name="train_20_amber_20_light"/>
          <table:table-cell table:style-name="train_20_amber_20_light" table:formula="of:=VLOOKUP([IQ.M14];[IQ.A24:.I31];[IQ.M11]+1)" office:value-type="float" office:value="2" calcext:value-type="float">
            <text:p>2</text:p>
          </table:table-cell>
          <table:table-cell table:style-name="train_20_amber_20_light" table:formula="of:=VLOOKUP([.C25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5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M3 / N3</text:p>
          </table:table-cell>
          <table:table-cell table:style-name="train_20_amber_20_light"/>
          <table:table-cell table:style-name="train_20_amber_20_light" table:formula="of:=VLOOKUP([IQ.M15];[IQ.A24:.I31];[IQ.M11]+1)" office:value-type="float" office:value="2" calcext:value-type="float">
            <text:p>2</text:p>
          </table:table-cell>
          <table:table-cell table:style-name="train_20_amber_20_light" table:formula="of:=VLOOKUP([.C25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5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52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 X6</text:p>
          </table:table-cell>
          <table:table-cell table:style-name="train_20_green_20_light"/>
          <table:table-cell table:style-name="train_20_green_20_light" table:formula="of:=VLOOKUP([IQ.M16];[IQ.A24:.I31];[IQ.M11]+1)" office:value-type="float" office:value="2" calcext:value-type="float">
            <text:p>2</text:p>
          </table:table-cell>
          <table:table-cell table:style-name="train_20_green_20_light" table:formula="of:=VLOOKUP([.C25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5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 X5</text:p>
          </table:table-cell>
          <table:table-cell table:style-name="train_20_green_20_light"/>
          <table:table-cell table:style-name="train_20_green_20_light" table:formula="of:=VLOOKUP([IQ.M17];[IQ.A24:.I31];[IQ.M11]+1)" office:value-type="float" office:value="2" calcext:value-type="float">
            <text:p>2</text:p>
          </table:table-cell>
          <table:table-cell table:style-name="train_20_green_20_light" table:formula="of:=VLOOKUP([.C25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5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 X4</text:p>
          </table:table-cell>
          <table:table-cell table:style-name="train_20_green_20_light"/>
          <table:table-cell table:style-name="train_20_green_20_light" table:formula="of:=VLOOKUP([IQ.M18];[IQ.A24:.I31];[IQ.M11]+1)" office:value-type="float" office:value="2" calcext:value-type="float">
            <text:p>2</text:p>
          </table:table-cell>
          <table:table-cell table:style-name="train_20_green_20_light" table:formula="of:=VLOOKUP([.C25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5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M3 / X3</text:p>
          </table:table-cell>
          <table:table-cell table:style-name="train_20_green_20_light"/>
          <table:table-cell table:style-name="train_20_green_20_light" table:formula="of:=VLOOKUP([IQ.M19];[IQ.A24:.I31];[IQ.M11]+1)" office:value-type="float" office:value="2" calcext:value-type="float">
            <text:p>2</text:p>
          </table:table-cell>
          <table:table-cell table:style-name="train_20_green_20_light" table:formula="of:=VLOOKUP([.C25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5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57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P6</text:p>
          </table:table-cell>
          <table:table-cell table:style-name="train_20_amber_20_light"/>
          <table:table-cell table:style-name="train_20_amber_20_light" table:formula="of:=VLOOKUP([IQ.M4];[IQ.A24:.I31];[IQ.M12]+1)" office:value-type="float" office:value="2" calcext:value-type="float">
            <text:p>2</text:p>
          </table:table-cell>
          <table:table-cell table:style-name="train_20_amber_20_light" table:formula="of:=VLOOKUP([.C25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5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P5</text:p>
          </table:table-cell>
          <table:table-cell table:style-name="train_20_amber_20_light"/>
          <table:table-cell table:style-name="train_20_amber_20_light" table:formula="of:=VLOOKUP([IQ.M5];[IQ.A24:.I31];[IQ.M12]+1)" office:value-type="float" office:value="2" calcext:value-type="float">
            <text:p>2</text:p>
          </table:table-cell>
          <table:table-cell table:style-name="train_20_amber_20_light" table:formula="of:=VLOOKUP([.C25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5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P4</text:p>
          </table:table-cell>
          <table:table-cell table:style-name="train_20_amber_20_light"/>
          <table:table-cell table:style-name="train_20_amber_20_light" table:formula="of:=VLOOKUP([IQ.M6];[IQ.A24:.I31];[IQ.M12]+1)" office:value-type="float" office:value="2" calcext:value-type="float">
            <text:p>2</text:p>
          </table:table-cell>
          <table:table-cell table:style-name="train_20_amber_20_light" table:formula="of:=VLOOKUP([.C26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6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P3</text:p>
          </table:table-cell>
          <table:table-cell table:style-name="train_20_amber_20_light"/>
          <table:table-cell table:style-name="train_20_amber_20_light" table:formula="of:=VLOOKUP([IQ.M7];[IQ.A24:.I31];[IQ.M12]+1)" office:value-type="float" office:value="2" calcext:value-type="float">
            <text:p>2</text:p>
          </table:table-cell>
          <table:table-cell table:style-name="train_20_amber_20_light" table:formula="of:=VLOOKUP([.C26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6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I1</text:p>
          </table:table-cell>
          <table:table-cell table:style-name="train_20_amber_20_light"/>
          <table:table-cell table:style-name="train_20_amber_20_light" table:formula="of:=VLOOKUP([IQ.M20];[IQ.A24:.I31];[IQ.M12]+1)" office:value-type="float" office:value="2" calcext:value-type="float">
            <text:p>2</text:p>
          </table:table-cell>
          <table:table-cell table:style-name="train_20_amber_20_light" table:formula="of:=VLOOKUP([.C26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6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I2</text:p>
          </table:table-cell>
          <table:table-cell table:style-name="train_20_amber_20_light"/>
          <table:table-cell table:style-name="train_20_amber_20_light" table:formula="of:=VLOOKUP([IQ.M21];[IQ.A24:.I31];[IQ.M12]+1)" office:value-type="float" office:value="2" calcext:value-type="float">
            <text:p>2</text:p>
          </table:table-cell>
          <table:table-cell table:style-name="train_20_amber_20_light" table:formula="of:=VLOOKUP([.C26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6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G</text:p>
          </table:table-cell>
          <table:table-cell table:style-name="train_20_amber_20_light"/>
          <table:table-cell table:style-name="train_20_amber_20_light" table:formula="of:=VLOOKUP([IQ.M22];[IQ.A24:.I31];[IQ.M12]+1)" office:value-type="float" office:value="2" calcext:value-type="float">
            <text:p>2</text:p>
          </table:table-cell>
          <table:table-cell table:style-name="train_20_amber_20_light" table:formula="of:=VLOOKUP([.C26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6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65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P6</text:p>
          </table:table-cell>
          <table:table-cell table:style-name="train_20_green_20_light"/>
          <table:table-cell table:style-name="train_20_green_20_light" table:formula="of:=VLOOKUP([IQ.M4];[IQ.A24:.I31];[IQ.M13]+1)" office:value-type="float" office:value="2" calcext:value-type="float">
            <text:p>2</text:p>
          </table:table-cell>
          <table:table-cell table:style-name="train_20_green_20_light" table:formula="of:=VLOOKUP([.C26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6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P5</text:p>
          </table:table-cell>
          <table:table-cell table:style-name="train_20_green_20_light"/>
          <table:table-cell table:style-name="train_20_green_20_light" table:formula="of:=VLOOKUP([IQ.M5];[IQ.A24:.I31];[IQ.M13]+1)" office:value-type="float" office:value="2" calcext:value-type="float">
            <text:p>2</text:p>
          </table:table-cell>
          <table:table-cell table:style-name="train_20_green_20_light" table:formula="of:=VLOOKUP([.C26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6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P4</text:p>
          </table:table-cell>
          <table:table-cell table:style-name="train_20_green_20_light"/>
          <table:table-cell table:style-name="train_20_green_20_light" table:formula="of:=VLOOKUP([IQ.M6];[IQ.A24:.I31];[IQ.M13]+1)" office:value-type="float" office:value="2" calcext:value-type="float">
            <text:p>2</text:p>
          </table:table-cell>
          <table:table-cell table:style-name="train_20_green_20_light" table:formula="of:=VLOOKUP([.C26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6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P3</text:p>
          </table:table-cell>
          <table:table-cell table:style-name="train_20_green_20_light"/>
          <table:table-cell table:style-name="train_20_green_20_light" table:formula="of:=VLOOKUP([IQ.M7];[IQ.A24:.I31];[IQ.M13]+1)" office:value-type="float" office:value="2" calcext:value-type="float">
            <text:p>2</text:p>
          </table:table-cell>
          <table:table-cell table:style-name="train_20_green_20_light" table:formula="of:=VLOOKUP([.C269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6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I1</text:p>
          </table:table-cell>
          <table:table-cell table:style-name="train_20_green_20_light"/>
          <table:table-cell table:style-name="train_20_green_20_light" table:formula="of:=VLOOKUP([IQ.M20];[IQ.A24:.I31];[IQ.M13]+1)" office:value-type="float" office:value="2" calcext:value-type="float">
            <text:p>2</text:p>
          </table:table-cell>
          <table:table-cell table:style-name="train_20_green_20_light" table:formula="of:=VLOOKUP([.C270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7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I2</text:p>
          </table:table-cell>
          <table:table-cell table:style-name="train_20_green_20_light"/>
          <table:table-cell table:style-name="train_20_green_20_light" table:formula="of:=VLOOKUP([IQ.M21];[IQ.A24:.I31];[IQ.M13]+1)" office:value-type="float" office:value="2" calcext:value-type="float">
            <text:p>2</text:p>
          </table:table-cell>
          <table:table-cell table:style-name="train_20_green_20_light" table:formula="of:=VLOOKUP([.C271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7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G</text:p>
          </table:table-cell>
          <table:table-cell table:style-name="train_20_green_20_light"/>
          <table:table-cell table:style-name="train_20_green_20_light" table:formula="of:=VLOOKUP([IQ.M22];[IQ.A24:.I31];[IQ.M13]+1)" office:value-type="float" office:value="2" calcext:value-type="float">
            <text:p>2</text:p>
          </table:table-cell>
          <table:table-cell table:style-name="train_20_green_20_light" table:formula="of:=VLOOKUP([.C27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7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73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P6</text:p>
          </table:table-cell>
          <table:table-cell table:style-name="train_20_amber_20_light"/>
          <table:table-cell table:style-name="train_20_amber_20_light" table:formula="of:=VLOOKUP([IQ.M4];[IQ.A24:.I31];[IQ.M14]+1)" office:value-type="float" office:value="2" calcext:value-type="float">
            <text:p>2</text:p>
          </table:table-cell>
          <table:table-cell table:style-name="train_20_amber_20_light" table:formula="of:=VLOOKUP([.C27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7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P5</text:p>
          </table:table-cell>
          <table:table-cell table:style-name="train_20_amber_20_light"/>
          <table:table-cell table:style-name="train_20_amber_20_light" table:formula="of:=VLOOKUP([IQ.M5];[IQ.A24:.I31];[IQ.M14]+1)" office:value-type="float" office:value="2" calcext:value-type="float">
            <text:p>2</text:p>
          </table:table-cell>
          <table:table-cell table:style-name="train_20_amber_20_light" table:formula="of:=VLOOKUP([.C27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7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P4</text:p>
          </table:table-cell>
          <table:table-cell table:style-name="train_20_amber_20_light"/>
          <table:table-cell table:style-name="train_20_amber_20_light" table:formula="of:=VLOOKUP([IQ.M6];[IQ.A24:.I31];[IQ.M14]+1)" office:value-type="float" office:value="2" calcext:value-type="float">
            <text:p>2</text:p>
          </table:table-cell>
          <table:table-cell table:style-name="train_20_amber_20_light" table:formula="of:=VLOOKUP([.C27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7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P3</text:p>
          </table:table-cell>
          <table:table-cell table:style-name="train_20_amber_20_light"/>
          <table:table-cell table:style-name="train_20_amber_20_light" table:formula="of:=VLOOKUP([IQ.M7];[IQ.A24:.I31];[IQ.M14]+1)" office:value-type="float" office:value="2" calcext:value-type="float">
            <text:p>2</text:p>
          </table:table-cell>
          <table:table-cell table:style-name="train_20_amber_20_light" table:formula="of:=VLOOKUP([.C27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7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I1</text:p>
          </table:table-cell>
          <table:table-cell table:style-name="train_20_amber_20_light"/>
          <table:table-cell table:style-name="train_20_amber_20_light" table:formula="of:=VLOOKUP([IQ.M20];[IQ.A24:.I31];[IQ.M14]+1)" office:value-type="float" office:value="2" calcext:value-type="float">
            <text:p>2</text:p>
          </table:table-cell>
          <table:table-cell table:style-name="train_20_amber_20_light" table:formula="of:=VLOOKUP([.C27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7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I2</text:p>
          </table:table-cell>
          <table:table-cell table:style-name="train_20_amber_20_light"/>
          <table:table-cell table:style-name="train_20_amber_20_light" table:formula="of:=VLOOKUP([IQ.M21];[IQ.A24:.I31];[IQ.M14]+1)" office:value-type="float" office:value="2" calcext:value-type="float">
            <text:p>2</text:p>
          </table:table-cell>
          <table:table-cell table:style-name="train_20_amber_20_light" table:formula="of:=VLOOKUP([.C27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7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G</text:p>
          </table:table-cell>
          <table:table-cell table:style-name="train_20_amber_20_light"/>
          <table:table-cell table:style-name="train_20_amber_20_light" table:formula="of:=VLOOKUP([IQ.M22];[IQ.A24:.I31];[IQ.M14]+1)" office:value-type="float" office:value="2" calcext:value-type="float">
            <text:p>2</text:p>
          </table:table-cell>
          <table:table-cell table:style-name="train_20_amber_20_light" table:formula="of:=VLOOKUP([.C28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8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81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P6</text:p>
          </table:table-cell>
          <table:table-cell table:style-name="train_20_green_20_light"/>
          <table:table-cell table:style-name="train_20_green_20_light" table:formula="of:=VLOOKUP([IQ.M4];[IQ.A24:.I31];[IQ.M15]+1)" office:value-type="float" office:value="2" calcext:value-type="float">
            <text:p>2</text:p>
          </table:table-cell>
          <table:table-cell table:style-name="train_20_green_20_light" table:formula="of:=VLOOKUP([.C28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8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P5</text:p>
          </table:table-cell>
          <table:table-cell table:style-name="train_20_green_20_light"/>
          <table:table-cell table:style-name="train_20_green_20_light" table:formula="of:=VLOOKUP([IQ.M5];[IQ.A24:.I31];[IQ.M15]+1)" office:value-type="float" office:value="2" calcext:value-type="float">
            <text:p>2</text:p>
          </table:table-cell>
          <table:table-cell table:style-name="train_20_green_20_light" table:formula="of:=VLOOKUP([.C28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8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P4</text:p>
          </table:table-cell>
          <table:table-cell table:style-name="train_20_green_20_light"/>
          <table:table-cell table:style-name="train_20_green_20_light" table:formula="of:=VLOOKUP([IQ.M6];[IQ.A24:.I31];[IQ.M15]+1)" office:value-type="float" office:value="2" calcext:value-type="float">
            <text:p>2</text:p>
          </table:table-cell>
          <table:table-cell table:style-name="train_20_green_20_light" table:formula="of:=VLOOKUP([.C28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8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P3</text:p>
          </table:table-cell>
          <table:table-cell table:style-name="train_20_green_20_light"/>
          <table:table-cell table:style-name="train_20_green_20_light" table:formula="of:=VLOOKUP([IQ.M7];[IQ.A24:.I31];[IQ.M15]+1)" office:value-type="float" office:value="2" calcext:value-type="float">
            <text:p>2</text:p>
          </table:table-cell>
          <table:table-cell table:style-name="train_20_green_20_light" table:formula="of:=VLOOKUP([.C28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8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I1</text:p>
          </table:table-cell>
          <table:table-cell table:style-name="train_20_green_20_light"/>
          <table:table-cell table:style-name="train_20_green_20_light" table:formula="of:=VLOOKUP([IQ.M20];[IQ.A24:.I31];[IQ.M15]+1)" office:value-type="float" office:value="2" calcext:value-type="float">
            <text:p>2</text:p>
          </table:table-cell>
          <table:table-cell table:style-name="train_20_green_20_light" table:formula="of:=VLOOKUP([.C28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8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I2</text:p>
          </table:table-cell>
          <table:table-cell table:style-name="train_20_green_20_light"/>
          <table:table-cell table:style-name="train_20_green_20_light" table:formula="of:=VLOOKUP([IQ.M21];[IQ.A24:.I31];[IQ.M15]+1)" office:value-type="float" office:value="2" calcext:value-type="float">
            <text:p>2</text:p>
          </table:table-cell>
          <table:table-cell table:style-name="train_20_green_20_light" table:formula="of:=VLOOKUP([.C28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8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G</text:p>
          </table:table-cell>
          <table:table-cell table:style-name="train_20_green_20_light"/>
          <table:table-cell table:style-name="train_20_green_20_light" table:formula="of:=VLOOKUP([IQ.M22];[IQ.A24:.I31];[IQ.M15]+1)" office:value-type="float" office:value="2" calcext:value-type="float">
            <text:p>2</text:p>
          </table:table-cell>
          <table:table-cell table:style-name="train_20_green_20_light" table:formula="of:=VLOOKUP([.C28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8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89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M6</text:p>
          </table:table-cell>
          <table:table-cell table:style-name="train_20_amber_20_light"/>
          <table:table-cell table:style-name="train_20_amber_20_light" table:formula="of:=VLOOKUP([IQ.M8];[IQ.A24:.I31];[IQ.M12]+1)" office:value-type="float" office:value="2" calcext:value-type="float">
            <text:p>2</text:p>
          </table:table-cell>
          <table:table-cell table:style-name="train_20_amber_20_light" table:formula="of:=VLOOKUP([.C29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9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M5</text:p>
          </table:table-cell>
          <table:table-cell table:style-name="train_20_amber_20_light"/>
          <table:table-cell table:style-name="train_20_amber_20_light" table:formula="of:=VLOOKUP([IQ.M9];[IQ.A24:.I31];[IQ.M12]+1)" office:value-type="float" office:value="2" calcext:value-type="float">
            <text:p>2</text:p>
          </table:table-cell>
          <table:table-cell table:style-name="train_20_amber_20_light" table:formula="of:=VLOOKUP([.C29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9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M4</text:p>
          </table:table-cell>
          <table:table-cell table:style-name="train_20_amber_20_light"/>
          <table:table-cell table:style-name="train_20_amber_20_light" table:formula="of:=VLOOKUP([IQ.M10];[IQ.A24:.I31];[IQ.M12]+1)" office:value-type="float" office:value="2" calcext:value-type="float">
            <text:p>2</text:p>
          </table:table-cell>
          <table:table-cell table:style-name="train_20_amber_20_light" table:formula="of:=VLOOKUP([.C29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9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M3</text:p>
          </table:table-cell>
          <table:table-cell table:style-name="train_20_amber_20_light"/>
          <table:table-cell table:style-name="train_20_amber_20_light" table:formula="of:=VLOOKUP([IQ.M11];[IQ.A24:.I31];[IQ.M12]+1)" office:value-type="float" office:value="2" calcext:value-type="float">
            <text:p>2</text:p>
          </table:table-cell>
          <table:table-cell table:style-name="train_20_amber_20_light" table:formula="of:=VLOOKUP([.C29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29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94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6 / N6</text:p>
          </table:table-cell>
          <table:table-cell table:style-name="train_20_green_20_light"/>
          <table:table-cell table:style-name="train_20_green_20_light" table:formula="of:=VLOOKUP([IQ.M12];[IQ.A24:.I31];[IQ.M12]+1)" office:value-type="float" office:value="2" calcext:value-type="float">
            <text:p>2</text:p>
          </table:table-cell>
          <table:table-cell table:style-name="train_20_green_20_light" table:formula="of:=VLOOKUP([.C29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9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6 / N5</text:p>
          </table:table-cell>
          <table:table-cell table:style-name="train_20_green_20_light"/>
          <table:table-cell table:style-name="train_20_green_20_light" table:formula="of:=VLOOKUP([IQ.M13];[IQ.A24:.I31];[IQ.M12]+1)" office:value-type="float" office:value="2" calcext:value-type="float">
            <text:p>2</text:p>
          </table:table-cell>
          <table:table-cell table:style-name="train_20_green_20_light" table:formula="of:=VLOOKUP([.C29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9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6 / N4</text:p>
          </table:table-cell>
          <table:table-cell table:style-name="train_20_green_20_light"/>
          <table:table-cell table:style-name="train_20_green_20_light" table:formula="of:=VLOOKUP([IQ.M14];[IQ.A24:.I31];[IQ.M12]+1)" office:value-type="float" office:value="2" calcext:value-type="float">
            <text:p>2</text:p>
          </table:table-cell>
          <table:table-cell table:style-name="train_20_green_20_light" table:formula="of:=VLOOKUP([.C29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9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6 / N3</text:p>
          </table:table-cell>
          <table:table-cell table:style-name="train_20_green_20_light"/>
          <table:table-cell table:style-name="train_20_green_20_light" table:formula="of:=VLOOKUP([IQ.M15];[IQ.A24:.I31];[IQ.M12]+1)" office:value-type="float" office:value="2" calcext:value-type="float">
            <text:p>2</text:p>
          </table:table-cell>
          <table:table-cell table:style-name="train_20_green_20_light" table:formula="of:=VLOOKUP([.C29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29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299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X6</text:p>
          </table:table-cell>
          <table:table-cell table:style-name="train_20_amber_20_light"/>
          <table:table-cell table:style-name="train_20_amber_20_light" table:formula="of:=VLOOKUP([IQ.M16];[IQ.A24:.I31];[IQ.M12]+1)" office:value-type="float" office:value="2" calcext:value-type="float">
            <text:p>2</text:p>
          </table:table-cell>
          <table:table-cell table:style-name="train_20_amber_20_light" table:formula="of:=VLOOKUP([.C30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0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X5</text:p>
          </table:table-cell>
          <table:table-cell table:style-name="train_20_amber_20_light"/>
          <table:table-cell table:style-name="train_20_amber_20_light" table:formula="of:=VLOOKUP([IQ.M17];[IQ.A24:.I31];[IQ.M12]+1)" office:value-type="float" office:value="2" calcext:value-type="float">
            <text:p>2</text:p>
          </table:table-cell>
          <table:table-cell table:style-name="train_20_amber_20_light" table:formula="of:=VLOOKUP([.C30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0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X4</text:p>
          </table:table-cell>
          <table:table-cell table:style-name="train_20_amber_20_light"/>
          <table:table-cell table:style-name="train_20_amber_20_light" table:formula="of:=VLOOKUP([IQ.M18];[IQ.A24:.I31];[IQ.M12]+1)" office:value-type="float" office:value="2" calcext:value-type="float">
            <text:p>2</text:p>
          </table:table-cell>
          <table:table-cell table:style-name="train_20_amber_20_light" table:formula="of:=VLOOKUP([.C30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0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6 / X3</text:p>
          </table:table-cell>
          <table:table-cell table:style-name="train_20_amber_20_light"/>
          <table:table-cell table:style-name="train_20_amber_20_light" table:formula="of:=VLOOKUP([IQ.M19];[IQ.A24:.I31];[IQ.M12]+1)" office:value-type="float" office:value="2" calcext:value-type="float">
            <text:p>2</text:p>
          </table:table-cell>
          <table:table-cell table:style-name="train_20_amber_20_light" table:formula="of:=VLOOKUP([.C30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0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04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M6</text:p>
          </table:table-cell>
          <table:table-cell table:style-name="train_20_green_20_light"/>
          <table:table-cell table:style-name="train_20_green_20_light" table:formula="of:=VLOOKUP([IQ.M8];[IQ.A24:.I31];[IQ.M13]+1)" office:value-type="float" office:value="2" calcext:value-type="float">
            <text:p>2</text:p>
          </table:table-cell>
          <table:table-cell table:style-name="train_20_green_20_light" table:formula="of:=VLOOKUP([.C30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0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M5</text:p>
          </table:table-cell>
          <table:table-cell table:style-name="train_20_green_20_light"/>
          <table:table-cell table:style-name="train_20_green_20_light" table:formula="of:=VLOOKUP([IQ.M9];[IQ.A24:.I31];[IQ.M13]+1)" office:value-type="float" office:value="2" calcext:value-type="float">
            <text:p>2</text:p>
          </table:table-cell>
          <table:table-cell table:style-name="train_20_green_20_light" table:formula="of:=VLOOKUP([.C30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0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M4</text:p>
          </table:table-cell>
          <table:table-cell table:style-name="train_20_green_20_light"/>
          <table:table-cell table:style-name="train_20_green_20_light" table:formula="of:=VLOOKUP([IQ.M10];[IQ.A24:.I31];[IQ.M13]+1)" office:value-type="float" office:value="2" calcext:value-type="float">
            <text:p>2</text:p>
          </table:table-cell>
          <table:table-cell table:style-name="train_20_green_20_light" table:formula="of:=VLOOKUP([.C30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0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M3</text:p>
          </table:table-cell>
          <table:table-cell table:style-name="train_20_green_20_light"/>
          <table:table-cell table:style-name="train_20_green_20_light" table:formula="of:=VLOOKUP([IQ.M11];[IQ.A24:.I31];[IQ.M13]+1)" office:value-type="float" office:value="2" calcext:value-type="float">
            <text:p>2</text:p>
          </table:table-cell>
          <table:table-cell table:style-name="train_20_green_20_light" table:formula="of:=VLOOKUP([.C30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0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09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5 / N6</text:p>
          </table:table-cell>
          <table:table-cell table:style-name="train_20_amber_20_light"/>
          <table:table-cell table:style-name="train_20_amber_20_light" table:formula="of:=VLOOKUP([IQ.M12];[IQ.A24:.I31];[IQ.M13]+1)" office:value-type="float" office:value="2" calcext:value-type="float">
            <text:p>2</text:p>
          </table:table-cell>
          <table:table-cell table:style-name="train_20_amber_20_light" table:formula="of:=VLOOKUP([.C31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1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5 / N5</text:p>
          </table:table-cell>
          <table:table-cell table:style-name="train_20_amber_20_light"/>
          <table:table-cell table:style-name="train_20_amber_20_light" table:formula="of:=VLOOKUP([IQ.M13];[IQ.A24:.I31];[IQ.M13]+1)" office:value-type="float" office:value="2" calcext:value-type="float">
            <text:p>2</text:p>
          </table:table-cell>
          <table:table-cell table:style-name="train_20_amber_20_light" table:formula="of:=VLOOKUP([.C31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1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5 / N4</text:p>
          </table:table-cell>
          <table:table-cell table:style-name="train_20_amber_20_light"/>
          <table:table-cell table:style-name="train_20_amber_20_light" table:formula="of:=VLOOKUP([IQ.M14];[IQ.A24:.I31];[IQ.M13]+1)" office:value-type="float" office:value="2" calcext:value-type="float">
            <text:p>2</text:p>
          </table:table-cell>
          <table:table-cell table:style-name="train_20_amber_20_light" table:formula="of:=VLOOKUP([.C31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1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5 / N3</text:p>
          </table:table-cell>
          <table:table-cell table:style-name="train_20_amber_20_light"/>
          <table:table-cell table:style-name="train_20_amber_20_light" table:formula="of:=VLOOKUP([IQ.M15];[IQ.A24:.I31];[IQ.M13]+1)" office:value-type="float" office:value="2" calcext:value-type="float">
            <text:p>2</text:p>
          </table:table-cell>
          <table:table-cell table:style-name="train_20_amber_20_light" table:formula="of:=VLOOKUP([.C31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1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14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X6</text:p>
          </table:table-cell>
          <table:table-cell table:style-name="train_20_green_20_light"/>
          <table:table-cell table:style-name="train_20_green_20_light" table:formula="of:=VLOOKUP([IQ.M16];[IQ.A24:.I31];[IQ.M13]+1)" office:value-type="float" office:value="2" calcext:value-type="float">
            <text:p>2</text:p>
          </table:table-cell>
          <table:table-cell table:style-name="train_20_green_20_light" table:formula="of:=VLOOKUP([.C31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1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X5</text:p>
          </table:table-cell>
          <table:table-cell table:style-name="train_20_green_20_light"/>
          <table:table-cell table:style-name="train_20_green_20_light" table:formula="of:=VLOOKUP([IQ.M17];[IQ.A24:.I31];[IQ.M13]+1)" office:value-type="float" office:value="2" calcext:value-type="float">
            <text:p>2</text:p>
          </table:table-cell>
          <table:table-cell table:style-name="train_20_green_20_light" table:formula="of:=VLOOKUP([.C31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1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X4</text:p>
          </table:table-cell>
          <table:table-cell table:style-name="train_20_green_20_light"/>
          <table:table-cell table:style-name="train_20_green_20_light" table:formula="of:=VLOOKUP([IQ.M18];[IQ.A24:.I31];[IQ.M13]+1)" office:value-type="float" office:value="2" calcext:value-type="float">
            <text:p>2</text:p>
          </table:table-cell>
          <table:table-cell table:style-name="train_20_green_20_light" table:formula="of:=VLOOKUP([.C31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1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5 / X3</text:p>
          </table:table-cell>
          <table:table-cell table:style-name="train_20_green_20_light"/>
          <table:table-cell table:style-name="train_20_green_20_light" table:formula="of:=VLOOKUP([IQ.M19];[IQ.A24:.I31];[IQ.M13]+1)" office:value-type="float" office:value="2" calcext:value-type="float">
            <text:p>2</text:p>
          </table:table-cell>
          <table:table-cell table:style-name="train_20_green_20_light" table:formula="of:=VLOOKUP([.C31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1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19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 M6</text:p>
          </table:table-cell>
          <table:table-cell table:style-name="train_20_amber_20_light"/>
          <table:table-cell table:style-name="train_20_amber_20_light" table:formula="of:=VLOOKUP([IQ.M8];[IQ.A24:.I31];[IQ.M14]+1)" office:value-type="float" office:value="2" calcext:value-type="float">
            <text:p>2</text:p>
          </table:table-cell>
          <table:table-cell table:style-name="train_20_amber_20_light" table:formula="of:=VLOOKUP([.C32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2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 M5</text:p>
          </table:table-cell>
          <table:table-cell table:style-name="train_20_amber_20_light"/>
          <table:table-cell table:style-name="train_20_amber_20_light" table:formula="of:=VLOOKUP([IQ.M9];[IQ.A24:.I31];[IQ.M14]+1)" office:value-type="float" office:value="2" calcext:value-type="float">
            <text:p>2</text:p>
          </table:table-cell>
          <table:table-cell table:style-name="train_20_amber_20_light" table:formula="of:=VLOOKUP([.C32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2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 M4</text:p>
          </table:table-cell>
          <table:table-cell table:style-name="train_20_amber_20_light"/>
          <table:table-cell table:style-name="train_20_amber_20_light" table:formula="of:=VLOOKUP([IQ.M10];[IQ.A24:.I31];[IQ.M14]+1)" office:value-type="float" office:value="2" calcext:value-type="float">
            <text:p>2</text:p>
          </table:table-cell>
          <table:table-cell table:style-name="train_20_amber_20_light" table:formula="of:=VLOOKUP([.C32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2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 M3</text:p>
          </table:table-cell>
          <table:table-cell table:style-name="train_20_amber_20_light"/>
          <table:table-cell table:style-name="train_20_amber_20_light" table:formula="of:=VLOOKUP([IQ.M11];[IQ.A24:.I31];[IQ.M14]+1)" office:value-type="float" office:value="2" calcext:value-type="float">
            <text:p>2</text:p>
          </table:table-cell>
          <table:table-cell table:style-name="train_20_amber_20_light" table:formula="of:=VLOOKUP([.C32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2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24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4 / N6</text:p>
          </table:table-cell>
          <table:table-cell table:style-name="train_20_green_20_light"/>
          <table:table-cell table:style-name="train_20_green_20_light" table:formula="of:=VLOOKUP([IQ.M12];[IQ.A24:.I31];[IQ.M14]+1)" office:value-type="float" office:value="2" calcext:value-type="float">
            <text:p>2</text:p>
          </table:table-cell>
          <table:table-cell table:style-name="train_20_green_20_light" table:formula="of:=VLOOKUP([.C32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2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4 / N5</text:p>
          </table:table-cell>
          <table:table-cell table:style-name="train_20_green_20_light"/>
          <table:table-cell table:style-name="train_20_green_20_light" table:formula="of:=VLOOKUP([IQ.M13];[IQ.A24:.I31];[IQ.M14]+1)" office:value-type="float" office:value="2" calcext:value-type="float">
            <text:p>2</text:p>
          </table:table-cell>
          <table:table-cell table:style-name="train_20_green_20_light" table:formula="of:=VLOOKUP([.C32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2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4 / N4</text:p>
          </table:table-cell>
          <table:table-cell table:style-name="train_20_green_20_light"/>
          <table:table-cell table:style-name="train_20_green_20_light" table:formula="of:=VLOOKUP([IQ.M14];[IQ.A24:.I31];[IQ.M14]+1)" office:value-type="float" office:value="2" calcext:value-type="float">
            <text:p>2</text:p>
          </table:table-cell>
          <table:table-cell table:style-name="train_20_green_20_light" table:formula="of:=VLOOKUP([.C32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2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4 / N3</text:p>
          </table:table-cell>
          <table:table-cell table:style-name="train_20_green_20_light"/>
          <table:table-cell table:style-name="train_20_green_20_light" table:formula="of:=VLOOKUP([IQ.M15];[IQ.A24:.I31];[IQ.M14]+1)" office:value-type="float" office:value="2" calcext:value-type="float">
            <text:p>2</text:p>
          </table:table-cell>
          <table:table-cell table:style-name="train_20_green_20_light" table:formula="of:=VLOOKUP([.C32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2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29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 X6</text:p>
          </table:table-cell>
          <table:table-cell table:style-name="train_20_amber_20_light"/>
          <table:table-cell table:style-name="train_20_amber_20_light" table:formula="of:=VLOOKUP([IQ.M16];[IQ.A24:.I31];[IQ.M14]+1)" office:value-type="float" office:value="2" calcext:value-type="float">
            <text:p>2</text:p>
          </table:table-cell>
          <table:table-cell table:style-name="train_20_amber_20_light" table:formula="of:=VLOOKUP([.C33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3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 X5</text:p>
          </table:table-cell>
          <table:table-cell table:style-name="train_20_amber_20_light"/>
          <table:table-cell table:style-name="train_20_amber_20_light" table:formula="of:=VLOOKUP([IQ.M17];[IQ.A24:.I31];[IQ.M14]+1)" office:value-type="float" office:value="2" calcext:value-type="float">
            <text:p>2</text:p>
          </table:table-cell>
          <table:table-cell table:style-name="train_20_amber_20_light" table:formula="of:=VLOOKUP([.C33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3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 X4</text:p>
          </table:table-cell>
          <table:table-cell table:style-name="train_20_amber_20_light"/>
          <table:table-cell table:style-name="train_20_amber_20_light" table:formula="of:=VLOOKUP([IQ.M18];[IQ.A24:.I31];[IQ.M14]+1)" office:value-type="float" office:value="2" calcext:value-type="float">
            <text:p>2</text:p>
          </table:table-cell>
          <table:table-cell table:style-name="train_20_amber_20_light" table:formula="of:=VLOOKUP([.C33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3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4 / X3</text:p>
          </table:table-cell>
          <table:table-cell table:style-name="train_20_amber_20_light"/>
          <table:table-cell table:style-name="train_20_amber_20_light" table:formula="of:=VLOOKUP([IQ.M19];[IQ.A24:.I31];[IQ.M14]+1)" office:value-type="float" office:value="2" calcext:value-type="float">
            <text:p>2</text:p>
          </table:table-cell>
          <table:table-cell table:style-name="train_20_amber_20_light" table:formula="of:=VLOOKUP([.C33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3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34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 M6</text:p>
          </table:table-cell>
          <table:table-cell table:style-name="train_20_green_20_light"/>
          <table:table-cell table:style-name="train_20_green_20_light" table:formula="of:=VLOOKUP([IQ.M8];[IQ.A24:.I31];[IQ.M15]+1)" office:value-type="float" office:value="2" calcext:value-type="float">
            <text:p>2</text:p>
          </table:table-cell>
          <table:table-cell table:style-name="train_20_green_20_light" table:formula="of:=VLOOKUP([.C33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3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 M5</text:p>
          </table:table-cell>
          <table:table-cell table:style-name="train_20_green_20_light"/>
          <table:table-cell table:style-name="train_20_green_20_light" table:formula="of:=VLOOKUP([IQ.M9];[IQ.A24:.I31];[IQ.M15]+1)" office:value-type="float" office:value="2" calcext:value-type="float">
            <text:p>2</text:p>
          </table:table-cell>
          <table:table-cell table:style-name="train_20_green_20_light" table:formula="of:=VLOOKUP([.C33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3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 M4</text:p>
          </table:table-cell>
          <table:table-cell table:style-name="train_20_green_20_light"/>
          <table:table-cell table:style-name="train_20_green_20_light" table:formula="of:=VLOOKUP([IQ.M10];[IQ.A24:.I31];[IQ.M15]+1)" office:value-type="float" office:value="2" calcext:value-type="float">
            <text:p>2</text:p>
          </table:table-cell>
          <table:table-cell table:style-name="train_20_green_20_light" table:formula="of:=VLOOKUP([.C33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3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 M3</text:p>
          </table:table-cell>
          <table:table-cell table:style-name="train_20_green_20_light"/>
          <table:table-cell table:style-name="train_20_green_20_light" table:formula="of:=VLOOKUP([IQ.M11];[IQ.A24:.I31];[IQ.M15]+1)" office:value-type="float" office:value="2" calcext:value-type="float">
            <text:p>2</text:p>
          </table:table-cell>
          <table:table-cell table:style-name="train_20_green_20_light" table:formula="of:=VLOOKUP([.C33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3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39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3 / N6</text:p>
          </table:table-cell>
          <table:table-cell table:style-name="train_20_amber_20_light"/>
          <table:table-cell table:style-name="train_20_amber_20_light" table:formula="of:=VLOOKUP([IQ.M12];[IQ.A24:.I31];[IQ.M15]+1)" office:value-type="float" office:value="2" calcext:value-type="float">
            <text:p>2</text:p>
          </table:table-cell>
          <table:table-cell table:style-name="train_20_amber_20_light" table:formula="of:=VLOOKUP([.C34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4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3 / N5</text:p>
          </table:table-cell>
          <table:table-cell table:style-name="train_20_amber_20_light"/>
          <table:table-cell table:style-name="train_20_amber_20_light" table:formula="of:=VLOOKUP([IQ.M13];[IQ.A24:.I31];[IQ.M15]+1)" office:value-type="float" office:value="2" calcext:value-type="float">
            <text:p>2</text:p>
          </table:table-cell>
          <table:table-cell table:style-name="train_20_amber_20_light" table:formula="of:=VLOOKUP([.C34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4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3 / N4</text:p>
          </table:table-cell>
          <table:table-cell table:style-name="train_20_amber_20_light"/>
          <table:table-cell table:style-name="train_20_amber_20_light" table:formula="of:=VLOOKUP([IQ.M14];[IQ.A24:.I31];[IQ.M15]+1)" office:value-type="float" office:value="2" calcext:value-type="float">
            <text:p>2</text:p>
          </table:table-cell>
          <table:table-cell table:style-name="train_20_amber_20_light" table:formula="of:=VLOOKUP([.C34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4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N3 / N3</text:p>
          </table:table-cell>
          <table:table-cell table:style-name="train_20_amber_20_light"/>
          <table:table-cell table:style-name="train_20_amber_20_light" table:formula="of:=VLOOKUP([IQ.M15];[IQ.A24:.I31];[IQ.M15]+1)" office:value-type="float" office:value="2" calcext:value-type="float">
            <text:p>2</text:p>
          </table:table-cell>
          <table:table-cell table:style-name="train_20_amber_20_light" table:formula="of:=VLOOKUP([.C34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4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44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 X6</text:p>
          </table:table-cell>
          <table:table-cell table:style-name="train_20_green_20_light"/>
          <table:table-cell table:style-name="train_20_green_20_light" table:formula="of:=VLOOKUP([IQ.M16];[IQ.A24:.I31];[IQ.M15]+1)" office:value-type="float" office:value="2" calcext:value-type="float">
            <text:p>2</text:p>
          </table:table-cell>
          <table:table-cell table:style-name="train_20_green_20_light" table:formula="of:=VLOOKUP([.C34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4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 X5</text:p>
          </table:table-cell>
          <table:table-cell table:style-name="train_20_green_20_light"/>
          <table:table-cell table:style-name="train_20_green_20_light" table:formula="of:=VLOOKUP([IQ.M17];[IQ.A24:.I31];[IQ.M15]+1)" office:value-type="float" office:value="2" calcext:value-type="float">
            <text:p>2</text:p>
          </table:table-cell>
          <table:table-cell table:style-name="train_20_green_20_light" table:formula="of:=VLOOKUP([.C34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4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 X4</text:p>
          </table:table-cell>
          <table:table-cell table:style-name="train_20_green_20_light"/>
          <table:table-cell table:style-name="train_20_green_20_light" table:formula="of:=VLOOKUP([IQ.M18];[IQ.A24:.I31];[IQ.M15]+1)" office:value-type="float" office:value="2" calcext:value-type="float">
            <text:p>2</text:p>
          </table:table-cell>
          <table:table-cell table:style-name="train_20_green_20_light" table:formula="of:=VLOOKUP([.C34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4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N3 / X3</text:p>
          </table:table-cell>
          <table:table-cell table:style-name="train_20_green_20_light"/>
          <table:table-cell table:style-name="train_20_green_20_light" table:formula="of:=VLOOKUP([IQ.M19];[IQ.A24:.I31];[IQ.M15]+1)" office:value-type="float" office:value="2" calcext:value-type="float">
            <text:p>2</text:p>
          </table:table-cell>
          <table:table-cell table:style-name="train_20_green_20_light" table:formula="of:=VLOOKUP([.C34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4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49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P6</text:p>
          </table:table-cell>
          <table:table-cell table:style-name="train_20_amber_20_light"/>
          <table:table-cell table:style-name="train_20_amber_20_light" table:formula="of:=VLOOKUP([IQ.M4];[IQ.A24:.I31];[IQ.M16]+1)" office:value-type="float" office:value="2" calcext:value-type="float">
            <text:p>2</text:p>
          </table:table-cell>
          <table:table-cell table:style-name="train_20_amber_20_light" table:formula="of:=VLOOKUP([.C35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5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P5</text:p>
          </table:table-cell>
          <table:table-cell table:style-name="train_20_amber_20_light"/>
          <table:table-cell table:style-name="train_20_amber_20_light" table:formula="of:=VLOOKUP([IQ.M5];[IQ.A24:.I31];[IQ.M16]+1)" office:value-type="float" office:value="2" calcext:value-type="float">
            <text:p>2</text:p>
          </table:table-cell>
          <table:table-cell table:style-name="train_20_amber_20_light" table:formula="of:=VLOOKUP([.C35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5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P4</text:p>
          </table:table-cell>
          <table:table-cell table:style-name="train_20_amber_20_light"/>
          <table:table-cell table:style-name="train_20_amber_20_light" table:formula="of:=VLOOKUP([IQ.M6];[IQ.A24:.I31];[IQ.M16]+1)" office:value-type="float" office:value="2" calcext:value-type="float">
            <text:p>2</text:p>
          </table:table-cell>
          <table:table-cell table:style-name="train_20_amber_20_light" table:formula="of:=VLOOKUP([.C35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5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P3</text:p>
          </table:table-cell>
          <table:table-cell table:style-name="train_20_amber_20_light"/>
          <table:table-cell table:style-name="train_20_amber_20_light" table:formula="of:=VLOOKUP([IQ.M7];[IQ.A24:.I31];[IQ.M16]+1)" office:value-type="float" office:value="2" calcext:value-type="float">
            <text:p>2</text:p>
          </table:table-cell>
          <table:table-cell table:style-name="train_20_amber_20_light" table:formula="of:=VLOOKUP([.C35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5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I1</text:p>
          </table:table-cell>
          <table:table-cell table:style-name="train_20_amber_20_light"/>
          <table:table-cell table:style-name="train_20_amber_20_light" table:formula="of:=VLOOKUP([IQ.M20];[IQ.A24:.I31];[IQ.M16]+1)" office:value-type="float" office:value="2" calcext:value-type="float">
            <text:p>2</text:p>
          </table:table-cell>
          <table:table-cell table:style-name="train_20_amber_20_light" table:formula="of:=VLOOKUP([.C35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5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I2</text:p>
          </table:table-cell>
          <table:table-cell table:style-name="train_20_amber_20_light"/>
          <table:table-cell table:style-name="train_20_amber_20_light" table:formula="of:=VLOOKUP([IQ.M21];[IQ.A24:.I31];[IQ.M16]+1)" office:value-type="float" office:value="2" calcext:value-type="float">
            <text:p>2</text:p>
          </table:table-cell>
          <table:table-cell table:style-name="train_20_amber_20_light" table:formula="of:=VLOOKUP([.C35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5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G</text:p>
          </table:table-cell>
          <table:table-cell table:style-name="train_20_amber_20_light"/>
          <table:table-cell table:style-name="train_20_amber_20_light" table:formula="of:=VLOOKUP([IQ.M22];[IQ.A24:.I31];[IQ.M16]+1)" office:value-type="float" office:value="2" calcext:value-type="float">
            <text:p>2</text:p>
          </table:table-cell>
          <table:table-cell table:style-name="train_20_amber_20_light" table:formula="of:=VLOOKUP([.C35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5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57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P6</text:p>
          </table:table-cell>
          <table:table-cell table:style-name="train_20_green_20_light"/>
          <table:table-cell table:style-name="train_20_green_20_light" table:formula="of:=VLOOKUP([IQ.M4];[IQ.A24:.I31];[IQ.M17]+1)" office:value-type="float" office:value="2" calcext:value-type="float">
            <text:p>2</text:p>
          </table:table-cell>
          <table:table-cell table:style-name="train_20_green_20_light" table:formula="of:=VLOOKUP([.C35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5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P5</text:p>
          </table:table-cell>
          <table:table-cell table:style-name="train_20_green_20_light"/>
          <table:table-cell table:style-name="train_20_green_20_light" table:formula="of:=VLOOKUP([IQ.M5];[IQ.A24:.I31];[IQ.M17]+1)" office:value-type="float" office:value="2" calcext:value-type="float">
            <text:p>2</text:p>
          </table:table-cell>
          <table:table-cell table:style-name="train_20_green_20_light" table:formula="of:=VLOOKUP([.C359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5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P4</text:p>
          </table:table-cell>
          <table:table-cell table:style-name="train_20_green_20_light"/>
          <table:table-cell table:style-name="train_20_green_20_light" table:formula="of:=VLOOKUP([IQ.M6];[IQ.A24:.I31];[IQ.M17]+1)" office:value-type="float" office:value="2" calcext:value-type="float">
            <text:p>2</text:p>
          </table:table-cell>
          <table:table-cell table:style-name="train_20_green_20_light" table:formula="of:=VLOOKUP([.C360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6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P3</text:p>
          </table:table-cell>
          <table:table-cell table:style-name="train_20_green_20_light"/>
          <table:table-cell table:style-name="train_20_green_20_light" table:formula="of:=VLOOKUP([IQ.M7];[IQ.A24:.I31];[IQ.M17]+1)" office:value-type="float" office:value="2" calcext:value-type="float">
            <text:p>2</text:p>
          </table:table-cell>
          <table:table-cell table:style-name="train_20_green_20_light" table:formula="of:=VLOOKUP([.C361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6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I1</text:p>
          </table:table-cell>
          <table:table-cell table:style-name="train_20_green_20_light"/>
          <table:table-cell table:style-name="train_20_green_20_light" table:formula="of:=VLOOKUP([IQ.M20];[IQ.A24:.I31];[IQ.M17]+1)" office:value-type="float" office:value="2" calcext:value-type="float">
            <text:p>2</text:p>
          </table:table-cell>
          <table:table-cell table:style-name="train_20_green_20_light" table:formula="of:=VLOOKUP([.C36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6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I2</text:p>
          </table:table-cell>
          <table:table-cell table:style-name="train_20_green_20_light"/>
          <table:table-cell table:style-name="train_20_green_20_light" table:formula="of:=VLOOKUP([IQ.M21];[IQ.A24:.I31];[IQ.M17]+1)" office:value-type="float" office:value="2" calcext:value-type="float">
            <text:p>2</text:p>
          </table:table-cell>
          <table:table-cell table:style-name="train_20_green_20_light" table:formula="of:=VLOOKUP([.C36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6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G</text:p>
          </table:table-cell>
          <table:table-cell table:style-name="train_20_green_20_light"/>
          <table:table-cell table:style-name="train_20_green_20_light" table:formula="of:=VLOOKUP([IQ.M22];[IQ.A24:.I31];[IQ.M17]+1)" office:value-type="float" office:value="2" calcext:value-type="float">
            <text:p>2</text:p>
          </table:table-cell>
          <table:table-cell table:style-name="train_20_green_20_light" table:formula="of:=VLOOKUP([.C36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6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65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P6</text:p>
          </table:table-cell>
          <table:table-cell table:style-name="train_20_amber_20_light"/>
          <table:table-cell table:style-name="train_20_amber_20_light" table:formula="of:=VLOOKUP([IQ.M4];[IQ.A24:.I31];[IQ.M18]+1)" office:value-type="float" office:value="2" calcext:value-type="float">
            <text:p>2</text:p>
          </table:table-cell>
          <table:table-cell table:style-name="train_20_amber_20_light" table:formula="of:=VLOOKUP([.C36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6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P5</text:p>
          </table:table-cell>
          <table:table-cell table:style-name="train_20_amber_20_light"/>
          <table:table-cell table:style-name="train_20_amber_20_light" table:formula="of:=VLOOKUP([IQ.M5];[IQ.A24:.I31];[IQ.M18]+1)" office:value-type="float" office:value="2" calcext:value-type="float">
            <text:p>2</text:p>
          </table:table-cell>
          <table:table-cell table:style-name="train_20_amber_20_light" table:formula="of:=VLOOKUP([.C36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6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P4</text:p>
          </table:table-cell>
          <table:table-cell table:style-name="train_20_amber_20_light"/>
          <table:table-cell table:style-name="train_20_amber_20_light" table:formula="of:=VLOOKUP([IQ.M6];[IQ.A24:.I31];[IQ.M18]+1)" office:value-type="float" office:value="2" calcext:value-type="float">
            <text:p>2</text:p>
          </table:table-cell>
          <table:table-cell table:style-name="train_20_amber_20_light" table:formula="of:=VLOOKUP([.C36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6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P3</text:p>
          </table:table-cell>
          <table:table-cell table:style-name="train_20_amber_20_light"/>
          <table:table-cell table:style-name="train_20_amber_20_light" table:formula="of:=VLOOKUP([IQ.M7];[IQ.A24:.I31];[IQ.M18]+1)" office:value-type="float" office:value="2" calcext:value-type="float">
            <text:p>2</text:p>
          </table:table-cell>
          <table:table-cell table:style-name="train_20_amber_20_light" table:formula="of:=VLOOKUP([.C36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6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I1</text:p>
          </table:table-cell>
          <table:table-cell table:style-name="train_20_amber_20_light"/>
          <table:table-cell table:style-name="train_20_amber_20_light" table:formula="of:=VLOOKUP([IQ.M20];[IQ.A24:.I31];[IQ.M18]+1)" office:value-type="float" office:value="2" calcext:value-type="float">
            <text:p>2</text:p>
          </table:table-cell>
          <table:table-cell table:style-name="train_20_amber_20_light" table:formula="of:=VLOOKUP([.C37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7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I2</text:p>
          </table:table-cell>
          <table:table-cell table:style-name="train_20_amber_20_light"/>
          <table:table-cell table:style-name="train_20_amber_20_light" table:formula="of:=VLOOKUP([IQ.M21];[IQ.A24:.I31];[IQ.M18]+1)" office:value-type="float" office:value="2" calcext:value-type="float">
            <text:p>2</text:p>
          </table:table-cell>
          <table:table-cell table:style-name="train_20_amber_20_light" table:formula="of:=VLOOKUP([.C37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7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G</text:p>
          </table:table-cell>
          <table:table-cell table:style-name="train_20_amber_20_light"/>
          <table:table-cell table:style-name="train_20_amber_20_light" table:formula="of:=VLOOKUP([IQ.M22];[IQ.A24:.I31];[IQ.M18]+1)" office:value-type="float" office:value="2" calcext:value-type="float">
            <text:p>2</text:p>
          </table:table-cell>
          <table:table-cell table:style-name="train_20_amber_20_light" table:formula="of:=VLOOKUP([.C37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7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73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P6</text:p>
          </table:table-cell>
          <table:table-cell table:style-name="train_20_green_20_light"/>
          <table:table-cell table:style-name="train_20_green_20_light" table:formula="of:=VLOOKUP([IQ.M4];[IQ.A24:.I31];[IQ.M19]+1)" office:value-type="float" office:value="2" calcext:value-type="float">
            <text:p>2</text:p>
          </table:table-cell>
          <table:table-cell table:style-name="train_20_green_20_light" table:formula="of:=VLOOKUP([.C37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7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P5</text:p>
          </table:table-cell>
          <table:table-cell table:style-name="train_20_green_20_light"/>
          <table:table-cell table:style-name="train_20_green_20_light" table:formula="of:=VLOOKUP([IQ.M5];[IQ.A24:.I31];[IQ.M19]+1)" office:value-type="float" office:value="2" calcext:value-type="float">
            <text:p>2</text:p>
          </table:table-cell>
          <table:table-cell table:style-name="train_20_green_20_light" table:formula="of:=VLOOKUP([.C37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7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P4</text:p>
          </table:table-cell>
          <table:table-cell table:style-name="train_20_green_20_light"/>
          <table:table-cell table:style-name="train_20_green_20_light" table:formula="of:=VLOOKUP([IQ.M6];[IQ.A24:.I31];[IQ.M19]+1)" office:value-type="float" office:value="2" calcext:value-type="float">
            <text:p>2</text:p>
          </table:table-cell>
          <table:table-cell table:style-name="train_20_green_20_light" table:formula="of:=VLOOKUP([.C37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7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P3</text:p>
          </table:table-cell>
          <table:table-cell table:style-name="train_20_green_20_light"/>
          <table:table-cell table:style-name="train_20_green_20_light" table:formula="of:=VLOOKUP([IQ.M7];[IQ.A24:.I31];[IQ.M19]+1)" office:value-type="float" office:value="2" calcext:value-type="float">
            <text:p>2</text:p>
          </table:table-cell>
          <table:table-cell table:style-name="train_20_green_20_light" table:formula="of:=VLOOKUP([.C37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7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I1</text:p>
          </table:table-cell>
          <table:table-cell table:style-name="train_20_green_20_light"/>
          <table:table-cell table:style-name="train_20_green_20_light" table:formula="of:=VLOOKUP([IQ.M20];[IQ.A24:.I31];[IQ.M19]+1)" office:value-type="float" office:value="2" calcext:value-type="float">
            <text:p>2</text:p>
          </table:table-cell>
          <table:table-cell table:style-name="train_20_green_20_light" table:formula="of:=VLOOKUP([.C37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7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I2</text:p>
          </table:table-cell>
          <table:table-cell table:style-name="train_20_green_20_light"/>
          <table:table-cell table:style-name="train_20_green_20_light" table:formula="of:=VLOOKUP([IQ.M21];[IQ.A24:.I31];[IQ.M19]+1)" office:value-type="float" office:value="2" calcext:value-type="float">
            <text:p>2</text:p>
          </table:table-cell>
          <table:table-cell table:style-name="train_20_green_20_light" table:formula="of:=VLOOKUP([.C379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7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G</text:p>
          </table:table-cell>
          <table:table-cell table:style-name="train_20_green_20_light"/>
          <table:table-cell table:style-name="train_20_green_20_light" table:formula="of:=VLOOKUP([IQ.M22];[IQ.A24:.I31];[IQ.M19]+1)" office:value-type="float" office:value="2" calcext:value-type="float">
            <text:p>2</text:p>
          </table:table-cell>
          <table:table-cell table:style-name="train_20_green_20_light" table:formula="of:=VLOOKUP([.C380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8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81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M6</text:p>
          </table:table-cell>
          <table:table-cell table:style-name="train_20_amber_20_light"/>
          <table:table-cell table:style-name="train_20_amber_20_light" table:formula="of:=VLOOKUP([IQ.M8];[IQ.A24:.I31];[IQ.M16]+1)" office:value-type="float" office:value="2" calcext:value-type="float">
            <text:p>2</text:p>
          </table:table-cell>
          <table:table-cell table:style-name="train_20_amber_20_light" table:formula="of:=VLOOKUP([.C38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8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M5</text:p>
          </table:table-cell>
          <table:table-cell table:style-name="train_20_amber_20_light"/>
          <table:table-cell table:style-name="train_20_amber_20_light" table:formula="of:=VLOOKUP([IQ.M9];[IQ.A24:.I31];[IQ.M16]+1)" office:value-type="float" office:value="2" calcext:value-type="float">
            <text:p>2</text:p>
          </table:table-cell>
          <table:table-cell table:style-name="train_20_amber_20_light" table:formula="of:=VLOOKUP([.C38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8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M4</text:p>
          </table:table-cell>
          <table:table-cell table:style-name="train_20_amber_20_light"/>
          <table:table-cell table:style-name="train_20_amber_20_light" table:formula="of:=VLOOKUP([IQ.M10];[IQ.A24:.I31];[IQ.M16]+1)" office:value-type="float" office:value="2" calcext:value-type="float">
            <text:p>2</text:p>
          </table:table-cell>
          <table:table-cell table:style-name="train_20_amber_20_light" table:formula="of:=VLOOKUP([.C38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8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M3</text:p>
          </table:table-cell>
          <table:table-cell table:style-name="train_20_amber_20_light"/>
          <table:table-cell table:style-name="train_20_amber_20_light" table:formula="of:=VLOOKUP([IQ.M11];[IQ.A24:.I31];[IQ.M16]+1)" office:value-type="float" office:value="2" calcext:value-type="float">
            <text:p>2</text:p>
          </table:table-cell>
          <table:table-cell table:style-name="train_20_amber_20_light" table:formula="of:=VLOOKUP([.C38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8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86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6 / N6</text:p>
          </table:table-cell>
          <table:table-cell table:style-name="train_20_green_20_light"/>
          <table:table-cell table:style-name="train_20_green_20_light" table:formula="of:=VLOOKUP([IQ.M12];[IQ.A24:.I31];[IQ.M16]+1)" office:value-type="float" office:value="2" calcext:value-type="float">
            <text:p>2</text:p>
          </table:table-cell>
          <table:table-cell table:style-name="train_20_green_20_light" table:formula="of:=VLOOKUP([.C38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8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6 / N5</text:p>
          </table:table-cell>
          <table:table-cell table:style-name="train_20_green_20_light"/>
          <table:table-cell table:style-name="train_20_green_20_light" table:formula="of:=VLOOKUP([IQ.M13];[IQ.A24:.I31];[IQ.M16]+1)" office:value-type="float" office:value="2" calcext:value-type="float">
            <text:p>2</text:p>
          </table:table-cell>
          <table:table-cell table:style-name="train_20_green_20_light" table:formula="of:=VLOOKUP([.C38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8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6 / N4</text:p>
          </table:table-cell>
          <table:table-cell table:style-name="train_20_green_20_light"/>
          <table:table-cell table:style-name="train_20_green_20_light" table:formula="of:=VLOOKUP([IQ.M14];[IQ.A24:.I31];[IQ.M16]+1)" office:value-type="float" office:value="2" calcext:value-type="float">
            <text:p>2</text:p>
          </table:table-cell>
          <table:table-cell table:style-name="train_20_green_20_light" table:formula="of:=VLOOKUP([.C389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8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6 / N3</text:p>
          </table:table-cell>
          <table:table-cell table:style-name="train_20_green_20_light"/>
          <table:table-cell table:style-name="train_20_green_20_light" table:formula="of:=VLOOKUP([IQ.M15];[IQ.A24:.I31];[IQ.M16]+1)" office:value-type="float" office:value="2" calcext:value-type="float">
            <text:p>2</text:p>
          </table:table-cell>
          <table:table-cell table:style-name="train_20_green_20_light" table:formula="of:=VLOOKUP([.C390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9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91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X6</text:p>
          </table:table-cell>
          <table:table-cell table:style-name="train_20_amber_20_light"/>
          <table:table-cell table:style-name="train_20_amber_20_light" table:formula="of:=VLOOKUP([IQ.M16];[IQ.A24:.I31];[IQ.M16]+1)" office:value-type="float" office:value="2" calcext:value-type="float">
            <text:p>2</text:p>
          </table:table-cell>
          <table:table-cell table:style-name="train_20_amber_20_light" table:formula="of:=VLOOKUP([.C39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9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X5</text:p>
          </table:table-cell>
          <table:table-cell table:style-name="train_20_amber_20_light"/>
          <table:table-cell table:style-name="train_20_amber_20_light" table:formula="of:=VLOOKUP([IQ.M17];[IQ.A24:.I31];[IQ.M16]+1)" office:value-type="float" office:value="2" calcext:value-type="float">
            <text:p>2</text:p>
          </table:table-cell>
          <table:table-cell table:style-name="train_20_amber_20_light" table:formula="of:=VLOOKUP([.C39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9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X4</text:p>
          </table:table-cell>
          <table:table-cell table:style-name="train_20_amber_20_light"/>
          <table:table-cell table:style-name="train_20_amber_20_light" table:formula="of:=VLOOKUP([IQ.M18];[IQ.A24:.I31];[IQ.M16]+1)" office:value-type="float" office:value="2" calcext:value-type="float">
            <text:p>2</text:p>
          </table:table-cell>
          <table:table-cell table:style-name="train_20_amber_20_light" table:formula="of:=VLOOKUP([.C39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9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6 / X3</text:p>
          </table:table-cell>
          <table:table-cell table:style-name="train_20_amber_20_light"/>
          <table:table-cell table:style-name="train_20_amber_20_light" table:formula="of:=VLOOKUP([IQ.M19];[IQ.A24:.I31];[IQ.M16]+1)" office:value-type="float" office:value="2" calcext:value-type="float">
            <text:p>2</text:p>
          </table:table-cell>
          <table:table-cell table:style-name="train_20_amber_20_light" table:formula="of:=VLOOKUP([.C39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39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396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M6</text:p>
          </table:table-cell>
          <table:table-cell table:style-name="train_20_green_20_light"/>
          <table:table-cell table:style-name="train_20_green_20_light" table:formula="of:=VLOOKUP([IQ.M8];[IQ.A24:.I31];[IQ.M17]+1)" office:value-type="float" office:value="2" calcext:value-type="float">
            <text:p>2</text:p>
          </table:table-cell>
          <table:table-cell table:style-name="train_20_green_20_light" table:formula="of:=VLOOKUP([.C39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9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M5</text:p>
          </table:table-cell>
          <table:table-cell table:style-name="train_20_green_20_light"/>
          <table:table-cell table:style-name="train_20_green_20_light" table:formula="of:=VLOOKUP([IQ.M9];[IQ.A24:.I31];[IQ.M17]+1)" office:value-type="float" office:value="2" calcext:value-type="float">
            <text:p>2</text:p>
          </table:table-cell>
          <table:table-cell table:style-name="train_20_green_20_light" table:formula="of:=VLOOKUP([.C39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9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M4</text:p>
          </table:table-cell>
          <table:table-cell table:style-name="train_20_green_20_light"/>
          <table:table-cell table:style-name="train_20_green_20_light" table:formula="of:=VLOOKUP([IQ.M10];[IQ.A24:.I31];[IQ.M17]+1)" office:value-type="float" office:value="2" calcext:value-type="float">
            <text:p>2</text:p>
          </table:table-cell>
          <table:table-cell table:style-name="train_20_green_20_light" table:formula="of:=VLOOKUP([.C399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39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M3</text:p>
          </table:table-cell>
          <table:table-cell table:style-name="train_20_green_20_light"/>
          <table:table-cell table:style-name="train_20_green_20_light" table:formula="of:=VLOOKUP([IQ.M11];[IQ.A24:.I31];[IQ.M17]+1)" office:value-type="float" office:value="2" calcext:value-type="float">
            <text:p>2</text:p>
          </table:table-cell>
          <table:table-cell table:style-name="train_20_green_20_light" table:formula="of:=VLOOKUP([.C400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0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01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5 / N6</text:p>
          </table:table-cell>
          <table:table-cell table:style-name="train_20_amber_20_light"/>
          <table:table-cell table:style-name="train_20_amber_20_light" table:formula="of:=VLOOKUP([IQ.M12];[IQ.A24:.I31];[IQ.M17]+1)" office:value-type="float" office:value="2" calcext:value-type="float">
            <text:p>2</text:p>
          </table:table-cell>
          <table:table-cell table:style-name="train_20_amber_20_light" table:formula="of:=VLOOKUP([.C40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0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5 / N5</text:p>
          </table:table-cell>
          <table:table-cell table:style-name="train_20_amber_20_light"/>
          <table:table-cell table:style-name="train_20_amber_20_light" table:formula="of:=VLOOKUP([IQ.M13];[IQ.A24:.I31];[IQ.M17]+1)" office:value-type="float" office:value="2" calcext:value-type="float">
            <text:p>2</text:p>
          </table:table-cell>
          <table:table-cell table:style-name="train_20_amber_20_light" table:formula="of:=VLOOKUP([.C40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0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5 / N4</text:p>
          </table:table-cell>
          <table:table-cell table:style-name="train_20_amber_20_light"/>
          <table:table-cell table:style-name="train_20_amber_20_light" table:formula="of:=VLOOKUP([IQ.M14];[IQ.A24:.I31];[IQ.M17]+1)" office:value-type="float" office:value="2" calcext:value-type="float">
            <text:p>2</text:p>
          </table:table-cell>
          <table:table-cell table:style-name="train_20_amber_20_light" table:formula="of:=VLOOKUP([.C40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0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5 / N3</text:p>
          </table:table-cell>
          <table:table-cell table:style-name="train_20_amber_20_light"/>
          <table:table-cell table:style-name="train_20_amber_20_light" table:formula="of:=VLOOKUP([IQ.M15];[IQ.A24:.I31];[IQ.M17]+1)" office:value-type="float" office:value="2" calcext:value-type="float">
            <text:p>2</text:p>
          </table:table-cell>
          <table:table-cell table:style-name="train_20_amber_20_light" table:formula="of:=VLOOKUP([.C40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0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06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X6</text:p>
          </table:table-cell>
          <table:table-cell table:style-name="train_20_green_20_light"/>
          <table:table-cell table:style-name="train_20_green_20_light" table:formula="of:=VLOOKUP([IQ.M16];[IQ.A24:.I31];[IQ.M17]+1)" office:value-type="float" office:value="2" calcext:value-type="float">
            <text:p>2</text:p>
          </table:table-cell>
          <table:table-cell table:style-name="train_20_green_20_light" table:formula="of:=VLOOKUP([.C40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0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X5</text:p>
          </table:table-cell>
          <table:table-cell table:style-name="train_20_green_20_light"/>
          <table:table-cell table:style-name="train_20_green_20_light" table:formula="of:=VLOOKUP([IQ.M17];[IQ.A24:.I31];[IQ.M17]+1)" office:value-type="float" office:value="2" calcext:value-type="float">
            <text:p>2</text:p>
          </table:table-cell>
          <table:table-cell table:style-name="train_20_green_20_light" table:formula="of:=VLOOKUP([.C40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0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X4</text:p>
          </table:table-cell>
          <table:table-cell table:style-name="train_20_green_20_light"/>
          <table:table-cell table:style-name="train_20_green_20_light" table:formula="of:=VLOOKUP([IQ.M18];[IQ.A24:.I31];[IQ.M17]+1)" office:value-type="float" office:value="2" calcext:value-type="float">
            <text:p>2</text:p>
          </table:table-cell>
          <table:table-cell table:style-name="train_20_green_20_light" table:formula="of:=VLOOKUP([.C409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0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5 / X3</text:p>
          </table:table-cell>
          <table:table-cell table:style-name="train_20_green_20_light"/>
          <table:table-cell table:style-name="train_20_green_20_light" table:formula="of:=VLOOKUP([IQ.M19];[IQ.A24:.I31];[IQ.M17]+1)" office:value-type="float" office:value="2" calcext:value-type="float">
            <text:p>2</text:p>
          </table:table-cell>
          <table:table-cell table:style-name="train_20_green_20_light" table:formula="of:=VLOOKUP([.C410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1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11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 M6</text:p>
          </table:table-cell>
          <table:table-cell table:style-name="train_20_amber_20_light"/>
          <table:table-cell table:style-name="train_20_amber_20_light" table:formula="of:=VLOOKUP([IQ.M8];[IQ.A24:.I31];[IQ.M18]+1)" office:value-type="float" office:value="2" calcext:value-type="float">
            <text:p>2</text:p>
          </table:table-cell>
          <table:table-cell table:style-name="train_20_amber_20_light" table:formula="of:=VLOOKUP([.C41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1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 M5</text:p>
          </table:table-cell>
          <table:table-cell table:style-name="train_20_amber_20_light"/>
          <table:table-cell table:style-name="train_20_amber_20_light" table:formula="of:=VLOOKUP([IQ.M9];[IQ.A24:.I31];[IQ.M18]+1)" office:value-type="float" office:value="2" calcext:value-type="float">
            <text:p>2</text:p>
          </table:table-cell>
          <table:table-cell table:style-name="train_20_amber_20_light" table:formula="of:=VLOOKUP([.C41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1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 M4</text:p>
          </table:table-cell>
          <table:table-cell table:style-name="train_20_amber_20_light"/>
          <table:table-cell table:style-name="train_20_amber_20_light" table:formula="of:=VLOOKUP([IQ.M10];[IQ.A24:.I31];[IQ.M18]+1)" office:value-type="float" office:value="2" calcext:value-type="float">
            <text:p>2</text:p>
          </table:table-cell>
          <table:table-cell table:style-name="train_20_amber_20_light" table:formula="of:=VLOOKUP([.C41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1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 M3</text:p>
          </table:table-cell>
          <table:table-cell table:style-name="train_20_amber_20_light"/>
          <table:table-cell table:style-name="train_20_amber_20_light" table:formula="of:=VLOOKUP([IQ.M11];[IQ.A24:.I31];[IQ.M18]+1)" office:value-type="float" office:value="2" calcext:value-type="float">
            <text:p>2</text:p>
          </table:table-cell>
          <table:table-cell table:style-name="train_20_amber_20_light" table:formula="of:=VLOOKUP([.C41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1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16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4 / N6</text:p>
          </table:table-cell>
          <table:table-cell table:style-name="train_20_green_20_light"/>
          <table:table-cell table:style-name="train_20_green_20_light" table:formula="of:=VLOOKUP([IQ.M12];[IQ.A24:.I31];[IQ.M18]+1)" office:value-type="float" office:value="2" calcext:value-type="float">
            <text:p>2</text:p>
          </table:table-cell>
          <table:table-cell table:style-name="train_20_green_20_light" table:formula="of:=VLOOKUP([.C41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1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4 / N5</text:p>
          </table:table-cell>
          <table:table-cell table:style-name="train_20_green_20_light"/>
          <table:table-cell table:style-name="train_20_green_20_light" table:formula="of:=VLOOKUP([IQ.M13];[IQ.A24:.I31];[IQ.M18]+1)" office:value-type="float" office:value="2" calcext:value-type="float">
            <text:p>2</text:p>
          </table:table-cell>
          <table:table-cell table:style-name="train_20_green_20_light" table:formula="of:=VLOOKUP([.C41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1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4 / N4</text:p>
          </table:table-cell>
          <table:table-cell table:style-name="train_20_green_20_light"/>
          <table:table-cell table:style-name="train_20_green_20_light" table:formula="of:=VLOOKUP([IQ.M14];[IQ.A24:.I31];[IQ.M18]+1)" office:value-type="float" office:value="2" calcext:value-type="float">
            <text:p>2</text:p>
          </table:table-cell>
          <table:table-cell table:style-name="train_20_green_20_light" table:formula="of:=VLOOKUP([.C419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1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4 / N3</text:p>
          </table:table-cell>
          <table:table-cell table:style-name="train_20_green_20_light"/>
          <table:table-cell table:style-name="train_20_green_20_light" table:formula="of:=VLOOKUP([IQ.M15];[IQ.A24:.I31];[IQ.M18]+1)" office:value-type="float" office:value="2" calcext:value-type="float">
            <text:p>2</text:p>
          </table:table-cell>
          <table:table-cell table:style-name="train_20_green_20_light" table:formula="of:=VLOOKUP([.C420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2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21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 X6</text:p>
          </table:table-cell>
          <table:table-cell table:style-name="train_20_amber_20_light"/>
          <table:table-cell table:style-name="train_20_amber_20_light" table:formula="of:=VLOOKUP([IQ.M16];[IQ.A24:.I31];[IQ.M18]+1)" office:value-type="float" office:value="2" calcext:value-type="float">
            <text:p>2</text:p>
          </table:table-cell>
          <table:table-cell table:style-name="train_20_amber_20_light" table:formula="of:=VLOOKUP([.C42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2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 X5</text:p>
          </table:table-cell>
          <table:table-cell table:style-name="train_20_amber_20_light"/>
          <table:table-cell table:style-name="train_20_amber_20_light" table:formula="of:=VLOOKUP([IQ.M17];[IQ.A24:.I31];[IQ.M18]+1)" office:value-type="float" office:value="2" calcext:value-type="float">
            <text:p>2</text:p>
          </table:table-cell>
          <table:table-cell table:style-name="train_20_amber_20_light" table:formula="of:=VLOOKUP([.C42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2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 X4</text:p>
          </table:table-cell>
          <table:table-cell table:style-name="train_20_amber_20_light"/>
          <table:table-cell table:style-name="train_20_amber_20_light" table:formula="of:=VLOOKUP([IQ.M18];[IQ.A24:.I31];[IQ.M18]+1)" office:value-type="float" office:value="2" calcext:value-type="float">
            <text:p>2</text:p>
          </table:table-cell>
          <table:table-cell table:style-name="train_20_amber_20_light" table:formula="of:=VLOOKUP([.C42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2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4 / X3</text:p>
          </table:table-cell>
          <table:table-cell table:style-name="train_20_amber_20_light"/>
          <table:table-cell table:style-name="train_20_amber_20_light" table:formula="of:=VLOOKUP([IQ.M19];[IQ.A24:.I31];[IQ.M18]+1)" office:value-type="float" office:value="2" calcext:value-type="float">
            <text:p>2</text:p>
          </table:table-cell>
          <table:table-cell table:style-name="train_20_amber_20_light" table:formula="of:=VLOOKUP([.C42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2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26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 M6</text:p>
          </table:table-cell>
          <table:table-cell table:style-name="train_20_green_20_light"/>
          <table:table-cell table:style-name="train_20_green_20_light" table:formula="of:=VLOOKUP([IQ.M8];[IQ.A24:.I31];[IQ.M19]+1)" office:value-type="float" office:value="2" calcext:value-type="float">
            <text:p>2</text:p>
          </table:table-cell>
          <table:table-cell table:style-name="train_20_green_20_light" table:formula="of:=VLOOKUP([.C42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2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 M5</text:p>
          </table:table-cell>
          <table:table-cell table:style-name="train_20_green_20_light"/>
          <table:table-cell table:style-name="train_20_green_20_light" table:formula="of:=VLOOKUP([IQ.M9];[IQ.A24:.I31];[IQ.M19]+1)" office:value-type="float" office:value="2" calcext:value-type="float">
            <text:p>2</text:p>
          </table:table-cell>
          <table:table-cell table:style-name="train_20_green_20_light" table:formula="of:=VLOOKUP([.C42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2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 M4</text:p>
          </table:table-cell>
          <table:table-cell table:style-name="train_20_green_20_light"/>
          <table:table-cell table:style-name="train_20_green_20_light" table:formula="of:=VLOOKUP([IQ.M10];[IQ.A24:.I31];[IQ.M19]+1)" office:value-type="float" office:value="2" calcext:value-type="float">
            <text:p>2</text:p>
          </table:table-cell>
          <table:table-cell table:style-name="train_20_green_20_light" table:formula="of:=VLOOKUP([.C429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2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 M3</text:p>
          </table:table-cell>
          <table:table-cell table:style-name="train_20_green_20_light"/>
          <table:table-cell table:style-name="train_20_green_20_light" table:formula="of:=VLOOKUP([IQ.M11];[IQ.A24:.I31];[IQ.M19]+1)" office:value-type="float" office:value="2" calcext:value-type="float">
            <text:p>2</text:p>
          </table:table-cell>
          <table:table-cell table:style-name="train_20_green_20_light" table:formula="of:=VLOOKUP([.C430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3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31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3 / N6</text:p>
          </table:table-cell>
          <table:table-cell table:style-name="train_20_amber_20_light"/>
          <table:table-cell table:style-name="train_20_amber_20_light" table:formula="of:=VLOOKUP([IQ.M12];[IQ.A24:.I31];[IQ.M19]+1)" office:value-type="float" office:value="2" calcext:value-type="float">
            <text:p>2</text:p>
          </table:table-cell>
          <table:table-cell table:style-name="train_20_amber_20_light" table:formula="of:=VLOOKUP([.C43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3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3 / N5</text:p>
          </table:table-cell>
          <table:table-cell table:style-name="train_20_amber_20_light"/>
          <table:table-cell table:style-name="train_20_amber_20_light" table:formula="of:=VLOOKUP([IQ.M13];[IQ.A24:.I31];[IQ.M19]+1)" office:value-type="float" office:value="2" calcext:value-type="float">
            <text:p>2</text:p>
          </table:table-cell>
          <table:table-cell table:style-name="train_20_amber_20_light" table:formula="of:=VLOOKUP([.C43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3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3 / N4</text:p>
          </table:table-cell>
          <table:table-cell table:style-name="train_20_amber_20_light"/>
          <table:table-cell table:style-name="train_20_amber_20_light" table:formula="of:=VLOOKUP([IQ.M14];[IQ.A24:.I31];[IQ.M19]+1)" office:value-type="float" office:value="2" calcext:value-type="float">
            <text:p>2</text:p>
          </table:table-cell>
          <table:table-cell table:style-name="train_20_amber_20_light" table:formula="of:=VLOOKUP([.C43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3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X3 / N3</text:p>
          </table:table-cell>
          <table:table-cell table:style-name="train_20_amber_20_light"/>
          <table:table-cell table:style-name="train_20_amber_20_light" table:formula="of:=VLOOKUP([IQ.M15];[IQ.A24:.I31];[IQ.M19]+1)" office:value-type="float" office:value="2" calcext:value-type="float">
            <text:p>2</text:p>
          </table:table-cell>
          <table:table-cell table:style-name="train_20_amber_20_light" table:formula="of:=VLOOKUP([.C43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3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36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 X6</text:p>
          </table:table-cell>
          <table:table-cell table:style-name="train_20_green_20_light"/>
          <table:table-cell table:style-name="train_20_green_20_light" table:formula="of:=VLOOKUP([IQ.M16];[IQ.A24:.I31];[IQ.M19]+1)" office:value-type="float" office:value="2" calcext:value-type="float">
            <text:p>2</text:p>
          </table:table-cell>
          <table:table-cell table:style-name="train_20_green_20_light" table:formula="of:=VLOOKUP([.C43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3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 X5</text:p>
          </table:table-cell>
          <table:table-cell table:style-name="train_20_green_20_light"/>
          <table:table-cell table:style-name="train_20_green_20_light" table:formula="of:=VLOOKUP([IQ.M17];[IQ.A24:.I31];[IQ.M19]+1)" office:value-type="float" office:value="2" calcext:value-type="float">
            <text:p>2</text:p>
          </table:table-cell>
          <table:table-cell table:style-name="train_20_green_20_light" table:formula="of:=VLOOKUP([.C43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3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 X4</text:p>
          </table:table-cell>
          <table:table-cell table:style-name="train_20_green_20_light"/>
          <table:table-cell table:style-name="train_20_green_20_light" table:formula="of:=VLOOKUP([IQ.M18];[IQ.A24:.I31];[IQ.M19]+1)" office:value-type="float" office:value="2" calcext:value-type="float">
            <text:p>2</text:p>
          </table:table-cell>
          <table:table-cell table:style-name="train_20_green_20_light" table:formula="of:=VLOOKUP([.C439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3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X3 / X3</text:p>
          </table:table-cell>
          <table:table-cell table:style-name="train_20_green_20_light"/>
          <table:table-cell table:style-name="train_20_green_20_light" table:formula="of:=VLOOKUP([IQ.M19];[IQ.A24:.I31];[IQ.M19]+1)" office:value-type="float" office:value="2" calcext:value-type="float">
            <text:p>2</text:p>
          </table:table-cell>
          <table:table-cell table:style-name="train_20_green_20_light" table:formula="of:=VLOOKUP([.C440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4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41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G / P6</text:p>
          </table:table-cell>
          <table:table-cell table:style-name="train_20_amber_20_light"/>
          <table:table-cell table:style-name="train_20_amber_20_light" table:formula="of:=VLOOKUP([IQ.M4];[IQ.A24:.I31];[IQ.M22]+1)" office:value-type="float" office:value="2" calcext:value-type="float">
            <text:p>2</text:p>
          </table:table-cell>
          <table:table-cell table:style-name="train_20_amber_20_light" table:formula="of:=VLOOKUP([.C44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4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G / P5</text:p>
          </table:table-cell>
          <table:table-cell table:style-name="train_20_amber_20_light"/>
          <table:table-cell table:style-name="train_20_amber_20_light" table:formula="of:=VLOOKUP([IQ.M5];[IQ.A24:.I31];[IQ.M22]+1)" office:value-type="float" office:value="2" calcext:value-type="float">
            <text:p>2</text:p>
          </table:table-cell>
          <table:table-cell table:style-name="train_20_amber_20_light" table:formula="of:=VLOOKUP([.C44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4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G / P4</text:p>
          </table:table-cell>
          <table:table-cell table:style-name="train_20_amber_20_light"/>
          <table:table-cell table:style-name="train_20_amber_20_light" table:formula="of:=VLOOKUP([IQ.M6];[IQ.A24:.I31];[IQ.M22]+1)" office:value-type="float" office:value="2" calcext:value-type="float">
            <text:p>2</text:p>
          </table:table-cell>
          <table:table-cell table:style-name="train_20_amber_20_light" table:formula="of:=VLOOKUP([.C44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4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G / P3</text:p>
          </table:table-cell>
          <table:table-cell table:style-name="train_20_amber_20_light"/>
          <table:table-cell table:style-name="train_20_amber_20_light" table:formula="of:=VLOOKUP([IQ.M7];[IQ.A24:.I31];[IQ.M22]+1)" office:value-type="float" office:value="2" calcext:value-type="float">
            <text:p>2</text:p>
          </table:table-cell>
          <table:table-cell table:style-name="train_20_amber_20_light" table:formula="of:=VLOOKUP([.C44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4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G / I1</text:p>
          </table:table-cell>
          <table:table-cell table:style-name="train_20_amber_20_light"/>
          <table:table-cell table:style-name="train_20_amber_20_light" table:formula="of:=VLOOKUP([IQ.M20];[IQ.A24:.I31];[IQ.M22]+1)" office:value-type="float" office:value="2" calcext:value-type="float">
            <text:p>2</text:p>
          </table:table-cell>
          <table:table-cell table:style-name="train_20_amber_20_light" table:formula="of:=VLOOKUP([.C44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4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G / I2</text:p>
          </table:table-cell>
          <table:table-cell table:style-name="train_20_amber_20_light"/>
          <table:table-cell table:style-name="train_20_amber_20_light" table:formula="of:=VLOOKUP([IQ.M21];[IQ.A24:.I31];[IQ.M22]+1)" office:value-type="float" office:value="2" calcext:value-type="float">
            <text:p>2</text:p>
          </table:table-cell>
          <table:table-cell table:style-name="train_20_amber_20_light" table:formula="of:=VLOOKUP([.C44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4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G / G</text:p>
          </table:table-cell>
          <table:table-cell table:style-name="train_20_amber_20_light"/>
          <table:table-cell table:style-name="train_20_amber_20_light" table:formula="of:=VLOOKUP([IQ.M22];[IQ.A24:.I31];[IQ.M22]+1)" office:value-type="float" office:value="2" calcext:value-type="float">
            <text:p>2</text:p>
          </table:table-cell>
          <table:table-cell table:style-name="train_20_amber_20_light" table:formula="of:=VLOOKUP([.C44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4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49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G / M6</text:p>
          </table:table-cell>
          <table:table-cell table:style-name="train_20_green_20_light"/>
          <table:table-cell table:style-name="train_20_green_20_light" table:formula="of:=VLOOKUP([IQ.M8];[IQ.A24:.I31];[IQ.M22]+1)" office:value-type="float" office:value="2" calcext:value-type="float">
            <text:p>2</text:p>
          </table:table-cell>
          <table:table-cell table:style-name="train_20_green_20_light" table:formula="of:=VLOOKUP([.C450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5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G / M5</text:p>
          </table:table-cell>
          <table:table-cell table:style-name="train_20_green_20_light"/>
          <table:table-cell table:style-name="train_20_green_20_light" table:formula="of:=VLOOKUP([IQ.M9];[IQ.A24:.I31];[IQ.M22]+1)" office:value-type="float" office:value="2" calcext:value-type="float">
            <text:p>2</text:p>
          </table:table-cell>
          <table:table-cell table:style-name="train_20_green_20_light" table:formula="of:=VLOOKUP([.C451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5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G / M4</text:p>
          </table:table-cell>
          <table:table-cell table:style-name="train_20_green_20_light"/>
          <table:table-cell table:style-name="train_20_green_20_light" table:formula="of:=VLOOKUP([IQ.M10];[IQ.A24:.I31];[IQ.M22]+1)" office:value-type="float" office:value="2" calcext:value-type="float">
            <text:p>2</text:p>
          </table:table-cell>
          <table:table-cell table:style-name="train_20_green_20_light" table:formula="of:=VLOOKUP([.C45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5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G / M3</text:p>
          </table:table-cell>
          <table:table-cell table:style-name="train_20_green_20_light"/>
          <table:table-cell table:style-name="train_20_green_20_light" table:formula="of:=VLOOKUP([IQ.M11];[IQ.A24:.I31];[IQ.M22]+1)" office:value-type="float" office:value="2" calcext:value-type="float">
            <text:p>2</text:p>
          </table:table-cell>
          <table:table-cell table:style-name="train_20_green_20_light" table:formula="of:=VLOOKUP([.C45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5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54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G / N6</text:p>
          </table:table-cell>
          <table:table-cell table:style-name="train_20_amber_20_light"/>
          <table:table-cell table:style-name="train_20_amber_20_light" table:formula="of:=VLOOKUP([IQ.M12];[IQ.A24:.I31];[IQ.M22]+1)" office:value-type="float" office:value="2" calcext:value-type="float">
            <text:p>2</text:p>
          </table:table-cell>
          <table:table-cell table:style-name="train_20_amber_20_light" table:formula="of:=VLOOKUP([.C45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5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G / N5</text:p>
          </table:table-cell>
          <table:table-cell table:style-name="train_20_amber_20_light"/>
          <table:table-cell table:style-name="train_20_amber_20_light" table:formula="of:=VLOOKUP([IQ.M13];[IQ.A24:.I31];[IQ.M22]+1)" office:value-type="float" office:value="2" calcext:value-type="float">
            <text:p>2</text:p>
          </table:table-cell>
          <table:table-cell table:style-name="train_20_amber_20_light" table:formula="of:=VLOOKUP([.C45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5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G / N4</text:p>
          </table:table-cell>
          <table:table-cell table:style-name="train_20_amber_20_light"/>
          <table:table-cell table:style-name="train_20_amber_20_light" table:formula="of:=VLOOKUP([IQ.M14];[IQ.A24:.I31];[IQ.M22]+1)" office:value-type="float" office:value="2" calcext:value-type="float">
            <text:p>2</text:p>
          </table:table-cell>
          <table:table-cell table:style-name="train_20_amber_20_light" table:formula="of:=VLOOKUP([.C45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5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G / N3</text:p>
          </table:table-cell>
          <table:table-cell table:style-name="train_20_amber_20_light"/>
          <table:table-cell table:style-name="train_20_amber_20_light" table:formula="of:=VLOOKUP([IQ.M15];[IQ.A24:.I31];[IQ.M22]+1)" office:value-type="float" office:value="2" calcext:value-type="float">
            <text:p>2</text:p>
          </table:table-cell>
          <table:table-cell table:style-name="train_20_amber_20_light" table:formula="of:=VLOOKUP([.C45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5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59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G / X6</text:p>
          </table:table-cell>
          <table:table-cell table:style-name="train_20_green_20_light"/>
          <table:table-cell table:style-name="train_20_green_20_light" table:formula="of:=VLOOKUP([IQ.M16];[IQ.A24:.I31];[IQ.M22]+1)" office:value-type="float" office:value="2" calcext:value-type="float">
            <text:p>2</text:p>
          </table:table-cell>
          <table:table-cell table:style-name="train_20_green_20_light" table:formula="of:=VLOOKUP([.C460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60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G / X5</text:p>
          </table:table-cell>
          <table:table-cell table:style-name="train_20_green_20_light"/>
          <table:table-cell table:style-name="train_20_green_20_light" table:formula="of:=VLOOKUP([IQ.M17];[IQ.A24:.I31];[IQ.M22]+1)" office:value-type="float" office:value="2" calcext:value-type="float">
            <text:p>2</text:p>
          </table:table-cell>
          <table:table-cell table:style-name="train_20_green_20_light" table:formula="of:=VLOOKUP([.C461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61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G / X4</text:p>
          </table:table-cell>
          <table:table-cell table:style-name="train_20_green_20_light"/>
          <table:table-cell table:style-name="train_20_green_20_light" table:formula="of:=VLOOKUP([IQ.M18];[IQ.A24:.I31];[IQ.M22]+1)" office:value-type="float" office:value="2" calcext:value-type="float">
            <text:p>2</text:p>
          </table:table-cell>
          <table:table-cell table:style-name="train_20_green_20_light" table:formula="of:=VLOOKUP([.C462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62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G / X3</text:p>
          </table:table-cell>
          <table:table-cell table:style-name="train_20_green_20_light"/>
          <table:table-cell table:style-name="train_20_green_20_light" table:formula="of:=VLOOKUP([IQ.M19];[IQ.A24:.I31];[IQ.M22]+1)" office:value-type="float" office:value="2" calcext:value-type="float">
            <text:p>2</text:p>
          </table:table-cell>
          <table:table-cell table:style-name="train_20_green_20_light" table:formula="of:=VLOOKUP([.C46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6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64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1 / P6</text:p>
          </table:table-cell>
          <table:table-cell table:style-name="train_20_amber_20_light"/>
          <table:table-cell table:style-name="train_20_amber_20_light" table:formula="of:=VLOOKUP([IQ.M4];[IQ.A24:.I31];[IQ.M20]+1)" office:value-type="float" office:value="2" calcext:value-type="float">
            <text:p>2</text:p>
          </table:table-cell>
          <table:table-cell table:style-name="train_20_amber_20_light" table:formula="of:=VLOOKUP([.C465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6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1 / P5</text:p>
          </table:table-cell>
          <table:table-cell table:style-name="train_20_amber_20_light"/>
          <table:table-cell table:style-name="train_20_amber_20_light" table:formula="of:=VLOOKUP([IQ.M5];[IQ.A24:.I31];[IQ.M20]+1)" office:value-type="float" office:value="2" calcext:value-type="float">
            <text:p>2</text:p>
          </table:table-cell>
          <table:table-cell table:style-name="train_20_amber_20_light" table:formula="of:=VLOOKUP([.C466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66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1 / P4</text:p>
          </table:table-cell>
          <table:table-cell table:style-name="train_20_amber_20_light"/>
          <table:table-cell table:style-name="train_20_amber_20_light" table:formula="of:=VLOOKUP([IQ.M6];[IQ.A24:.I31];[IQ.M20]+1)" office:value-type="float" office:value="2" calcext:value-type="float">
            <text:p>2</text:p>
          </table:table-cell>
          <table:table-cell table:style-name="train_20_amber_20_light" table:formula="of:=VLOOKUP([.C467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67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1 / P3</text:p>
          </table:table-cell>
          <table:table-cell table:style-name="train_20_amber_20_light"/>
          <table:table-cell table:style-name="train_20_amber_20_light" table:formula="of:=VLOOKUP([IQ.M7];[IQ.A24:.I31];[IQ.M20]+1)" office:value-type="float" office:value="2" calcext:value-type="float">
            <text:p>2</text:p>
          </table:table-cell>
          <table:table-cell table:style-name="train_20_amber_20_light" table:formula="of:=VLOOKUP([.C46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6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1 / I1</text:p>
          </table:table-cell>
          <table:table-cell table:style-name="train_20_amber_20_light"/>
          <table:table-cell table:style-name="train_20_amber_20_light" table:formula="of:=VLOOKUP([IQ.M20];[IQ.A24:.I31];[IQ.M20]+1)" office:value-type="float" office:value="2" calcext:value-type="float">
            <text:p>2</text:p>
          </table:table-cell>
          <table:table-cell table:style-name="train_20_amber_20_light" table:formula="of:=VLOOKUP([.C46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6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1 / I2</text:p>
          </table:table-cell>
          <table:table-cell table:style-name="train_20_amber_20_light"/>
          <table:table-cell table:style-name="train_20_amber_20_light" table:formula="of:=VLOOKUP([IQ.M21];[IQ.A24:.I31];[IQ.M20]+1)" office:value-type="float" office:value="2" calcext:value-type="float">
            <text:p>2</text:p>
          </table:table-cell>
          <table:table-cell table:style-name="train_20_amber_20_light" table:formula="of:=VLOOKUP([.C47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7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1 / G</text:p>
          </table:table-cell>
          <table:table-cell table:style-name="train_20_amber_20_light"/>
          <table:table-cell table:style-name="train_20_amber_20_light" table:formula="of:=VLOOKUP([IQ.M22];[IQ.A24:.I31];[IQ.M20]+1)" office:value-type="float" office:value="2" calcext:value-type="float">
            <text:p>2</text:p>
          </table:table-cell>
          <table:table-cell table:style-name="train_20_amber_20_light" table:formula="of:=VLOOKUP([.C47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7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72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1 / M6</text:p>
          </table:table-cell>
          <table:table-cell table:style-name="train_20_green_20_light"/>
          <table:table-cell table:style-name="train_20_green_20_light" table:formula="of:=VLOOKUP([IQ.M8];[IQ.A24:.I31];[IQ.M20]+1)" office:value-type="float" office:value="2" calcext:value-type="float">
            <text:p>2</text:p>
          </table:table-cell>
          <table:table-cell table:style-name="train_20_green_20_light" table:formula="of:=VLOOKUP([.C47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7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1 / M5</text:p>
          </table:table-cell>
          <table:table-cell table:style-name="train_20_green_20_light"/>
          <table:table-cell table:style-name="train_20_green_20_light" table:formula="of:=VLOOKUP([IQ.M9];[IQ.A24:.I31];[IQ.M20]+1)" office:value-type="float" office:value="2" calcext:value-type="float">
            <text:p>2</text:p>
          </table:table-cell>
          <table:table-cell table:style-name="train_20_green_20_light" table:formula="of:=VLOOKUP([.C47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7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1 / M4</text:p>
          </table:table-cell>
          <table:table-cell table:style-name="train_20_green_20_light"/>
          <table:table-cell table:style-name="train_20_green_20_light" table:formula="of:=VLOOKUP([IQ.M10];[IQ.A24:.I31];[IQ.M20]+1)" office:value-type="float" office:value="2" calcext:value-type="float">
            <text:p>2</text:p>
          </table:table-cell>
          <table:table-cell table:style-name="train_20_green_20_light" table:formula="of:=VLOOKUP([.C47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7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1 / M3</text:p>
          </table:table-cell>
          <table:table-cell table:style-name="train_20_green_20_light"/>
          <table:table-cell table:style-name="train_20_green_20_light" table:formula="of:=VLOOKUP([IQ.M11];[IQ.A24:.I31];[IQ.M20]+1)" office:value-type="float" office:value="2" calcext:value-type="float">
            <text:p>2</text:p>
          </table:table-cell>
          <table:table-cell table:style-name="train_20_green_20_light" table:formula="of:=VLOOKUP([.C47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7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77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1 / N6</text:p>
          </table:table-cell>
          <table:table-cell table:style-name="train_20_amber_20_light"/>
          <table:table-cell table:style-name="train_20_amber_20_light" table:formula="of:=VLOOKUP([IQ.M12];[IQ.A24:.I31];[IQ.M20]+1)" office:value-type="float" office:value="2" calcext:value-type="float">
            <text:p>2</text:p>
          </table:table-cell>
          <table:table-cell table:style-name="train_20_amber_20_light" table:formula="of:=VLOOKUP([.C47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7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1 / N5</text:p>
          </table:table-cell>
          <table:table-cell table:style-name="train_20_amber_20_light"/>
          <table:table-cell table:style-name="train_20_amber_20_light" table:formula="of:=VLOOKUP([IQ.M13];[IQ.A24:.I31];[IQ.M20]+1)" office:value-type="float" office:value="2" calcext:value-type="float">
            <text:p>2</text:p>
          </table:table-cell>
          <table:table-cell table:style-name="train_20_amber_20_light" table:formula="of:=VLOOKUP([.C47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7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1 / N4</text:p>
          </table:table-cell>
          <table:table-cell table:style-name="train_20_amber_20_light"/>
          <table:table-cell table:style-name="train_20_amber_20_light" table:formula="of:=VLOOKUP([IQ.M14];[IQ.A24:.I31];[IQ.M20]+1)" office:value-type="float" office:value="2" calcext:value-type="float">
            <text:p>2</text:p>
          </table:table-cell>
          <table:table-cell table:style-name="train_20_amber_20_light" table:formula="of:=VLOOKUP([.C48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8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1 / N3</text:p>
          </table:table-cell>
          <table:table-cell table:style-name="train_20_amber_20_light"/>
          <table:table-cell table:style-name="train_20_amber_20_light" table:formula="of:=VLOOKUP([IQ.M15];[IQ.A24:.I31];[IQ.M20]+1)" office:value-type="float" office:value="2" calcext:value-type="float">
            <text:p>2</text:p>
          </table:table-cell>
          <table:table-cell table:style-name="train_20_amber_20_light" table:formula="of:=VLOOKUP([.C48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8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82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1 / X6</text:p>
          </table:table-cell>
          <table:table-cell table:style-name="train_20_green_20_light"/>
          <table:table-cell table:style-name="train_20_green_20_light" table:formula="of:=VLOOKUP([IQ.M16];[IQ.A24:.I31];[IQ.M20]+1)" office:value-type="float" office:value="2" calcext:value-type="float">
            <text:p>2</text:p>
          </table:table-cell>
          <table:table-cell table:style-name="train_20_green_20_light" table:formula="of:=VLOOKUP([.C483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83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1 / X5</text:p>
          </table:table-cell>
          <table:table-cell table:style-name="train_20_green_20_light"/>
          <table:table-cell table:style-name="train_20_green_20_light" table:formula="of:=VLOOKUP([IQ.M17];[IQ.A24:.I31];[IQ.M20]+1)" office:value-type="float" office:value="2" calcext:value-type="float">
            <text:p>2</text:p>
          </table:table-cell>
          <table:table-cell table:style-name="train_20_green_20_light" table:formula="of:=VLOOKUP([.C484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84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1 / X4</text:p>
          </table:table-cell>
          <table:table-cell table:style-name="train_20_green_20_light"/>
          <table:table-cell table:style-name="train_20_green_20_light" table:formula="of:=VLOOKUP([IQ.M18];[IQ.A24:.I31];[IQ.M20]+1)" office:value-type="float" office:value="2" calcext:value-type="float">
            <text:p>2</text:p>
          </table:table-cell>
          <table:table-cell table:style-name="train_20_green_20_light" table:formula="of:=VLOOKUP([.C485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85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1 / X3</text:p>
          </table:table-cell>
          <table:table-cell table:style-name="train_20_green_20_light"/>
          <table:table-cell table:style-name="train_20_green_20_light" table:formula="of:=VLOOKUP([IQ.M19];[IQ.A24:.I31];[IQ.M20]+1)" office:value-type="float" office:value="2" calcext:value-type="float">
            <text:p>2</text:p>
          </table:table-cell>
          <table:table-cell table:style-name="train_20_green_20_light" table:formula="of:=VLOOKUP([.C48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8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87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2 / P6</text:p>
          </table:table-cell>
          <table:table-cell table:style-name="train_20_amber_20_light"/>
          <table:table-cell table:style-name="train_20_amber_20_light" table:formula="of:=VLOOKUP([IQ.M4];[IQ.A24:.I31];[IQ.M21]+1)" office:value-type="float" office:value="2" calcext:value-type="float">
            <text:p>2</text:p>
          </table:table-cell>
          <table:table-cell table:style-name="train_20_amber_20_light" table:formula="of:=VLOOKUP([.C488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88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2 / P5</text:p>
          </table:table-cell>
          <table:table-cell table:style-name="train_20_amber_20_light"/>
          <table:table-cell table:style-name="train_20_amber_20_light" table:formula="of:=VLOOKUP([IQ.M5];[IQ.A24:.I31];[IQ.M21]+1)" office:value-type="float" office:value="2" calcext:value-type="float">
            <text:p>2</text:p>
          </table:table-cell>
          <table:table-cell table:style-name="train_20_amber_20_light" table:formula="of:=VLOOKUP([.C489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89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2 / P4</text:p>
          </table:table-cell>
          <table:table-cell table:style-name="train_20_amber_20_light"/>
          <table:table-cell table:style-name="train_20_amber_20_light" table:formula="of:=VLOOKUP([IQ.M6];[IQ.A24:.I31];[IQ.M21]+1)" office:value-type="float" office:value="2" calcext:value-type="float">
            <text:p>2</text:p>
          </table:table-cell>
          <table:table-cell table:style-name="train_20_amber_20_light" table:formula="of:=VLOOKUP([.C490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9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2 / P3</text:p>
          </table:table-cell>
          <table:table-cell table:style-name="train_20_amber_20_light"/>
          <table:table-cell table:style-name="train_20_amber_20_light" table:formula="of:=VLOOKUP([IQ.M7];[IQ.A24:.I31];[IQ.M21]+1)" office:value-type="float" office:value="2" calcext:value-type="float">
            <text:p>2</text:p>
          </table:table-cell>
          <table:table-cell table:style-name="train_20_amber_20_light" table:formula="of:=VLOOKUP([.C49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9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2 / I1</text:p>
          </table:table-cell>
          <table:table-cell table:style-name="train_20_amber_20_light"/>
          <table:table-cell table:style-name="train_20_amber_20_light" table:formula="of:=VLOOKUP([IQ.M20];[IQ.A24:.I31];[IQ.M21]+1)" office:value-type="float" office:value="2" calcext:value-type="float">
            <text:p>2</text:p>
          </table:table-cell>
          <table:table-cell table:style-name="train_20_amber_20_light" table:formula="of:=VLOOKUP([.C49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9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2 / I2</text:p>
          </table:table-cell>
          <table:table-cell table:style-name="train_20_amber_20_light"/>
          <table:table-cell table:style-name="train_20_amber_20_light" table:formula="of:=VLOOKUP([IQ.M21];[IQ.A24:.I31];[IQ.M21]+1)" office:value-type="float" office:value="2" calcext:value-type="float">
            <text:p>2</text:p>
          </table:table-cell>
          <table:table-cell table:style-name="train_20_amber_20_light" table:formula="of:=VLOOKUP([.C49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9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2 / G</text:p>
          </table:table-cell>
          <table:table-cell table:style-name="train_20_amber_20_light"/>
          <table:table-cell table:style-name="train_20_amber_20_light" table:formula="of:=VLOOKUP([IQ.M22];[IQ.A24:.I31];[IQ.M21]+1)" office:value-type="float" office:value="2" calcext:value-type="float">
            <text:p>2</text:p>
          </table:table-cell>
          <table:table-cell table:style-name="train_20_amber_20_light" table:formula="of:=VLOOKUP([.C49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49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495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2 / M6</text:p>
          </table:table-cell>
          <table:table-cell table:style-name="train_20_green_20_light"/>
          <table:table-cell table:style-name="train_20_green_20_light" table:formula="of:=VLOOKUP([IQ.M8];[IQ.A24:.I31];[IQ.M21]+1)" office:value-type="float" office:value="2" calcext:value-type="float">
            <text:p>2</text:p>
          </table:table-cell>
          <table:table-cell table:style-name="train_20_green_20_light" table:formula="of:=VLOOKUP([.C49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9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2 / M5</text:p>
          </table:table-cell>
          <table:table-cell table:style-name="train_20_green_20_light"/>
          <table:table-cell table:style-name="train_20_green_20_light" table:formula="of:=VLOOKUP([IQ.M9];[IQ.A24:.I31];[IQ.M21]+1)" office:value-type="float" office:value="2" calcext:value-type="float">
            <text:p>2</text:p>
          </table:table-cell>
          <table:table-cell table:style-name="train_20_green_20_light" table:formula="of:=VLOOKUP([.C49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9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2 / M4</text:p>
          </table:table-cell>
          <table:table-cell table:style-name="train_20_green_20_light"/>
          <table:table-cell table:style-name="train_20_green_20_light" table:formula="of:=VLOOKUP([IQ.M10];[IQ.A24:.I31];[IQ.M21]+1)" office:value-type="float" office:value="2" calcext:value-type="float">
            <text:p>2</text:p>
          </table:table-cell>
          <table:table-cell table:style-name="train_20_green_20_light" table:formula="of:=VLOOKUP([.C49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9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2 / M3</text:p>
          </table:table-cell>
          <table:table-cell table:style-name="train_20_green_20_light"/>
          <table:table-cell table:style-name="train_20_green_20_light" table:formula="of:=VLOOKUP([IQ.M11];[IQ.A24:.I31];[IQ.M21]+1)" office:value-type="float" office:value="2" calcext:value-type="float">
            <text:p>2</text:p>
          </table:table-cell>
          <table:table-cell table:style-name="train_20_green_20_light" table:formula="of:=VLOOKUP([.C499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49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500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2 / N6</text:p>
          </table:table-cell>
          <table:table-cell table:style-name="train_20_amber_20_light"/>
          <table:table-cell table:style-name="train_20_amber_20_light" table:formula="of:=VLOOKUP([IQ.M12];[IQ.A24:.I31];[IQ.M21]+1)" office:value-type="float" office:value="2" calcext:value-type="float">
            <text:p>2</text:p>
          </table:table-cell>
          <table:table-cell table:style-name="train_20_amber_20_light" table:formula="of:=VLOOKUP([.C501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50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2 / N5</text:p>
          </table:table-cell>
          <table:table-cell table:style-name="train_20_amber_20_light"/>
          <table:table-cell table:style-name="train_20_amber_20_light" table:formula="of:=VLOOKUP([IQ.M13];[IQ.A24:.I31];[IQ.M21]+1)" office:value-type="float" office:value="2" calcext:value-type="float">
            <text:p>2</text:p>
          </table:table-cell>
          <table:table-cell table:style-name="train_20_amber_20_light" table:formula="of:=VLOOKUP([.C502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50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2 / N4</text:p>
          </table:table-cell>
          <table:table-cell table:style-name="train_20_amber_20_light"/>
          <table:table-cell table:style-name="train_20_amber_20_light" table:formula="of:=VLOOKUP([IQ.M14];[IQ.A24:.I31];[IQ.M21]+1)" office:value-type="float" office:value="2" calcext:value-type="float">
            <text:p>2</text:p>
          </table:table-cell>
          <table:table-cell table:style-name="train_20_amber_20_light" table:formula="of:=VLOOKUP([.C503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50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I2 / N3</text:p>
          </table:table-cell>
          <table:table-cell table:style-name="train_20_amber_20_light"/>
          <table:table-cell table:style-name="train_20_amber_20_light" table:formula="of:=VLOOKUP([IQ.M15];[IQ.A24:.I31];[IQ.M21]+1)" office:value-type="float" office:value="2" calcext:value-type="float">
            <text:p>2</text:p>
          </table:table-cell>
          <table:table-cell table:style-name="train_20_amber_20_light" table:formula="of:=VLOOKUP([.C504];[IQ.C56:.D120];2)" office:value-type="string" office:string-value="䷁" calcext:value-type="string">
            <text:p>䷁</text:p>
          </table:table-cell>
          <table:table-cell table:style-name="train_20_amber_20_light"/>
          <table:table-cell table:style-name="train_20_tracks" table:formula="of:=IF([.C50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505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2 / X6</text:p>
          </table:table-cell>
          <table:table-cell table:style-name="train_20_green_20_light"/>
          <table:table-cell table:style-name="train_20_green_20_light" table:formula="of:=VLOOKUP([IQ.M16];[IQ.A24:.I31];[IQ.M21]+1)" office:value-type="float" office:value="2" calcext:value-type="float">
            <text:p>2</text:p>
          </table:table-cell>
          <table:table-cell table:style-name="train_20_green_20_light" table:formula="of:=VLOOKUP([.C506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506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2 / X5</text:p>
          </table:table-cell>
          <table:table-cell table:style-name="train_20_green_20_light"/>
          <table:table-cell table:style-name="train_20_green_20_light" table:formula="of:=VLOOKUP([IQ.M17];[IQ.A24:.I31];[IQ.M21]+1)" office:value-type="float" office:value="2" calcext:value-type="float">
            <text:p>2</text:p>
          </table:table-cell>
          <table:table-cell table:style-name="train_20_green_20_light" table:formula="of:=VLOOKUP([.C507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507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2 / X4</text:p>
          </table:table-cell>
          <table:table-cell table:style-name="train_20_green_20_light"/>
          <table:table-cell table:style-name="train_20_green_20_light" table:formula="of:=VLOOKUP([IQ.M18];[IQ.A24:.I31];[IQ.M21]+1)" office:value-type="float" office:value="2" calcext:value-type="float">
            <text:p>2</text:p>
          </table:table-cell>
          <table:table-cell table:style-name="train_20_green_20_light" table:formula="of:=VLOOKUP([.C508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508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green_20_light" office:value-type="string" calcext:value-type="string">
            <text:p>I2 / X3</text:p>
          </table:table-cell>
          <table:table-cell table:style-name="train_20_green_20_light"/>
          <table:table-cell table:style-name="train_20_green_20_light" table:formula="of:=VLOOKUP([IQ.M19];[IQ.A24:.I31];[IQ.M21]+1)" office:value-type="float" office:value="2" calcext:value-type="float">
            <text:p>2</text:p>
          </table:table-cell>
          <table:table-cell table:style-name="train_20_green_20_light" table:formula="of:=VLOOKUP([.C509];[IQ.C56:.D120];2)" office:value-type="string" office:string-value="䷁" calcext:value-type="string">
            <text:p>䷁</text:p>
          </table:table-cell>
          <table:table-cell table:style-name="train_20_green_20_light"/>
          <table:table-cell table:style-name="train_20_tracks" table:formula="of:=IF([.C509]=0;&quot;Unknown Error Thrown&quot;;&quot; &quot;)" office:value-type="string" office:string-value=" " calcext:value-type="string">
            <text:p><text:s/></text:p>
          </table:table-cell>
          <table:table-cell table:style-name="train_20_green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tracks" table:formula="of:=IF([.C510]=0;&quot;Unknown Error Thrown&quot;;&quot; &quot;)" office:value-type="string" office:string-value=" " calcext:value-type="string">
            <text:p><text:s/></text:p>
          </table:table-cell>
          <table:table-cell table:style-name="train_20_blank_20_cell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0</text:p>
          </table:table-cell>
          <table:table-cell table:style-name="train_20_red_20_light"/>
          <table:table-cell table:style-name="train_20_red_20_light" table:formula="of:=[IQ.C1500]" office:value-type="float" office:value="2" calcext:value-type="float">
            <text:p>2</text:p>
          </table:table-cell>
          <table:table-cell table:style-name="train_20_red_20_light" table:formula="of:=VLOOKUP([.C511];[IQ.C56:.D120];2)" office:value-type="string" office:string-value="䷁" calcext:value-type="string">
            <text:p>䷁</text:p>
          </table:table-cell>
          <table:table-cell table:style-name="train_20_red_20_light"/>
          <table:table-cell table:style-name="train_20_tracks" table:formula="of:=IF([.C511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</text:p>
          </table:table-cell>
          <table:table-cell table:style-name="train_20_red_20_light"/>
          <table:table-cell table:style-name="train_20_red_20_light" table:formula="of:=[IQ.C1501]" office:value-type="float" office:value="0" calcext:value-type="float">
            <text:p>0</text:p>
          </table:table-cell>
          <table:table-cell table:style-name="train_20_red_20_light" table:formula="of:=VLOOKUP([.C512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1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2</text:p>
          </table:table-cell>
          <table:table-cell table:style-name="train_20_red_20_light"/>
          <table:table-cell table:style-name="train_20_red_20_light" table:formula="of:=[IQ.C1502]" office:value-type="float" office:value="0" calcext:value-type="float">
            <text:p>0</text:p>
          </table:table-cell>
          <table:table-cell table:style-name="train_20_red_20_light" table:formula="of:=VLOOKUP([.C513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1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3</text:p>
          </table:table-cell>
          <table:table-cell table:style-name="train_20_red_20_light"/>
          <table:table-cell table:style-name="train_20_red_20_light" table:formula="of:=[IQ.C1503]" office:value-type="float" office:value="0" calcext:value-type="float">
            <text:p>0</text:p>
          </table:table-cell>
          <table:table-cell table:style-name="train_20_red_20_light" table:formula="of:=VLOOKUP([.C514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1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4</text:p>
          </table:table-cell>
          <table:table-cell table:style-name="train_20_red_20_light"/>
          <table:table-cell table:style-name="train_20_red_20_light" table:formula="of:=[IQ.C1504]" office:value-type="float" office:value="0" calcext:value-type="float">
            <text:p>0</text:p>
          </table:table-cell>
          <table:table-cell table:style-name="train_20_red_20_light" table:formula="of:=VLOOKUP([.C515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1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5</text:p>
          </table:table-cell>
          <table:table-cell table:style-name="train_20_red_20_light"/>
          <table:table-cell table:style-name="train_20_red_20_light" table:formula="of:=[IQ.C1505]" office:value-type="float" office:value="0" calcext:value-type="float">
            <text:p>0</text:p>
          </table:table-cell>
          <table:table-cell table:style-name="train_20_red_20_light" table:formula="of:=VLOOKUP([.C516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1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6</text:p>
          </table:table-cell>
          <table:table-cell table:style-name="train_20_red_20_light"/>
          <table:table-cell table:style-name="train_20_red_20_light" table:formula="of:=[IQ.C1506]" office:value-type="float" office:value="0" calcext:value-type="float">
            <text:p>0</text:p>
          </table:table-cell>
          <table:table-cell table:style-name="train_20_red_20_light" table:formula="of:=VLOOKUP([.C517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1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7</text:p>
          </table:table-cell>
          <table:table-cell table:style-name="train_20_red_20_light"/>
          <table:table-cell table:style-name="train_20_red_20_light" table:formula="of:=[IQ.C1507]" office:value-type="float" office:value="0" calcext:value-type="float">
            <text:p>0</text:p>
          </table:table-cell>
          <table:table-cell table:style-name="train_20_red_20_light" table:formula="of:=VLOOKUP([.C518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1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8</text:p>
          </table:table-cell>
          <table:table-cell table:style-name="train_20_red_20_light"/>
          <table:table-cell table:style-name="train_20_red_20_light" table:formula="of:=[IQ.C1508]" office:value-type="float" office:value="0" calcext:value-type="float">
            <text:p>0</text:p>
          </table:table-cell>
          <table:table-cell table:style-name="train_20_red_20_light" table:formula="of:=VLOOKUP([.C519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1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9</text:p>
          </table:table-cell>
          <table:table-cell table:style-name="train_20_red_20_light"/>
          <table:table-cell table:style-name="train_20_red_20_light" table:formula="of:=[IQ.C1509]" office:value-type="float" office:value="0" calcext:value-type="float">
            <text:p>0</text:p>
          </table:table-cell>
          <table:table-cell table:style-name="train_20_red_20_light" table:formula="of:=VLOOKUP([.C520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2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0</text:p>
          </table:table-cell>
          <table:table-cell table:style-name="train_20_red_20_light"/>
          <table:table-cell table:style-name="train_20_red_20_light" table:formula="of:=[IQ.C1510]" office:value-type="float" office:value="0" calcext:value-type="float">
            <text:p>0</text:p>
          </table:table-cell>
          <table:table-cell table:style-name="train_20_red_20_light" table:formula="of:=VLOOKUP([.C521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2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1</text:p>
          </table:table-cell>
          <table:table-cell table:style-name="train_20_red_20_light"/>
          <table:table-cell table:style-name="train_20_red_20_light" table:formula="of:=[IQ.C1511]" office:value-type="float" office:value="0" calcext:value-type="float">
            <text:p>0</text:p>
          </table:table-cell>
          <table:table-cell table:style-name="train_20_red_20_light" table:formula="of:=VLOOKUP([.C522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2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2</text:p>
          </table:table-cell>
          <table:table-cell table:style-name="train_20_red_20_light"/>
          <table:table-cell table:style-name="train_20_red_20_light" table:formula="of:=[IQ.C1512]" office:value-type="float" office:value="0" calcext:value-type="float">
            <text:p>0</text:p>
          </table:table-cell>
          <table:table-cell table:style-name="train_20_red_20_light" table:formula="of:=VLOOKUP([.C523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2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3</text:p>
          </table:table-cell>
          <table:table-cell table:style-name="train_20_red_20_light"/>
          <table:table-cell table:style-name="train_20_red_20_light" table:formula="of:=[IQ.C1513]" office:value-type="float" office:value="0" calcext:value-type="float">
            <text:p>0</text:p>
          </table:table-cell>
          <table:table-cell table:style-name="train_20_red_20_light" table:formula="of:=VLOOKUP([.C524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2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4</text:p>
          </table:table-cell>
          <table:table-cell table:style-name="train_20_red_20_light"/>
          <table:table-cell table:style-name="train_20_red_20_light" table:formula="of:=[IQ.C1514]" office:value-type="float" office:value="0" calcext:value-type="float">
            <text:p>0</text:p>
          </table:table-cell>
          <table:table-cell table:style-name="train_20_red_20_light" table:formula="of:=VLOOKUP([.C525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2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5</text:p>
          </table:table-cell>
          <table:table-cell table:style-name="train_20_red_20_light"/>
          <table:table-cell table:style-name="train_20_red_20_light" table:formula="of:=[IQ.C1515]" office:value-type="float" office:value="0" calcext:value-type="float">
            <text:p>0</text:p>
          </table:table-cell>
          <table:table-cell table:style-name="train_20_red_20_light" table:formula="of:=VLOOKUP([.C526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2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6</text:p>
          </table:table-cell>
          <table:table-cell table:style-name="train_20_red_20_light"/>
          <table:table-cell table:style-name="train_20_red_20_light" table:formula="of:=[IQ.C1516]" office:value-type="float" office:value="0" calcext:value-type="float">
            <text:p>0</text:p>
          </table:table-cell>
          <table:table-cell table:style-name="train_20_red_20_light" table:formula="of:=VLOOKUP([.C527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2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7</text:p>
          </table:table-cell>
          <table:table-cell table:style-name="train_20_red_20_light"/>
          <table:table-cell table:style-name="train_20_red_20_light" table:formula="of:=[IQ.C1517]" office:value-type="float" office:value="0" calcext:value-type="float">
            <text:p>0</text:p>
          </table:table-cell>
          <table:table-cell table:style-name="train_20_red_20_light" table:formula="of:=VLOOKUP([.C528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2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8</text:p>
          </table:table-cell>
          <table:table-cell table:style-name="train_20_red_20_light"/>
          <table:table-cell table:style-name="train_20_red_20_light" table:formula="of:=[IQ.C1518]" office:value-type="float" office:value="0" calcext:value-type="float">
            <text:p>0</text:p>
          </table:table-cell>
          <table:table-cell table:style-name="train_20_red_20_light" table:formula="of:=VLOOKUP([.C529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2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9</text:p>
          </table:table-cell>
          <table:table-cell table:style-name="train_20_red_20_light"/>
          <table:table-cell table:style-name="train_20_red_20_light" table:formula="of:=[IQ.C1519]" office:value-type="float" office:value="0" calcext:value-type="float">
            <text:p>0</text:p>
          </table:table-cell>
          <table:table-cell table:style-name="train_20_red_20_light" table:formula="of:=VLOOKUP([.C530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3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20</text:p>
          </table:table-cell>
          <table:table-cell table:style-name="train_20_red_20_light"/>
          <table:table-cell table:style-name="train_20_red_20_light" table:formula="of:=[IQ.C1520]" office:value-type="float" office:value="0" calcext:value-type="float">
            <text:p>0</text:p>
          </table:table-cell>
          <table:table-cell table:style-name="train_20_red_20_light" table:formula="of:=VLOOKUP([.C531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3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21</text:p>
          </table:table-cell>
          <table:table-cell table:style-name="train_20_red_20_light"/>
          <table:table-cell table:style-name="train_20_red_20_light" table:formula="of:=[IQ.C1521]" office:value-type="float" office:value="0" calcext:value-type="float">
            <text:p>0</text:p>
          </table:table-cell>
          <table:table-cell table:style-name="train_20_red_20_light" table:formula="of:=VLOOKUP([.C532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3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22</text:p>
          </table:table-cell>
          <table:table-cell table:style-name="train_20_red_20_light"/>
          <table:table-cell table:style-name="train_20_red_20_light" table:formula="of:=[IQ.C1522]" office:value-type="float" office:value="0" calcext:value-type="float">
            <text:p>0</text:p>
          </table:table-cell>
          <table:table-cell table:style-name="train_20_red_20_light" table:formula="of:=VLOOKUP([.C533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3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23</text:p>
          </table:table-cell>
          <table:table-cell table:style-name="train_20_red_20_light"/>
          <table:table-cell table:style-name="train_20_red_20_light" table:formula="of:=[IQ.C1523]" office:value-type="float" office:value="0" calcext:value-type="float">
            <text:p>0</text:p>
          </table:table-cell>
          <table:table-cell table:style-name="train_20_red_20_light" table:formula="of:=VLOOKUP([.C534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3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24</text:p>
          </table:table-cell>
          <table:table-cell table:style-name="train_20_red_20_light"/>
          <table:table-cell table:style-name="train_20_red_20_light" table:formula="of:=[IQ.C1524]" office:value-type="float" office:value="0" calcext:value-type="float">
            <text:p>0</text:p>
          </table:table-cell>
          <table:table-cell table:style-name="train_20_red_20_light" table:formula="of:=VLOOKUP([.C535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3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25</text:p>
          </table:table-cell>
          <table:table-cell table:style-name="train_20_red_20_light"/>
          <table:table-cell table:style-name="train_20_red_20_light" table:formula="of:=[IQ.C1525]" office:value-type="float" office:value="0" calcext:value-type="float">
            <text:p>0</text:p>
          </table:table-cell>
          <table:table-cell table:style-name="train_20_red_20_light" table:formula="of:=VLOOKUP([.C536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3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26</text:p>
          </table:table-cell>
          <table:table-cell table:style-name="train_20_red_20_light"/>
          <table:table-cell table:style-name="train_20_red_20_light" table:formula="of:=[IQ.C1526]" office:value-type="float" office:value="0" calcext:value-type="float">
            <text:p>0</text:p>
          </table:table-cell>
          <table:table-cell table:style-name="train_20_red_20_light" table:formula="of:=VLOOKUP([.C537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3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27</text:p>
          </table:table-cell>
          <table:table-cell table:style-name="train_20_red_20_light"/>
          <table:table-cell table:style-name="train_20_red_20_light" table:formula="of:=[IQ.C1527]" office:value-type="float" office:value="0" calcext:value-type="float">
            <text:p>0</text:p>
          </table:table-cell>
          <table:table-cell table:style-name="train_20_red_20_light" table:formula="of:=VLOOKUP([.C538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3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28</text:p>
          </table:table-cell>
          <table:table-cell table:style-name="train_20_red_20_light"/>
          <table:table-cell table:style-name="train_20_red_20_light" table:formula="of:=[IQ.C1528]" office:value-type="float" office:value="0" calcext:value-type="float">
            <text:p>0</text:p>
          </table:table-cell>
          <table:table-cell table:style-name="train_20_red_20_light" table:formula="of:=VLOOKUP([.C539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3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29</text:p>
          </table:table-cell>
          <table:table-cell table:style-name="train_20_red_20_light"/>
          <table:table-cell table:style-name="train_20_red_20_light" table:formula="of:=[IQ.C1529]" office:value-type="float" office:value="0" calcext:value-type="float">
            <text:p>0</text:p>
          </table:table-cell>
          <table:table-cell table:style-name="train_20_red_20_light" table:formula="of:=VLOOKUP([.C540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4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30</text:p>
          </table:table-cell>
          <table:table-cell table:style-name="train_20_red_20_light"/>
          <table:table-cell table:style-name="train_20_red_20_light" table:formula="of:=[IQ.C1530]" office:value-type="float" office:value="0" calcext:value-type="float">
            <text:p>0</text:p>
          </table:table-cell>
          <table:table-cell table:style-name="train_20_red_20_light" table:formula="of:=VLOOKUP([.C541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4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31</text:p>
          </table:table-cell>
          <table:table-cell table:style-name="train_20_red_20_light"/>
          <table:table-cell table:style-name="train_20_red_20_light" table:formula="of:=[IQ.C1531]" office:value-type="float" office:value="0" calcext:value-type="float">
            <text:p>0</text:p>
          </table:table-cell>
          <table:table-cell table:style-name="train_20_red_20_light" table:formula="of:=VLOOKUP([.C542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4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32</text:p>
          </table:table-cell>
          <table:table-cell table:style-name="train_20_red_20_light"/>
          <table:table-cell table:style-name="train_20_red_20_light" table:formula="of:=[IQ.C1532]" office:value-type="float" office:value="0" calcext:value-type="float">
            <text:p>0</text:p>
          </table:table-cell>
          <table:table-cell table:style-name="train_20_red_20_light" table:formula="of:=VLOOKUP([.C543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4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33</text:p>
          </table:table-cell>
          <table:table-cell table:style-name="train_20_red_20_light"/>
          <table:table-cell table:style-name="train_20_red_20_light" table:formula="of:=[IQ.C1533]" office:value-type="float" office:value="0" calcext:value-type="float">
            <text:p>0</text:p>
          </table:table-cell>
          <table:table-cell table:style-name="train_20_red_20_light" table:formula="of:=VLOOKUP([.C544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4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34</text:p>
          </table:table-cell>
          <table:table-cell table:style-name="train_20_red_20_light"/>
          <table:table-cell table:style-name="train_20_red_20_light" table:formula="of:=[IQ.C1534]" office:value-type="float" office:value="0" calcext:value-type="float">
            <text:p>0</text:p>
          </table:table-cell>
          <table:table-cell table:style-name="train_20_red_20_light" table:formula="of:=VLOOKUP([.C545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4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35</text:p>
          </table:table-cell>
          <table:table-cell table:style-name="train_20_red_20_light"/>
          <table:table-cell table:style-name="train_20_red_20_light" table:formula="of:=[IQ.C1535]" office:value-type="float" office:value="0" calcext:value-type="float">
            <text:p>0</text:p>
          </table:table-cell>
          <table:table-cell table:style-name="train_20_red_20_light" table:formula="of:=VLOOKUP([.C546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4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36</text:p>
          </table:table-cell>
          <table:table-cell table:style-name="train_20_red_20_light"/>
          <table:table-cell table:style-name="train_20_red_20_light" table:formula="of:=[IQ.C1536]" office:value-type="float" office:value="0" calcext:value-type="float">
            <text:p>0</text:p>
          </table:table-cell>
          <table:table-cell table:style-name="train_20_red_20_light" table:formula="of:=VLOOKUP([.C547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4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37</text:p>
          </table:table-cell>
          <table:table-cell table:style-name="train_20_red_20_light"/>
          <table:table-cell table:style-name="train_20_red_20_light" table:formula="of:=[IQ.C1537]" office:value-type="float" office:value="0" calcext:value-type="float">
            <text:p>0</text:p>
          </table:table-cell>
          <table:table-cell table:style-name="train_20_red_20_light" table:formula="of:=VLOOKUP([.C548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4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38</text:p>
          </table:table-cell>
          <table:table-cell table:style-name="train_20_red_20_light"/>
          <table:table-cell table:style-name="train_20_red_20_light" table:formula="of:=[IQ.C1538]" office:value-type="float" office:value="0" calcext:value-type="float">
            <text:p>0</text:p>
          </table:table-cell>
          <table:table-cell table:style-name="train_20_red_20_light" table:formula="of:=VLOOKUP([.C549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4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39</text:p>
          </table:table-cell>
          <table:table-cell table:style-name="train_20_red_20_light"/>
          <table:table-cell table:style-name="train_20_red_20_light" table:formula="of:=[IQ.C1539]" office:value-type="float" office:value="0" calcext:value-type="float">
            <text:p>0</text:p>
          </table:table-cell>
          <table:table-cell table:style-name="train_20_red_20_light" table:formula="of:=VLOOKUP([.C550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5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40</text:p>
          </table:table-cell>
          <table:table-cell table:style-name="train_20_red_20_light"/>
          <table:table-cell table:style-name="train_20_red_20_light" table:formula="of:=[IQ.C1540]" office:value-type="float" office:value="0" calcext:value-type="float">
            <text:p>0</text:p>
          </table:table-cell>
          <table:table-cell table:style-name="train_20_red_20_light" table:formula="of:=VLOOKUP([.C551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5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41</text:p>
          </table:table-cell>
          <table:table-cell table:style-name="train_20_red_20_light"/>
          <table:table-cell table:style-name="train_20_red_20_light" table:formula="of:=[IQ.C1541]" office:value-type="float" office:value="0" calcext:value-type="float">
            <text:p>0</text:p>
          </table:table-cell>
          <table:table-cell table:style-name="train_20_red_20_light" table:formula="of:=VLOOKUP([.C552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5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42</text:p>
          </table:table-cell>
          <table:table-cell table:style-name="train_20_red_20_light"/>
          <table:table-cell table:style-name="train_20_red_20_light" table:formula="of:=[IQ.C1542]" office:value-type="float" office:value="0" calcext:value-type="float">
            <text:p>0</text:p>
          </table:table-cell>
          <table:table-cell table:style-name="train_20_red_20_light" table:formula="of:=VLOOKUP([.C553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5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43</text:p>
          </table:table-cell>
          <table:table-cell table:style-name="train_20_red_20_light"/>
          <table:table-cell table:style-name="train_20_red_20_light" table:formula="of:=[IQ.C1543]" office:value-type="float" office:value="0" calcext:value-type="float">
            <text:p>0</text:p>
          </table:table-cell>
          <table:table-cell table:style-name="train_20_red_20_light" table:formula="of:=VLOOKUP([.C554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5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44</text:p>
          </table:table-cell>
          <table:table-cell table:style-name="train_20_red_20_light"/>
          <table:table-cell table:style-name="train_20_red_20_light" table:formula="of:=[IQ.C1544]" office:value-type="float" office:value="0" calcext:value-type="float">
            <text:p>0</text:p>
          </table:table-cell>
          <table:table-cell table:style-name="train_20_red_20_light" table:formula="of:=VLOOKUP([.C555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5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45</text:p>
          </table:table-cell>
          <table:table-cell table:style-name="train_20_red_20_light"/>
          <table:table-cell table:style-name="train_20_red_20_light" table:formula="of:=[IQ.C1545]" office:value-type="float" office:value="0" calcext:value-type="float">
            <text:p>0</text:p>
          </table:table-cell>
          <table:table-cell table:style-name="train_20_red_20_light" table:formula="of:=VLOOKUP([.C556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5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46</text:p>
          </table:table-cell>
          <table:table-cell table:style-name="train_20_red_20_light"/>
          <table:table-cell table:style-name="train_20_red_20_light" table:formula="of:=[IQ.C1546]" office:value-type="float" office:value="0" calcext:value-type="float">
            <text:p>0</text:p>
          </table:table-cell>
          <table:table-cell table:style-name="train_20_red_20_light" table:formula="of:=VLOOKUP([.C557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5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47</text:p>
          </table:table-cell>
          <table:table-cell table:style-name="train_20_red_20_light"/>
          <table:table-cell table:style-name="train_20_red_20_light" table:formula="of:=[IQ.C1547]" office:value-type="float" office:value="0" calcext:value-type="float">
            <text:p>0</text:p>
          </table:table-cell>
          <table:table-cell table:style-name="train_20_red_20_light" table:formula="of:=VLOOKUP([.C558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5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48</text:p>
          </table:table-cell>
          <table:table-cell table:style-name="train_20_red_20_light"/>
          <table:table-cell table:style-name="train_20_red_20_light" table:formula="of:=[IQ.C1548]" office:value-type="float" office:value="0" calcext:value-type="float">
            <text:p>0</text:p>
          </table:table-cell>
          <table:table-cell table:style-name="train_20_red_20_light" table:formula="of:=VLOOKUP([.C559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5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49</text:p>
          </table:table-cell>
          <table:table-cell table:style-name="train_20_red_20_light"/>
          <table:table-cell table:style-name="train_20_red_20_light" table:formula="of:=[IQ.C1549]" office:value-type="float" office:value="0" calcext:value-type="float">
            <text:p>0</text:p>
          </table:table-cell>
          <table:table-cell table:style-name="train_20_red_20_light" table:formula="of:=VLOOKUP([.C560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6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50</text:p>
          </table:table-cell>
          <table:table-cell table:style-name="train_20_red_20_light"/>
          <table:table-cell table:style-name="train_20_red_20_light" table:formula="of:=[IQ.C1550]" office:value-type="float" office:value="0" calcext:value-type="float">
            <text:p>0</text:p>
          </table:table-cell>
          <table:table-cell table:style-name="train_20_red_20_light" table:formula="of:=VLOOKUP([.C561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6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51</text:p>
          </table:table-cell>
          <table:table-cell table:style-name="train_20_red_20_light"/>
          <table:table-cell table:style-name="train_20_red_20_light" table:formula="of:=[IQ.C1551]" office:value-type="float" office:value="0" calcext:value-type="float">
            <text:p>0</text:p>
          </table:table-cell>
          <table:table-cell table:style-name="train_20_red_20_light" table:formula="of:=VLOOKUP([.C562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6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52</text:p>
          </table:table-cell>
          <table:table-cell table:style-name="train_20_red_20_light"/>
          <table:table-cell table:style-name="train_20_red_20_light" table:formula="of:=[IQ.C1552]" office:value-type="float" office:value="0" calcext:value-type="float">
            <text:p>0</text:p>
          </table:table-cell>
          <table:table-cell table:style-name="train_20_red_20_light" table:formula="of:=VLOOKUP([.C563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6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53</text:p>
          </table:table-cell>
          <table:table-cell table:style-name="train_20_red_20_light"/>
          <table:table-cell table:style-name="train_20_red_20_light" table:formula="of:=[IQ.C1553]" office:value-type="float" office:value="0" calcext:value-type="float">
            <text:p>0</text:p>
          </table:table-cell>
          <table:table-cell table:style-name="train_20_red_20_light" table:formula="of:=VLOOKUP([.C564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6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54</text:p>
          </table:table-cell>
          <table:table-cell table:style-name="train_20_red_20_light"/>
          <table:table-cell table:style-name="train_20_red_20_light" table:formula="of:=[IQ.C1554]" office:value-type="float" office:value="0" calcext:value-type="float">
            <text:p>0</text:p>
          </table:table-cell>
          <table:table-cell table:style-name="train_20_red_20_light" table:formula="of:=VLOOKUP([.C565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6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55</text:p>
          </table:table-cell>
          <table:table-cell table:style-name="train_20_red_20_light"/>
          <table:table-cell table:style-name="train_20_red_20_light" table:formula="of:=[IQ.C1555]" office:value-type="float" office:value="0" calcext:value-type="float">
            <text:p>0</text:p>
          </table:table-cell>
          <table:table-cell table:style-name="train_20_red_20_light" table:formula="of:=VLOOKUP([.C566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6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56</text:p>
          </table:table-cell>
          <table:table-cell table:style-name="train_20_red_20_light"/>
          <table:table-cell table:style-name="train_20_red_20_light" table:formula="of:=[IQ.C1556]" office:value-type="float" office:value="0" calcext:value-type="float">
            <text:p>0</text:p>
          </table:table-cell>
          <table:table-cell table:style-name="train_20_red_20_light" table:formula="of:=VLOOKUP([.C567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6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57</text:p>
          </table:table-cell>
          <table:table-cell table:style-name="train_20_red_20_light"/>
          <table:table-cell table:style-name="train_20_red_20_light" table:formula="of:=[IQ.C1557]" office:value-type="float" office:value="0" calcext:value-type="float">
            <text:p>0</text:p>
          </table:table-cell>
          <table:table-cell table:style-name="train_20_red_20_light" table:formula="of:=VLOOKUP([.C568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6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58</text:p>
          </table:table-cell>
          <table:table-cell table:style-name="train_20_red_20_light"/>
          <table:table-cell table:style-name="train_20_red_20_light" table:formula="of:=[IQ.C1558]" office:value-type="float" office:value="0" calcext:value-type="float">
            <text:p>0</text:p>
          </table:table-cell>
          <table:table-cell table:style-name="train_20_red_20_light" table:formula="of:=VLOOKUP([.C569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6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59</text:p>
          </table:table-cell>
          <table:table-cell table:style-name="train_20_red_20_light"/>
          <table:table-cell table:style-name="train_20_red_20_light" table:formula="of:=[IQ.C1559]" office:value-type="float" office:value="0" calcext:value-type="float">
            <text:p>0</text:p>
          </table:table-cell>
          <table:table-cell table:style-name="train_20_red_20_light" table:formula="of:=VLOOKUP([.C581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7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60</text:p>
          </table:table-cell>
          <table:table-cell table:style-name="train_20_red_20_light"/>
          <table:table-cell table:style-name="train_20_red_20_light" table:formula="of:=[IQ.C1560]" office:value-type="float" office:value="0" calcext:value-type="float">
            <text:p>0</text:p>
          </table:table-cell>
          <table:table-cell table:style-name="train_20_red_20_light" table:formula="of:=VLOOKUP([.C571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7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61</text:p>
          </table:table-cell>
          <table:table-cell table:style-name="train_20_red_20_light"/>
          <table:table-cell table:style-name="train_20_red_20_light" table:formula="of:=[IQ.C1561]" office:value-type="float" office:value="0" calcext:value-type="float">
            <text:p>0</text:p>
          </table:table-cell>
          <table:table-cell table:style-name="train_20_red_20_light" table:formula="of:=VLOOKUP([.C572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7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62</text:p>
          </table:table-cell>
          <table:table-cell table:style-name="train_20_red_20_light"/>
          <table:table-cell table:style-name="train_20_red_20_light" table:formula="of:=[IQ.C1562]" office:value-type="float" office:value="0" calcext:value-type="float">
            <text:p>0</text:p>
          </table:table-cell>
          <table:table-cell table:style-name="train_20_red_20_light" table:formula="of:=VLOOKUP([.C573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7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63</text:p>
          </table:table-cell>
          <table:table-cell table:style-name="train_20_red_20_light"/>
          <table:table-cell table:style-name="train_20_red_20_light" table:formula="of:=[IQ.C1563]" office:value-type="float" office:value="0" calcext:value-type="float">
            <text:p>0</text:p>
          </table:table-cell>
          <table:table-cell table:style-name="train_20_red_20_light" table:formula="of:=VLOOKUP([.C574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7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64</text:p>
          </table:table-cell>
          <table:table-cell table:style-name="train_20_red_20_light"/>
          <table:table-cell table:style-name="train_20_red_20_light" table:formula="of:=[IQ.C1564]" office:value-type="float" office:value="0" calcext:value-type="float">
            <text:p>0</text:p>
          </table:table-cell>
          <table:table-cell table:style-name="train_20_red_20_light" table:formula="of:=VLOOKUP([.C575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7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65</text:p>
          </table:table-cell>
          <table:table-cell table:style-name="train_20_red_20_light"/>
          <table:table-cell table:style-name="train_20_red_20_light" table:formula="of:=[IQ.C1565]" office:value-type="float" office:value="0" calcext:value-type="float">
            <text:p>0</text:p>
          </table:table-cell>
          <table:table-cell table:style-name="train_20_red_20_light" table:formula="of:=VLOOKUP([.C576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7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66</text:p>
          </table:table-cell>
          <table:table-cell table:style-name="train_20_red_20_light"/>
          <table:table-cell table:style-name="train_20_red_20_light" table:formula="of:=[IQ.C1566]" office:value-type="float" office:value="0" calcext:value-type="float">
            <text:p>0</text:p>
          </table:table-cell>
          <table:table-cell table:style-name="train_20_red_20_light" table:formula="of:=VLOOKUP([.C577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7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67</text:p>
          </table:table-cell>
          <table:table-cell table:style-name="train_20_red_20_light"/>
          <table:table-cell table:style-name="train_20_red_20_light" table:formula="of:=[IQ.C1567]" office:value-type="float" office:value="0" calcext:value-type="float">
            <text:p>0</text:p>
          </table:table-cell>
          <table:table-cell table:style-name="train_20_red_20_light" table:formula="of:=VLOOKUP([.C578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7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68</text:p>
          </table:table-cell>
          <table:table-cell table:style-name="train_20_red_20_light"/>
          <table:table-cell table:style-name="train_20_red_20_light" table:formula="of:=[IQ.C1568]" office:value-type="float" office:value="0" calcext:value-type="float">
            <text:p>0</text:p>
          </table:table-cell>
          <table:table-cell table:style-name="train_20_red_20_light" table:formula="of:=VLOOKUP([.C579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7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69</text:p>
          </table:table-cell>
          <table:table-cell table:style-name="train_20_red_20_light"/>
          <table:table-cell table:style-name="train_20_red_20_light" table:formula="of:=[IQ.C1569]" office:value-type="float" office:value="0" calcext:value-type="float">
            <text:p>0</text:p>
          </table:table-cell>
          <table:table-cell table:style-name="train_20_red_20_light" table:formula="of:=VLOOKUP([.C580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8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70</text:p>
          </table:table-cell>
          <table:table-cell table:style-name="train_20_red_20_light"/>
          <table:table-cell table:style-name="train_20_red_20_light" table:formula="of:=[IQ.C1570]" office:value-type="float" office:value="0" calcext:value-type="float">
            <text:p>0</text:p>
          </table:table-cell>
          <table:table-cell table:style-name="train_20_red_20_light" table:formula="of:=VLOOKUP([.C581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8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71</text:p>
          </table:table-cell>
          <table:table-cell table:style-name="train_20_red_20_light"/>
          <table:table-cell table:style-name="train_20_red_20_light" table:formula="of:=[IQ.C1571]" office:value-type="float" office:value="0" calcext:value-type="float">
            <text:p>0</text:p>
          </table:table-cell>
          <table:table-cell table:style-name="train_20_red_20_light" table:formula="of:=VLOOKUP([.C582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8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72</text:p>
          </table:table-cell>
          <table:table-cell table:style-name="train_20_red_20_light"/>
          <table:table-cell table:style-name="train_20_red_20_light" table:formula="of:=[IQ.C1572]" office:value-type="float" office:value="0" calcext:value-type="float">
            <text:p>0</text:p>
          </table:table-cell>
          <table:table-cell table:style-name="train_20_red_20_light" table:formula="of:=VLOOKUP([.C583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8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73</text:p>
          </table:table-cell>
          <table:table-cell table:style-name="train_20_red_20_light"/>
          <table:table-cell table:style-name="train_20_red_20_light" table:formula="of:=[IQ.C1573]" office:value-type="float" office:value="0" calcext:value-type="float">
            <text:p>0</text:p>
          </table:table-cell>
          <table:table-cell table:style-name="train_20_red_20_light" table:formula="of:=VLOOKUP([.C584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8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74</text:p>
          </table:table-cell>
          <table:table-cell table:style-name="train_20_red_20_light"/>
          <table:table-cell table:style-name="train_20_red_20_light" table:formula="of:=[IQ.C1574]" office:value-type="float" office:value="0" calcext:value-type="float">
            <text:p>0</text:p>
          </table:table-cell>
          <table:table-cell table:style-name="train_20_red_20_light" table:formula="of:=VLOOKUP([.C585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8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75</text:p>
          </table:table-cell>
          <table:table-cell table:style-name="train_20_red_20_light"/>
          <table:table-cell table:style-name="train_20_red_20_light" table:formula="of:=[IQ.C1575]" office:value-type="float" office:value="0" calcext:value-type="float">
            <text:p>0</text:p>
          </table:table-cell>
          <table:table-cell table:style-name="train_20_red_20_light" table:formula="of:=VLOOKUP([.C586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8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76</text:p>
          </table:table-cell>
          <table:table-cell table:style-name="train_20_red_20_light"/>
          <table:table-cell table:style-name="train_20_red_20_light" table:formula="of:=[IQ.C1576]" office:value-type="float" office:value="0" calcext:value-type="float">
            <text:p>0</text:p>
          </table:table-cell>
          <table:table-cell table:style-name="train_20_red_20_light" table:formula="of:=VLOOKUP([.C587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8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77</text:p>
          </table:table-cell>
          <table:table-cell table:style-name="train_20_red_20_light"/>
          <table:table-cell table:style-name="train_20_red_20_light" table:formula="of:=[IQ.C1577]" office:value-type="float" office:value="0" calcext:value-type="float">
            <text:p>0</text:p>
          </table:table-cell>
          <table:table-cell table:style-name="train_20_red_20_light" table:formula="of:=VLOOKUP([.C588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8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78</text:p>
          </table:table-cell>
          <table:table-cell table:style-name="train_20_red_20_light"/>
          <table:table-cell table:style-name="train_20_red_20_light" table:formula="of:=[IQ.C1578]" office:value-type="float" office:value="0" calcext:value-type="float">
            <text:p>0</text:p>
          </table:table-cell>
          <table:table-cell table:style-name="train_20_red_20_light" table:formula="of:=VLOOKUP([.C589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8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79</text:p>
          </table:table-cell>
          <table:table-cell table:style-name="train_20_red_20_light"/>
          <table:table-cell table:style-name="train_20_red_20_light" table:formula="of:=[IQ.C1579]" office:value-type="float" office:value="0" calcext:value-type="float">
            <text:p>0</text:p>
          </table:table-cell>
          <table:table-cell table:style-name="train_20_red_20_light" table:formula="of:=VLOOKUP([.C590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9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80</text:p>
          </table:table-cell>
          <table:table-cell table:style-name="train_20_red_20_light"/>
          <table:table-cell table:style-name="train_20_red_20_light" table:formula="of:=[IQ.C1580]" office:value-type="float" office:value="0" calcext:value-type="float">
            <text:p>0</text:p>
          </table:table-cell>
          <table:table-cell table:style-name="train_20_red_20_light" table:formula="of:=VLOOKUP([.C591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9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81</text:p>
          </table:table-cell>
          <table:table-cell table:style-name="train_20_red_20_light"/>
          <table:table-cell table:style-name="train_20_red_20_light" table:formula="of:=[IQ.C1581]" office:value-type="float" office:value="0" calcext:value-type="float">
            <text:p>0</text:p>
          </table:table-cell>
          <table:table-cell table:style-name="train_20_red_20_light" table:formula="of:=VLOOKUP([.C592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9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82</text:p>
          </table:table-cell>
          <table:table-cell table:style-name="train_20_red_20_light"/>
          <table:table-cell table:style-name="train_20_red_20_light" table:formula="of:=[IQ.C1582]" office:value-type="float" office:value="0" calcext:value-type="float">
            <text:p>0</text:p>
          </table:table-cell>
          <table:table-cell table:style-name="train_20_red_20_light" table:formula="of:=VLOOKUP([.C593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9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83</text:p>
          </table:table-cell>
          <table:table-cell table:style-name="train_20_red_20_light"/>
          <table:table-cell table:style-name="train_20_red_20_light" table:formula="of:=[IQ.C1583]" office:value-type="float" office:value="0" calcext:value-type="float">
            <text:p>0</text:p>
          </table:table-cell>
          <table:table-cell table:style-name="train_20_red_20_light" table:formula="of:=VLOOKUP([.C594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9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84</text:p>
          </table:table-cell>
          <table:table-cell table:style-name="train_20_red_20_light"/>
          <table:table-cell table:style-name="train_20_red_20_light" table:formula="of:=[IQ.C1584]" office:value-type="float" office:value="0" calcext:value-type="float">
            <text:p>0</text:p>
          </table:table-cell>
          <table:table-cell table:style-name="train_20_red_20_light" table:formula="of:=VLOOKUP([.C595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9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85</text:p>
          </table:table-cell>
          <table:table-cell table:style-name="train_20_red_20_light"/>
          <table:table-cell table:style-name="train_20_red_20_light" table:formula="of:=[IQ.C1585]" office:value-type="float" office:value="0" calcext:value-type="float">
            <text:p>0</text:p>
          </table:table-cell>
          <table:table-cell table:style-name="train_20_red_20_light" table:formula="of:=VLOOKUP([.C596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9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86</text:p>
          </table:table-cell>
          <table:table-cell table:style-name="train_20_red_20_light"/>
          <table:table-cell table:style-name="train_20_red_20_light" table:formula="of:=[IQ.C1586]" office:value-type="float" office:value="0" calcext:value-type="float">
            <text:p>0</text:p>
          </table:table-cell>
          <table:table-cell table:style-name="train_20_red_20_light" table:formula="of:=VLOOKUP([.C597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9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87</text:p>
          </table:table-cell>
          <table:table-cell table:style-name="train_20_red_20_light"/>
          <table:table-cell table:style-name="train_20_red_20_light" table:formula="of:=[IQ.C1587]" office:value-type="float" office:value="0" calcext:value-type="float">
            <text:p>0</text:p>
          </table:table-cell>
          <table:table-cell table:style-name="train_20_red_20_light" table:formula="of:=VLOOKUP([.C598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9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88</text:p>
          </table:table-cell>
          <table:table-cell table:style-name="train_20_red_20_light"/>
          <table:table-cell table:style-name="train_20_red_20_light" table:formula="of:=[IQ.C1588]" office:value-type="float" office:value="0" calcext:value-type="float">
            <text:p>0</text:p>
          </table:table-cell>
          <table:table-cell table:style-name="train_20_red_20_light" table:formula="of:=VLOOKUP([.C599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59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89</text:p>
          </table:table-cell>
          <table:table-cell table:style-name="train_20_red_20_light"/>
          <table:table-cell table:style-name="train_20_red_20_light" table:formula="of:=[IQ.C1589]" office:value-type="float" office:value="0" calcext:value-type="float">
            <text:p>0</text:p>
          </table:table-cell>
          <table:table-cell table:style-name="train_20_red_20_light" table:formula="of:=VLOOKUP([.C600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0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90</text:p>
          </table:table-cell>
          <table:table-cell table:style-name="train_20_red_20_light"/>
          <table:table-cell table:style-name="train_20_red_20_light" table:formula="of:=[IQ.C1590]" office:value-type="float" office:value="0" calcext:value-type="float">
            <text:p>0</text:p>
          </table:table-cell>
          <table:table-cell table:style-name="train_20_red_20_light" table:formula="of:=VLOOKUP([.C601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0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91</text:p>
          </table:table-cell>
          <table:table-cell table:style-name="train_20_red_20_light"/>
          <table:table-cell table:style-name="train_20_red_20_light" table:formula="of:=[IQ.C1591]" office:value-type="float" office:value="0" calcext:value-type="float">
            <text:p>0</text:p>
          </table:table-cell>
          <table:table-cell table:style-name="train_20_red_20_light" table:formula="of:=VLOOKUP([.C602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0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92</text:p>
          </table:table-cell>
          <table:table-cell table:style-name="train_20_red_20_light"/>
          <table:table-cell table:style-name="train_20_red_20_light" table:formula="of:=[IQ.C1592]" office:value-type="float" office:value="0" calcext:value-type="float">
            <text:p>0</text:p>
          </table:table-cell>
          <table:table-cell table:style-name="train_20_red_20_light" table:formula="of:=VLOOKUP([.C603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0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93</text:p>
          </table:table-cell>
          <table:table-cell table:style-name="train_20_red_20_light"/>
          <table:table-cell table:style-name="train_20_red_20_light" table:formula="of:=[IQ.C1593]" office:value-type="float" office:value="0" calcext:value-type="float">
            <text:p>0</text:p>
          </table:table-cell>
          <table:table-cell table:style-name="train_20_red_20_light" table:formula="of:=VLOOKUP([.C604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0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94</text:p>
          </table:table-cell>
          <table:table-cell table:style-name="train_20_red_20_light"/>
          <table:table-cell table:style-name="train_20_red_20_light" table:formula="of:=[IQ.C1594]" office:value-type="float" office:value="0" calcext:value-type="float">
            <text:p>0</text:p>
          </table:table-cell>
          <table:table-cell table:style-name="train_20_red_20_light" table:formula="of:=VLOOKUP([.C605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0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95</text:p>
          </table:table-cell>
          <table:table-cell table:style-name="train_20_red_20_light"/>
          <table:table-cell table:style-name="train_20_red_20_light" table:formula="of:=[IQ.C1595]" office:value-type="float" office:value="0" calcext:value-type="float">
            <text:p>0</text:p>
          </table:table-cell>
          <table:table-cell table:style-name="train_20_red_20_light" table:formula="of:=VLOOKUP([.C606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0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96</text:p>
          </table:table-cell>
          <table:table-cell table:style-name="train_20_red_20_light"/>
          <table:table-cell table:style-name="train_20_red_20_light" table:formula="of:=[IQ.C1596]" office:value-type="float" office:value="0" calcext:value-type="float">
            <text:p>0</text:p>
          </table:table-cell>
          <table:table-cell table:style-name="train_20_red_20_light" table:formula="of:=VLOOKUP([.C607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0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97</text:p>
          </table:table-cell>
          <table:table-cell table:style-name="train_20_red_20_light"/>
          <table:table-cell table:style-name="train_20_red_20_light" table:formula="of:=[IQ.C1597]" office:value-type="float" office:value="0" calcext:value-type="float">
            <text:p>0</text:p>
          </table:table-cell>
          <table:table-cell table:style-name="train_20_red_20_light" table:formula="of:=VLOOKUP([.C608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0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98</text:p>
          </table:table-cell>
          <table:table-cell table:style-name="train_20_red_20_light"/>
          <table:table-cell table:style-name="train_20_red_20_light" table:formula="of:=[IQ.C1598]" office:value-type="float" office:value="0" calcext:value-type="float">
            <text:p>0</text:p>
          </table:table-cell>
          <table:table-cell table:style-name="train_20_red_20_light" table:formula="of:=VLOOKUP([.C609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0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99</text:p>
          </table:table-cell>
          <table:table-cell table:style-name="train_20_red_20_light"/>
          <table:table-cell table:style-name="train_20_red_20_light" table:formula="of:=[IQ.C1599]" office:value-type="float" office:value="0" calcext:value-type="float">
            <text:p>0</text:p>
          </table:table-cell>
          <table:table-cell table:style-name="train_20_red_20_light" table:formula="of:=VLOOKUP([.C610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1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00</text:p>
          </table:table-cell>
          <table:table-cell table:style-name="train_20_red_20_light"/>
          <table:table-cell table:style-name="train_20_red_20_light" table:formula="of:=[IQ.C1600]" office:value-type="float" office:value="0" calcext:value-type="float">
            <text:p>0</text:p>
          </table:table-cell>
          <table:table-cell table:style-name="train_20_red_20_light" table:formula="of:=VLOOKUP([.C611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1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01</text:p>
          </table:table-cell>
          <table:table-cell table:style-name="train_20_red_20_light"/>
          <table:table-cell table:style-name="train_20_red_20_light" table:formula="of:=[IQ.C1601]" office:value-type="float" office:value="0" calcext:value-type="float">
            <text:p>0</text:p>
          </table:table-cell>
          <table:table-cell table:style-name="train_20_red_20_light" table:formula="of:=VLOOKUP([.C612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1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02</text:p>
          </table:table-cell>
          <table:table-cell table:style-name="train_20_red_20_light"/>
          <table:table-cell table:style-name="train_20_red_20_light" table:formula="of:=[IQ.C1602]" office:value-type="float" office:value="0" calcext:value-type="float">
            <text:p>0</text:p>
          </table:table-cell>
          <table:table-cell table:style-name="train_20_red_20_light" table:formula="of:=VLOOKUP([.C613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1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03</text:p>
          </table:table-cell>
          <table:table-cell table:style-name="train_20_red_20_light"/>
          <table:table-cell table:style-name="train_20_red_20_light" table:formula="of:=[IQ.C1603]" office:value-type="float" office:value="0" calcext:value-type="float">
            <text:p>0</text:p>
          </table:table-cell>
          <table:table-cell table:style-name="train_20_red_20_light" table:formula="of:=VLOOKUP([.C614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1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04</text:p>
          </table:table-cell>
          <table:table-cell table:style-name="train_20_red_20_light"/>
          <table:table-cell table:style-name="train_20_red_20_light" table:formula="of:=[IQ.C1604]" office:value-type="float" office:value="0" calcext:value-type="float">
            <text:p>0</text:p>
          </table:table-cell>
          <table:table-cell table:style-name="train_20_red_20_light" table:formula="of:=VLOOKUP([.C615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1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Feng Shui <text:s/>105</text:p>
          </table:table-cell>
          <table:table-cell table:style-name="train_20_red_20_light"/>
          <table:table-cell table:style-name="train_20_red_20_light" table:formula="of:=[IQ.C1605]" office:value-type="float" office:value="0" calcext:value-type="float">
            <text:p>0</text:p>
          </table:table-cell>
          <table:table-cell table:style-name="train_20_red_20_light" table:formula="of:=VLOOKUP([.C616];[IQ.C56:.D120];2)" office:value-type="string" office:string-value="∅" calcext:value-type="string">
            <text:p>∅</text:p>
          </table:table-cell>
          <table:table-cell table:style-name="train_20_red_20_light"/>
          <table:table-cell table:style-name="copyright_20_info" table:formula="of:=IF([.C61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/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table:number-columns-repeated="2"/>
          <table:table-cell table:number-columns-repeated="586"/>
        </table:table-row>
        <table:table-row table:style-name="ro2" table:number-rows-repeated="4386">
          <table:table-cell table:number-columns-repeated="602"/>
        </table:table-row>
        <table:table-row table:style-name="ro2">
          <table:table-cell table:style-name="train_20_tracks" office:value-type="string" calcext:value-type="string">
            <text:p>Hexagram Name</text:p>
          </table:table-cell>
          <table:table-cell table:style-name="train_20_heading_20_1" table:formula="of:=[.A6]" office:value-type="string" office:string-value="Cast Hexagram" calcext:value-type="string">
            <text:p>Cast Hexagram</text:p>
          </table:table-cell>
          <table:table-cell table:style-name="train_20_heading_20_1" table:formula="of:=[.A7]" office:value-type="string" office:string-value="Moving Hexagram" calcext:value-type="string">
            <text:p>Moving Hexagram</text:p>
          </table:table-cell>
          <table:table-cell table:style-name="train_20_heading_20_1" table:formula="of:=[.A8]" office:value-type="string" office:string-value="Nuclear Hexagram" calcext:value-type="string">
            <text:p>Nuclear Hexagram</text:p>
          </table:table-cell>
          <table:table-cell table:style-name="train_20_heading_20_1" table:formula="of:=[.A9]" office:value-type="string" office:string-value="Moving Nuclear Hexagram" calcext:value-type="string">
            <text:p>Moving Nuclear Hexagram</text:p>
          </table:table-cell>
          <table:table-cell table:style-name="train_20_heading_20_1" table:formula="of:=[.A10]" office:value-type="string" office:string-value="Interlaced Hexagram" calcext:value-type="string">
            <text:p>Interlaced Hexagram</text:p>
          </table:table-cell>
          <table:table-cell table:style-name="train_20_heading_20_1" table:formula="of:=[.A11]" office:value-type="string" office:string-value="Married Hexagram" calcext:value-type="string">
            <text:p>Married Hexagram</text:p>
          </table:table-cell>
          <table:table-cell table:style-name="train_20_heading_20_1"/>
          <table:table-cell table:style-name="train_20_heading_20_1" table:formula="of:=[.A12]" office:value-type="string" office:string-value="Golden Hexagram" calcext:value-type="string">
            <text:p>Golden Hexagram</text:p>
          </table:table-cell>
          <table:table-cell table:style-name="train_20_heading_20_1" table:formula="of:=[.A13]" office:value-type="string" office:string-value="Inverse Hexagram" calcext:value-type="string">
            <text:p>Inverse Hexagram</text:p>
          </table:table-cell>
          <table:table-cell table:style-name="train_20_heading_20_1" table:formula="of:=[.A14]" office:value-type="string" office:string-value="Reverse Hexagram" calcext:value-type="string">
            <text:p>Reverse Hexagram</text:p>
          </table:table-cell>
          <table:table-cell table:style-name="train_20_heading_20_1" table:formula="of:=[.A15]" office:value-type="string" office:string-value="Evolved Hexagram" calcext:value-type="string">
            <text:p>Evolved Hexagram</text:p>
          </table:table-cell>
          <table:table-cell table:style-name="train_20_heading_20_1" table:formula="of:=[.A16]" office:value-type="string" office:string-value=" " calcext:value-type="string">
            <text:p><text:s/></text:p>
          </table:table-cell>
          <table:table-cell table:style-name="train_20_heading_20_1" table:formula="of:=[.A17]" office:value-type="string" office:string-value="Moving Interlaced Hexagram" calcext:value-type="string">
            <text:p>Moving Interlaced Hexagram</text:p>
          </table:table-cell>
          <table:table-cell table:style-name="train_20_heading_20_1" table:formula="of:=[.A18]" office:value-type="string" office:string-value="Moving Married Hexagram" calcext:value-type="string">
            <text:p>Moving Married Hexagram</text:p>
          </table:table-cell>
          <table:table-cell table:style-name="train_20_heading_20_1" table:formula="of:=[.A19]" office:value-type="string" office:string-value="Moving Inverse Hexagram" calcext:value-type="string">
            <text:p>Moving Inverse Hexagram</text:p>
          </table:table-cell>
          <table:table-cell table:style-name="train_20_heading_20_1" table:formula="of:=[.A20]" office:value-type="string" office:string-value="Moving Reverse Hexagram" calcext:value-type="string">
            <text:p>Moving Reverse Hexagram</text:p>
          </table:table-cell>
          <table:table-cell table:style-name="train_20_heading_20_1" table:formula="of:=[.A21]" office:value-type="string" office:string-value="Moving Evolved Hexagram" calcext:value-type="string">
            <text:p>Moving Evolved Hexagram</text:p>
          </table:table-cell>
          <table:table-cell table:style-name="train_20_heading_20_1" table:formula="of:=[.A22]" office:value-type="string" office:string-value=" " calcext:value-type="string">
            <text:p><text:s/></text:p>
          </table:table-cell>
          <table:table-cell table:style-name="train_20_heading_20_1" table:formula="of:=[.A23]" office:value-type="string" office:string-value="Upper Hexagram" calcext:value-type="string">
            <text:p>Upper Hexagram</text:p>
          </table:table-cell>
          <table:table-cell table:style-name="train_20_heading_20_1" table:formula="of:=[.A24]" office:value-type="string" office:string-value="Lower Hexagram" calcext:value-type="string">
            <text:p>Lower Hexagram</text:p>
          </table:table-cell>
          <table:table-cell table:style-name="train_20_heading_20_1" table:formula="of:=[.A25]" office:value-type="string" office:string-value="Upper Nuclear Hexagram" calcext:value-type="string">
            <text:p>Upper Nuclear Hexagram</text:p>
          </table:table-cell>
          <table:table-cell table:style-name="train_20_heading_20_1" table:formula="of:=[.A26]" office:value-type="string" office:string-value="Lower Nuclear Hexagram" calcext:value-type="string">
            <text:p>Lower Nuclear Hexagram</text:p>
          </table:table-cell>
          <table:table-cell table:style-name="train_20_heading_20_1" table:formula="of:=[.A27]" office:value-type="string" office:string-value=" " calcext:value-type="string">
            <text:p><text:s/></text:p>
          </table:table-cell>
          <table:table-cell table:style-name="train_20_heading_20_1" table:formula="of:=[.A28]" office:value-type="string" office:string-value="Preceding FuXi" calcext:value-type="string">
            <text:p>Preceding FuXi</text:p>
          </table:table-cell>
          <table:table-cell table:style-name="train_20_heading_20_1" table:formula="of:=[.A29]" office:value-type="string" office:string-value="Successor FuXi" calcext:value-type="string">
            <text:p>Successor FuXi</text:p>
          </table:table-cell>
          <table:table-cell table:style-name="train_20_heading_20_1" table:formula="of:=[.A30]" office:value-type="string" office:string-value="Preceding King Wen" calcext:value-type="string">
            <text:p>Preceding King Wen</text:p>
          </table:table-cell>
          <table:table-cell table:style-name="train_20_heading_20_1" table:formula="of:=[.A31]" office:value-type="string" office:string-value="Successor King Wen" calcext:value-type="string">
            <text:p>Successor King Wen</text:p>
          </table:table-cell>
          <table:table-cell table:style-name="train_20_heading_20_1" table:formula="of:=[.A32]" office:value-type="string" office:string-value="Preceding Ma Wang Dui" calcext:value-type="string">
            <text:p>Preceding Ma Wang Dui</text:p>
          </table:table-cell>
          <table:table-cell table:style-name="train_20_heading_20_1" table:formula="of:=[.A33]" office:value-type="string" office:string-value="Successor Ma Wang Dui" calcext:value-type="string">
            <text:p>Successor Ma Wang Dui</text:p>
          </table:table-cell>
          <table:table-cell table:style-name="train_20_heading_20_1" table:formula="of:=[.A34]" office:value-type="string" office:string-value="Preceding Base" calcext:value-type="string">
            <text:p>Preceding Base</text:p>
          </table:table-cell>
          <table:table-cell table:style-name="train_20_heading_20_1" table:formula="of:=[.A35]" office:value-type="string" office:string-value="Successor Base" calcext:value-type="string">
            <text:p>Successor Base</text:p>
          </table:table-cell>
          <table:table-cell table:style-name="train_20_heading_20_1" table:formula="of:=[.A36]" office:value-type="string" office:string-value="Preceding Govinda" calcext:value-type="string">
            <text:p>Preceding Govinda</text:p>
          </table:table-cell>
          <table:table-cell table:style-name="train_20_heading_20_1" table:formula="of:=[.A37]" office:value-type="string" office:string-value="Successor Govinda" calcext:value-type="string">
            <text:p>Successor Govinda</text:p>
          </table:table-cell>
          <table:table-cell table:style-name="train_20_heading_20_1" table:formula="of:=[.A38]" office:value-type="string" office:string-value="Preceding LianShanyi" calcext:value-type="string">
            <text:p>Preceding LianShanyi</text:p>
          </table:table-cell>
          <table:table-cell table:style-name="train_20_heading_20_1" table:formula="of:=[.A39]" office:value-type="string" office:string-value="Successor Lianshanyi" calcext:value-type="string">
            <text:p>Successor Lianshanyi</text:p>
          </table:table-cell>
          <table:table-cell table:style-name="train_20_heading_20_1" table:formula="of:=[.A40]" office:value-type="string" office:string-value="Preceding Guicangy" calcext:value-type="string">
            <text:p>Preceding Guicangy</text:p>
          </table:table-cell>
          <table:table-cell table:style-name="train_20_heading_20_1" table:formula="of:=[.A41]" office:value-type="string" office:string-value="Successor Guicangy" calcext:value-type="string">
            <text:p>Successor Guicangy</text:p>
          </table:table-cell>
          <table:table-cell table:style-name="train_20_heading_20_1" table:formula="of:=[.A42]" office:value-type="string" office:string-value="Preceding Cullinane" calcext:value-type="string">
            <text:p>Preceding Cullinane</text:p>
          </table:table-cell>
          <table:table-cell table:style-name="train_20_heading_20_1" table:formula="of:=[.A43]" office:value-type="string" office:string-value="Successor Cullinane" calcext:value-type="string">
            <text:p>Successor Cullinane</text:p>
          </table:table-cell>
          <table:table-cell table:style-name="train_20_heading_20_1" table:formula="of:=[.A44]" office:value-type="string" office:string-value="Preceding " calcext:value-type="string">
            <text:p>Preceding </text:p>
          </table:table-cell>
          <table:table-cell table:style-name="train_20_heading_20_1" table:formula="of:=[.A49]" office:value-type="string" office:string-value="Axillary 1" calcext:value-type="string">
            <text:p>Axillary 1</text:p>
          </table:table-cell>
          <table:table-cell table:style-name="train_20_heading_20_1" table:formula="of:=[.A50]" office:value-type="string" office:string-value="Axillary 2" calcext:value-type="string">
            <text:p>Axillary 2</text:p>
          </table:table-cell>
          <table:table-cell table:style-name="train_20_heading_20_1" table:formula="of:=[.A51]" office:value-type="string" office:string-value="Axillary 3" calcext:value-type="string">
            <text:p>Axillary 3</text:p>
          </table:table-cell>
          <table:table-cell table:style-name="train_20_heading_20_1" table:formula="of:=[.A52]" office:value-type="string" office:string-value="Axillary 4" calcext:value-type="string">
            <text:p>Axillary 4</text:p>
          </table:table-cell>
          <table:table-cell table:style-name="train_20_heading_20_1" table:formula="of:=[.A53]" office:value-type="string" office:string-value="Axillary 5" calcext:value-type="string">
            <text:p>Axillary 5</text:p>
          </table:table-cell>
          <table:table-cell table:style-name="train_20_heading_20_1" table:formula="of:=[.A54]" office:value-type="string" office:string-value="Axillary 6" calcext:value-type="string">
            <text:p>Axillary 6</text:p>
          </table:table-cell>
          <table:table-cell table:style-name="train_20_heading_20_1" table:formula="of:=[.A55]" office:value-type="string" office:string-value=" " calcext:value-type="string">
            <text:p><text:s/></text:p>
          </table:table-cell>
          <table:table-cell table:style-name="train_20_heading_20_1" table:formula="of:=[.A56]" office:value-type="string" office:string-value="Jin Fan 1" calcext:value-type="string">
            <text:p>Jin Fan 1</text:p>
          </table:table-cell>
          <table:table-cell table:style-name="train_20_heading_20_1" table:formula="of:=[.A57]" office:value-type="string" office:string-value="Jin Fan 2" calcext:value-type="string">
            <text:p>Jin Fan 2</text:p>
          </table:table-cell>
          <table:table-cell table:style-name="train_20_heading_20_1" table:formula="of:=[.A58]" office:value-type="string" office:string-value="Jin Fan 3" calcext:value-type="string">
            <text:p>Jin Fan 3</text:p>
          </table:table-cell>
          <table:table-cell table:style-name="train_20_heading_20_1" table:formula="of:=[.A59]" office:value-type="string" office:string-value="Jin Fan 4" calcext:value-type="string">
            <text:p>Jin Fan 4</text:p>
          </table:table-cell>
          <table:table-cell table:style-name="train_20_heading_20_1" table:formula="of:=[.A60]" office:value-type="string" office:string-value="Jin Fan 5" calcext:value-type="string">
            <text:p>Jin Fan 5</text:p>
          </table:table-cell>
          <table:table-cell table:style-name="train_20_heading_20_1" table:formula="of:=[.A61]" office:value-type="string" office:string-value="Jin Fan 6" calcext:value-type="string">
            <text:p>Jin Fan 6</text:p>
          </table:table-cell>
          <table:table-cell table:style-name="train_20_heading_20_1" table:formula="of:=[.A62]" office:value-type="string" office:string-value="Jin Fan 7" calcext:value-type="string">
            <text:p>Jin Fan 7</text:p>
          </table:table-cell>
          <table:table-cell table:style-name="train_20_heading_20_1" table:formula="of:=[.A63]" office:value-type="string" office:string-value="Jin Fan 8 " calcext:value-type="string">
            <text:p>Jin Fan 8 </text:p>
          </table:table-cell>
          <table:table-cell table:style-name="train_20_heading_20_1" table:formula="of:=[.A64]" office:value-type="string" office:string-value="Jin Fan 9" calcext:value-type="string">
            <text:p>Jin Fan 9</text:p>
          </table:table-cell>
          <table:table-cell table:style-name="train_20_heading_20_1" table:formula="of:=[.A65]" office:value-type="string" office:string-value="Jin Fan 10" calcext:value-type="string">
            <text:p>Jin Fan 10</text:p>
          </table:table-cell>
          <table:table-cell table:style-name="train_20_heading_20_1" table:formula="of:=[.A66]" office:value-type="string" office:string-value="Jin Fan 11" calcext:value-type="string">
            <text:p>Jin Fan 11</text:p>
          </table:table-cell>
          <table:table-cell table:style-name="train_20_heading_20_1" table:formula="of:=[.A67]" office:value-type="string" office:string-value="Jin Fan 12" calcext:value-type="string">
            <text:p>Jin Fan 12</text:p>
          </table:table-cell>
          <table:table-cell table:style-name="train_20_heading_20_1" table:formula="of:=[.A68]" office:value-type="string" office:string-value="Jin Fan 13" calcext:value-type="string">
            <text:p>Jin Fan 13</text:p>
          </table:table-cell>
          <table:table-cell table:style-name="train_20_heading_20_1" table:formula="of:=[.A69]" office:value-type="string" office:string-value="Jin Fan 14" calcext:value-type="string">
            <text:p>Jin Fan 14</text:p>
          </table:table-cell>
          <table:table-cell table:style-name="train_20_heading_20_1" table:formula="of:=[.A70]" office:value-type="string" office:string-value="Jin Fan 15" calcext:value-type="string">
            <text:p>Jin Fan 15</text:p>
          </table:table-cell>
          <table:table-cell table:style-name="train_20_heading_20_1" table:formula="of:=[.A71]" office:value-type="string" office:string-value="Jin Fan 16" calcext:value-type="string">
            <text:p>Jin Fan 16</text:p>
          </table:table-cell>
          <table:table-cell table:style-name="train_20_heading_20_1" table:formula="of:=[.A72]" office:value-type="string" office:string-value="Jin Fan 17" calcext:value-type="string">
            <text:p>Jin Fan 17</text:p>
          </table:table-cell>
          <table:table-cell table:style-name="train_20_heading_20_1" table:formula="of:=[.A73]" office:value-type="string" office:string-value=" " calcext:value-type="string">
            <text:p><text:s/></text:p>
          </table:table-cell>
          <table:table-cell table:style-name="train_20_heading_20_1" table:formula="of:=[.A74]" office:value-type="string" office:string-value="P6 / P6" calcext:value-type="string">
            <text:p>P6 / P6</text:p>
          </table:table-cell>
          <table:table-cell table:style-name="train_20_heading_20_1" table:formula="of:=[.A75]" office:value-type="string" office:string-value="P6 / P5" calcext:value-type="string">
            <text:p>P6 / P5</text:p>
          </table:table-cell>
          <table:table-cell table:style-name="train_20_heading_20_1" table:formula="of:=[.A76]" office:value-type="string" office:string-value="P6 / P4" calcext:value-type="string">
            <text:p>P6 / P4</text:p>
          </table:table-cell>
          <table:table-cell table:style-name="train_20_heading_20_1" table:formula="of:=[.A77]" office:value-type="string" office:string-value="P6 / P3" calcext:value-type="string">
            <text:p>P6 / P3</text:p>
          </table:table-cell>
          <table:table-cell table:style-name="train_20_heading_20_1" table:formula="of:=[.A78]" office:value-type="string" office:string-value="P6 / I1" calcext:value-type="string">
            <text:p>P6 / I1</text:p>
          </table:table-cell>
          <table:table-cell table:style-name="train_20_heading_20_1" table:formula="of:=[.A79]" office:value-type="string" office:string-value="P6 / I2" calcext:value-type="string">
            <text:p>P6 / I2</text:p>
          </table:table-cell>
          <table:table-cell table:style-name="train_20_heading_20_1" table:formula="of:=[.A80]" office:value-type="string" office:string-value="P6 / G" calcext:value-type="string">
            <text:p>P6 / G</text:p>
          </table:table-cell>
          <table:table-cell table:style-name="train_20_heading_20_1" table:formula="of:=[.A81]" office:value-type="string" office:string-value=" " calcext:value-type="string">
            <text:p><text:s/></text:p>
          </table:table-cell>
          <table:table-cell table:style-name="train_20_heading_20_1" table:formula="of:=[.A82]" office:value-type="string" office:string-value="P5 / P6" calcext:value-type="string">
            <text:p>P5 / P6</text:p>
          </table:table-cell>
          <table:table-cell table:style-name="train_20_heading_20_1" table:formula="of:=[.A83]" office:value-type="string" office:string-value="P5 / P5" calcext:value-type="string">
            <text:p>P5 / P5</text:p>
          </table:table-cell>
          <table:table-cell table:style-name="train_20_heading_20_1" table:formula="of:=[.A84]" office:value-type="string" office:string-value="P5 / P4" calcext:value-type="string">
            <text:p>P5 / P4</text:p>
          </table:table-cell>
          <table:table-cell table:style-name="train_20_heading_20_1" table:formula="of:=[.A85]" office:value-type="string" office:string-value="P5 / P3" calcext:value-type="string">
            <text:p>P5 / P3</text:p>
          </table:table-cell>
          <table:table-cell table:style-name="train_20_heading_20_1" table:formula="of:=[.A86]" office:value-type="string" office:string-value="P5 / I1" calcext:value-type="string">
            <text:p>P5 / I1</text:p>
          </table:table-cell>
          <table:table-cell table:style-name="train_20_heading_20_1" table:formula="of:=[.A87]" office:value-type="string" office:string-value="P5 / I2" calcext:value-type="string">
            <text:p>P5 / I2</text:p>
          </table:table-cell>
          <table:table-cell table:style-name="train_20_heading_20_1" table:formula="of:=[.A88]" office:value-type="string" office:string-value="P5 / G" calcext:value-type="string">
            <text:p>P5 / G</text:p>
          </table:table-cell>
          <table:table-cell table:style-name="train_20_heading_20_1" table:formula="of:=[.A89]" office:value-type="string" office:string-value=" " calcext:value-type="string">
            <text:p><text:s/></text:p>
          </table:table-cell>
          <table:table-cell table:style-name="train_20_heading_20_1" table:formula="of:=[.A90]" office:value-type="string" office:string-value="P4 /P6" calcext:value-type="string">
            <text:p>P4 /P6</text:p>
          </table:table-cell>
          <table:table-cell table:style-name="train_20_heading_20_1" table:formula="of:=[.A91]" office:value-type="string" office:string-value="P4 /P5" calcext:value-type="string">
            <text:p>P4 /P5</text:p>
          </table:table-cell>
          <table:table-cell table:style-name="train_20_heading_20_1" table:formula="of:=[.A92]" office:value-type="string" office:string-value="P4 /P4" calcext:value-type="string">
            <text:p>P4 /P4</text:p>
          </table:table-cell>
          <table:table-cell table:style-name="train_20_heading_20_1" table:formula="of:=[.A93]" office:value-type="string" office:string-value="P4 /P3" calcext:value-type="string">
            <text:p>P4 /P3</text:p>
          </table:table-cell>
          <table:table-cell table:style-name="train_20_heading_20_1" table:formula="of:=[.A94]" office:value-type="string" office:string-value="P4 /I1" calcext:value-type="string">
            <text:p>P4 /I1</text:p>
          </table:table-cell>
          <table:table-cell table:style-name="train_20_heading_20_1" table:formula="of:=[.A95]" office:value-type="string" office:string-value="P4 /I2" calcext:value-type="string">
            <text:p>P4 /I2</text:p>
          </table:table-cell>
          <table:table-cell table:style-name="train_20_heading_20_1" table:formula="of:=[.A96]" office:value-type="string" office:string-value="P4 /G" calcext:value-type="string">
            <text:p>P4 /G</text:p>
          </table:table-cell>
          <table:table-cell table:style-name="train_20_heading_20_1" table:formula="of:=[.A97]" office:value-type="string" office:string-value=" " calcext:value-type="string">
            <text:p><text:s/></text:p>
          </table:table-cell>
          <table:table-cell table:style-name="train_20_heading_20_1" table:formula="of:=[.A98]" office:value-type="string" office:string-value="P3 /P6" calcext:value-type="string">
            <text:p>P3 /P6</text:p>
          </table:table-cell>
          <table:table-cell table:style-name="train_20_heading_20_1" table:formula="of:=[.A99]" office:value-type="string" office:string-value="P3 /P5" calcext:value-type="string">
            <text:p>P3 /P5</text:p>
          </table:table-cell>
          <table:table-cell table:style-name="train_20_heading_20_1" table:formula="of:=[.A100]" office:value-type="string" office:string-value="P3 /P4" calcext:value-type="string">
            <text:p>P3 /P4</text:p>
          </table:table-cell>
          <table:table-cell table:style-name="train_20_heading_20_1" table:formula="of:=[.A101]" office:value-type="string" office:string-value="P3 /P3" calcext:value-type="string">
            <text:p>P3 /P3</text:p>
          </table:table-cell>
          <table:table-cell table:style-name="train_20_heading_20_1" table:formula="of:=[.A102]" office:value-type="string" office:string-value="P3 /I1" calcext:value-type="string">
            <text:p>P3 /I1</text:p>
          </table:table-cell>
          <table:table-cell table:style-name="train_20_heading_20_1" table:formula="of:=[.A103]" office:value-type="string" office:string-value="P3 /I2" calcext:value-type="string">
            <text:p>P3 /I2</text:p>
          </table:table-cell>
          <table:table-cell table:style-name="train_20_heading_20_1" table:formula="of:=[.A104]" office:value-type="string" office:string-value="P3 /G" calcext:value-type="string">
            <text:p>P3 /G</text:p>
          </table:table-cell>
          <table:table-cell table:style-name="train_20_heading_20_1" table:formula="of:=[.A105]" office:value-type="string" office:string-value=" " calcext:value-type="string">
            <text:p><text:s/></text:p>
          </table:table-cell>
          <table:table-cell table:style-name="train_20_heading_20_1" table:formula="of:=[.A106]" office:value-type="string" office:string-value="P6 / M6" calcext:value-type="string">
            <text:p>P6 / M6</text:p>
          </table:table-cell>
          <table:table-cell table:style-name="train_20_heading_20_1" table:formula="of:=[.A107]" office:value-type="string" office:string-value="P6 / M5" calcext:value-type="string">
            <text:p>P6 / M5</text:p>
          </table:table-cell>
          <table:table-cell table:style-name="train_20_heading_20_1" table:formula="of:=[.A108]" office:value-type="string" office:string-value="P6 / M4" calcext:value-type="string">
            <text:p>P6 / M4</text:p>
          </table:table-cell>
          <table:table-cell table:style-name="train_20_heading_20_1" table:formula="of:=[.A109]" office:value-type="string" office:string-value="P6 / M3" calcext:value-type="string">
            <text:p>P6 / M3</text:p>
          </table:table-cell>
          <table:table-cell table:style-name="train_20_heading_20_1" table:formula="of:=[.A110]" office:value-type="string" office:string-value=" " calcext:value-type="string">
            <text:p><text:s/></text:p>
          </table:table-cell>
          <table:table-cell table:style-name="train_20_heading_20_1" table:formula="of:=[.A111]" office:value-type="string" office:string-value="P6 / N6" calcext:value-type="string">
            <text:p>P6 / N6</text:p>
          </table:table-cell>
          <table:table-cell table:style-name="train_20_heading_20_1" table:formula="of:=[.A112]" office:value-type="string" office:string-value="P6 / N5" calcext:value-type="string">
            <text:p>P6 / N5</text:p>
          </table:table-cell>
          <table:table-cell table:style-name="train_20_heading_20_1" table:formula="of:=[.A113]" office:value-type="string" office:string-value="P6 / N4" calcext:value-type="string">
            <text:p>P6 / N4</text:p>
          </table:table-cell>
          <table:table-cell table:style-name="train_20_heading_20_1" table:formula="of:=[.A114]" office:value-type="string" office:string-value="P6 / N3" calcext:value-type="string">
            <text:p>P6 / N3</text:p>
          </table:table-cell>
          <table:table-cell table:style-name="train_20_heading_20_1" table:formula="of:=[.A115]" office:value-type="string" office:string-value=" " calcext:value-type="string">
            <text:p><text:s/></text:p>
          </table:table-cell>
          <table:table-cell table:style-name="train_20_heading_20_1" table:formula="of:=[.A116]" office:value-type="string" office:string-value="P6 / X6" calcext:value-type="string">
            <text:p>P6 / X6</text:p>
          </table:table-cell>
          <table:table-cell table:style-name="train_20_heading_20_1" table:formula="of:=[.A117]" office:value-type="string" office:string-value="P6 / X5" calcext:value-type="string">
            <text:p>P6 / X5</text:p>
          </table:table-cell>
          <table:table-cell table:style-name="train_20_heading_20_1" table:formula="of:=[.A118]" office:value-type="string" office:string-value="P6 / X4" calcext:value-type="string">
            <text:p>P6 / X4</text:p>
          </table:table-cell>
          <table:table-cell table:style-name="train_20_heading_20_1" table:formula="of:=[.A119]" office:value-type="string" office:string-value="P6 / X3" calcext:value-type="string">
            <text:p>P6 / X3</text:p>
          </table:table-cell>
          <table:table-cell table:style-name="train_20_heading_20_1" table:formula="of:=[.A120]" office:value-type="string" office:string-value=" " calcext:value-type="string">
            <text:p><text:s/></text:p>
          </table:table-cell>
          <table:table-cell table:style-name="train_20_heading_20_1" table:formula="of:=[.A121]" office:value-type="string" office:string-value="P5 / M6" calcext:value-type="string">
            <text:p>P5 / M6</text:p>
          </table:table-cell>
          <table:table-cell table:style-name="train_20_heading_20_1" table:formula="of:=[.A122]" office:value-type="string" office:string-value="P5 / M5" calcext:value-type="string">
            <text:p>P5 / M5</text:p>
          </table:table-cell>
          <table:table-cell table:style-name="train_20_heading_20_1" table:formula="of:=[.A123]" office:value-type="string" office:string-value="P5 / M4" calcext:value-type="string">
            <text:p>P5 / M4</text:p>
          </table:table-cell>
          <table:table-cell table:style-name="train_20_heading_20_1" table:formula="of:=[.A124]" office:value-type="string" office:string-value="P5 / M3" calcext:value-type="string">
            <text:p>P5 / M3</text:p>
          </table:table-cell>
          <table:table-cell table:style-name="train_20_heading_20_1" table:formula="of:=[.A125]" office:value-type="string" office:string-value=" " calcext:value-type="string">
            <text:p><text:s/></text:p>
          </table:table-cell>
          <table:table-cell table:style-name="train_20_heading_20_1" table:formula="of:=[.A126]" office:value-type="string" office:string-value="P5 / N6" calcext:value-type="string">
            <text:p>P5 / N6</text:p>
          </table:table-cell>
          <table:table-cell table:style-name="train_20_heading_20_1" table:formula="of:=[.A127]" office:value-type="string" office:string-value="P5 / N5" calcext:value-type="string">
            <text:p>P5 / N5</text:p>
          </table:table-cell>
          <table:table-cell table:style-name="train_20_heading_20_1" table:formula="of:=[.A128]" office:value-type="string" office:string-value="P5 / N4" calcext:value-type="string">
            <text:p>P5 / N4</text:p>
          </table:table-cell>
          <table:table-cell table:style-name="train_20_heading_20_1" table:formula="of:=[.A129]" office:value-type="string" office:string-value="P5 / N3" calcext:value-type="string">
            <text:p>P5 / N3</text:p>
          </table:table-cell>
          <table:table-cell table:style-name="train_20_heading_20_1" table:formula="of:=[.A130]" office:value-type="string" office:string-value=" " calcext:value-type="string">
            <text:p><text:s/></text:p>
          </table:table-cell>
          <table:table-cell table:style-name="train_20_heading_20_1" table:formula="of:=[.A131]" office:value-type="string" office:string-value="P5 / X6" calcext:value-type="string">
            <text:p>P5 / X6</text:p>
          </table:table-cell>
          <table:table-cell table:style-name="train_20_heading_20_1" table:formula="of:=[.A132]" office:value-type="string" office:string-value="P5 / X5" calcext:value-type="string">
            <text:p>P5 / X5</text:p>
          </table:table-cell>
          <table:table-cell table:style-name="train_20_heading_20_1" table:formula="of:=[.A133]" office:value-type="string" office:string-value="P5 / X4" calcext:value-type="string">
            <text:p>P5 / X4</text:p>
          </table:table-cell>
          <table:table-cell table:style-name="train_20_heading_20_1" table:formula="of:=[.A134]" office:value-type="string" office:string-value="P5 / X3" calcext:value-type="string">
            <text:p>P5 / X3</text:p>
          </table:table-cell>
          <table:table-cell table:style-name="train_20_heading_20_1" table:formula="of:=[.A135]" office:value-type="string" office:string-value=" " calcext:value-type="string">
            <text:p><text:s/></text:p>
          </table:table-cell>
          <table:table-cell table:style-name="train_20_heading_20_1" table:formula="of:=[.A136]" office:value-type="string" office:string-value="P4 / M6" calcext:value-type="string">
            <text:p>P4 / M6</text:p>
          </table:table-cell>
          <table:table-cell table:style-name="train_20_heading_20_1" table:formula="of:=[.A137]" office:value-type="string" office:string-value="P4 / M5" calcext:value-type="string">
            <text:p>P4 / M5</text:p>
          </table:table-cell>
          <table:table-cell table:style-name="train_20_heading_20_1" table:formula="of:=[.A138]" office:value-type="string" office:string-value="P4 / M4" calcext:value-type="string">
            <text:p>P4 / M4</text:p>
          </table:table-cell>
          <table:table-cell table:style-name="train_20_heading_20_1" table:formula="of:=[.A139]" office:value-type="string" office:string-value="P4 / M3" calcext:value-type="string">
            <text:p>P4 / M3</text:p>
          </table:table-cell>
          <table:table-cell table:style-name="train_20_heading_20_1" table:formula="of:=[.A140]" office:value-type="string" office:string-value=" " calcext:value-type="string">
            <text:p><text:s/></text:p>
          </table:table-cell>
          <table:table-cell table:style-name="train_20_heading_20_1" table:formula="of:=[.A141]" office:value-type="string" office:string-value="P4 / N6" calcext:value-type="string">
            <text:p>P4 / N6</text:p>
          </table:table-cell>
          <table:table-cell table:style-name="train_20_heading_20_1" table:formula="of:=[.A142]" office:value-type="string" office:string-value="P4 / N5" calcext:value-type="string">
            <text:p>P4 / N5</text:p>
          </table:table-cell>
          <table:table-cell table:style-name="train_20_heading_20_1" table:formula="of:=[.A143]" office:value-type="string" office:string-value="P4 / N4" calcext:value-type="string">
            <text:p>P4 / N4</text:p>
          </table:table-cell>
          <table:table-cell table:style-name="train_20_heading_20_1" table:formula="of:=[.A144]" office:value-type="string" office:string-value="P4 / N3" calcext:value-type="string">
            <text:p>P4 / N3</text:p>
          </table:table-cell>
          <table:table-cell table:style-name="train_20_heading_20_1" table:formula="of:=[.A145]" office:value-type="string" office:string-value=" " calcext:value-type="string">
            <text:p><text:s/></text:p>
          </table:table-cell>
          <table:table-cell table:style-name="train_20_heading_20_1" table:formula="of:=[.A146]" office:value-type="string" office:string-value="P4 / X6" calcext:value-type="string">
            <text:p>P4 / X6</text:p>
          </table:table-cell>
          <table:table-cell table:style-name="train_20_heading_20_1" table:formula="of:=[.A147]" office:value-type="string" office:string-value="P4 / X5" calcext:value-type="string">
            <text:p>P4 / X5</text:p>
          </table:table-cell>
          <table:table-cell table:style-name="train_20_heading_20_1" table:formula="of:=[.A148]" office:value-type="string" office:string-value="P4 / X4" calcext:value-type="string">
            <text:p>P4 / X4</text:p>
          </table:table-cell>
          <table:table-cell table:style-name="train_20_heading_20_1" table:formula="of:=[.A149]" office:value-type="string" office:string-value="P4 / X3" calcext:value-type="string">
            <text:p>P4 / X3</text:p>
          </table:table-cell>
          <table:table-cell table:style-name="train_20_heading_20_1" table:formula="of:=[.A150]" office:value-type="string" office:string-value=" " calcext:value-type="string">
            <text:p><text:s/></text:p>
          </table:table-cell>
          <table:table-cell table:style-name="train_20_heading_20_1" table:formula="of:=[.A151]" office:value-type="string" office:string-value="P3 / M6" calcext:value-type="string">
            <text:p>P3 / M6</text:p>
          </table:table-cell>
          <table:table-cell table:style-name="train_20_heading_20_1" table:formula="of:=[.A152]" office:value-type="string" office:string-value="P3 / M5" calcext:value-type="string">
            <text:p>P3 / M5</text:p>
          </table:table-cell>
          <table:table-cell table:style-name="train_20_heading_20_1" table:formula="of:=[.A153]" office:value-type="string" office:string-value="P3 / M4" calcext:value-type="string">
            <text:p>P3 / M4</text:p>
          </table:table-cell>
          <table:table-cell table:style-name="train_20_heading_20_1" table:formula="of:=[.A154]" office:value-type="string" office:string-value="P3 / M3" calcext:value-type="string">
            <text:p>P3 / M3</text:p>
          </table:table-cell>
          <table:table-cell table:style-name="train_20_heading_20_1" table:formula="of:=[.A155]" office:value-type="string" office:string-value=" " calcext:value-type="string">
            <text:p><text:s/></text:p>
          </table:table-cell>
          <table:table-cell table:style-name="train_20_heading_20_1" table:formula="of:=[.A156]" office:value-type="string" office:string-value="P3 / N6" calcext:value-type="string">
            <text:p>P3 / N6</text:p>
          </table:table-cell>
          <table:table-cell table:style-name="train_20_heading_20_1" table:formula="of:=[.A157]" office:value-type="string" office:string-value="P3 / N5" calcext:value-type="string">
            <text:p>P3 / N5</text:p>
          </table:table-cell>
          <table:table-cell table:style-name="train_20_heading_20_1" table:formula="of:=[.A158]" office:value-type="string" office:string-value="P3 / N4" calcext:value-type="string">
            <text:p>P3 / N4</text:p>
          </table:table-cell>
          <table:table-cell table:style-name="train_20_heading_20_1" table:formula="of:=[.A159]" office:value-type="string" office:string-value="P3 / N3" calcext:value-type="string">
            <text:p>P3 / N3</text:p>
          </table:table-cell>
          <table:table-cell table:style-name="train_20_heading_20_1" table:formula="of:=[.A160]" office:value-type="string" office:string-value=" " calcext:value-type="string">
            <text:p><text:s/></text:p>
          </table:table-cell>
          <table:table-cell table:style-name="train_20_heading_20_1" table:formula="of:=[.A161]" office:value-type="string" office:string-value="P3 / X6" calcext:value-type="string">
            <text:p>P3 / X6</text:p>
          </table:table-cell>
          <table:table-cell table:style-name="train_20_heading_20_1" table:formula="of:=[.A162]" office:value-type="string" office:string-value="P3 / X5" calcext:value-type="string">
            <text:p>P3 / X5</text:p>
          </table:table-cell>
          <table:table-cell table:style-name="train_20_heading_20_1" table:formula="of:=[.A163]" office:value-type="string" office:string-value="P3 / X4" calcext:value-type="string">
            <text:p>P3 / X4</text:p>
          </table:table-cell>
          <table:table-cell table:style-name="train_20_heading_20_1" table:formula="of:=[.A164]" office:value-type="string" office:string-value="P3 / X3" calcext:value-type="string">
            <text:p>P3 / X3</text:p>
          </table:table-cell>
          <table:table-cell table:style-name="train_20_heading_20_1" table:formula="of:=[.A165]" office:value-type="string" office:string-value=" " calcext:value-type="string">
            <text:p><text:s/></text:p>
          </table:table-cell>
          <table:table-cell table:style-name="train_20_heading_20_1" table:formula="of:=[.A166]" office:value-type="string" office:string-value="M6 / P6" calcext:value-type="string">
            <text:p>M6 / P6</text:p>
          </table:table-cell>
          <table:table-cell table:style-name="train_20_heading_20_1" table:formula="of:=[.A167]" office:value-type="string" office:string-value="M6 / P5" calcext:value-type="string">
            <text:p>M6 / P5</text:p>
          </table:table-cell>
          <table:table-cell table:style-name="train_20_heading_20_1" table:formula="of:=[.A168]" office:value-type="string" office:string-value="M6 / P4" calcext:value-type="string">
            <text:p>M6 / P4</text:p>
          </table:table-cell>
          <table:table-cell table:style-name="train_20_heading_20_1" table:formula="of:=[.A169]" office:value-type="string" office:string-value="M6 / P3" calcext:value-type="string">
            <text:p>M6 / P3</text:p>
          </table:table-cell>
          <table:table-cell table:style-name="train_20_heading_20_1" table:formula="of:=[.A170]" office:value-type="string" office:string-value="M6 / I1" calcext:value-type="string">
            <text:p>M6 / I1</text:p>
          </table:table-cell>
          <table:table-cell table:style-name="train_20_heading_20_1" table:formula="of:=[.A171]" office:value-type="string" office:string-value="M6 / I2" calcext:value-type="string">
            <text:p>M6 / I2</text:p>
          </table:table-cell>
          <table:table-cell table:style-name="train_20_heading_20_1" table:formula="of:=[.A172]" office:value-type="string" office:string-value="M6 / G" calcext:value-type="string">
            <text:p>M6 / G</text:p>
          </table:table-cell>
          <table:table-cell table:style-name="train_20_heading_20_1" table:formula="of:=[.A173]" office:value-type="string" office:string-value=" " calcext:value-type="string">
            <text:p><text:s/></text:p>
          </table:table-cell>
          <table:table-cell table:style-name="train_20_heading_20_1" table:formula="of:=[.A174]" office:value-type="string" office:string-value="M5 / P6" calcext:value-type="string">
            <text:p>M5 / P6</text:p>
          </table:table-cell>
          <table:table-cell table:style-name="train_20_heading_20_1" table:formula="of:=[.A175]" office:value-type="string" office:string-value="M5 / P5" calcext:value-type="string">
            <text:p>M5 / P5</text:p>
          </table:table-cell>
          <table:table-cell table:style-name="train_20_heading_20_1" table:formula="of:=[.A176]" office:value-type="string" office:string-value="M5 / P4" calcext:value-type="string">
            <text:p>M5 / P4</text:p>
          </table:table-cell>
          <table:table-cell table:style-name="train_20_heading_20_1" table:formula="of:=[.A177]" office:value-type="string" office:string-value="M5 / P3" calcext:value-type="string">
            <text:p>M5 / P3</text:p>
          </table:table-cell>
          <table:table-cell table:style-name="train_20_heading_20_1" table:formula="of:=[.A178]" office:value-type="string" office:string-value="M5 / I1" calcext:value-type="string">
            <text:p>M5 / I1</text:p>
          </table:table-cell>
          <table:table-cell table:style-name="train_20_heading_20_1" table:formula="of:=[.A179]" office:value-type="string" office:string-value="M5 / I2" calcext:value-type="string">
            <text:p>M5 / I2</text:p>
          </table:table-cell>
          <table:table-cell table:style-name="train_20_heading_20_1" table:formula="of:=[.A180]" office:value-type="string" office:string-value="M5 / G" calcext:value-type="string">
            <text:p>M5 / G</text:p>
          </table:table-cell>
          <table:table-cell table:style-name="train_20_heading_20_1" table:formula="of:=[.A182]" office:value-type="string" office:string-value="M4 /P6" calcext:value-type="string">
            <text:p>M4 /P6</text:p>
          </table:table-cell>
          <table:table-cell table:style-name="train_20_heading_20_1" table:formula="of:=[.A183]" office:value-type="string" office:string-value="M4 /P5" calcext:value-type="string">
            <text:p>M4 /P5</text:p>
          </table:table-cell>
          <table:table-cell table:style-name="train_20_heading_20_1" table:formula="of:=[.A184]" office:value-type="string" office:string-value="M4 /P4" calcext:value-type="string">
            <text:p>M4 /P4</text:p>
          </table:table-cell>
          <table:table-cell table:style-name="train_20_heading_20_1" table:formula="of:=[.A185]" office:value-type="string" office:string-value="M4 /P3" calcext:value-type="string">
            <text:p>M4 /P3</text:p>
          </table:table-cell>
          <table:table-cell table:style-name="train_20_heading_20_1" table:formula="of:=[.A186]" office:value-type="string" office:string-value="M4 /I1" calcext:value-type="string">
            <text:p>M4 /I1</text:p>
          </table:table-cell>
          <table:table-cell table:style-name="train_20_heading_20_1" table:formula="of:=[.A187]" office:value-type="string" office:string-value="M4 /I2" calcext:value-type="string">
            <text:p>M4 /I2</text:p>
          </table:table-cell>
          <table:table-cell table:style-name="train_20_heading_20_1" table:formula="of:=[.A188]" office:value-type="string" office:string-value="M4 /G" calcext:value-type="string">
            <text:p>M4 /G</text:p>
          </table:table-cell>
          <table:table-cell table:style-name="train_20_heading_20_1" table:formula="of:=[.A189]" office:value-type="string" office:string-value=" " calcext:value-type="string">
            <text:p><text:s/></text:p>
          </table:table-cell>
          <table:table-cell table:style-name="train_20_heading_20_1" table:formula="of:=[.A190]" office:value-type="string" office:string-value="M3 /P6" calcext:value-type="string">
            <text:p>M3 /P6</text:p>
          </table:table-cell>
          <table:table-cell table:style-name="train_20_heading_20_1" table:formula="of:=[.A191]" office:value-type="string" office:string-value="M3 /P5" calcext:value-type="string">
            <text:p>M3 /P5</text:p>
          </table:table-cell>
          <table:table-cell table:style-name="train_20_heading_20_1" table:formula="of:=[.A192]" office:value-type="string" office:string-value="M3 /P4" calcext:value-type="string">
            <text:p>M3 /P4</text:p>
          </table:table-cell>
          <table:table-cell table:style-name="train_20_heading_20_1" table:formula="of:=[.A193]" office:value-type="string" office:string-value="M3 /P3" calcext:value-type="string">
            <text:p>M3 /P3</text:p>
          </table:table-cell>
          <table:table-cell table:style-name="train_20_heading_20_1" table:formula="of:=[.A194]" office:value-type="string" office:string-value="M3 /I1" calcext:value-type="string">
            <text:p>M3 /I1</text:p>
          </table:table-cell>
          <table:table-cell table:style-name="train_20_heading_20_1" table:formula="of:=[.A195]" office:value-type="string" office:string-value="M3 /I2" calcext:value-type="string">
            <text:p>M3 /I2</text:p>
          </table:table-cell>
          <table:table-cell table:style-name="train_20_heading_20_1" table:formula="of:=[.A196]" office:value-type="string" office:string-value="M3 /G" calcext:value-type="string">
            <text:p>M3 /G</text:p>
          </table:table-cell>
          <table:table-cell table:style-name="train_20_heading_20_1" table:formula="of:=[.A197]" office:value-type="string" office:string-value=" " calcext:value-type="string">
            <text:p><text:s/></text:p>
          </table:table-cell>
          <table:table-cell table:style-name="train_20_heading_20_1" table:formula="of:=[.A198]" office:value-type="string" office:string-value="M6 / M6" calcext:value-type="string">
            <text:p>M6 / M6</text:p>
          </table:table-cell>
          <table:table-cell table:style-name="train_20_heading_20_1" table:formula="of:=[.A199]" office:value-type="string" office:string-value="M6 / M5" calcext:value-type="string">
            <text:p>M6 / M5</text:p>
          </table:table-cell>
          <table:table-cell table:style-name="train_20_heading_20_1" table:formula="of:=[.A200]" office:value-type="string" office:string-value="M6 / M4" calcext:value-type="string">
            <text:p>M6 / M4</text:p>
          </table:table-cell>
          <table:table-cell table:style-name="train_20_heading_20_1" table:formula="of:=[.A201]" office:value-type="string" office:string-value="M6 / M3" calcext:value-type="string">
            <text:p>M6 / M3</text:p>
          </table:table-cell>
          <table:table-cell table:style-name="train_20_heading_20_1" table:formula="of:=[.A202]" office:value-type="string" office:string-value=" " calcext:value-type="string">
            <text:p><text:s/></text:p>
          </table:table-cell>
          <table:table-cell table:style-name="train_20_heading_20_1" table:formula="of:=[.A203]" office:value-type="string" office:string-value="M6 / N6" calcext:value-type="string">
            <text:p>M6 / N6</text:p>
          </table:table-cell>
          <table:table-cell table:style-name="train_20_heading_20_1" table:formula="of:=[.A204]" office:value-type="string" office:string-value="M6 / N5" calcext:value-type="string">
            <text:p>M6 / N5</text:p>
          </table:table-cell>
          <table:table-cell table:style-name="train_20_heading_20_1" table:formula="of:=[.A205]" office:value-type="string" office:string-value="M6 / N4" calcext:value-type="string">
            <text:p>M6 / N4</text:p>
          </table:table-cell>
          <table:table-cell table:style-name="train_20_heading_20_1" table:formula="of:=[.A206]" office:value-type="string" office:string-value="M6 / N3" calcext:value-type="string">
            <text:p>M6 / N3</text:p>
          </table:table-cell>
          <table:table-cell table:style-name="train_20_heading_20_1" table:formula="of:=[.A207]" office:value-type="string" office:string-value=" " calcext:value-type="string">
            <text:p><text:s/></text:p>
          </table:table-cell>
          <table:table-cell table:style-name="train_20_heading_20_1" table:formula="of:=[.A208]" office:value-type="string" office:string-value="M6 / X6" calcext:value-type="string">
            <text:p>M6 / X6</text:p>
          </table:table-cell>
          <table:table-cell table:style-name="train_20_heading_20_1" table:formula="of:=[.A209]" office:value-type="string" office:string-value="M6 / X5" calcext:value-type="string">
            <text:p>M6 / X5</text:p>
          </table:table-cell>
          <table:table-cell table:style-name="train_20_heading_20_1" table:formula="of:=[.A210]" office:value-type="string" office:string-value="M6 / X4" calcext:value-type="string">
            <text:p>M6 / X4</text:p>
          </table:table-cell>
          <table:table-cell table:style-name="train_20_heading_20_1" table:formula="of:=[.A211]" office:value-type="string" office:string-value="M6 / X3" calcext:value-type="string">
            <text:p>M6 / X3</text:p>
          </table:table-cell>
          <table:table-cell table:style-name="train_20_heading_20_1" table:formula="of:=[.A212]" office:value-type="string" office:string-value=" " calcext:value-type="string">
            <text:p><text:s/></text:p>
          </table:table-cell>
          <table:table-cell table:style-name="train_20_heading_20_1" table:formula="of:=[.A213]" office:value-type="string" office:string-value="M5 / M6" calcext:value-type="string">
            <text:p>M5 / M6</text:p>
          </table:table-cell>
          <table:table-cell table:style-name="train_20_heading_20_1" table:formula="of:=[.A214]" office:value-type="string" office:string-value="M5 / M5" calcext:value-type="string">
            <text:p>M5 / M5</text:p>
          </table:table-cell>
          <table:table-cell table:style-name="train_20_heading_20_1" table:formula="of:=[.A215]" office:value-type="string" office:string-value="M5 / M4" calcext:value-type="string">
            <text:p>M5 / M4</text:p>
          </table:table-cell>
          <table:table-cell table:style-name="train_20_heading_20_1" table:formula="of:=[.A216]" office:value-type="string" office:string-value="M5 / M3" calcext:value-type="string">
            <text:p>M5 / M3</text:p>
          </table:table-cell>
          <table:table-cell table:style-name="train_20_heading_20_1" table:formula="of:=[.A217]" office:value-type="string" office:string-value=" " calcext:value-type="string">
            <text:p><text:s/></text:p>
          </table:table-cell>
          <table:table-cell table:style-name="train_20_heading_20_1" table:formula="of:=[.A218]" office:value-type="string" office:string-value="M5 / N6" calcext:value-type="string">
            <text:p>M5 / N6</text:p>
          </table:table-cell>
          <table:table-cell table:style-name="train_20_heading_20_1" table:formula="of:=[.A219]" office:value-type="string" office:string-value="M5 / N5" calcext:value-type="string">
            <text:p>M5 / N5</text:p>
          </table:table-cell>
          <table:table-cell table:style-name="train_20_heading_20_1" table:formula="of:=[.A220]" office:value-type="string" office:string-value="M5 / N4" calcext:value-type="string">
            <text:p>M5 / N4</text:p>
          </table:table-cell>
          <table:table-cell table:style-name="train_20_heading_20_1" table:formula="of:=[.A221]" office:value-type="string" office:string-value="M5 / N3" calcext:value-type="string">
            <text:p>M5 / N3</text:p>
          </table:table-cell>
          <table:table-cell table:style-name="train_20_heading_20_1" table:formula="of:=[.A222]" office:value-type="string" office:string-value=" " calcext:value-type="string">
            <text:p><text:s/></text:p>
          </table:table-cell>
          <table:table-cell table:style-name="train_20_heading_20_1" table:formula="of:=[.A223]" office:value-type="string" office:string-value="M5 / X6" calcext:value-type="string">
            <text:p>M5 / X6</text:p>
          </table:table-cell>
          <table:table-cell table:style-name="train_20_heading_20_1" table:formula="of:=[.A224]" office:value-type="string" office:string-value="M5 / X5" calcext:value-type="string">
            <text:p>M5 / X5</text:p>
          </table:table-cell>
          <table:table-cell table:style-name="train_20_heading_20_1" table:formula="of:=[.A225]" office:value-type="string" office:string-value="M5 / X4" calcext:value-type="string">
            <text:p>M5 / X4</text:p>
          </table:table-cell>
          <table:table-cell table:style-name="train_20_heading_20_1" table:formula="of:=[.A226]" office:value-type="string" office:string-value="M5 / X3" calcext:value-type="string">
            <text:p>M5 / X3</text:p>
          </table:table-cell>
          <table:table-cell table:style-name="train_20_heading_20_1" table:formula="of:=[.A227]" office:value-type="string" office:string-value=" " calcext:value-type="string">
            <text:p><text:s/></text:p>
          </table:table-cell>
          <table:table-cell table:style-name="train_20_heading_20_1" table:formula="of:=[.A228]" office:value-type="string" office:string-value="M4 / M6" calcext:value-type="string">
            <text:p>M4 / M6</text:p>
          </table:table-cell>
          <table:table-cell table:style-name="train_20_heading_20_1" table:formula="of:=[.A229]" office:value-type="string" office:string-value="M4 / M5" calcext:value-type="string">
            <text:p>M4 / M5</text:p>
          </table:table-cell>
          <table:table-cell table:style-name="train_20_heading_20_1" table:formula="of:=[.A230]" office:value-type="string" office:string-value="M4 / M4" calcext:value-type="string">
            <text:p>M4 / M4</text:p>
          </table:table-cell>
          <table:table-cell table:style-name="train_20_heading_20_1" table:formula="of:=[.A231]" office:value-type="string" office:string-value="M4 / M3" calcext:value-type="string">
            <text:p>M4 / M3</text:p>
          </table:table-cell>
          <table:table-cell table:style-name="train_20_heading_20_1" table:formula="of:=[.A232]" office:value-type="string" office:string-value=" " calcext:value-type="string">
            <text:p><text:s/></text:p>
          </table:table-cell>
          <table:table-cell table:style-name="train_20_heading_20_1" table:formula="of:=[.A233]" office:value-type="string" office:string-value="M4 / N6" calcext:value-type="string">
            <text:p>M4 / N6</text:p>
          </table:table-cell>
          <table:table-cell table:style-name="train_20_heading_20_1" table:formula="of:=[.A234]" office:value-type="string" office:string-value="M4 / N5" calcext:value-type="string">
            <text:p>M4 / N5</text:p>
          </table:table-cell>
          <table:table-cell table:style-name="train_20_heading_20_1" table:formula="of:=[.A235]" office:value-type="string" office:string-value="M4 / N4" calcext:value-type="string">
            <text:p>M4 / N4</text:p>
          </table:table-cell>
          <table:table-cell table:style-name="train_20_heading_20_1" table:formula="of:=[.A236]" office:value-type="string" office:string-value="M4 / N3" calcext:value-type="string">
            <text:p>M4 / N3</text:p>
          </table:table-cell>
          <table:table-cell table:style-name="train_20_heading_20_1" table:formula="of:=[.A237]" office:value-type="string" office:string-value=" " calcext:value-type="string">
            <text:p><text:s/></text:p>
          </table:table-cell>
          <table:table-cell table:style-name="train_20_heading_20_1" table:formula="of:=[.A238]" office:value-type="string" office:string-value="M4 / X6" calcext:value-type="string">
            <text:p>M4 / X6</text:p>
          </table:table-cell>
          <table:table-cell table:style-name="train_20_heading_20_1" table:formula="of:=[.A239]" office:value-type="string" office:string-value="M4 / X5" calcext:value-type="string">
            <text:p>M4 / X5</text:p>
          </table:table-cell>
          <table:table-cell table:style-name="train_20_heading_20_1" table:formula="of:=[.A240]" office:value-type="string" office:string-value="M4 / X4" calcext:value-type="string">
            <text:p>M4 / X4</text:p>
          </table:table-cell>
          <table:table-cell table:style-name="train_20_heading_20_1" table:formula="of:=[.A241]" office:value-type="string" office:string-value="M4 / X3" calcext:value-type="string">
            <text:p>M4 / X3</text:p>
          </table:table-cell>
          <table:table-cell table:style-name="train_20_heading_20_1" table:formula="of:=[.A242]" office:value-type="string" office:string-value=" " calcext:value-type="string">
            <text:p><text:s/></text:p>
          </table:table-cell>
          <table:table-cell table:style-name="train_20_heading_20_1" table:formula="of:=[.A243]" office:value-type="string" office:string-value="M3 / M6" calcext:value-type="string">
            <text:p>M3 / M6</text:p>
          </table:table-cell>
          <table:table-cell table:style-name="train_20_heading_20_1" table:formula="of:=[.A244]" office:value-type="string" office:string-value="M3 / M5" calcext:value-type="string">
            <text:p>M3 / M5</text:p>
          </table:table-cell>
          <table:table-cell table:style-name="train_20_heading_20_1" table:formula="of:=[.A245]" office:value-type="string" office:string-value="M3 / M4" calcext:value-type="string">
            <text:p>M3 / M4</text:p>
          </table:table-cell>
          <table:table-cell table:style-name="train_20_heading_20_1" table:formula="of:=[.A246]" office:value-type="string" office:string-value="M3 / M3" calcext:value-type="string">
            <text:p>M3 / M3</text:p>
          </table:table-cell>
          <table:table-cell table:style-name="train_20_heading_20_1" table:formula="of:=[.A247]" office:value-type="string" office:string-value=" " calcext:value-type="string">
            <text:p><text:s/></text:p>
          </table:table-cell>
          <table:table-cell table:style-name="train_20_heading_20_1" table:formula="of:=[.A248]" office:value-type="string" office:string-value="M3 / N6" calcext:value-type="string">
            <text:p>M3 / N6</text:p>
          </table:table-cell>
          <table:table-cell table:style-name="train_20_heading_20_1" table:formula="of:=[.A249]" office:value-type="string" office:string-value="M3 / N5" calcext:value-type="string">
            <text:p>M3 / N5</text:p>
          </table:table-cell>
          <table:table-cell table:style-name="train_20_heading_20_1" table:formula="of:=[.A250]" office:value-type="string" office:string-value="M3 / N4" calcext:value-type="string">
            <text:p>M3 / N4</text:p>
          </table:table-cell>
          <table:table-cell table:style-name="train_20_heading_20_1" table:formula="of:=[.A251]" office:value-type="string" office:string-value="M3 / N3" calcext:value-type="string">
            <text:p>M3 / N3</text:p>
          </table:table-cell>
          <table:table-cell table:style-name="train_20_heading_20_1" table:formula="of:=[.A252]" office:value-type="string" office:string-value=" " calcext:value-type="string">
            <text:p><text:s/></text:p>
          </table:table-cell>
          <table:table-cell table:style-name="train_20_heading_20_1" table:formula="of:=[.A253]" office:value-type="string" office:string-value="M3 / X6" calcext:value-type="string">
            <text:p>M3 / X6</text:p>
          </table:table-cell>
          <table:table-cell table:style-name="train_20_heading_20_1" table:formula="of:=[.A264]" office:value-type="string" office:string-value="N6 / G" calcext:value-type="string">
            <text:p>N6 / G</text:p>
          </table:table-cell>
          <table:table-cell table:style-name="train_20_heading_20_1" table:formula="of:=[.A265]" office:value-type="string" office:string-value=" " calcext:value-type="string">
            <text:p><text:s/></text:p>
          </table:table-cell>
          <table:table-cell table:style-name="train_20_heading_20_1" table:formula="of:=[.A266]" office:value-type="string" office:string-value="N5 / P6" calcext:value-type="string">
            <text:p>N5 / P6</text:p>
          </table:table-cell>
          <table:table-cell table:style-name="train_20_heading_20_1" table:formula="of:=[.A267]" office:value-type="string" office:string-value="N5 / P5" calcext:value-type="string">
            <text:p>N5 / P5</text:p>
          </table:table-cell>
          <table:table-cell table:style-name="train_20_heading_20_1" table:formula="of:=[.A268]" office:value-type="string" office:string-value="N5 / P4" calcext:value-type="string">
            <text:p>N5 / P4</text:p>
          </table:table-cell>
          <table:table-cell table:style-name="train_20_heading_20_1" table:formula="of:=[.A269]" office:value-type="string" office:string-value="N5 / P3" calcext:value-type="string">
            <text:p>N5 / P3</text:p>
          </table:table-cell>
          <table:table-cell table:style-name="train_20_heading_20_1" table:formula="of:=[.A270]" office:value-type="string" office:string-value="N5 / I1" calcext:value-type="string">
            <text:p>N5 / I1</text:p>
          </table:table-cell>
          <table:table-cell table:style-name="train_20_heading_20_1" table:formula="of:=[.A271]" office:value-type="string" office:string-value="N5 / I2" calcext:value-type="string">
            <text:p>N5 / I2</text:p>
          </table:table-cell>
          <table:table-cell table:style-name="train_20_heading_20_1" table:formula="of:=[.A272]" office:value-type="string" office:string-value="N5 / G" calcext:value-type="string">
            <text:p>N5 / G</text:p>
          </table:table-cell>
          <table:table-cell table:style-name="train_20_heading_20_1" table:formula="of:=[.A273]" office:value-type="string" office:string-value=" " calcext:value-type="string">
            <text:p><text:s/></text:p>
          </table:table-cell>
          <table:table-cell table:style-name="train_20_heading_20_1" table:formula="of:=[.A274]" office:value-type="string" office:string-value="N4 /P6" calcext:value-type="string">
            <text:p>N4 /P6</text:p>
          </table:table-cell>
          <table:table-cell table:style-name="train_20_heading_20_1" table:formula="of:=[.A275]" office:value-type="string" office:string-value="N4 /P5" calcext:value-type="string">
            <text:p>N4 /P5</text:p>
          </table:table-cell>
          <table:table-cell table:style-name="train_20_heading_20_1" table:formula="of:=[.A276]" office:value-type="string" office:string-value="N4 /P4" calcext:value-type="string">
            <text:p>N4 /P4</text:p>
          </table:table-cell>
          <table:table-cell table:style-name="train_20_heading_20_1" table:formula="of:=[.A277]" office:value-type="string" office:string-value="N4 /P3" calcext:value-type="string">
            <text:p>N4 /P3</text:p>
          </table:table-cell>
          <table:table-cell table:style-name="train_20_heading_20_1" table:formula="of:=[.A278]" office:value-type="string" office:string-value="N4 /I1" calcext:value-type="string">
            <text:p>N4 /I1</text:p>
          </table:table-cell>
          <table:table-cell table:style-name="train_20_heading_20_1" table:formula="of:=[.A279]" office:value-type="string" office:string-value="N4 /I2" calcext:value-type="string">
            <text:p>N4 /I2</text:p>
          </table:table-cell>
          <table:table-cell table:style-name="train_20_heading_20_1" table:formula="of:=[.A280]" office:value-type="string" office:string-value="N4 /G" calcext:value-type="string">
            <text:p>N4 /G</text:p>
          </table:table-cell>
          <table:table-cell table:style-name="train_20_heading_20_1" table:formula="of:=[.A281]" office:value-type="string" office:string-value=" " calcext:value-type="string">
            <text:p><text:s/></text:p>
          </table:table-cell>
          <table:table-cell table:style-name="train_20_heading_20_1" table:formula="of:=[.A282]" office:value-type="string" office:string-value="N3 /P6" calcext:value-type="string">
            <text:p>N3 /P6</text:p>
          </table:table-cell>
          <table:table-cell table:style-name="train_20_heading_20_1" table:formula="of:=[.A283]" office:value-type="string" office:string-value="N3 /P5" calcext:value-type="string">
            <text:p>N3 /P5</text:p>
          </table:table-cell>
          <table:table-cell table:style-name="train_20_heading_20_1" table:formula="of:=[.A284]" office:value-type="string" office:string-value="N3 /P4" calcext:value-type="string">
            <text:p>N3 /P4</text:p>
          </table:table-cell>
          <table:table-cell table:style-name="train_20_heading_20_1" table:formula="of:=[.A285]" office:value-type="string" office:string-value="N3 /P3" calcext:value-type="string">
            <text:p>N3 /P3</text:p>
          </table:table-cell>
          <table:table-cell table:style-name="train_20_heading_20_1" table:formula="of:=[.A286]" office:value-type="string" office:string-value="N3 /I1" calcext:value-type="string">
            <text:p>N3 /I1</text:p>
          </table:table-cell>
          <table:table-cell table:style-name="train_20_heading_20_1" table:formula="of:=[.A287]" office:value-type="string" office:string-value="N3 /I2" calcext:value-type="string">
            <text:p>N3 /I2</text:p>
          </table:table-cell>
          <table:table-cell table:style-name="train_20_heading_20_1" table:formula="of:=[.A288]" office:value-type="string" office:string-value="N3 /G" calcext:value-type="string">
            <text:p>N3 /G</text:p>
          </table:table-cell>
          <table:table-cell table:style-name="train_20_heading_20_1" table:formula="of:=[.A289]" office:value-type="string" office:string-value=" " calcext:value-type="string">
            <text:p><text:s/></text:p>
          </table:table-cell>
          <table:table-cell table:style-name="train_20_heading_20_1" table:formula="of:=[.A290]" office:value-type="string" office:string-value="N6 / M6" calcext:value-type="string">
            <text:p>N6 / M6</text:p>
          </table:table-cell>
          <table:table-cell table:style-name="train_20_heading_20_1" table:formula="of:=[.A291]" office:value-type="string" office:string-value="N6 / M5" calcext:value-type="string">
            <text:p>N6 / M5</text:p>
          </table:table-cell>
          <table:table-cell table:style-name="train_20_heading_20_1" table:formula="of:=[.A292]" office:value-type="string" office:string-value="N6 / M4" calcext:value-type="string">
            <text:p>N6 / M4</text:p>
          </table:table-cell>
          <table:table-cell table:style-name="train_20_heading_20_1" table:formula="of:=[.A293]" office:value-type="string" office:string-value="N6 / M3" calcext:value-type="string">
            <text:p>N6 / M3</text:p>
          </table:table-cell>
          <table:table-cell table:style-name="train_20_heading_20_1" table:formula="of:=[.A294]" office:value-type="string" office:string-value=" " calcext:value-type="string">
            <text:p><text:s/></text:p>
          </table:table-cell>
          <table:table-cell table:style-name="train_20_heading_20_1" table:formula="of:=[.A295]" office:value-type="string" office:string-value="N6 / N6" calcext:value-type="string">
            <text:p>N6 / N6</text:p>
          </table:table-cell>
          <table:table-cell table:style-name="train_20_heading_20_1" table:formula="of:=[.A296]" office:value-type="string" office:string-value="N6 / N5" calcext:value-type="string">
            <text:p>N6 / N5</text:p>
          </table:table-cell>
          <table:table-cell table:style-name="train_20_heading_20_1" table:formula="of:=[.A297]" office:value-type="string" office:string-value="N6 / N4" calcext:value-type="string">
            <text:p>N6 / N4</text:p>
          </table:table-cell>
          <table:table-cell table:style-name="train_20_heading_20_1" table:formula="of:=[.A298]" office:value-type="string" office:string-value="N6 / N3" calcext:value-type="string">
            <text:p>N6 / N3</text:p>
          </table:table-cell>
          <table:table-cell table:style-name="train_20_heading_20_1" table:formula="of:=[.A299]" office:value-type="string" office:string-value=" " calcext:value-type="string">
            <text:p><text:s/></text:p>
          </table:table-cell>
          <table:table-cell table:style-name="train_20_heading_20_1" table:formula="of:=[.A300]" office:value-type="string" office:string-value="N6 / X6" calcext:value-type="string">
            <text:p>N6 / X6</text:p>
          </table:table-cell>
          <table:table-cell table:style-name="train_20_heading_20_1" table:formula="of:=[.A301]" office:value-type="string" office:string-value="N6 / X5" calcext:value-type="string">
            <text:p>N6 / X5</text:p>
          </table:table-cell>
          <table:table-cell table:style-name="train_20_heading_20_1" table:formula="of:=[.A302]" office:value-type="string" office:string-value="N6 / X4" calcext:value-type="string">
            <text:p>N6 / X4</text:p>
          </table:table-cell>
          <table:table-cell table:style-name="train_20_heading_20_1" table:formula="of:=[.A303]" office:value-type="string" office:string-value="N6 / X3" calcext:value-type="string">
            <text:p>N6 / X3</text:p>
          </table:table-cell>
          <table:table-cell table:style-name="train_20_heading_20_1" table:formula="of:=[.A304]" office:value-type="string" office:string-value=" " calcext:value-type="string">
            <text:p><text:s/></text:p>
          </table:table-cell>
          <table:table-cell table:style-name="train_20_heading_20_1" table:formula="of:=[.A305]" office:value-type="string" office:string-value="N5 / M6" calcext:value-type="string">
            <text:p>N5 / M6</text:p>
          </table:table-cell>
          <table:table-cell table:style-name="train_20_heading_20_1" table:formula="of:=[.A306]" office:value-type="string" office:string-value="N5 / M5" calcext:value-type="string">
            <text:p>N5 / M5</text:p>
          </table:table-cell>
          <table:table-cell table:style-name="train_20_heading_20_1" table:formula="of:=[.A307]" office:value-type="string" office:string-value="N5 / M4" calcext:value-type="string">
            <text:p>N5 / M4</text:p>
          </table:table-cell>
          <table:table-cell table:style-name="train_20_heading_20_1" table:formula="of:=[.A308]" office:value-type="string" office:string-value="N5 / M3" calcext:value-type="string">
            <text:p>N5 / M3</text:p>
          </table:table-cell>
          <table:table-cell table:style-name="train_20_heading_20_1" table:formula="of:=[.A309]" office:value-type="string" office:string-value=" " calcext:value-type="string">
            <text:p><text:s/></text:p>
          </table:table-cell>
          <table:table-cell table:style-name="train_20_heading_20_1" table:formula="of:=[.A310]" office:value-type="string" office:string-value="N5 / N6" calcext:value-type="string">
            <text:p>N5 / N6</text:p>
          </table:table-cell>
          <table:table-cell table:style-name="train_20_heading_20_1" table:formula="of:=[.A311]" office:value-type="string" office:string-value="N5 / N5" calcext:value-type="string">
            <text:p>N5 / N5</text:p>
          </table:table-cell>
          <table:table-cell table:style-name="train_20_heading_20_1" table:formula="of:=[.A312]" office:value-type="string" office:string-value="N5 / N4" calcext:value-type="string">
            <text:p>N5 / N4</text:p>
          </table:table-cell>
          <table:table-cell table:style-name="train_20_heading_20_1" table:formula="of:=[.A313]" office:value-type="string" office:string-value="N5 / N3" calcext:value-type="string">
            <text:p>N5 / N3</text:p>
          </table:table-cell>
          <table:table-cell table:style-name="train_20_heading_20_1" table:formula="of:=[.A314]" office:value-type="string" office:string-value=" " calcext:value-type="string">
            <text:p><text:s/></text:p>
          </table:table-cell>
          <table:table-cell table:style-name="train_20_heading_20_1" table:formula="of:=[.A315]" office:value-type="string" office:string-value="N5 / X6" calcext:value-type="string">
            <text:p>N5 / X6</text:p>
          </table:table-cell>
          <table:table-cell table:style-name="train_20_heading_20_1" table:formula="of:=[.A316]" office:value-type="string" office:string-value="N5 / X5" calcext:value-type="string">
            <text:p>N5 / X5</text:p>
          </table:table-cell>
          <table:table-cell table:style-name="train_20_heading_20_1" table:formula="of:=[.A317]" office:value-type="string" office:string-value="N5 / X4" calcext:value-type="string">
            <text:p>N5 / X4</text:p>
          </table:table-cell>
          <table:table-cell table:style-name="train_20_heading_20_1" table:formula="of:=[.A318]" office:value-type="string" office:string-value="N5 / X3" calcext:value-type="string">
            <text:p>N5 / X3</text:p>
          </table:table-cell>
          <table:table-cell table:style-name="train_20_heading_20_1" table:formula="of:=[.A319]" office:value-type="string" office:string-value=" " calcext:value-type="string">
            <text:p><text:s/></text:p>
          </table:table-cell>
          <table:table-cell table:style-name="train_20_heading_20_1" table:formula="of:=[.A320]" office:value-type="string" office:string-value="N4 / M6" calcext:value-type="string">
            <text:p>N4 / M6</text:p>
          </table:table-cell>
          <table:table-cell table:style-name="train_20_heading_20_1" table:formula="of:=[.A321]" office:value-type="string" office:string-value="N4 / M5" calcext:value-type="string">
            <text:p>N4 / M5</text:p>
          </table:table-cell>
          <table:table-cell table:style-name="train_20_heading_20_1" table:formula="of:=[.A322]" office:value-type="string" office:string-value="N4 / M4" calcext:value-type="string">
            <text:p>N4 / M4</text:p>
          </table:table-cell>
          <table:table-cell table:style-name="train_20_heading_20_1" table:formula="of:=[.A323]" office:value-type="string" office:string-value="N4 / M3" calcext:value-type="string">
            <text:p>N4 / M3</text:p>
          </table:table-cell>
          <table:table-cell table:style-name="train_20_heading_20_1" table:formula="of:=[.A324]" office:value-type="string" office:string-value=" " calcext:value-type="string">
            <text:p><text:s/></text:p>
          </table:table-cell>
          <table:table-cell table:style-name="train_20_heading_20_1" table:formula="of:=[.A325]" office:value-type="string" office:string-value="N4 / N6" calcext:value-type="string">
            <text:p>N4 / N6</text:p>
          </table:table-cell>
          <table:table-cell table:style-name="train_20_heading_20_1" table:formula="of:=[.A326]" office:value-type="string" office:string-value="N4 / N5" calcext:value-type="string">
            <text:p>N4 / N5</text:p>
          </table:table-cell>
          <table:table-cell table:style-name="train_20_heading_20_1" table:formula="of:=[.A327]" office:value-type="string" office:string-value="N4 / N4" calcext:value-type="string">
            <text:p>N4 / N4</text:p>
          </table:table-cell>
          <table:table-cell table:style-name="train_20_heading_20_1" table:formula="of:=[.A328]" office:value-type="string" office:string-value="N4 / N3" calcext:value-type="string">
            <text:p>N4 / N3</text:p>
          </table:table-cell>
          <table:table-cell table:style-name="train_20_heading_20_1" table:formula="of:=[.A329]" office:value-type="string" office:string-value=" " calcext:value-type="string">
            <text:p><text:s/></text:p>
          </table:table-cell>
          <table:table-cell table:style-name="train_20_heading_20_1" table:formula="of:=[.A330]" office:value-type="string" office:string-value="N4 / X6" calcext:value-type="string">
            <text:p>N4 / X6</text:p>
          </table:table-cell>
          <table:table-cell table:style-name="train_20_heading_20_1" table:formula="of:=[.A331]" office:value-type="string" office:string-value="N4 / X5" calcext:value-type="string">
            <text:p>N4 / X5</text:p>
          </table:table-cell>
          <table:table-cell table:style-name="train_20_heading_20_1" table:formula="of:=[.A332]" office:value-type="string" office:string-value="N4 / X4" calcext:value-type="string">
            <text:p>N4 / X4</text:p>
          </table:table-cell>
          <table:table-cell table:style-name="train_20_heading_20_1" table:formula="of:=[.A333]" office:value-type="string" office:string-value="N4 / X3" calcext:value-type="string">
            <text:p>N4 / X3</text:p>
          </table:table-cell>
          <table:table-cell table:style-name="train_20_heading_20_1" table:formula="of:=[.A334]" office:value-type="string" office:string-value=" " calcext:value-type="string">
            <text:p><text:s/></text:p>
          </table:table-cell>
          <table:table-cell table:style-name="train_20_heading_20_1" table:formula="of:=[.A335]" office:value-type="string" office:string-value="N3 / M6" calcext:value-type="string">
            <text:p>N3 / M6</text:p>
          </table:table-cell>
          <table:table-cell table:style-name="train_20_heading_20_1" table:formula="of:=[.A336]" office:value-type="string" office:string-value="N3 / M5" calcext:value-type="string">
            <text:p>N3 / M5</text:p>
          </table:table-cell>
          <table:table-cell table:style-name="train_20_heading_20_1" table:formula="of:=[.A337]" office:value-type="string" office:string-value="N3 / M4" calcext:value-type="string">
            <text:p>N3 / M4</text:p>
          </table:table-cell>
          <table:table-cell table:style-name="train_20_heading_20_1" table:formula="of:=[.A338]" office:value-type="string" office:string-value="N3 / M3" calcext:value-type="string">
            <text:p>N3 / M3</text:p>
          </table:table-cell>
          <table:table-cell table:style-name="train_20_heading_20_1" table:formula="of:=[.A339]" office:value-type="string" office:string-value=" " calcext:value-type="string">
            <text:p><text:s/></text:p>
          </table:table-cell>
          <table:table-cell table:style-name="train_20_heading_20_1" table:formula="of:=[.A340]" office:value-type="string" office:string-value="N3 / N6" calcext:value-type="string">
            <text:p>N3 / N6</text:p>
          </table:table-cell>
          <table:table-cell table:style-name="train_20_heading_20_1" table:formula="of:=[.A341]" office:value-type="string" office:string-value="N3 / N5" calcext:value-type="string">
            <text:p>N3 / N5</text:p>
          </table:table-cell>
          <table:table-cell table:style-name="train_20_heading_20_1" table:formula="of:=[.A342]" office:value-type="string" office:string-value="N3 / N4" calcext:value-type="string">
            <text:p>N3 / N4</text:p>
          </table:table-cell>
          <table:table-cell table:style-name="train_20_heading_20_1" table:formula="of:=[.A343]" office:value-type="string" office:string-value="N3 / N3" calcext:value-type="string">
            <text:p>N3 / N3</text:p>
          </table:table-cell>
          <table:table-cell table:style-name="train_20_heading_20_1" table:formula="of:=[.A344]" office:value-type="string" office:string-value=" " calcext:value-type="string">
            <text:p><text:s/></text:p>
          </table:table-cell>
          <table:table-cell table:style-name="train_20_heading_20_1" table:formula="of:=[.A345]" office:value-type="string" office:string-value="N3 / X6" calcext:value-type="string">
            <text:p>N3 / X6</text:p>
          </table:table-cell>
          <table:table-cell table:style-name="train_20_heading_20_1" table:formula="of:=[.A346]" office:value-type="string" office:string-value="N3 / X5" calcext:value-type="string">
            <text:p>N3 / X5</text:p>
          </table:table-cell>
          <table:table-cell table:style-name="train_20_heading_20_1" table:formula="of:=[.A347]" office:value-type="string" office:string-value="N3 / X4" calcext:value-type="string">
            <text:p>N3 / X4</text:p>
          </table:table-cell>
          <table:table-cell table:style-name="train_20_heading_20_1" table:formula="of:=[.A348]" office:value-type="string" office:string-value="N3 / X3" calcext:value-type="string">
            <text:p>N3 / X3</text:p>
          </table:table-cell>
          <table:table-cell table:style-name="train_20_heading_20_1" table:formula="of:=[.A349]" office:value-type="string" office:string-value=" " calcext:value-type="string">
            <text:p><text:s/></text:p>
          </table:table-cell>
          <table:table-cell table:style-name="train_20_heading_20_1" table:formula="of:=[.A350]" office:value-type="string" office:string-value="X6 / P6" calcext:value-type="string">
            <text:p>X6 / P6</text:p>
          </table:table-cell>
          <table:table-cell table:style-name="train_20_heading_20_1" table:formula="of:=[.A351]" office:value-type="string" office:string-value="X6 / P5" calcext:value-type="string">
            <text:p>X6 / P5</text:p>
          </table:table-cell>
          <table:table-cell table:style-name="train_20_heading_20_1" table:formula="of:=[.A352]" office:value-type="string" office:string-value="X6 / P4" calcext:value-type="string">
            <text:p>X6 / P4</text:p>
          </table:table-cell>
          <table:table-cell table:style-name="train_20_heading_20_1" table:formula="of:=[.A353]" office:value-type="string" office:string-value="X6 / P3" calcext:value-type="string">
            <text:p>X6 / P3</text:p>
          </table:table-cell>
          <table:table-cell table:style-name="train_20_heading_20_1" table:formula="of:=[.A354]" office:value-type="string" office:string-value="X6 / I1" calcext:value-type="string">
            <text:p>X6 / I1</text:p>
          </table:table-cell>
          <table:table-cell table:style-name="train_20_heading_20_1" table:formula="of:=[.A355]" office:value-type="string" office:string-value="X6 / I2" calcext:value-type="string">
            <text:p>X6 / I2</text:p>
          </table:table-cell>
          <table:table-cell table:style-name="train_20_heading_20_1" table:formula="of:=[.A356]" office:value-type="string" office:string-value="X6 / G" calcext:value-type="string">
            <text:p>X6 / G</text:p>
          </table:table-cell>
          <table:table-cell table:style-name="train_20_heading_20_1" table:formula="of:=[.A357]" office:value-type="string" office:string-value=" " calcext:value-type="string">
            <text:p><text:s/></text:p>
          </table:table-cell>
          <table:table-cell table:style-name="train_20_heading_20_1" table:formula="of:=[.A358]" office:value-type="string" office:string-value="X5 / P6" calcext:value-type="string">
            <text:p>X5 / P6</text:p>
          </table:table-cell>
          <table:table-cell table:style-name="train_20_heading_20_1" table:formula="of:=[.A359]" office:value-type="string" office:string-value="X5 / P5" calcext:value-type="string">
            <text:p>X5 / P5</text:p>
          </table:table-cell>
          <table:table-cell table:style-name="train_20_heading_20_1" table:formula="of:=[.A360]" office:value-type="string" office:string-value="X5 / P4" calcext:value-type="string">
            <text:p>X5 / P4</text:p>
          </table:table-cell>
          <table:table-cell table:style-name="train_20_heading_20_1" table:formula="of:=[.A361]" office:value-type="string" office:string-value="X5 / P3" calcext:value-type="string">
            <text:p>X5 / P3</text:p>
          </table:table-cell>
          <table:table-cell table:style-name="train_20_heading_20_1" table:formula="of:=[.A362]" office:value-type="string" office:string-value="X5 / I1" calcext:value-type="string">
            <text:p>X5 / I1</text:p>
          </table:table-cell>
          <table:table-cell table:style-name="train_20_heading_20_1" table:formula="of:=[.A363]" office:value-type="string" office:string-value="X5 / I2" calcext:value-type="string">
            <text:p>X5 / I2</text:p>
          </table:table-cell>
          <table:table-cell table:style-name="train_20_heading_20_1" table:formula="of:=[.A364]" office:value-type="string" office:string-value="X5 / G" calcext:value-type="string">
            <text:p>X5 / G</text:p>
          </table:table-cell>
          <table:table-cell table:style-name="train_20_heading_20_1" table:formula="of:=[.A365]" office:value-type="string" office:string-value=" " calcext:value-type="string">
            <text:p><text:s/></text:p>
          </table:table-cell>
          <table:table-cell table:style-name="train_20_heading_20_1" table:formula="of:=[.A366]" office:value-type="string" office:string-value="X4 /P6" calcext:value-type="string">
            <text:p>X4 /P6</text:p>
          </table:table-cell>
          <table:table-cell table:style-name="train_20_heading_20_1" table:formula="of:=[.A367]" office:value-type="string" office:string-value="X4 /P5" calcext:value-type="string">
            <text:p>X4 /P5</text:p>
          </table:table-cell>
          <table:table-cell table:style-name="train_20_heading_20_1" table:formula="of:=[.A368]" office:value-type="string" office:string-value="X4 /P4" calcext:value-type="string">
            <text:p>X4 /P4</text:p>
          </table:table-cell>
          <table:table-cell table:style-name="train_20_heading_20_1" table:formula="of:=[.A369]" office:value-type="string" office:string-value="X4 /P3" calcext:value-type="string">
            <text:p>X4 /P3</text:p>
          </table:table-cell>
          <table:table-cell table:style-name="train_20_heading_20_1" table:formula="of:=[.A370]" office:value-type="string" office:string-value="X4 /I1" calcext:value-type="string">
            <text:p>X4 /I1</text:p>
          </table:table-cell>
          <table:table-cell table:style-name="train_20_heading_20_1" table:formula="of:=[.A371]" office:value-type="string" office:string-value="X4 /I2" calcext:value-type="string">
            <text:p>X4 /I2</text:p>
          </table:table-cell>
          <table:table-cell table:style-name="train_20_heading_20_1" table:formula="of:=[.A372]" office:value-type="string" office:string-value="X4 /G" calcext:value-type="string">
            <text:p>X4 /G</text:p>
          </table:table-cell>
          <table:table-cell table:style-name="train_20_heading_20_1" table:formula="of:=[.A373]" office:value-type="string" office:string-value=" " calcext:value-type="string">
            <text:p><text:s/></text:p>
          </table:table-cell>
          <table:table-cell table:style-name="train_20_heading_20_1" table:formula="of:=[.A374]" office:value-type="string" office:string-value="X3 /P6" calcext:value-type="string">
            <text:p>X3 /P6</text:p>
          </table:table-cell>
          <table:table-cell table:style-name="train_20_heading_20_1" table:formula="of:=[.A375]" office:value-type="string" office:string-value="X3 /P5" calcext:value-type="string">
            <text:p>X3 /P5</text:p>
          </table:table-cell>
          <table:table-cell table:style-name="train_20_heading_20_1" table:formula="of:=[.A376]" office:value-type="string" office:string-value="X3 /P4" calcext:value-type="string">
            <text:p>X3 /P4</text:p>
          </table:table-cell>
          <table:table-cell table:style-name="train_20_heading_20_1" table:formula="of:=[.A377]" office:value-type="string" office:string-value="X3 /P3" calcext:value-type="string">
            <text:p>X3 /P3</text:p>
          </table:table-cell>
          <table:table-cell table:style-name="train_20_heading_20_1" table:formula="of:=[.A378]" office:value-type="string" office:string-value="X3 /I1" calcext:value-type="string">
            <text:p>X3 /I1</text:p>
          </table:table-cell>
          <table:table-cell table:style-name="train_20_heading_20_1" table:formula="of:=[.A379]" office:value-type="string" office:string-value="X3 /I2" calcext:value-type="string">
            <text:p>X3 /I2</text:p>
          </table:table-cell>
          <table:table-cell table:style-name="train_20_heading_20_1" table:formula="of:=[.A380]" office:value-type="string" office:string-value="X3 /G" calcext:value-type="string">
            <text:p>X3 /G</text:p>
          </table:table-cell>
          <table:table-cell table:style-name="train_20_heading_20_1" table:formula="of:=[.A381]" office:value-type="string" office:string-value=" " calcext:value-type="string">
            <text:p><text:s/></text:p>
          </table:table-cell>
          <table:table-cell table:style-name="train_20_heading_20_1" table:formula="of:=[.A382]" office:value-type="string" office:string-value="X6 / M6" calcext:value-type="string">
            <text:p>X6 / M6</text:p>
          </table:table-cell>
          <table:table-cell table:style-name="train_20_heading_20_1" table:formula="of:=[.A383]" office:value-type="string" office:string-value="X6 / M5" calcext:value-type="string">
            <text:p>X6 / M5</text:p>
          </table:table-cell>
          <table:table-cell table:style-name="train_20_heading_20_1" table:formula="of:=[.A384]" office:value-type="string" office:string-value="X6 / M4" calcext:value-type="string">
            <text:p>X6 / M4</text:p>
          </table:table-cell>
          <table:table-cell table:style-name="train_20_heading_20_1" table:formula="of:=[.A385]" office:value-type="string" office:string-value="X6 / M3" calcext:value-type="string">
            <text:p>X6 / M3</text:p>
          </table:table-cell>
          <table:table-cell table:style-name="train_20_heading_20_1" table:formula="of:=[.A386]" office:value-type="string" office:string-value=" " calcext:value-type="string">
            <text:p><text:s/></text:p>
          </table:table-cell>
          <table:table-cell table:style-name="train_20_heading_20_1" table:formula="of:=[.A387]" office:value-type="string" office:string-value="X6 / N6" calcext:value-type="string">
            <text:p>X6 / N6</text:p>
          </table:table-cell>
          <table:table-cell table:style-name="train_20_heading_20_1" table:formula="of:=[.A388]" office:value-type="string" office:string-value="X6 / N5" calcext:value-type="string">
            <text:p>X6 / N5</text:p>
          </table:table-cell>
          <table:table-cell table:style-name="train_20_heading_20_1" table:formula="of:=[.A389]" office:value-type="string" office:string-value="X6 / N4" calcext:value-type="string">
            <text:p>X6 / N4</text:p>
          </table:table-cell>
          <table:table-cell table:style-name="train_20_heading_20_1" table:formula="of:=[.A390]" office:value-type="string" office:string-value="X6 / N3" calcext:value-type="string">
            <text:p>X6 / N3</text:p>
          </table:table-cell>
          <table:table-cell table:style-name="train_20_heading_20_1" table:formula="of:=[.A391]" office:value-type="string" office:string-value=" " calcext:value-type="string">
            <text:p><text:s/></text:p>
          </table:table-cell>
          <table:table-cell table:style-name="train_20_heading_20_1" table:formula="of:=[.A392]" office:value-type="string" office:string-value="X6 / X6" calcext:value-type="string">
            <text:p>X6 / X6</text:p>
          </table:table-cell>
          <table:table-cell table:style-name="train_20_heading_20_1" table:formula="of:=[.A393]" office:value-type="string" office:string-value="X6 / X5" calcext:value-type="string">
            <text:p>X6 / X5</text:p>
          </table:table-cell>
          <table:table-cell table:style-name="train_20_heading_20_1" table:formula="of:=[.A394]" office:value-type="string" office:string-value="X6 / X4" calcext:value-type="string">
            <text:p>X6 / X4</text:p>
          </table:table-cell>
          <table:table-cell table:style-name="train_20_heading_20_1" table:formula="of:=[.A395]" office:value-type="string" office:string-value="X6 / X3" calcext:value-type="string">
            <text:p>X6 / X3</text:p>
          </table:table-cell>
          <table:table-cell table:style-name="train_20_heading_20_1" table:formula="of:=[.A396]" office:value-type="string" office:string-value=" " calcext:value-type="string">
            <text:p><text:s/></text:p>
          </table:table-cell>
          <table:table-cell table:style-name="train_20_heading_20_1" table:formula="of:=[.A397]" office:value-type="string" office:string-value="X5 / M6" calcext:value-type="string">
            <text:p>X5 / M6</text:p>
          </table:table-cell>
          <table:table-cell table:style-name="train_20_heading_20_1" table:formula="of:=[.A398]" office:value-type="string" office:string-value="X5 / M5" calcext:value-type="string">
            <text:p>X5 / M5</text:p>
          </table:table-cell>
          <table:table-cell table:style-name="train_20_heading_20_1" table:formula="of:=[.A399]" office:value-type="string" office:string-value="X5 / M4" calcext:value-type="string">
            <text:p>X5 / M4</text:p>
          </table:table-cell>
          <table:table-cell table:style-name="train_20_heading_20_1" table:formula="of:=[.A400]" office:value-type="string" office:string-value="X5 / M3" calcext:value-type="string">
            <text:p>X5 / M3</text:p>
          </table:table-cell>
          <table:table-cell table:style-name="train_20_heading_20_1" table:formula="of:=[.A401]" office:value-type="string" office:string-value=" " calcext:value-type="string">
            <text:p><text:s/></text:p>
          </table:table-cell>
          <table:table-cell table:style-name="train_20_heading_20_1" table:formula="of:=[.A402]" office:value-type="string" office:string-value="X5 / N6" calcext:value-type="string">
            <text:p>X5 / N6</text:p>
          </table:table-cell>
          <table:table-cell table:style-name="train_20_heading_20_1" table:formula="of:=[.A403]" office:value-type="string" office:string-value="X5 / N5" calcext:value-type="string">
            <text:p>X5 / N5</text:p>
          </table:table-cell>
          <table:table-cell table:style-name="train_20_heading_20_1" table:formula="of:=[.A404]" office:value-type="string" office:string-value="X5 / N4" calcext:value-type="string">
            <text:p>X5 / N4</text:p>
          </table:table-cell>
          <table:table-cell table:style-name="train_20_heading_20_1" table:formula="of:=[.A405]" office:value-type="string" office:string-value="X5 / N3" calcext:value-type="string">
            <text:p>X5 / N3</text:p>
          </table:table-cell>
          <table:table-cell table:style-name="train_20_heading_20_1" table:formula="of:=[.A406]" office:value-type="string" office:string-value=" " calcext:value-type="string">
            <text:p><text:s/></text:p>
          </table:table-cell>
          <table:table-cell table:style-name="train_20_heading_20_1" table:formula="of:=[.A407]" office:value-type="string" office:string-value="X5 / X6" calcext:value-type="string">
            <text:p>X5 / X6</text:p>
          </table:table-cell>
          <table:table-cell table:style-name="train_20_heading_20_1" table:formula="of:=[.A408]" office:value-type="string" office:string-value="X5 / X5" calcext:value-type="string">
            <text:p>X5 / X5</text:p>
          </table:table-cell>
          <table:table-cell table:style-name="train_20_heading_20_1" table:formula="of:=[.A409]" office:value-type="string" office:string-value="X5 / X4" calcext:value-type="string">
            <text:p>X5 / X4</text:p>
          </table:table-cell>
          <table:table-cell table:style-name="train_20_heading_20_1" table:formula="of:=[.A410]" office:value-type="string" office:string-value="X5 / X3" calcext:value-type="string">
            <text:p>X5 / X3</text:p>
          </table:table-cell>
          <table:table-cell table:style-name="train_20_heading_20_1" table:formula="of:=[.A411]" office:value-type="string" office:string-value=" " calcext:value-type="string">
            <text:p><text:s/></text:p>
          </table:table-cell>
          <table:table-cell table:style-name="train_20_heading_20_1" table:formula="of:=[.A412]" office:value-type="string" office:string-value="X4 / M6" calcext:value-type="string">
            <text:p>X4 / M6</text:p>
          </table:table-cell>
          <table:table-cell table:style-name="train_20_heading_20_1" table:formula="of:=[.A413]" office:value-type="string" office:string-value="X4 / M5" calcext:value-type="string">
            <text:p>X4 / M5</text:p>
          </table:table-cell>
          <table:table-cell table:style-name="train_20_heading_20_1" table:formula="of:=[.A414]" office:value-type="string" office:string-value="X4 / M4" calcext:value-type="string">
            <text:p>X4 / M4</text:p>
          </table:table-cell>
          <table:table-cell table:style-name="train_20_heading_20_1" table:formula="of:=[.A415]" office:value-type="string" office:string-value="X4 / M3" calcext:value-type="string">
            <text:p>X4 / M3</text:p>
          </table:table-cell>
          <table:table-cell table:style-name="train_20_heading_20_1" table:formula="of:=[.A416]" office:value-type="string" office:string-value=" " calcext:value-type="string">
            <text:p><text:s/></text:p>
          </table:table-cell>
          <table:table-cell table:style-name="train_20_heading_20_1" table:formula="of:=[.A417]" office:value-type="string" office:string-value="X4 / N6" calcext:value-type="string">
            <text:p>X4 / N6</text:p>
          </table:table-cell>
          <table:table-cell table:style-name="train_20_heading_20_1" table:formula="of:=[.A418]" office:value-type="string" office:string-value="X4 / N5" calcext:value-type="string">
            <text:p>X4 / N5</text:p>
          </table:table-cell>
          <table:table-cell table:style-name="train_20_heading_20_1" table:formula="of:=[.A419]" office:value-type="string" office:string-value="X4 / N4" calcext:value-type="string">
            <text:p>X4 / N4</text:p>
          </table:table-cell>
          <table:table-cell table:style-name="train_20_heading_20_1" table:formula="of:=[.A420]" office:value-type="string" office:string-value="X4 / N3" calcext:value-type="string">
            <text:p>X4 / N3</text:p>
          </table:table-cell>
          <table:table-cell table:style-name="train_20_heading_20_1" table:formula="of:=[.A421]" office:value-type="string" office:string-value=" " calcext:value-type="string">
            <text:p><text:s/></text:p>
          </table:table-cell>
          <table:table-cell table:style-name="train_20_heading_20_1" table:formula="of:=[.A422]" office:value-type="string" office:string-value="X4 / X6" calcext:value-type="string">
            <text:p>X4 / X6</text:p>
          </table:table-cell>
          <table:table-cell table:style-name="train_20_heading_20_1" table:formula="of:=[.A423]" office:value-type="string" office:string-value="X4 / X5" calcext:value-type="string">
            <text:p>X4 / X5</text:p>
          </table:table-cell>
          <table:table-cell table:style-name="train_20_heading_20_1" table:formula="of:=[.A424]" office:value-type="string" office:string-value="X4 / X4" calcext:value-type="string">
            <text:p>X4 / X4</text:p>
          </table:table-cell>
          <table:table-cell table:style-name="train_20_heading_20_1" table:formula="of:=[.A425]" office:value-type="string" office:string-value="X4 / X3" calcext:value-type="string">
            <text:p>X4 / X3</text:p>
          </table:table-cell>
          <table:table-cell table:style-name="train_20_heading_20_1" table:formula="of:=[.A426]" office:value-type="string" office:string-value=" " calcext:value-type="string">
            <text:p><text:s/></text:p>
          </table:table-cell>
          <table:table-cell table:style-name="train_20_heading_20_1" table:formula="of:=[.A427]" office:value-type="string" office:string-value="X3 / M6" calcext:value-type="string">
            <text:p>X3 / M6</text:p>
          </table:table-cell>
          <table:table-cell table:style-name="train_20_heading_20_1" table:formula="of:=[.A428]" office:value-type="string" office:string-value="X3 / M5" calcext:value-type="string">
            <text:p>X3 / M5</text:p>
          </table:table-cell>
          <table:table-cell table:style-name="train_20_heading_20_1" table:formula="of:=[.A429]" office:value-type="string" office:string-value="X3 / M4" calcext:value-type="string">
            <text:p>X3 / M4</text:p>
          </table:table-cell>
          <table:table-cell table:style-name="train_20_heading_20_1" table:formula="of:=[.A430]" office:value-type="string" office:string-value="X3 / M3" calcext:value-type="string">
            <text:p>X3 / M3</text:p>
          </table:table-cell>
          <table:table-cell table:style-name="train_20_heading_20_1" table:formula="of:=[.A431]" office:value-type="string" office:string-value=" " calcext:value-type="string">
            <text:p><text:s/></text:p>
          </table:table-cell>
          <table:table-cell table:style-name="train_20_heading_20_1" table:formula="of:=[.A432]" office:value-type="string" office:string-value="X3 / N6" calcext:value-type="string">
            <text:p>X3 / N6</text:p>
          </table:table-cell>
          <table:table-cell table:style-name="train_20_heading_20_1" table:formula="of:=[.A433]" office:value-type="string" office:string-value="X3 / N5" calcext:value-type="string">
            <text:p>X3 / N5</text:p>
          </table:table-cell>
          <table:table-cell table:style-name="train_20_heading_20_1" table:formula="of:=[.A434]" office:value-type="string" office:string-value="X3 / N4" calcext:value-type="string">
            <text:p>X3 / N4</text:p>
          </table:table-cell>
          <table:table-cell table:style-name="train_20_heading_20_1" table:formula="of:=[.A435]" office:value-type="string" office:string-value="X3 / N3" calcext:value-type="string">
            <text:p>X3 / N3</text:p>
          </table:table-cell>
          <table:table-cell table:style-name="train_20_heading_20_1" table:formula="of:=[.A436]" office:value-type="string" office:string-value=" " calcext:value-type="string">
            <text:p><text:s/></text:p>
          </table:table-cell>
          <table:table-cell table:style-name="train_20_heading_20_1" table:formula="of:=[.A437]" office:value-type="string" office:string-value="X3 / X6" calcext:value-type="string">
            <text:p>X3 / X6</text:p>
          </table:table-cell>
          <table:table-cell table:style-name="train_20_heading_20_1" table:formula="of:=[.A438]" office:value-type="string" office:string-value="X3 / X5" calcext:value-type="string">
            <text:p>X3 / X5</text:p>
          </table:table-cell>
          <table:table-cell table:style-name="train_20_heading_20_1" table:formula="of:=[.A439]" office:value-type="string" office:string-value="X3 / X4" calcext:value-type="string">
            <text:p>X3 / X4</text:p>
          </table:table-cell>
          <table:table-cell table:style-name="train_20_heading_20_1" table:formula="of:=[.A440]" office:value-type="string" office:string-value="X3 / X3" calcext:value-type="string">
            <text:p>X3 / X3</text:p>
          </table:table-cell>
          <table:table-cell table:style-name="train_20_heading_20_1" table:formula="of:=[.A441]" office:value-type="string" office:string-value=" " calcext:value-type="string">
            <text:p><text:s/></text:p>
          </table:table-cell>
          <table:table-cell table:style-name="train_20_heading_20_1" table:formula="of:=[.A442]" office:value-type="string" office:string-value="G / P6" calcext:value-type="string">
            <text:p>G / P6</text:p>
          </table:table-cell>
          <table:table-cell table:style-name="train_20_heading_20_1" table:formula="of:=[.A443]" office:value-type="string" office:string-value="G / P5" calcext:value-type="string">
            <text:p>G / P5</text:p>
          </table:table-cell>
          <table:table-cell table:style-name="train_20_heading_20_1" table:formula="of:=[.A444]" office:value-type="string" office:string-value="G / P4" calcext:value-type="string">
            <text:p>G / P4</text:p>
          </table:table-cell>
          <table:table-cell table:style-name="train_20_heading_20_1" table:formula="of:=[.A445]" office:value-type="string" office:string-value="G / P3" calcext:value-type="string">
            <text:p>G / P3</text:p>
          </table:table-cell>
          <table:table-cell table:style-name="train_20_heading_20_1" table:formula="of:=[.A446]" office:value-type="string" office:string-value="G / I1" calcext:value-type="string">
            <text:p>G / I1</text:p>
          </table:table-cell>
          <table:table-cell table:style-name="train_20_heading_20_1" table:formula="of:=[.A447]" office:value-type="string" office:string-value="G / I2" calcext:value-type="string">
            <text:p>G / I2</text:p>
          </table:table-cell>
          <table:table-cell table:style-name="train_20_heading_20_1" table:formula="of:=[.A448]" office:value-type="string" office:string-value="G / G" calcext:value-type="string">
            <text:p>G / G</text:p>
          </table:table-cell>
          <table:table-cell table:style-name="train_20_heading_20_1" table:formula="of:=[.A449]" office:value-type="string" office:string-value=" " calcext:value-type="string">
            <text:p><text:s/></text:p>
          </table:table-cell>
          <table:table-cell table:style-name="train_20_heading_20_1" table:formula="of:=[.A450]" office:value-type="string" office:string-value="G / M6" calcext:value-type="string">
            <text:p>G / M6</text:p>
          </table:table-cell>
          <table:table-cell table:style-name="train_20_heading_20_1" table:formula="of:=[.A451]" office:value-type="string" office:string-value="G / M5" calcext:value-type="string">
            <text:p>G / M5</text:p>
          </table:table-cell>
          <table:table-cell table:style-name="train_20_heading_20_1" table:formula="of:=[.A452]" office:value-type="string" office:string-value="G / M4" calcext:value-type="string">
            <text:p>G / M4</text:p>
          </table:table-cell>
          <table:table-cell table:style-name="train_20_heading_20_1" table:formula="of:=[.A453]" office:value-type="string" office:string-value="G / M3" calcext:value-type="string">
            <text:p>G / M3</text:p>
          </table:table-cell>
          <table:table-cell table:style-name="train_20_heading_20_1" table:formula="of:=[.A454]" office:value-type="string" office:string-value=" " calcext:value-type="string">
            <text:p><text:s/></text:p>
          </table:table-cell>
          <table:table-cell table:style-name="train_20_heading_20_1" table:formula="of:=[.A455]" office:value-type="string" office:string-value="G / N6" calcext:value-type="string">
            <text:p>G / N6</text:p>
          </table:table-cell>
          <table:table-cell table:style-name="train_20_heading_20_1" table:formula="of:=[.A456]" office:value-type="string" office:string-value="G / N5" calcext:value-type="string">
            <text:p>G / N5</text:p>
          </table:table-cell>
          <table:table-cell table:style-name="train_20_heading_20_1" table:formula="of:=[.A457]" office:value-type="string" office:string-value="G / N4" calcext:value-type="string">
            <text:p>G / N4</text:p>
          </table:table-cell>
          <table:table-cell table:style-name="train_20_heading_20_1" table:formula="of:=[.A458]" office:value-type="string" office:string-value="G / N3" calcext:value-type="string">
            <text:p>G / N3</text:p>
          </table:table-cell>
          <table:table-cell table:style-name="train_20_heading_20_1" table:formula="of:=[.A459]" office:value-type="string" office:string-value=" " calcext:value-type="string">
            <text:p><text:s/></text:p>
          </table:table-cell>
          <table:table-cell table:style-name="train_20_heading_20_1" table:formula="of:=[.A460]" office:value-type="string" office:string-value="G / X6" calcext:value-type="string">
            <text:p>G / X6</text:p>
          </table:table-cell>
          <table:table-cell table:style-name="train_20_heading_20_1" table:formula="of:=[.A461]" office:value-type="string" office:string-value="G / X5" calcext:value-type="string">
            <text:p>G / X5</text:p>
          </table:table-cell>
          <table:table-cell table:style-name="train_20_heading_20_1" table:formula="of:=[.A462]" office:value-type="string" office:string-value="G / X4" calcext:value-type="string">
            <text:p>G / X4</text:p>
          </table:table-cell>
          <table:table-cell table:style-name="train_20_heading_20_1" table:formula="of:=[.A463]" office:value-type="string" office:string-value="G / X3" calcext:value-type="string">
            <text:p>G / X3</text:p>
          </table:table-cell>
          <table:table-cell table:style-name="train_20_heading_20_1" table:formula="of:=[.A464]" office:value-type="string" office:string-value=" " calcext:value-type="string">
            <text:p><text:s/></text:p>
          </table:table-cell>
          <table:table-cell table:style-name="train_20_heading_20_1" table:formula="of:=[.A465]" office:value-type="string" office:string-value="I1 / P6" calcext:value-type="string">
            <text:p>I1 / P6</text:p>
          </table:table-cell>
          <table:table-cell table:style-name="train_20_heading_20_1" table:formula="of:=[.A466]" office:value-type="string" office:string-value="I1 / P5" calcext:value-type="string">
            <text:p>I1 / P5</text:p>
          </table:table-cell>
          <table:table-cell table:style-name="train_20_heading_20_1" table:formula="of:=[.A467]" office:value-type="string" office:string-value="I1 / P4" calcext:value-type="string">
            <text:p>I1 / P4</text:p>
          </table:table-cell>
          <table:table-cell table:style-name="train_20_heading_20_1" table:formula="of:=[.A468]" office:value-type="string" office:string-value="I1 / P3" calcext:value-type="string">
            <text:p>I1 / P3</text:p>
          </table:table-cell>
          <table:table-cell table:style-name="train_20_heading_20_1" table:formula="of:=[.A469]" office:value-type="string" office:string-value="I1 / I1" calcext:value-type="string">
            <text:p>I1 / I1</text:p>
          </table:table-cell>
          <table:table-cell table:style-name="train_20_heading_20_1" table:formula="of:=[.A470]" office:value-type="string" office:string-value="I1 / I2" calcext:value-type="string">
            <text:p>I1 / I2</text:p>
          </table:table-cell>
          <table:table-cell table:style-name="train_20_heading_20_1" table:formula="of:=[.A471]" office:value-type="string" office:string-value="I1 / G" calcext:value-type="string">
            <text:p>I1 / G</text:p>
          </table:table-cell>
          <table:table-cell table:style-name="train_20_heading_20_1" table:formula="of:=[.A472]" office:value-type="string" office:string-value=" " calcext:value-type="string">
            <text:p><text:s/></text:p>
          </table:table-cell>
          <table:table-cell table:style-name="train_20_heading_20_1" table:formula="of:=[.A473]" office:value-type="string" office:string-value="I1 / M6" calcext:value-type="string">
            <text:p>I1 / M6</text:p>
          </table:table-cell>
          <table:table-cell table:style-name="train_20_heading_20_1" table:formula="of:=[.A474]" office:value-type="string" office:string-value="I1 / M5" calcext:value-type="string">
            <text:p>I1 / M5</text:p>
          </table:table-cell>
          <table:table-cell table:style-name="train_20_heading_20_1" table:formula="of:=[.A475]" office:value-type="string" office:string-value="I1 / M4" calcext:value-type="string">
            <text:p>I1 / M4</text:p>
          </table:table-cell>
          <table:table-cell table:style-name="train_20_heading_20_1" table:formula="of:=[.A476]" office:value-type="string" office:string-value="I1 / M3" calcext:value-type="string">
            <text:p>I1 / M3</text:p>
          </table:table-cell>
          <table:table-cell table:style-name="train_20_heading_20_1" table:formula="of:=[.A477]" office:value-type="string" office:string-value=" " calcext:value-type="string">
            <text:p><text:s/></text:p>
          </table:table-cell>
          <table:table-cell table:style-name="train_20_heading_20_1" table:formula="of:=[.A478]" office:value-type="string" office:string-value="I1 / N6" calcext:value-type="string">
            <text:p>I1 / N6</text:p>
          </table:table-cell>
          <table:table-cell table:style-name="train_20_heading_20_1" table:formula="of:=[.A479]" office:value-type="string" office:string-value="I1 / N5" calcext:value-type="string">
            <text:p>I1 / N5</text:p>
          </table:table-cell>
          <table:table-cell table:style-name="train_20_heading_20_1" table:formula="of:=[.A480]" office:value-type="string" office:string-value="I1 / N4" calcext:value-type="string">
            <text:p>I1 / N4</text:p>
          </table:table-cell>
          <table:table-cell table:style-name="train_20_heading_20_1" table:formula="of:=[.A481]" office:value-type="string" office:string-value="I1 / N3" calcext:value-type="string">
            <text:p>I1 / N3</text:p>
          </table:table-cell>
          <table:table-cell table:style-name="train_20_heading_20_1" table:formula="of:=[.A482]" office:value-type="string" office:string-value=" " calcext:value-type="string">
            <text:p><text:s/></text:p>
          </table:table-cell>
          <table:table-cell table:style-name="train_20_heading_20_1" table:formula="of:=[.A483]" office:value-type="string" office:string-value="I1 / X6" calcext:value-type="string">
            <text:p>I1 / X6</text:p>
          </table:table-cell>
          <table:table-cell table:style-name="train_20_heading_20_1" table:formula="of:=[.A484]" office:value-type="string" office:string-value="I1 / X5" calcext:value-type="string">
            <text:p>I1 / X5</text:p>
          </table:table-cell>
          <table:table-cell table:style-name="train_20_heading_20_1" table:formula="of:=[.A485]" office:value-type="string" office:string-value="I1 / X4" calcext:value-type="string">
            <text:p>I1 / X4</text:p>
          </table:table-cell>
          <table:table-cell table:style-name="train_20_heading_20_1" table:formula="of:=[.A486]" office:value-type="string" office:string-value="I1 / X3" calcext:value-type="string">
            <text:p>I1 / X3</text:p>
          </table:table-cell>
          <table:table-cell table:style-name="train_20_heading_20_1" table:formula="of:=[.A502]" office:value-type="string" office:string-value="I2 / N5" calcext:value-type="string">
            <text:p>I2 / N5</text:p>
          </table:table-cell>
          <table:table-cell table:style-name="train_20_heading_20_1" table:formula="of:=[.A488]" office:value-type="string" office:string-value="I2 / P6" calcext:value-type="string">
            <text:p>I2 / P6</text:p>
          </table:table-cell>
          <table:table-cell table:style-name="train_20_heading_20_1" table:formula="of:=[.A489]" office:value-type="string" office:string-value="I2 / P5" calcext:value-type="string">
            <text:p>I2 / P5</text:p>
          </table:table-cell>
          <table:table-cell table:style-name="train_20_heading_20_1" table:formula="of:=[.A490]" office:value-type="string" office:string-value="I2 / P4" calcext:value-type="string">
            <text:p>I2 / P4</text:p>
          </table:table-cell>
          <table:table-cell table:style-name="train_20_heading_20_1" table:formula="of:=[.A491]" office:value-type="string" office:string-value="I2 / P3" calcext:value-type="string">
            <text:p>I2 / P3</text:p>
          </table:table-cell>
          <table:table-cell table:style-name="train_20_heading_20_1" table:formula="of:=[.A492]" office:value-type="string" office:string-value="I2 / I1" calcext:value-type="string">
            <text:p>I2 / I1</text:p>
          </table:table-cell>
          <table:table-cell table:style-name="train_20_heading_20_1" table:formula="of:=[.A493]" office:value-type="string" office:string-value="I2 / I2" calcext:value-type="string">
            <text:p>I2 / I2</text:p>
          </table:table-cell>
          <table:table-cell table:style-name="train_20_heading_20_1" table:formula="of:=[.A494]" office:value-type="string" office:string-value="I2 / G" calcext:value-type="string">
            <text:p>I2 / G</text:p>
          </table:table-cell>
          <table:table-cell table:style-name="train_20_heading_20_1" table:formula="of:=[.A495]" office:value-type="string" office:string-value=" " calcext:value-type="string">
            <text:p><text:s/></text:p>
          </table:table-cell>
          <table:table-cell table:style-name="train_20_heading_20_1" table:formula="of:=[.A496]" office:value-type="string" office:string-value="I2 / M6" calcext:value-type="string">
            <text:p>I2 / M6</text:p>
          </table:table-cell>
          <table:table-cell table:style-name="train_20_heading_20_1" table:formula="of:=[.A497]" office:value-type="string" office:string-value="I2 / M5" calcext:value-type="string">
            <text:p>I2 / M5</text:p>
          </table:table-cell>
          <table:table-cell table:style-name="train_20_heading_20_1" table:formula="of:=[.A498]" office:value-type="string" office:string-value="I2 / M4" calcext:value-type="string">
            <text:p>I2 / M4</text:p>
          </table:table-cell>
          <table:table-cell table:style-name="train_20_heading_20_1" table:formula="of:=[.A499]" office:value-type="string" office:string-value="I2 / M3" calcext:value-type="string">
            <text:p>I2 / M3</text:p>
          </table:table-cell>
          <table:table-cell table:style-name="train_20_heading_20_1" table:formula="of:=[.A500]" office:value-type="string" office:string-value=" " calcext:value-type="string">
            <text:p><text:s/></text:p>
          </table:table-cell>
          <table:table-cell table:style-name="train_20_heading_20_1" table:formula="of:=[.A501]" office:value-type="string" office:string-value="I2 / N6" calcext:value-type="string">
            <text:p>I2 / N6</text:p>
          </table:table-cell>
          <table:table-cell table:style-name="train_20_heading_20_1" table:formula="of:=[.A502]" office:value-type="string" office:string-value="I2 / N5" calcext:value-type="string">
            <text:p>I2 / N5</text:p>
          </table:table-cell>
          <table:table-cell table:style-name="train_20_heading_20_1" table:formula="of:=[.A503]" office:value-type="string" office:string-value="I2 / N4" calcext:value-type="string">
            <text:p>I2 / N4</text:p>
          </table:table-cell>
          <table:table-cell table:style-name="train_20_heading_20_1" table:formula="of:=[.A504]" office:value-type="string" office:string-value="I2 / N3" calcext:value-type="string">
            <text:p>I2 / N3</text:p>
          </table:table-cell>
          <table:table-cell table:style-name="train_20_heading_20_1" table:formula="of:=[.A505]" office:value-type="string" office:string-value=" " calcext:value-type="string">
            <text:p><text:s/></text:p>
          </table:table-cell>
          <table:table-cell table:style-name="train_20_heading_20_1" table:formula="of:=[.A506]" office:value-type="string" office:string-value="I2 / X6" calcext:value-type="string">
            <text:p>I2 / X6</text:p>
          </table:table-cell>
          <table:table-cell table:style-name="train_20_heading_20_1" table:formula="of:=[.A507]" office:value-type="string" office:string-value="I2 / X5" calcext:value-type="string">
            <text:p>I2 / X5</text:p>
          </table:table-cell>
          <table:table-cell table:style-name="train_20_heading_20_1" table:formula="of:=[.A508]" office:value-type="string" office:string-value="I2 / X4" calcext:value-type="string">
            <text:p>I2 / X4</text:p>
          </table:table-cell>
          <table:table-cell table:style-name="train_20_heading_20_1" table:formula="of:=[.A509]" office:value-type="string" office:string-value="I2 / X3" calcext:value-type="string">
            <text:p>I2 / X3</text:p>
          </table:table-cell>
          <table:table-cell table:style-name="train_20_heading_20_1" table:formula="of:=[.A510]" office:value-type="string" office:string-value=" " calcext:value-type="string">
            <text:p><text:s/></text:p>
          </table:table-cell>
          <table:table-cell table:style-name="train_20_heading_20_1" table:formula="of:=[.A511]" office:value-type="string" office:string-value="Feng Shui  0" calcext:value-type="string">
            <text:p>Feng Shui <text:s/>0</text:p>
          </table:table-cell>
          <table:table-cell table:style-name="train_20_heading_20_1" table:formula="of:=[.A512]" office:value-type="string" office:string-value="Feng Shui  1" calcext:value-type="string">
            <text:p>Feng Shui <text:s/>1</text:p>
          </table:table-cell>
          <table:table-cell table:style-name="train_20_heading_20_1" table:formula="of:=[.A513]" office:value-type="string" office:string-value="Feng Shui  2" calcext:value-type="string">
            <text:p>Feng Shui <text:s/>2</text:p>
          </table:table-cell>
          <table:table-cell table:style-name="train_20_heading_20_1" table:formula="of:=[.A514]" office:value-type="string" office:string-value="Feng Shui  3" calcext:value-type="string">
            <text:p>Feng Shui <text:s/>3</text:p>
          </table:table-cell>
          <table:table-cell table:style-name="train_20_heading_20_1" table:formula="of:=[.A515]" office:value-type="string" office:string-value="Feng Shui  4" calcext:value-type="string">
            <text:p>Feng Shui <text:s/>4</text:p>
          </table:table-cell>
          <table:table-cell table:style-name="train_20_heading_20_1" table:formula="of:=[.A516]" office:value-type="string" office:string-value="Feng Shui  5" calcext:value-type="string">
            <text:p>Feng Shui <text:s/>5</text:p>
          </table:table-cell>
          <table:table-cell table:style-name="train_20_heading_20_1" table:formula="of:=[.A517]" office:value-type="string" office:string-value="Feng Shui  6" calcext:value-type="string">
            <text:p>Feng Shui <text:s/>6</text:p>
          </table:table-cell>
          <table:table-cell table:style-name="train_20_heading_20_1" table:formula="of:=[.A518]" office:value-type="string" office:string-value="Feng Shui  7" calcext:value-type="string">
            <text:p>Feng Shui <text:s/>7</text:p>
          </table:table-cell>
          <table:table-cell table:style-name="train_20_heading_20_1" table:formula="of:=[.A519]" office:value-type="string" office:string-value="Feng Shui  8" calcext:value-type="string">
            <text:p>Feng Shui <text:s/>8</text:p>
          </table:table-cell>
          <table:table-cell table:style-name="train_20_heading_20_1" table:formula="of:=[.A520]" office:value-type="string" office:string-value="Feng Shui  9" calcext:value-type="string">
            <text:p>Feng Shui <text:s/>9</text:p>
          </table:table-cell>
          <table:table-cell table:style-name="train_20_heading_20_1" table:formula="of:=[.A521]" office:value-type="string" office:string-value="Feng Shui  10" calcext:value-type="string">
            <text:p>Feng Shui <text:s/>10</text:p>
          </table:table-cell>
          <table:table-cell table:style-name="train_20_heading_20_1" table:formula="of:=[.A522]" office:value-type="string" office:string-value="Feng Shui  11" calcext:value-type="string">
            <text:p>Feng Shui <text:s/>11</text:p>
          </table:table-cell>
          <table:table-cell table:style-name="train_20_heading_20_1" table:formula="of:=[.A523]" office:value-type="string" office:string-value="Feng Shui  12" calcext:value-type="string">
            <text:p>Feng Shui <text:s/>12</text:p>
          </table:table-cell>
          <table:table-cell table:style-name="train_20_heading_20_1" table:formula="of:=[.A524]" office:value-type="string" office:string-value="Feng Shui  13" calcext:value-type="string">
            <text:p>Feng Shui <text:s/>13</text:p>
          </table:table-cell>
          <table:table-cell table:style-name="train_20_heading_20_1" table:formula="of:=[.A525]" office:value-type="string" office:string-value="Feng Shui  14" calcext:value-type="string">
            <text:p>Feng Shui <text:s/>14</text:p>
          </table:table-cell>
          <table:table-cell table:style-name="train_20_heading_20_1" table:formula="of:=[.A526]" office:value-type="string" office:string-value="Feng Shui  15" calcext:value-type="string">
            <text:p>Feng Shui <text:s/>15</text:p>
          </table:table-cell>
          <table:table-cell table:style-name="train_20_heading_20_1" table:formula="of:=[.A527]" office:value-type="string" office:string-value="Feng Shui  16" calcext:value-type="string">
            <text:p>Feng Shui <text:s/>16</text:p>
          </table:table-cell>
          <table:table-cell table:style-name="train_20_heading_20_1" table:formula="of:=[.A528]" office:value-type="string" office:string-value="Feng Shui  17" calcext:value-type="string">
            <text:p>Feng Shui <text:s/>17</text:p>
          </table:table-cell>
          <table:table-cell table:style-name="train_20_heading_20_1" table:formula="of:=[.A529]" office:value-type="string" office:string-value="Feng Shui  18" calcext:value-type="string">
            <text:p>Feng Shui <text:s/>18</text:p>
          </table:table-cell>
          <table:table-cell table:style-name="train_20_heading_20_1" table:formula="of:=[.A530]" office:value-type="string" office:string-value="Feng Shui  19" calcext:value-type="string">
            <text:p>Feng Shui <text:s/>19</text:p>
          </table:table-cell>
          <table:table-cell table:style-name="train_20_heading_20_1" table:formula="of:=[.A531]" office:value-type="string" office:string-value="Feng Shui  20" calcext:value-type="string">
            <text:p>Feng Shui <text:s/>20</text:p>
          </table:table-cell>
          <table:table-cell table:style-name="train_20_heading_20_1" table:formula="of:=[.A532]" office:value-type="string" office:string-value="Feng Shui  21" calcext:value-type="string">
            <text:p>Feng Shui <text:s/>21</text:p>
          </table:table-cell>
          <table:table-cell table:style-name="train_20_heading_20_1" table:formula="of:=[.A533]" office:value-type="string" office:string-value="Feng Shui  22" calcext:value-type="string">
            <text:p>Feng Shui <text:s/>22</text:p>
          </table:table-cell>
          <table:table-cell table:style-name="train_20_heading_20_1" table:formula="of:=[.A534]" office:value-type="string" office:string-value="Feng Shui  23" calcext:value-type="string">
            <text:p>Feng Shui <text:s/>23</text:p>
          </table:table-cell>
          <table:table-cell table:style-name="train_20_heading_20_1" table:formula="of:=[.A535]" office:value-type="string" office:string-value="Feng Shui  24" calcext:value-type="string">
            <text:p>Feng Shui <text:s/>24</text:p>
          </table:table-cell>
          <table:table-cell table:style-name="train_20_heading_20_1" table:formula="of:=[.A536]" office:value-type="string" office:string-value="Feng Shui  25" calcext:value-type="string">
            <text:p>Feng Shui <text:s/>25</text:p>
          </table:table-cell>
          <table:table-cell table:style-name="train_20_heading_20_1" table:formula="of:=[.A537]" office:value-type="string" office:string-value="Feng Shui  26" calcext:value-type="string">
            <text:p>Feng Shui <text:s/>26</text:p>
          </table:table-cell>
          <table:table-cell table:style-name="train_20_heading_20_1" table:formula="of:=[.A538]" office:value-type="string" office:string-value="Feng Shui  27" calcext:value-type="string">
            <text:p>Feng Shui <text:s/>27</text:p>
          </table:table-cell>
          <table:table-cell table:style-name="train_20_heading_20_1" table:formula="of:=[.A539]" office:value-type="string" office:string-value="Feng Shui  28" calcext:value-type="string">
            <text:p>Feng Shui <text:s/>28</text:p>
          </table:table-cell>
          <table:table-cell table:style-name="train_20_heading_20_1" table:formula="of:=[.A540]" office:value-type="string" office:string-value="Feng Shui  29" calcext:value-type="string">
            <text:p>Feng Shui <text:s/>29</text:p>
          </table:table-cell>
          <table:table-cell table:style-name="train_20_heading_20_1" table:formula="of:=[.A541]" office:value-type="string" office:string-value="Feng Shui  30" calcext:value-type="string">
            <text:p>Feng Shui <text:s/>30</text:p>
          </table:table-cell>
          <table:table-cell table:style-name="train_20_heading_20_1" table:formula="of:=[.A542]" office:value-type="string" office:string-value="Feng Shui  31" calcext:value-type="string">
            <text:p>Feng Shui <text:s/>31</text:p>
          </table:table-cell>
          <table:table-cell table:style-name="train_20_heading_20_1" table:formula="of:=[.A543]" office:value-type="string" office:string-value="Feng Shui  32" calcext:value-type="string">
            <text:p>Feng Shui <text:s/>32</text:p>
          </table:table-cell>
          <table:table-cell table:style-name="train_20_heading_20_1" table:formula="of:=[.A544]" office:value-type="string" office:string-value="Feng Shui  33" calcext:value-type="string">
            <text:p>Feng Shui <text:s/>33</text:p>
          </table:table-cell>
          <table:table-cell table:style-name="train_20_heading_20_1" table:formula="of:=[.A545]" office:value-type="string" office:string-value="Feng Shui  34" calcext:value-type="string">
            <text:p>Feng Shui <text:s/>34</text:p>
          </table:table-cell>
          <table:table-cell table:style-name="train_20_heading_20_1" table:formula="of:=[.A546]" office:value-type="string" office:string-value="Feng Shui  35" calcext:value-type="string">
            <text:p>Feng Shui <text:s/>35</text:p>
          </table:table-cell>
          <table:table-cell table:style-name="train_20_heading_20_1" table:formula="of:=[.A547]" office:value-type="string" office:string-value="Feng Shui  36" calcext:value-type="string">
            <text:p>Feng Shui <text:s/>36</text:p>
          </table:table-cell>
          <table:table-cell table:style-name="train_20_heading_20_1" table:formula="of:=[.A548]" office:value-type="string" office:string-value="Feng Shui  37" calcext:value-type="string">
            <text:p>Feng Shui <text:s/>37</text:p>
          </table:table-cell>
          <table:table-cell table:style-name="train_20_heading_20_1" table:formula="of:=[.A549]" office:value-type="string" office:string-value="Feng Shui  38" calcext:value-type="string">
            <text:p>Feng Shui <text:s/>38</text:p>
          </table:table-cell>
          <table:table-cell table:style-name="train_20_heading_20_1" table:formula="of:=[.A550]" office:value-type="string" office:string-value="Feng Shui  39" calcext:value-type="string">
            <text:p>Feng Shui <text:s/>39</text:p>
          </table:table-cell>
          <table:table-cell table:style-name="train_20_heading_20_1" table:formula="of:=[.A551]" office:value-type="string" office:string-value="Feng Shui  40" calcext:value-type="string">
            <text:p>Feng Shui <text:s/>40</text:p>
          </table:table-cell>
          <table:table-cell table:style-name="train_20_heading_20_1" table:formula="of:=[.A552]" office:value-type="string" office:string-value="Feng Shui  41" calcext:value-type="string">
            <text:p>Feng Shui <text:s/>41</text:p>
          </table:table-cell>
          <table:table-cell table:style-name="train_20_heading_20_1" table:formula="of:=[.A553]" office:value-type="string" office:string-value="Feng Shui  42" calcext:value-type="string">
            <text:p>Feng Shui <text:s/>42</text:p>
          </table:table-cell>
          <table:table-cell table:style-name="train_20_heading_20_1" table:formula="of:=[.A554]" office:value-type="string" office:string-value="Feng Shui  43" calcext:value-type="string">
            <text:p>Feng Shui <text:s/>43</text:p>
          </table:table-cell>
          <table:table-cell table:style-name="train_20_heading_20_1" table:formula="of:=[.A555]" office:value-type="string" office:string-value="Feng Shui  44" calcext:value-type="string">
            <text:p>Feng Shui <text:s/>44</text:p>
          </table:table-cell>
          <table:table-cell table:style-name="train_20_heading_20_1" table:formula="of:=[.A556]" office:value-type="string" office:string-value="Feng Shui  45" calcext:value-type="string">
            <text:p>Feng Shui <text:s/>45</text:p>
          </table:table-cell>
          <table:table-cell table:style-name="train_20_heading_20_1" table:formula="of:=[.A557]" office:value-type="string" office:string-value="Feng Shui  46" calcext:value-type="string">
            <text:p>Feng Shui <text:s/>46</text:p>
          </table:table-cell>
          <table:table-cell table:style-name="train_20_heading_20_1" table:formula="of:=[.A558]" office:value-type="string" office:string-value="Feng Shui  47" calcext:value-type="string">
            <text:p>Feng Shui <text:s/>47</text:p>
          </table:table-cell>
          <table:table-cell table:style-name="train_20_heading_20_1" table:formula="of:=[.A559]" office:value-type="string" office:string-value="Feng Shui  48" calcext:value-type="string">
            <text:p>Feng Shui <text:s/>48</text:p>
          </table:table-cell>
          <table:table-cell table:style-name="train_20_heading_20_1" table:formula="of:=[.A560]" office:value-type="string" office:string-value="Feng Shui  49" calcext:value-type="string">
            <text:p>Feng Shui <text:s/>49</text:p>
          </table:table-cell>
          <table:table-cell table:style-name="train_20_heading_20_1" table:formula="of:=[.A561]" office:value-type="string" office:string-value="Feng Shui  50" calcext:value-type="string">
            <text:p>Feng Shui <text:s/>50</text:p>
          </table:table-cell>
          <table:table-cell table:style-name="train_20_heading_20_1" table:formula="of:=[.A562]" office:value-type="string" office:string-value="Feng Shui  51" calcext:value-type="string">
            <text:p>Feng Shui <text:s/>51</text:p>
          </table:table-cell>
          <table:table-cell table:style-name="train_20_heading_20_1" table:formula="of:=[.A563]" office:value-type="string" office:string-value="Feng Shui  52" calcext:value-type="string">
            <text:p>Feng Shui <text:s/>52</text:p>
          </table:table-cell>
          <table:table-cell table:style-name="train_20_heading_20_1" table:formula="of:=[.A564]" office:value-type="string" office:string-value="Feng Shui  53" calcext:value-type="string">
            <text:p>Feng Shui <text:s/>53</text:p>
          </table:table-cell>
          <table:table-cell table:style-name="train_20_heading_20_1" table:formula="of:=[.A565]" office:value-type="string" office:string-value="Feng Shui  54" calcext:value-type="string">
            <text:p>Feng Shui <text:s/>54</text:p>
          </table:table-cell>
          <table:table-cell table:style-name="train_20_heading_20_1" table:formula="of:=[.A566]" office:value-type="string" office:string-value="Feng Shui  55" calcext:value-type="string">
            <text:p>Feng Shui <text:s/>55</text:p>
          </table:table-cell>
          <table:table-cell table:style-name="train_20_heading_20_1" table:formula="of:=[.A567]" office:value-type="string" office:string-value="Feng Shui  56" calcext:value-type="string">
            <text:p>Feng Shui <text:s/>56</text:p>
          </table:table-cell>
          <table:table-cell table:style-name="train_20_heading_20_1" table:formula="of:=[.A568]" office:value-type="string" office:string-value="Feng Shui  57" calcext:value-type="string">
            <text:p>Feng Shui <text:s/>57</text:p>
          </table:table-cell>
          <table:table-cell table:style-name="train_20_heading_20_1" table:formula="of:=[.A569]" office:value-type="string" office:string-value="Feng Shui  58" calcext:value-type="string">
            <text:p>Feng Shui <text:s/>58</text:p>
          </table:table-cell>
          <table:table-cell table:style-name="train_20_heading_20_1" table:formula="of:=[.A570]" office:value-type="string" office:string-value="Feng Shui  59" calcext:value-type="string">
            <text:p>Feng Shui <text:s/>59</text:p>
          </table:table-cell>
          <table:table-cell table:style-name="train_20_heading_20_1" table:formula="of:=[.A571]" office:value-type="string" office:string-value="Feng Shui  60" calcext:value-type="string">
            <text:p>Feng Shui <text:s/>60</text:p>
          </table:table-cell>
          <table:table-cell table:style-name="train_20_heading_20_1" table:formula="of:=[.A572]" office:value-type="string" office:string-value="Feng Shui  61" calcext:value-type="string">
            <text:p>Feng Shui <text:s/>61</text:p>
          </table:table-cell>
          <table:table-cell table:style-name="train_20_heading_20_1" table:formula="of:=[.A573]" office:value-type="string" office:string-value="Feng Shui  62" calcext:value-type="string">
            <text:p>Feng Shui <text:s/>62</text:p>
          </table:table-cell>
          <table:table-cell table:style-name="train_20_heading_20_1" table:formula="of:=[.A574]" office:value-type="string" office:string-value="Feng Shui  63" calcext:value-type="string">
            <text:p>Feng Shui <text:s/>63</text:p>
          </table:table-cell>
          <table:table-cell table:style-name="train_20_heading_20_1" table:formula="of:=[.A575]" office:value-type="string" office:string-value="Feng Shui  64" calcext:value-type="string">
            <text:p>Feng Shui <text:s/>64</text:p>
          </table:table-cell>
          <table:table-cell table:style-name="train_20_heading_20_1" table:formula="of:=[.A576]" office:value-type="string" office:string-value="Feng Shui  65" calcext:value-type="string">
            <text:p>Feng Shui <text:s/>65</text:p>
          </table:table-cell>
          <table:table-cell table:style-name="train_20_heading_20_1" table:formula="of:=[.A577]" office:value-type="string" office:string-value="Feng Shui  66" calcext:value-type="string">
            <text:p>Feng Shui <text:s/>66</text:p>
          </table:table-cell>
          <table:table-cell table:style-name="train_20_heading_20_1" table:formula="of:=[.A578]" office:value-type="string" office:string-value="Feng Shui  67" calcext:value-type="string">
            <text:p>Feng Shui <text:s/>67</text:p>
          </table:table-cell>
          <table:table-cell table:style-name="train_20_heading_20_1" table:formula="of:=[.A579]" office:value-type="string" office:string-value="Feng Shui  68" calcext:value-type="string">
            <text:p>Feng Shui <text:s/>68</text:p>
          </table:table-cell>
          <table:table-cell table:style-name="train_20_heading_20_1" table:formula="of:=[.A580]" office:value-type="string" office:string-value="Feng Shui  69" calcext:value-type="string">
            <text:p>Feng Shui <text:s/>69</text:p>
          </table:table-cell>
          <table:table-cell table:style-name="train_20_heading_20_1" table:formula="of:=[.A581]" office:value-type="string" office:string-value="Feng Shui  70" calcext:value-type="string">
            <text:p>Feng Shui <text:s/>70</text:p>
          </table:table-cell>
          <table:table-cell table:style-name="train_20_heading_20_1" table:formula="of:=[.A582]" office:value-type="string" office:string-value="Feng Shui  71" calcext:value-type="string">
            <text:p>Feng Shui <text:s/>71</text:p>
          </table:table-cell>
          <table:table-cell table:style-name="train_20_heading_20_1" table:formula="of:=[.A583]" office:value-type="string" office:string-value="Feng Shui  72" calcext:value-type="string">
            <text:p>Feng Shui <text:s/>72</text:p>
          </table:table-cell>
          <table:table-cell table:style-name="train_20_heading_20_1" table:formula="of:=[.A584]" office:value-type="string" office:string-value="Feng Shui  73" calcext:value-type="string">
            <text:p>Feng Shui <text:s/>73</text:p>
          </table:table-cell>
          <table:table-cell table:style-name="train_20_heading_20_1" table:formula="of:=[.A585]" office:value-type="string" office:string-value="Feng Shui  74" calcext:value-type="string">
            <text:p>Feng Shui <text:s/>74</text:p>
          </table:table-cell>
          <table:table-cell table:style-name="train_20_heading_20_1" table:formula="of:=[.A586]" office:value-type="string" office:string-value="Feng Shui  75" calcext:value-type="string">
            <text:p>Feng Shui <text:s/>75</text:p>
          </table:table-cell>
          <table:table-cell table:style-name="train_20_heading_20_1" table:formula="of:=[.A587]" office:value-type="string" office:string-value="Feng Shui  76" calcext:value-type="string">
            <text:p>Feng Shui <text:s/>76</text:p>
          </table:table-cell>
          <table:table-cell table:style-name="train_20_heading_20_1" table:formula="of:=[.A588]" office:value-type="string" office:string-value="Feng Shui  77" calcext:value-type="string">
            <text:p>Feng Shui <text:s/>77</text:p>
          </table:table-cell>
          <table:table-cell table:style-name="train_20_heading_20_1" table:formula="of:=[.A589]" office:value-type="string" office:string-value="Feng Shui  78" calcext:value-type="string">
            <text:p>Feng Shui <text:s/>78</text:p>
          </table:table-cell>
          <table:table-cell table:style-name="train_20_heading_20_1" table:formula="of:=[.A590]" office:value-type="string" office:string-value="Feng Shui  79" calcext:value-type="string">
            <text:p>Feng Shui <text:s/>79</text:p>
          </table:table-cell>
          <table:table-cell table:style-name="train_20_heading_20_1" table:formula="of:=[.A591]" office:value-type="string" office:string-value="Feng Shui  80" calcext:value-type="string">
            <text:p>Feng Shui <text:s/>80</text:p>
          </table:table-cell>
          <table:table-cell table:style-name="train_20_heading_20_1" table:formula="of:=[.A592]" office:value-type="string" office:string-value="Feng Shui  81" calcext:value-type="string">
            <text:p>Feng Shui <text:s/>81</text:p>
          </table:table-cell>
          <table:table-cell table:style-name="train_20_heading_20_1" table:formula="of:=[.A593]" office:value-type="string" office:string-value="Feng Shui  82" calcext:value-type="string">
            <text:p>Feng Shui <text:s/>82</text:p>
          </table:table-cell>
          <table:table-cell table:style-name="train_20_heading_20_1" table:formula="of:=[.A594]" office:value-type="string" office:string-value="Feng Shui  83" calcext:value-type="string">
            <text:p>Feng Shui <text:s/>83</text:p>
          </table:table-cell>
          <table:table-cell table:style-name="train_20_heading_20_1" table:formula="of:=[.A595]" office:value-type="string" office:string-value="Feng Shui  84" calcext:value-type="string">
            <text:p>Feng Shui <text:s/>84</text:p>
          </table:table-cell>
          <table:table-cell table:style-name="train_20_heading_20_1" table:formula="of:=[.A596]" office:value-type="string" office:string-value="Feng Shui  85" calcext:value-type="string">
            <text:p>Feng Shui <text:s/>85</text:p>
          </table:table-cell>
          <table:table-cell table:style-name="train_20_heading_20_1" table:formula="of:=[.A597]" office:value-type="string" office:string-value="Feng Shui  86" calcext:value-type="string">
            <text:p>Feng Shui <text:s/>86</text:p>
          </table:table-cell>
          <table:table-cell table:style-name="train_20_heading_20_1" table:formula="of:=[.A598]" office:value-type="string" office:string-value="Feng Shui  87" calcext:value-type="string">
            <text:p>Feng Shui <text:s/>87</text:p>
          </table:table-cell>
          <table:table-cell table:style-name="train_20_heading_20_1" table:formula="of:=[.A599]" office:value-type="string" office:string-value="Feng Shui  88" calcext:value-type="string">
            <text:p>Feng Shui <text:s/>88</text:p>
          </table:table-cell>
          <table:table-cell table:style-name="train_20_heading_20_1" table:formula="of:=[.A600]" office:value-type="string" office:string-value="Feng Shui  89" calcext:value-type="string">
            <text:p>Feng Shui <text:s/>89</text:p>
          </table:table-cell>
          <table:table-cell table:style-name="train_20_heading_20_1" table:formula="of:=[.A601]" office:value-type="string" office:string-value="Feng Shui  90" calcext:value-type="string">
            <text:p>Feng Shui <text:s/>90</text:p>
          </table:table-cell>
          <table:table-cell table:style-name="train_20_heading_20_1" table:formula="of:=[.A602]" office:value-type="string" office:string-value="Feng Shui  91" calcext:value-type="string">
            <text:p>Feng Shui <text:s/>91</text:p>
          </table:table-cell>
          <table:table-cell table:style-name="train_20_heading_20_1" table:formula="of:=[.A603]" office:value-type="string" office:string-value="Feng Shui  92" calcext:value-type="string">
            <text:p>Feng Shui <text:s/>92</text:p>
          </table:table-cell>
          <table:table-cell table:style-name="train_20_heading_20_1" table:formula="of:=[.A604]" office:value-type="string" office:string-value="Feng Shui  93" calcext:value-type="string">
            <text:p>Feng Shui <text:s/>93</text:p>
          </table:table-cell>
          <table:table-cell table:style-name="train_20_heading_20_1" table:formula="of:=[.A605]" office:value-type="string" office:string-value="Feng Shui  94" calcext:value-type="string">
            <text:p>Feng Shui <text:s/>94</text:p>
          </table:table-cell>
          <table:table-cell table:style-name="train_20_heading_20_1" table:formula="of:=[.A606]" office:value-type="string" office:string-value="Feng Shui  95" calcext:value-type="string">
            <text:p>Feng Shui <text:s/>95</text:p>
          </table:table-cell>
          <table:table-cell table:style-name="train_20_heading_20_1" table:formula="of:=[.A607]" office:value-type="string" office:string-value="Feng Shui  96" calcext:value-type="string">
            <text:p>Feng Shui <text:s/>96</text:p>
          </table:table-cell>
          <table:table-cell table:style-name="train_20_heading_20_1" table:formula="of:=[.A608]" office:value-type="string" office:string-value="Feng Shui  97" calcext:value-type="string">
            <text:p>Feng Shui <text:s/>97</text:p>
          </table:table-cell>
          <table:table-cell table:style-name="train_20_heading_20_1" table:formula="of:=[.A609]" office:value-type="string" office:string-value="Feng Shui  98" calcext:value-type="string">
            <text:p>Feng Shui <text:s/>98</text:p>
          </table:table-cell>
          <table:table-cell table:style-name="train_20_heading_20_1" table:formula="of:=[.A610]" office:value-type="string" office:string-value="Feng Shui  99" calcext:value-type="string">
            <text:p>Feng Shui <text:s/>99</text:p>
          </table:table-cell>
          <table:table-cell table:style-name="train_20_heading_20_1" table:formula="of:=[.A611]" office:value-type="string" office:string-value="Feng Shui  100" calcext:value-type="string">
            <text:p>Feng Shui <text:s/>100</text:p>
          </table:table-cell>
          <table:table-cell table:style-name="train_20_heading_20_1" table:formula="of:=[.A612]" office:value-type="string" office:string-value="Feng Shui  101" calcext:value-type="string">
            <text:p>Feng Shui <text:s/>101</text:p>
          </table:table-cell>
          <table:table-cell table:style-name="train_20_heading_20_1" table:formula="of:=[.A613]" office:value-type="string" office:string-value="Feng Shui  102" calcext:value-type="string">
            <text:p>Feng Shui <text:s/>102</text:p>
          </table:table-cell>
          <table:table-cell table:style-name="train_20_heading_20_1" table:formula="of:=[.A614]" office:value-type="string" office:string-value="Feng Shui  103" calcext:value-type="string">
            <text:p>Feng Shui <text:s/>103</text:p>
          </table:table-cell>
          <table:table-cell table:style-name="train_20_heading_20_1" table:formula="of:=[.A615]" office:value-type="string" office:string-value="Feng Shui  104" calcext:value-type="string">
            <text:p>Feng Shui <text:s/>104</text:p>
          </table:table-cell>
          <table:table-cell table:style-name="train_20_heading_20_1" table:formula="of:=[.A616]" office:value-type="string" office:string-value="Feng Shui  105" calcext:value-type="string">
            <text:p>Feng Shui <text:s/>105</text:p>
          </table:table-cell>
          <table:table-cell table:style-name="train_20_heading_20_1" table:formula="of:=[.A617]" office:value-type="string" office:string-value=" " calcext:value-type="string">
            <text:p><text:s/></text:p>
          </table:table-cell>
          <table:table-cell table:style-name="train_20_heading_20_1" table:formula="of:=[.A618]" office:value-type="float" office:value="0" calcext:value-type="float">
            <text:p>0</text:p>
          </table:table-cell>
          <table:table-cell table:style-name="train_20_heading_20_1" table:formula="of:=[.A619]" office:value-type="float" office:value="0" calcext:value-type="float">
            <text:p>0</text:p>
          </table:table-cell>
          <table:table-cell table:style-name="train_20_heading_20_1" table:formula="of:=[.A620]" office:value-type="float" office:value="0" calcext:value-type="float">
            <text:p>0</text:p>
          </table:table-cell>
        </table:table-row>
        <table:table-row table:style-name="ro2">
          <table:table-cell table:style-name="train_20_tracks" office:value-type="string" calcext:value-type="string">
            <text:p>Meaning</text:p>
          </table:table-cell>
          <table:table-cell table:style-name="train_20_tracks" office:value-type="string" calcext:value-type="string">
            <text:p><text:s/></text:p>
          </table:table-cell>
          <table:table-cell table:style-name="train_20_tracks" table:formula="of:=[.B7]" office:value-type="float" office:value="0" calcext:value-type="float">
            <text:p>0</text:p>
          </table:table-cell>
          <table:table-cell table:style-name="train_20_tracks" table:formula="of:=[.B8]" office:value-type="float" office:value="0" calcext:value-type="float">
            <text:p>0</text:p>
          </table:table-cell>
          <table:table-cell table:style-name="train_20_tracks" table:formula="of:=[.B9]" office:value-type="float" office:value="0" calcext:value-type="float">
            <text:p>0</text:p>
          </table:table-cell>
          <table:table-cell table:style-name="train_20_tracks" table:formula="of:=[.B10]" office:value-type="float" office:value="0" calcext:value-type="float">
            <text:p>0</text:p>
          </table:table-cell>
          <table:table-cell table:style-name="train_20_tracks" table:formula="of:=[.B11]" office:value-type="float" office:value="0" calcext:value-type="float">
            <text:p>0</text:p>
          </table:table-cell>
          <table:table-cell table:style-name="train_20_tracks"/>
          <table:table-cell table:style-name="train_20_tracks" table:formula="of:=[.B12]" office:value-type="float" office:value="0" calcext:value-type="float">
            <text:p>0</text:p>
          </table:table-cell>
          <table:table-cell table:style-name="train_20_tracks" table:formula="of:=[.B13]" office:value-type="float" office:value="0" calcext:value-type="float">
            <text:p>0</text:p>
          </table:table-cell>
          <table:table-cell table:style-name="train_20_tracks" table:formula="of:=[.B14]" office:value-type="float" office:value="0" calcext:value-type="float">
            <text:p>0</text:p>
          </table:table-cell>
          <table:table-cell table:style-name="train_20_tracks" table:formula="of:=[.B15]" office:value-type="float" office:value="0" calcext:value-type="float">
            <text:p>0</text:p>
          </table:table-cell>
          <table:table-cell table:style-name="train_20_tracks" table:formula="of:=[.B16]" office:value-type="float" office:value="0" calcext:value-type="float">
            <text:p>0</text:p>
          </table:table-cell>
          <table:table-cell table:style-name="train_20_tracks" table:formula="of:=[.B17]" office:value-type="float" office:value="0" calcext:value-type="float">
            <text:p>0</text:p>
          </table:table-cell>
          <table:table-cell table:style-name="train_20_tracks" table:formula="of:=[.B18]" office:value-type="float" office:value="0" calcext:value-type="float">
            <text:p>0</text:p>
          </table:table-cell>
          <table:table-cell table:style-name="train_20_tracks" table:formula="of:=[.B19]" office:value-type="float" office:value="0" calcext:value-type="float">
            <text:p>0</text:p>
          </table:table-cell>
          <table:table-cell table:style-name="train_20_tracks" table:formula="of:=[.B20]" office:value-type="float" office:value="0" calcext:value-type="float">
            <text:p>0</text:p>
          </table:table-cell>
          <table:table-cell table:style-name="train_20_tracks" table:formula="of:=[.B21]" office:value-type="float" office:value="0" calcext:value-type="float">
            <text:p>0</text:p>
          </table:table-cell>
          <table:table-cell table:style-name="train_20_tracks" table:formula="of:=[.B22]" office:value-type="float" office:value="0" calcext:value-type="float">
            <text:p>0</text:p>
          </table:table-cell>
          <table:table-cell table:style-name="train_20_tracks" table:formula="of:=[.B23]" office:value-type="float" office:value="0" calcext:value-type="float">
            <text:p>0</text:p>
          </table:table-cell>
          <table:table-cell table:style-name="train_20_tracks" table:formula="of:=[.B24]" office:value-type="float" office:value="0" calcext:value-type="float">
            <text:p>0</text:p>
          </table:table-cell>
          <table:table-cell table:style-name="train_20_tracks" table:formula="of:=[.B25]" office:value-type="float" office:value="0" calcext:value-type="float">
            <text:p>0</text:p>
          </table:table-cell>
          <table:table-cell table:style-name="train_20_tracks" table:formula="of:=[.B26]" office:value-type="float" office:value="0" calcext:value-type="float">
            <text:p>0</text:p>
          </table:table-cell>
          <table:table-cell table:style-name="train_20_tracks" table:formula="of:=[.B27]" office:value-type="float" office:value="0" calcext:value-type="float">
            <text:p>0</text:p>
          </table:table-cell>
          <table:table-cell table:style-name="train_20_tracks" table:formula="of:=[.B28]" office:value-type="float" office:value="0" calcext:value-type="float">
            <text:p>0</text:p>
          </table:table-cell>
          <table:table-cell table:style-name="train_20_tracks" table:formula="of:=[.B29]" office:value-type="float" office:value="0" calcext:value-type="float">
            <text:p>0</text:p>
          </table:table-cell>
          <table:table-cell table:style-name="train_20_tracks" table:formula="of:=[.B30]" office:value-type="float" office:value="0" calcext:value-type="float">
            <text:p>0</text:p>
          </table:table-cell>
          <table:table-cell table:style-name="train_20_tracks" table:formula="of:=[.B31]" office:value-type="float" office:value="0" calcext:value-type="float">
            <text:p>0</text:p>
          </table:table-cell>
          <table:table-cell table:style-name="train_20_tracks" table:formula="of:=[.B32]" office:value-type="float" office:value="0" calcext:value-type="float">
            <text:p>0</text:p>
          </table:table-cell>
          <table:table-cell table:style-name="train_20_tracks" table:formula="of:=[.B33]" office:value-type="float" office:value="0" calcext:value-type="float">
            <text:p>0</text:p>
          </table:table-cell>
          <table:table-cell table:style-name="train_20_tracks" table:formula="of:=[.B34]" office:value-type="float" office:value="0" calcext:value-type="float">
            <text:p>0</text:p>
          </table:table-cell>
          <table:table-cell table:style-name="train_20_tracks" table:formula="of:=[.B35]" office:value-type="float" office:value="0" calcext:value-type="float">
            <text:p>0</text:p>
          </table:table-cell>
          <table:table-cell table:style-name="train_20_tracks" table:formula="of:=[.B36]" office:value-type="float" office:value="0" calcext:value-type="float">
            <text:p>0</text:p>
          </table:table-cell>
          <table:table-cell table:style-name="train_20_tracks" table:formula="of:=[.B37]" office:value-type="float" office:value="0" calcext:value-type="float">
            <text:p>0</text:p>
          </table:table-cell>
          <table:table-cell table:style-name="train_20_tracks" table:formula="of:=[.B38]" office:value-type="float" office:value="0" calcext:value-type="float">
            <text:p>0</text:p>
          </table:table-cell>
          <table:table-cell table:style-name="train_20_tracks" table:formula="of:=[.B39]" office:value-type="float" office:value="0" calcext:value-type="float">
            <text:p>0</text:p>
          </table:table-cell>
          <table:table-cell table:style-name="train_20_tracks" table:formula="of:=[.B40]" office:value-type="float" office:value="0" calcext:value-type="float">
            <text:p>0</text:p>
          </table:table-cell>
          <table:table-cell table:style-name="train_20_tracks" table:formula="of:=[.B41]" office:value-type="float" office:value="0" calcext:value-type="float">
            <text:p>0</text:p>
          </table:table-cell>
          <table:table-cell table:style-name="train_20_tracks" table:formula="of:=[.B42]" office:value-type="float" office:value="0" calcext:value-type="float">
            <text:p>0</text:p>
          </table:table-cell>
          <table:table-cell table:style-name="train_20_tracks" table:formula="of:=[.B43]" office:value-type="float" office:value="0" calcext:value-type="float">
            <text:p>0</text:p>
          </table:table-cell>
          <table:table-cell table:style-name="train_20_tracks" table:formula="of:=[.B44]" office:value-type="float" office:value="0" calcext:value-type="float">
            <text:p>0</text:p>
          </table:table-cell>
          <table:table-cell table:style-name="train_20_tracks" table:formula="of:=[.B49]" office:value-type="float" office:value="0" calcext:value-type="float">
            <text:p>0</text:p>
          </table:table-cell>
          <table:table-cell table:style-name="train_20_tracks" table:formula="of:=[.B50]" office:value-type="float" office:value="0" calcext:value-type="float">
            <text:p>0</text:p>
          </table:table-cell>
          <table:table-cell table:style-name="train_20_tracks" table:formula="of:=[.B51]" office:value-type="float" office:value="0" calcext:value-type="float">
            <text:p>0</text:p>
          </table:table-cell>
          <table:table-cell table:style-name="train_20_tracks" table:formula="of:=[.B52]" office:value-type="float" office:value="0" calcext:value-type="float">
            <text:p>0</text:p>
          </table:table-cell>
          <table:table-cell table:style-name="train_20_tracks" table:formula="of:=[.B53]" office:value-type="float" office:value="0" calcext:value-type="float">
            <text:p>0</text:p>
          </table:table-cell>
          <table:table-cell table:style-name="train_20_tracks" table:formula="of:=[.B54]" office:value-type="float" office:value="0" calcext:value-type="float">
            <text:p>0</text:p>
          </table:table-cell>
          <table:table-cell table:style-name="train_20_tracks" table:formula="of:=[.B55]" office:value-type="float" office:value="0" calcext:value-type="float">
            <text:p>0</text:p>
          </table:table-cell>
          <table:table-cell table:style-name="train_20_tracks" table:formula="of:=[.B56]" office:value-type="float" office:value="0" calcext:value-type="float">
            <text:p>0</text:p>
          </table:table-cell>
          <table:table-cell table:style-name="train_20_tracks" table:formula="of:=[.B57]" office:value-type="float" office:value="0" calcext:value-type="float">
            <text:p>0</text:p>
          </table:table-cell>
          <table:table-cell table:style-name="train_20_tracks" table:formula="of:=[.B58]" office:value-type="float" office:value="0" calcext:value-type="float">
            <text:p>0</text:p>
          </table:table-cell>
          <table:table-cell table:style-name="train_20_tracks" table:formula="of:=[.B59]" office:value-type="float" office:value="0" calcext:value-type="float">
            <text:p>0</text:p>
          </table:table-cell>
          <table:table-cell table:style-name="train_20_tracks" table:formula="of:=[.B60]" office:value-type="float" office:value="0" calcext:value-type="float">
            <text:p>0</text:p>
          </table:table-cell>
          <table:table-cell table:style-name="train_20_tracks" table:formula="of:=[.B61]" office:value-type="float" office:value="0" calcext:value-type="float">
            <text:p>0</text:p>
          </table:table-cell>
          <table:table-cell table:style-name="train_20_tracks" table:formula="of:=[.B62]" office:value-type="float" office:value="0" calcext:value-type="float">
            <text:p>0</text:p>
          </table:table-cell>
          <table:table-cell table:style-name="train_20_tracks" table:formula="of:=[.B63]" office:value-type="float" office:value="0" calcext:value-type="float">
            <text:p>0</text:p>
          </table:table-cell>
          <table:table-cell table:style-name="train_20_tracks" table:formula="of:=[.B64]" office:value-type="float" office:value="0" calcext:value-type="float">
            <text:p>0</text:p>
          </table:table-cell>
          <table:table-cell table:style-name="train_20_tracks" table:formula="of:=[.B65]" office:value-type="float" office:value="0" calcext:value-type="float">
            <text:p>0</text:p>
          </table:table-cell>
          <table:table-cell table:style-name="train_20_tracks" table:formula="of:=[.B66]" office:value-type="float" office:value="0" calcext:value-type="float">
            <text:p>0</text:p>
          </table:table-cell>
          <table:table-cell table:style-name="train_20_tracks" table:formula="of:=[.B67]" office:value-type="float" office:value="0" calcext:value-type="float">
            <text:p>0</text:p>
          </table:table-cell>
          <table:table-cell table:style-name="train_20_tracks" table:formula="of:=[.B68]" office:value-type="float" office:value="0" calcext:value-type="float">
            <text:p>0</text:p>
          </table:table-cell>
          <table:table-cell table:style-name="train_20_tracks" table:formula="of:=[.B69]" office:value-type="float" office:value="0" calcext:value-type="float">
            <text:p>0</text:p>
          </table:table-cell>
          <table:table-cell table:style-name="train_20_tracks" table:formula="of:=[.B70]" office:value-type="float" office:value="0" calcext:value-type="float">
            <text:p>0</text:p>
          </table:table-cell>
          <table:table-cell table:style-name="train_20_tracks" table:formula="of:=[.B71]" office:value-type="float" office:value="0" calcext:value-type="float">
            <text:p>0</text:p>
          </table:table-cell>
          <table:table-cell table:style-name="train_20_tracks" table:formula="of:=[.B72]" office:value-type="float" office:value="0" calcext:value-type="float">
            <text:p>0</text:p>
          </table:table-cell>
          <table:table-cell table:style-name="train_20_tracks" table:formula="of:=[.B73]" office:value-type="float" office:value="0" calcext:value-type="float">
            <text:p>0</text:p>
          </table:table-cell>
          <table:table-cell table:style-name="train_20_tracks" table:formula="of:=[.B74]" office:value-type="float" office:value="0" calcext:value-type="float">
            <text:p>0</text:p>
          </table:table-cell>
          <table:table-cell table:style-name="train_20_tracks" table:formula="of:=[.B75]" office:value-type="float" office:value="0" calcext:value-type="float">
            <text:p>0</text:p>
          </table:table-cell>
          <table:table-cell table:style-name="train_20_tracks" table:formula="of:=[.B76]" office:value-type="float" office:value="0" calcext:value-type="float">
            <text:p>0</text:p>
          </table:table-cell>
          <table:table-cell table:style-name="train_20_tracks" table:formula="of:=[.B77]" office:value-type="float" office:value="0" calcext:value-type="float">
            <text:p>0</text:p>
          </table:table-cell>
          <table:table-cell table:style-name="train_20_tracks" table:formula="of:=[.B78]" office:value-type="float" office:value="0" calcext:value-type="float">
            <text:p>0</text:p>
          </table:table-cell>
          <table:table-cell table:style-name="train_20_tracks" table:formula="of:=[.B79]" office:value-type="float" office:value="0" calcext:value-type="float">
            <text:p>0</text:p>
          </table:table-cell>
          <table:table-cell table:style-name="train_20_tracks" table:formula="of:=[.B80]" office:value-type="float" office:value="0" calcext:value-type="float">
            <text:p>0</text:p>
          </table:table-cell>
          <table:table-cell table:style-name="train_20_tracks" table:formula="of:=[.B81]" office:value-type="float" office:value="0" calcext:value-type="float">
            <text:p>0</text:p>
          </table:table-cell>
          <table:table-cell table:style-name="train_20_tracks" table:formula="of:=[.B82]" office:value-type="float" office:value="0" calcext:value-type="float">
            <text:p>0</text:p>
          </table:table-cell>
          <table:table-cell table:style-name="train_20_tracks" table:formula="of:=[.B83]" office:value-type="float" office:value="0" calcext:value-type="float">
            <text:p>0</text:p>
          </table:table-cell>
          <table:table-cell table:style-name="train_20_tracks" table:formula="of:=[.B84]" office:value-type="float" office:value="0" calcext:value-type="float">
            <text:p>0</text:p>
          </table:table-cell>
          <table:table-cell table:style-name="train_20_tracks" table:formula="of:=[.B85]" office:value-type="float" office:value="0" calcext:value-type="float">
            <text:p>0</text:p>
          </table:table-cell>
          <table:table-cell table:style-name="train_20_tracks" table:formula="of:=[.B86]" office:value-type="float" office:value="0" calcext:value-type="float">
            <text:p>0</text:p>
          </table:table-cell>
          <table:table-cell table:style-name="train_20_tracks" table:formula="of:=[.B87]" office:value-type="float" office:value="0" calcext:value-type="float">
            <text:p>0</text:p>
          </table:table-cell>
          <table:table-cell table:style-name="train_20_tracks" table:formula="of:=[.B88]" office:value-type="float" office:value="0" calcext:value-type="float">
            <text:p>0</text:p>
          </table:table-cell>
          <table:table-cell table:style-name="train_20_tracks" table:formula="of:=[.B89]" office:value-type="float" office:value="0" calcext:value-type="float">
            <text:p>0</text:p>
          </table:table-cell>
          <table:table-cell table:style-name="train_20_tracks" table:formula="of:=[.B90]" office:value-type="float" office:value="0" calcext:value-type="float">
            <text:p>0</text:p>
          </table:table-cell>
          <table:table-cell table:style-name="train_20_tracks" table:formula="of:=[.B91]" office:value-type="float" office:value="0" calcext:value-type="float">
            <text:p>0</text:p>
          </table:table-cell>
          <table:table-cell table:style-name="train_20_tracks" table:formula="of:=[.B92]" office:value-type="float" office:value="0" calcext:value-type="float">
            <text:p>0</text:p>
          </table:table-cell>
          <table:table-cell table:style-name="train_20_tracks" table:formula="of:=[.B93]" office:value-type="float" office:value="0" calcext:value-type="float">
            <text:p>0</text:p>
          </table:table-cell>
          <table:table-cell table:style-name="train_20_tracks" table:formula="of:=[.B94]" office:value-type="float" office:value="0" calcext:value-type="float">
            <text:p>0</text:p>
          </table:table-cell>
          <table:table-cell table:style-name="train_20_tracks" table:formula="of:=[.B95]" office:value-type="float" office:value="0" calcext:value-type="float">
            <text:p>0</text:p>
          </table:table-cell>
          <table:table-cell table:style-name="train_20_tracks" table:formula="of:=[.B96]" office:value-type="float" office:value="0" calcext:value-type="float">
            <text:p>0</text:p>
          </table:table-cell>
          <table:table-cell table:style-name="train_20_tracks" table:formula="of:=[.B97]" office:value-type="float" office:value="0" calcext:value-type="float">
            <text:p>0</text:p>
          </table:table-cell>
          <table:table-cell table:style-name="train_20_tracks" table:formula="of:=[.B98]" office:value-type="float" office:value="0" calcext:value-type="float">
            <text:p>0</text:p>
          </table:table-cell>
          <table:table-cell table:style-name="train_20_tracks" table:formula="of:=[.B99]" office:value-type="float" office:value="0" calcext:value-type="float">
            <text:p>0</text:p>
          </table:table-cell>
          <table:table-cell table:style-name="train_20_tracks" table:formula="of:=[.B100]" office:value-type="float" office:value="0" calcext:value-type="float">
            <text:p>0</text:p>
          </table:table-cell>
          <table:table-cell table:style-name="train_20_tracks" table:formula="of:=[.B101]" office:value-type="float" office:value="0" calcext:value-type="float">
            <text:p>0</text:p>
          </table:table-cell>
          <table:table-cell table:style-name="train_20_tracks" table:formula="of:=[.B102]" office:value-type="float" office:value="0" calcext:value-type="float">
            <text:p>0</text:p>
          </table:table-cell>
          <table:table-cell table:style-name="train_20_tracks" table:formula="of:=[.B103]" office:value-type="float" office:value="0" calcext:value-type="float">
            <text:p>0</text:p>
          </table:table-cell>
          <table:table-cell table:style-name="train_20_tracks" table:formula="of:=[.B104]" office:value-type="float" office:value="0" calcext:value-type="float">
            <text:p>0</text:p>
          </table:table-cell>
          <table:table-cell table:style-name="train_20_tracks" table:formula="of:=[.B105]" office:value-type="float" office:value="0" calcext:value-type="float">
            <text:p>0</text:p>
          </table:table-cell>
          <table:table-cell table:style-name="train_20_tracks" table:formula="of:=[.B106]" office:value-type="float" office:value="0" calcext:value-type="float">
            <text:p>0</text:p>
          </table:table-cell>
          <table:table-cell table:style-name="train_20_tracks" table:formula="of:=[.B107]" office:value-type="float" office:value="0" calcext:value-type="float">
            <text:p>0</text:p>
          </table:table-cell>
          <table:table-cell table:style-name="train_20_tracks" table:formula="of:=[.B108]" office:value-type="float" office:value="0" calcext:value-type="float">
            <text:p>0</text:p>
          </table:table-cell>
          <table:table-cell table:style-name="train_20_tracks" table:formula="of:=[.B109]" office:value-type="float" office:value="0" calcext:value-type="float">
            <text:p>0</text:p>
          </table:table-cell>
          <table:table-cell table:style-name="train_20_tracks" table:formula="of:=[.B110]" office:value-type="float" office:value="0" calcext:value-type="float">
            <text:p>0</text:p>
          </table:table-cell>
          <table:table-cell table:style-name="train_20_tracks" table:formula="of:=[.B111]" office:value-type="float" office:value="0" calcext:value-type="float">
            <text:p>0</text:p>
          </table:table-cell>
          <table:table-cell table:style-name="train_20_tracks" table:formula="of:=[.B112]" office:value-type="float" office:value="0" calcext:value-type="float">
            <text:p>0</text:p>
          </table:table-cell>
          <table:table-cell table:style-name="train_20_tracks" table:formula="of:=[.B113]" office:value-type="float" office:value="0" calcext:value-type="float">
            <text:p>0</text:p>
          </table:table-cell>
          <table:table-cell table:style-name="train_20_tracks" table:formula="of:=[.B114]" office:value-type="float" office:value="0" calcext:value-type="float">
            <text:p>0</text:p>
          </table:table-cell>
          <table:table-cell table:style-name="train_20_tracks" table:formula="of:=[.B115]" office:value-type="float" office:value="0" calcext:value-type="float">
            <text:p>0</text:p>
          </table:table-cell>
          <table:table-cell table:style-name="train_20_tracks" table:formula="of:=[.B116]" office:value-type="float" office:value="0" calcext:value-type="float">
            <text:p>0</text:p>
          </table:table-cell>
          <table:table-cell table:style-name="train_20_tracks" table:formula="of:=[.B117]" office:value-type="float" office:value="0" calcext:value-type="float">
            <text:p>0</text:p>
          </table:table-cell>
          <table:table-cell table:style-name="train_20_tracks" table:formula="of:=[.B118]" office:value-type="float" office:value="0" calcext:value-type="float">
            <text:p>0</text:p>
          </table:table-cell>
          <table:table-cell table:style-name="train_20_tracks" table:formula="of:=[.B119]" office:value-type="float" office:value="0" calcext:value-type="float">
            <text:p>0</text:p>
          </table:table-cell>
          <table:table-cell table:style-name="train_20_tracks" table:formula="of:=[.B120]" office:value-type="float" office:value="0" calcext:value-type="float">
            <text:p>0</text:p>
          </table:table-cell>
          <table:table-cell table:style-name="train_20_tracks" table:formula="of:=[.B121]" office:value-type="float" office:value="0" calcext:value-type="float">
            <text:p>0</text:p>
          </table:table-cell>
          <table:table-cell table:style-name="train_20_tracks" table:formula="of:=[.B122]" office:value-type="float" office:value="0" calcext:value-type="float">
            <text:p>0</text:p>
          </table:table-cell>
          <table:table-cell table:style-name="train_20_tracks" table:formula="of:=[.B123]" office:value-type="float" office:value="0" calcext:value-type="float">
            <text:p>0</text:p>
          </table:table-cell>
          <table:table-cell table:style-name="train_20_tracks" table:formula="of:=[.B124]" office:value-type="float" office:value="0" calcext:value-type="float">
            <text:p>0</text:p>
          </table:table-cell>
          <table:table-cell table:style-name="train_20_tracks" table:formula="of:=[.B125]" office:value-type="float" office:value="0" calcext:value-type="float">
            <text:p>0</text:p>
          </table:table-cell>
          <table:table-cell table:style-name="train_20_tracks" table:formula="of:=[.B126]" office:value-type="float" office:value="0" calcext:value-type="float">
            <text:p>0</text:p>
          </table:table-cell>
          <table:table-cell table:style-name="train_20_tracks" table:formula="of:=[.B127]" office:value-type="float" office:value="0" calcext:value-type="float">
            <text:p>0</text:p>
          </table:table-cell>
          <table:table-cell table:style-name="train_20_tracks" table:formula="of:=[.B128]" office:value-type="float" office:value="0" calcext:value-type="float">
            <text:p>0</text:p>
          </table:table-cell>
          <table:table-cell table:style-name="train_20_tracks" table:formula="of:=[.B129]" office:value-type="float" office:value="0" calcext:value-type="float">
            <text:p>0</text:p>
          </table:table-cell>
          <table:table-cell table:style-name="train_20_tracks" table:formula="of:=[.B130]" office:value-type="float" office:value="0" calcext:value-type="float">
            <text:p>0</text:p>
          </table:table-cell>
          <table:table-cell table:style-name="train_20_tracks" table:formula="of:=[.B131]" office:value-type="float" office:value="0" calcext:value-type="float">
            <text:p>0</text:p>
          </table:table-cell>
          <table:table-cell table:style-name="train_20_tracks" table:formula="of:=[.B132]" office:value-type="float" office:value="0" calcext:value-type="float">
            <text:p>0</text:p>
          </table:table-cell>
          <table:table-cell table:style-name="train_20_tracks" table:formula="of:=[.B133]" office:value-type="float" office:value="0" calcext:value-type="float">
            <text:p>0</text:p>
          </table:table-cell>
          <table:table-cell table:style-name="train_20_tracks" table:formula="of:=[.B134]" office:value-type="float" office:value="0" calcext:value-type="float">
            <text:p>0</text:p>
          </table:table-cell>
          <table:table-cell table:style-name="train_20_tracks" table:formula="of:=[.B135]" office:value-type="float" office:value="0" calcext:value-type="float">
            <text:p>0</text:p>
          </table:table-cell>
          <table:table-cell table:style-name="train_20_tracks" table:formula="of:=[.B136]" office:value-type="float" office:value="0" calcext:value-type="float">
            <text:p>0</text:p>
          </table:table-cell>
          <table:table-cell table:style-name="train_20_tracks" table:formula="of:=[.B137]" office:value-type="float" office:value="0" calcext:value-type="float">
            <text:p>0</text:p>
          </table:table-cell>
          <table:table-cell table:style-name="train_20_tracks" table:formula="of:=[.B138]" office:value-type="float" office:value="0" calcext:value-type="float">
            <text:p>0</text:p>
          </table:table-cell>
          <table:table-cell table:style-name="train_20_tracks" table:formula="of:=[.B139]" office:value-type="float" office:value="0" calcext:value-type="float">
            <text:p>0</text:p>
          </table:table-cell>
          <table:table-cell table:style-name="train_20_tracks" table:formula="of:=[.B140]" office:value-type="float" office:value="0" calcext:value-type="float">
            <text:p>0</text:p>
          </table:table-cell>
          <table:table-cell table:style-name="train_20_tracks" table:formula="of:=[.B141]" office:value-type="float" office:value="0" calcext:value-type="float">
            <text:p>0</text:p>
          </table:table-cell>
          <table:table-cell table:style-name="train_20_tracks" table:formula="of:=[.B142]" office:value-type="float" office:value="0" calcext:value-type="float">
            <text:p>0</text:p>
          </table:table-cell>
          <table:table-cell table:style-name="train_20_tracks" table:formula="of:=[.B143]" office:value-type="float" office:value="0" calcext:value-type="float">
            <text:p>0</text:p>
          </table:table-cell>
          <table:table-cell table:style-name="train_20_tracks" table:formula="of:=[.B144]" office:value-type="float" office:value="0" calcext:value-type="float">
            <text:p>0</text:p>
          </table:table-cell>
          <table:table-cell table:style-name="train_20_tracks" table:formula="of:=[.B145]" office:value-type="float" office:value="0" calcext:value-type="float">
            <text:p>0</text:p>
          </table:table-cell>
          <table:table-cell table:style-name="train_20_tracks" table:formula="of:=[.B146]" office:value-type="float" office:value="0" calcext:value-type="float">
            <text:p>0</text:p>
          </table:table-cell>
          <table:table-cell table:style-name="train_20_tracks" table:formula="of:=[.B147]" office:value-type="float" office:value="0" calcext:value-type="float">
            <text:p>0</text:p>
          </table:table-cell>
          <table:table-cell table:style-name="train_20_tracks" table:formula="of:=[.B148]" office:value-type="float" office:value="0" calcext:value-type="float">
            <text:p>0</text:p>
          </table:table-cell>
          <table:table-cell table:style-name="train_20_tracks" table:formula="of:=[.B149]" office:value-type="float" office:value="0" calcext:value-type="float">
            <text:p>0</text:p>
          </table:table-cell>
          <table:table-cell table:style-name="train_20_tracks" table:formula="of:=[.B150]" office:value-type="float" office:value="0" calcext:value-type="float">
            <text:p>0</text:p>
          </table:table-cell>
          <table:table-cell table:style-name="train_20_tracks" table:formula="of:=[.B151]" office:value-type="float" office:value="0" calcext:value-type="float">
            <text:p>0</text:p>
          </table:table-cell>
          <table:table-cell table:style-name="train_20_tracks" table:formula="of:=[.B152]" office:value-type="float" office:value="0" calcext:value-type="float">
            <text:p>0</text:p>
          </table:table-cell>
          <table:table-cell table:style-name="train_20_tracks" table:formula="of:=[.B153]" office:value-type="float" office:value="0" calcext:value-type="float">
            <text:p>0</text:p>
          </table:table-cell>
          <table:table-cell table:style-name="train_20_tracks" table:formula="of:=[.B154]" office:value-type="float" office:value="0" calcext:value-type="float">
            <text:p>0</text:p>
          </table:table-cell>
          <table:table-cell table:style-name="train_20_tracks" table:formula="of:=[.B155]" office:value-type="float" office:value="0" calcext:value-type="float">
            <text:p>0</text:p>
          </table:table-cell>
          <table:table-cell table:style-name="train_20_tracks" table:formula="of:=[.B156]" office:value-type="float" office:value="0" calcext:value-type="float">
            <text:p>0</text:p>
          </table:table-cell>
          <table:table-cell table:style-name="train_20_tracks" table:formula="of:=[.B157]" office:value-type="float" office:value="0" calcext:value-type="float">
            <text:p>0</text:p>
          </table:table-cell>
          <table:table-cell table:style-name="train_20_tracks" table:formula="of:=[.B158]" office:value-type="float" office:value="0" calcext:value-type="float">
            <text:p>0</text:p>
          </table:table-cell>
          <table:table-cell table:style-name="train_20_tracks" table:formula="of:=[.B159]" office:value-type="float" office:value="0" calcext:value-type="float">
            <text:p>0</text:p>
          </table:table-cell>
          <table:table-cell table:style-name="train_20_tracks" table:formula="of:=[.B160]" office:value-type="float" office:value="0" calcext:value-type="float">
            <text:p>0</text:p>
          </table:table-cell>
          <table:table-cell table:style-name="train_20_tracks" table:formula="of:=[.B161]" office:value-type="float" office:value="0" calcext:value-type="float">
            <text:p>0</text:p>
          </table:table-cell>
          <table:table-cell table:style-name="train_20_tracks" table:formula="of:=[.B162]" office:value-type="float" office:value="0" calcext:value-type="float">
            <text:p>0</text:p>
          </table:table-cell>
          <table:table-cell table:style-name="train_20_tracks" table:formula="of:=[.B163]" office:value-type="float" office:value="0" calcext:value-type="float">
            <text:p>0</text:p>
          </table:table-cell>
          <table:table-cell table:style-name="train_20_tracks" table:formula="of:=[.B164]" office:value-type="float" office:value="0" calcext:value-type="float">
            <text:p>0</text:p>
          </table:table-cell>
          <table:table-cell table:style-name="train_20_tracks" table:formula="of:=[.B165]" office:value-type="float" office:value="0" calcext:value-type="float">
            <text:p>0</text:p>
          </table:table-cell>
          <table:table-cell table:style-name="train_20_tracks" table:formula="of:=[.B166]" office:value-type="float" office:value="0" calcext:value-type="float">
            <text:p>0</text:p>
          </table:table-cell>
          <table:table-cell table:style-name="train_20_tracks" table:formula="of:=[.B167]" office:value-type="float" office:value="0" calcext:value-type="float">
            <text:p>0</text:p>
          </table:table-cell>
          <table:table-cell table:style-name="train_20_tracks" table:formula="of:=[.B168]" office:value-type="float" office:value="0" calcext:value-type="float">
            <text:p>0</text:p>
          </table:table-cell>
          <table:table-cell table:style-name="train_20_tracks" table:formula="of:=[.B169]" office:value-type="float" office:value="0" calcext:value-type="float">
            <text:p>0</text:p>
          </table:table-cell>
          <table:table-cell table:style-name="train_20_tracks" table:formula="of:=[.B170]" office:value-type="float" office:value="0" calcext:value-type="float">
            <text:p>0</text:p>
          </table:table-cell>
          <table:table-cell table:style-name="train_20_tracks" table:formula="of:=[.B171]" office:value-type="float" office:value="0" calcext:value-type="float">
            <text:p>0</text:p>
          </table:table-cell>
          <table:table-cell table:style-name="train_20_tracks" table:formula="of:=[.B172]" office:value-type="float" office:value="0" calcext:value-type="float">
            <text:p>0</text:p>
          </table:table-cell>
          <table:table-cell table:style-name="train_20_tracks" table:formula="of:=[.B173]" office:value-type="float" office:value="0" calcext:value-type="float">
            <text:p>0</text:p>
          </table:table-cell>
          <table:table-cell table:style-name="train_20_tracks" table:formula="of:=[.B174]" office:value-type="float" office:value="0" calcext:value-type="float">
            <text:p>0</text:p>
          </table:table-cell>
          <table:table-cell table:style-name="train_20_tracks" table:formula="of:=[.B175]" office:value-type="float" office:value="0" calcext:value-type="float">
            <text:p>0</text:p>
          </table:table-cell>
          <table:table-cell table:style-name="train_20_tracks" table:formula="of:=[.B176]" office:value-type="float" office:value="0" calcext:value-type="float">
            <text:p>0</text:p>
          </table:table-cell>
          <table:table-cell table:style-name="train_20_tracks" table:formula="of:=[.B177]" office:value-type="float" office:value="0" calcext:value-type="float">
            <text:p>0</text:p>
          </table:table-cell>
          <table:table-cell table:style-name="train_20_tracks" table:formula="of:=[.B178]" office:value-type="float" office:value="0" calcext:value-type="float">
            <text:p>0</text:p>
          </table:table-cell>
          <table:table-cell table:style-name="train_20_tracks" table:formula="of:=[.B179]" office:value-type="float" office:value="0" calcext:value-type="float">
            <text:p>0</text:p>
          </table:table-cell>
          <table:table-cell table:style-name="train_20_tracks" table:formula="of:=[.B180]" office:value-type="float" office:value="0" calcext:value-type="float">
            <text:p>0</text:p>
          </table:table-cell>
          <table:table-cell table:style-name="train_20_tracks" table:formula="of:=[.B181]" office:value-type="float" office:value="0" calcext:value-type="float">
            <text:p>0</text:p>
          </table:table-cell>
          <table:table-cell table:style-name="train_20_tracks" table:formula="of:=[.B183]" office:value-type="float" office:value="0" calcext:value-type="float">
            <text:p>0</text:p>
          </table:table-cell>
          <table:table-cell table:style-name="train_20_tracks" table:formula="of:=[.B184]" office:value-type="float" office:value="0" calcext:value-type="float">
            <text:p>0</text:p>
          </table:table-cell>
          <table:table-cell table:style-name="train_20_tracks" table:formula="of:=[.B185]" office:value-type="float" office:value="0" calcext:value-type="float">
            <text:p>0</text:p>
          </table:table-cell>
          <table:table-cell table:style-name="train_20_tracks" table:formula="of:=[.B186]" office:value-type="float" office:value="0" calcext:value-type="float">
            <text:p>0</text:p>
          </table:table-cell>
          <table:table-cell table:style-name="train_20_tracks" table:formula="of:=[.B187]" office:value-type="float" office:value="0" calcext:value-type="float">
            <text:p>0</text:p>
          </table:table-cell>
          <table:table-cell table:style-name="train_20_tracks" table:formula="of:=[.B188]" office:value-type="float" office:value="0" calcext:value-type="float">
            <text:p>0</text:p>
          </table:table-cell>
          <table:table-cell table:style-name="train_20_tracks" table:formula="of:=[.B189]" office:value-type="float" office:value="0" calcext:value-type="float">
            <text:p>0</text:p>
          </table:table-cell>
          <table:table-cell table:style-name="train_20_tracks" table:formula="of:=[.B190]" office:value-type="float" office:value="0" calcext:value-type="float">
            <text:p>0</text:p>
          </table:table-cell>
          <table:table-cell table:style-name="train_20_tracks" table:formula="of:=[.B191]" office:value-type="float" office:value="0" calcext:value-type="float">
            <text:p>0</text:p>
          </table:table-cell>
          <table:table-cell table:style-name="train_20_tracks" table:formula="of:=[.B192]" office:value-type="float" office:value="0" calcext:value-type="float">
            <text:p>0</text:p>
          </table:table-cell>
          <table:table-cell table:style-name="train_20_tracks" table:formula="of:=[.B193]" office:value-type="float" office:value="0" calcext:value-type="float">
            <text:p>0</text:p>
          </table:table-cell>
          <table:table-cell table:style-name="train_20_tracks" table:formula="of:=[.B194]" office:value-type="float" office:value="0" calcext:value-type="float">
            <text:p>0</text:p>
          </table:table-cell>
          <table:table-cell table:style-name="train_20_tracks" table:formula="of:=[.B195]" office:value-type="float" office:value="0" calcext:value-type="float">
            <text:p>0</text:p>
          </table:table-cell>
          <table:table-cell table:style-name="train_20_tracks" table:formula="of:=[.B196]" office:value-type="float" office:value="0" calcext:value-type="float">
            <text:p>0</text:p>
          </table:table-cell>
          <table:table-cell table:style-name="train_20_tracks" table:formula="of:=[.B197]" office:value-type="float" office:value="0" calcext:value-type="float">
            <text:p>0</text:p>
          </table:table-cell>
          <table:table-cell table:style-name="train_20_tracks" table:formula="of:=[.B198]" office:value-type="float" office:value="0" calcext:value-type="float">
            <text:p>0</text:p>
          </table:table-cell>
          <table:table-cell table:style-name="train_20_tracks" table:formula="of:=[.B199]" office:value-type="float" office:value="0" calcext:value-type="float">
            <text:p>0</text:p>
          </table:table-cell>
          <table:table-cell table:style-name="train_20_tracks" table:formula="of:=[.B200]" office:value-type="float" office:value="0" calcext:value-type="float">
            <text:p>0</text:p>
          </table:table-cell>
          <table:table-cell table:style-name="train_20_tracks" table:formula="of:=[.B201]" office:value-type="float" office:value="0" calcext:value-type="float">
            <text:p>0</text:p>
          </table:table-cell>
          <table:table-cell table:style-name="train_20_tracks" table:formula="of:=[.B202]" office:value-type="float" office:value="0" calcext:value-type="float">
            <text:p>0</text:p>
          </table:table-cell>
          <table:table-cell table:style-name="train_20_tracks" table:formula="of:=[.B203]" office:value-type="float" office:value="0" calcext:value-type="float">
            <text:p>0</text:p>
          </table:table-cell>
          <table:table-cell table:style-name="train_20_tracks" table:formula="of:=[.B204]" office:value-type="float" office:value="0" calcext:value-type="float">
            <text:p>0</text:p>
          </table:table-cell>
          <table:table-cell table:style-name="train_20_tracks" table:formula="of:=[.B205]" office:value-type="float" office:value="0" calcext:value-type="float">
            <text:p>0</text:p>
          </table:table-cell>
          <table:table-cell table:style-name="train_20_tracks" table:formula="of:=[.B206]" office:value-type="float" office:value="0" calcext:value-type="float">
            <text:p>0</text:p>
          </table:table-cell>
          <table:table-cell table:style-name="train_20_tracks" table:formula="of:=[.B207]" office:value-type="float" office:value="0" calcext:value-type="float">
            <text:p>0</text:p>
          </table:table-cell>
          <table:table-cell table:style-name="train_20_tracks" table:formula="of:=[.B208]" office:value-type="float" office:value="0" calcext:value-type="float">
            <text:p>0</text:p>
          </table:table-cell>
          <table:table-cell table:style-name="train_20_tracks" table:formula="of:=[.B209]" office:value-type="float" office:value="0" calcext:value-type="float">
            <text:p>0</text:p>
          </table:table-cell>
          <table:table-cell table:style-name="train_20_tracks" table:formula="of:=[.B210]" office:value-type="float" office:value="0" calcext:value-type="float">
            <text:p>0</text:p>
          </table:table-cell>
          <table:table-cell table:style-name="train_20_tracks" table:formula="of:=[.B211]" office:value-type="float" office:value="0" calcext:value-type="float">
            <text:p>0</text:p>
          </table:table-cell>
          <table:table-cell table:style-name="train_20_tracks" table:formula="of:=[.B212]" office:value-type="float" office:value="0" calcext:value-type="float">
            <text:p>0</text:p>
          </table:table-cell>
          <table:table-cell table:style-name="train_20_tracks" table:formula="of:=[.B213]" office:value-type="float" office:value="0" calcext:value-type="float">
            <text:p>0</text:p>
          </table:table-cell>
          <table:table-cell table:style-name="train_20_tracks" table:formula="of:=[.B214]" office:value-type="float" office:value="0" calcext:value-type="float">
            <text:p>0</text:p>
          </table:table-cell>
          <table:table-cell table:style-name="train_20_tracks" table:formula="of:=[.B215]" office:value-type="float" office:value="0" calcext:value-type="float">
            <text:p>0</text:p>
          </table:table-cell>
          <table:table-cell table:style-name="train_20_tracks" table:formula="of:=[.B216]" office:value-type="float" office:value="0" calcext:value-type="float">
            <text:p>0</text:p>
          </table:table-cell>
          <table:table-cell table:style-name="train_20_tracks" table:formula="of:=[.B217]" office:value-type="float" office:value="0" calcext:value-type="float">
            <text:p>0</text:p>
          </table:table-cell>
          <table:table-cell table:style-name="train_20_tracks" table:formula="of:=[.B218]" office:value-type="float" office:value="0" calcext:value-type="float">
            <text:p>0</text:p>
          </table:table-cell>
          <table:table-cell table:style-name="train_20_tracks" table:formula="of:=[.B219]" office:value-type="float" office:value="0" calcext:value-type="float">
            <text:p>0</text:p>
          </table:table-cell>
          <table:table-cell table:style-name="train_20_tracks" table:formula="of:=[.B220]" office:value-type="float" office:value="0" calcext:value-type="float">
            <text:p>0</text:p>
          </table:table-cell>
          <table:table-cell table:style-name="train_20_tracks" table:formula="of:=[.B221]" office:value-type="float" office:value="0" calcext:value-type="float">
            <text:p>0</text:p>
          </table:table-cell>
          <table:table-cell table:style-name="train_20_tracks" table:formula="of:=[.B222]" office:value-type="float" office:value="0" calcext:value-type="float">
            <text:p>0</text:p>
          </table:table-cell>
          <table:table-cell table:style-name="train_20_tracks" table:formula="of:=[.B223]" office:value-type="float" office:value="0" calcext:value-type="float">
            <text:p>0</text:p>
          </table:table-cell>
          <table:table-cell table:style-name="train_20_tracks" table:formula="of:=[.B224]" office:value-type="float" office:value="0" calcext:value-type="float">
            <text:p>0</text:p>
          </table:table-cell>
          <table:table-cell table:style-name="train_20_tracks" table:formula="of:=[.B225]" office:value-type="float" office:value="0" calcext:value-type="float">
            <text:p>0</text:p>
          </table:table-cell>
          <table:table-cell table:style-name="train_20_tracks" table:formula="of:=[.B226]" office:value-type="float" office:value="0" calcext:value-type="float">
            <text:p>0</text:p>
          </table:table-cell>
          <table:table-cell table:style-name="train_20_tracks" table:formula="of:=[.B227]" office:value-type="float" office:value="0" calcext:value-type="float">
            <text:p>0</text:p>
          </table:table-cell>
          <table:table-cell table:style-name="train_20_tracks" table:formula="of:=[.B228]" office:value-type="float" office:value="0" calcext:value-type="float">
            <text:p>0</text:p>
          </table:table-cell>
          <table:table-cell table:style-name="train_20_tracks" table:formula="of:=[.B229]" office:value-type="float" office:value="0" calcext:value-type="float">
            <text:p>0</text:p>
          </table:table-cell>
          <table:table-cell table:style-name="train_20_tracks" table:formula="of:=[.B230]" office:value-type="float" office:value="0" calcext:value-type="float">
            <text:p>0</text:p>
          </table:table-cell>
          <table:table-cell table:style-name="train_20_tracks" table:formula="of:=[.B231]" office:value-type="float" office:value="0" calcext:value-type="float">
            <text:p>0</text:p>
          </table:table-cell>
          <table:table-cell table:style-name="train_20_tracks" table:formula="of:=[.B232]" office:value-type="float" office:value="0" calcext:value-type="float">
            <text:p>0</text:p>
          </table:table-cell>
          <table:table-cell table:style-name="train_20_tracks" table:formula="of:=[.B233]" office:value-type="float" office:value="0" calcext:value-type="float">
            <text:p>0</text:p>
          </table:table-cell>
          <table:table-cell table:style-name="train_20_tracks" table:formula="of:=[.B234]" office:value-type="float" office:value="0" calcext:value-type="float">
            <text:p>0</text:p>
          </table:table-cell>
          <table:table-cell table:style-name="train_20_tracks" table:formula="of:=[.B235]" office:value-type="float" office:value="0" calcext:value-type="float">
            <text:p>0</text:p>
          </table:table-cell>
          <table:table-cell table:style-name="train_20_tracks" table:formula="of:=[.B236]" office:value-type="float" office:value="0" calcext:value-type="float">
            <text:p>0</text:p>
          </table:table-cell>
          <table:table-cell table:style-name="train_20_tracks" table:formula="of:=[.B237]" office:value-type="float" office:value="0" calcext:value-type="float">
            <text:p>0</text:p>
          </table:table-cell>
          <table:table-cell table:style-name="train_20_tracks" table:formula="of:=[.B238]" office:value-type="float" office:value="0" calcext:value-type="float">
            <text:p>0</text:p>
          </table:table-cell>
          <table:table-cell table:style-name="train_20_tracks" table:formula="of:=[.B239]" office:value-type="float" office:value="0" calcext:value-type="float">
            <text:p>0</text:p>
          </table:table-cell>
          <table:table-cell table:style-name="train_20_tracks" table:formula="of:=[.B240]" office:value-type="float" office:value="0" calcext:value-type="float">
            <text:p>0</text:p>
          </table:table-cell>
          <table:table-cell table:style-name="train_20_tracks" table:formula="of:=[.B241]" office:value-type="float" office:value="0" calcext:value-type="float">
            <text:p>0</text:p>
          </table:table-cell>
          <table:table-cell table:style-name="train_20_tracks" table:formula="of:=[.B242]" office:value-type="float" office:value="0" calcext:value-type="float">
            <text:p>0</text:p>
          </table:table-cell>
          <table:table-cell table:style-name="train_20_tracks" table:formula="of:=[.B243]" office:value-type="float" office:value="0" calcext:value-type="float">
            <text:p>0</text:p>
          </table:table-cell>
          <table:table-cell table:style-name="train_20_tracks" table:formula="of:=[.B244]" office:value-type="float" office:value="0" calcext:value-type="float">
            <text:p>0</text:p>
          </table:table-cell>
          <table:table-cell table:style-name="train_20_tracks" table:formula="of:=[.B245]" office:value-type="float" office:value="0" calcext:value-type="float">
            <text:p>0</text:p>
          </table:table-cell>
          <table:table-cell table:style-name="train_20_tracks" table:formula="of:=[.B246]" office:value-type="float" office:value="0" calcext:value-type="float">
            <text:p>0</text:p>
          </table:table-cell>
          <table:table-cell table:style-name="train_20_tracks" table:formula="of:=[.B247]" office:value-type="float" office:value="0" calcext:value-type="float">
            <text:p>0</text:p>
          </table:table-cell>
          <table:table-cell table:style-name="train_20_tracks" table:formula="of:=[.B248]" office:value-type="float" office:value="0" calcext:value-type="float">
            <text:p>0</text:p>
          </table:table-cell>
          <table:table-cell table:style-name="train_20_tracks" table:formula="of:=[.B249]" office:value-type="float" office:value="0" calcext:value-type="float">
            <text:p>0</text:p>
          </table:table-cell>
          <table:table-cell table:style-name="train_20_tracks" table:formula="of:=[.B250]" office:value-type="float" office:value="0" calcext:value-type="float">
            <text:p>0</text:p>
          </table:table-cell>
          <table:table-cell table:style-name="train_20_tracks" table:formula="of:=[.B251]" office:value-type="float" office:value="0" calcext:value-type="float">
            <text:p>0</text:p>
          </table:table-cell>
          <table:table-cell table:style-name="train_20_tracks" table:formula="of:=[.B252]" office:value-type="float" office:value="0" calcext:value-type="float">
            <text:p>0</text:p>
          </table:table-cell>
          <table:table-cell table:style-name="train_20_tracks" table:formula="of:=[.B253]" office:value-type="float" office:value="0" calcext:value-type="float">
            <text:p>0</text:p>
          </table:table-cell>
          <table:table-cell table:style-name="train_20_tracks" table:formula="of:=[.B254]" office:value-type="float" office:value="0" calcext:value-type="float">
            <text:p>0</text:p>
          </table:table-cell>
          <table:table-cell table:style-name="train_20_tracks" table:formula="of:=[.B265]" office:value-type="float" office:value="0" calcext:value-type="float">
            <text:p>0</text:p>
          </table:table-cell>
          <table:table-cell table:style-name="train_20_tracks" table:formula="of:=[.B266]" office:value-type="float" office:value="0" calcext:value-type="float">
            <text:p>0</text:p>
          </table:table-cell>
          <table:table-cell table:style-name="train_20_tracks" table:formula="of:=[.B267]" office:value-type="float" office:value="0" calcext:value-type="float">
            <text:p>0</text:p>
          </table:table-cell>
          <table:table-cell table:style-name="train_20_tracks" table:formula="of:=[.B268]" office:value-type="float" office:value="0" calcext:value-type="float">
            <text:p>0</text:p>
          </table:table-cell>
          <table:table-cell table:style-name="train_20_tracks" table:formula="of:=[.B269]" office:value-type="float" office:value="0" calcext:value-type="float">
            <text:p>0</text:p>
          </table:table-cell>
          <table:table-cell table:style-name="train_20_tracks" table:formula="of:=[.B270]" office:value-type="float" office:value="0" calcext:value-type="float">
            <text:p>0</text:p>
          </table:table-cell>
          <table:table-cell table:style-name="train_20_tracks" table:formula="of:=[.B271]" office:value-type="float" office:value="0" calcext:value-type="float">
            <text:p>0</text:p>
          </table:table-cell>
          <table:table-cell table:style-name="train_20_tracks" table:formula="of:=[.B272]" office:value-type="float" office:value="0" calcext:value-type="float">
            <text:p>0</text:p>
          </table:table-cell>
          <table:table-cell table:style-name="train_20_tracks" table:formula="of:=[.B273]" office:value-type="float" office:value="0" calcext:value-type="float">
            <text:p>0</text:p>
          </table:table-cell>
          <table:table-cell table:style-name="train_20_tracks" table:formula="of:=[.B274]" office:value-type="float" office:value="0" calcext:value-type="float">
            <text:p>0</text:p>
          </table:table-cell>
          <table:table-cell table:style-name="train_20_tracks" table:formula="of:=[.B275]" office:value-type="float" office:value="0" calcext:value-type="float">
            <text:p>0</text:p>
          </table:table-cell>
          <table:table-cell table:style-name="train_20_tracks" table:formula="of:=[.B276]" office:value-type="float" office:value="0" calcext:value-type="float">
            <text:p>0</text:p>
          </table:table-cell>
          <table:table-cell table:style-name="train_20_tracks" table:formula="of:=[.B277]" office:value-type="float" office:value="0" calcext:value-type="float">
            <text:p>0</text:p>
          </table:table-cell>
          <table:table-cell table:style-name="train_20_tracks" table:formula="of:=[.B278]" office:value-type="float" office:value="0" calcext:value-type="float">
            <text:p>0</text:p>
          </table:table-cell>
          <table:table-cell table:style-name="train_20_tracks" table:formula="of:=[.B279]" office:value-type="float" office:value="0" calcext:value-type="float">
            <text:p>0</text:p>
          </table:table-cell>
          <table:table-cell table:style-name="train_20_tracks" table:formula="of:=[.B280]" office:value-type="float" office:value="0" calcext:value-type="float">
            <text:p>0</text:p>
          </table:table-cell>
          <table:table-cell table:style-name="train_20_tracks" table:formula="of:=[.B281]" office:value-type="float" office:value="0" calcext:value-type="float">
            <text:p>0</text:p>
          </table:table-cell>
          <table:table-cell table:style-name="train_20_tracks" table:formula="of:=[.B282]" office:value-type="float" office:value="0" calcext:value-type="float">
            <text:p>0</text:p>
          </table:table-cell>
          <table:table-cell table:style-name="train_20_tracks" table:formula="of:=[.B283]" office:value-type="float" office:value="0" calcext:value-type="float">
            <text:p>0</text:p>
          </table:table-cell>
          <table:table-cell table:style-name="train_20_tracks" table:formula="of:=[.B284]" office:value-type="float" office:value="0" calcext:value-type="float">
            <text:p>0</text:p>
          </table:table-cell>
          <table:table-cell table:style-name="train_20_tracks" table:formula="of:=[.B285]" office:value-type="float" office:value="0" calcext:value-type="float">
            <text:p>0</text:p>
          </table:table-cell>
          <table:table-cell table:style-name="train_20_tracks" table:formula="of:=[.B286]" office:value-type="float" office:value="0" calcext:value-type="float">
            <text:p>0</text:p>
          </table:table-cell>
          <table:table-cell table:style-name="train_20_tracks" table:formula="of:=[.B287]" office:value-type="float" office:value="0" calcext:value-type="float">
            <text:p>0</text:p>
          </table:table-cell>
          <table:table-cell table:style-name="train_20_tracks" table:formula="of:=[.B288]" office:value-type="float" office:value="0" calcext:value-type="float">
            <text:p>0</text:p>
          </table:table-cell>
          <table:table-cell table:style-name="train_20_tracks" table:formula="of:=[.B289]" office:value-type="float" office:value="0" calcext:value-type="float">
            <text:p>0</text:p>
          </table:table-cell>
          <table:table-cell table:style-name="train_20_tracks" table:formula="of:=[.B290]" office:value-type="float" office:value="0" calcext:value-type="float">
            <text:p>0</text:p>
          </table:table-cell>
          <table:table-cell table:style-name="train_20_tracks" table:formula="of:=[.B291]" office:value-type="float" office:value="0" calcext:value-type="float">
            <text:p>0</text:p>
          </table:table-cell>
          <table:table-cell table:style-name="train_20_tracks" table:formula="of:=[.B292]" office:value-type="float" office:value="0" calcext:value-type="float">
            <text:p>0</text:p>
          </table:table-cell>
          <table:table-cell table:style-name="train_20_tracks" table:formula="of:=[.B293]" office:value-type="float" office:value="0" calcext:value-type="float">
            <text:p>0</text:p>
          </table:table-cell>
          <table:table-cell table:style-name="train_20_tracks" table:formula="of:=[.B294]" office:value-type="float" office:value="0" calcext:value-type="float">
            <text:p>0</text:p>
          </table:table-cell>
          <table:table-cell table:style-name="train_20_tracks" table:formula="of:=[.B295]" office:value-type="float" office:value="0" calcext:value-type="float">
            <text:p>0</text:p>
          </table:table-cell>
          <table:table-cell table:style-name="train_20_tracks" table:formula="of:=[.B296]" office:value-type="float" office:value="0" calcext:value-type="float">
            <text:p>0</text:p>
          </table:table-cell>
          <table:table-cell table:style-name="train_20_tracks" table:formula="of:=[.B297]" office:value-type="float" office:value="0" calcext:value-type="float">
            <text:p>0</text:p>
          </table:table-cell>
          <table:table-cell table:style-name="train_20_tracks" table:formula="of:=[.B298]" office:value-type="float" office:value="0" calcext:value-type="float">
            <text:p>0</text:p>
          </table:table-cell>
          <table:table-cell table:style-name="train_20_tracks" table:formula="of:=[.B299]" office:value-type="float" office:value="0" calcext:value-type="float">
            <text:p>0</text:p>
          </table:table-cell>
          <table:table-cell table:style-name="train_20_tracks" table:formula="of:=[.B300]" office:value-type="float" office:value="0" calcext:value-type="float">
            <text:p>0</text:p>
          </table:table-cell>
          <table:table-cell table:style-name="train_20_tracks" table:formula="of:=[.B301]" office:value-type="float" office:value="0" calcext:value-type="float">
            <text:p>0</text:p>
          </table:table-cell>
          <table:table-cell table:style-name="train_20_tracks" table:formula="of:=[.B302]" office:value-type="float" office:value="0" calcext:value-type="float">
            <text:p>0</text:p>
          </table:table-cell>
          <table:table-cell table:style-name="train_20_tracks" table:formula="of:=[.B303]" office:value-type="float" office:value="0" calcext:value-type="float">
            <text:p>0</text:p>
          </table:table-cell>
          <table:table-cell table:style-name="train_20_tracks" table:formula="of:=[.B304]" office:value-type="float" office:value="0" calcext:value-type="float">
            <text:p>0</text:p>
          </table:table-cell>
          <table:table-cell table:style-name="train_20_tracks" table:formula="of:=[.B305]" office:value-type="float" office:value="0" calcext:value-type="float">
            <text:p>0</text:p>
          </table:table-cell>
          <table:table-cell table:style-name="train_20_tracks" table:formula="of:=[.B306]" office:value-type="float" office:value="0" calcext:value-type="float">
            <text:p>0</text:p>
          </table:table-cell>
          <table:table-cell table:style-name="train_20_tracks" table:formula="of:=[.B307]" office:value-type="float" office:value="0" calcext:value-type="float">
            <text:p>0</text:p>
          </table:table-cell>
          <table:table-cell table:style-name="train_20_tracks" table:formula="of:=[.B308]" office:value-type="float" office:value="0" calcext:value-type="float">
            <text:p>0</text:p>
          </table:table-cell>
          <table:table-cell table:style-name="train_20_tracks" table:formula="of:=[.B309]" office:value-type="float" office:value="0" calcext:value-type="float">
            <text:p>0</text:p>
          </table:table-cell>
          <table:table-cell table:style-name="train_20_tracks" table:formula="of:=[.B310]" office:value-type="float" office:value="0" calcext:value-type="float">
            <text:p>0</text:p>
          </table:table-cell>
          <table:table-cell table:style-name="train_20_tracks" table:formula="of:=[.B311]" office:value-type="float" office:value="0" calcext:value-type="float">
            <text:p>0</text:p>
          </table:table-cell>
          <table:table-cell table:style-name="train_20_tracks" table:formula="of:=[.B312]" office:value-type="float" office:value="0" calcext:value-type="float">
            <text:p>0</text:p>
          </table:table-cell>
          <table:table-cell table:style-name="train_20_tracks" table:formula="of:=[.B313]" office:value-type="float" office:value="0" calcext:value-type="float">
            <text:p>0</text:p>
          </table:table-cell>
          <table:table-cell table:style-name="train_20_tracks" table:formula="of:=[.B314]" office:value-type="float" office:value="0" calcext:value-type="float">
            <text:p>0</text:p>
          </table:table-cell>
          <table:table-cell table:style-name="train_20_tracks" table:formula="of:=[.B315]" office:value-type="float" office:value="0" calcext:value-type="float">
            <text:p>0</text:p>
          </table:table-cell>
          <table:table-cell table:style-name="train_20_tracks" table:formula="of:=[.B316]" office:value-type="float" office:value="0" calcext:value-type="float">
            <text:p>0</text:p>
          </table:table-cell>
          <table:table-cell table:style-name="train_20_tracks" table:formula="of:=[.B317]" office:value-type="float" office:value="0" calcext:value-type="float">
            <text:p>0</text:p>
          </table:table-cell>
          <table:table-cell table:style-name="train_20_tracks" table:formula="of:=[.B318]" office:value-type="float" office:value="0" calcext:value-type="float">
            <text:p>0</text:p>
          </table:table-cell>
          <table:table-cell table:style-name="train_20_tracks" table:formula="of:=[.B319]" office:value-type="float" office:value="0" calcext:value-type="float">
            <text:p>0</text:p>
          </table:table-cell>
          <table:table-cell table:style-name="train_20_tracks" table:formula="of:=[.B320]" office:value-type="float" office:value="0" calcext:value-type="float">
            <text:p>0</text:p>
          </table:table-cell>
          <table:table-cell table:style-name="train_20_tracks" table:formula="of:=[.B321]" office:value-type="float" office:value="0" calcext:value-type="float">
            <text:p>0</text:p>
          </table:table-cell>
          <table:table-cell table:style-name="train_20_tracks" table:formula="of:=[.B322]" office:value-type="float" office:value="0" calcext:value-type="float">
            <text:p>0</text:p>
          </table:table-cell>
          <table:table-cell table:style-name="train_20_tracks" table:formula="of:=[.B323]" office:value-type="float" office:value="0" calcext:value-type="float">
            <text:p>0</text:p>
          </table:table-cell>
          <table:table-cell table:style-name="train_20_tracks" table:formula="of:=[.B324]" office:value-type="float" office:value="0" calcext:value-type="float">
            <text:p>0</text:p>
          </table:table-cell>
          <table:table-cell table:style-name="train_20_tracks" table:formula="of:=[.B325]" office:value-type="float" office:value="0" calcext:value-type="float">
            <text:p>0</text:p>
          </table:table-cell>
          <table:table-cell table:style-name="train_20_tracks" table:formula="of:=[.B326]" office:value-type="float" office:value="0" calcext:value-type="float">
            <text:p>0</text:p>
          </table:table-cell>
          <table:table-cell table:style-name="train_20_tracks" table:formula="of:=[.B327]" office:value-type="float" office:value="0" calcext:value-type="float">
            <text:p>0</text:p>
          </table:table-cell>
          <table:table-cell table:style-name="train_20_tracks" table:formula="of:=[.B328]" office:value-type="float" office:value="0" calcext:value-type="float">
            <text:p>0</text:p>
          </table:table-cell>
          <table:table-cell table:style-name="train_20_tracks" table:formula="of:=[.B329]" office:value-type="float" office:value="0" calcext:value-type="float">
            <text:p>0</text:p>
          </table:table-cell>
          <table:table-cell table:style-name="train_20_tracks" table:formula="of:=[.B330]" office:value-type="float" office:value="0" calcext:value-type="float">
            <text:p>0</text:p>
          </table:table-cell>
          <table:table-cell table:style-name="train_20_tracks" table:formula="of:=[.B331]" office:value-type="float" office:value="0" calcext:value-type="float">
            <text:p>0</text:p>
          </table:table-cell>
          <table:table-cell table:style-name="train_20_tracks" table:formula="of:=[.B332]" office:value-type="float" office:value="0" calcext:value-type="float">
            <text:p>0</text:p>
          </table:table-cell>
          <table:table-cell table:style-name="train_20_tracks" table:formula="of:=[.B333]" office:value-type="float" office:value="0" calcext:value-type="float">
            <text:p>0</text:p>
          </table:table-cell>
          <table:table-cell table:style-name="train_20_tracks" table:formula="of:=[.B334]" office:value-type="float" office:value="0" calcext:value-type="float">
            <text:p>0</text:p>
          </table:table-cell>
          <table:table-cell table:style-name="train_20_tracks" table:formula="of:=[.B335]" office:value-type="float" office:value="0" calcext:value-type="float">
            <text:p>0</text:p>
          </table:table-cell>
          <table:table-cell table:style-name="train_20_tracks" table:formula="of:=[.B336]" office:value-type="float" office:value="0" calcext:value-type="float">
            <text:p>0</text:p>
          </table:table-cell>
          <table:table-cell table:style-name="train_20_tracks" table:formula="of:=[.B337]" office:value-type="float" office:value="0" calcext:value-type="float">
            <text:p>0</text:p>
          </table:table-cell>
          <table:table-cell table:style-name="train_20_tracks" table:formula="of:=[.B338]" office:value-type="float" office:value="0" calcext:value-type="float">
            <text:p>0</text:p>
          </table:table-cell>
          <table:table-cell table:style-name="train_20_tracks" table:formula="of:=[.B339]" office:value-type="float" office:value="0" calcext:value-type="float">
            <text:p>0</text:p>
          </table:table-cell>
          <table:table-cell table:style-name="train_20_tracks" table:formula="of:=[.B340]" office:value-type="float" office:value="0" calcext:value-type="float">
            <text:p>0</text:p>
          </table:table-cell>
          <table:table-cell table:style-name="train_20_tracks" table:formula="of:=[.B341]" office:value-type="float" office:value="0" calcext:value-type="float">
            <text:p>0</text:p>
          </table:table-cell>
          <table:table-cell table:style-name="train_20_tracks" table:formula="of:=[.B342]" office:value-type="float" office:value="0" calcext:value-type="float">
            <text:p>0</text:p>
          </table:table-cell>
          <table:table-cell table:style-name="train_20_tracks" table:formula="of:=[.B343]" office:value-type="float" office:value="0" calcext:value-type="float">
            <text:p>0</text:p>
          </table:table-cell>
          <table:table-cell table:style-name="train_20_tracks" table:formula="of:=[.B344]" office:value-type="float" office:value="0" calcext:value-type="float">
            <text:p>0</text:p>
          </table:table-cell>
          <table:table-cell table:style-name="train_20_tracks" table:formula="of:=[.B345]" office:value-type="float" office:value="0" calcext:value-type="float">
            <text:p>0</text:p>
          </table:table-cell>
          <table:table-cell table:style-name="train_20_tracks" table:formula="of:=[.B346]" office:value-type="float" office:value="0" calcext:value-type="float">
            <text:p>0</text:p>
          </table:table-cell>
          <table:table-cell table:style-name="train_20_tracks" table:formula="of:=[.B347]" office:value-type="float" office:value="0" calcext:value-type="float">
            <text:p>0</text:p>
          </table:table-cell>
          <table:table-cell table:style-name="train_20_tracks" table:formula="of:=[.B348]" office:value-type="float" office:value="0" calcext:value-type="float">
            <text:p>0</text:p>
          </table:table-cell>
          <table:table-cell table:style-name="train_20_tracks" table:formula="of:=[.B349]" office:value-type="float" office:value="0" calcext:value-type="float">
            <text:p>0</text:p>
          </table:table-cell>
          <table:table-cell table:style-name="train_20_tracks" table:formula="of:=[.B350]" office:value-type="float" office:value="0" calcext:value-type="float">
            <text:p>0</text:p>
          </table:table-cell>
          <table:table-cell table:style-name="train_20_tracks" table:formula="of:=[.B351]" office:value-type="float" office:value="0" calcext:value-type="float">
            <text:p>0</text:p>
          </table:table-cell>
          <table:table-cell table:style-name="train_20_tracks" table:formula="of:=[.B352]" office:value-type="float" office:value="0" calcext:value-type="float">
            <text:p>0</text:p>
          </table:table-cell>
          <table:table-cell table:style-name="train_20_tracks" table:formula="of:=[.B353]" office:value-type="float" office:value="0" calcext:value-type="float">
            <text:p>0</text:p>
          </table:table-cell>
          <table:table-cell table:style-name="train_20_tracks" table:formula="of:=[.B354]" office:value-type="float" office:value="0" calcext:value-type="float">
            <text:p>0</text:p>
          </table:table-cell>
          <table:table-cell table:style-name="train_20_tracks" table:formula="of:=[.B355]" office:value-type="float" office:value="0" calcext:value-type="float">
            <text:p>0</text:p>
          </table:table-cell>
          <table:table-cell table:style-name="train_20_tracks" table:formula="of:=[.B356]" office:value-type="float" office:value="0" calcext:value-type="float">
            <text:p>0</text:p>
          </table:table-cell>
          <table:table-cell table:style-name="train_20_tracks" table:formula="of:=[.B357]" office:value-type="float" office:value="0" calcext:value-type="float">
            <text:p>0</text:p>
          </table:table-cell>
          <table:table-cell table:style-name="train_20_tracks" table:formula="of:=[.B358]" office:value-type="float" office:value="0" calcext:value-type="float">
            <text:p>0</text:p>
          </table:table-cell>
          <table:table-cell table:style-name="train_20_tracks" table:formula="of:=[.B359]" office:value-type="float" office:value="0" calcext:value-type="float">
            <text:p>0</text:p>
          </table:table-cell>
          <table:table-cell table:style-name="train_20_tracks" table:formula="of:=[.B360]" office:value-type="float" office:value="0" calcext:value-type="float">
            <text:p>0</text:p>
          </table:table-cell>
          <table:table-cell table:style-name="train_20_tracks" table:formula="of:=[.B361]" office:value-type="float" office:value="0" calcext:value-type="float">
            <text:p>0</text:p>
          </table:table-cell>
          <table:table-cell table:style-name="train_20_tracks" table:formula="of:=[.B362]" office:value-type="float" office:value="0" calcext:value-type="float">
            <text:p>0</text:p>
          </table:table-cell>
          <table:table-cell table:style-name="train_20_tracks" table:formula="of:=[.B363]" office:value-type="float" office:value="0" calcext:value-type="float">
            <text:p>0</text:p>
          </table:table-cell>
          <table:table-cell table:style-name="train_20_tracks" table:formula="of:=[.B364]" office:value-type="float" office:value="0" calcext:value-type="float">
            <text:p>0</text:p>
          </table:table-cell>
          <table:table-cell table:style-name="train_20_tracks" table:formula="of:=[.B365]" office:value-type="float" office:value="0" calcext:value-type="float">
            <text:p>0</text:p>
          </table:table-cell>
          <table:table-cell table:style-name="train_20_tracks" table:formula="of:=[.B366]" office:value-type="float" office:value="0" calcext:value-type="float">
            <text:p>0</text:p>
          </table:table-cell>
          <table:table-cell table:style-name="train_20_tracks" table:formula="of:=[.B367]" office:value-type="float" office:value="0" calcext:value-type="float">
            <text:p>0</text:p>
          </table:table-cell>
          <table:table-cell table:style-name="train_20_tracks" table:formula="of:=[.B368]" office:value-type="float" office:value="0" calcext:value-type="float">
            <text:p>0</text:p>
          </table:table-cell>
          <table:table-cell table:style-name="train_20_tracks" table:formula="of:=[.B369]" office:value-type="float" office:value="0" calcext:value-type="float">
            <text:p>0</text:p>
          </table:table-cell>
          <table:table-cell table:style-name="train_20_tracks" table:formula="of:=[.B370]" office:value-type="float" office:value="0" calcext:value-type="float">
            <text:p>0</text:p>
          </table:table-cell>
          <table:table-cell table:style-name="train_20_tracks" table:formula="of:=[.B371]" office:value-type="float" office:value="0" calcext:value-type="float">
            <text:p>0</text:p>
          </table:table-cell>
          <table:table-cell table:style-name="train_20_tracks" table:formula="of:=[.B372]" office:value-type="float" office:value="0" calcext:value-type="float">
            <text:p>0</text:p>
          </table:table-cell>
          <table:table-cell table:style-name="train_20_tracks" table:formula="of:=[.B373]" office:value-type="float" office:value="0" calcext:value-type="float">
            <text:p>0</text:p>
          </table:table-cell>
          <table:table-cell table:style-name="train_20_tracks" table:formula="of:=[.B374]" office:value-type="float" office:value="0" calcext:value-type="float">
            <text:p>0</text:p>
          </table:table-cell>
          <table:table-cell table:style-name="train_20_tracks" table:formula="of:=[.B375]" office:value-type="float" office:value="0" calcext:value-type="float">
            <text:p>0</text:p>
          </table:table-cell>
          <table:table-cell table:style-name="train_20_tracks" table:formula="of:=[.B376]" office:value-type="float" office:value="0" calcext:value-type="float">
            <text:p>0</text:p>
          </table:table-cell>
          <table:table-cell table:style-name="train_20_tracks" table:formula="of:=[.B377]" office:value-type="float" office:value="0" calcext:value-type="float">
            <text:p>0</text:p>
          </table:table-cell>
          <table:table-cell table:style-name="train_20_tracks" table:formula="of:=[.B378]" office:value-type="float" office:value="0" calcext:value-type="float">
            <text:p>0</text:p>
          </table:table-cell>
          <table:table-cell table:style-name="train_20_tracks" table:formula="of:=[.B379]" office:value-type="float" office:value="0" calcext:value-type="float">
            <text:p>0</text:p>
          </table:table-cell>
          <table:table-cell table:style-name="train_20_tracks" table:formula="of:=[.B380]" office:value-type="float" office:value="0" calcext:value-type="float">
            <text:p>0</text:p>
          </table:table-cell>
          <table:table-cell table:style-name="train_20_tracks" table:formula="of:=[.B381]" office:value-type="float" office:value="0" calcext:value-type="float">
            <text:p>0</text:p>
          </table:table-cell>
          <table:table-cell table:style-name="train_20_tracks" table:formula="of:=[.B382]" office:value-type="float" office:value="0" calcext:value-type="float">
            <text:p>0</text:p>
          </table:table-cell>
          <table:table-cell table:style-name="train_20_tracks" table:formula="of:=[.B383]" office:value-type="float" office:value="0" calcext:value-type="float">
            <text:p>0</text:p>
          </table:table-cell>
          <table:table-cell table:style-name="train_20_tracks" table:formula="of:=[.B384]" office:value-type="float" office:value="0" calcext:value-type="float">
            <text:p>0</text:p>
          </table:table-cell>
          <table:table-cell table:style-name="train_20_tracks" table:formula="of:=[.B385]" office:value-type="float" office:value="0" calcext:value-type="float">
            <text:p>0</text:p>
          </table:table-cell>
          <table:table-cell table:style-name="train_20_tracks" table:formula="of:=[.B386]" office:value-type="float" office:value="0" calcext:value-type="float">
            <text:p>0</text:p>
          </table:table-cell>
          <table:table-cell table:style-name="train_20_tracks" table:formula="of:=[.B387]" office:value-type="float" office:value="0" calcext:value-type="float">
            <text:p>0</text:p>
          </table:table-cell>
          <table:table-cell table:style-name="train_20_tracks" table:formula="of:=[.B388]" office:value-type="float" office:value="0" calcext:value-type="float">
            <text:p>0</text:p>
          </table:table-cell>
          <table:table-cell table:style-name="train_20_tracks" table:formula="of:=[.B389]" office:value-type="float" office:value="0" calcext:value-type="float">
            <text:p>0</text:p>
          </table:table-cell>
          <table:table-cell table:style-name="train_20_tracks" table:formula="of:=[.B390]" office:value-type="float" office:value="0" calcext:value-type="float">
            <text:p>0</text:p>
          </table:table-cell>
          <table:table-cell table:style-name="train_20_tracks" table:formula="of:=[.B391]" office:value-type="float" office:value="0" calcext:value-type="float">
            <text:p>0</text:p>
          </table:table-cell>
          <table:table-cell table:style-name="train_20_tracks" table:formula="of:=[.B392]" office:value-type="float" office:value="0" calcext:value-type="float">
            <text:p>0</text:p>
          </table:table-cell>
          <table:table-cell table:style-name="train_20_tracks" table:formula="of:=[.B393]" office:value-type="float" office:value="0" calcext:value-type="float">
            <text:p>0</text:p>
          </table:table-cell>
          <table:table-cell table:style-name="train_20_tracks" table:formula="of:=[.B394]" office:value-type="float" office:value="0" calcext:value-type="float">
            <text:p>0</text:p>
          </table:table-cell>
          <table:table-cell table:style-name="train_20_tracks" table:formula="of:=[.B395]" office:value-type="float" office:value="0" calcext:value-type="float">
            <text:p>0</text:p>
          </table:table-cell>
          <table:table-cell table:style-name="train_20_tracks" table:formula="of:=[.B396]" office:value-type="float" office:value="0" calcext:value-type="float">
            <text:p>0</text:p>
          </table:table-cell>
          <table:table-cell table:style-name="train_20_tracks" table:formula="of:=[.B397]" office:value-type="float" office:value="0" calcext:value-type="float">
            <text:p>0</text:p>
          </table:table-cell>
          <table:table-cell table:style-name="train_20_tracks" table:formula="of:=[.B398]" office:value-type="float" office:value="0" calcext:value-type="float">
            <text:p>0</text:p>
          </table:table-cell>
          <table:table-cell table:style-name="train_20_tracks" table:formula="of:=[.B399]" office:value-type="float" office:value="0" calcext:value-type="float">
            <text:p>0</text:p>
          </table:table-cell>
          <table:table-cell table:style-name="train_20_tracks" table:formula="of:=[.B400]" office:value-type="float" office:value="0" calcext:value-type="float">
            <text:p>0</text:p>
          </table:table-cell>
          <table:table-cell table:style-name="train_20_tracks" table:formula="of:=[.B401]" office:value-type="float" office:value="0" calcext:value-type="float">
            <text:p>0</text:p>
          </table:table-cell>
          <table:table-cell table:style-name="train_20_tracks" table:formula="of:=[.B402]" office:value-type="float" office:value="0" calcext:value-type="float">
            <text:p>0</text:p>
          </table:table-cell>
          <table:table-cell table:style-name="train_20_tracks" table:formula="of:=[.B403]" office:value-type="float" office:value="0" calcext:value-type="float">
            <text:p>0</text:p>
          </table:table-cell>
          <table:table-cell table:style-name="train_20_tracks" table:formula="of:=[.B404]" office:value-type="float" office:value="0" calcext:value-type="float">
            <text:p>0</text:p>
          </table:table-cell>
          <table:table-cell table:style-name="train_20_tracks" table:formula="of:=[.B405]" office:value-type="float" office:value="0" calcext:value-type="float">
            <text:p>0</text:p>
          </table:table-cell>
          <table:table-cell table:style-name="train_20_tracks" table:formula="of:=[.B406]" office:value-type="float" office:value="0" calcext:value-type="float">
            <text:p>0</text:p>
          </table:table-cell>
          <table:table-cell table:style-name="train_20_tracks" table:formula="of:=[.B407]" office:value-type="float" office:value="0" calcext:value-type="float">
            <text:p>0</text:p>
          </table:table-cell>
          <table:table-cell table:style-name="train_20_tracks" table:formula="of:=[.B408]" office:value-type="float" office:value="0" calcext:value-type="float">
            <text:p>0</text:p>
          </table:table-cell>
          <table:table-cell table:style-name="train_20_tracks" table:formula="of:=[.B409]" office:value-type="float" office:value="0" calcext:value-type="float">
            <text:p>0</text:p>
          </table:table-cell>
          <table:table-cell table:style-name="train_20_tracks" table:formula="of:=[.B410]" office:value-type="float" office:value="0" calcext:value-type="float">
            <text:p>0</text:p>
          </table:table-cell>
          <table:table-cell table:style-name="train_20_tracks" table:formula="of:=[.B411]" office:value-type="float" office:value="0" calcext:value-type="float">
            <text:p>0</text:p>
          </table:table-cell>
          <table:table-cell table:style-name="train_20_tracks" table:formula="of:=[.B412]" office:value-type="float" office:value="0" calcext:value-type="float">
            <text:p>0</text:p>
          </table:table-cell>
          <table:table-cell table:style-name="train_20_tracks" table:formula="of:=[.B413]" office:value-type="float" office:value="0" calcext:value-type="float">
            <text:p>0</text:p>
          </table:table-cell>
          <table:table-cell table:style-name="train_20_tracks" table:formula="of:=[.B414]" office:value-type="float" office:value="0" calcext:value-type="float">
            <text:p>0</text:p>
          </table:table-cell>
          <table:table-cell table:style-name="train_20_tracks" table:formula="of:=[.B415]" office:value-type="float" office:value="0" calcext:value-type="float">
            <text:p>0</text:p>
          </table:table-cell>
          <table:table-cell table:style-name="train_20_tracks" table:formula="of:=[.B416]" office:value-type="float" office:value="0" calcext:value-type="float">
            <text:p>0</text:p>
          </table:table-cell>
          <table:table-cell table:style-name="train_20_tracks" table:formula="of:=[.B417]" office:value-type="float" office:value="0" calcext:value-type="float">
            <text:p>0</text:p>
          </table:table-cell>
          <table:table-cell table:style-name="train_20_tracks" table:formula="of:=[.B418]" office:value-type="float" office:value="0" calcext:value-type="float">
            <text:p>0</text:p>
          </table:table-cell>
          <table:table-cell table:style-name="train_20_tracks" table:formula="of:=[.B419]" office:value-type="float" office:value="0" calcext:value-type="float">
            <text:p>0</text:p>
          </table:table-cell>
          <table:table-cell table:style-name="train_20_tracks" table:formula="of:=[.B420]" office:value-type="float" office:value="0" calcext:value-type="float">
            <text:p>0</text:p>
          </table:table-cell>
          <table:table-cell table:style-name="train_20_tracks" table:formula="of:=[.B421]" office:value-type="float" office:value="0" calcext:value-type="float">
            <text:p>0</text:p>
          </table:table-cell>
          <table:table-cell table:style-name="train_20_tracks" table:formula="of:=[.B422]" office:value-type="float" office:value="0" calcext:value-type="float">
            <text:p>0</text:p>
          </table:table-cell>
          <table:table-cell table:style-name="train_20_tracks" table:formula="of:=[.B423]" office:value-type="float" office:value="0" calcext:value-type="float">
            <text:p>0</text:p>
          </table:table-cell>
          <table:table-cell table:style-name="train_20_tracks" table:formula="of:=[.B424]" office:value-type="float" office:value="0" calcext:value-type="float">
            <text:p>0</text:p>
          </table:table-cell>
          <table:table-cell table:style-name="train_20_tracks" table:formula="of:=[.B425]" office:value-type="float" office:value="0" calcext:value-type="float">
            <text:p>0</text:p>
          </table:table-cell>
          <table:table-cell table:style-name="train_20_tracks" table:formula="of:=[.B426]" office:value-type="float" office:value="0" calcext:value-type="float">
            <text:p>0</text:p>
          </table:table-cell>
          <table:table-cell table:style-name="train_20_tracks" table:formula="of:=[.B427]" office:value-type="float" office:value="0" calcext:value-type="float">
            <text:p>0</text:p>
          </table:table-cell>
          <table:table-cell table:style-name="train_20_tracks" table:formula="of:=[.B428]" office:value-type="float" office:value="0" calcext:value-type="float">
            <text:p>0</text:p>
          </table:table-cell>
          <table:table-cell table:style-name="train_20_tracks" table:formula="of:=[.B429]" office:value-type="float" office:value="0" calcext:value-type="float">
            <text:p>0</text:p>
          </table:table-cell>
          <table:table-cell table:style-name="train_20_tracks" table:formula="of:=[.B430]" office:value-type="float" office:value="0" calcext:value-type="float">
            <text:p>0</text:p>
          </table:table-cell>
          <table:table-cell table:style-name="train_20_tracks" table:formula="of:=[.B431]" office:value-type="float" office:value="0" calcext:value-type="float">
            <text:p>0</text:p>
          </table:table-cell>
          <table:table-cell table:style-name="train_20_tracks" table:formula="of:=[.B432]" office:value-type="float" office:value="0" calcext:value-type="float">
            <text:p>0</text:p>
          </table:table-cell>
          <table:table-cell table:style-name="train_20_tracks" table:formula="of:=[.B433]" office:value-type="float" office:value="0" calcext:value-type="float">
            <text:p>0</text:p>
          </table:table-cell>
          <table:table-cell table:style-name="train_20_tracks" table:formula="of:=[.B434]" office:value-type="float" office:value="0" calcext:value-type="float">
            <text:p>0</text:p>
          </table:table-cell>
          <table:table-cell table:style-name="train_20_tracks" table:formula="of:=[.B435]" office:value-type="float" office:value="0" calcext:value-type="float">
            <text:p>0</text:p>
          </table:table-cell>
          <table:table-cell table:style-name="train_20_tracks" table:formula="of:=[.B436]" office:value-type="float" office:value="0" calcext:value-type="float">
            <text:p>0</text:p>
          </table:table-cell>
          <table:table-cell table:style-name="train_20_tracks" table:formula="of:=[.B437]" office:value-type="float" office:value="0" calcext:value-type="float">
            <text:p>0</text:p>
          </table:table-cell>
          <table:table-cell table:style-name="train_20_tracks" table:formula="of:=[.B438]" office:value-type="float" office:value="0" calcext:value-type="float">
            <text:p>0</text:p>
          </table:table-cell>
          <table:table-cell table:style-name="train_20_tracks" table:formula="of:=[.B439]" office:value-type="float" office:value="0" calcext:value-type="float">
            <text:p>0</text:p>
          </table:table-cell>
          <table:table-cell table:style-name="train_20_tracks" table:formula="of:=[.B440]" office:value-type="float" office:value="0" calcext:value-type="float">
            <text:p>0</text:p>
          </table:table-cell>
          <table:table-cell table:style-name="train_20_tracks" table:formula="of:=[.B441]" office:value-type="float" office:value="0" calcext:value-type="float">
            <text:p>0</text:p>
          </table:table-cell>
          <table:table-cell table:style-name="train_20_tracks" table:formula="of:=[.B442]" office:value-type="float" office:value="0" calcext:value-type="float">
            <text:p>0</text:p>
          </table:table-cell>
          <table:table-cell table:style-name="train_20_tracks" table:formula="of:=[.B443]" office:value-type="float" office:value="0" calcext:value-type="float">
            <text:p>0</text:p>
          </table:table-cell>
          <table:table-cell table:style-name="train_20_tracks" table:formula="of:=[.B444]" office:value-type="float" office:value="0" calcext:value-type="float">
            <text:p>0</text:p>
          </table:table-cell>
          <table:table-cell table:style-name="train_20_tracks" table:formula="of:=[.B445]" office:value-type="float" office:value="0" calcext:value-type="float">
            <text:p>0</text:p>
          </table:table-cell>
          <table:table-cell table:style-name="train_20_tracks" table:formula="of:=[.B446]" office:value-type="float" office:value="0" calcext:value-type="float">
            <text:p>0</text:p>
          </table:table-cell>
          <table:table-cell table:style-name="train_20_tracks" table:formula="of:=[.B447]" office:value-type="float" office:value="0" calcext:value-type="float">
            <text:p>0</text:p>
          </table:table-cell>
          <table:table-cell table:style-name="train_20_tracks" table:formula="of:=[.B448]" office:value-type="float" office:value="0" calcext:value-type="float">
            <text:p>0</text:p>
          </table:table-cell>
          <table:table-cell table:style-name="train_20_tracks" table:formula="of:=[.B449]" office:value-type="float" office:value="0" calcext:value-type="float">
            <text:p>0</text:p>
          </table:table-cell>
          <table:table-cell table:style-name="train_20_tracks" table:formula="of:=[.B450]" office:value-type="float" office:value="0" calcext:value-type="float">
            <text:p>0</text:p>
          </table:table-cell>
          <table:table-cell table:style-name="train_20_tracks" table:formula="of:=[.B451]" office:value-type="float" office:value="0" calcext:value-type="float">
            <text:p>0</text:p>
          </table:table-cell>
          <table:table-cell table:style-name="train_20_tracks" table:formula="of:=[.B452]" office:value-type="float" office:value="0" calcext:value-type="float">
            <text:p>0</text:p>
          </table:table-cell>
          <table:table-cell table:style-name="train_20_tracks" table:formula="of:=[.B453]" office:value-type="float" office:value="0" calcext:value-type="float">
            <text:p>0</text:p>
          </table:table-cell>
          <table:table-cell table:style-name="train_20_tracks" table:formula="of:=[.B454]" office:value-type="float" office:value="0" calcext:value-type="float">
            <text:p>0</text:p>
          </table:table-cell>
          <table:table-cell table:style-name="train_20_tracks" table:formula="of:=[.B455]" office:value-type="float" office:value="0" calcext:value-type="float">
            <text:p>0</text:p>
          </table:table-cell>
          <table:table-cell table:style-name="train_20_tracks" table:formula="of:=[.B456]" office:value-type="float" office:value="0" calcext:value-type="float">
            <text:p>0</text:p>
          </table:table-cell>
          <table:table-cell table:style-name="train_20_tracks" table:formula="of:=[.B457]" office:value-type="float" office:value="0" calcext:value-type="float">
            <text:p>0</text:p>
          </table:table-cell>
          <table:table-cell table:style-name="train_20_tracks" table:formula="of:=[.B458]" office:value-type="float" office:value="0" calcext:value-type="float">
            <text:p>0</text:p>
          </table:table-cell>
          <table:table-cell table:style-name="train_20_tracks" table:formula="of:=[.B459]" office:value-type="float" office:value="0" calcext:value-type="float">
            <text:p>0</text:p>
          </table:table-cell>
          <table:table-cell table:style-name="train_20_tracks" table:formula="of:=[.B460]" office:value-type="float" office:value="0" calcext:value-type="float">
            <text:p>0</text:p>
          </table:table-cell>
          <table:table-cell table:style-name="train_20_tracks" table:formula="of:=[.B461]" office:value-type="float" office:value="0" calcext:value-type="float">
            <text:p>0</text:p>
          </table:table-cell>
          <table:table-cell table:style-name="train_20_tracks" table:formula="of:=[.B462]" office:value-type="float" office:value="0" calcext:value-type="float">
            <text:p>0</text:p>
          </table:table-cell>
          <table:table-cell table:style-name="train_20_tracks" table:formula="of:=[.B463]" office:value-type="float" office:value="0" calcext:value-type="float">
            <text:p>0</text:p>
          </table:table-cell>
          <table:table-cell table:style-name="train_20_tracks" table:formula="of:=[.B464]" office:value-type="float" office:value="0" calcext:value-type="float">
            <text:p>0</text:p>
          </table:table-cell>
          <table:table-cell table:style-name="train_20_tracks" table:formula="of:=[.B465]" office:value-type="float" office:value="0" calcext:value-type="float">
            <text:p>0</text:p>
          </table:table-cell>
          <table:table-cell table:style-name="train_20_tracks" table:formula="of:=[.B466]" office:value-type="float" office:value="0" calcext:value-type="float">
            <text:p>0</text:p>
          </table:table-cell>
          <table:table-cell table:style-name="train_20_tracks" table:formula="of:=[.B467]" office:value-type="float" office:value="0" calcext:value-type="float">
            <text:p>0</text:p>
          </table:table-cell>
          <table:table-cell table:style-name="train_20_tracks" table:formula="of:=[.B468]" office:value-type="float" office:value="0" calcext:value-type="float">
            <text:p>0</text:p>
          </table:table-cell>
          <table:table-cell table:style-name="train_20_tracks" table:formula="of:=[.B469]" office:value-type="float" office:value="0" calcext:value-type="float">
            <text:p>0</text:p>
          </table:table-cell>
          <table:table-cell table:style-name="train_20_tracks" table:formula="of:=[.B470]" office:value-type="float" office:value="0" calcext:value-type="float">
            <text:p>0</text:p>
          </table:table-cell>
          <table:table-cell table:style-name="train_20_tracks" table:formula="of:=[.B471]" office:value-type="float" office:value="0" calcext:value-type="float">
            <text:p>0</text:p>
          </table:table-cell>
          <table:table-cell table:style-name="train_20_tracks" table:formula="of:=[.B472]" office:value-type="float" office:value="0" calcext:value-type="float">
            <text:p>0</text:p>
          </table:table-cell>
          <table:table-cell table:style-name="train_20_tracks" table:formula="of:=[.B473]" office:value-type="float" office:value="0" calcext:value-type="float">
            <text:p>0</text:p>
          </table:table-cell>
          <table:table-cell table:style-name="train_20_tracks" table:formula="of:=[.B474]" office:value-type="float" office:value="0" calcext:value-type="float">
            <text:p>0</text:p>
          </table:table-cell>
          <table:table-cell table:style-name="train_20_tracks" table:formula="of:=[.B475]" office:value-type="float" office:value="0" calcext:value-type="float">
            <text:p>0</text:p>
          </table:table-cell>
          <table:table-cell table:style-name="train_20_tracks" table:formula="of:=[.B476]" office:value-type="float" office:value="0" calcext:value-type="float">
            <text:p>0</text:p>
          </table:table-cell>
          <table:table-cell table:style-name="train_20_tracks" table:formula="of:=[.B477]" office:value-type="float" office:value="0" calcext:value-type="float">
            <text:p>0</text:p>
          </table:table-cell>
          <table:table-cell table:style-name="train_20_tracks" table:formula="of:=[.B478]" office:value-type="float" office:value="0" calcext:value-type="float">
            <text:p>0</text:p>
          </table:table-cell>
          <table:table-cell table:style-name="train_20_tracks" table:formula="of:=[.B479]" office:value-type="float" office:value="0" calcext:value-type="float">
            <text:p>0</text:p>
          </table:table-cell>
          <table:table-cell table:style-name="train_20_tracks" table:formula="of:=[.B480]" office:value-type="float" office:value="0" calcext:value-type="float">
            <text:p>0</text:p>
          </table:table-cell>
          <table:table-cell table:style-name="train_20_tracks" table:formula="of:=[.B481]" office:value-type="float" office:value="0" calcext:value-type="float">
            <text:p>0</text:p>
          </table:table-cell>
          <table:table-cell table:style-name="train_20_tracks" table:formula="of:=[.B482]" office:value-type="float" office:value="0" calcext:value-type="float">
            <text:p>0</text:p>
          </table:table-cell>
          <table:table-cell table:style-name="train_20_tracks" table:formula="of:=[.B483]" office:value-type="float" office:value="0" calcext:value-type="float">
            <text:p>0</text:p>
          </table:table-cell>
          <table:table-cell table:style-name="train_20_tracks" table:formula="of:=[.B484]" office:value-type="float" office:value="0" calcext:value-type="float">
            <text:p>0</text:p>
          </table:table-cell>
          <table:table-cell table:style-name="train_20_tracks" table:formula="of:=[.B485]" office:value-type="float" office:value="0" calcext:value-type="float">
            <text:p>0</text:p>
          </table:table-cell>
          <table:table-cell table:style-name="train_20_tracks" table:formula="of:=[.B486]" office:value-type="float" office:value="0" calcext:value-type="float">
            <text:p>0</text:p>
          </table:table-cell>
          <table:table-cell table:style-name="train_20_tracks" table:formula="of:=[.B487]" office:value-type="float" office:value="0" calcext:value-type="float">
            <text:p>0</text:p>
          </table:table-cell>
          <table:table-cell table:style-name="train_20_tracks" table:formula="of:=[.B503]" office:value-type="float" office:value="0" calcext:value-type="float">
            <text:p>0</text:p>
          </table:table-cell>
          <table:table-cell table:style-name="train_20_tracks" table:formula="of:=[.B489]" office:value-type="float" office:value="0" calcext:value-type="float">
            <text:p>0</text:p>
          </table:table-cell>
          <table:table-cell table:style-name="train_20_tracks" table:formula="of:=[.B490]" office:value-type="float" office:value="0" calcext:value-type="float">
            <text:p>0</text:p>
          </table:table-cell>
          <table:table-cell table:style-name="train_20_tracks" table:formula="of:=[.B491]" office:value-type="float" office:value="0" calcext:value-type="float">
            <text:p>0</text:p>
          </table:table-cell>
          <table:table-cell table:style-name="train_20_tracks" table:formula="of:=[.B492]" office:value-type="float" office:value="0" calcext:value-type="float">
            <text:p>0</text:p>
          </table:table-cell>
          <table:table-cell table:style-name="train_20_tracks" table:formula="of:=[.B493]" office:value-type="float" office:value="0" calcext:value-type="float">
            <text:p>0</text:p>
          </table:table-cell>
          <table:table-cell table:style-name="train_20_tracks" table:formula="of:=[.B494]" office:value-type="float" office:value="0" calcext:value-type="float">
            <text:p>0</text:p>
          </table:table-cell>
          <table:table-cell table:style-name="train_20_tracks" table:formula="of:=[.B495]" office:value-type="float" office:value="0" calcext:value-type="float">
            <text:p>0</text:p>
          </table:table-cell>
          <table:table-cell table:style-name="train_20_tracks" table:formula="of:=[.B496]" office:value-type="float" office:value="0" calcext:value-type="float">
            <text:p>0</text:p>
          </table:table-cell>
          <table:table-cell table:style-name="train_20_tracks" table:formula="of:=[.B497]" office:value-type="float" office:value="0" calcext:value-type="float">
            <text:p>0</text:p>
          </table:table-cell>
          <table:table-cell table:style-name="train_20_tracks" table:formula="of:=[.B498]" office:value-type="float" office:value="0" calcext:value-type="float">
            <text:p>0</text:p>
          </table:table-cell>
          <table:table-cell table:style-name="train_20_tracks" table:formula="of:=[.B499]" office:value-type="float" office:value="0" calcext:value-type="float">
            <text:p>0</text:p>
          </table:table-cell>
          <table:table-cell table:style-name="train_20_tracks" table:formula="of:=[.B500]" office:value-type="float" office:value="0" calcext:value-type="float">
            <text:p>0</text:p>
          </table:table-cell>
          <table:table-cell table:style-name="train_20_tracks" table:formula="of:=[.B501]" office:value-type="float" office:value="0" calcext:value-type="float">
            <text:p>0</text:p>
          </table:table-cell>
          <table:table-cell table:style-name="train_20_tracks" table:formula="of:=[.B502]" office:value-type="float" office:value="0" calcext:value-type="float">
            <text:p>0</text:p>
          </table:table-cell>
          <table:table-cell table:style-name="train_20_tracks" table:formula="of:=[.B503]" office:value-type="float" office:value="0" calcext:value-type="float">
            <text:p>0</text:p>
          </table:table-cell>
          <table:table-cell table:style-name="train_20_tracks" table:formula="of:=[.B504]" office:value-type="float" office:value="0" calcext:value-type="float">
            <text:p>0</text:p>
          </table:table-cell>
          <table:table-cell table:style-name="train_20_tracks" table:formula="of:=[.B505]" office:value-type="float" office:value="0" calcext:value-type="float">
            <text:p>0</text:p>
          </table:table-cell>
          <table:table-cell table:style-name="train_20_tracks" table:formula="of:=[.B506]" office:value-type="float" office:value="0" calcext:value-type="float">
            <text:p>0</text:p>
          </table:table-cell>
          <table:table-cell table:style-name="train_20_tracks" table:formula="of:=[.B507]" office:value-type="float" office:value="0" calcext:value-type="float">
            <text:p>0</text:p>
          </table:table-cell>
          <table:table-cell table:style-name="train_20_tracks" table:formula="of:=[.B508]" office:value-type="float" office:value="0" calcext:value-type="float">
            <text:p>0</text:p>
          </table:table-cell>
          <table:table-cell table:style-name="train_20_tracks" table:formula="of:=[.B509]" office:value-type="float" office:value="0" calcext:value-type="float">
            <text:p>0</text:p>
          </table:table-cell>
          <table:table-cell table:style-name="train_20_tracks" table:formula="of:=[.B510]" office:value-type="float" office:value="0" calcext:value-type="float">
            <text:p>0</text:p>
          </table:table-cell>
          <table:table-cell table:style-name="train_20_tracks" table:formula="of:=[.B511]" office:value-type="float" office:value="0" calcext:value-type="float">
            <text:p>0</text:p>
          </table:table-cell>
          <table:table-cell table:style-name="train_20_tracks" table:formula="of:=[.B512]" office:value-type="float" office:value="0" calcext:value-type="float">
            <text:p>0</text:p>
          </table:table-cell>
          <table:table-cell table:style-name="train_20_tracks" table:formula="of:=[.B513]" office:value-type="float" office:value="0" calcext:value-type="float">
            <text:p>0</text:p>
          </table:table-cell>
          <table:table-cell table:style-name="train_20_tracks" table:formula="of:=[.B514]" office:value-type="float" office:value="0" calcext:value-type="float">
            <text:p>0</text:p>
          </table:table-cell>
          <table:table-cell table:style-name="train_20_tracks" table:formula="of:=[.B515]" office:value-type="float" office:value="0" calcext:value-type="float">
            <text:p>0</text:p>
          </table:table-cell>
          <table:table-cell table:style-name="train_20_tracks" table:formula="of:=[.B516]" office:value-type="float" office:value="0" calcext:value-type="float">
            <text:p>0</text:p>
          </table:table-cell>
          <table:table-cell table:style-name="train_20_tracks" table:formula="of:=[.B517]" office:value-type="float" office:value="0" calcext:value-type="float">
            <text:p>0</text:p>
          </table:table-cell>
          <table:table-cell table:style-name="train_20_tracks" table:formula="of:=[.B518]" office:value-type="float" office:value="0" calcext:value-type="float">
            <text:p>0</text:p>
          </table:table-cell>
          <table:table-cell table:style-name="train_20_tracks" table:formula="of:=[.B519]" office:value-type="float" office:value="0" calcext:value-type="float">
            <text:p>0</text:p>
          </table:table-cell>
          <table:table-cell table:style-name="train_20_tracks" table:formula="of:=[.B520]" office:value-type="float" office:value="0" calcext:value-type="float">
            <text:p>0</text:p>
          </table:table-cell>
          <table:table-cell table:style-name="train_20_tracks" table:formula="of:=[.B521]" office:value-type="float" office:value="0" calcext:value-type="float">
            <text:p>0</text:p>
          </table:table-cell>
          <table:table-cell table:style-name="train_20_tracks" table:formula="of:=[.B522]" office:value-type="float" office:value="0" calcext:value-type="float">
            <text:p>0</text:p>
          </table:table-cell>
          <table:table-cell table:style-name="train_20_tracks" table:formula="of:=[.B523]" office:value-type="float" office:value="0" calcext:value-type="float">
            <text:p>0</text:p>
          </table:table-cell>
          <table:table-cell table:style-name="train_20_tracks" table:formula="of:=[.B524]" office:value-type="float" office:value="0" calcext:value-type="float">
            <text:p>0</text:p>
          </table:table-cell>
          <table:table-cell table:style-name="train_20_tracks" table:formula="of:=[.B525]" office:value-type="float" office:value="0" calcext:value-type="float">
            <text:p>0</text:p>
          </table:table-cell>
          <table:table-cell table:style-name="train_20_tracks" table:formula="of:=[.B526]" office:value-type="float" office:value="0" calcext:value-type="float">
            <text:p>0</text:p>
          </table:table-cell>
          <table:table-cell table:style-name="train_20_tracks" table:formula="of:=[.B527]" office:value-type="float" office:value="0" calcext:value-type="float">
            <text:p>0</text:p>
          </table:table-cell>
          <table:table-cell table:style-name="train_20_tracks" table:formula="of:=[.B528]" office:value-type="float" office:value="0" calcext:value-type="float">
            <text:p>0</text:p>
          </table:table-cell>
          <table:table-cell table:style-name="train_20_tracks" table:formula="of:=[.B529]" office:value-type="float" office:value="0" calcext:value-type="float">
            <text:p>0</text:p>
          </table:table-cell>
          <table:table-cell table:style-name="train_20_tracks" table:formula="of:=[.B530]" office:value-type="float" office:value="0" calcext:value-type="float">
            <text:p>0</text:p>
          </table:table-cell>
          <table:table-cell table:style-name="train_20_tracks" table:formula="of:=[.B531]" office:value-type="float" office:value="0" calcext:value-type="float">
            <text:p>0</text:p>
          </table:table-cell>
          <table:table-cell table:style-name="train_20_tracks" table:formula="of:=[.B532]" office:value-type="float" office:value="0" calcext:value-type="float">
            <text:p>0</text:p>
          </table:table-cell>
          <table:table-cell table:style-name="train_20_tracks" table:formula="of:=[.B533]" office:value-type="float" office:value="0" calcext:value-type="float">
            <text:p>0</text:p>
          </table:table-cell>
          <table:table-cell table:style-name="train_20_tracks" table:formula="of:=[.B534]" office:value-type="float" office:value="0" calcext:value-type="float">
            <text:p>0</text:p>
          </table:table-cell>
          <table:table-cell table:style-name="train_20_tracks" table:formula="of:=[.B535]" office:value-type="float" office:value="0" calcext:value-type="float">
            <text:p>0</text:p>
          </table:table-cell>
          <table:table-cell table:style-name="train_20_tracks" table:formula="of:=[.B536]" office:value-type="float" office:value="0" calcext:value-type="float">
            <text:p>0</text:p>
          </table:table-cell>
          <table:table-cell table:style-name="train_20_tracks" table:formula="of:=[.B537]" office:value-type="float" office:value="0" calcext:value-type="float">
            <text:p>0</text:p>
          </table:table-cell>
          <table:table-cell table:style-name="train_20_tracks" table:formula="of:=[.B538]" office:value-type="float" office:value="0" calcext:value-type="float">
            <text:p>0</text:p>
          </table:table-cell>
          <table:table-cell table:style-name="train_20_tracks" table:formula="of:=[.B539]" office:value-type="float" office:value="0" calcext:value-type="float">
            <text:p>0</text:p>
          </table:table-cell>
          <table:table-cell table:style-name="train_20_tracks" table:formula="of:=[.B540]" office:value-type="float" office:value="0" calcext:value-type="float">
            <text:p>0</text:p>
          </table:table-cell>
          <table:table-cell table:style-name="train_20_tracks" table:formula="of:=[.B541]" office:value-type="float" office:value="0" calcext:value-type="float">
            <text:p>0</text:p>
          </table:table-cell>
          <table:table-cell table:style-name="train_20_tracks" table:formula="of:=[.B542]" office:value-type="float" office:value="0" calcext:value-type="float">
            <text:p>0</text:p>
          </table:table-cell>
          <table:table-cell table:style-name="train_20_tracks" table:formula="of:=[.B543]" office:value-type="float" office:value="0" calcext:value-type="float">
            <text:p>0</text:p>
          </table:table-cell>
          <table:table-cell table:style-name="train_20_tracks" table:formula="of:=[.B544]" office:value-type="float" office:value="0" calcext:value-type="float">
            <text:p>0</text:p>
          </table:table-cell>
          <table:table-cell table:style-name="train_20_tracks" table:formula="of:=[.B545]" office:value-type="float" office:value="0" calcext:value-type="float">
            <text:p>0</text:p>
          </table:table-cell>
          <table:table-cell table:style-name="train_20_tracks" table:formula="of:=[.B546]" office:value-type="float" office:value="0" calcext:value-type="float">
            <text:p>0</text:p>
          </table:table-cell>
          <table:table-cell table:style-name="train_20_tracks" table:formula="of:=[.B547]" office:value-type="float" office:value="0" calcext:value-type="float">
            <text:p>0</text:p>
          </table:table-cell>
          <table:table-cell table:style-name="train_20_tracks" table:formula="of:=[.B548]" office:value-type="float" office:value="0" calcext:value-type="float">
            <text:p>0</text:p>
          </table:table-cell>
          <table:table-cell table:style-name="train_20_tracks" table:formula="of:=[.B549]" office:value-type="float" office:value="0" calcext:value-type="float">
            <text:p>0</text:p>
          </table:table-cell>
          <table:table-cell table:style-name="train_20_tracks" table:formula="of:=[.B550]" office:value-type="float" office:value="0" calcext:value-type="float">
            <text:p>0</text:p>
          </table:table-cell>
          <table:table-cell table:style-name="train_20_tracks" table:formula="of:=[.B551]" office:value-type="float" office:value="0" calcext:value-type="float">
            <text:p>0</text:p>
          </table:table-cell>
          <table:table-cell table:style-name="train_20_tracks" table:formula="of:=[.B552]" office:value-type="float" office:value="0" calcext:value-type="float">
            <text:p>0</text:p>
          </table:table-cell>
          <table:table-cell table:style-name="train_20_tracks" table:formula="of:=[.B553]" office:value-type="float" office:value="0" calcext:value-type="float">
            <text:p>0</text:p>
          </table:table-cell>
          <table:table-cell table:style-name="train_20_tracks" table:formula="of:=[.B554]" office:value-type="float" office:value="0" calcext:value-type="float">
            <text:p>0</text:p>
          </table:table-cell>
          <table:table-cell table:style-name="train_20_tracks" table:formula="of:=[.B555]" office:value-type="float" office:value="0" calcext:value-type="float">
            <text:p>0</text:p>
          </table:table-cell>
          <table:table-cell table:style-name="train_20_tracks" table:formula="of:=[.B556]" office:value-type="float" office:value="0" calcext:value-type="float">
            <text:p>0</text:p>
          </table:table-cell>
          <table:table-cell table:style-name="train_20_tracks" table:formula="of:=[.B557]" office:value-type="float" office:value="0" calcext:value-type="float">
            <text:p>0</text:p>
          </table:table-cell>
          <table:table-cell table:style-name="train_20_tracks" table:formula="of:=[.B558]" office:value-type="float" office:value="0" calcext:value-type="float">
            <text:p>0</text:p>
          </table:table-cell>
          <table:table-cell table:style-name="train_20_tracks" table:formula="of:=[.B559]" office:value-type="float" office:value="0" calcext:value-type="float">
            <text:p>0</text:p>
          </table:table-cell>
          <table:table-cell table:style-name="train_20_tracks" table:formula="of:=[.B560]" office:value-type="float" office:value="0" calcext:value-type="float">
            <text:p>0</text:p>
          </table:table-cell>
          <table:table-cell table:style-name="train_20_tracks" table:formula="of:=[.B561]" office:value-type="float" office:value="0" calcext:value-type="float">
            <text:p>0</text:p>
          </table:table-cell>
          <table:table-cell table:style-name="train_20_tracks" table:formula="of:=[.B562]" office:value-type="float" office:value="0" calcext:value-type="float">
            <text:p>0</text:p>
          </table:table-cell>
          <table:table-cell table:style-name="train_20_tracks" table:formula="of:=[.B563]" office:value-type="float" office:value="0" calcext:value-type="float">
            <text:p>0</text:p>
          </table:table-cell>
          <table:table-cell table:style-name="train_20_tracks" table:formula="of:=[.B564]" office:value-type="float" office:value="0" calcext:value-type="float">
            <text:p>0</text:p>
          </table:table-cell>
          <table:table-cell table:style-name="train_20_tracks" table:formula="of:=[.B565]" office:value-type="float" office:value="0" calcext:value-type="float">
            <text:p>0</text:p>
          </table:table-cell>
          <table:table-cell table:style-name="train_20_tracks" table:formula="of:=[.B566]" office:value-type="float" office:value="0" calcext:value-type="float">
            <text:p>0</text:p>
          </table:table-cell>
          <table:table-cell table:style-name="train_20_tracks" table:formula="of:=[.B567]" office:value-type="float" office:value="0" calcext:value-type="float">
            <text:p>0</text:p>
          </table:table-cell>
          <table:table-cell table:style-name="train_20_tracks" table:formula="of:=[.B568]" office:value-type="float" office:value="0" calcext:value-type="float">
            <text:p>0</text:p>
          </table:table-cell>
          <table:table-cell table:style-name="train_20_tracks" table:formula="of:=[.B569]" office:value-type="float" office:value="0" calcext:value-type="float">
            <text:p>0</text:p>
          </table:table-cell>
          <table:table-cell table:style-name="train_20_tracks" table:formula="of:=[.B570]" office:value-type="float" office:value="0" calcext:value-type="float">
            <text:p>0</text:p>
          </table:table-cell>
          <table:table-cell table:style-name="train_20_tracks" table:formula="of:=[.B571]" office:value-type="float" office:value="0" calcext:value-type="float">
            <text:p>0</text:p>
          </table:table-cell>
          <table:table-cell table:style-name="train_20_tracks" table:formula="of:=[.B572]" office:value-type="float" office:value="0" calcext:value-type="float">
            <text:p>0</text:p>
          </table:table-cell>
          <table:table-cell table:style-name="train_20_tracks" table:formula="of:=[.B573]" office:value-type="float" office:value="0" calcext:value-type="float">
            <text:p>0</text:p>
          </table:table-cell>
          <table:table-cell table:style-name="train_20_tracks" table:formula="of:=[.B574]" office:value-type="float" office:value="0" calcext:value-type="float">
            <text:p>0</text:p>
          </table:table-cell>
          <table:table-cell table:style-name="train_20_tracks" table:formula="of:=[.B575]" office:value-type="float" office:value="0" calcext:value-type="float">
            <text:p>0</text:p>
          </table:table-cell>
          <table:table-cell table:style-name="train_20_tracks" table:formula="of:=[.B576]" office:value-type="float" office:value="0" calcext:value-type="float">
            <text:p>0</text:p>
          </table:table-cell>
          <table:table-cell table:style-name="train_20_tracks" table:formula="of:=[.B577]" office:value-type="float" office:value="0" calcext:value-type="float">
            <text:p>0</text:p>
          </table:table-cell>
          <table:table-cell table:style-name="train_20_tracks" table:formula="of:=[.B578]" office:value-type="float" office:value="0" calcext:value-type="float">
            <text:p>0</text:p>
          </table:table-cell>
          <table:table-cell table:style-name="train_20_tracks" table:formula="of:=[.B579]" office:value-type="float" office:value="0" calcext:value-type="float">
            <text:p>0</text:p>
          </table:table-cell>
          <table:table-cell table:style-name="train_20_tracks" table:formula="of:=[.B580]" office:value-type="float" office:value="0" calcext:value-type="float">
            <text:p>0</text:p>
          </table:table-cell>
          <table:table-cell table:style-name="train_20_tracks" table:formula="of:=[.B581]" office:value-type="float" office:value="0" calcext:value-type="float">
            <text:p>0</text:p>
          </table:table-cell>
          <table:table-cell table:style-name="train_20_tracks" table:formula="of:=[.B582]" office:value-type="float" office:value="0" calcext:value-type="float">
            <text:p>0</text:p>
          </table:table-cell>
          <table:table-cell table:style-name="train_20_tracks" table:formula="of:=[.B583]" office:value-type="float" office:value="0" calcext:value-type="float">
            <text:p>0</text:p>
          </table:table-cell>
          <table:table-cell table:style-name="train_20_tracks" table:formula="of:=[.B584]" office:value-type="float" office:value="0" calcext:value-type="float">
            <text:p>0</text:p>
          </table:table-cell>
          <table:table-cell table:style-name="train_20_tracks" table:formula="of:=[.B585]" office:value-type="float" office:value="0" calcext:value-type="float">
            <text:p>0</text:p>
          </table:table-cell>
          <table:table-cell table:style-name="train_20_tracks" table:formula="of:=[.B586]" office:value-type="float" office:value="0" calcext:value-type="float">
            <text:p>0</text:p>
          </table:table-cell>
          <table:table-cell table:style-name="train_20_tracks" table:formula="of:=[.B587]" office:value-type="float" office:value="0" calcext:value-type="float">
            <text:p>0</text:p>
          </table:table-cell>
          <table:table-cell table:style-name="train_20_tracks" table:formula="of:=[.B588]" office:value-type="float" office:value="0" calcext:value-type="float">
            <text:p>0</text:p>
          </table:table-cell>
          <table:table-cell table:style-name="train_20_tracks" table:formula="of:=[.B589]" office:value-type="float" office:value="0" calcext:value-type="float">
            <text:p>0</text:p>
          </table:table-cell>
          <table:table-cell table:style-name="train_20_tracks" table:formula="of:=[.B590]" office:value-type="float" office:value="0" calcext:value-type="float">
            <text:p>0</text:p>
          </table:table-cell>
          <table:table-cell table:style-name="train_20_tracks" table:formula="of:=[.B591]" office:value-type="float" office:value="0" calcext:value-type="float">
            <text:p>0</text:p>
          </table:table-cell>
          <table:table-cell table:style-name="train_20_tracks" table:formula="of:=[.B592]" office:value-type="float" office:value="0" calcext:value-type="float">
            <text:p>0</text:p>
          </table:table-cell>
          <table:table-cell table:style-name="train_20_tracks" table:formula="of:=[.B593]" office:value-type="float" office:value="0" calcext:value-type="float">
            <text:p>0</text:p>
          </table:table-cell>
          <table:table-cell table:style-name="train_20_tracks" table:formula="of:=[.B594]" office:value-type="float" office:value="0" calcext:value-type="float">
            <text:p>0</text:p>
          </table:table-cell>
          <table:table-cell table:style-name="train_20_tracks" table:formula="of:=[.B595]" office:value-type="float" office:value="0" calcext:value-type="float">
            <text:p>0</text:p>
          </table:table-cell>
          <table:table-cell table:style-name="train_20_tracks" table:formula="of:=[.B596]" office:value-type="float" office:value="0" calcext:value-type="float">
            <text:p>0</text:p>
          </table:table-cell>
          <table:table-cell table:style-name="train_20_tracks" table:formula="of:=[.B597]" office:value-type="float" office:value="0" calcext:value-type="float">
            <text:p>0</text:p>
          </table:table-cell>
          <table:table-cell table:style-name="train_20_tracks" table:formula="of:=[.B598]" office:value-type="float" office:value="0" calcext:value-type="float">
            <text:p>0</text:p>
          </table:table-cell>
          <table:table-cell table:style-name="train_20_tracks" table:formula="of:=[.B599]" office:value-type="float" office:value="0" calcext:value-type="float">
            <text:p>0</text:p>
          </table:table-cell>
          <table:table-cell table:style-name="train_20_tracks" table:formula="of:=[.B600]" office:value-type="float" office:value="0" calcext:value-type="float">
            <text:p>0</text:p>
          </table:table-cell>
          <table:table-cell table:style-name="train_20_tracks" table:formula="of:=[.B601]" office:value-type="float" office:value="0" calcext:value-type="float">
            <text:p>0</text:p>
          </table:table-cell>
          <table:table-cell table:style-name="train_20_tracks" table:formula="of:=[.B602]" office:value-type="float" office:value="0" calcext:value-type="float">
            <text:p>0</text:p>
          </table:table-cell>
          <table:table-cell table:style-name="train_20_tracks" table:formula="of:=[.B603]" office:value-type="float" office:value="0" calcext:value-type="float">
            <text:p>0</text:p>
          </table:table-cell>
          <table:table-cell table:style-name="train_20_tracks" table:formula="of:=[.B604]" office:value-type="float" office:value="0" calcext:value-type="float">
            <text:p>0</text:p>
          </table:table-cell>
          <table:table-cell table:style-name="train_20_tracks" table:formula="of:=[.B605]" office:value-type="float" office:value="0" calcext:value-type="float">
            <text:p>0</text:p>
          </table:table-cell>
          <table:table-cell table:style-name="train_20_tracks" table:formula="of:=[.B606]" office:value-type="float" office:value="0" calcext:value-type="float">
            <text:p>0</text:p>
          </table:table-cell>
          <table:table-cell table:style-name="train_20_tracks" table:formula="of:=[.B607]" office:value-type="float" office:value="0" calcext:value-type="float">
            <text:p>0</text:p>
          </table:table-cell>
          <table:table-cell table:style-name="train_20_tracks" table:formula="of:=[.B608]" office:value-type="float" office:value="0" calcext:value-type="float">
            <text:p>0</text:p>
          </table:table-cell>
          <table:table-cell table:style-name="train_20_tracks" table:formula="of:=[.B609]" office:value-type="float" office:value="0" calcext:value-type="float">
            <text:p>0</text:p>
          </table:table-cell>
          <table:table-cell table:style-name="train_20_tracks" table:formula="of:=[.B610]" office:value-type="float" office:value="0" calcext:value-type="float">
            <text:p>0</text:p>
          </table:table-cell>
          <table:table-cell table:style-name="train_20_tracks" table:formula="of:=[.B611]" office:value-type="float" office:value="0" calcext:value-type="float">
            <text:p>0</text:p>
          </table:table-cell>
          <table:table-cell table:style-name="train_20_tracks" table:formula="of:=[.B612]" office:value-type="float" office:value="0" calcext:value-type="float">
            <text:p>0</text:p>
          </table:table-cell>
          <table:table-cell table:style-name="train_20_tracks" table:formula="of:=[.B613]" office:value-type="float" office:value="0" calcext:value-type="float">
            <text:p>0</text:p>
          </table:table-cell>
          <table:table-cell table:style-name="train_20_tracks" table:formula="of:=[.B614]" office:value-type="float" office:value="0" calcext:value-type="float">
            <text:p>0</text:p>
          </table:table-cell>
          <table:table-cell table:style-name="train_20_tracks" table:formula="of:=[.B615]" office:value-type="float" office:value="0" calcext:value-type="float">
            <text:p>0</text:p>
          </table:table-cell>
          <table:table-cell table:style-name="train_20_tracks" table:formula="of:=[.B616]" office:value-type="float" office:value="0" calcext:value-type="float">
            <text:p>0</text:p>
          </table:table-cell>
          <table:table-cell table:style-name="train_20_tracks" table:formula="of:=[.B617]" office:value-type="float" office:value="0" calcext:value-type="float">
            <text:p>0</text:p>
          </table:table-cell>
          <table:table-cell table:style-name="train_20_tracks" table:formula="of:=[.B618]" office:value-type="float" office:value="0" calcext:value-type="float">
            <text:p>0</text:p>
          </table:table-cell>
          <table:table-cell table:style-name="train_20_tracks" table:formula="of:=[.B619]" office:value-type="float" office:value="0" calcext:value-type="float">
            <text:p>0</text:p>
          </table:table-cell>
          <table:table-cell table:style-name="train_20_tracks" table:formula="of:=[.B620]" office:value-type="float" office:value="0" calcext:value-type="float">
            <text:p>0</text:p>
          </table:table-cell>
        </table:table-row>
        <table:table-row table:style-name="ro2">
          <table:table-cell table:style-name="train_20_tracks" office:value-type="string" calcext:value-type="string">
            <text:p>Hexagram Number</text:p>
          </table:table-cell>
          <table:table-cell table:style-name="train_20_tracks" table:formula="of:=[.C6]" office:value-type="float" office:value="2" calcext:value-type="float">
            <text:p>2</text:p>
          </table:table-cell>
          <table:table-cell table:style-name="train_20_tracks" table:formula="of:=[.C7]" office:value-type="float" office:value="2" calcext:value-type="float">
            <text:p>2</text:p>
          </table:table-cell>
          <table:table-cell table:style-name="train_20_tracks" table:formula="of:=[.C8]" office:value-type="float" office:value="2" calcext:value-type="float">
            <text:p>2</text:p>
          </table:table-cell>
          <table:table-cell table:style-name="train_20_tracks" table:formula="of:=[.C9]" office:value-type="float" office:value="2" calcext:value-type="float">
            <text:p>2</text:p>
          </table:table-cell>
          <table:table-cell table:style-name="train_20_tracks" table:formula="of:=[.C10]" office:value-type="float" office:value="2" calcext:value-type="float">
            <text:p>2</text:p>
          </table:table-cell>
          <table:table-cell table:style-name="train_20_tracks" table:formula="of:=[.C11]" office:value-type="float" office:value="2" calcext:value-type="float">
            <text:p>2</text:p>
          </table:table-cell>
          <table:table-cell table:style-name="train_20_tracks"/>
          <table:table-cell table:style-name="train_20_tracks" table:formula="of:=[.C12]" office:value-type="float" office:value="2" calcext:value-type="float">
            <text:p>2</text:p>
          </table:table-cell>
          <table:table-cell table:style-name="train_20_tracks" table:formula="of:=[.C13]" office:value-type="float" office:value="1" calcext:value-type="float">
            <text:p>1</text:p>
          </table:table-cell>
          <table:table-cell table:style-name="train_20_tracks" table:formula="of:=[.C14]" office:value-type="float" office:value="2" calcext:value-type="float">
            <text:p>2</text:p>
          </table:table-cell>
          <table:table-cell table:style-name="train_20_tracks" table:formula="of:=[.C15]" office:value-type="float" office:value="2" calcext:value-type="float">
            <text:p>2</text:p>
          </table:table-cell>
          <table:table-cell table:style-name="train_20_tracks" table:formula="of:=[.C16]" office:value-type="string" office:string-value=" " calcext:value-type="string">
            <text:p><text:s/></text:p>
          </table:table-cell>
          <table:table-cell table:style-name="train_20_tracks" table:formula="of:=[.C17]" office:value-type="float" office:value="2" calcext:value-type="float">
            <text:p>2</text:p>
          </table:table-cell>
          <table:table-cell table:style-name="train_20_tracks" table:formula="of:=[.C18]" office:value-type="float" office:value="2" calcext:value-type="float">
            <text:p>2</text:p>
          </table:table-cell>
          <table:table-cell table:style-name="train_20_tracks" table:formula="of:=[.C19]" office:value-type="float" office:value="1" calcext:value-type="float">
            <text:p>1</text:p>
          </table:table-cell>
          <table:table-cell table:style-name="train_20_tracks" table:formula="of:=[.C20]" office:value-type="float" office:value="2" calcext:value-type="float">
            <text:p>2</text:p>
          </table:table-cell>
          <table:table-cell table:style-name="train_20_tracks" table:formula="of:=[.C21]" office:value-type="float" office:value="2" calcext:value-type="float">
            <text:p>2</text:p>
          </table:table-cell>
          <table:table-cell table:style-name="train_20_tracks" table:formula="of:=[.C22]" office:value-type="string" office:string-value=" " calcext:value-type="string">
            <text:p><text:s/></text:p>
          </table:table-cell>
          <table:table-cell table:style-name="train_20_tracks" table:formula="of:=[.C23]" office:value-type="float" office:value="2" calcext:value-type="float">
            <text:p>2</text:p>
          </table:table-cell>
          <table:table-cell table:style-name="train_20_tracks" table:formula="of:=[.C24]" office:value-type="float" office:value="2" calcext:value-type="float">
            <text:p>2</text:p>
          </table:table-cell>
          <table:table-cell table:style-name="train_20_tracks" table:formula="of:=[.C25]" office:value-type="float" office:value="2" calcext:value-type="float">
            <text:p>2</text:p>
          </table:table-cell>
          <table:table-cell table:style-name="train_20_tracks" table:formula="of:=[.C26]" office:value-type="float" office:value="2" calcext:value-type="float">
            <text:p>2</text:p>
          </table:table-cell>
          <table:table-cell table:style-name="train_20_tracks" table:formula="of:=[.C27]" office:value-type="string" office:string-value=" " calcext:value-type="string">
            <text:p><text:s/></text:p>
          </table:table-cell>
          <table:table-cell table:style-name="train_20_tracks" table:formula="of:=[.C28]" office:value-type="float" office:value="64" calcext:value-type="float">
            <text:p>64</text:p>
          </table:table-cell>
          <table:table-cell table:style-name="train_20_tracks" table:formula="of:=[.C29]" office:value-type="float" office:value="35" calcext:value-type="float">
            <text:p>35</text:p>
          </table:table-cell>
          <table:table-cell table:style-name="train_20_tracks" table:formula="of:=[.C30]" office:value-type="float" office:value="1" calcext:value-type="float">
            <text:p>1</text:p>
          </table:table-cell>
          <table:table-cell table:style-name="train_20_tracks" table:formula="of:=[.C31]" office:value-type="float" office:value="3" calcext:value-type="float">
            <text:p>3</text:p>
          </table:table-cell>
          <table:table-cell table:style-name="train_20_tracks" table:formula="of:=[.C32]" office:value-type="float" office:value="1" calcext:value-type="float">
            <text:p>1</text:p>
          </table:table-cell>
          <table:table-cell table:style-name="train_20_tracks" table:formula="of:=[.C33]" office:value-type="float" office:value="23" calcext:value-type="float">
            <text:p>23</text:p>
          </table:table-cell>
          <table:table-cell table:style-name="train_20_tracks" table:formula="of:=[.C34]" office:value-type="float" office:value="1" calcext:value-type="float">
            <text:p>1</text:p>
          </table:table-cell>
          <table:table-cell table:style-name="train_20_tracks" table:formula="of:=[.C35]" office:value-type="float" office:value="13" calcext:value-type="float">
            <text:p>13</text:p>
          </table:table-cell>
          <table:table-cell table:style-name="train_20_tracks" table:formula="of:=[.C36]" office:value-type="float" office:value="1" calcext:value-type="float">
            <text:p>1</text:p>
          </table:table-cell>
          <table:table-cell table:style-name="train_20_tracks" table:formula="of:=[.C37]" office:value-type="float" office:value="3" calcext:value-type="float">
            <text:p>3</text:p>
          </table:table-cell>
          <table:table-cell table:style-name="train_20_tracks" table:formula="of:=[.C38]" office:value-type="float" office:value="0" calcext:value-type="float">
            <text:p>0</text:p>
          </table:table-cell>
          <table:table-cell table:style-name="train_20_tracks" table:formula="of:=[.C39]" office:value-type="float" office:value="0" calcext:value-type="float">
            <text:p>0</text:p>
          </table:table-cell>
          <table:table-cell table:style-name="train_20_tracks" table:formula="of:=[.C40]" office:value-type="float" office:value="0" calcext:value-type="float">
            <text:p>0</text:p>
          </table:table-cell>
          <table:table-cell table:style-name="train_20_tracks" table:formula="of:=[.C41]" office:value-type="float" office:value="0" calcext:value-type="float">
            <text:p>0</text:p>
          </table:table-cell>
          <table:table-cell table:style-name="train_20_tracks" table:formula="of:=[.C42]" office:value-type="float" office:value="1" calcext:value-type="float">
            <text:p>1</text:p>
          </table:table-cell>
          <table:table-cell table:style-name="train_20_tracks" table:formula="of:=[.C43]" office:value-type="float" office:value="33" calcext:value-type="float">
            <text:p>33</text:p>
          </table:table-cell>
          <table:table-cell table:style-name="train_20_tracks" table:formula="of:=[.C44]" office:value-type="float" office:value="0" calcext:value-type="float">
            <text:p>0</text:p>
          </table:table-cell>
          <table:table-cell table:style-name="train_20_tracks" table:formula="of:=[.C49]" office:value-type="float" office:value="24" calcext:value-type="float">
            <text:p>24</text:p>
          </table:table-cell>
          <table:table-cell table:style-name="train_20_tracks" table:formula="of:=[.C50]" office:value-type="float" office:value="7" calcext:value-type="float">
            <text:p>7</text:p>
          </table:table-cell>
          <table:table-cell table:style-name="train_20_tracks" table:formula="of:=[.C51]" office:value-type="float" office:value="15" calcext:value-type="float">
            <text:p>15</text:p>
          </table:table-cell>
          <table:table-cell table:style-name="train_20_tracks" table:formula="of:=[.C52]" office:value-type="float" office:value="16" calcext:value-type="float">
            <text:p>16</text:p>
          </table:table-cell>
          <table:table-cell table:style-name="train_20_tracks" table:formula="of:=[.C53]" office:value-type="float" office:value="8" calcext:value-type="float">
            <text:p>8</text:p>
          </table:table-cell>
          <table:table-cell table:style-name="train_20_tracks" table:formula="of:=[.C54]" office:value-type="float" office:value="23" calcext:value-type="float">
            <text:p>23</text:p>
          </table:table-cell>
          <table:table-cell table:style-name="train_20_tracks" table:formula="of:=[.C55]" office:value-type="string" office:string-value=" " calcext:value-type="string">
            <text:p><text:s/></text:p>
          </table:table-cell>
          <table:table-cell table:style-name="train_20_tracks" table:formula="of:=[.C56]" office:value-type="float" office:value="2" calcext:value-type="float">
            <text:p>2</text:p>
          </table:table-cell>
          <table:table-cell table:style-name="train_20_tracks" table:formula="of:=[.C57]" office:value-type="float" office:value="24" calcext:value-type="float">
            <text:p>24</text:p>
          </table:table-cell>
          <table:table-cell table:style-name="train_20_tracks" table:formula="of:=[.C58]" office:value-type="float" office:value="19" calcext:value-type="float">
            <text:p>19</text:p>
          </table:table-cell>
          <table:table-cell table:style-name="train_20_tracks" table:formula="of:=[.C59]" office:value-type="float" office:value="11" calcext:value-type="float">
            <text:p>11</text:p>
          </table:table-cell>
          <table:table-cell table:style-name="train_20_tracks" table:formula="of:=[.C60]" office:value-type="float" office:value="34" calcext:value-type="float">
            <text:p>34</text:p>
          </table:table-cell>
          <table:table-cell table:style-name="train_20_tracks" table:formula="of:=[.C61]" office:value-type="float" office:value="43" calcext:value-type="float">
            <text:p>43</text:p>
          </table:table-cell>
          <table:table-cell table:style-name="train_20_tracks" table:formula="of:=[.C62]" office:value-type="float" office:value="5" calcext:value-type="float">
            <text:p>5</text:p>
          </table:table-cell>
          <table:table-cell table:style-name="train_20_tracks" table:formula="of:=[.C63]" office:value-type="float" office:value="60" calcext:value-type="float">
            <text:p>60</text:p>
          </table:table-cell>
          <table:table-cell table:style-name="train_20_tracks" table:formula="of:=[.C64]" office:value-type="float" office:value="3" calcext:value-type="float">
            <text:p>3</text:p>
          </table:table-cell>
          <table:table-cell table:style-name="train_20_tracks" table:formula="of:=[.C65]" office:value-type="float" office:value="8" calcext:value-type="float">
            <text:p>8</text:p>
          </table:table-cell>
          <table:table-cell table:style-name="train_20_tracks" table:formula="of:=[.C66]" office:value-type="float" office:value="29" calcext:value-type="float">
            <text:p>29</text:p>
          </table:table-cell>
          <table:table-cell table:style-name="train_20_tracks" table:formula="of:=[.C67]" office:value-type="float" office:value="48" calcext:value-type="float">
            <text:p>48</text:p>
          </table:table-cell>
          <table:table-cell table:style-name="train_20_tracks" table:formula="of:=[.C68]" office:value-type="float" office:value="28" calcext:value-type="float">
            <text:p>28</text:p>
          </table:table-cell>
          <table:table-cell table:style-name="train_20_tracks" table:formula="of:=[.C69]" office:value-type="float" office:value="32" calcext:value-type="float">
            <text:p>32</text:p>
          </table:table-cell>
          <table:table-cell table:style-name="train_20_tracks" table:formula="of:=[.C70]" office:value-type="float" office:value="46" calcext:value-type="float">
            <text:p>46</text:p>
          </table:table-cell>
          <table:table-cell table:style-name="train_20_tracks" table:formula="of:=[.C71]" office:value-type="float" office:value="7" calcext:value-type="float">
            <text:p>7</text:p>
          </table:table-cell>
          <table:table-cell table:style-name="train_20_tracks" table:formula="of:=[.C72]" office:value-type="float" office:value="2" calcext:value-type="float">
            <text:p>2</text:p>
          </table:table-cell>
          <table:table-cell table:style-name="train_20_tracks" table:formula="of:=[.C73]" office:value-type="string" office:string-value=" " calcext:value-type="string">
            <text:p><text:s/></text:p>
          </table:table-cell>
          <table:table-cell table:style-name="train_20_tracks" table:formula="of:=[.C74]" office:value-type="float" office:value="2" calcext:value-type="float">
            <text:p>2</text:p>
          </table:table-cell>
          <table:table-cell table:style-name="train_20_tracks" table:formula="of:=[.C75]" office:value-type="float" office:value="2" calcext:value-type="float">
            <text:p>2</text:p>
          </table:table-cell>
          <table:table-cell table:style-name="train_20_tracks" table:formula="of:=[.C76]" office:value-type="float" office:value="2" calcext:value-type="float">
            <text:p>2</text:p>
          </table:table-cell>
          <table:table-cell table:style-name="train_20_tracks" table:formula="of:=[.C77]" office:value-type="float" office:value="2" calcext:value-type="float">
            <text:p>2</text:p>
          </table:table-cell>
          <table:table-cell table:style-name="train_20_tracks" table:formula="of:=[.C78]" office:value-type="float" office:value="2" calcext:value-type="float">
            <text:p>2</text:p>
          </table:table-cell>
          <table:table-cell table:style-name="train_20_tracks" table:formula="of:=[.C79]" office:value-type="float" office:value="2" calcext:value-type="float">
            <text:p>2</text:p>
          </table:table-cell>
          <table:table-cell table:style-name="train_20_tracks" table:formula="of:=[.C80]" office:value-type="float" office:value="2" calcext:value-type="float">
            <text:p>2</text:p>
          </table:table-cell>
          <table:table-cell table:style-name="train_20_tracks" table:formula="of:=[.C81]" office:value-type="string" office:string-value=" " calcext:value-type="string">
            <text:p><text:s/></text:p>
          </table:table-cell>
          <table:table-cell table:style-name="train_20_tracks" table:formula="of:=[.C82]" office:value-type="float" office:value="2" calcext:value-type="float">
            <text:p>2</text:p>
          </table:table-cell>
          <table:table-cell table:style-name="train_20_tracks" table:formula="of:=[.C83]" office:value-type="float" office:value="2" calcext:value-type="float">
            <text:p>2</text:p>
          </table:table-cell>
          <table:table-cell table:style-name="train_20_tracks" table:formula="of:=[.C84]" office:value-type="float" office:value="2" calcext:value-type="float">
            <text:p>2</text:p>
          </table:table-cell>
          <table:table-cell table:style-name="train_20_tracks" table:formula="of:=[.C85]" office:value-type="float" office:value="2" calcext:value-type="float">
            <text:p>2</text:p>
          </table:table-cell>
          <table:table-cell table:style-name="train_20_tracks" table:formula="of:=[.C86]" office:value-type="float" office:value="2" calcext:value-type="float">
            <text:p>2</text:p>
          </table:table-cell>
          <table:table-cell table:style-name="train_20_tracks" table:formula="of:=[.C87]" office:value-type="float" office:value="2" calcext:value-type="float">
            <text:p>2</text:p>
          </table:table-cell>
          <table:table-cell table:style-name="train_20_tracks" table:formula="of:=[.C88]" office:value-type="float" office:value="2" calcext:value-type="float">
            <text:p>2</text:p>
          </table:table-cell>
          <table:table-cell table:style-name="train_20_tracks" table:formula="of:=[.C89]" office:value-type="string" office:string-value=" " calcext:value-type="string">
            <text:p><text:s/></text:p>
          </table:table-cell>
          <table:table-cell table:style-name="train_20_tracks" table:formula="of:=[.C90]" office:value-type="float" office:value="2" calcext:value-type="float">
            <text:p>2</text:p>
          </table:table-cell>
          <table:table-cell table:style-name="train_20_tracks" table:formula="of:=[.C91]" office:value-type="float" office:value="2" calcext:value-type="float">
            <text:p>2</text:p>
          </table:table-cell>
          <table:table-cell table:style-name="train_20_tracks" table:formula="of:=[.C92]" office:value-type="float" office:value="2" calcext:value-type="float">
            <text:p>2</text:p>
          </table:table-cell>
          <table:table-cell table:style-name="train_20_tracks" table:formula="of:=[.C93]" office:value-type="float" office:value="2" calcext:value-type="float">
            <text:p>2</text:p>
          </table:table-cell>
          <table:table-cell table:style-name="train_20_tracks" table:formula="of:=[.C94]" office:value-type="float" office:value="2" calcext:value-type="float">
            <text:p>2</text:p>
          </table:table-cell>
          <table:table-cell table:style-name="train_20_tracks" table:formula="of:=[.C95]" office:value-type="float" office:value="2" calcext:value-type="float">
            <text:p>2</text:p>
          </table:table-cell>
          <table:table-cell table:style-name="train_20_tracks" table:formula="of:=[.C96]" office:value-type="float" office:value="2" calcext:value-type="float">
            <text:p>2</text:p>
          </table:table-cell>
          <table:table-cell table:style-name="train_20_tracks" table:formula="of:=[.C97]" office:value-type="string" office:string-value=" " calcext:value-type="string">
            <text:p><text:s/></text:p>
          </table:table-cell>
          <table:table-cell table:style-name="train_20_tracks" table:formula="of:=[.C98]" office:value-type="float" office:value="2" calcext:value-type="float">
            <text:p>2</text:p>
          </table:table-cell>
          <table:table-cell table:style-name="train_20_tracks" table:formula="of:=[.C99]" office:value-type="float" office:value="2" calcext:value-type="float">
            <text:p>2</text:p>
          </table:table-cell>
          <table:table-cell table:style-name="train_20_tracks" table:formula="of:=[.C100]" office:value-type="float" office:value="2" calcext:value-type="float">
            <text:p>2</text:p>
          </table:table-cell>
          <table:table-cell table:style-name="train_20_tracks" table:formula="of:=[.C101]" office:value-type="float" office:value="2" calcext:value-type="float">
            <text:p>2</text:p>
          </table:table-cell>
          <table:table-cell table:style-name="train_20_tracks" table:formula="of:=[.C102]" office:value-type="float" office:value="2" calcext:value-type="float">
            <text:p>2</text:p>
          </table:table-cell>
          <table:table-cell table:style-name="train_20_tracks" table:formula="of:=[.C103]" office:value-type="float" office:value="2" calcext:value-type="float">
            <text:p>2</text:p>
          </table:table-cell>
          <table:table-cell table:style-name="train_20_tracks" table:formula="of:=[.C104]" office:value-type="float" office:value="2" calcext:value-type="float">
            <text:p>2</text:p>
          </table:table-cell>
          <table:table-cell table:style-name="train_20_tracks" table:formula="of:=[.C105]" office:value-type="string" office:string-value=" " calcext:value-type="string">
            <text:p><text:s/></text:p>
          </table:table-cell>
          <table:table-cell table:style-name="train_20_tracks" table:formula="of:=[.C106]" office:value-type="float" office:value="2" calcext:value-type="float">
            <text:p>2</text:p>
          </table:table-cell>
          <table:table-cell table:style-name="train_20_tracks" table:formula="of:=[.C107]" office:value-type="float" office:value="2" calcext:value-type="float">
            <text:p>2</text:p>
          </table:table-cell>
          <table:table-cell table:style-name="train_20_tracks" table:formula="of:=[.C108]" office:value-type="float" office:value="2" calcext:value-type="float">
            <text:p>2</text:p>
          </table:table-cell>
          <table:table-cell table:style-name="train_20_tracks" table:formula="of:=[.C109]" office:value-type="float" office:value="2" calcext:value-type="float">
            <text:p>2</text:p>
          </table:table-cell>
          <table:table-cell table:style-name="train_20_tracks" table:formula="of:=[.C110]" office:value-type="string" office:string-value=" " calcext:value-type="string">
            <text:p><text:s/></text:p>
          </table:table-cell>
          <table:table-cell table:style-name="train_20_tracks" table:formula="of:=[.C111]" office:value-type="float" office:value="2" calcext:value-type="float">
            <text:p>2</text:p>
          </table:table-cell>
          <table:table-cell table:style-name="train_20_tracks" table:formula="of:=[.C112]" office:value-type="float" office:value="2" calcext:value-type="float">
            <text:p>2</text:p>
          </table:table-cell>
          <table:table-cell table:style-name="train_20_tracks" table:formula="of:=[.C113]" office:value-type="float" office:value="2" calcext:value-type="float">
            <text:p>2</text:p>
          </table:table-cell>
          <table:table-cell table:style-name="train_20_tracks" table:formula="of:=[.C114]" office:value-type="float" office:value="2" calcext:value-type="float">
            <text:p>2</text:p>
          </table:table-cell>
          <table:table-cell table:style-name="train_20_tracks" table:formula="of:=[.C115]" office:value-type="string" office:string-value=" " calcext:value-type="string">
            <text:p><text:s/></text:p>
          </table:table-cell>
          <table:table-cell table:style-name="train_20_tracks" table:formula="of:=[.C116]" office:value-type="float" office:value="2" calcext:value-type="float">
            <text:p>2</text:p>
          </table:table-cell>
          <table:table-cell table:style-name="train_20_tracks" table:formula="of:=[.C117]" office:value-type="float" office:value="2" calcext:value-type="float">
            <text:p>2</text:p>
          </table:table-cell>
          <table:table-cell table:style-name="train_20_tracks" table:formula="of:=[.C118]" office:value-type="float" office:value="2" calcext:value-type="float">
            <text:p>2</text:p>
          </table:table-cell>
          <table:table-cell table:style-name="train_20_tracks" table:formula="of:=[.C119]" office:value-type="float" office:value="2" calcext:value-type="float">
            <text:p>2</text:p>
          </table:table-cell>
          <table:table-cell table:style-name="train_20_tracks" table:formula="of:=[.C120]" office:value-type="string" office:string-value=" " calcext:value-type="string">
            <text:p><text:s/></text:p>
          </table:table-cell>
          <table:table-cell table:style-name="train_20_tracks" table:formula="of:=[.C121]" office:value-type="float" office:value="2" calcext:value-type="float">
            <text:p>2</text:p>
          </table:table-cell>
          <table:table-cell table:style-name="train_20_tracks" table:formula="of:=[.C122]" office:value-type="float" office:value="2" calcext:value-type="float">
            <text:p>2</text:p>
          </table:table-cell>
          <table:table-cell table:style-name="train_20_tracks" table:formula="of:=[.C123]" office:value-type="float" office:value="2" calcext:value-type="float">
            <text:p>2</text:p>
          </table:table-cell>
          <table:table-cell table:style-name="train_20_tracks" table:formula="of:=[.C124]" office:value-type="float" office:value="2" calcext:value-type="float">
            <text:p>2</text:p>
          </table:table-cell>
          <table:table-cell table:style-name="train_20_tracks" table:formula="of:=[.C125]" office:value-type="string" office:string-value=" " calcext:value-type="string">
            <text:p><text:s/></text:p>
          </table:table-cell>
          <table:table-cell table:style-name="train_20_tracks" table:formula="of:=[.C126]" office:value-type="float" office:value="2" calcext:value-type="float">
            <text:p>2</text:p>
          </table:table-cell>
          <table:table-cell table:style-name="train_20_tracks" table:formula="of:=[.C127]" office:value-type="float" office:value="2" calcext:value-type="float">
            <text:p>2</text:p>
          </table:table-cell>
          <table:table-cell table:style-name="train_20_tracks" table:formula="of:=[.C128]" office:value-type="float" office:value="2" calcext:value-type="float">
            <text:p>2</text:p>
          </table:table-cell>
          <table:table-cell table:style-name="train_20_tracks" table:formula="of:=[.C129]" office:value-type="float" office:value="2" calcext:value-type="float">
            <text:p>2</text:p>
          </table:table-cell>
          <table:table-cell table:style-name="train_20_tracks" table:formula="of:=[.C130]" office:value-type="string" office:string-value=" " calcext:value-type="string">
            <text:p><text:s/></text:p>
          </table:table-cell>
          <table:table-cell table:style-name="train_20_tracks" table:formula="of:=[.C131]" office:value-type="float" office:value="2" calcext:value-type="float">
            <text:p>2</text:p>
          </table:table-cell>
          <table:table-cell table:style-name="train_20_tracks" table:formula="of:=[.C132]" office:value-type="float" office:value="2" calcext:value-type="float">
            <text:p>2</text:p>
          </table:table-cell>
          <table:table-cell table:style-name="train_20_tracks" table:formula="of:=[.C133]" office:value-type="float" office:value="2" calcext:value-type="float">
            <text:p>2</text:p>
          </table:table-cell>
          <table:table-cell table:style-name="train_20_tracks" table:formula="of:=[.C134]" office:value-type="float" office:value="2" calcext:value-type="float">
            <text:p>2</text:p>
          </table:table-cell>
          <table:table-cell table:style-name="train_20_tracks" table:formula="of:=[.C135]" office:value-type="string" office:string-value=" " calcext:value-type="string">
            <text:p><text:s/></text:p>
          </table:table-cell>
          <table:table-cell table:style-name="train_20_tracks" table:formula="of:=[.C136]" office:value-type="float" office:value="2" calcext:value-type="float">
            <text:p>2</text:p>
          </table:table-cell>
          <table:table-cell table:style-name="train_20_tracks" table:formula="of:=[.C137]" office:value-type="float" office:value="2" calcext:value-type="float">
            <text:p>2</text:p>
          </table:table-cell>
          <table:table-cell table:style-name="train_20_tracks" table:formula="of:=[.C138]" office:value-type="float" office:value="2" calcext:value-type="float">
            <text:p>2</text:p>
          </table:table-cell>
          <table:table-cell table:style-name="train_20_tracks" table:formula="of:=[.C139]" office:value-type="float" office:value="2" calcext:value-type="float">
            <text:p>2</text:p>
          </table:table-cell>
          <table:table-cell table:style-name="train_20_tracks" table:formula="of:=[.C140]" office:value-type="string" office:string-value=" " calcext:value-type="string">
            <text:p><text:s/></text:p>
          </table:table-cell>
          <table:table-cell table:style-name="train_20_tracks" table:formula="of:=[.C141]" office:value-type="float" office:value="2" calcext:value-type="float">
            <text:p>2</text:p>
          </table:table-cell>
          <table:table-cell table:style-name="train_20_tracks" table:formula="of:=[.C142]" office:value-type="float" office:value="2" calcext:value-type="float">
            <text:p>2</text:p>
          </table:table-cell>
          <table:table-cell table:style-name="train_20_tracks" table:formula="of:=[.C143]" office:value-type="float" office:value="2" calcext:value-type="float">
            <text:p>2</text:p>
          </table:table-cell>
          <table:table-cell table:style-name="train_20_tracks" table:formula="of:=[.C144]" office:value-type="float" office:value="2" calcext:value-type="float">
            <text:p>2</text:p>
          </table:table-cell>
          <table:table-cell table:style-name="train_20_tracks" table:formula="of:=[.C145]" office:value-type="string" office:string-value=" " calcext:value-type="string">
            <text:p><text:s/></text:p>
          </table:table-cell>
          <table:table-cell table:style-name="train_20_tracks" table:formula="of:=[.C146]" office:value-type="float" office:value="2" calcext:value-type="float">
            <text:p>2</text:p>
          </table:table-cell>
          <table:table-cell table:style-name="train_20_tracks" table:formula="of:=[.C147]" office:value-type="float" office:value="2" calcext:value-type="float">
            <text:p>2</text:p>
          </table:table-cell>
          <table:table-cell table:style-name="train_20_tracks" table:formula="of:=[.C148]" office:value-type="float" office:value="2" calcext:value-type="float">
            <text:p>2</text:p>
          </table:table-cell>
          <table:table-cell table:style-name="train_20_tracks" table:formula="of:=[.C149]" office:value-type="float" office:value="2" calcext:value-type="float">
            <text:p>2</text:p>
          </table:table-cell>
          <table:table-cell table:style-name="train_20_tracks" table:formula="of:=[.C150]" office:value-type="string" office:string-value=" " calcext:value-type="string">
            <text:p><text:s/></text:p>
          </table:table-cell>
          <table:table-cell table:style-name="train_20_tracks" table:formula="of:=[.C151]" office:value-type="float" office:value="2" calcext:value-type="float">
            <text:p>2</text:p>
          </table:table-cell>
          <table:table-cell table:style-name="train_20_tracks" table:formula="of:=[.C152]" office:value-type="float" office:value="2" calcext:value-type="float">
            <text:p>2</text:p>
          </table:table-cell>
          <table:table-cell table:style-name="train_20_tracks" table:formula="of:=[.C153]" office:value-type="float" office:value="2" calcext:value-type="float">
            <text:p>2</text:p>
          </table:table-cell>
          <table:table-cell table:style-name="train_20_tracks" table:formula="of:=[.C154]" office:value-type="float" office:value="2" calcext:value-type="float">
            <text:p>2</text:p>
          </table:table-cell>
          <table:table-cell table:style-name="train_20_tracks" table:formula="of:=[.C155]" office:value-type="string" office:string-value=" " calcext:value-type="string">
            <text:p><text:s/></text:p>
          </table:table-cell>
          <table:table-cell table:style-name="train_20_tracks" table:formula="of:=[.C156]" office:value-type="float" office:value="2" calcext:value-type="float">
            <text:p>2</text:p>
          </table:table-cell>
          <table:table-cell table:style-name="train_20_tracks" table:formula="of:=[.C157]" office:value-type="float" office:value="2" calcext:value-type="float">
            <text:p>2</text:p>
          </table:table-cell>
          <table:table-cell table:style-name="train_20_tracks" table:formula="of:=[.C158]" office:value-type="float" office:value="2" calcext:value-type="float">
            <text:p>2</text:p>
          </table:table-cell>
          <table:table-cell table:style-name="train_20_tracks" table:formula="of:=[.C159]" office:value-type="float" office:value="2" calcext:value-type="float">
            <text:p>2</text:p>
          </table:table-cell>
          <table:table-cell table:style-name="train_20_tracks" table:formula="of:=[.C160]" office:value-type="string" office:string-value=" " calcext:value-type="string">
            <text:p><text:s/></text:p>
          </table:table-cell>
          <table:table-cell table:style-name="train_20_tracks" table:formula="of:=[.C161]" office:value-type="float" office:value="2" calcext:value-type="float">
            <text:p>2</text:p>
          </table:table-cell>
          <table:table-cell table:style-name="train_20_tracks" table:formula="of:=[.C162]" office:value-type="float" office:value="2" calcext:value-type="float">
            <text:p>2</text:p>
          </table:table-cell>
          <table:table-cell table:style-name="train_20_tracks" table:formula="of:=[.C163]" office:value-type="float" office:value="2" calcext:value-type="float">
            <text:p>2</text:p>
          </table:table-cell>
          <table:table-cell table:style-name="train_20_tracks" table:formula="of:=[.C164]" office:value-type="float" office:value="2" calcext:value-type="float">
            <text:p>2</text:p>
          </table:table-cell>
          <table:table-cell table:style-name="train_20_tracks" table:formula="of:=[.C165]" office:value-type="string" office:string-value=" " calcext:value-type="string">
            <text:p><text:s/></text:p>
          </table:table-cell>
          <table:table-cell table:style-name="train_20_tracks" table:formula="of:=[.C166]" office:value-type="float" office:value="2" calcext:value-type="float">
            <text:p>2</text:p>
          </table:table-cell>
          <table:table-cell table:style-name="train_20_tracks" table:formula="of:=[.C167]" office:value-type="float" office:value="2" calcext:value-type="float">
            <text:p>2</text:p>
          </table:table-cell>
          <table:table-cell table:style-name="train_20_tracks" table:formula="of:=[.C168]" office:value-type="float" office:value="2" calcext:value-type="float">
            <text:p>2</text:p>
          </table:table-cell>
          <table:table-cell table:style-name="train_20_tracks" table:formula="of:=[.C169]" office:value-type="float" office:value="2" calcext:value-type="float">
            <text:p>2</text:p>
          </table:table-cell>
          <table:table-cell table:style-name="train_20_tracks" table:formula="of:=[.C170]" office:value-type="float" office:value="2" calcext:value-type="float">
            <text:p>2</text:p>
          </table:table-cell>
          <table:table-cell table:style-name="train_20_tracks" table:formula="of:=[.C171]" office:value-type="float" office:value="2" calcext:value-type="float">
            <text:p>2</text:p>
          </table:table-cell>
          <table:table-cell table:style-name="train_20_tracks" table:formula="of:=[.C172]" office:value-type="float" office:value="2" calcext:value-type="float">
            <text:p>2</text:p>
          </table:table-cell>
          <table:table-cell table:style-name="train_20_tracks" table:formula="of:=[.C173]" office:value-type="string" office:string-value=" " calcext:value-type="string">
            <text:p><text:s/></text:p>
          </table:table-cell>
          <table:table-cell table:style-name="train_20_tracks" table:formula="of:=[.C174]" office:value-type="float" office:value="2" calcext:value-type="float">
            <text:p>2</text:p>
          </table:table-cell>
          <table:table-cell table:style-name="train_20_tracks" table:formula="of:=[.C175]" office:value-type="float" office:value="2" calcext:value-type="float">
            <text:p>2</text:p>
          </table:table-cell>
          <table:table-cell table:style-name="train_20_tracks" table:formula="of:=[.C176]" office:value-type="float" office:value="2" calcext:value-type="float">
            <text:p>2</text:p>
          </table:table-cell>
          <table:table-cell table:style-name="train_20_tracks" table:formula="of:=[.C177]" office:value-type="float" office:value="2" calcext:value-type="float">
            <text:p>2</text:p>
          </table:table-cell>
          <table:table-cell table:style-name="train_20_tracks" table:formula="of:=[.C178]" office:value-type="float" office:value="2" calcext:value-type="float">
            <text:p>2</text:p>
          </table:table-cell>
          <table:table-cell table:style-name="train_20_tracks" table:formula="of:=[.C179]" office:value-type="float" office:value="2" calcext:value-type="float">
            <text:p>2</text:p>
          </table:table-cell>
          <table:table-cell table:style-name="train_20_tracks" table:formula="of:=[.C180]" office:value-type="float" office:value="2" calcext:value-type="float">
            <text:p>2</text:p>
          </table:table-cell>
          <table:table-cell table:style-name="train_20_tracks" table:formula="of:=[.C181]" office:value-type="string" office:string-value=" " calcext:value-type="string">
            <text:p><text:s/></text:p>
          </table:table-cell>
          <table:table-cell table:style-name="train_20_tracks" table:formula="of:=[.C182]" office:value-type="float" office:value="2" calcext:value-type="float">
            <text:p>2</text:p>
          </table:table-cell>
          <table:table-cell table:style-name="train_20_tracks" table:formula="of:=[.C184]" office:value-type="float" office:value="2" calcext:value-type="float">
            <text:p>2</text:p>
          </table:table-cell>
          <table:table-cell table:style-name="train_20_tracks" table:formula="of:=[.C185]" office:value-type="float" office:value="2" calcext:value-type="float">
            <text:p>2</text:p>
          </table:table-cell>
          <table:table-cell table:style-name="train_20_tracks" table:formula="of:=[.C186]" office:value-type="float" office:value="2" calcext:value-type="float">
            <text:p>2</text:p>
          </table:table-cell>
          <table:table-cell table:style-name="train_20_tracks" table:formula="of:=[.C187]" office:value-type="float" office:value="2" calcext:value-type="float">
            <text:p>2</text:p>
          </table:table-cell>
          <table:table-cell table:style-name="train_20_tracks" table:formula="of:=[.C188]" office:value-type="float" office:value="2" calcext:value-type="float">
            <text:p>2</text:p>
          </table:table-cell>
          <table:table-cell table:style-name="train_20_tracks" table:formula="of:=[.C189]" office:value-type="string" office:string-value=" " calcext:value-type="string">
            <text:p><text:s/></text:p>
          </table:table-cell>
          <table:table-cell table:style-name="train_20_tracks" table:formula="of:=[.C190]" office:value-type="float" office:value="2" calcext:value-type="float">
            <text:p>2</text:p>
          </table:table-cell>
          <table:table-cell table:style-name="train_20_tracks" table:formula="of:=[.C191]" office:value-type="float" office:value="2" calcext:value-type="float">
            <text:p>2</text:p>
          </table:table-cell>
          <table:table-cell table:style-name="train_20_tracks" table:formula="of:=[.C192]" office:value-type="float" office:value="2" calcext:value-type="float">
            <text:p>2</text:p>
          </table:table-cell>
          <table:table-cell table:style-name="train_20_tracks" table:formula="of:=[.C193]" office:value-type="float" office:value="2" calcext:value-type="float">
            <text:p>2</text:p>
          </table:table-cell>
          <table:table-cell table:style-name="train_20_tracks" table:formula="of:=[.C194]" office:value-type="float" office:value="2" calcext:value-type="float">
            <text:p>2</text:p>
          </table:table-cell>
          <table:table-cell table:style-name="train_20_tracks" table:formula="of:=[.C195]" office:value-type="float" office:value="2" calcext:value-type="float">
            <text:p>2</text:p>
          </table:table-cell>
          <table:table-cell table:style-name="train_20_tracks" table:formula="of:=[.C196]" office:value-type="float" office:value="2" calcext:value-type="float">
            <text:p>2</text:p>
          </table:table-cell>
          <table:table-cell table:style-name="train_20_tracks" table:formula="of:=[.C197]" office:value-type="string" office:string-value=" " calcext:value-type="string">
            <text:p><text:s/></text:p>
          </table:table-cell>
          <table:table-cell table:style-name="train_20_tracks" table:formula="of:=[.C198]" office:value-type="float" office:value="2" calcext:value-type="float">
            <text:p>2</text:p>
          </table:table-cell>
          <table:table-cell table:style-name="train_20_tracks" table:formula="of:=[.C199]" office:value-type="float" office:value="2" calcext:value-type="float">
            <text:p>2</text:p>
          </table:table-cell>
          <table:table-cell table:style-name="train_20_tracks" table:formula="of:=[.C200]" office:value-type="float" office:value="2" calcext:value-type="float">
            <text:p>2</text:p>
          </table:table-cell>
          <table:table-cell table:style-name="train_20_tracks" table:formula="of:=[.C201]" office:value-type="float" office:value="2" calcext:value-type="float">
            <text:p>2</text:p>
          </table:table-cell>
          <table:table-cell table:style-name="train_20_tracks" table:formula="of:=[.C202]" office:value-type="string" office:string-value=" " calcext:value-type="string">
            <text:p><text:s/></text:p>
          </table:table-cell>
          <table:table-cell table:style-name="train_20_tracks" table:formula="of:=[.C203]" office:value-type="float" office:value="2" calcext:value-type="float">
            <text:p>2</text:p>
          </table:table-cell>
          <table:table-cell table:style-name="train_20_tracks" table:formula="of:=[.C204]" office:value-type="float" office:value="2" calcext:value-type="float">
            <text:p>2</text:p>
          </table:table-cell>
          <table:table-cell table:style-name="train_20_tracks" table:formula="of:=[.C205]" office:value-type="float" office:value="2" calcext:value-type="float">
            <text:p>2</text:p>
          </table:table-cell>
          <table:table-cell table:style-name="train_20_tracks" table:formula="of:=[.C206]" office:value-type="float" office:value="2" calcext:value-type="float">
            <text:p>2</text:p>
          </table:table-cell>
          <table:table-cell table:style-name="train_20_tracks" table:formula="of:=[.C207]" office:value-type="string" office:string-value=" " calcext:value-type="string">
            <text:p><text:s/></text:p>
          </table:table-cell>
          <table:table-cell table:style-name="train_20_tracks" table:formula="of:=[.C208]" office:value-type="float" office:value="2" calcext:value-type="float">
            <text:p>2</text:p>
          </table:table-cell>
          <table:table-cell table:style-name="train_20_tracks" table:formula="of:=[.C209]" office:value-type="float" office:value="2" calcext:value-type="float">
            <text:p>2</text:p>
          </table:table-cell>
          <table:table-cell table:style-name="train_20_tracks" table:formula="of:=[.C210]" office:value-type="float" office:value="2" calcext:value-type="float">
            <text:p>2</text:p>
          </table:table-cell>
          <table:table-cell table:style-name="train_20_tracks" table:formula="of:=[.C211]" office:value-type="float" office:value="2" calcext:value-type="float">
            <text:p>2</text:p>
          </table:table-cell>
          <table:table-cell table:style-name="train_20_tracks" table:formula="of:=[.C212]" office:value-type="string" office:string-value=" " calcext:value-type="string">
            <text:p><text:s/></text:p>
          </table:table-cell>
          <table:table-cell table:style-name="train_20_tracks" table:formula="of:=[.C213]" office:value-type="float" office:value="2" calcext:value-type="float">
            <text:p>2</text:p>
          </table:table-cell>
          <table:table-cell table:style-name="train_20_tracks" table:formula="of:=[.C214]" office:value-type="float" office:value="2" calcext:value-type="float">
            <text:p>2</text:p>
          </table:table-cell>
          <table:table-cell table:style-name="train_20_tracks" table:formula="of:=[.C215]" office:value-type="float" office:value="2" calcext:value-type="float">
            <text:p>2</text:p>
          </table:table-cell>
          <table:table-cell table:style-name="train_20_tracks" table:formula="of:=[.C216]" office:value-type="float" office:value="2" calcext:value-type="float">
            <text:p>2</text:p>
          </table:table-cell>
          <table:table-cell table:style-name="train_20_tracks" table:formula="of:=[.C217]" office:value-type="string" office:string-value=" " calcext:value-type="string">
            <text:p><text:s/></text:p>
          </table:table-cell>
          <table:table-cell table:style-name="train_20_tracks" table:formula="of:=[.C218]" office:value-type="float" office:value="2" calcext:value-type="float">
            <text:p>2</text:p>
          </table:table-cell>
          <table:table-cell table:style-name="train_20_tracks" table:formula="of:=[.C219]" office:value-type="float" office:value="2" calcext:value-type="float">
            <text:p>2</text:p>
          </table:table-cell>
          <table:table-cell table:style-name="train_20_tracks" table:formula="of:=[.C220]" office:value-type="float" office:value="2" calcext:value-type="float">
            <text:p>2</text:p>
          </table:table-cell>
          <table:table-cell table:style-name="train_20_tracks" table:formula="of:=[.C221]" office:value-type="float" office:value="2" calcext:value-type="float">
            <text:p>2</text:p>
          </table:table-cell>
          <table:table-cell table:style-name="train_20_tracks" table:formula="of:=[.C222]" office:value-type="string" office:string-value=" " calcext:value-type="string">
            <text:p><text:s/></text:p>
          </table:table-cell>
          <table:table-cell table:style-name="train_20_tracks" table:formula="of:=[.C223]" office:value-type="float" office:value="2" calcext:value-type="float">
            <text:p>2</text:p>
          </table:table-cell>
          <table:table-cell table:style-name="train_20_tracks" table:formula="of:=[.C224]" office:value-type="float" office:value="2" calcext:value-type="float">
            <text:p>2</text:p>
          </table:table-cell>
          <table:table-cell table:style-name="train_20_tracks" table:formula="of:=[.C225]" office:value-type="float" office:value="2" calcext:value-type="float">
            <text:p>2</text:p>
          </table:table-cell>
          <table:table-cell table:style-name="train_20_tracks" table:formula="of:=[.C226]" office:value-type="float" office:value="2" calcext:value-type="float">
            <text:p>2</text:p>
          </table:table-cell>
          <table:table-cell table:style-name="train_20_tracks" table:formula="of:=[.C227]" office:value-type="string" office:string-value=" " calcext:value-type="string">
            <text:p><text:s/></text:p>
          </table:table-cell>
          <table:table-cell table:style-name="train_20_tracks" table:formula="of:=[.C228]" office:value-type="float" office:value="2" calcext:value-type="float">
            <text:p>2</text:p>
          </table:table-cell>
          <table:table-cell table:style-name="train_20_tracks" table:formula="of:=[.C229]" office:value-type="float" office:value="2" calcext:value-type="float">
            <text:p>2</text:p>
          </table:table-cell>
          <table:table-cell table:style-name="train_20_tracks" table:formula="of:=[.C230]" office:value-type="float" office:value="2" calcext:value-type="float">
            <text:p>2</text:p>
          </table:table-cell>
          <table:table-cell table:style-name="train_20_tracks" table:formula="of:=[.C231]" office:value-type="float" office:value="2" calcext:value-type="float">
            <text:p>2</text:p>
          </table:table-cell>
          <table:table-cell table:style-name="train_20_tracks" table:formula="of:=[.C232]" office:value-type="string" office:string-value=" " calcext:value-type="string">
            <text:p><text:s/></text:p>
          </table:table-cell>
          <table:table-cell table:style-name="train_20_tracks" table:formula="of:=[.C233]" office:value-type="float" office:value="2" calcext:value-type="float">
            <text:p>2</text:p>
          </table:table-cell>
          <table:table-cell table:style-name="train_20_tracks" table:formula="of:=[.C234]" office:value-type="float" office:value="2" calcext:value-type="float">
            <text:p>2</text:p>
          </table:table-cell>
          <table:table-cell table:style-name="train_20_tracks" table:formula="of:=[.C235]" office:value-type="float" office:value="2" calcext:value-type="float">
            <text:p>2</text:p>
          </table:table-cell>
          <table:table-cell table:style-name="train_20_tracks" table:formula="of:=[.C236]" office:value-type="float" office:value="2" calcext:value-type="float">
            <text:p>2</text:p>
          </table:table-cell>
          <table:table-cell table:style-name="train_20_tracks" table:formula="of:=[.C237]" office:value-type="string" office:string-value=" " calcext:value-type="string">
            <text:p><text:s/></text:p>
          </table:table-cell>
          <table:table-cell table:style-name="train_20_tracks" table:formula="of:=[.C238]" office:value-type="float" office:value="2" calcext:value-type="float">
            <text:p>2</text:p>
          </table:table-cell>
          <table:table-cell table:style-name="train_20_tracks" table:formula="of:=[.C239]" office:value-type="float" office:value="2" calcext:value-type="float">
            <text:p>2</text:p>
          </table:table-cell>
          <table:table-cell table:style-name="train_20_tracks" table:formula="of:=[.C240]" office:value-type="float" office:value="2" calcext:value-type="float">
            <text:p>2</text:p>
          </table:table-cell>
          <table:table-cell table:style-name="train_20_tracks" table:formula="of:=[.C241]" office:value-type="float" office:value="2" calcext:value-type="float">
            <text:p>2</text:p>
          </table:table-cell>
          <table:table-cell table:style-name="train_20_tracks" table:formula="of:=[.C242]" office:value-type="string" office:string-value=" " calcext:value-type="string">
            <text:p><text:s/></text:p>
          </table:table-cell>
          <table:table-cell table:style-name="train_20_tracks" table:formula="of:=[.C243]" office:value-type="float" office:value="2" calcext:value-type="float">
            <text:p>2</text:p>
          </table:table-cell>
          <table:table-cell table:style-name="train_20_tracks" table:formula="of:=[.C244]" office:value-type="float" office:value="2" calcext:value-type="float">
            <text:p>2</text:p>
          </table:table-cell>
          <table:table-cell table:style-name="train_20_tracks" table:formula="of:=[.C245]" office:value-type="float" office:value="2" calcext:value-type="float">
            <text:p>2</text:p>
          </table:table-cell>
          <table:table-cell table:style-name="train_20_tracks" table:formula="of:=[.C246]" office:value-type="float" office:value="2" calcext:value-type="float">
            <text:p>2</text:p>
          </table:table-cell>
          <table:table-cell table:style-name="train_20_tracks" table:formula="of:=[.C247]" office:value-type="string" office:string-value=" " calcext:value-type="string">
            <text:p><text:s/></text:p>
          </table:table-cell>
          <table:table-cell table:style-name="train_20_tracks" table:formula="of:=[.C248]" office:value-type="float" office:value="2" calcext:value-type="float">
            <text:p>2</text:p>
          </table:table-cell>
          <table:table-cell table:style-name="train_20_tracks" table:formula="of:=[.C249]" office:value-type="float" office:value="2" calcext:value-type="float">
            <text:p>2</text:p>
          </table:table-cell>
          <table:table-cell table:style-name="train_20_tracks" table:formula="of:=[.C250]" office:value-type="float" office:value="2" calcext:value-type="float">
            <text:p>2</text:p>
          </table:table-cell>
          <table:table-cell table:style-name="train_20_tracks" table:formula="of:=[.C251]" office:value-type="float" office:value="2" calcext:value-type="float">
            <text:p>2</text:p>
          </table:table-cell>
          <table:table-cell table:style-name="train_20_tracks" table:formula="of:=[.C252]" office:value-type="string" office:string-value=" " calcext:value-type="string">
            <text:p><text:s/></text:p>
          </table:table-cell>
          <table:table-cell table:style-name="train_20_tracks" table:formula="of:=[.C253]" office:value-type="float" office:value="2" calcext:value-type="float">
            <text:p>2</text:p>
          </table:table-cell>
          <table:table-cell table:style-name="train_20_tracks" table:formula="of:=[.C254]" office:value-type="float" office:value="2" calcext:value-type="float">
            <text:p>2</text:p>
          </table:table-cell>
          <table:table-cell table:style-name="train_20_tracks" table:formula="of:=[.C255]" office:value-type="float" office:value="2" calcext:value-type="float">
            <text:p>2</text:p>
          </table:table-cell>
          <table:table-cell table:style-name="train_20_tracks" table:formula="of:=[.C266]" office:value-type="float" office:value="2" calcext:value-type="float">
            <text:p>2</text:p>
          </table:table-cell>
          <table:table-cell table:style-name="train_20_tracks" table:formula="of:=[.C267]" office:value-type="float" office:value="2" calcext:value-type="float">
            <text:p>2</text:p>
          </table:table-cell>
          <table:table-cell table:style-name="train_20_tracks" table:formula="of:=[.C268]" office:value-type="float" office:value="2" calcext:value-type="float">
            <text:p>2</text:p>
          </table:table-cell>
          <table:table-cell table:style-name="train_20_tracks" table:formula="of:=[.C269]" office:value-type="float" office:value="2" calcext:value-type="float">
            <text:p>2</text:p>
          </table:table-cell>
          <table:table-cell table:style-name="train_20_tracks" table:formula="of:=[.C270]" office:value-type="float" office:value="2" calcext:value-type="float">
            <text:p>2</text:p>
          </table:table-cell>
          <table:table-cell table:style-name="train_20_tracks" table:formula="of:=[.C271]" office:value-type="float" office:value="2" calcext:value-type="float">
            <text:p>2</text:p>
          </table:table-cell>
          <table:table-cell table:style-name="train_20_tracks" table:formula="of:=[.C272]" office:value-type="float" office:value="2" calcext:value-type="float">
            <text:p>2</text:p>
          </table:table-cell>
          <table:table-cell table:style-name="train_20_tracks" table:formula="of:=[.C273]" office:value-type="string" office:string-value=" " calcext:value-type="string">
            <text:p><text:s/></text:p>
          </table:table-cell>
          <table:table-cell table:style-name="train_20_tracks" table:formula="of:=[.C274]" office:value-type="float" office:value="2" calcext:value-type="float">
            <text:p>2</text:p>
          </table:table-cell>
          <table:table-cell table:style-name="train_20_tracks" table:formula="of:=[.C275]" office:value-type="float" office:value="2" calcext:value-type="float">
            <text:p>2</text:p>
          </table:table-cell>
          <table:table-cell table:style-name="train_20_tracks" table:formula="of:=[.C276]" office:value-type="float" office:value="2" calcext:value-type="float">
            <text:p>2</text:p>
          </table:table-cell>
          <table:table-cell table:style-name="train_20_tracks" table:formula="of:=[.C277]" office:value-type="float" office:value="2" calcext:value-type="float">
            <text:p>2</text:p>
          </table:table-cell>
          <table:table-cell table:style-name="train_20_tracks" table:formula="of:=[.C278]" office:value-type="float" office:value="2" calcext:value-type="float">
            <text:p>2</text:p>
          </table:table-cell>
          <table:table-cell table:style-name="train_20_tracks" table:formula="of:=[.C279]" office:value-type="float" office:value="2" calcext:value-type="float">
            <text:p>2</text:p>
          </table:table-cell>
          <table:table-cell table:style-name="train_20_tracks" table:formula="of:=[.C280]" office:value-type="float" office:value="2" calcext:value-type="float">
            <text:p>2</text:p>
          </table:table-cell>
          <table:table-cell table:style-name="train_20_tracks" table:formula="of:=[.C281]" office:value-type="string" office:string-value=" " calcext:value-type="string">
            <text:p><text:s/></text:p>
          </table:table-cell>
          <table:table-cell table:style-name="train_20_tracks" table:formula="of:=[.C282]" office:value-type="float" office:value="2" calcext:value-type="float">
            <text:p>2</text:p>
          </table:table-cell>
          <table:table-cell table:style-name="train_20_tracks" table:formula="of:=[.C283]" office:value-type="float" office:value="2" calcext:value-type="float">
            <text:p>2</text:p>
          </table:table-cell>
          <table:table-cell table:style-name="train_20_tracks" table:formula="of:=[.C284]" office:value-type="float" office:value="2" calcext:value-type="float">
            <text:p>2</text:p>
          </table:table-cell>
          <table:table-cell table:style-name="train_20_tracks" table:formula="of:=[.C285]" office:value-type="float" office:value="2" calcext:value-type="float">
            <text:p>2</text:p>
          </table:table-cell>
          <table:table-cell table:style-name="train_20_tracks" table:formula="of:=[.C286]" office:value-type="float" office:value="2" calcext:value-type="float">
            <text:p>2</text:p>
          </table:table-cell>
          <table:table-cell table:style-name="train_20_tracks" table:formula="of:=[.C287]" office:value-type="float" office:value="2" calcext:value-type="float">
            <text:p>2</text:p>
          </table:table-cell>
          <table:table-cell table:style-name="train_20_tracks" table:formula="of:=[.C288]" office:value-type="float" office:value="2" calcext:value-type="float">
            <text:p>2</text:p>
          </table:table-cell>
          <table:table-cell table:style-name="train_20_tracks" table:formula="of:=[.C289]" office:value-type="string" office:string-value=" " calcext:value-type="string">
            <text:p><text:s/></text:p>
          </table:table-cell>
          <table:table-cell table:style-name="train_20_tracks" table:formula="of:=[.C290]" office:value-type="float" office:value="2" calcext:value-type="float">
            <text:p>2</text:p>
          </table:table-cell>
          <table:table-cell table:style-name="train_20_tracks" table:formula="of:=[.C291]" office:value-type="float" office:value="2" calcext:value-type="float">
            <text:p>2</text:p>
          </table:table-cell>
          <table:table-cell table:style-name="train_20_tracks" table:formula="of:=[.C292]" office:value-type="float" office:value="2" calcext:value-type="float">
            <text:p>2</text:p>
          </table:table-cell>
          <table:table-cell table:style-name="train_20_tracks" table:formula="of:=[.C293]" office:value-type="float" office:value="2" calcext:value-type="float">
            <text:p>2</text:p>
          </table:table-cell>
          <table:table-cell table:style-name="train_20_tracks" table:formula="of:=[.C294]" office:value-type="string" office:string-value=" " calcext:value-type="string">
            <text:p><text:s/></text:p>
          </table:table-cell>
          <table:table-cell table:style-name="train_20_tracks" table:formula="of:=[.C295]" office:value-type="float" office:value="2" calcext:value-type="float">
            <text:p>2</text:p>
          </table:table-cell>
          <table:table-cell table:style-name="train_20_tracks" table:formula="of:=[.C296]" office:value-type="float" office:value="2" calcext:value-type="float">
            <text:p>2</text:p>
          </table:table-cell>
          <table:table-cell table:style-name="train_20_tracks" table:formula="of:=[.C297]" office:value-type="float" office:value="2" calcext:value-type="float">
            <text:p>2</text:p>
          </table:table-cell>
          <table:table-cell table:style-name="train_20_tracks" table:formula="of:=[.C298]" office:value-type="float" office:value="2" calcext:value-type="float">
            <text:p>2</text:p>
          </table:table-cell>
          <table:table-cell table:style-name="train_20_tracks" table:formula="of:=[.C299]" office:value-type="string" office:string-value=" " calcext:value-type="string">
            <text:p><text:s/></text:p>
          </table:table-cell>
          <table:table-cell table:style-name="train_20_tracks" table:formula="of:=[.C300]" office:value-type="float" office:value="2" calcext:value-type="float">
            <text:p>2</text:p>
          </table:table-cell>
          <table:table-cell table:style-name="train_20_tracks" table:formula="of:=[.C301]" office:value-type="float" office:value="2" calcext:value-type="float">
            <text:p>2</text:p>
          </table:table-cell>
          <table:table-cell table:style-name="train_20_tracks" table:formula="of:=[.C302]" office:value-type="float" office:value="2" calcext:value-type="float">
            <text:p>2</text:p>
          </table:table-cell>
          <table:table-cell table:style-name="train_20_tracks" table:formula="of:=[.C303]" office:value-type="float" office:value="2" calcext:value-type="float">
            <text:p>2</text:p>
          </table:table-cell>
          <table:table-cell table:style-name="train_20_tracks" table:formula="of:=[.C304]" office:value-type="string" office:string-value=" " calcext:value-type="string">
            <text:p><text:s/></text:p>
          </table:table-cell>
          <table:table-cell table:style-name="train_20_tracks" table:formula="of:=[.C305]" office:value-type="float" office:value="2" calcext:value-type="float">
            <text:p>2</text:p>
          </table:table-cell>
          <table:table-cell table:style-name="train_20_tracks" table:formula="of:=[.C306]" office:value-type="float" office:value="2" calcext:value-type="float">
            <text:p>2</text:p>
          </table:table-cell>
          <table:table-cell table:style-name="train_20_tracks" table:formula="of:=[.C307]" office:value-type="float" office:value="2" calcext:value-type="float">
            <text:p>2</text:p>
          </table:table-cell>
          <table:table-cell table:style-name="train_20_tracks" table:formula="of:=[.C308]" office:value-type="float" office:value="2" calcext:value-type="float">
            <text:p>2</text:p>
          </table:table-cell>
          <table:table-cell table:style-name="train_20_tracks" table:formula="of:=[.C309]" office:value-type="string" office:string-value=" " calcext:value-type="string">
            <text:p><text:s/></text:p>
          </table:table-cell>
          <table:table-cell table:style-name="train_20_tracks" table:formula="of:=[.C310]" office:value-type="float" office:value="2" calcext:value-type="float">
            <text:p>2</text:p>
          </table:table-cell>
          <table:table-cell table:style-name="train_20_tracks" table:formula="of:=[.C311]" office:value-type="float" office:value="2" calcext:value-type="float">
            <text:p>2</text:p>
          </table:table-cell>
          <table:table-cell table:style-name="train_20_tracks" table:formula="of:=[.C312]" office:value-type="float" office:value="2" calcext:value-type="float">
            <text:p>2</text:p>
          </table:table-cell>
          <table:table-cell table:style-name="train_20_tracks" table:formula="of:=[.C313]" office:value-type="float" office:value="2" calcext:value-type="float">
            <text:p>2</text:p>
          </table:table-cell>
          <table:table-cell table:style-name="train_20_tracks" table:formula="of:=[.C314]" office:value-type="string" office:string-value=" " calcext:value-type="string">
            <text:p><text:s/></text:p>
          </table:table-cell>
          <table:table-cell table:style-name="train_20_tracks" table:formula="of:=[.C315]" office:value-type="float" office:value="2" calcext:value-type="float">
            <text:p>2</text:p>
          </table:table-cell>
          <table:table-cell table:style-name="train_20_tracks" table:formula="of:=[.C316]" office:value-type="float" office:value="2" calcext:value-type="float">
            <text:p>2</text:p>
          </table:table-cell>
          <table:table-cell table:style-name="train_20_tracks" table:formula="of:=[.C317]" office:value-type="float" office:value="2" calcext:value-type="float">
            <text:p>2</text:p>
          </table:table-cell>
          <table:table-cell table:style-name="train_20_tracks" table:formula="of:=[.C318]" office:value-type="float" office:value="2" calcext:value-type="float">
            <text:p>2</text:p>
          </table:table-cell>
          <table:table-cell table:style-name="train_20_tracks" table:formula="of:=[.C319]" office:value-type="string" office:string-value=" " calcext:value-type="string">
            <text:p><text:s/></text:p>
          </table:table-cell>
          <table:table-cell table:style-name="train_20_tracks" table:formula="of:=[.C320]" office:value-type="float" office:value="2" calcext:value-type="float">
            <text:p>2</text:p>
          </table:table-cell>
          <table:table-cell table:style-name="train_20_tracks" table:formula="of:=[.C321]" office:value-type="float" office:value="2" calcext:value-type="float">
            <text:p>2</text:p>
          </table:table-cell>
          <table:table-cell table:style-name="train_20_tracks" table:formula="of:=[.C322]" office:value-type="float" office:value="2" calcext:value-type="float">
            <text:p>2</text:p>
          </table:table-cell>
          <table:table-cell table:style-name="train_20_tracks" table:formula="of:=[.C323]" office:value-type="float" office:value="2" calcext:value-type="float">
            <text:p>2</text:p>
          </table:table-cell>
          <table:table-cell table:style-name="train_20_tracks" table:formula="of:=[.C324]" office:value-type="string" office:string-value=" " calcext:value-type="string">
            <text:p><text:s/></text:p>
          </table:table-cell>
          <table:table-cell table:style-name="train_20_tracks" table:formula="of:=[.C325]" office:value-type="float" office:value="2" calcext:value-type="float">
            <text:p>2</text:p>
          </table:table-cell>
          <table:table-cell table:style-name="train_20_tracks" table:formula="of:=[.C326]" office:value-type="float" office:value="2" calcext:value-type="float">
            <text:p>2</text:p>
          </table:table-cell>
          <table:table-cell table:style-name="train_20_tracks" table:formula="of:=[.C327]" office:value-type="float" office:value="2" calcext:value-type="float">
            <text:p>2</text:p>
          </table:table-cell>
          <table:table-cell table:style-name="train_20_tracks" table:formula="of:=[.C328]" office:value-type="float" office:value="2" calcext:value-type="float">
            <text:p>2</text:p>
          </table:table-cell>
          <table:table-cell table:style-name="train_20_tracks" table:formula="of:=[.C329]" office:value-type="string" office:string-value=" " calcext:value-type="string">
            <text:p><text:s/></text:p>
          </table:table-cell>
          <table:table-cell table:style-name="train_20_tracks" table:formula="of:=[.C330]" office:value-type="float" office:value="2" calcext:value-type="float">
            <text:p>2</text:p>
          </table:table-cell>
          <table:table-cell table:style-name="train_20_tracks" table:formula="of:=[.C331]" office:value-type="float" office:value="2" calcext:value-type="float">
            <text:p>2</text:p>
          </table:table-cell>
          <table:table-cell table:style-name="train_20_tracks" table:formula="of:=[.C332]" office:value-type="float" office:value="2" calcext:value-type="float">
            <text:p>2</text:p>
          </table:table-cell>
          <table:table-cell table:style-name="train_20_tracks" table:formula="of:=[.C333]" office:value-type="float" office:value="2" calcext:value-type="float">
            <text:p>2</text:p>
          </table:table-cell>
          <table:table-cell table:style-name="train_20_tracks" table:formula="of:=[.C334]" office:value-type="string" office:string-value=" " calcext:value-type="string">
            <text:p><text:s/></text:p>
          </table:table-cell>
          <table:table-cell table:style-name="train_20_tracks" table:formula="of:=[.C335]" office:value-type="float" office:value="2" calcext:value-type="float">
            <text:p>2</text:p>
          </table:table-cell>
          <table:table-cell table:style-name="train_20_tracks" table:formula="of:=[.C336]" office:value-type="float" office:value="2" calcext:value-type="float">
            <text:p>2</text:p>
          </table:table-cell>
          <table:table-cell table:style-name="train_20_tracks" table:formula="of:=[.C337]" office:value-type="float" office:value="2" calcext:value-type="float">
            <text:p>2</text:p>
          </table:table-cell>
          <table:table-cell table:style-name="train_20_tracks" table:formula="of:=[.C338]" office:value-type="float" office:value="2" calcext:value-type="float">
            <text:p>2</text:p>
          </table:table-cell>
          <table:table-cell table:style-name="train_20_tracks" table:formula="of:=[.C339]" office:value-type="string" office:string-value=" " calcext:value-type="string">
            <text:p><text:s/></text:p>
          </table:table-cell>
          <table:table-cell table:style-name="train_20_tracks" table:formula="of:=[.C340]" office:value-type="float" office:value="2" calcext:value-type="float">
            <text:p>2</text:p>
          </table:table-cell>
          <table:table-cell table:style-name="train_20_tracks" table:formula="of:=[.C341]" office:value-type="float" office:value="2" calcext:value-type="float">
            <text:p>2</text:p>
          </table:table-cell>
          <table:table-cell table:style-name="train_20_tracks" table:formula="of:=[.C342]" office:value-type="float" office:value="2" calcext:value-type="float">
            <text:p>2</text:p>
          </table:table-cell>
          <table:table-cell table:style-name="train_20_tracks" table:formula="of:=[.C343]" office:value-type="float" office:value="2" calcext:value-type="float">
            <text:p>2</text:p>
          </table:table-cell>
          <table:table-cell table:style-name="train_20_tracks" table:formula="of:=[.C344]" office:value-type="string" office:string-value=" " calcext:value-type="string">
            <text:p><text:s/></text:p>
          </table:table-cell>
          <table:table-cell table:style-name="train_20_tracks" table:formula="of:=[.C345]" office:value-type="float" office:value="2" calcext:value-type="float">
            <text:p>2</text:p>
          </table:table-cell>
          <table:table-cell table:style-name="train_20_tracks" table:formula="of:=[.C346]" office:value-type="float" office:value="2" calcext:value-type="float">
            <text:p>2</text:p>
          </table:table-cell>
          <table:table-cell table:style-name="train_20_tracks" table:formula="of:=[.C347]" office:value-type="float" office:value="2" calcext:value-type="float">
            <text:p>2</text:p>
          </table:table-cell>
          <table:table-cell table:style-name="train_20_tracks" table:formula="of:=[.C348]" office:value-type="float" office:value="2" calcext:value-type="float">
            <text:p>2</text:p>
          </table:table-cell>
          <table:table-cell table:style-name="train_20_tracks" table:formula="of:=[.C349]" office:value-type="string" office:string-value=" " calcext:value-type="string">
            <text:p><text:s/></text:p>
          </table:table-cell>
          <table:table-cell table:style-name="train_20_tracks" table:formula="of:=[.C350]" office:value-type="float" office:value="2" calcext:value-type="float">
            <text:p>2</text:p>
          </table:table-cell>
          <table:table-cell table:style-name="train_20_tracks" table:formula="of:=[.C351]" office:value-type="float" office:value="2" calcext:value-type="float">
            <text:p>2</text:p>
          </table:table-cell>
          <table:table-cell table:style-name="train_20_tracks" table:formula="of:=[.C352]" office:value-type="float" office:value="2" calcext:value-type="float">
            <text:p>2</text:p>
          </table:table-cell>
          <table:table-cell table:style-name="train_20_tracks" table:formula="of:=[.C353]" office:value-type="float" office:value="2" calcext:value-type="float">
            <text:p>2</text:p>
          </table:table-cell>
          <table:table-cell table:style-name="train_20_tracks" table:formula="of:=[.C354]" office:value-type="float" office:value="2" calcext:value-type="float">
            <text:p>2</text:p>
          </table:table-cell>
          <table:table-cell table:style-name="train_20_tracks" table:formula="of:=[.C355]" office:value-type="float" office:value="2" calcext:value-type="float">
            <text:p>2</text:p>
          </table:table-cell>
          <table:table-cell table:style-name="train_20_tracks" table:formula="of:=[.C356]" office:value-type="float" office:value="2" calcext:value-type="float">
            <text:p>2</text:p>
          </table:table-cell>
          <table:table-cell table:style-name="train_20_tracks" table:formula="of:=[.C357]" office:value-type="string" office:string-value=" " calcext:value-type="string">
            <text:p><text:s/></text:p>
          </table:table-cell>
          <table:table-cell table:style-name="train_20_tracks" table:formula="of:=[.C358]" office:value-type="float" office:value="2" calcext:value-type="float">
            <text:p>2</text:p>
          </table:table-cell>
          <table:table-cell table:style-name="train_20_tracks" table:formula="of:=[.C359]" office:value-type="float" office:value="2" calcext:value-type="float">
            <text:p>2</text:p>
          </table:table-cell>
          <table:table-cell table:style-name="train_20_tracks" table:formula="of:=[.C360]" office:value-type="float" office:value="2" calcext:value-type="float">
            <text:p>2</text:p>
          </table:table-cell>
          <table:table-cell table:style-name="train_20_tracks" table:formula="of:=[.C361]" office:value-type="float" office:value="2" calcext:value-type="float">
            <text:p>2</text:p>
          </table:table-cell>
          <table:table-cell table:style-name="train_20_tracks" table:formula="of:=[.C362]" office:value-type="float" office:value="2" calcext:value-type="float">
            <text:p>2</text:p>
          </table:table-cell>
          <table:table-cell table:style-name="train_20_tracks" table:formula="of:=[.C363]" office:value-type="float" office:value="2" calcext:value-type="float">
            <text:p>2</text:p>
          </table:table-cell>
          <table:table-cell table:style-name="train_20_tracks" table:formula="of:=[.C364]" office:value-type="float" office:value="2" calcext:value-type="float">
            <text:p>2</text:p>
          </table:table-cell>
          <table:table-cell table:style-name="train_20_tracks" table:formula="of:=[.C365]" office:value-type="string" office:string-value=" " calcext:value-type="string">
            <text:p><text:s/></text:p>
          </table:table-cell>
          <table:table-cell table:style-name="train_20_tracks" table:formula="of:=[.C366]" office:value-type="float" office:value="2" calcext:value-type="float">
            <text:p>2</text:p>
          </table:table-cell>
          <table:table-cell table:style-name="train_20_tracks" table:formula="of:=[.C367]" office:value-type="float" office:value="2" calcext:value-type="float">
            <text:p>2</text:p>
          </table:table-cell>
          <table:table-cell table:style-name="train_20_tracks" table:formula="of:=[.C368]" office:value-type="float" office:value="2" calcext:value-type="float">
            <text:p>2</text:p>
          </table:table-cell>
          <table:table-cell table:style-name="train_20_tracks" table:formula="of:=[.C369]" office:value-type="float" office:value="2" calcext:value-type="float">
            <text:p>2</text:p>
          </table:table-cell>
          <table:table-cell table:style-name="train_20_tracks" table:formula="of:=[.C370]" office:value-type="float" office:value="2" calcext:value-type="float">
            <text:p>2</text:p>
          </table:table-cell>
          <table:table-cell table:style-name="train_20_tracks" table:formula="of:=[.C371]" office:value-type="float" office:value="2" calcext:value-type="float">
            <text:p>2</text:p>
          </table:table-cell>
          <table:table-cell table:style-name="train_20_tracks" table:formula="of:=[.C372]" office:value-type="float" office:value="2" calcext:value-type="float">
            <text:p>2</text:p>
          </table:table-cell>
          <table:table-cell table:style-name="train_20_tracks" table:formula="of:=[.C373]" office:value-type="string" office:string-value=" " calcext:value-type="string">
            <text:p><text:s/></text:p>
          </table:table-cell>
          <table:table-cell table:style-name="train_20_tracks" table:formula="of:=[.C374]" office:value-type="float" office:value="2" calcext:value-type="float">
            <text:p>2</text:p>
          </table:table-cell>
          <table:table-cell table:style-name="train_20_tracks" table:formula="of:=[.C375]" office:value-type="float" office:value="2" calcext:value-type="float">
            <text:p>2</text:p>
          </table:table-cell>
          <table:table-cell table:style-name="train_20_tracks" table:formula="of:=[.C376]" office:value-type="float" office:value="2" calcext:value-type="float">
            <text:p>2</text:p>
          </table:table-cell>
          <table:table-cell table:style-name="train_20_tracks" table:formula="of:=[.C377]" office:value-type="float" office:value="2" calcext:value-type="float">
            <text:p>2</text:p>
          </table:table-cell>
          <table:table-cell table:style-name="train_20_tracks" table:formula="of:=[.C378]" office:value-type="float" office:value="2" calcext:value-type="float">
            <text:p>2</text:p>
          </table:table-cell>
          <table:table-cell table:style-name="train_20_tracks" table:formula="of:=[.C379]" office:value-type="float" office:value="2" calcext:value-type="float">
            <text:p>2</text:p>
          </table:table-cell>
          <table:table-cell table:style-name="train_20_tracks" table:formula="of:=[.C380]" office:value-type="float" office:value="2" calcext:value-type="float">
            <text:p>2</text:p>
          </table:table-cell>
          <table:table-cell table:style-name="train_20_tracks" table:formula="of:=[.C381]" office:value-type="string" office:string-value=" " calcext:value-type="string">
            <text:p><text:s/></text:p>
          </table:table-cell>
          <table:table-cell table:style-name="train_20_tracks" table:formula="of:=[.C382]" office:value-type="float" office:value="2" calcext:value-type="float">
            <text:p>2</text:p>
          </table:table-cell>
          <table:table-cell table:style-name="train_20_tracks" table:formula="of:=[.C383]" office:value-type="float" office:value="2" calcext:value-type="float">
            <text:p>2</text:p>
          </table:table-cell>
          <table:table-cell table:style-name="train_20_tracks" table:formula="of:=[.C384]" office:value-type="float" office:value="2" calcext:value-type="float">
            <text:p>2</text:p>
          </table:table-cell>
          <table:table-cell table:style-name="train_20_tracks" table:formula="of:=[.C385]" office:value-type="float" office:value="2" calcext:value-type="float">
            <text:p>2</text:p>
          </table:table-cell>
          <table:table-cell table:style-name="train_20_tracks" table:formula="of:=[.C386]" office:value-type="string" office:string-value=" " calcext:value-type="string">
            <text:p><text:s/></text:p>
          </table:table-cell>
          <table:table-cell table:style-name="train_20_tracks" table:formula="of:=[.C387]" office:value-type="float" office:value="2" calcext:value-type="float">
            <text:p>2</text:p>
          </table:table-cell>
          <table:table-cell table:style-name="train_20_tracks" table:formula="of:=[.C388]" office:value-type="float" office:value="2" calcext:value-type="float">
            <text:p>2</text:p>
          </table:table-cell>
          <table:table-cell table:style-name="train_20_tracks" table:formula="of:=[.C389]" office:value-type="float" office:value="2" calcext:value-type="float">
            <text:p>2</text:p>
          </table:table-cell>
          <table:table-cell table:style-name="train_20_tracks" table:formula="of:=[.C390]" office:value-type="float" office:value="2" calcext:value-type="float">
            <text:p>2</text:p>
          </table:table-cell>
          <table:table-cell table:style-name="train_20_tracks" table:formula="of:=[.C391]" office:value-type="string" office:string-value=" " calcext:value-type="string">
            <text:p><text:s/></text:p>
          </table:table-cell>
          <table:table-cell table:style-name="train_20_tracks" table:formula="of:=[.C392]" office:value-type="float" office:value="2" calcext:value-type="float">
            <text:p>2</text:p>
          </table:table-cell>
          <table:table-cell table:style-name="train_20_tracks" table:formula="of:=[.C393]" office:value-type="float" office:value="2" calcext:value-type="float">
            <text:p>2</text:p>
          </table:table-cell>
          <table:table-cell table:style-name="train_20_tracks" table:formula="of:=[.C394]" office:value-type="float" office:value="2" calcext:value-type="float">
            <text:p>2</text:p>
          </table:table-cell>
          <table:table-cell table:style-name="train_20_tracks" table:formula="of:=[.C395]" office:value-type="float" office:value="2" calcext:value-type="float">
            <text:p>2</text:p>
          </table:table-cell>
          <table:table-cell table:style-name="train_20_tracks" table:formula="of:=[.C396]" office:value-type="string" office:string-value=" " calcext:value-type="string">
            <text:p><text:s/></text:p>
          </table:table-cell>
          <table:table-cell table:style-name="train_20_tracks" table:formula="of:=[.C397]" office:value-type="float" office:value="2" calcext:value-type="float">
            <text:p>2</text:p>
          </table:table-cell>
          <table:table-cell table:style-name="train_20_tracks" table:formula="of:=[.C398]" office:value-type="float" office:value="2" calcext:value-type="float">
            <text:p>2</text:p>
          </table:table-cell>
          <table:table-cell table:style-name="train_20_tracks" table:formula="of:=[.C399]" office:value-type="float" office:value="2" calcext:value-type="float">
            <text:p>2</text:p>
          </table:table-cell>
          <table:table-cell table:style-name="train_20_tracks" table:formula="of:=[.C400]" office:value-type="float" office:value="2" calcext:value-type="float">
            <text:p>2</text:p>
          </table:table-cell>
          <table:table-cell table:style-name="train_20_tracks" table:formula="of:=[.C401]" office:value-type="string" office:string-value=" " calcext:value-type="string">
            <text:p><text:s/></text:p>
          </table:table-cell>
          <table:table-cell table:style-name="train_20_tracks" table:formula="of:=[.C402]" office:value-type="float" office:value="2" calcext:value-type="float">
            <text:p>2</text:p>
          </table:table-cell>
          <table:table-cell table:style-name="train_20_tracks" table:formula="of:=[.C403]" office:value-type="float" office:value="2" calcext:value-type="float">
            <text:p>2</text:p>
          </table:table-cell>
          <table:table-cell table:style-name="train_20_tracks" table:formula="of:=[.C404]" office:value-type="float" office:value="2" calcext:value-type="float">
            <text:p>2</text:p>
          </table:table-cell>
          <table:table-cell table:style-name="train_20_tracks" table:formula="of:=[.C405]" office:value-type="float" office:value="2" calcext:value-type="float">
            <text:p>2</text:p>
          </table:table-cell>
          <table:table-cell table:style-name="train_20_tracks" table:formula="of:=[.C406]" office:value-type="string" office:string-value=" " calcext:value-type="string">
            <text:p><text:s/></text:p>
          </table:table-cell>
          <table:table-cell table:style-name="train_20_tracks" table:formula="of:=[.C407]" office:value-type="float" office:value="2" calcext:value-type="float">
            <text:p>2</text:p>
          </table:table-cell>
          <table:table-cell table:style-name="train_20_tracks" table:formula="of:=[.C408]" office:value-type="float" office:value="2" calcext:value-type="float">
            <text:p>2</text:p>
          </table:table-cell>
          <table:table-cell table:style-name="train_20_tracks" table:formula="of:=[.C409]" office:value-type="float" office:value="2" calcext:value-type="float">
            <text:p>2</text:p>
          </table:table-cell>
          <table:table-cell table:style-name="train_20_tracks" table:formula="of:=[.C410]" office:value-type="float" office:value="2" calcext:value-type="float">
            <text:p>2</text:p>
          </table:table-cell>
          <table:table-cell table:style-name="train_20_tracks" table:formula="of:=[.C411]" office:value-type="string" office:string-value=" " calcext:value-type="string">
            <text:p><text:s/></text:p>
          </table:table-cell>
          <table:table-cell table:style-name="train_20_tracks" table:formula="of:=[.C412]" office:value-type="float" office:value="2" calcext:value-type="float">
            <text:p>2</text:p>
          </table:table-cell>
          <table:table-cell table:style-name="train_20_tracks" table:formula="of:=[.C413]" office:value-type="float" office:value="2" calcext:value-type="float">
            <text:p>2</text:p>
          </table:table-cell>
          <table:table-cell table:style-name="train_20_tracks" table:formula="of:=[.C414]" office:value-type="float" office:value="2" calcext:value-type="float">
            <text:p>2</text:p>
          </table:table-cell>
          <table:table-cell table:style-name="train_20_tracks" table:formula="of:=[.C415]" office:value-type="float" office:value="2" calcext:value-type="float">
            <text:p>2</text:p>
          </table:table-cell>
          <table:table-cell table:style-name="train_20_tracks" table:formula="of:=[.C416]" office:value-type="string" office:string-value=" " calcext:value-type="string">
            <text:p><text:s/></text:p>
          </table:table-cell>
          <table:table-cell table:style-name="train_20_tracks" table:formula="of:=[.C417]" office:value-type="float" office:value="2" calcext:value-type="float">
            <text:p>2</text:p>
          </table:table-cell>
          <table:table-cell table:style-name="train_20_tracks" table:formula="of:=[.C418]" office:value-type="float" office:value="2" calcext:value-type="float">
            <text:p>2</text:p>
          </table:table-cell>
          <table:table-cell table:style-name="train_20_tracks" table:formula="of:=[.C419]" office:value-type="float" office:value="2" calcext:value-type="float">
            <text:p>2</text:p>
          </table:table-cell>
          <table:table-cell table:style-name="train_20_tracks" table:formula="of:=[.C420]" office:value-type="float" office:value="2" calcext:value-type="float">
            <text:p>2</text:p>
          </table:table-cell>
          <table:table-cell table:style-name="train_20_tracks" table:formula="of:=[.C421]" office:value-type="string" office:string-value=" " calcext:value-type="string">
            <text:p><text:s/></text:p>
          </table:table-cell>
          <table:table-cell table:style-name="train_20_tracks" table:formula="of:=[.C422]" office:value-type="float" office:value="2" calcext:value-type="float">
            <text:p>2</text:p>
          </table:table-cell>
          <table:table-cell table:style-name="train_20_tracks" table:formula="of:=[.C423]" office:value-type="float" office:value="2" calcext:value-type="float">
            <text:p>2</text:p>
          </table:table-cell>
          <table:table-cell table:style-name="train_20_tracks" table:formula="of:=[.C424]" office:value-type="float" office:value="2" calcext:value-type="float">
            <text:p>2</text:p>
          </table:table-cell>
          <table:table-cell table:style-name="train_20_tracks" table:formula="of:=[.C425]" office:value-type="float" office:value="2" calcext:value-type="float">
            <text:p>2</text:p>
          </table:table-cell>
          <table:table-cell table:style-name="train_20_tracks" table:formula="of:=[.C426]" office:value-type="string" office:string-value=" " calcext:value-type="string">
            <text:p><text:s/></text:p>
          </table:table-cell>
          <table:table-cell table:style-name="train_20_tracks" table:formula="of:=[.C427]" office:value-type="float" office:value="2" calcext:value-type="float">
            <text:p>2</text:p>
          </table:table-cell>
          <table:table-cell table:style-name="train_20_tracks" table:formula="of:=[.C428]" office:value-type="float" office:value="2" calcext:value-type="float">
            <text:p>2</text:p>
          </table:table-cell>
          <table:table-cell table:style-name="train_20_tracks" table:formula="of:=[.C429]" office:value-type="float" office:value="2" calcext:value-type="float">
            <text:p>2</text:p>
          </table:table-cell>
          <table:table-cell table:style-name="train_20_tracks" table:formula="of:=[.C430]" office:value-type="float" office:value="2" calcext:value-type="float">
            <text:p>2</text:p>
          </table:table-cell>
          <table:table-cell table:style-name="train_20_tracks" table:formula="of:=[.C431]" office:value-type="string" office:string-value=" " calcext:value-type="string">
            <text:p><text:s/></text:p>
          </table:table-cell>
          <table:table-cell table:style-name="train_20_tracks" table:formula="of:=[.C432]" office:value-type="float" office:value="2" calcext:value-type="float">
            <text:p>2</text:p>
          </table:table-cell>
          <table:table-cell table:style-name="train_20_tracks" table:formula="of:=[.C433]" office:value-type="float" office:value="2" calcext:value-type="float">
            <text:p>2</text:p>
          </table:table-cell>
          <table:table-cell table:style-name="train_20_tracks" table:formula="of:=[.C434]" office:value-type="float" office:value="2" calcext:value-type="float">
            <text:p>2</text:p>
          </table:table-cell>
          <table:table-cell table:style-name="train_20_tracks" table:formula="of:=[.C435]" office:value-type="float" office:value="2" calcext:value-type="float">
            <text:p>2</text:p>
          </table:table-cell>
          <table:table-cell table:style-name="train_20_tracks" table:formula="of:=[.C436]" office:value-type="string" office:string-value=" " calcext:value-type="string">
            <text:p><text:s/></text:p>
          </table:table-cell>
          <table:table-cell table:style-name="train_20_tracks" table:formula="of:=[.C437]" office:value-type="float" office:value="2" calcext:value-type="float">
            <text:p>2</text:p>
          </table:table-cell>
          <table:table-cell table:style-name="train_20_tracks" table:formula="of:=[.C438]" office:value-type="float" office:value="2" calcext:value-type="float">
            <text:p>2</text:p>
          </table:table-cell>
          <table:table-cell table:style-name="train_20_tracks" table:formula="of:=[.C439]" office:value-type="float" office:value="2" calcext:value-type="float">
            <text:p>2</text:p>
          </table:table-cell>
          <table:table-cell table:style-name="train_20_tracks" table:formula="of:=[.C440]" office:value-type="float" office:value="2" calcext:value-type="float">
            <text:p>2</text:p>
          </table:table-cell>
          <table:table-cell table:style-name="train_20_tracks" table:formula="of:=[.C441]" office:value-type="string" office:string-value=" " calcext:value-type="string">
            <text:p><text:s/></text:p>
          </table:table-cell>
          <table:table-cell table:style-name="train_20_tracks" table:formula="of:=[.C442]" office:value-type="float" office:value="2" calcext:value-type="float">
            <text:p>2</text:p>
          </table:table-cell>
          <table:table-cell table:style-name="train_20_tracks" table:formula="of:=[.C443]" office:value-type="float" office:value="2" calcext:value-type="float">
            <text:p>2</text:p>
          </table:table-cell>
          <table:table-cell table:style-name="train_20_tracks" table:formula="of:=[.C444]" office:value-type="float" office:value="2" calcext:value-type="float">
            <text:p>2</text:p>
          </table:table-cell>
          <table:table-cell table:style-name="train_20_tracks" table:formula="of:=[.C445]" office:value-type="float" office:value="2" calcext:value-type="float">
            <text:p>2</text:p>
          </table:table-cell>
          <table:table-cell table:style-name="train_20_tracks" table:formula="of:=[.C446]" office:value-type="float" office:value="2" calcext:value-type="float">
            <text:p>2</text:p>
          </table:table-cell>
          <table:table-cell table:style-name="train_20_tracks" table:formula="of:=[.C447]" office:value-type="float" office:value="2" calcext:value-type="float">
            <text:p>2</text:p>
          </table:table-cell>
          <table:table-cell table:style-name="train_20_tracks" table:formula="of:=[.C448]" office:value-type="float" office:value="2" calcext:value-type="float">
            <text:p>2</text:p>
          </table:table-cell>
          <table:table-cell table:style-name="train_20_tracks" table:formula="of:=[.C449]" office:value-type="string" office:string-value=" " calcext:value-type="string">
            <text:p><text:s/></text:p>
          </table:table-cell>
          <table:table-cell table:style-name="train_20_tracks" table:formula="of:=[.C450]" office:value-type="float" office:value="2" calcext:value-type="float">
            <text:p>2</text:p>
          </table:table-cell>
          <table:table-cell table:style-name="train_20_tracks" table:formula="of:=[.C451]" office:value-type="float" office:value="2" calcext:value-type="float">
            <text:p>2</text:p>
          </table:table-cell>
          <table:table-cell table:style-name="train_20_tracks" table:formula="of:=[.C452]" office:value-type="float" office:value="2" calcext:value-type="float">
            <text:p>2</text:p>
          </table:table-cell>
          <table:table-cell table:style-name="train_20_tracks" table:formula="of:=[.C453]" office:value-type="float" office:value="2" calcext:value-type="float">
            <text:p>2</text:p>
          </table:table-cell>
          <table:table-cell table:style-name="train_20_tracks" table:formula="of:=[.C454]" office:value-type="string" office:string-value=" " calcext:value-type="string">
            <text:p><text:s/></text:p>
          </table:table-cell>
          <table:table-cell table:style-name="train_20_tracks" table:formula="of:=[.C455]" office:value-type="float" office:value="2" calcext:value-type="float">
            <text:p>2</text:p>
          </table:table-cell>
          <table:table-cell table:style-name="train_20_tracks" table:formula="of:=[.C456]" office:value-type="float" office:value="2" calcext:value-type="float">
            <text:p>2</text:p>
          </table:table-cell>
          <table:table-cell table:style-name="train_20_tracks" table:formula="of:=[.C457]" office:value-type="float" office:value="2" calcext:value-type="float">
            <text:p>2</text:p>
          </table:table-cell>
          <table:table-cell table:style-name="train_20_tracks" table:formula="of:=[.C458]" office:value-type="float" office:value="2" calcext:value-type="float">
            <text:p>2</text:p>
          </table:table-cell>
          <table:table-cell table:style-name="train_20_tracks" table:formula="of:=[.C459]" office:value-type="string" office:string-value=" " calcext:value-type="string">
            <text:p><text:s/></text:p>
          </table:table-cell>
          <table:table-cell table:style-name="train_20_tracks" table:formula="of:=[.C460]" office:value-type="float" office:value="2" calcext:value-type="float">
            <text:p>2</text:p>
          </table:table-cell>
          <table:table-cell table:style-name="train_20_tracks" table:formula="of:=[.C461]" office:value-type="float" office:value="2" calcext:value-type="float">
            <text:p>2</text:p>
          </table:table-cell>
          <table:table-cell table:style-name="train_20_tracks" table:formula="of:=[.C462]" office:value-type="float" office:value="2" calcext:value-type="float">
            <text:p>2</text:p>
          </table:table-cell>
          <table:table-cell table:style-name="train_20_tracks" table:formula="of:=[.C463]" office:value-type="float" office:value="2" calcext:value-type="float">
            <text:p>2</text:p>
          </table:table-cell>
          <table:table-cell table:style-name="train_20_tracks" table:formula="of:=[.C464]" office:value-type="string" office:string-value=" " calcext:value-type="string">
            <text:p><text:s/></text:p>
          </table:table-cell>
          <table:table-cell table:style-name="train_20_tracks" table:formula="of:=[.C465]" office:value-type="float" office:value="2" calcext:value-type="float">
            <text:p>2</text:p>
          </table:table-cell>
          <table:table-cell table:style-name="train_20_tracks" table:formula="of:=[.C466]" office:value-type="float" office:value="2" calcext:value-type="float">
            <text:p>2</text:p>
          </table:table-cell>
          <table:table-cell table:style-name="train_20_tracks" table:formula="of:=[.C467]" office:value-type="float" office:value="2" calcext:value-type="float">
            <text:p>2</text:p>
          </table:table-cell>
          <table:table-cell table:style-name="train_20_tracks" table:formula="of:=[.C468]" office:value-type="float" office:value="2" calcext:value-type="float">
            <text:p>2</text:p>
          </table:table-cell>
          <table:table-cell table:style-name="train_20_tracks" table:formula="of:=[.C469]" office:value-type="float" office:value="2" calcext:value-type="float">
            <text:p>2</text:p>
          </table:table-cell>
          <table:table-cell table:style-name="train_20_tracks" table:formula="of:=[.C470]" office:value-type="float" office:value="2" calcext:value-type="float">
            <text:p>2</text:p>
          </table:table-cell>
          <table:table-cell table:style-name="train_20_tracks" table:formula="of:=[.C471]" office:value-type="float" office:value="2" calcext:value-type="float">
            <text:p>2</text:p>
          </table:table-cell>
          <table:table-cell table:style-name="train_20_tracks" table:formula="of:=[.C472]" office:value-type="string" office:string-value=" " calcext:value-type="string">
            <text:p><text:s/></text:p>
          </table:table-cell>
          <table:table-cell table:style-name="train_20_tracks" table:formula="of:=[.C473]" office:value-type="float" office:value="2" calcext:value-type="float">
            <text:p>2</text:p>
          </table:table-cell>
          <table:table-cell table:style-name="train_20_tracks" table:formula="of:=[.C474]" office:value-type="float" office:value="2" calcext:value-type="float">
            <text:p>2</text:p>
          </table:table-cell>
          <table:table-cell table:style-name="train_20_tracks" table:formula="of:=[.C475]" office:value-type="float" office:value="2" calcext:value-type="float">
            <text:p>2</text:p>
          </table:table-cell>
          <table:table-cell table:style-name="train_20_tracks" table:formula="of:=[.C476]" office:value-type="float" office:value="2" calcext:value-type="float">
            <text:p>2</text:p>
          </table:table-cell>
          <table:table-cell table:style-name="train_20_tracks" table:formula="of:=[.C477]" office:value-type="string" office:string-value=" " calcext:value-type="string">
            <text:p><text:s/></text:p>
          </table:table-cell>
          <table:table-cell table:style-name="train_20_tracks" table:formula="of:=[.C478]" office:value-type="float" office:value="2" calcext:value-type="float">
            <text:p>2</text:p>
          </table:table-cell>
          <table:table-cell table:style-name="train_20_tracks" table:formula="of:=[.C479]" office:value-type="float" office:value="2" calcext:value-type="float">
            <text:p>2</text:p>
          </table:table-cell>
          <table:table-cell table:style-name="train_20_tracks" table:formula="of:=[.C480]" office:value-type="float" office:value="2" calcext:value-type="float">
            <text:p>2</text:p>
          </table:table-cell>
          <table:table-cell table:style-name="train_20_tracks" table:formula="of:=[.C481]" office:value-type="float" office:value="2" calcext:value-type="float">
            <text:p>2</text:p>
          </table:table-cell>
          <table:table-cell table:style-name="train_20_tracks" table:formula="of:=[.C482]" office:value-type="string" office:string-value=" " calcext:value-type="string">
            <text:p><text:s/></text:p>
          </table:table-cell>
          <table:table-cell table:style-name="train_20_tracks" table:formula="of:=[.C483]" office:value-type="float" office:value="2" calcext:value-type="float">
            <text:p>2</text:p>
          </table:table-cell>
          <table:table-cell table:style-name="train_20_tracks" table:formula="of:=[.C484]" office:value-type="float" office:value="2" calcext:value-type="float">
            <text:p>2</text:p>
          </table:table-cell>
          <table:table-cell table:style-name="train_20_tracks" table:formula="of:=[.C485]" office:value-type="float" office:value="2" calcext:value-type="float">
            <text:p>2</text:p>
          </table:table-cell>
          <table:table-cell table:style-name="train_20_tracks" table:formula="of:=[.C486]" office:value-type="float" office:value="2" calcext:value-type="float">
            <text:p>2</text:p>
          </table:table-cell>
          <table:table-cell table:style-name="train_20_tracks" table:formula="of:=[.C487]" office:value-type="string" office:string-value=" " calcext:value-type="string">
            <text:p><text:s/></text:p>
          </table:table-cell>
          <table:table-cell table:style-name="train_20_tracks" table:formula="of:=[.C488]" office:value-type="float" office:value="2" calcext:value-type="float">
            <text:p>2</text:p>
          </table:table-cell>
          <table:table-cell table:style-name="train_20_tracks" table:formula="of:=[.C504]" office:value-type="float" office:value="2" calcext:value-type="float">
            <text:p>2</text:p>
          </table:table-cell>
          <table:table-cell table:style-name="train_20_tracks" table:formula="of:=[.C490]" office:value-type="float" office:value="2" calcext:value-type="float">
            <text:p>2</text:p>
          </table:table-cell>
          <table:table-cell table:style-name="train_20_tracks" table:formula="of:=[.C491]" office:value-type="float" office:value="2" calcext:value-type="float">
            <text:p>2</text:p>
          </table:table-cell>
          <table:table-cell table:style-name="train_20_tracks" table:formula="of:=[.C492]" office:value-type="float" office:value="2" calcext:value-type="float">
            <text:p>2</text:p>
          </table:table-cell>
          <table:table-cell table:style-name="train_20_tracks" table:formula="of:=[.C493]" office:value-type="float" office:value="2" calcext:value-type="float">
            <text:p>2</text:p>
          </table:table-cell>
          <table:table-cell table:style-name="train_20_tracks" table:formula="of:=[.C494]" office:value-type="float" office:value="2" calcext:value-type="float">
            <text:p>2</text:p>
          </table:table-cell>
          <table:table-cell table:style-name="train_20_tracks" table:formula="of:=[.C495]" office:value-type="string" office:string-value=" " calcext:value-type="string">
            <text:p><text:s/></text:p>
          </table:table-cell>
          <table:table-cell table:style-name="train_20_tracks" table:formula="of:=[.C496]" office:value-type="float" office:value="2" calcext:value-type="float">
            <text:p>2</text:p>
          </table:table-cell>
          <table:table-cell table:style-name="train_20_tracks" table:formula="of:=[.C497]" office:value-type="float" office:value="2" calcext:value-type="float">
            <text:p>2</text:p>
          </table:table-cell>
          <table:table-cell table:style-name="train_20_tracks" table:formula="of:=[.C498]" office:value-type="float" office:value="2" calcext:value-type="float">
            <text:p>2</text:p>
          </table:table-cell>
          <table:table-cell table:style-name="train_20_tracks" table:formula="of:=[.C499]" office:value-type="float" office:value="2" calcext:value-type="float">
            <text:p>2</text:p>
          </table:table-cell>
          <table:table-cell table:style-name="train_20_tracks" table:formula="of:=[.C500]" office:value-type="string" office:string-value=" " calcext:value-type="string">
            <text:p><text:s/></text:p>
          </table:table-cell>
          <table:table-cell table:style-name="train_20_tracks" table:formula="of:=[.C501]" office:value-type="float" office:value="2" calcext:value-type="float">
            <text:p>2</text:p>
          </table:table-cell>
          <table:table-cell table:style-name="train_20_tracks" table:formula="of:=[.C502]" office:value-type="float" office:value="2" calcext:value-type="float">
            <text:p>2</text:p>
          </table:table-cell>
          <table:table-cell table:style-name="train_20_tracks" table:formula="of:=[.C503]" office:value-type="float" office:value="2" calcext:value-type="float">
            <text:p>2</text:p>
          </table:table-cell>
          <table:table-cell table:style-name="train_20_tracks" table:formula="of:=[.C504]" office:value-type="float" office:value="2" calcext:value-type="float">
            <text:p>2</text:p>
          </table:table-cell>
          <table:table-cell table:style-name="train_20_tracks" table:formula="of:=[.C505]" office:value-type="string" office:string-value=" " calcext:value-type="string">
            <text:p><text:s/></text:p>
          </table:table-cell>
          <table:table-cell table:style-name="train_20_tracks" table:formula="of:=[.C506]" office:value-type="float" office:value="2" calcext:value-type="float">
            <text:p>2</text:p>
          </table:table-cell>
          <table:table-cell table:style-name="train_20_tracks" table:formula="of:=[.C507]" office:value-type="float" office:value="2" calcext:value-type="float">
            <text:p>2</text:p>
          </table:table-cell>
          <table:table-cell table:style-name="train_20_tracks" table:formula="of:=[.C508]" office:value-type="float" office:value="2" calcext:value-type="float">
            <text:p>2</text:p>
          </table:table-cell>
          <table:table-cell table:style-name="train_20_tracks" table:formula="of:=[.C509]" office:value-type="float" office:value="2" calcext:value-type="float">
            <text:p>2</text:p>
          </table:table-cell>
          <table:table-cell table:style-name="train_20_tracks" table:formula="of:=[.C510]" office:value-type="string" office:string-value=" " calcext:value-type="string">
            <text:p><text:s/></text:p>
          </table:table-cell>
          <table:table-cell table:style-name="train_20_tracks" table:formula="of:=[.C511]" office:value-type="float" office:value="2" calcext:value-type="float">
            <text:p>2</text:p>
          </table:table-cell>
          <table:table-cell table:style-name="train_20_tracks" table:formula="of:=[.C512]" office:value-type="float" office:value="0" calcext:value-type="float">
            <text:p>0</text:p>
          </table:table-cell>
          <table:table-cell table:style-name="train_20_tracks" table:formula="of:=[.C513]" office:value-type="float" office:value="0" calcext:value-type="float">
            <text:p>0</text:p>
          </table:table-cell>
          <table:table-cell table:style-name="train_20_tracks" table:formula="of:=[.C514]" office:value-type="float" office:value="0" calcext:value-type="float">
            <text:p>0</text:p>
          </table:table-cell>
          <table:table-cell table:style-name="train_20_tracks" table:formula="of:=[.C515]" office:value-type="float" office:value="0" calcext:value-type="float">
            <text:p>0</text:p>
          </table:table-cell>
          <table:table-cell table:style-name="train_20_tracks" table:formula="of:=[.C516]" office:value-type="float" office:value="0" calcext:value-type="float">
            <text:p>0</text:p>
          </table:table-cell>
          <table:table-cell table:style-name="train_20_tracks" table:formula="of:=[.C517]" office:value-type="float" office:value="0" calcext:value-type="float">
            <text:p>0</text:p>
          </table:table-cell>
          <table:table-cell table:style-name="train_20_tracks" table:formula="of:=[.C518]" office:value-type="float" office:value="0" calcext:value-type="float">
            <text:p>0</text:p>
          </table:table-cell>
          <table:table-cell table:style-name="train_20_tracks" table:formula="of:=[.C519]" office:value-type="float" office:value="0" calcext:value-type="float">
            <text:p>0</text:p>
          </table:table-cell>
          <table:table-cell table:style-name="train_20_tracks" table:formula="of:=[.C520]" office:value-type="float" office:value="0" calcext:value-type="float">
            <text:p>0</text:p>
          </table:table-cell>
          <table:table-cell table:style-name="train_20_tracks" table:formula="of:=[.C521]" office:value-type="float" office:value="0" calcext:value-type="float">
            <text:p>0</text:p>
          </table:table-cell>
          <table:table-cell table:style-name="train_20_tracks" table:formula="of:=[.C522]" office:value-type="float" office:value="0" calcext:value-type="float">
            <text:p>0</text:p>
          </table:table-cell>
          <table:table-cell table:style-name="train_20_tracks" table:formula="of:=[.C523]" office:value-type="float" office:value="0" calcext:value-type="float">
            <text:p>0</text:p>
          </table:table-cell>
          <table:table-cell table:style-name="train_20_tracks" table:formula="of:=[.C524]" office:value-type="float" office:value="0" calcext:value-type="float">
            <text:p>0</text:p>
          </table:table-cell>
          <table:table-cell table:style-name="train_20_tracks" table:formula="of:=[.C525]" office:value-type="float" office:value="0" calcext:value-type="float">
            <text:p>0</text:p>
          </table:table-cell>
          <table:table-cell table:style-name="train_20_tracks" table:formula="of:=[.C526]" office:value-type="float" office:value="0" calcext:value-type="float">
            <text:p>0</text:p>
          </table:table-cell>
          <table:table-cell table:style-name="train_20_tracks" table:formula="of:=[.C527]" office:value-type="float" office:value="0" calcext:value-type="float">
            <text:p>0</text:p>
          </table:table-cell>
          <table:table-cell table:style-name="train_20_tracks" table:formula="of:=[.C528]" office:value-type="float" office:value="0" calcext:value-type="float">
            <text:p>0</text:p>
          </table:table-cell>
          <table:table-cell table:style-name="train_20_tracks" table:formula="of:=[.C529]" office:value-type="float" office:value="0" calcext:value-type="float">
            <text:p>0</text:p>
          </table:table-cell>
          <table:table-cell table:style-name="train_20_tracks" table:formula="of:=[.C530]" office:value-type="float" office:value="0" calcext:value-type="float">
            <text:p>0</text:p>
          </table:table-cell>
          <table:table-cell table:style-name="train_20_tracks" table:formula="of:=[.C531]" office:value-type="float" office:value="0" calcext:value-type="float">
            <text:p>0</text:p>
          </table:table-cell>
          <table:table-cell table:style-name="train_20_tracks" table:formula="of:=[.C532]" office:value-type="float" office:value="0" calcext:value-type="float">
            <text:p>0</text:p>
          </table:table-cell>
          <table:table-cell table:style-name="train_20_tracks" table:formula="of:=[.C533]" office:value-type="float" office:value="0" calcext:value-type="float">
            <text:p>0</text:p>
          </table:table-cell>
          <table:table-cell table:style-name="train_20_tracks" table:formula="of:=[.C534]" office:value-type="float" office:value="0" calcext:value-type="float">
            <text:p>0</text:p>
          </table:table-cell>
          <table:table-cell table:style-name="train_20_tracks" table:formula="of:=[.C535]" office:value-type="float" office:value="0" calcext:value-type="float">
            <text:p>0</text:p>
          </table:table-cell>
          <table:table-cell table:style-name="train_20_tracks" table:formula="of:=[.C536]" office:value-type="float" office:value="0" calcext:value-type="float">
            <text:p>0</text:p>
          </table:table-cell>
          <table:table-cell table:style-name="train_20_tracks" table:formula="of:=[.C537]" office:value-type="float" office:value="0" calcext:value-type="float">
            <text:p>0</text:p>
          </table:table-cell>
          <table:table-cell table:style-name="train_20_tracks" table:formula="of:=[.C538]" office:value-type="float" office:value="0" calcext:value-type="float">
            <text:p>0</text:p>
          </table:table-cell>
          <table:table-cell table:style-name="train_20_tracks" table:formula="of:=[.C539]" office:value-type="float" office:value="0" calcext:value-type="float">
            <text:p>0</text:p>
          </table:table-cell>
          <table:table-cell table:style-name="train_20_tracks" table:formula="of:=[.C540]" office:value-type="float" office:value="0" calcext:value-type="float">
            <text:p>0</text:p>
          </table:table-cell>
          <table:table-cell table:style-name="train_20_tracks" table:formula="of:=[.C541]" office:value-type="float" office:value="0" calcext:value-type="float">
            <text:p>0</text:p>
          </table:table-cell>
          <table:table-cell table:style-name="train_20_tracks" table:formula="of:=[.C542]" office:value-type="float" office:value="0" calcext:value-type="float">
            <text:p>0</text:p>
          </table:table-cell>
          <table:table-cell table:style-name="train_20_tracks" table:formula="of:=[.C543]" office:value-type="float" office:value="0" calcext:value-type="float">
            <text:p>0</text:p>
          </table:table-cell>
          <table:table-cell table:style-name="train_20_tracks" table:formula="of:=[.C544]" office:value-type="float" office:value="0" calcext:value-type="float">
            <text:p>0</text:p>
          </table:table-cell>
          <table:table-cell table:style-name="train_20_tracks" table:formula="of:=[.C545]" office:value-type="float" office:value="0" calcext:value-type="float">
            <text:p>0</text:p>
          </table:table-cell>
          <table:table-cell table:style-name="train_20_tracks" table:formula="of:=[.C546]" office:value-type="float" office:value="0" calcext:value-type="float">
            <text:p>0</text:p>
          </table:table-cell>
          <table:table-cell table:style-name="train_20_tracks" table:formula="of:=[.C547]" office:value-type="float" office:value="0" calcext:value-type="float">
            <text:p>0</text:p>
          </table:table-cell>
          <table:table-cell table:style-name="train_20_tracks" table:formula="of:=[.C548]" office:value-type="float" office:value="0" calcext:value-type="float">
            <text:p>0</text:p>
          </table:table-cell>
          <table:table-cell table:style-name="train_20_tracks" table:formula="of:=[.C549]" office:value-type="float" office:value="0" calcext:value-type="float">
            <text:p>0</text:p>
          </table:table-cell>
          <table:table-cell table:style-name="train_20_tracks" table:formula="of:=[.C550]" office:value-type="float" office:value="0" calcext:value-type="float">
            <text:p>0</text:p>
          </table:table-cell>
          <table:table-cell table:style-name="train_20_tracks" table:formula="of:=[.C551]" office:value-type="float" office:value="0" calcext:value-type="float">
            <text:p>0</text:p>
          </table:table-cell>
          <table:table-cell table:style-name="train_20_tracks" table:formula="of:=[.C552]" office:value-type="float" office:value="0" calcext:value-type="float">
            <text:p>0</text:p>
          </table:table-cell>
          <table:table-cell table:style-name="train_20_tracks" table:formula="of:=[.C553]" office:value-type="float" office:value="0" calcext:value-type="float">
            <text:p>0</text:p>
          </table:table-cell>
          <table:table-cell table:style-name="train_20_tracks" table:formula="of:=[.C554]" office:value-type="float" office:value="0" calcext:value-type="float">
            <text:p>0</text:p>
          </table:table-cell>
          <table:table-cell table:style-name="train_20_tracks" table:formula="of:=[.C555]" office:value-type="float" office:value="0" calcext:value-type="float">
            <text:p>0</text:p>
          </table:table-cell>
          <table:table-cell table:style-name="train_20_tracks" table:formula="of:=[.C556]" office:value-type="float" office:value="0" calcext:value-type="float">
            <text:p>0</text:p>
          </table:table-cell>
          <table:table-cell table:style-name="train_20_tracks" table:formula="of:=[.C557]" office:value-type="float" office:value="0" calcext:value-type="float">
            <text:p>0</text:p>
          </table:table-cell>
          <table:table-cell table:style-name="train_20_tracks" table:formula="of:=[.C558]" office:value-type="float" office:value="0" calcext:value-type="float">
            <text:p>0</text:p>
          </table:table-cell>
          <table:table-cell table:style-name="train_20_tracks" table:formula="of:=[.C559]" office:value-type="float" office:value="0" calcext:value-type="float">
            <text:p>0</text:p>
          </table:table-cell>
          <table:table-cell table:style-name="train_20_tracks" table:formula="of:=[.C560]" office:value-type="float" office:value="0" calcext:value-type="float">
            <text:p>0</text:p>
          </table:table-cell>
          <table:table-cell table:style-name="train_20_tracks" table:formula="of:=[.C561]" office:value-type="float" office:value="0" calcext:value-type="float">
            <text:p>0</text:p>
          </table:table-cell>
          <table:table-cell table:style-name="train_20_tracks" table:formula="of:=[.C562]" office:value-type="float" office:value="0" calcext:value-type="float">
            <text:p>0</text:p>
          </table:table-cell>
          <table:table-cell table:style-name="train_20_tracks" table:formula="of:=[.C563]" office:value-type="float" office:value="0" calcext:value-type="float">
            <text:p>0</text:p>
          </table:table-cell>
          <table:table-cell table:style-name="train_20_tracks" table:formula="of:=[.C564]" office:value-type="float" office:value="0" calcext:value-type="float">
            <text:p>0</text:p>
          </table:table-cell>
          <table:table-cell table:style-name="train_20_tracks" table:formula="of:=[.C565]" office:value-type="float" office:value="0" calcext:value-type="float">
            <text:p>0</text:p>
          </table:table-cell>
          <table:table-cell table:style-name="train_20_tracks" table:formula="of:=[.C566]" office:value-type="float" office:value="0" calcext:value-type="float">
            <text:p>0</text:p>
          </table:table-cell>
          <table:table-cell table:style-name="train_20_tracks" table:formula="of:=[.C567]" office:value-type="float" office:value="0" calcext:value-type="float">
            <text:p>0</text:p>
          </table:table-cell>
          <table:table-cell table:style-name="train_20_tracks" table:formula="of:=[.C568]" office:value-type="float" office:value="0" calcext:value-type="float">
            <text:p>0</text:p>
          </table:table-cell>
          <table:table-cell table:style-name="train_20_tracks" table:formula="of:=[.C569]" office:value-type="float" office:value="0" calcext:value-type="float">
            <text:p>0</text:p>
          </table:table-cell>
          <table:table-cell table:style-name="train_20_tracks" table:formula="of:=[.C570]" office:value-type="float" office:value="0" calcext:value-type="float">
            <text:p>0</text:p>
          </table:table-cell>
          <table:table-cell table:style-name="train_20_tracks" table:formula="of:=[.C571]" office:value-type="float" office:value="0" calcext:value-type="float">
            <text:p>0</text:p>
          </table:table-cell>
          <table:table-cell table:style-name="train_20_tracks" table:formula="of:=[.C572]" office:value-type="float" office:value="0" calcext:value-type="float">
            <text:p>0</text:p>
          </table:table-cell>
          <table:table-cell table:style-name="train_20_tracks" table:formula="of:=[.C573]" office:value-type="float" office:value="0" calcext:value-type="float">
            <text:p>0</text:p>
          </table:table-cell>
          <table:table-cell table:style-name="train_20_tracks" table:formula="of:=[.C574]" office:value-type="float" office:value="0" calcext:value-type="float">
            <text:p>0</text:p>
          </table:table-cell>
          <table:table-cell table:style-name="train_20_tracks" table:formula="of:=[.C575]" office:value-type="float" office:value="0" calcext:value-type="float">
            <text:p>0</text:p>
          </table:table-cell>
          <table:table-cell table:style-name="train_20_tracks" table:formula="of:=[.C576]" office:value-type="float" office:value="0" calcext:value-type="float">
            <text:p>0</text:p>
          </table:table-cell>
          <table:table-cell table:style-name="train_20_tracks" table:formula="of:=[.C577]" office:value-type="float" office:value="0" calcext:value-type="float">
            <text:p>0</text:p>
          </table:table-cell>
          <table:table-cell table:style-name="train_20_tracks" table:formula="of:=[.C578]" office:value-type="float" office:value="0" calcext:value-type="float">
            <text:p>0</text:p>
          </table:table-cell>
          <table:table-cell table:style-name="train_20_tracks" table:formula="of:=[.C579]" office:value-type="float" office:value="0" calcext:value-type="float">
            <text:p>0</text:p>
          </table:table-cell>
          <table:table-cell table:style-name="train_20_tracks" table:formula="of:=[.C580]" office:value-type="float" office:value="0" calcext:value-type="float">
            <text:p>0</text:p>
          </table:table-cell>
          <table:table-cell table:style-name="train_20_tracks" table:formula="of:=[.C581]" office:value-type="float" office:value="0" calcext:value-type="float">
            <text:p>0</text:p>
          </table:table-cell>
          <table:table-cell table:style-name="train_20_tracks" table:formula="of:=[.C582]" office:value-type="float" office:value="0" calcext:value-type="float">
            <text:p>0</text:p>
          </table:table-cell>
          <table:table-cell table:style-name="train_20_tracks" table:formula="of:=[.C583]" office:value-type="float" office:value="0" calcext:value-type="float">
            <text:p>0</text:p>
          </table:table-cell>
          <table:table-cell table:style-name="train_20_tracks" table:formula="of:=[.C584]" office:value-type="float" office:value="0" calcext:value-type="float">
            <text:p>0</text:p>
          </table:table-cell>
          <table:table-cell table:style-name="train_20_tracks" table:formula="of:=[.C585]" office:value-type="float" office:value="0" calcext:value-type="float">
            <text:p>0</text:p>
          </table:table-cell>
          <table:table-cell table:style-name="train_20_tracks" table:formula="of:=[.C586]" office:value-type="float" office:value="0" calcext:value-type="float">
            <text:p>0</text:p>
          </table:table-cell>
          <table:table-cell table:style-name="train_20_tracks" table:formula="of:=[.C587]" office:value-type="float" office:value="0" calcext:value-type="float">
            <text:p>0</text:p>
          </table:table-cell>
          <table:table-cell table:style-name="train_20_tracks" table:formula="of:=[.C588]" office:value-type="float" office:value="0" calcext:value-type="float">
            <text:p>0</text:p>
          </table:table-cell>
          <table:table-cell table:style-name="train_20_tracks" table:formula="of:=[.C589]" office:value-type="float" office:value="0" calcext:value-type="float">
            <text:p>0</text:p>
          </table:table-cell>
          <table:table-cell table:style-name="train_20_tracks" table:formula="of:=[.C590]" office:value-type="float" office:value="0" calcext:value-type="float">
            <text:p>0</text:p>
          </table:table-cell>
          <table:table-cell table:style-name="train_20_tracks" table:formula="of:=[.C591]" office:value-type="float" office:value="0" calcext:value-type="float">
            <text:p>0</text:p>
          </table:table-cell>
          <table:table-cell table:style-name="train_20_tracks" table:formula="of:=[.C592]" office:value-type="float" office:value="0" calcext:value-type="float">
            <text:p>0</text:p>
          </table:table-cell>
          <table:table-cell table:style-name="train_20_tracks" table:formula="of:=[.C593]" office:value-type="float" office:value="0" calcext:value-type="float">
            <text:p>0</text:p>
          </table:table-cell>
          <table:table-cell table:style-name="train_20_tracks" table:formula="of:=[.C594]" office:value-type="float" office:value="0" calcext:value-type="float">
            <text:p>0</text:p>
          </table:table-cell>
          <table:table-cell table:style-name="train_20_tracks" table:formula="of:=[.C595]" office:value-type="float" office:value="0" calcext:value-type="float">
            <text:p>0</text:p>
          </table:table-cell>
          <table:table-cell table:style-name="train_20_tracks" table:formula="of:=[.C596]" office:value-type="float" office:value="0" calcext:value-type="float">
            <text:p>0</text:p>
          </table:table-cell>
          <table:table-cell table:style-name="train_20_tracks" table:formula="of:=[.C597]" office:value-type="float" office:value="0" calcext:value-type="float">
            <text:p>0</text:p>
          </table:table-cell>
          <table:table-cell table:style-name="train_20_tracks" table:formula="of:=[.C598]" office:value-type="float" office:value="0" calcext:value-type="float">
            <text:p>0</text:p>
          </table:table-cell>
          <table:table-cell table:style-name="train_20_tracks" table:formula="of:=[.C599]" office:value-type="float" office:value="0" calcext:value-type="float">
            <text:p>0</text:p>
          </table:table-cell>
          <table:table-cell table:style-name="train_20_tracks" table:formula="of:=[.C600]" office:value-type="float" office:value="0" calcext:value-type="float">
            <text:p>0</text:p>
          </table:table-cell>
          <table:table-cell table:style-name="train_20_tracks" table:formula="of:=[.C601]" office:value-type="float" office:value="0" calcext:value-type="float">
            <text:p>0</text:p>
          </table:table-cell>
          <table:table-cell table:style-name="train_20_tracks" table:formula="of:=[.C602]" office:value-type="float" office:value="0" calcext:value-type="float">
            <text:p>0</text:p>
          </table:table-cell>
          <table:table-cell table:style-name="train_20_tracks" table:formula="of:=[.C603]" office:value-type="float" office:value="0" calcext:value-type="float">
            <text:p>0</text:p>
          </table:table-cell>
          <table:table-cell table:style-name="train_20_tracks" table:formula="of:=[.C604]" office:value-type="float" office:value="0" calcext:value-type="float">
            <text:p>0</text:p>
          </table:table-cell>
          <table:table-cell table:style-name="train_20_tracks" table:formula="of:=[.C605]" office:value-type="float" office:value="0" calcext:value-type="float">
            <text:p>0</text:p>
          </table:table-cell>
          <table:table-cell table:style-name="train_20_tracks" table:formula="of:=[.C606]" office:value-type="float" office:value="0" calcext:value-type="float">
            <text:p>0</text:p>
          </table:table-cell>
          <table:table-cell table:style-name="train_20_tracks" table:formula="of:=[.C607]" office:value-type="float" office:value="0" calcext:value-type="float">
            <text:p>0</text:p>
          </table:table-cell>
          <table:table-cell table:style-name="train_20_tracks" table:formula="of:=[.C608]" office:value-type="float" office:value="0" calcext:value-type="float">
            <text:p>0</text:p>
          </table:table-cell>
          <table:table-cell table:style-name="train_20_tracks" table:formula="of:=[.C609]" office:value-type="float" office:value="0" calcext:value-type="float">
            <text:p>0</text:p>
          </table:table-cell>
          <table:table-cell table:style-name="train_20_tracks" table:formula="of:=[.C610]" office:value-type="float" office:value="0" calcext:value-type="float">
            <text:p>0</text:p>
          </table:table-cell>
          <table:table-cell table:style-name="train_20_tracks" table:formula="of:=[.C611]" office:value-type="float" office:value="0" calcext:value-type="float">
            <text:p>0</text:p>
          </table:table-cell>
          <table:table-cell table:style-name="train_20_tracks" table:formula="of:=[.C612]" office:value-type="float" office:value="0" calcext:value-type="float">
            <text:p>0</text:p>
          </table:table-cell>
          <table:table-cell table:style-name="train_20_tracks" table:formula="of:=[.C613]" office:value-type="float" office:value="0" calcext:value-type="float">
            <text:p>0</text:p>
          </table:table-cell>
          <table:table-cell table:style-name="train_20_tracks" table:formula="of:=[.C614]" office:value-type="float" office:value="0" calcext:value-type="float">
            <text:p>0</text:p>
          </table:table-cell>
          <table:table-cell table:style-name="train_20_tracks" table:formula="of:=[.C615]" office:value-type="float" office:value="0" calcext:value-type="float">
            <text:p>0</text:p>
          </table:table-cell>
          <table:table-cell table:style-name="train_20_tracks" table:formula="of:=[.C616]" office:value-type="float" office:value="0" calcext:value-type="float">
            <text:p>0</text:p>
          </table:table-cell>
          <table:table-cell table:style-name="train_20_tracks" table:formula="of:=[.C617]" office:value-type="string" office:string-value=" " calcext:value-type="string">
            <text:p><text:s/></text:p>
          </table:table-cell>
          <table:table-cell table:style-name="train_20_tracks" table:formula="of:=[.C618]" office:value-type="float" office:value="0" calcext:value-type="float">
            <text:p>0</text:p>
          </table:table-cell>
          <table:table-cell table:style-name="train_20_tracks" table:formula="of:=[.C619]" office:value-type="float" office:value="0" calcext:value-type="float">
            <text:p>0</text:p>
          </table:table-cell>
          <table:table-cell table:style-name="train_20_tracks" table:formula="of:=[.C620]" office:value-type="float" office:value="0" calcext:value-type="float">
            <text:p>0</text:p>
          </table:table-cell>
        </table:table-row>
        <table:table-row table:style-name="ro2">
          <table:table-cell table:style-name="train_20_tracks" office:value-type="string" calcext:value-type="string">
            <text:p>Hexagram Glyph</text:p>
          </table:table-cell>
          <table:table-cell table:style-name="train_20_tracks" table:formula="of:=[.D6]" office:value-type="string" office:string-value="䷁" calcext:value-type="string">
            <text:p>䷁</text:p>
          </table:table-cell>
          <table:table-cell table:style-name="train_20_tracks" table:formula="of:=[.D7]" office:value-type="string" office:string-value="䷁" calcext:value-type="string">
            <text:p>䷁</text:p>
          </table:table-cell>
          <table:table-cell table:style-name="train_20_tracks" table:formula="of:=[.D8]" office:value-type="string" office:string-value="䷁" calcext:value-type="string">
            <text:p>䷁</text:p>
          </table:table-cell>
          <table:table-cell table:style-name="train_20_tracks" table:formula="of:=[.D9]" office:value-type="string" office:string-value="䷁" calcext:value-type="string">
            <text:p>䷁</text:p>
          </table:table-cell>
          <table:table-cell table:style-name="train_20_tracks" table:formula="of:=[.D10]" office:value-type="string" office:string-value="䷁" calcext:value-type="string">
            <text:p>䷁</text:p>
          </table:table-cell>
          <table:table-cell table:style-name="train_20_tracks" table:formula="of:=[.D11]" office:value-type="string" office:string-value="䷁" calcext:value-type="string">
            <text:p>䷁</text:p>
          </table:table-cell>
          <table:table-cell table:style-name="train_20_tracks"/>
          <table:table-cell table:style-name="train_20_tracks" table:formula="of:=[.D12]" office:value-type="string" office:string-value="䷁" calcext:value-type="string">
            <text:p>䷁</text:p>
          </table:table-cell>
          <table:table-cell table:style-name="train_20_tracks" table:formula="of:=[.D13]" office:value-type="string" office:string-value="䷀" calcext:value-type="string">
            <text:p>䷀</text:p>
          </table:table-cell>
          <table:table-cell table:style-name="train_20_tracks" table:formula="of:=[.D14]" office:value-type="string" office:string-value="䷁" calcext:value-type="string">
            <text:p>䷁</text:p>
          </table:table-cell>
          <table:table-cell table:style-name="train_20_tracks" table:formula="of:=[.D15]" office:value-type="string" office:string-value="䷁" calcext:value-type="string">
            <text:p>䷁</text:p>
          </table:table-cell>
          <table:table-cell table:style-name="train_20_tracks" table:formula="of:=[.D16]" office:value-type="float" office:value="0" calcext:value-type="float">
            <text:p>0</text:p>
          </table:table-cell>
          <table:table-cell table:style-name="train_20_tracks" table:formula="of:=[.D17]" office:value-type="string" office:string-value="䷁" calcext:value-type="string">
            <text:p>䷁</text:p>
          </table:table-cell>
          <table:table-cell table:style-name="train_20_tracks" table:formula="of:=[.D18]" office:value-type="string" office:string-value="䷁" calcext:value-type="string">
            <text:p>䷁</text:p>
          </table:table-cell>
          <table:table-cell table:style-name="train_20_tracks" table:formula="of:=[.D19]" office:value-type="string" office:string-value="䷀" calcext:value-type="string">
            <text:p>䷀</text:p>
          </table:table-cell>
          <table:table-cell table:style-name="train_20_tracks" table:formula="of:=[.D20]" office:value-type="string" office:string-value="䷁" calcext:value-type="string">
            <text:p>䷁</text:p>
          </table:table-cell>
          <table:table-cell table:style-name="train_20_tracks" table:formula="of:=[.D21]" office:value-type="string" office:string-value="䷁" calcext:value-type="string">
            <text:p>䷁</text:p>
          </table:table-cell>
          <table:table-cell table:style-name="train_20_tracks" table:formula="of:=[.D22]" office:value-type="float" office:value="0" calcext:value-type="float">
            <text:p>0</text:p>
          </table:table-cell>
          <table:table-cell table:style-name="train_20_tracks" table:formula="of:=[.D23]" office:value-type="string" office:string-value="䷁" calcext:value-type="string">
            <text:p>䷁</text:p>
          </table:table-cell>
          <table:table-cell table:style-name="train_20_tracks" table:formula="of:=[.D24]" office:value-type="string" office:string-value="䷁" calcext:value-type="string">
            <text:p>䷁</text:p>
          </table:table-cell>
          <table:table-cell table:style-name="train_20_tracks" table:formula="of:=[.D25]" office:value-type="string" office:string-value="䷁" calcext:value-type="string">
            <text:p>䷁</text:p>
          </table:table-cell>
          <table:table-cell table:style-name="train_20_tracks" table:formula="of:=[.D26]" office:value-type="string" office:string-value="䷁" calcext:value-type="string">
            <text:p>䷁</text:p>
          </table:table-cell>
          <table:table-cell table:style-name="train_20_tracks" table:formula="of:=[.D27]" office:value-type="float" office:value="0" calcext:value-type="float">
            <text:p>0</text:p>
          </table:table-cell>
          <table:table-cell table:style-name="train_20_tracks" table:formula="of:=[.D28]" office:value-type="string" office:string-value="䷿" calcext:value-type="string">
            <text:p>䷿</text:p>
          </table:table-cell>
          <table:table-cell table:style-name="train_20_tracks" table:formula="of:=[.D29]" office:value-type="string" office:string-value="䷢" calcext:value-type="string">
            <text:p>䷢</text:p>
          </table:table-cell>
          <table:table-cell table:style-name="train_20_tracks" table:formula="of:=[.D30]" office:value-type="string" office:string-value="䷀" calcext:value-type="string">
            <text:p>䷀</text:p>
          </table:table-cell>
          <table:table-cell table:style-name="train_20_tracks" table:formula="of:=[.D31]" office:value-type="string" office:string-value="䷂" calcext:value-type="string">
            <text:p>䷂</text:p>
          </table:table-cell>
          <table:table-cell table:style-name="train_20_tracks" table:formula="of:=[.D32]" office:value-type="string" office:string-value="䷀" calcext:value-type="string">
            <text:p>䷀</text:p>
          </table:table-cell>
          <table:table-cell table:style-name="train_20_tracks" table:formula="of:=[.D33]" office:value-type="string" office:string-value="䷖" calcext:value-type="string">
            <text:p>䷖</text:p>
          </table:table-cell>
          <table:table-cell table:style-name="train_20_tracks" table:formula="of:=[.D34]" office:value-type="string" office:string-value="䷀" calcext:value-type="string">
            <text:p>䷀</text:p>
          </table:table-cell>
          <table:table-cell table:style-name="train_20_tracks" table:formula="of:=[.D35]" office:value-type="string" office:string-value="䷌" calcext:value-type="string">
            <text:p>䷌</text:p>
          </table:table-cell>
          <table:table-cell table:style-name="train_20_tracks" table:formula="of:=[.D36]" office:value-type="string" office:string-value="䷀" calcext:value-type="string">
            <text:p>䷀</text:p>
          </table:table-cell>
          <table:table-cell table:style-name="train_20_tracks" table:formula="of:=[.D37]" office:value-type="string" office:string-value="䷂" calcext:value-type="string">
            <text:p>䷂</text:p>
          </table:table-cell>
          <table:table-cell table:style-name="train_20_tracks" table:formula="of:=[.D38]" office:value-type="string" office:string-value="∅" calcext:value-type="string">
            <text:p>∅</text:p>
          </table:table-cell>
          <table:table-cell table:style-name="train_20_tracks" table:formula="of:=[.D39]" office:value-type="string" office:string-value="∅" calcext:value-type="string">
            <text:p>∅</text:p>
          </table:table-cell>
          <table:table-cell table:style-name="train_20_tracks" table:formula="of:=[.D40]" office:value-type="string" office:string-value="∅" calcext:value-type="string">
            <text:p>∅</text:p>
          </table:table-cell>
          <table:table-cell table:style-name="train_20_tracks" table:formula="of:=[.D41]" office:value-type="string" office:string-value="∅" calcext:value-type="string">
            <text:p>∅</text:p>
          </table:table-cell>
          <table:table-cell table:style-name="train_20_tracks" table:formula="of:=[.D42]" office:value-type="string" office:string-value="䷀" calcext:value-type="string">
            <text:p>䷀</text:p>
          </table:table-cell>
          <table:table-cell table:style-name="train_20_tracks" table:formula="of:=[.D43]" office:value-type="string" office:string-value="䷠" calcext:value-type="string">
            <text:p>䷠</text:p>
          </table:table-cell>
          <table:table-cell table:style-name="train_20_tracks" table:formula="of:=[.D44]" office:value-type="string" office:string-value="∅" calcext:value-type="string">
            <text:p>∅</text:p>
          </table:table-cell>
          <table:table-cell table:style-name="train_20_tracks" table:formula="of:=[.D49]" office:value-type="string" office:string-value="䷗" calcext:value-type="string">
            <text:p>䷗</text:p>
          </table:table-cell>
          <table:table-cell table:style-name="train_20_tracks" table:formula="of:=[.D50]" office:value-type="string" office:string-value="䷆" calcext:value-type="string">
            <text:p>䷆</text:p>
          </table:table-cell>
          <table:table-cell table:style-name="train_20_tracks" table:formula="of:=[.D51]" office:value-type="string" office:string-value="䷎" calcext:value-type="string">
            <text:p>䷎</text:p>
          </table:table-cell>
          <table:table-cell table:style-name="train_20_tracks" table:formula="of:=[.D52]" office:value-type="string" office:string-value="䷏" calcext:value-type="string">
            <text:p>䷏</text:p>
          </table:table-cell>
          <table:table-cell table:style-name="train_20_tracks" table:formula="of:=[.D53]" office:value-type="string" office:string-value="䷇" calcext:value-type="string">
            <text:p>䷇</text:p>
          </table:table-cell>
          <table:table-cell table:style-name="train_20_tracks" table:formula="of:=[.D54]" office:value-type="string" office:string-value="䷖" calcext:value-type="string">
            <text:p>䷖</text:p>
          </table:table-cell>
          <table:table-cell table:style-name="train_20_tracks" table:formula="of:=[.D55]" office:value-type="float" office:value="0" calcext:value-type="float">
            <text:p>0</text:p>
          </table:table-cell>
          <table:table-cell table:style-name="train_20_tracks" table:formula="of:=[.D56]" office:value-type="string" office:string-value="䷁" calcext:value-type="string">
            <text:p>䷁</text:p>
          </table:table-cell>
          <table:table-cell table:style-name="train_20_tracks" table:formula="of:=[.D57]" office:value-type="string" office:string-value="䷗" calcext:value-type="string">
            <text:p>䷗</text:p>
          </table:table-cell>
          <table:table-cell table:style-name="train_20_tracks" table:formula="of:=[.D58]" office:value-type="string" office:string-value="䷒" calcext:value-type="string">
            <text:p>䷒</text:p>
          </table:table-cell>
          <table:table-cell table:style-name="train_20_tracks" table:formula="of:=[.D59]" office:value-type="string" office:string-value="䷊" calcext:value-type="string">
            <text:p>䷊</text:p>
          </table:table-cell>
          <table:table-cell table:style-name="train_20_tracks" table:formula="of:=[.D60]" office:value-type="string" office:string-value="䷡" calcext:value-type="string">
            <text:p>䷡</text:p>
          </table:table-cell>
          <table:table-cell table:style-name="train_20_tracks" table:formula="of:=[.D61]" office:value-type="string" office:string-value="䷪" calcext:value-type="string">
            <text:p>䷪</text:p>
          </table:table-cell>
          <table:table-cell table:style-name="train_20_tracks" table:formula="of:=[.D62]" office:value-type="string" office:string-value="䷄" calcext:value-type="string">
            <text:p>䷄</text:p>
          </table:table-cell>
          <table:table-cell table:style-name="train_20_tracks" table:formula="of:=[.D63]" office:value-type="string" office:string-value="䷻" calcext:value-type="string">
            <text:p>䷻</text:p>
          </table:table-cell>
          <table:table-cell table:style-name="train_20_tracks" table:formula="of:=[.D64]" office:value-type="string" office:string-value="䷂" calcext:value-type="string">
            <text:p>䷂</text:p>
          </table:table-cell>
          <table:table-cell table:style-name="train_20_tracks" table:formula="of:=[.D65]" office:value-type="string" office:string-value="䷇" calcext:value-type="string">
            <text:p>䷇</text:p>
          </table:table-cell>
          <table:table-cell table:style-name="train_20_tracks" table:formula="of:=[.D66]" office:value-type="string" office:string-value="䷜" calcext:value-type="string">
            <text:p>䷜</text:p>
          </table:table-cell>
          <table:table-cell table:style-name="train_20_tracks" table:formula="of:=[.D67]" office:value-type="string" office:string-value="䷯" calcext:value-type="string">
            <text:p>䷯</text:p>
          </table:table-cell>
          <table:table-cell table:style-name="train_20_tracks" table:formula="of:=[.D68]" office:value-type="string" office:string-value="䷛" calcext:value-type="string">
            <text:p>䷛</text:p>
          </table:table-cell>
          <table:table-cell table:style-name="train_20_tracks" table:formula="of:=[.D69]" office:value-type="string" office:string-value="䷟" calcext:value-type="string">
            <text:p>䷟</text:p>
          </table:table-cell>
          <table:table-cell table:style-name="train_20_tracks" table:formula="of:=[.D70]" office:value-type="string" office:string-value="䷭" calcext:value-type="string">
            <text:p>䷭</text:p>
          </table:table-cell>
          <table:table-cell table:style-name="train_20_tracks" table:formula="of:=[.D71]" office:value-type="string" office:string-value="䷆" calcext:value-type="string">
            <text:p>䷆</text:p>
          </table:table-cell>
          <table:table-cell table:style-name="train_20_tracks" table:formula="of:=[.D72]" office:value-type="string" office:string-value="䷁" calcext:value-type="string">
            <text:p>䷁</text:p>
          </table:table-cell>
          <table:table-cell table:style-name="train_20_tracks" table:formula="of:=[.D73]" office:value-type="float" office:value="0" calcext:value-type="float">
            <text:p>0</text:p>
          </table:table-cell>
          <table:table-cell table:style-name="train_20_tracks" table:formula="of:=[.D74]" office:value-type="string" office:string-value="䷁" calcext:value-type="string">
            <text:p>䷁</text:p>
          </table:table-cell>
          <table:table-cell table:style-name="train_20_tracks" table:formula="of:=[.D75]" office:value-type="string" office:string-value="䷁" calcext:value-type="string">
            <text:p>䷁</text:p>
          </table:table-cell>
          <table:table-cell table:style-name="train_20_tracks" table:formula="of:=[.D76]" office:value-type="string" office:string-value="䷁" calcext:value-type="string">
            <text:p>䷁</text:p>
          </table:table-cell>
          <table:table-cell table:style-name="train_20_tracks" table:formula="of:=[.D77]" office:value-type="string" office:string-value="䷁" calcext:value-type="string">
            <text:p>䷁</text:p>
          </table:table-cell>
          <table:table-cell table:style-name="train_20_tracks" table:formula="of:=[.D78]" office:value-type="string" office:string-value="䷁" calcext:value-type="string">
            <text:p>䷁</text:p>
          </table:table-cell>
          <table:table-cell table:style-name="train_20_tracks" table:formula="of:=[.D79]" office:value-type="string" office:string-value="䷁" calcext:value-type="string">
            <text:p>䷁</text:p>
          </table:table-cell>
          <table:table-cell table:style-name="train_20_tracks" table:formula="of:=[.D80]" office:value-type="string" office:string-value="䷁" calcext:value-type="string">
            <text:p>䷁</text:p>
          </table:table-cell>
          <table:table-cell table:style-name="train_20_tracks" table:formula="of:=[.D81]" office:value-type="float" office:value="0" calcext:value-type="float">
            <text:p>0</text:p>
          </table:table-cell>
          <table:table-cell table:style-name="train_20_tracks" table:formula="of:=[.D82]" office:value-type="string" office:string-value="䷁" calcext:value-type="string">
            <text:p>䷁</text:p>
          </table:table-cell>
          <table:table-cell table:style-name="train_20_tracks" table:formula="of:=[.D83]" office:value-type="string" office:string-value="䷁" calcext:value-type="string">
            <text:p>䷁</text:p>
          </table:table-cell>
          <table:table-cell table:style-name="train_20_tracks" table:formula="of:=[.D84]" office:value-type="string" office:string-value="䷁" calcext:value-type="string">
            <text:p>䷁</text:p>
          </table:table-cell>
          <table:table-cell table:style-name="train_20_tracks" table:formula="of:=[.D85]" office:value-type="string" office:string-value="䷁" calcext:value-type="string">
            <text:p>䷁</text:p>
          </table:table-cell>
          <table:table-cell table:style-name="train_20_tracks" table:formula="of:=[.D86]" office:value-type="string" office:string-value="䷁" calcext:value-type="string">
            <text:p>䷁</text:p>
          </table:table-cell>
          <table:table-cell table:style-name="train_20_tracks" table:formula="of:=[.D87]" office:value-type="string" office:string-value="䷁" calcext:value-type="string">
            <text:p>䷁</text:p>
          </table:table-cell>
          <table:table-cell table:style-name="train_20_tracks" table:formula="of:=[.D88]" office:value-type="string" office:string-value="䷁" calcext:value-type="string">
            <text:p>䷁</text:p>
          </table:table-cell>
          <table:table-cell table:style-name="train_20_tracks" table:formula="of:=[.D89]" office:value-type="float" office:value="0" calcext:value-type="float">
            <text:p>0</text:p>
          </table:table-cell>
          <table:table-cell table:style-name="train_20_tracks" table:formula="of:=[.D90]" office:value-type="string" office:string-value="䷁" calcext:value-type="string">
            <text:p>䷁</text:p>
          </table:table-cell>
          <table:table-cell table:style-name="train_20_tracks" table:formula="of:=[.D91]" office:value-type="string" office:string-value="䷁" calcext:value-type="string">
            <text:p>䷁</text:p>
          </table:table-cell>
          <table:table-cell table:style-name="train_20_tracks" table:formula="of:=[.D92]" office:value-type="string" office:string-value="䷁" calcext:value-type="string">
            <text:p>䷁</text:p>
          </table:table-cell>
          <table:table-cell table:style-name="train_20_tracks" table:formula="of:=[.D93]" office:value-type="string" office:string-value="䷁" calcext:value-type="string">
            <text:p>䷁</text:p>
          </table:table-cell>
          <table:table-cell table:style-name="train_20_tracks" table:formula="of:=[.D94]" office:value-type="string" office:string-value="䷁" calcext:value-type="string">
            <text:p>䷁</text:p>
          </table:table-cell>
          <table:table-cell table:style-name="train_20_tracks" table:formula="of:=[.D95]" office:value-type="string" office:string-value="䷁" calcext:value-type="string">
            <text:p>䷁</text:p>
          </table:table-cell>
          <table:table-cell table:style-name="train_20_tracks" table:formula="of:=[.D96]" office:value-type="string" office:string-value="䷁" calcext:value-type="string">
            <text:p>䷁</text:p>
          </table:table-cell>
          <table:table-cell table:style-name="train_20_tracks" table:formula="of:=[.D97]" office:value-type="float" office:value="0" calcext:value-type="float">
            <text:p>0</text:p>
          </table:table-cell>
          <table:table-cell table:style-name="train_20_tracks" table:formula="of:=[.D98]" office:value-type="string" office:string-value="䷁" calcext:value-type="string">
            <text:p>䷁</text:p>
          </table:table-cell>
          <table:table-cell table:style-name="train_20_tracks" table:formula="of:=[.D99]" office:value-type="string" office:string-value="䷁" calcext:value-type="string">
            <text:p>䷁</text:p>
          </table:table-cell>
          <table:table-cell table:style-name="train_20_tracks" table:formula="of:=[.D100]" office:value-type="string" office:string-value="䷁" calcext:value-type="string">
            <text:p>䷁</text:p>
          </table:table-cell>
          <table:table-cell table:style-name="train_20_tracks" table:formula="of:=[.D101]" office:value-type="string" office:string-value="䷁" calcext:value-type="string">
            <text:p>䷁</text:p>
          </table:table-cell>
          <table:table-cell table:style-name="train_20_tracks" table:formula="of:=[.D102]" office:value-type="string" office:string-value="䷁" calcext:value-type="string">
            <text:p>䷁</text:p>
          </table:table-cell>
          <table:table-cell table:style-name="train_20_tracks" table:formula="of:=[.D103]" office:value-type="string" office:string-value="䷁" calcext:value-type="string">
            <text:p>䷁</text:p>
          </table:table-cell>
          <table:table-cell table:style-name="train_20_tracks" table:formula="of:=[.D104]" office:value-type="string" office:string-value="䷁" calcext:value-type="string">
            <text:p>䷁</text:p>
          </table:table-cell>
          <table:table-cell table:style-name="train_20_tracks" table:formula="of:=[.D105]" office:value-type="float" office:value="0" calcext:value-type="float">
            <text:p>0</text:p>
          </table:table-cell>
          <table:table-cell table:style-name="train_20_tracks" table:formula="of:=[.D106]" office:value-type="string" office:string-value="䷁" calcext:value-type="string">
            <text:p>䷁</text:p>
          </table:table-cell>
          <table:table-cell table:style-name="train_20_tracks" table:formula="of:=[.D107]" office:value-type="string" office:string-value="䷁" calcext:value-type="string">
            <text:p>䷁</text:p>
          </table:table-cell>
          <table:table-cell table:style-name="train_20_tracks" table:formula="of:=[.D108]" office:value-type="string" office:string-value="䷁" calcext:value-type="string">
            <text:p>䷁</text:p>
          </table:table-cell>
          <table:table-cell table:style-name="train_20_tracks" table:formula="of:=[.D109]" office:value-type="string" office:string-value="䷁" calcext:value-type="string">
            <text:p>䷁</text:p>
          </table:table-cell>
          <table:table-cell table:style-name="train_20_tracks" table:formula="of:=[.D110]" office:value-type="float" office:value="0" calcext:value-type="float">
            <text:p>0</text:p>
          </table:table-cell>
          <table:table-cell table:style-name="train_20_tracks" table:formula="of:=[.D111]" office:value-type="string" office:string-value="䷁" calcext:value-type="string">
            <text:p>䷁</text:p>
          </table:table-cell>
          <table:table-cell table:style-name="train_20_tracks" table:formula="of:=[.D112]" office:value-type="string" office:string-value="䷁" calcext:value-type="string">
            <text:p>䷁</text:p>
          </table:table-cell>
          <table:table-cell table:style-name="train_20_tracks" table:formula="of:=[.D113]" office:value-type="string" office:string-value="䷁" calcext:value-type="string">
            <text:p>䷁</text:p>
          </table:table-cell>
          <table:table-cell table:style-name="train_20_tracks" table:formula="of:=[.D114]" office:value-type="string" office:string-value="䷁" calcext:value-type="string">
            <text:p>䷁</text:p>
          </table:table-cell>
          <table:table-cell table:style-name="train_20_tracks" table:formula="of:=[.D115]" office:value-type="float" office:value="0" calcext:value-type="float">
            <text:p>0</text:p>
          </table:table-cell>
          <table:table-cell table:style-name="train_20_tracks" table:formula="of:=[.D116]" office:value-type="string" office:string-value="䷁" calcext:value-type="string">
            <text:p>䷁</text:p>
          </table:table-cell>
          <table:table-cell table:style-name="train_20_tracks" table:formula="of:=[.D117]" office:value-type="string" office:string-value="䷁" calcext:value-type="string">
            <text:p>䷁</text:p>
          </table:table-cell>
          <table:table-cell table:style-name="train_20_tracks" table:formula="of:=[.D118]" office:value-type="string" office:string-value="䷁" calcext:value-type="string">
            <text:p>䷁</text:p>
          </table:table-cell>
          <table:table-cell table:style-name="train_20_tracks" table:formula="of:=[.D119]" office:value-type="string" office:string-value="䷁" calcext:value-type="string">
            <text:p>䷁</text:p>
          </table:table-cell>
          <table:table-cell table:style-name="train_20_tracks" table:formula="of:=[.D120]" office:value-type="float" office:value="0" calcext:value-type="float">
            <text:p>0</text:p>
          </table:table-cell>
          <table:table-cell table:style-name="train_20_tracks" table:formula="of:=[.D121]" office:value-type="string" office:string-value="䷁" calcext:value-type="string">
            <text:p>䷁</text:p>
          </table:table-cell>
          <table:table-cell table:style-name="train_20_tracks" table:formula="of:=[.D122]" office:value-type="string" office:string-value="䷁" calcext:value-type="string">
            <text:p>䷁</text:p>
          </table:table-cell>
          <table:table-cell table:style-name="train_20_tracks" table:formula="of:=[.D123]" office:value-type="string" office:string-value="䷁" calcext:value-type="string">
            <text:p>䷁</text:p>
          </table:table-cell>
          <table:table-cell table:style-name="train_20_tracks" table:formula="of:=[.D124]" office:value-type="string" office:string-value="䷁" calcext:value-type="string">
            <text:p>䷁</text:p>
          </table:table-cell>
          <table:table-cell table:style-name="train_20_tracks" table:formula="of:=[.D125]" office:value-type="float" office:value="0" calcext:value-type="float">
            <text:p>0</text:p>
          </table:table-cell>
          <table:table-cell table:style-name="train_20_tracks" table:formula="of:=[.D126]" office:value-type="string" office:string-value="䷁" calcext:value-type="string">
            <text:p>䷁</text:p>
          </table:table-cell>
          <table:table-cell table:style-name="train_20_tracks" table:formula="of:=[.D127]" office:value-type="string" office:string-value="䷁" calcext:value-type="string">
            <text:p>䷁</text:p>
          </table:table-cell>
          <table:table-cell table:style-name="train_20_tracks" table:formula="of:=[.D128]" office:value-type="string" office:string-value="䷁" calcext:value-type="string">
            <text:p>䷁</text:p>
          </table:table-cell>
          <table:table-cell table:style-name="train_20_tracks" table:formula="of:=[.D129]" office:value-type="string" office:string-value="䷁" calcext:value-type="string">
            <text:p>䷁</text:p>
          </table:table-cell>
          <table:table-cell table:style-name="train_20_tracks" table:formula="of:=[.D130]" office:value-type="float" office:value="0" calcext:value-type="float">
            <text:p>0</text:p>
          </table:table-cell>
          <table:table-cell table:style-name="train_20_tracks" table:formula="of:=[.D131]" office:value-type="string" office:string-value="䷁" calcext:value-type="string">
            <text:p>䷁</text:p>
          </table:table-cell>
          <table:table-cell table:style-name="train_20_tracks" table:formula="of:=[.D132]" office:value-type="string" office:string-value="䷁" calcext:value-type="string">
            <text:p>䷁</text:p>
          </table:table-cell>
          <table:table-cell table:style-name="train_20_tracks" table:formula="of:=[.D133]" office:value-type="string" office:string-value="䷁" calcext:value-type="string">
            <text:p>䷁</text:p>
          </table:table-cell>
          <table:table-cell table:style-name="train_20_tracks" table:formula="of:=[.D134]" office:value-type="string" office:string-value="䷁" calcext:value-type="string">
            <text:p>䷁</text:p>
          </table:table-cell>
          <table:table-cell table:style-name="train_20_tracks" table:formula="of:=[.D135]" office:value-type="float" office:value="0" calcext:value-type="float">
            <text:p>0</text:p>
          </table:table-cell>
          <table:table-cell table:style-name="train_20_tracks" table:formula="of:=[.D136]" office:value-type="string" office:string-value="䷁" calcext:value-type="string">
            <text:p>䷁</text:p>
          </table:table-cell>
          <table:table-cell table:style-name="train_20_tracks" table:formula="of:=[.D137]" office:value-type="string" office:string-value="䷁" calcext:value-type="string">
            <text:p>䷁</text:p>
          </table:table-cell>
          <table:table-cell table:style-name="train_20_tracks" table:formula="of:=[.D138]" office:value-type="string" office:string-value="䷁" calcext:value-type="string">
            <text:p>䷁</text:p>
          </table:table-cell>
          <table:table-cell table:style-name="train_20_tracks" table:formula="of:=[.D139]" office:value-type="string" office:string-value="䷁" calcext:value-type="string">
            <text:p>䷁</text:p>
          </table:table-cell>
          <table:table-cell table:style-name="train_20_tracks" table:formula="of:=[.D140]" office:value-type="float" office:value="0" calcext:value-type="float">
            <text:p>0</text:p>
          </table:table-cell>
          <table:table-cell table:style-name="train_20_tracks" table:formula="of:=[.D141]" office:value-type="string" office:string-value="䷁" calcext:value-type="string">
            <text:p>䷁</text:p>
          </table:table-cell>
          <table:table-cell table:style-name="train_20_tracks" table:formula="of:=[.D142]" office:value-type="string" office:string-value="䷁" calcext:value-type="string">
            <text:p>䷁</text:p>
          </table:table-cell>
          <table:table-cell table:style-name="train_20_tracks" table:formula="of:=[.D143]" office:value-type="string" office:string-value="䷁" calcext:value-type="string">
            <text:p>䷁</text:p>
          </table:table-cell>
          <table:table-cell table:style-name="train_20_tracks" table:formula="of:=[.D144]" office:value-type="string" office:string-value="䷁" calcext:value-type="string">
            <text:p>䷁</text:p>
          </table:table-cell>
          <table:table-cell table:style-name="train_20_tracks" table:formula="of:=[.D145]" office:value-type="float" office:value="0" calcext:value-type="float">
            <text:p>0</text:p>
          </table:table-cell>
          <table:table-cell table:style-name="train_20_tracks" table:formula="of:=[.D146]" office:value-type="string" office:string-value="䷁" calcext:value-type="string">
            <text:p>䷁</text:p>
          </table:table-cell>
          <table:table-cell table:style-name="train_20_tracks" table:formula="of:=[.D147]" office:value-type="string" office:string-value="䷁" calcext:value-type="string">
            <text:p>䷁</text:p>
          </table:table-cell>
          <table:table-cell table:style-name="train_20_tracks" table:formula="of:=[.D148]" office:value-type="string" office:string-value="䷁" calcext:value-type="string">
            <text:p>䷁</text:p>
          </table:table-cell>
          <table:table-cell table:style-name="train_20_tracks" table:formula="of:=[.D149]" office:value-type="string" office:string-value="䷁" calcext:value-type="string">
            <text:p>䷁</text:p>
          </table:table-cell>
          <table:table-cell table:style-name="train_20_tracks" table:formula="of:=[.D150]" office:value-type="float" office:value="0" calcext:value-type="float">
            <text:p>0</text:p>
          </table:table-cell>
          <table:table-cell table:style-name="train_20_tracks" table:formula="of:=[.D151]" office:value-type="string" office:string-value="䷁" calcext:value-type="string">
            <text:p>䷁</text:p>
          </table:table-cell>
          <table:table-cell table:style-name="train_20_tracks" table:formula="of:=[.D152]" office:value-type="string" office:string-value="䷁" calcext:value-type="string">
            <text:p>䷁</text:p>
          </table:table-cell>
          <table:table-cell table:style-name="train_20_tracks" table:formula="of:=[.D153]" office:value-type="string" office:string-value="䷁" calcext:value-type="string">
            <text:p>䷁</text:p>
          </table:table-cell>
          <table:table-cell table:style-name="train_20_tracks" table:formula="of:=[.D154]" office:value-type="string" office:string-value="䷁" calcext:value-type="string">
            <text:p>䷁</text:p>
          </table:table-cell>
          <table:table-cell table:style-name="train_20_tracks" table:formula="of:=[.D155]" office:value-type="float" office:value="0" calcext:value-type="float">
            <text:p>0</text:p>
          </table:table-cell>
          <table:table-cell table:style-name="train_20_tracks" table:formula="of:=[.D156]" office:value-type="string" office:string-value="䷁" calcext:value-type="string">
            <text:p>䷁</text:p>
          </table:table-cell>
          <table:table-cell table:style-name="train_20_tracks" table:formula="of:=[.D157]" office:value-type="string" office:string-value="䷁" calcext:value-type="string">
            <text:p>䷁</text:p>
          </table:table-cell>
          <table:table-cell table:style-name="train_20_tracks" table:formula="of:=[.D158]" office:value-type="string" office:string-value="䷁" calcext:value-type="string">
            <text:p>䷁</text:p>
          </table:table-cell>
          <table:table-cell table:style-name="train_20_tracks" table:formula="of:=[.D159]" office:value-type="string" office:string-value="䷁" calcext:value-type="string">
            <text:p>䷁</text:p>
          </table:table-cell>
          <table:table-cell table:style-name="train_20_tracks" table:formula="of:=[.D160]" office:value-type="float" office:value="0" calcext:value-type="float">
            <text:p>0</text:p>
          </table:table-cell>
          <table:table-cell table:style-name="train_20_tracks" table:formula="of:=[.D161]" office:value-type="string" office:string-value="䷁" calcext:value-type="string">
            <text:p>䷁</text:p>
          </table:table-cell>
          <table:table-cell table:style-name="train_20_tracks" table:formula="of:=[.D162]" office:value-type="string" office:string-value="䷁" calcext:value-type="string">
            <text:p>䷁</text:p>
          </table:table-cell>
          <table:table-cell table:style-name="train_20_tracks" table:formula="of:=[.D163]" office:value-type="string" office:string-value="䷁" calcext:value-type="string">
            <text:p>䷁</text:p>
          </table:table-cell>
          <table:table-cell table:style-name="train_20_tracks" table:formula="of:=[.D164]" office:value-type="string" office:string-value="䷁" calcext:value-type="string">
            <text:p>䷁</text:p>
          </table:table-cell>
          <table:table-cell table:style-name="train_20_tracks" table:formula="of:=[.D165]" office:value-type="float" office:value="0" calcext:value-type="float">
            <text:p>0</text:p>
          </table:table-cell>
          <table:table-cell table:style-name="train_20_tracks" table:formula="of:=[.D166]" office:value-type="string" office:string-value="䷁" calcext:value-type="string">
            <text:p>䷁</text:p>
          </table:table-cell>
          <table:table-cell table:style-name="train_20_tracks" table:formula="of:=[.D167]" office:value-type="string" office:string-value="䷁" calcext:value-type="string">
            <text:p>䷁</text:p>
          </table:table-cell>
          <table:table-cell table:style-name="train_20_tracks" table:formula="of:=[.D168]" office:value-type="string" office:string-value="䷁" calcext:value-type="string">
            <text:p>䷁</text:p>
          </table:table-cell>
          <table:table-cell table:style-name="train_20_tracks" table:formula="of:=[.D169]" office:value-type="string" office:string-value="䷁" calcext:value-type="string">
            <text:p>䷁</text:p>
          </table:table-cell>
          <table:table-cell table:style-name="train_20_tracks" table:formula="of:=[.D170]" office:value-type="string" office:string-value="䷁" calcext:value-type="string">
            <text:p>䷁</text:p>
          </table:table-cell>
          <table:table-cell table:style-name="train_20_tracks" table:formula="of:=[.D171]" office:value-type="string" office:string-value="䷁" calcext:value-type="string">
            <text:p>䷁</text:p>
          </table:table-cell>
          <table:table-cell table:style-name="train_20_tracks" table:formula="of:=[.D172]" office:value-type="string" office:string-value="䷁" calcext:value-type="string">
            <text:p>䷁</text:p>
          </table:table-cell>
          <table:table-cell table:style-name="train_20_tracks" table:formula="of:=[.D173]" office:value-type="float" office:value="0" calcext:value-type="float">
            <text:p>0</text:p>
          </table:table-cell>
          <table:table-cell table:style-name="train_20_tracks" table:formula="of:=[.D174]" office:value-type="string" office:string-value="䷁" calcext:value-type="string">
            <text:p>䷁</text:p>
          </table:table-cell>
          <table:table-cell table:style-name="train_20_tracks" table:formula="of:=[.D175]" office:value-type="string" office:string-value="䷁" calcext:value-type="string">
            <text:p>䷁</text:p>
          </table:table-cell>
          <table:table-cell table:style-name="train_20_tracks" table:formula="of:=[.D176]" office:value-type="string" office:string-value="䷁" calcext:value-type="string">
            <text:p>䷁</text:p>
          </table:table-cell>
          <table:table-cell table:style-name="train_20_tracks" table:formula="of:=[.D177]" office:value-type="string" office:string-value="䷁" calcext:value-type="string">
            <text:p>䷁</text:p>
          </table:table-cell>
          <table:table-cell table:style-name="train_20_tracks" table:formula="of:=[.D178]" office:value-type="string" office:string-value="䷁" calcext:value-type="string">
            <text:p>䷁</text:p>
          </table:table-cell>
          <table:table-cell table:style-name="train_20_tracks" table:formula="of:=[.D179]" office:value-type="string" office:string-value="䷁" calcext:value-type="string">
            <text:p>䷁</text:p>
          </table:table-cell>
          <table:table-cell table:style-name="train_20_tracks" table:formula="of:=[.D180]" office:value-type="string" office:string-value="䷁" calcext:value-type="string">
            <text:p>䷁</text:p>
          </table:table-cell>
          <table:table-cell table:style-name="train_20_tracks" table:formula="of:=[.D181]" office:value-type="float" office:value="0" calcext:value-type="float">
            <text:p>0</text:p>
          </table:table-cell>
          <table:table-cell table:style-name="train_20_tracks" table:formula="of:=[.D182]" office:value-type="string" office:string-value="䷁" calcext:value-type="string">
            <text:p>䷁</text:p>
          </table:table-cell>
          <table:table-cell table:style-name="train_20_tracks" table:formula="of:=[.D183]" office:value-type="string" office:string-value="䷁" calcext:value-type="string">
            <text:p>䷁</text:p>
          </table:table-cell>
          <table:table-cell table:style-name="train_20_tracks" table:formula="of:=[.D185]" office:value-type="string" office:string-value="䷁" calcext:value-type="string">
            <text:p>䷁</text:p>
          </table:table-cell>
          <table:table-cell table:style-name="train_20_tracks" table:formula="of:=[.D186]" office:value-type="string" office:string-value="䷁" calcext:value-type="string">
            <text:p>䷁</text:p>
          </table:table-cell>
          <table:table-cell table:style-name="train_20_tracks" table:formula="of:=[.D187]" office:value-type="string" office:string-value="䷁" calcext:value-type="string">
            <text:p>䷁</text:p>
          </table:table-cell>
          <table:table-cell table:style-name="train_20_tracks" table:formula="of:=[.D188]" office:value-type="string" office:string-value="䷁" calcext:value-type="string">
            <text:p>䷁</text:p>
          </table:table-cell>
          <table:table-cell table:style-name="train_20_tracks" table:formula="of:=[.D189]" office:value-type="float" office:value="0" calcext:value-type="float">
            <text:p>0</text:p>
          </table:table-cell>
          <table:table-cell table:style-name="train_20_tracks" table:formula="of:=[.D190]" office:value-type="string" office:string-value="䷁" calcext:value-type="string">
            <text:p>䷁</text:p>
          </table:table-cell>
          <table:table-cell table:style-name="train_20_tracks" table:formula="of:=[.D191]" office:value-type="string" office:string-value="䷁" calcext:value-type="string">
            <text:p>䷁</text:p>
          </table:table-cell>
          <table:table-cell table:style-name="train_20_tracks" table:formula="of:=[.D192]" office:value-type="string" office:string-value="䷁" calcext:value-type="string">
            <text:p>䷁</text:p>
          </table:table-cell>
          <table:table-cell table:style-name="train_20_tracks" table:formula="of:=[.D193]" office:value-type="string" office:string-value="䷁" calcext:value-type="string">
            <text:p>䷁</text:p>
          </table:table-cell>
          <table:table-cell table:style-name="train_20_tracks" table:formula="of:=[.D194]" office:value-type="string" office:string-value="䷁" calcext:value-type="string">
            <text:p>䷁</text:p>
          </table:table-cell>
          <table:table-cell table:style-name="train_20_tracks" table:formula="of:=[.D195]" office:value-type="string" office:string-value="䷁" calcext:value-type="string">
            <text:p>䷁</text:p>
          </table:table-cell>
          <table:table-cell table:style-name="train_20_tracks" table:formula="of:=[.D196]" office:value-type="string" office:string-value="䷁" calcext:value-type="string">
            <text:p>䷁</text:p>
          </table:table-cell>
          <table:table-cell table:style-name="train_20_tracks" table:formula="of:=[.D197]" office:value-type="float" office:value="0" calcext:value-type="float">
            <text:p>0</text:p>
          </table:table-cell>
          <table:table-cell table:style-name="train_20_tracks" table:formula="of:=[.D198]" office:value-type="string" office:string-value="䷁" calcext:value-type="string">
            <text:p>䷁</text:p>
          </table:table-cell>
          <table:table-cell table:style-name="train_20_tracks" table:formula="of:=[.D199]" office:value-type="string" office:string-value="䷁" calcext:value-type="string">
            <text:p>䷁</text:p>
          </table:table-cell>
          <table:table-cell table:style-name="train_20_tracks" table:formula="of:=[.D200]" office:value-type="string" office:string-value="䷁" calcext:value-type="string">
            <text:p>䷁</text:p>
          </table:table-cell>
          <table:table-cell table:style-name="train_20_tracks" table:formula="of:=[.D201]" office:value-type="string" office:string-value="䷁" calcext:value-type="string">
            <text:p>䷁</text:p>
          </table:table-cell>
          <table:table-cell table:style-name="train_20_tracks" table:formula="of:=[.D202]" office:value-type="float" office:value="0" calcext:value-type="float">
            <text:p>0</text:p>
          </table:table-cell>
          <table:table-cell table:style-name="train_20_tracks" table:formula="of:=[.D203]" office:value-type="string" office:string-value="䷁" calcext:value-type="string">
            <text:p>䷁</text:p>
          </table:table-cell>
          <table:table-cell table:style-name="train_20_tracks" table:formula="of:=[.D204]" office:value-type="string" office:string-value="䷁" calcext:value-type="string">
            <text:p>䷁</text:p>
          </table:table-cell>
          <table:table-cell table:style-name="train_20_tracks" table:formula="of:=[.D205]" office:value-type="string" office:string-value="䷁" calcext:value-type="string">
            <text:p>䷁</text:p>
          </table:table-cell>
          <table:table-cell table:style-name="train_20_tracks" table:formula="of:=[.D206]" office:value-type="string" office:string-value="䷁" calcext:value-type="string">
            <text:p>䷁</text:p>
          </table:table-cell>
          <table:table-cell table:style-name="train_20_tracks" table:formula="of:=[.D207]" office:value-type="float" office:value="0" calcext:value-type="float">
            <text:p>0</text:p>
          </table:table-cell>
          <table:table-cell table:style-name="train_20_tracks" table:formula="of:=[.D208]" office:value-type="string" office:string-value="䷁" calcext:value-type="string">
            <text:p>䷁</text:p>
          </table:table-cell>
          <table:table-cell table:style-name="train_20_tracks" table:formula="of:=[.D209]" office:value-type="string" office:string-value="䷁" calcext:value-type="string">
            <text:p>䷁</text:p>
          </table:table-cell>
          <table:table-cell table:style-name="train_20_tracks" table:formula="of:=[.D210]" office:value-type="string" office:string-value="䷁" calcext:value-type="string">
            <text:p>䷁</text:p>
          </table:table-cell>
          <table:table-cell table:style-name="train_20_tracks" table:formula="of:=[.D211]" office:value-type="string" office:string-value="䷁" calcext:value-type="string">
            <text:p>䷁</text:p>
          </table:table-cell>
          <table:table-cell table:style-name="train_20_tracks" table:formula="of:=[.D212]" office:value-type="float" office:value="0" calcext:value-type="float">
            <text:p>0</text:p>
          </table:table-cell>
          <table:table-cell table:style-name="train_20_tracks" table:formula="of:=[.D213]" office:value-type="string" office:string-value="䷁" calcext:value-type="string">
            <text:p>䷁</text:p>
          </table:table-cell>
          <table:table-cell table:style-name="train_20_tracks" table:formula="of:=[.D214]" office:value-type="string" office:string-value="䷁" calcext:value-type="string">
            <text:p>䷁</text:p>
          </table:table-cell>
          <table:table-cell table:style-name="train_20_tracks" table:formula="of:=[.D215]" office:value-type="string" office:string-value="䷁" calcext:value-type="string">
            <text:p>䷁</text:p>
          </table:table-cell>
          <table:table-cell table:style-name="train_20_tracks" table:formula="of:=[.D216]" office:value-type="string" office:string-value="䷁" calcext:value-type="string">
            <text:p>䷁</text:p>
          </table:table-cell>
          <table:table-cell table:style-name="train_20_tracks" table:formula="of:=[.D217]" office:value-type="float" office:value="0" calcext:value-type="float">
            <text:p>0</text:p>
          </table:table-cell>
          <table:table-cell table:style-name="train_20_tracks" table:formula="of:=[.D218]" office:value-type="string" office:string-value="䷁" calcext:value-type="string">
            <text:p>䷁</text:p>
          </table:table-cell>
          <table:table-cell table:style-name="train_20_tracks" table:formula="of:=[.D219]" office:value-type="string" office:string-value="䷁" calcext:value-type="string">
            <text:p>䷁</text:p>
          </table:table-cell>
          <table:table-cell table:style-name="train_20_tracks" table:formula="of:=[.D220]" office:value-type="string" office:string-value="䷁" calcext:value-type="string">
            <text:p>䷁</text:p>
          </table:table-cell>
          <table:table-cell table:style-name="train_20_tracks" table:formula="of:=[.D221]" office:value-type="string" office:string-value="䷁" calcext:value-type="string">
            <text:p>䷁</text:p>
          </table:table-cell>
          <table:table-cell table:style-name="train_20_tracks" table:formula="of:=[.D222]" office:value-type="float" office:value="0" calcext:value-type="float">
            <text:p>0</text:p>
          </table:table-cell>
          <table:table-cell table:style-name="train_20_tracks" table:formula="of:=[.D223]" office:value-type="string" office:string-value="䷁" calcext:value-type="string">
            <text:p>䷁</text:p>
          </table:table-cell>
          <table:table-cell table:style-name="train_20_tracks" table:formula="of:=[.D224]" office:value-type="string" office:string-value="䷁" calcext:value-type="string">
            <text:p>䷁</text:p>
          </table:table-cell>
          <table:table-cell table:style-name="train_20_tracks" table:formula="of:=[.D225]" office:value-type="string" office:string-value="䷁" calcext:value-type="string">
            <text:p>䷁</text:p>
          </table:table-cell>
          <table:table-cell table:style-name="train_20_tracks" table:formula="of:=[.D226]" office:value-type="string" office:string-value="䷁" calcext:value-type="string">
            <text:p>䷁</text:p>
          </table:table-cell>
          <table:table-cell table:style-name="train_20_tracks" table:formula="of:=[.D227]" office:value-type="float" office:value="0" calcext:value-type="float">
            <text:p>0</text:p>
          </table:table-cell>
          <table:table-cell table:style-name="train_20_tracks" table:formula="of:=[.D228]" office:value-type="string" office:string-value="䷁" calcext:value-type="string">
            <text:p>䷁</text:p>
          </table:table-cell>
          <table:table-cell table:style-name="train_20_tracks" table:formula="of:=[.D229]" office:value-type="string" office:string-value="䷁" calcext:value-type="string">
            <text:p>䷁</text:p>
          </table:table-cell>
          <table:table-cell table:style-name="train_20_tracks" table:formula="of:=[.D230]" office:value-type="string" office:string-value="䷁" calcext:value-type="string">
            <text:p>䷁</text:p>
          </table:table-cell>
          <table:table-cell table:style-name="train_20_tracks" table:formula="of:=[.D231]" office:value-type="string" office:string-value="䷁" calcext:value-type="string">
            <text:p>䷁</text:p>
          </table:table-cell>
          <table:table-cell table:style-name="train_20_tracks" table:formula="of:=[.D232]" office:value-type="float" office:value="0" calcext:value-type="float">
            <text:p>0</text:p>
          </table:table-cell>
          <table:table-cell table:style-name="train_20_tracks" table:formula="of:=[.D233]" office:value-type="string" office:string-value="䷁" calcext:value-type="string">
            <text:p>䷁</text:p>
          </table:table-cell>
          <table:table-cell table:style-name="train_20_tracks" table:formula="of:=[.D234]" office:value-type="string" office:string-value="䷁" calcext:value-type="string">
            <text:p>䷁</text:p>
          </table:table-cell>
          <table:table-cell table:style-name="train_20_tracks" table:formula="of:=[.D235]" office:value-type="string" office:string-value="䷁" calcext:value-type="string">
            <text:p>䷁</text:p>
          </table:table-cell>
          <table:table-cell table:style-name="train_20_tracks" table:formula="of:=[.D236]" office:value-type="string" office:string-value="䷁" calcext:value-type="string">
            <text:p>䷁</text:p>
          </table:table-cell>
          <table:table-cell table:style-name="train_20_tracks" table:formula="of:=[.D237]" office:value-type="float" office:value="0" calcext:value-type="float">
            <text:p>0</text:p>
          </table:table-cell>
          <table:table-cell table:style-name="train_20_tracks" table:formula="of:=[.D238]" office:value-type="string" office:string-value="䷁" calcext:value-type="string">
            <text:p>䷁</text:p>
          </table:table-cell>
          <table:table-cell table:style-name="train_20_tracks" table:formula="of:=[.D239]" office:value-type="string" office:string-value="䷁" calcext:value-type="string">
            <text:p>䷁</text:p>
          </table:table-cell>
          <table:table-cell table:style-name="train_20_tracks" table:formula="of:=[.D240]" office:value-type="string" office:string-value="䷁" calcext:value-type="string">
            <text:p>䷁</text:p>
          </table:table-cell>
          <table:table-cell table:style-name="train_20_tracks" table:formula="of:=[.D241]" office:value-type="string" office:string-value="䷁" calcext:value-type="string">
            <text:p>䷁</text:p>
          </table:table-cell>
          <table:table-cell table:style-name="train_20_tracks" table:formula="of:=[.D242]" office:value-type="float" office:value="0" calcext:value-type="float">
            <text:p>0</text:p>
          </table:table-cell>
          <table:table-cell table:style-name="train_20_tracks" table:formula="of:=[.D243]" office:value-type="string" office:string-value="䷁" calcext:value-type="string">
            <text:p>䷁</text:p>
          </table:table-cell>
          <table:table-cell table:style-name="train_20_tracks" table:formula="of:=[.D244]" office:value-type="string" office:string-value="䷁" calcext:value-type="string">
            <text:p>䷁</text:p>
          </table:table-cell>
          <table:table-cell table:style-name="train_20_tracks" table:formula="of:=[.D245]" office:value-type="string" office:string-value="䷁" calcext:value-type="string">
            <text:p>䷁</text:p>
          </table:table-cell>
          <table:table-cell table:style-name="train_20_tracks" table:formula="of:=[.D246]" office:value-type="string" office:string-value="䷁" calcext:value-type="string">
            <text:p>䷁</text:p>
          </table:table-cell>
          <table:table-cell table:style-name="train_20_tracks" table:formula="of:=[.D247]" office:value-type="float" office:value="0" calcext:value-type="float">
            <text:p>0</text:p>
          </table:table-cell>
          <table:table-cell table:style-name="train_20_tracks" table:formula="of:=[.D248]" office:value-type="string" office:string-value="䷁" calcext:value-type="string">
            <text:p>䷁</text:p>
          </table:table-cell>
          <table:table-cell table:style-name="train_20_tracks" table:formula="of:=[.D249]" office:value-type="string" office:string-value="䷁" calcext:value-type="string">
            <text:p>䷁</text:p>
          </table:table-cell>
          <table:table-cell table:style-name="train_20_tracks" table:formula="of:=[.D250]" office:value-type="string" office:string-value="䷁" calcext:value-type="string">
            <text:p>䷁</text:p>
          </table:table-cell>
          <table:table-cell table:style-name="train_20_tracks" table:formula="of:=[.D251]" office:value-type="string" office:string-value="䷁" calcext:value-type="string">
            <text:p>䷁</text:p>
          </table:table-cell>
          <table:table-cell table:style-name="train_20_tracks" table:formula="of:=[.D252]" office:value-type="float" office:value="0" calcext:value-type="float">
            <text:p>0</text:p>
          </table:table-cell>
          <table:table-cell table:style-name="train_20_tracks" table:formula="of:=[.D253]" office:value-type="string" office:string-value="䷁" calcext:value-type="string">
            <text:p>䷁</text:p>
          </table:table-cell>
          <table:table-cell table:style-name="train_20_tracks" table:formula="of:=[.D254]" office:value-type="string" office:string-value="䷁" calcext:value-type="string">
            <text:p>䷁</text:p>
          </table:table-cell>
          <table:table-cell table:style-name="train_20_tracks" table:formula="of:=[.D255]" office:value-type="string" office:string-value="䷁" calcext:value-type="string">
            <text:p>䷁</text:p>
          </table:table-cell>
          <table:table-cell table:style-name="train_20_tracks" table:formula="of:=[.D256]" office:value-type="string" office:string-value="䷁" calcext:value-type="string">
            <text:p>䷁</text:p>
          </table:table-cell>
          <table:table-cell table:style-name="train_20_tracks" table:formula="of:=[.D267]" office:value-type="string" office:string-value="䷁" calcext:value-type="string">
            <text:p>䷁</text:p>
          </table:table-cell>
          <table:table-cell table:style-name="train_20_tracks" table:formula="of:=[.D268]" office:value-type="string" office:string-value="䷁" calcext:value-type="string">
            <text:p>䷁</text:p>
          </table:table-cell>
          <table:table-cell table:style-name="train_20_tracks" table:formula="of:=[.D269]" office:value-type="string" office:string-value="䷁" calcext:value-type="string">
            <text:p>䷁</text:p>
          </table:table-cell>
          <table:table-cell table:style-name="train_20_tracks" table:formula="of:=[.D270]" office:value-type="string" office:string-value="䷁" calcext:value-type="string">
            <text:p>䷁</text:p>
          </table:table-cell>
          <table:table-cell table:style-name="train_20_tracks" table:formula="of:=[.D271]" office:value-type="string" office:string-value="䷁" calcext:value-type="string">
            <text:p>䷁</text:p>
          </table:table-cell>
          <table:table-cell table:style-name="train_20_tracks" table:formula="of:=[.D272]" office:value-type="string" office:string-value="䷁" calcext:value-type="string">
            <text:p>䷁</text:p>
          </table:table-cell>
          <table:table-cell table:style-name="train_20_tracks" table:formula="of:=[.D273]" office:value-type="float" office:value="0" calcext:value-type="float">
            <text:p>0</text:p>
          </table:table-cell>
          <table:table-cell table:style-name="train_20_tracks" table:formula="of:=[.D274]" office:value-type="string" office:string-value="䷁" calcext:value-type="string">
            <text:p>䷁</text:p>
          </table:table-cell>
          <table:table-cell table:style-name="train_20_tracks" table:formula="of:=[.D275]" office:value-type="string" office:string-value="䷁" calcext:value-type="string">
            <text:p>䷁</text:p>
          </table:table-cell>
          <table:table-cell table:style-name="train_20_tracks" table:formula="of:=[.D276]" office:value-type="string" office:string-value="䷁" calcext:value-type="string">
            <text:p>䷁</text:p>
          </table:table-cell>
          <table:table-cell table:style-name="train_20_tracks" table:formula="of:=[.D277]" office:value-type="string" office:string-value="䷁" calcext:value-type="string">
            <text:p>䷁</text:p>
          </table:table-cell>
          <table:table-cell table:style-name="train_20_tracks" table:formula="of:=[.D278]" office:value-type="string" office:string-value="䷁" calcext:value-type="string">
            <text:p>䷁</text:p>
          </table:table-cell>
          <table:table-cell table:style-name="train_20_tracks" table:formula="of:=[.D279]" office:value-type="string" office:string-value="䷁" calcext:value-type="string">
            <text:p>䷁</text:p>
          </table:table-cell>
          <table:table-cell table:style-name="train_20_tracks" table:formula="of:=[.D280]" office:value-type="string" office:string-value="䷁" calcext:value-type="string">
            <text:p>䷁</text:p>
          </table:table-cell>
          <table:table-cell table:style-name="train_20_tracks" table:formula="of:=[.D281]" office:value-type="float" office:value="0" calcext:value-type="float">
            <text:p>0</text:p>
          </table:table-cell>
          <table:table-cell table:style-name="train_20_tracks" table:formula="of:=[.D282]" office:value-type="string" office:string-value="䷁" calcext:value-type="string">
            <text:p>䷁</text:p>
          </table:table-cell>
          <table:table-cell table:style-name="train_20_tracks" table:formula="of:=[.D283]" office:value-type="string" office:string-value="䷁" calcext:value-type="string">
            <text:p>䷁</text:p>
          </table:table-cell>
          <table:table-cell table:style-name="train_20_tracks" table:formula="of:=[.D284]" office:value-type="string" office:string-value="䷁" calcext:value-type="string">
            <text:p>䷁</text:p>
          </table:table-cell>
          <table:table-cell table:style-name="train_20_tracks" table:formula="of:=[.D285]" office:value-type="string" office:string-value="䷁" calcext:value-type="string">
            <text:p>䷁</text:p>
          </table:table-cell>
          <table:table-cell table:style-name="train_20_tracks" table:formula="of:=[.D286]" office:value-type="string" office:string-value="䷁" calcext:value-type="string">
            <text:p>䷁</text:p>
          </table:table-cell>
          <table:table-cell table:style-name="train_20_tracks" table:formula="of:=[.D287]" office:value-type="string" office:string-value="䷁" calcext:value-type="string">
            <text:p>䷁</text:p>
          </table:table-cell>
          <table:table-cell table:style-name="train_20_tracks" table:formula="of:=[.D288]" office:value-type="string" office:string-value="䷁" calcext:value-type="string">
            <text:p>䷁</text:p>
          </table:table-cell>
          <table:table-cell table:style-name="train_20_tracks" table:formula="of:=[.D289]" office:value-type="float" office:value="0" calcext:value-type="float">
            <text:p>0</text:p>
          </table:table-cell>
          <table:table-cell table:style-name="train_20_tracks" table:formula="of:=[.D290]" office:value-type="string" office:string-value="䷁" calcext:value-type="string">
            <text:p>䷁</text:p>
          </table:table-cell>
          <table:table-cell table:style-name="train_20_tracks" table:formula="of:=[.D291]" office:value-type="string" office:string-value="䷁" calcext:value-type="string">
            <text:p>䷁</text:p>
          </table:table-cell>
          <table:table-cell table:style-name="train_20_tracks" table:formula="of:=[.D292]" office:value-type="string" office:string-value="䷁" calcext:value-type="string">
            <text:p>䷁</text:p>
          </table:table-cell>
          <table:table-cell table:style-name="train_20_tracks" table:formula="of:=[.D293]" office:value-type="string" office:string-value="䷁" calcext:value-type="string">
            <text:p>䷁</text:p>
          </table:table-cell>
          <table:table-cell table:style-name="train_20_tracks" table:formula="of:=[.D294]" office:value-type="float" office:value="0" calcext:value-type="float">
            <text:p>0</text:p>
          </table:table-cell>
          <table:table-cell table:style-name="train_20_tracks" table:formula="of:=[.D295]" office:value-type="string" office:string-value="䷁" calcext:value-type="string">
            <text:p>䷁</text:p>
          </table:table-cell>
          <table:table-cell table:style-name="train_20_tracks" table:formula="of:=[.D296]" office:value-type="string" office:string-value="䷁" calcext:value-type="string">
            <text:p>䷁</text:p>
          </table:table-cell>
          <table:table-cell table:style-name="train_20_tracks" table:formula="of:=[.D297]" office:value-type="string" office:string-value="䷁" calcext:value-type="string">
            <text:p>䷁</text:p>
          </table:table-cell>
          <table:table-cell table:style-name="train_20_tracks" table:formula="of:=[.D298]" office:value-type="string" office:string-value="䷁" calcext:value-type="string">
            <text:p>䷁</text:p>
          </table:table-cell>
          <table:table-cell table:style-name="train_20_tracks" table:formula="of:=[.D299]" office:value-type="float" office:value="0" calcext:value-type="float">
            <text:p>0</text:p>
          </table:table-cell>
          <table:table-cell table:style-name="train_20_tracks" table:formula="of:=[.D300]" office:value-type="string" office:string-value="䷁" calcext:value-type="string">
            <text:p>䷁</text:p>
          </table:table-cell>
          <table:table-cell table:style-name="train_20_tracks" table:formula="of:=[.D301]" office:value-type="string" office:string-value="䷁" calcext:value-type="string">
            <text:p>䷁</text:p>
          </table:table-cell>
          <table:table-cell table:style-name="train_20_tracks" table:formula="of:=[.D302]" office:value-type="string" office:string-value="䷁" calcext:value-type="string">
            <text:p>䷁</text:p>
          </table:table-cell>
          <table:table-cell table:style-name="train_20_tracks" table:formula="of:=[.D303]" office:value-type="string" office:string-value="䷁" calcext:value-type="string">
            <text:p>䷁</text:p>
          </table:table-cell>
          <table:table-cell table:style-name="train_20_tracks" table:formula="of:=[.D304]" office:value-type="float" office:value="0" calcext:value-type="float">
            <text:p>0</text:p>
          </table:table-cell>
          <table:table-cell table:style-name="train_20_tracks" table:formula="of:=[.D305]" office:value-type="string" office:string-value="䷁" calcext:value-type="string">
            <text:p>䷁</text:p>
          </table:table-cell>
          <table:table-cell table:style-name="train_20_tracks" table:formula="of:=[.D306]" office:value-type="string" office:string-value="䷁" calcext:value-type="string">
            <text:p>䷁</text:p>
          </table:table-cell>
          <table:table-cell table:style-name="train_20_tracks" table:formula="of:=[.D307]" office:value-type="string" office:string-value="䷁" calcext:value-type="string">
            <text:p>䷁</text:p>
          </table:table-cell>
          <table:table-cell table:style-name="train_20_tracks" table:formula="of:=[.D308]" office:value-type="string" office:string-value="䷁" calcext:value-type="string">
            <text:p>䷁</text:p>
          </table:table-cell>
          <table:table-cell table:style-name="train_20_tracks" table:formula="of:=[.D309]" office:value-type="float" office:value="0" calcext:value-type="float">
            <text:p>0</text:p>
          </table:table-cell>
          <table:table-cell table:style-name="train_20_tracks" table:formula="of:=[.D310]" office:value-type="string" office:string-value="䷁" calcext:value-type="string">
            <text:p>䷁</text:p>
          </table:table-cell>
          <table:table-cell table:style-name="train_20_tracks" table:formula="of:=[.D311]" office:value-type="string" office:string-value="䷁" calcext:value-type="string">
            <text:p>䷁</text:p>
          </table:table-cell>
          <table:table-cell table:style-name="train_20_tracks" table:formula="of:=[.D312]" office:value-type="string" office:string-value="䷁" calcext:value-type="string">
            <text:p>䷁</text:p>
          </table:table-cell>
          <table:table-cell table:style-name="train_20_tracks" table:formula="of:=[.D313]" office:value-type="string" office:string-value="䷁" calcext:value-type="string">
            <text:p>䷁</text:p>
          </table:table-cell>
          <table:table-cell table:style-name="train_20_tracks" table:formula="of:=[.D314]" office:value-type="float" office:value="0" calcext:value-type="float">
            <text:p>0</text:p>
          </table:table-cell>
          <table:table-cell table:style-name="train_20_tracks" table:formula="of:=[.D315]" office:value-type="string" office:string-value="䷁" calcext:value-type="string">
            <text:p>䷁</text:p>
          </table:table-cell>
          <table:table-cell table:style-name="train_20_tracks" table:formula="of:=[.D316]" office:value-type="string" office:string-value="䷁" calcext:value-type="string">
            <text:p>䷁</text:p>
          </table:table-cell>
          <table:table-cell table:style-name="train_20_tracks" table:formula="of:=[.D317]" office:value-type="string" office:string-value="䷁" calcext:value-type="string">
            <text:p>䷁</text:p>
          </table:table-cell>
          <table:table-cell table:style-name="train_20_tracks" table:formula="of:=[.D318]" office:value-type="string" office:string-value="䷁" calcext:value-type="string">
            <text:p>䷁</text:p>
          </table:table-cell>
          <table:table-cell table:style-name="train_20_tracks" table:formula="of:=[.D319]" office:value-type="float" office:value="0" calcext:value-type="float">
            <text:p>0</text:p>
          </table:table-cell>
          <table:table-cell table:style-name="train_20_tracks" table:formula="of:=[.D320]" office:value-type="string" office:string-value="䷁" calcext:value-type="string">
            <text:p>䷁</text:p>
          </table:table-cell>
          <table:table-cell table:style-name="train_20_tracks" table:formula="of:=[.D321]" office:value-type="string" office:string-value="䷁" calcext:value-type="string">
            <text:p>䷁</text:p>
          </table:table-cell>
          <table:table-cell table:style-name="train_20_tracks" table:formula="of:=[.D322]" office:value-type="string" office:string-value="䷁" calcext:value-type="string">
            <text:p>䷁</text:p>
          </table:table-cell>
          <table:table-cell table:style-name="train_20_tracks" table:formula="of:=[.D323]" office:value-type="string" office:string-value="䷁" calcext:value-type="string">
            <text:p>䷁</text:p>
          </table:table-cell>
          <table:table-cell table:style-name="train_20_tracks" table:formula="of:=[.D324]" office:value-type="float" office:value="0" calcext:value-type="float">
            <text:p>0</text:p>
          </table:table-cell>
          <table:table-cell table:style-name="train_20_tracks" table:formula="of:=[.D325]" office:value-type="string" office:string-value="䷁" calcext:value-type="string">
            <text:p>䷁</text:p>
          </table:table-cell>
          <table:table-cell table:style-name="train_20_tracks" table:formula="of:=[.D326]" office:value-type="string" office:string-value="䷁" calcext:value-type="string">
            <text:p>䷁</text:p>
          </table:table-cell>
          <table:table-cell table:style-name="train_20_tracks" table:formula="of:=[.D327]" office:value-type="string" office:string-value="䷁" calcext:value-type="string">
            <text:p>䷁</text:p>
          </table:table-cell>
          <table:table-cell table:style-name="train_20_tracks" table:formula="of:=[.D328]" office:value-type="string" office:string-value="䷁" calcext:value-type="string">
            <text:p>䷁</text:p>
          </table:table-cell>
          <table:table-cell table:style-name="train_20_tracks" table:formula="of:=[.D329]" office:value-type="float" office:value="0" calcext:value-type="float">
            <text:p>0</text:p>
          </table:table-cell>
          <table:table-cell table:style-name="train_20_tracks" table:formula="of:=[.D330]" office:value-type="string" office:string-value="䷁" calcext:value-type="string">
            <text:p>䷁</text:p>
          </table:table-cell>
          <table:table-cell table:style-name="train_20_tracks" table:formula="of:=[.D331]" office:value-type="string" office:string-value="䷁" calcext:value-type="string">
            <text:p>䷁</text:p>
          </table:table-cell>
          <table:table-cell table:style-name="train_20_tracks" table:formula="of:=[.D332]" office:value-type="string" office:string-value="䷁" calcext:value-type="string">
            <text:p>䷁</text:p>
          </table:table-cell>
          <table:table-cell table:style-name="train_20_tracks" table:formula="of:=[.D333]" office:value-type="string" office:string-value="䷁" calcext:value-type="string">
            <text:p>䷁</text:p>
          </table:table-cell>
          <table:table-cell table:style-name="train_20_tracks" table:formula="of:=[.D334]" office:value-type="float" office:value="0" calcext:value-type="float">
            <text:p>0</text:p>
          </table:table-cell>
          <table:table-cell table:style-name="train_20_tracks" table:formula="of:=[.D335]" office:value-type="string" office:string-value="䷁" calcext:value-type="string">
            <text:p>䷁</text:p>
          </table:table-cell>
          <table:table-cell table:style-name="train_20_tracks" table:formula="of:=[.D336]" office:value-type="string" office:string-value="䷁" calcext:value-type="string">
            <text:p>䷁</text:p>
          </table:table-cell>
          <table:table-cell table:style-name="train_20_tracks" table:formula="of:=[.D337]" office:value-type="string" office:string-value="䷁" calcext:value-type="string">
            <text:p>䷁</text:p>
          </table:table-cell>
          <table:table-cell table:style-name="train_20_tracks" table:formula="of:=[.D338]" office:value-type="string" office:string-value="䷁" calcext:value-type="string">
            <text:p>䷁</text:p>
          </table:table-cell>
          <table:table-cell table:style-name="train_20_tracks" table:formula="of:=[.D339]" office:value-type="float" office:value="0" calcext:value-type="float">
            <text:p>0</text:p>
          </table:table-cell>
          <table:table-cell table:style-name="train_20_tracks" table:formula="of:=[.D340]" office:value-type="string" office:string-value="䷁" calcext:value-type="string">
            <text:p>䷁</text:p>
          </table:table-cell>
          <table:table-cell table:style-name="train_20_tracks" table:formula="of:=[.D341]" office:value-type="string" office:string-value="䷁" calcext:value-type="string">
            <text:p>䷁</text:p>
          </table:table-cell>
          <table:table-cell table:style-name="train_20_tracks" table:formula="of:=[.D342]" office:value-type="string" office:string-value="䷁" calcext:value-type="string">
            <text:p>䷁</text:p>
          </table:table-cell>
          <table:table-cell table:style-name="train_20_tracks" table:formula="of:=[.D343]" office:value-type="string" office:string-value="䷁" calcext:value-type="string">
            <text:p>䷁</text:p>
          </table:table-cell>
          <table:table-cell table:style-name="train_20_tracks" table:formula="of:=[.D344]" office:value-type="float" office:value="0" calcext:value-type="float">
            <text:p>0</text:p>
          </table:table-cell>
          <table:table-cell table:style-name="train_20_tracks" table:formula="of:=[.D345]" office:value-type="string" office:string-value="䷁" calcext:value-type="string">
            <text:p>䷁</text:p>
          </table:table-cell>
          <table:table-cell table:style-name="train_20_tracks" table:formula="of:=[.D346]" office:value-type="string" office:string-value="䷁" calcext:value-type="string">
            <text:p>䷁</text:p>
          </table:table-cell>
          <table:table-cell table:style-name="train_20_tracks" table:formula="of:=[.D347]" office:value-type="string" office:string-value="䷁" calcext:value-type="string">
            <text:p>䷁</text:p>
          </table:table-cell>
          <table:table-cell table:style-name="train_20_tracks" table:formula="of:=[.D348]" office:value-type="string" office:string-value="䷁" calcext:value-type="string">
            <text:p>䷁</text:p>
          </table:table-cell>
          <table:table-cell table:style-name="train_20_tracks" table:formula="of:=[.D349]" office:value-type="float" office:value="0" calcext:value-type="float">
            <text:p>0</text:p>
          </table:table-cell>
          <table:table-cell table:style-name="train_20_tracks" table:formula="of:=[.D350]" office:value-type="string" office:string-value="䷁" calcext:value-type="string">
            <text:p>䷁</text:p>
          </table:table-cell>
          <table:table-cell table:style-name="train_20_tracks" table:formula="of:=[.D351]" office:value-type="string" office:string-value="䷁" calcext:value-type="string">
            <text:p>䷁</text:p>
          </table:table-cell>
          <table:table-cell table:style-name="train_20_tracks" table:formula="of:=[.D352]" office:value-type="string" office:string-value="䷁" calcext:value-type="string">
            <text:p>䷁</text:p>
          </table:table-cell>
          <table:table-cell table:style-name="train_20_tracks" table:formula="of:=[.D353]" office:value-type="string" office:string-value="䷁" calcext:value-type="string">
            <text:p>䷁</text:p>
          </table:table-cell>
          <table:table-cell table:style-name="train_20_tracks" table:formula="of:=[.D354]" office:value-type="string" office:string-value="䷁" calcext:value-type="string">
            <text:p>䷁</text:p>
          </table:table-cell>
          <table:table-cell table:style-name="train_20_tracks" table:formula="of:=[.D355]" office:value-type="string" office:string-value="䷁" calcext:value-type="string">
            <text:p>䷁</text:p>
          </table:table-cell>
          <table:table-cell table:style-name="train_20_tracks" table:formula="of:=[.D356]" office:value-type="string" office:string-value="䷁" calcext:value-type="string">
            <text:p>䷁</text:p>
          </table:table-cell>
          <table:table-cell table:style-name="train_20_tracks" table:formula="of:=[.D357]" office:value-type="float" office:value="0" calcext:value-type="float">
            <text:p>0</text:p>
          </table:table-cell>
          <table:table-cell table:style-name="train_20_tracks" table:formula="of:=[.D358]" office:value-type="string" office:string-value="䷁" calcext:value-type="string">
            <text:p>䷁</text:p>
          </table:table-cell>
          <table:table-cell table:style-name="train_20_tracks" table:formula="of:=[.D359]" office:value-type="string" office:string-value="䷁" calcext:value-type="string">
            <text:p>䷁</text:p>
          </table:table-cell>
          <table:table-cell table:style-name="train_20_tracks" table:formula="of:=[.D360]" office:value-type="string" office:string-value="䷁" calcext:value-type="string">
            <text:p>䷁</text:p>
          </table:table-cell>
          <table:table-cell table:style-name="train_20_tracks" table:formula="of:=[.D361]" office:value-type="string" office:string-value="䷁" calcext:value-type="string">
            <text:p>䷁</text:p>
          </table:table-cell>
          <table:table-cell table:style-name="train_20_tracks" table:formula="of:=[.D362]" office:value-type="string" office:string-value="䷁" calcext:value-type="string">
            <text:p>䷁</text:p>
          </table:table-cell>
          <table:table-cell table:style-name="train_20_tracks" table:formula="of:=[.D363]" office:value-type="string" office:string-value="䷁" calcext:value-type="string">
            <text:p>䷁</text:p>
          </table:table-cell>
          <table:table-cell table:style-name="train_20_tracks" table:formula="of:=[.D364]" office:value-type="string" office:string-value="䷁" calcext:value-type="string">
            <text:p>䷁</text:p>
          </table:table-cell>
          <table:table-cell table:style-name="train_20_tracks" table:formula="of:=[.D365]" office:value-type="float" office:value="0" calcext:value-type="float">
            <text:p>0</text:p>
          </table:table-cell>
          <table:table-cell table:style-name="train_20_tracks" table:formula="of:=[.D366]" office:value-type="string" office:string-value="䷁" calcext:value-type="string">
            <text:p>䷁</text:p>
          </table:table-cell>
          <table:table-cell table:style-name="train_20_tracks" table:formula="of:=[.D367]" office:value-type="string" office:string-value="䷁" calcext:value-type="string">
            <text:p>䷁</text:p>
          </table:table-cell>
          <table:table-cell table:style-name="train_20_tracks" table:formula="of:=[.D368]" office:value-type="string" office:string-value="䷁" calcext:value-type="string">
            <text:p>䷁</text:p>
          </table:table-cell>
          <table:table-cell table:style-name="train_20_tracks" table:formula="of:=[.D369]" office:value-type="string" office:string-value="䷁" calcext:value-type="string">
            <text:p>䷁</text:p>
          </table:table-cell>
          <table:table-cell table:style-name="train_20_tracks" table:formula="of:=[.D370]" office:value-type="string" office:string-value="䷁" calcext:value-type="string">
            <text:p>䷁</text:p>
          </table:table-cell>
          <table:table-cell table:style-name="train_20_tracks" table:formula="of:=[.D371]" office:value-type="string" office:string-value="䷁" calcext:value-type="string">
            <text:p>䷁</text:p>
          </table:table-cell>
          <table:table-cell table:style-name="train_20_tracks" table:formula="of:=[.D372]" office:value-type="string" office:string-value="䷁" calcext:value-type="string">
            <text:p>䷁</text:p>
          </table:table-cell>
          <table:table-cell table:style-name="train_20_tracks" table:formula="of:=[.D373]" office:value-type="float" office:value="0" calcext:value-type="float">
            <text:p>0</text:p>
          </table:table-cell>
          <table:table-cell table:style-name="train_20_tracks" table:formula="of:=[.D374]" office:value-type="string" office:string-value="䷁" calcext:value-type="string">
            <text:p>䷁</text:p>
          </table:table-cell>
          <table:table-cell table:style-name="train_20_tracks" table:formula="of:=[.D375]" office:value-type="string" office:string-value="䷁" calcext:value-type="string">
            <text:p>䷁</text:p>
          </table:table-cell>
          <table:table-cell table:style-name="train_20_tracks" table:formula="of:=[.D376]" office:value-type="string" office:string-value="䷁" calcext:value-type="string">
            <text:p>䷁</text:p>
          </table:table-cell>
          <table:table-cell table:style-name="train_20_tracks" table:formula="of:=[.D377]" office:value-type="string" office:string-value="䷁" calcext:value-type="string">
            <text:p>䷁</text:p>
          </table:table-cell>
          <table:table-cell table:style-name="train_20_tracks" table:formula="of:=[.D378]" office:value-type="string" office:string-value="䷁" calcext:value-type="string">
            <text:p>䷁</text:p>
          </table:table-cell>
          <table:table-cell table:style-name="train_20_tracks" table:formula="of:=[.D379]" office:value-type="string" office:string-value="䷁" calcext:value-type="string">
            <text:p>䷁</text:p>
          </table:table-cell>
          <table:table-cell table:style-name="train_20_tracks" table:formula="of:=[.D380]" office:value-type="string" office:string-value="䷁" calcext:value-type="string">
            <text:p>䷁</text:p>
          </table:table-cell>
          <table:table-cell table:style-name="train_20_tracks" table:formula="of:=[.D381]" office:value-type="float" office:value="0" calcext:value-type="float">
            <text:p>0</text:p>
          </table:table-cell>
          <table:table-cell table:style-name="train_20_tracks" table:formula="of:=[.D382]" office:value-type="string" office:string-value="䷁" calcext:value-type="string">
            <text:p>䷁</text:p>
          </table:table-cell>
          <table:table-cell table:style-name="train_20_tracks" table:formula="of:=[.D383]" office:value-type="string" office:string-value="䷁" calcext:value-type="string">
            <text:p>䷁</text:p>
          </table:table-cell>
          <table:table-cell table:style-name="train_20_tracks" table:formula="of:=[.D384]" office:value-type="string" office:string-value="䷁" calcext:value-type="string">
            <text:p>䷁</text:p>
          </table:table-cell>
          <table:table-cell table:style-name="train_20_tracks" table:formula="of:=[.D385]" office:value-type="string" office:string-value="䷁" calcext:value-type="string">
            <text:p>䷁</text:p>
          </table:table-cell>
          <table:table-cell table:style-name="train_20_tracks" table:formula="of:=[.D386]" office:value-type="float" office:value="0" calcext:value-type="float">
            <text:p>0</text:p>
          </table:table-cell>
          <table:table-cell table:style-name="train_20_tracks" table:formula="of:=[.D387]" office:value-type="string" office:string-value="䷁" calcext:value-type="string">
            <text:p>䷁</text:p>
          </table:table-cell>
          <table:table-cell table:style-name="train_20_tracks" table:formula="of:=[.D388]" office:value-type="string" office:string-value="䷁" calcext:value-type="string">
            <text:p>䷁</text:p>
          </table:table-cell>
          <table:table-cell table:style-name="train_20_tracks" table:formula="of:=[.D389]" office:value-type="string" office:string-value="䷁" calcext:value-type="string">
            <text:p>䷁</text:p>
          </table:table-cell>
          <table:table-cell table:style-name="train_20_tracks" table:formula="of:=[.D390]" office:value-type="string" office:string-value="䷁" calcext:value-type="string">
            <text:p>䷁</text:p>
          </table:table-cell>
          <table:table-cell table:style-name="train_20_tracks" table:formula="of:=[.D391]" office:value-type="float" office:value="0" calcext:value-type="float">
            <text:p>0</text:p>
          </table:table-cell>
          <table:table-cell table:style-name="train_20_tracks" table:formula="of:=[.D392]" office:value-type="string" office:string-value="䷁" calcext:value-type="string">
            <text:p>䷁</text:p>
          </table:table-cell>
          <table:table-cell table:style-name="train_20_tracks" table:formula="of:=[.D393]" office:value-type="string" office:string-value="䷁" calcext:value-type="string">
            <text:p>䷁</text:p>
          </table:table-cell>
          <table:table-cell table:style-name="train_20_tracks" table:formula="of:=[.D394]" office:value-type="string" office:string-value="䷁" calcext:value-type="string">
            <text:p>䷁</text:p>
          </table:table-cell>
          <table:table-cell table:style-name="train_20_tracks" table:formula="of:=[.D395]" office:value-type="string" office:string-value="䷁" calcext:value-type="string">
            <text:p>䷁</text:p>
          </table:table-cell>
          <table:table-cell table:style-name="train_20_tracks" table:formula="of:=[.D396]" office:value-type="float" office:value="0" calcext:value-type="float">
            <text:p>0</text:p>
          </table:table-cell>
          <table:table-cell table:style-name="train_20_tracks" table:formula="of:=[.D397]" office:value-type="string" office:string-value="䷁" calcext:value-type="string">
            <text:p>䷁</text:p>
          </table:table-cell>
          <table:table-cell table:style-name="train_20_tracks" table:formula="of:=[.D398]" office:value-type="string" office:string-value="䷁" calcext:value-type="string">
            <text:p>䷁</text:p>
          </table:table-cell>
          <table:table-cell table:style-name="train_20_tracks" table:formula="of:=[.D399]" office:value-type="string" office:string-value="䷁" calcext:value-type="string">
            <text:p>䷁</text:p>
          </table:table-cell>
          <table:table-cell table:style-name="train_20_tracks" table:formula="of:=[.D400]" office:value-type="string" office:string-value="䷁" calcext:value-type="string">
            <text:p>䷁</text:p>
          </table:table-cell>
          <table:table-cell table:style-name="train_20_tracks" table:formula="of:=[.D401]" office:value-type="float" office:value="0" calcext:value-type="float">
            <text:p>0</text:p>
          </table:table-cell>
          <table:table-cell table:style-name="train_20_tracks" table:formula="of:=[.D402]" office:value-type="string" office:string-value="䷁" calcext:value-type="string">
            <text:p>䷁</text:p>
          </table:table-cell>
          <table:table-cell table:style-name="train_20_tracks" table:formula="of:=[.D403]" office:value-type="string" office:string-value="䷁" calcext:value-type="string">
            <text:p>䷁</text:p>
          </table:table-cell>
          <table:table-cell table:style-name="train_20_tracks" table:formula="of:=[.D404]" office:value-type="string" office:string-value="䷁" calcext:value-type="string">
            <text:p>䷁</text:p>
          </table:table-cell>
          <table:table-cell table:style-name="train_20_tracks" table:formula="of:=[.D405]" office:value-type="string" office:string-value="䷁" calcext:value-type="string">
            <text:p>䷁</text:p>
          </table:table-cell>
          <table:table-cell table:style-name="train_20_tracks" table:formula="of:=[.D406]" office:value-type="float" office:value="0" calcext:value-type="float">
            <text:p>0</text:p>
          </table:table-cell>
          <table:table-cell table:style-name="train_20_tracks" table:formula="of:=[.D407]" office:value-type="string" office:string-value="䷁" calcext:value-type="string">
            <text:p>䷁</text:p>
          </table:table-cell>
          <table:table-cell table:style-name="train_20_tracks" table:formula="of:=[.D408]" office:value-type="string" office:string-value="䷁" calcext:value-type="string">
            <text:p>䷁</text:p>
          </table:table-cell>
          <table:table-cell table:style-name="train_20_tracks" table:formula="of:=[.D409]" office:value-type="string" office:string-value="䷁" calcext:value-type="string">
            <text:p>䷁</text:p>
          </table:table-cell>
          <table:table-cell table:style-name="train_20_tracks" table:formula="of:=[.D410]" office:value-type="string" office:string-value="䷁" calcext:value-type="string">
            <text:p>䷁</text:p>
          </table:table-cell>
          <table:table-cell table:style-name="train_20_tracks" table:formula="of:=[.D411]" office:value-type="float" office:value="0" calcext:value-type="float">
            <text:p>0</text:p>
          </table:table-cell>
          <table:table-cell table:style-name="train_20_tracks" table:formula="of:=[.D412]" office:value-type="string" office:string-value="䷁" calcext:value-type="string">
            <text:p>䷁</text:p>
          </table:table-cell>
          <table:table-cell table:style-name="train_20_tracks" table:formula="of:=[.D413]" office:value-type="string" office:string-value="䷁" calcext:value-type="string">
            <text:p>䷁</text:p>
          </table:table-cell>
          <table:table-cell table:style-name="train_20_tracks" table:formula="of:=[.D414]" office:value-type="string" office:string-value="䷁" calcext:value-type="string">
            <text:p>䷁</text:p>
          </table:table-cell>
          <table:table-cell table:style-name="train_20_tracks" table:formula="of:=[.D415]" office:value-type="string" office:string-value="䷁" calcext:value-type="string">
            <text:p>䷁</text:p>
          </table:table-cell>
          <table:table-cell table:style-name="train_20_tracks" table:formula="of:=[.D416]" office:value-type="float" office:value="0" calcext:value-type="float">
            <text:p>0</text:p>
          </table:table-cell>
          <table:table-cell table:style-name="train_20_tracks" table:formula="of:=[.D417]" office:value-type="string" office:string-value="䷁" calcext:value-type="string">
            <text:p>䷁</text:p>
          </table:table-cell>
          <table:table-cell table:style-name="train_20_tracks" table:formula="of:=[.D418]" office:value-type="string" office:string-value="䷁" calcext:value-type="string">
            <text:p>䷁</text:p>
          </table:table-cell>
          <table:table-cell table:style-name="train_20_tracks" table:formula="of:=[.D419]" office:value-type="string" office:string-value="䷁" calcext:value-type="string">
            <text:p>䷁</text:p>
          </table:table-cell>
          <table:table-cell table:style-name="train_20_tracks" table:formula="of:=[.D420]" office:value-type="string" office:string-value="䷁" calcext:value-type="string">
            <text:p>䷁</text:p>
          </table:table-cell>
          <table:table-cell table:style-name="train_20_tracks" table:formula="of:=[.D421]" office:value-type="float" office:value="0" calcext:value-type="float">
            <text:p>0</text:p>
          </table:table-cell>
          <table:table-cell table:style-name="train_20_tracks" table:formula="of:=[.D422]" office:value-type="string" office:string-value="䷁" calcext:value-type="string">
            <text:p>䷁</text:p>
          </table:table-cell>
          <table:table-cell table:style-name="train_20_tracks" table:formula="of:=[.D423]" office:value-type="string" office:string-value="䷁" calcext:value-type="string">
            <text:p>䷁</text:p>
          </table:table-cell>
          <table:table-cell table:style-name="train_20_tracks" table:formula="of:=[.D424]" office:value-type="string" office:string-value="䷁" calcext:value-type="string">
            <text:p>䷁</text:p>
          </table:table-cell>
          <table:table-cell table:style-name="train_20_tracks" table:formula="of:=[.D425]" office:value-type="string" office:string-value="䷁" calcext:value-type="string">
            <text:p>䷁</text:p>
          </table:table-cell>
          <table:table-cell table:style-name="train_20_tracks" table:formula="of:=[.D426]" office:value-type="float" office:value="0" calcext:value-type="float">
            <text:p>0</text:p>
          </table:table-cell>
          <table:table-cell table:style-name="train_20_tracks" table:formula="of:=[.D427]" office:value-type="string" office:string-value="䷁" calcext:value-type="string">
            <text:p>䷁</text:p>
          </table:table-cell>
          <table:table-cell table:style-name="train_20_tracks" table:formula="of:=[.D428]" office:value-type="string" office:string-value="䷁" calcext:value-type="string">
            <text:p>䷁</text:p>
          </table:table-cell>
          <table:table-cell table:style-name="train_20_tracks" table:formula="of:=[.D429]" office:value-type="string" office:string-value="䷁" calcext:value-type="string">
            <text:p>䷁</text:p>
          </table:table-cell>
          <table:table-cell table:style-name="train_20_tracks" table:formula="of:=[.D430]" office:value-type="string" office:string-value="䷁" calcext:value-type="string">
            <text:p>䷁</text:p>
          </table:table-cell>
          <table:table-cell table:style-name="train_20_tracks" table:formula="of:=[.D431]" office:value-type="float" office:value="0" calcext:value-type="float">
            <text:p>0</text:p>
          </table:table-cell>
          <table:table-cell table:style-name="train_20_tracks" table:formula="of:=[.D432]" office:value-type="string" office:string-value="䷁" calcext:value-type="string">
            <text:p>䷁</text:p>
          </table:table-cell>
          <table:table-cell table:style-name="train_20_tracks" table:formula="of:=[.D433]" office:value-type="string" office:string-value="䷁" calcext:value-type="string">
            <text:p>䷁</text:p>
          </table:table-cell>
          <table:table-cell table:style-name="train_20_tracks" table:formula="of:=[.D434]" office:value-type="string" office:string-value="䷁" calcext:value-type="string">
            <text:p>䷁</text:p>
          </table:table-cell>
          <table:table-cell table:style-name="train_20_tracks" table:formula="of:=[.D435]" office:value-type="string" office:string-value="䷁" calcext:value-type="string">
            <text:p>䷁</text:p>
          </table:table-cell>
          <table:table-cell table:style-name="train_20_tracks" table:formula="of:=[.D436]" office:value-type="float" office:value="0" calcext:value-type="float">
            <text:p>0</text:p>
          </table:table-cell>
          <table:table-cell table:style-name="train_20_tracks" table:formula="of:=[.D437]" office:value-type="string" office:string-value="䷁" calcext:value-type="string">
            <text:p>䷁</text:p>
          </table:table-cell>
          <table:table-cell table:style-name="train_20_tracks" table:formula="of:=[.D438]" office:value-type="string" office:string-value="䷁" calcext:value-type="string">
            <text:p>䷁</text:p>
          </table:table-cell>
          <table:table-cell table:style-name="train_20_tracks" table:formula="of:=[.D439]" office:value-type="string" office:string-value="䷁" calcext:value-type="string">
            <text:p>䷁</text:p>
          </table:table-cell>
          <table:table-cell table:style-name="train_20_tracks" table:formula="of:=[.D440]" office:value-type="string" office:string-value="䷁" calcext:value-type="string">
            <text:p>䷁</text:p>
          </table:table-cell>
          <table:table-cell table:style-name="train_20_tracks" table:formula="of:=[.D441]" office:value-type="float" office:value="0" calcext:value-type="float">
            <text:p>0</text:p>
          </table:table-cell>
          <table:table-cell table:style-name="train_20_tracks" table:formula="of:=[.D442]" office:value-type="string" office:string-value="䷁" calcext:value-type="string">
            <text:p>䷁</text:p>
          </table:table-cell>
          <table:table-cell table:style-name="train_20_tracks" table:formula="of:=[.D443]" office:value-type="string" office:string-value="䷁" calcext:value-type="string">
            <text:p>䷁</text:p>
          </table:table-cell>
          <table:table-cell table:style-name="train_20_tracks" table:formula="of:=[.D444]" office:value-type="string" office:string-value="䷁" calcext:value-type="string">
            <text:p>䷁</text:p>
          </table:table-cell>
          <table:table-cell table:style-name="train_20_tracks" table:formula="of:=[.D445]" office:value-type="string" office:string-value="䷁" calcext:value-type="string">
            <text:p>䷁</text:p>
          </table:table-cell>
          <table:table-cell table:style-name="train_20_tracks" table:formula="of:=[.D446]" office:value-type="string" office:string-value="䷁" calcext:value-type="string">
            <text:p>䷁</text:p>
          </table:table-cell>
          <table:table-cell table:style-name="train_20_tracks" table:formula="of:=[.D447]" office:value-type="string" office:string-value="䷁" calcext:value-type="string">
            <text:p>䷁</text:p>
          </table:table-cell>
          <table:table-cell table:style-name="train_20_tracks" table:formula="of:=[.D448]" office:value-type="string" office:string-value="䷁" calcext:value-type="string">
            <text:p>䷁</text:p>
          </table:table-cell>
          <table:table-cell table:style-name="train_20_tracks" table:formula="of:=[.D449]" office:value-type="float" office:value="0" calcext:value-type="float">
            <text:p>0</text:p>
          </table:table-cell>
          <table:table-cell table:style-name="train_20_tracks" table:formula="of:=[.D450]" office:value-type="string" office:string-value="䷁" calcext:value-type="string">
            <text:p>䷁</text:p>
          </table:table-cell>
          <table:table-cell table:style-name="train_20_tracks" table:formula="of:=[.D451]" office:value-type="string" office:string-value="䷁" calcext:value-type="string">
            <text:p>䷁</text:p>
          </table:table-cell>
          <table:table-cell table:style-name="train_20_tracks" table:formula="of:=[.D452]" office:value-type="string" office:string-value="䷁" calcext:value-type="string">
            <text:p>䷁</text:p>
          </table:table-cell>
          <table:table-cell table:style-name="train_20_tracks" table:formula="of:=[.D453]" office:value-type="string" office:string-value="䷁" calcext:value-type="string">
            <text:p>䷁</text:p>
          </table:table-cell>
          <table:table-cell table:style-name="train_20_tracks" table:formula="of:=[.D454]" office:value-type="float" office:value="0" calcext:value-type="float">
            <text:p>0</text:p>
          </table:table-cell>
          <table:table-cell table:style-name="train_20_tracks" table:formula="of:=[.D455]" office:value-type="string" office:string-value="䷁" calcext:value-type="string">
            <text:p>䷁</text:p>
          </table:table-cell>
          <table:table-cell table:style-name="train_20_tracks" table:formula="of:=[.D456]" office:value-type="string" office:string-value="䷁" calcext:value-type="string">
            <text:p>䷁</text:p>
          </table:table-cell>
          <table:table-cell table:style-name="train_20_tracks" table:formula="of:=[.D457]" office:value-type="string" office:string-value="䷁" calcext:value-type="string">
            <text:p>䷁</text:p>
          </table:table-cell>
          <table:table-cell table:style-name="train_20_tracks" table:formula="of:=[.D458]" office:value-type="string" office:string-value="䷁" calcext:value-type="string">
            <text:p>䷁</text:p>
          </table:table-cell>
          <table:table-cell table:style-name="train_20_tracks" table:formula="of:=[.D459]" office:value-type="float" office:value="0" calcext:value-type="float">
            <text:p>0</text:p>
          </table:table-cell>
          <table:table-cell table:style-name="train_20_tracks" table:formula="of:=[.D460]" office:value-type="string" office:string-value="䷁" calcext:value-type="string">
            <text:p>䷁</text:p>
          </table:table-cell>
          <table:table-cell table:style-name="train_20_tracks" table:formula="of:=[.D461]" office:value-type="string" office:string-value="䷁" calcext:value-type="string">
            <text:p>䷁</text:p>
          </table:table-cell>
          <table:table-cell table:style-name="train_20_tracks" table:formula="of:=[.D462]" office:value-type="string" office:string-value="䷁" calcext:value-type="string">
            <text:p>䷁</text:p>
          </table:table-cell>
          <table:table-cell table:style-name="train_20_tracks" table:formula="of:=[.D463]" office:value-type="string" office:string-value="䷁" calcext:value-type="string">
            <text:p>䷁</text:p>
          </table:table-cell>
          <table:table-cell table:style-name="train_20_tracks" table:formula="of:=[.D464]" office:value-type="float" office:value="0" calcext:value-type="float">
            <text:p>0</text:p>
          </table:table-cell>
          <table:table-cell table:style-name="train_20_tracks" table:formula="of:=[.D465]" office:value-type="string" office:string-value="䷁" calcext:value-type="string">
            <text:p>䷁</text:p>
          </table:table-cell>
          <table:table-cell table:style-name="train_20_tracks" table:formula="of:=[.D466]" office:value-type="string" office:string-value="䷁" calcext:value-type="string">
            <text:p>䷁</text:p>
          </table:table-cell>
          <table:table-cell table:style-name="train_20_tracks" table:formula="of:=[.D467]" office:value-type="string" office:string-value="䷁" calcext:value-type="string">
            <text:p>䷁</text:p>
          </table:table-cell>
          <table:table-cell table:style-name="train_20_tracks" table:formula="of:=[.D468]" office:value-type="string" office:string-value="䷁" calcext:value-type="string">
            <text:p>䷁</text:p>
          </table:table-cell>
          <table:table-cell table:style-name="train_20_tracks" table:formula="of:=[.D469]" office:value-type="string" office:string-value="䷁" calcext:value-type="string">
            <text:p>䷁</text:p>
          </table:table-cell>
          <table:table-cell table:style-name="train_20_tracks" table:formula="of:=[.D470]" office:value-type="string" office:string-value="䷁" calcext:value-type="string">
            <text:p>䷁</text:p>
          </table:table-cell>
          <table:table-cell table:style-name="train_20_tracks" table:formula="of:=[.D471]" office:value-type="string" office:string-value="䷁" calcext:value-type="string">
            <text:p>䷁</text:p>
          </table:table-cell>
          <table:table-cell table:style-name="train_20_tracks" table:formula="of:=[.D472]" office:value-type="float" office:value="0" calcext:value-type="float">
            <text:p>0</text:p>
          </table:table-cell>
          <table:table-cell table:style-name="train_20_tracks" table:formula="of:=[.D473]" office:value-type="string" office:string-value="䷁" calcext:value-type="string">
            <text:p>䷁</text:p>
          </table:table-cell>
          <table:table-cell table:style-name="train_20_tracks" table:formula="of:=[.D474]" office:value-type="string" office:string-value="䷁" calcext:value-type="string">
            <text:p>䷁</text:p>
          </table:table-cell>
          <table:table-cell table:style-name="train_20_tracks" table:formula="of:=[.D475]" office:value-type="string" office:string-value="䷁" calcext:value-type="string">
            <text:p>䷁</text:p>
          </table:table-cell>
          <table:table-cell table:style-name="train_20_tracks" table:formula="of:=[.D476]" office:value-type="string" office:string-value="䷁" calcext:value-type="string">
            <text:p>䷁</text:p>
          </table:table-cell>
          <table:table-cell table:style-name="train_20_tracks" table:formula="of:=[.D477]" office:value-type="float" office:value="0" calcext:value-type="float">
            <text:p>0</text:p>
          </table:table-cell>
          <table:table-cell table:style-name="train_20_tracks" table:formula="of:=[.D478]" office:value-type="string" office:string-value="䷁" calcext:value-type="string">
            <text:p>䷁</text:p>
          </table:table-cell>
          <table:table-cell table:style-name="train_20_tracks" table:formula="of:=[.D479]" office:value-type="string" office:string-value="䷁" calcext:value-type="string">
            <text:p>䷁</text:p>
          </table:table-cell>
          <table:table-cell table:style-name="train_20_tracks" table:formula="of:=[.D480]" office:value-type="string" office:string-value="䷁" calcext:value-type="string">
            <text:p>䷁</text:p>
          </table:table-cell>
          <table:table-cell table:style-name="train_20_tracks" table:formula="of:=[.D481]" office:value-type="string" office:string-value="䷁" calcext:value-type="string">
            <text:p>䷁</text:p>
          </table:table-cell>
          <table:table-cell table:style-name="train_20_tracks" table:formula="of:=[.D482]" office:value-type="float" office:value="0" calcext:value-type="float">
            <text:p>0</text:p>
          </table:table-cell>
          <table:table-cell table:style-name="train_20_tracks" table:formula="of:=[.D483]" office:value-type="string" office:string-value="䷁" calcext:value-type="string">
            <text:p>䷁</text:p>
          </table:table-cell>
          <table:table-cell table:style-name="train_20_tracks" table:formula="of:=[.D484]" office:value-type="string" office:string-value="䷁" calcext:value-type="string">
            <text:p>䷁</text:p>
          </table:table-cell>
          <table:table-cell table:style-name="train_20_tracks" table:formula="of:=[.D485]" office:value-type="string" office:string-value="䷁" calcext:value-type="string">
            <text:p>䷁</text:p>
          </table:table-cell>
          <table:table-cell table:style-name="train_20_tracks" table:formula="of:=[.D486]" office:value-type="string" office:string-value="䷁" calcext:value-type="string">
            <text:p>䷁</text:p>
          </table:table-cell>
          <table:table-cell table:style-name="train_20_tracks" table:formula="of:=[.D487]" office:value-type="float" office:value="0" calcext:value-type="float">
            <text:p>0</text:p>
          </table:table-cell>
          <table:table-cell table:style-name="train_20_tracks" table:formula="of:=[.D488]" office:value-type="string" office:string-value="䷁" calcext:value-type="string">
            <text:p>䷁</text:p>
          </table:table-cell>
          <table:table-cell table:style-name="train_20_tracks" table:formula="of:=[.D489]" office:value-type="string" office:string-value="䷁" calcext:value-type="string">
            <text:p>䷁</text:p>
          </table:table-cell>
          <table:table-cell table:style-name="train_20_tracks" table:formula="of:=[.D505]" office:value-type="float" office:value="0" calcext:value-type="float">
            <text:p>0</text:p>
          </table:table-cell>
          <table:table-cell table:style-name="train_20_tracks" table:formula="of:=[.D491]" office:value-type="string" office:string-value="䷁" calcext:value-type="string">
            <text:p>䷁</text:p>
          </table:table-cell>
          <table:table-cell table:style-name="train_20_tracks" table:formula="of:=[.D492]" office:value-type="string" office:string-value="䷁" calcext:value-type="string">
            <text:p>䷁</text:p>
          </table:table-cell>
          <table:table-cell table:style-name="train_20_tracks" table:formula="of:=[.D493]" office:value-type="string" office:string-value="䷁" calcext:value-type="string">
            <text:p>䷁</text:p>
          </table:table-cell>
          <table:table-cell table:style-name="train_20_tracks" table:formula="of:=[.D494]" office:value-type="string" office:string-value="䷁" calcext:value-type="string">
            <text:p>䷁</text:p>
          </table:table-cell>
          <table:table-cell table:style-name="train_20_tracks" table:formula="of:=[.D495]" office:value-type="float" office:value="0" calcext:value-type="float">
            <text:p>0</text:p>
          </table:table-cell>
          <table:table-cell table:style-name="train_20_tracks" table:formula="of:=[.D496]" office:value-type="string" office:string-value="䷁" calcext:value-type="string">
            <text:p>䷁</text:p>
          </table:table-cell>
          <table:table-cell table:style-name="train_20_tracks" table:formula="of:=[.D497]" office:value-type="string" office:string-value="䷁" calcext:value-type="string">
            <text:p>䷁</text:p>
          </table:table-cell>
          <table:table-cell table:style-name="train_20_tracks" table:formula="of:=[.D498]" office:value-type="string" office:string-value="䷁" calcext:value-type="string">
            <text:p>䷁</text:p>
          </table:table-cell>
          <table:table-cell table:style-name="train_20_tracks" table:formula="of:=[.D499]" office:value-type="string" office:string-value="䷁" calcext:value-type="string">
            <text:p>䷁</text:p>
          </table:table-cell>
          <table:table-cell table:style-name="train_20_tracks" table:formula="of:=[.D500]" office:value-type="float" office:value="0" calcext:value-type="float">
            <text:p>0</text:p>
          </table:table-cell>
          <table:table-cell table:style-name="train_20_tracks" table:formula="of:=[.D501]" office:value-type="string" office:string-value="䷁" calcext:value-type="string">
            <text:p>䷁</text:p>
          </table:table-cell>
          <table:table-cell table:style-name="train_20_tracks" table:formula="of:=[.D502]" office:value-type="string" office:string-value="䷁" calcext:value-type="string">
            <text:p>䷁</text:p>
          </table:table-cell>
          <table:table-cell table:style-name="train_20_tracks" table:formula="of:=[.D503]" office:value-type="string" office:string-value="䷁" calcext:value-type="string">
            <text:p>䷁</text:p>
          </table:table-cell>
          <table:table-cell table:style-name="train_20_tracks" table:formula="of:=[.D504]" office:value-type="string" office:string-value="䷁" calcext:value-type="string">
            <text:p>䷁</text:p>
          </table:table-cell>
          <table:table-cell table:style-name="train_20_tracks" table:formula="of:=[.D505]" office:value-type="float" office:value="0" calcext:value-type="float">
            <text:p>0</text:p>
          </table:table-cell>
          <table:table-cell table:style-name="train_20_tracks" table:formula="of:=[.D506]" office:value-type="string" office:string-value="䷁" calcext:value-type="string">
            <text:p>䷁</text:p>
          </table:table-cell>
          <table:table-cell table:style-name="train_20_tracks" table:formula="of:=[.D507]" office:value-type="string" office:string-value="䷁" calcext:value-type="string">
            <text:p>䷁</text:p>
          </table:table-cell>
          <table:table-cell table:style-name="train_20_tracks" table:formula="of:=[.D508]" office:value-type="string" office:string-value="䷁" calcext:value-type="string">
            <text:p>䷁</text:p>
          </table:table-cell>
          <table:table-cell table:style-name="train_20_tracks" table:formula="of:=[.D509]" office:value-type="string" office:string-value="䷁" calcext:value-type="string">
            <text:p>䷁</text:p>
          </table:table-cell>
          <table:table-cell table:style-name="train_20_tracks" table:formula="of:=[.D510]" office:value-type="float" office:value="0" calcext:value-type="float">
            <text:p>0</text:p>
          </table:table-cell>
          <table:table-cell table:style-name="train_20_tracks" table:formula="of:=[.D511]" office:value-type="string" office:string-value="䷁" calcext:value-type="string">
            <text:p>䷁</text:p>
          </table:table-cell>
          <table:table-cell table:style-name="train_20_tracks" table:formula="of:=[.D512]" office:value-type="string" office:string-value="∅" calcext:value-type="string">
            <text:p>∅</text:p>
          </table:table-cell>
          <table:table-cell table:style-name="train_20_tracks" table:formula="of:=[.D513]" office:value-type="string" office:string-value="∅" calcext:value-type="string">
            <text:p>∅</text:p>
          </table:table-cell>
          <table:table-cell table:style-name="train_20_tracks" table:formula="of:=[.D514]" office:value-type="string" office:string-value="∅" calcext:value-type="string">
            <text:p>∅</text:p>
          </table:table-cell>
          <table:table-cell table:style-name="train_20_tracks" table:formula="of:=[.D515]" office:value-type="string" office:string-value="∅" calcext:value-type="string">
            <text:p>∅</text:p>
          </table:table-cell>
          <table:table-cell table:style-name="train_20_tracks" table:formula="of:=[.D516]" office:value-type="string" office:string-value="∅" calcext:value-type="string">
            <text:p>∅</text:p>
          </table:table-cell>
          <table:table-cell table:style-name="train_20_tracks" table:formula="of:=[.D517]" office:value-type="string" office:string-value="∅" calcext:value-type="string">
            <text:p>∅</text:p>
          </table:table-cell>
          <table:table-cell table:style-name="train_20_tracks" table:formula="of:=[.D518]" office:value-type="string" office:string-value="∅" calcext:value-type="string">
            <text:p>∅</text:p>
          </table:table-cell>
          <table:table-cell table:style-name="train_20_tracks" table:formula="of:=[.D519]" office:value-type="string" office:string-value="∅" calcext:value-type="string">
            <text:p>∅</text:p>
          </table:table-cell>
          <table:table-cell table:style-name="train_20_tracks" table:formula="of:=[.D520]" office:value-type="string" office:string-value="∅" calcext:value-type="string">
            <text:p>∅</text:p>
          </table:table-cell>
          <table:table-cell table:style-name="train_20_tracks" table:formula="of:=[.D521]" office:value-type="string" office:string-value="∅" calcext:value-type="string">
            <text:p>∅</text:p>
          </table:table-cell>
          <table:table-cell table:style-name="train_20_tracks" table:formula="of:=[.D522]" office:value-type="string" office:string-value="∅" calcext:value-type="string">
            <text:p>∅</text:p>
          </table:table-cell>
          <table:table-cell table:style-name="train_20_tracks" table:formula="of:=[.D523]" office:value-type="string" office:string-value="∅" calcext:value-type="string">
            <text:p>∅</text:p>
          </table:table-cell>
          <table:table-cell table:style-name="train_20_tracks" table:formula="of:=[.D524]" office:value-type="string" office:string-value="∅" calcext:value-type="string">
            <text:p>∅</text:p>
          </table:table-cell>
          <table:table-cell table:style-name="train_20_tracks" table:formula="of:=[.D525]" office:value-type="string" office:string-value="∅" calcext:value-type="string">
            <text:p>∅</text:p>
          </table:table-cell>
          <table:table-cell table:style-name="train_20_tracks" table:formula="of:=[.D526]" office:value-type="string" office:string-value="∅" calcext:value-type="string">
            <text:p>∅</text:p>
          </table:table-cell>
          <table:table-cell table:style-name="train_20_tracks" table:formula="of:=[.D527]" office:value-type="string" office:string-value="∅" calcext:value-type="string">
            <text:p>∅</text:p>
          </table:table-cell>
          <table:table-cell table:style-name="train_20_tracks" table:formula="of:=[.D528]" office:value-type="string" office:string-value="∅" calcext:value-type="string">
            <text:p>∅</text:p>
          </table:table-cell>
          <table:table-cell table:style-name="train_20_tracks" table:formula="of:=[.D529]" office:value-type="string" office:string-value="∅" calcext:value-type="string">
            <text:p>∅</text:p>
          </table:table-cell>
          <table:table-cell table:style-name="train_20_tracks" table:formula="of:=[.D530]" office:value-type="string" office:string-value="∅" calcext:value-type="string">
            <text:p>∅</text:p>
          </table:table-cell>
          <table:table-cell table:style-name="train_20_tracks" table:formula="of:=[.D531]" office:value-type="string" office:string-value="∅" calcext:value-type="string">
            <text:p>∅</text:p>
          </table:table-cell>
          <table:table-cell table:style-name="train_20_tracks" table:formula="of:=[.D532]" office:value-type="string" office:string-value="∅" calcext:value-type="string">
            <text:p>∅</text:p>
          </table:table-cell>
          <table:table-cell table:style-name="train_20_tracks" table:formula="of:=[.D533]" office:value-type="string" office:string-value="∅" calcext:value-type="string">
            <text:p>∅</text:p>
          </table:table-cell>
          <table:table-cell table:style-name="train_20_tracks" table:formula="of:=[.D534]" office:value-type="string" office:string-value="∅" calcext:value-type="string">
            <text:p>∅</text:p>
          </table:table-cell>
          <table:table-cell table:style-name="train_20_tracks" table:formula="of:=[.D535]" office:value-type="string" office:string-value="∅" calcext:value-type="string">
            <text:p>∅</text:p>
          </table:table-cell>
          <table:table-cell table:style-name="train_20_tracks" table:formula="of:=[.D536]" office:value-type="string" office:string-value="∅" calcext:value-type="string">
            <text:p>∅</text:p>
          </table:table-cell>
          <table:table-cell table:style-name="train_20_tracks" table:formula="of:=[.D537]" office:value-type="string" office:string-value="∅" calcext:value-type="string">
            <text:p>∅</text:p>
          </table:table-cell>
          <table:table-cell table:style-name="train_20_tracks" table:formula="of:=[.D538]" office:value-type="string" office:string-value="∅" calcext:value-type="string">
            <text:p>∅</text:p>
          </table:table-cell>
          <table:table-cell table:style-name="train_20_tracks" table:formula="of:=[.D539]" office:value-type="string" office:string-value="∅" calcext:value-type="string">
            <text:p>∅</text:p>
          </table:table-cell>
          <table:table-cell table:style-name="train_20_tracks" table:formula="of:=[.D540]" office:value-type="string" office:string-value="∅" calcext:value-type="string">
            <text:p>∅</text:p>
          </table:table-cell>
          <table:table-cell table:style-name="train_20_tracks" table:formula="of:=[.D541]" office:value-type="string" office:string-value="∅" calcext:value-type="string">
            <text:p>∅</text:p>
          </table:table-cell>
          <table:table-cell table:style-name="train_20_tracks" table:formula="of:=[.D542]" office:value-type="string" office:string-value="∅" calcext:value-type="string">
            <text:p>∅</text:p>
          </table:table-cell>
          <table:table-cell table:style-name="train_20_tracks" table:formula="of:=[.D543]" office:value-type="string" office:string-value="∅" calcext:value-type="string">
            <text:p>∅</text:p>
          </table:table-cell>
          <table:table-cell table:style-name="train_20_tracks" table:formula="of:=[.D544]" office:value-type="string" office:string-value="∅" calcext:value-type="string">
            <text:p>∅</text:p>
          </table:table-cell>
          <table:table-cell table:style-name="train_20_tracks" table:formula="of:=[.D545]" office:value-type="string" office:string-value="∅" calcext:value-type="string">
            <text:p>∅</text:p>
          </table:table-cell>
          <table:table-cell table:style-name="train_20_tracks" table:formula="of:=[.D546]" office:value-type="string" office:string-value="∅" calcext:value-type="string">
            <text:p>∅</text:p>
          </table:table-cell>
          <table:table-cell table:style-name="train_20_tracks" table:formula="of:=[.D547]" office:value-type="string" office:string-value="∅" calcext:value-type="string">
            <text:p>∅</text:p>
          </table:table-cell>
          <table:table-cell table:style-name="train_20_tracks" table:formula="of:=[.D548]" office:value-type="string" office:string-value="∅" calcext:value-type="string">
            <text:p>∅</text:p>
          </table:table-cell>
          <table:table-cell table:style-name="train_20_tracks" table:formula="of:=[.D549]" office:value-type="string" office:string-value="∅" calcext:value-type="string">
            <text:p>∅</text:p>
          </table:table-cell>
          <table:table-cell table:style-name="train_20_tracks" table:formula="of:=[.D550]" office:value-type="string" office:string-value="∅" calcext:value-type="string">
            <text:p>∅</text:p>
          </table:table-cell>
          <table:table-cell table:style-name="train_20_tracks" table:formula="of:=[.D551]" office:value-type="string" office:string-value="∅" calcext:value-type="string">
            <text:p>∅</text:p>
          </table:table-cell>
          <table:table-cell table:style-name="train_20_tracks" table:formula="of:=[.D552]" office:value-type="string" office:string-value="∅" calcext:value-type="string">
            <text:p>∅</text:p>
          </table:table-cell>
          <table:table-cell table:style-name="train_20_tracks" table:formula="of:=[.D553]" office:value-type="string" office:string-value="∅" calcext:value-type="string">
            <text:p>∅</text:p>
          </table:table-cell>
          <table:table-cell table:style-name="train_20_tracks" table:formula="of:=[.D554]" office:value-type="string" office:string-value="∅" calcext:value-type="string">
            <text:p>∅</text:p>
          </table:table-cell>
          <table:table-cell table:style-name="train_20_tracks" table:formula="of:=[.D555]" office:value-type="string" office:string-value="∅" calcext:value-type="string">
            <text:p>∅</text:p>
          </table:table-cell>
          <table:table-cell table:style-name="train_20_tracks" table:formula="of:=[.D556]" office:value-type="string" office:string-value="∅" calcext:value-type="string">
            <text:p>∅</text:p>
          </table:table-cell>
          <table:table-cell table:style-name="train_20_tracks" table:formula="of:=[.D557]" office:value-type="string" office:string-value="∅" calcext:value-type="string">
            <text:p>∅</text:p>
          </table:table-cell>
          <table:table-cell table:style-name="train_20_tracks" table:formula="of:=[.D558]" office:value-type="string" office:string-value="∅" calcext:value-type="string">
            <text:p>∅</text:p>
          </table:table-cell>
          <table:table-cell table:style-name="train_20_tracks" table:formula="of:=[.D559]" office:value-type="string" office:string-value="∅" calcext:value-type="string">
            <text:p>∅</text:p>
          </table:table-cell>
          <table:table-cell table:style-name="train_20_tracks" table:formula="of:=[.D560]" office:value-type="string" office:string-value="∅" calcext:value-type="string">
            <text:p>∅</text:p>
          </table:table-cell>
          <table:table-cell table:style-name="train_20_tracks" table:formula="of:=[.D561]" office:value-type="string" office:string-value="∅" calcext:value-type="string">
            <text:p>∅</text:p>
          </table:table-cell>
          <table:table-cell table:style-name="train_20_tracks" table:formula="of:=[.D562]" office:value-type="string" office:string-value="∅" calcext:value-type="string">
            <text:p>∅</text:p>
          </table:table-cell>
          <table:table-cell table:style-name="train_20_tracks" table:formula="of:=[.D563]" office:value-type="string" office:string-value="∅" calcext:value-type="string">
            <text:p>∅</text:p>
          </table:table-cell>
          <table:table-cell table:style-name="train_20_tracks" table:formula="of:=[.D564]" office:value-type="string" office:string-value="∅" calcext:value-type="string">
            <text:p>∅</text:p>
          </table:table-cell>
          <table:table-cell table:style-name="train_20_tracks" table:formula="of:=[.D565]" office:value-type="string" office:string-value="∅" calcext:value-type="string">
            <text:p>∅</text:p>
          </table:table-cell>
          <table:table-cell table:style-name="train_20_tracks" table:formula="of:=[.D566]" office:value-type="string" office:string-value="∅" calcext:value-type="string">
            <text:p>∅</text:p>
          </table:table-cell>
          <table:table-cell table:style-name="train_20_tracks" table:formula="of:=[.D567]" office:value-type="string" office:string-value="∅" calcext:value-type="string">
            <text:p>∅</text:p>
          </table:table-cell>
          <table:table-cell table:style-name="train_20_tracks" table:formula="of:=[.D568]" office:value-type="string" office:string-value="∅" calcext:value-type="string">
            <text:p>∅</text:p>
          </table:table-cell>
          <table:table-cell table:style-name="train_20_tracks" table:formula="of:=[.D569]" office:value-type="string" office:string-value="∅" calcext:value-type="string">
            <text:p>∅</text:p>
          </table:table-cell>
          <table:table-cell table:style-name="train_20_tracks" table:formula="of:=[.D570]" office:value-type="string" office:string-value="∅" calcext:value-type="string">
            <text:p>∅</text:p>
          </table:table-cell>
          <table:table-cell table:style-name="train_20_tracks" table:formula="of:=[.D571]" office:value-type="string" office:string-value="∅" calcext:value-type="string">
            <text:p>∅</text:p>
          </table:table-cell>
          <table:table-cell table:style-name="train_20_tracks" table:formula="of:=[.D572]" office:value-type="string" office:string-value="∅" calcext:value-type="string">
            <text:p>∅</text:p>
          </table:table-cell>
          <table:table-cell table:style-name="train_20_tracks" table:formula="of:=[.D573]" office:value-type="string" office:string-value="∅" calcext:value-type="string">
            <text:p>∅</text:p>
          </table:table-cell>
          <table:table-cell table:style-name="train_20_tracks" table:formula="of:=[.D574]" office:value-type="string" office:string-value="∅" calcext:value-type="string">
            <text:p>∅</text:p>
          </table:table-cell>
          <table:table-cell table:style-name="train_20_tracks" table:formula="of:=[.D575]" office:value-type="string" office:string-value="∅" calcext:value-type="string">
            <text:p>∅</text:p>
          </table:table-cell>
          <table:table-cell table:style-name="train_20_tracks" table:formula="of:=[.D576]" office:value-type="string" office:string-value="∅" calcext:value-type="string">
            <text:p>∅</text:p>
          </table:table-cell>
          <table:table-cell table:style-name="train_20_tracks" table:formula="of:=[.D577]" office:value-type="string" office:string-value="∅" calcext:value-type="string">
            <text:p>∅</text:p>
          </table:table-cell>
          <table:table-cell table:style-name="train_20_tracks" table:formula="of:=[.D578]" office:value-type="string" office:string-value="∅" calcext:value-type="string">
            <text:p>∅</text:p>
          </table:table-cell>
          <table:table-cell table:style-name="train_20_tracks" table:formula="of:=[.D579]" office:value-type="string" office:string-value="∅" calcext:value-type="string">
            <text:p>∅</text:p>
          </table:table-cell>
          <table:table-cell table:style-name="train_20_tracks" table:formula="of:=[.D580]" office:value-type="string" office:string-value="∅" calcext:value-type="string">
            <text:p>∅</text:p>
          </table:table-cell>
          <table:table-cell table:style-name="train_20_tracks" table:formula="of:=[.D581]" office:value-type="string" office:string-value="∅" calcext:value-type="string">
            <text:p>∅</text:p>
          </table:table-cell>
          <table:table-cell table:style-name="train_20_tracks" table:formula="of:=[.D582]" office:value-type="string" office:string-value="∅" calcext:value-type="string">
            <text:p>∅</text:p>
          </table:table-cell>
          <table:table-cell table:style-name="train_20_tracks" table:formula="of:=[.D583]" office:value-type="string" office:string-value="∅" calcext:value-type="string">
            <text:p>∅</text:p>
          </table:table-cell>
          <table:table-cell table:style-name="train_20_tracks" table:formula="of:=[.D584]" office:value-type="string" office:string-value="∅" calcext:value-type="string">
            <text:p>∅</text:p>
          </table:table-cell>
          <table:table-cell table:style-name="train_20_tracks" table:formula="of:=[.D585]" office:value-type="string" office:string-value="∅" calcext:value-type="string">
            <text:p>∅</text:p>
          </table:table-cell>
          <table:table-cell table:style-name="train_20_tracks" table:formula="of:=[.D586]" office:value-type="string" office:string-value="∅" calcext:value-type="string">
            <text:p>∅</text:p>
          </table:table-cell>
          <table:table-cell table:style-name="train_20_tracks" table:formula="of:=[.D587]" office:value-type="string" office:string-value="∅" calcext:value-type="string">
            <text:p>∅</text:p>
          </table:table-cell>
          <table:table-cell table:style-name="train_20_tracks" table:formula="of:=[.D588]" office:value-type="string" office:string-value="∅" calcext:value-type="string">
            <text:p>∅</text:p>
          </table:table-cell>
          <table:table-cell table:style-name="train_20_tracks" table:formula="of:=[.D589]" office:value-type="string" office:string-value="∅" calcext:value-type="string">
            <text:p>∅</text:p>
          </table:table-cell>
          <table:table-cell table:style-name="train_20_tracks" table:formula="of:=[.D590]" office:value-type="string" office:string-value="∅" calcext:value-type="string">
            <text:p>∅</text:p>
          </table:table-cell>
          <table:table-cell table:style-name="train_20_tracks" table:formula="of:=[.D591]" office:value-type="string" office:string-value="∅" calcext:value-type="string">
            <text:p>∅</text:p>
          </table:table-cell>
          <table:table-cell table:style-name="train_20_tracks" table:formula="of:=[.D592]" office:value-type="string" office:string-value="∅" calcext:value-type="string">
            <text:p>∅</text:p>
          </table:table-cell>
          <table:table-cell table:style-name="train_20_tracks" table:formula="of:=[.D593]" office:value-type="string" office:string-value="∅" calcext:value-type="string">
            <text:p>∅</text:p>
          </table:table-cell>
          <table:table-cell table:style-name="train_20_tracks" table:formula="of:=[.D594]" office:value-type="string" office:string-value="∅" calcext:value-type="string">
            <text:p>∅</text:p>
          </table:table-cell>
          <table:table-cell table:style-name="train_20_tracks" table:formula="of:=[.D595]" office:value-type="string" office:string-value="∅" calcext:value-type="string">
            <text:p>∅</text:p>
          </table:table-cell>
          <table:table-cell table:style-name="train_20_tracks" table:formula="of:=[.D596]" office:value-type="string" office:string-value="∅" calcext:value-type="string">
            <text:p>∅</text:p>
          </table:table-cell>
          <table:table-cell table:style-name="train_20_tracks" table:formula="of:=[.D597]" office:value-type="string" office:string-value="∅" calcext:value-type="string">
            <text:p>∅</text:p>
          </table:table-cell>
          <table:table-cell table:style-name="train_20_tracks" table:formula="of:=[.D598]" office:value-type="string" office:string-value="∅" calcext:value-type="string">
            <text:p>∅</text:p>
          </table:table-cell>
          <table:table-cell table:style-name="train_20_tracks" table:formula="of:=[.D599]" office:value-type="string" office:string-value="∅" calcext:value-type="string">
            <text:p>∅</text:p>
          </table:table-cell>
          <table:table-cell table:style-name="train_20_tracks" table:formula="of:=[.D600]" office:value-type="string" office:string-value="∅" calcext:value-type="string">
            <text:p>∅</text:p>
          </table:table-cell>
          <table:table-cell table:style-name="train_20_tracks" table:formula="of:=[.D601]" office:value-type="string" office:string-value="∅" calcext:value-type="string">
            <text:p>∅</text:p>
          </table:table-cell>
          <table:table-cell table:style-name="train_20_tracks" table:formula="of:=[.D602]" office:value-type="string" office:string-value="∅" calcext:value-type="string">
            <text:p>∅</text:p>
          </table:table-cell>
          <table:table-cell table:style-name="train_20_tracks" table:formula="of:=[.D603]" office:value-type="string" office:string-value="∅" calcext:value-type="string">
            <text:p>∅</text:p>
          </table:table-cell>
          <table:table-cell table:style-name="train_20_tracks" table:formula="of:=[.D604]" office:value-type="string" office:string-value="∅" calcext:value-type="string">
            <text:p>∅</text:p>
          </table:table-cell>
          <table:table-cell table:style-name="train_20_tracks" table:formula="of:=[.D605]" office:value-type="string" office:string-value="∅" calcext:value-type="string">
            <text:p>∅</text:p>
          </table:table-cell>
          <table:table-cell table:style-name="train_20_tracks" table:formula="of:=[.D606]" office:value-type="string" office:string-value="∅" calcext:value-type="string">
            <text:p>∅</text:p>
          </table:table-cell>
          <table:table-cell table:style-name="train_20_tracks" table:formula="of:=[.D607]" office:value-type="string" office:string-value="∅" calcext:value-type="string">
            <text:p>∅</text:p>
          </table:table-cell>
          <table:table-cell table:style-name="train_20_tracks" table:formula="of:=[.D608]" office:value-type="string" office:string-value="∅" calcext:value-type="string">
            <text:p>∅</text:p>
          </table:table-cell>
          <table:table-cell table:style-name="train_20_tracks" table:formula="of:=[.D609]" office:value-type="string" office:string-value="∅" calcext:value-type="string">
            <text:p>∅</text:p>
          </table:table-cell>
          <table:table-cell table:style-name="train_20_tracks" table:formula="of:=[.D610]" office:value-type="string" office:string-value="∅" calcext:value-type="string">
            <text:p>∅</text:p>
          </table:table-cell>
          <table:table-cell table:style-name="train_20_tracks" table:formula="of:=[.D611]" office:value-type="string" office:string-value="∅" calcext:value-type="string">
            <text:p>∅</text:p>
          </table:table-cell>
          <table:table-cell table:style-name="train_20_tracks" table:formula="of:=[.D612]" office:value-type="string" office:string-value="∅" calcext:value-type="string">
            <text:p>∅</text:p>
          </table:table-cell>
          <table:table-cell table:style-name="train_20_tracks" table:formula="of:=[.D613]" office:value-type="string" office:string-value="∅" calcext:value-type="string">
            <text:p>∅</text:p>
          </table:table-cell>
          <table:table-cell table:style-name="train_20_tracks" table:formula="of:=[.D614]" office:value-type="string" office:string-value="∅" calcext:value-type="string">
            <text:p>∅</text:p>
          </table:table-cell>
          <table:table-cell table:style-name="train_20_tracks" table:formula="of:=[.D615]" office:value-type="string" office:string-value="∅" calcext:value-type="string">
            <text:p>∅</text:p>
          </table:table-cell>
          <table:table-cell table:style-name="train_20_tracks" table:formula="of:=[.D616]" office:value-type="string" office:string-value="∅" calcext:value-type="string">
            <text:p>∅</text:p>
          </table:table-cell>
          <table:table-cell table:style-name="train_20_tracks" table:formula="of:=[.D617]" office:value-type="float" office:value="0" calcext:value-type="float">
            <text:p>0</text:p>
          </table:table-cell>
          <table:table-cell table:style-name="train_20_tracks" table:formula="of:=[.D618]" office:value-type="float" office:value="0" calcext:value-type="float">
            <text:p>0</text:p>
          </table:table-cell>
          <table:table-cell table:style-name="train_20_tracks" table:formula="of:=[.D619]" office:value-type="float" office:value="0" calcext:value-type="float">
            <text:p>0</text:p>
          </table:table-cell>
          <table:table-cell table:style-name="train_20_tracks" table:formula="of:=[.D620]" office:value-type="float" office:value="0" calcext:value-type="float">
            <text:p>0</text:p>
          </table:table-cell>
        </table:table-row>
      </table:table>
      <table:table table:name="IQ" table:style-name="ta1" table:print="false">
        <office:forms form:automatic-focus="false" form:apply-design-mode="false"/>
        <table:table-column table:style-name="co35" table:default-cell-style-name="train_20_tracks"/>
        <table:table-column table:style-name="co75" table:default-cell-style-name="train_20_tracks"/>
        <table:table-column table:style-name="co76" table:default-cell-style-name="train_20_tracks"/>
        <table:table-column table:style-name="co77" table:default-cell-style-name="train_20_tracks"/>
        <table:table-column table:style-name="co78" table:default-cell-style-name="train_20_tracks"/>
        <table:table-column table:style-name="co79" table:default-cell-style-name="train_20_tracks"/>
        <table:table-column table:style-name="co80" table:default-cell-style-name="train_20_tracks"/>
        <table:table-column table:style-name="co81" table:default-cell-style-name="train_20_tracks"/>
        <table:table-column table:style-name="co82" table:default-cell-style-name="train_20_tracks"/>
        <table:table-column table:style-name="co83" table:default-cell-style-name="train_20_tracks"/>
        <table:table-column table:style-name="co53" table:default-cell-style-name="train_20_tracks"/>
        <table:table-column table:style-name="co84" table:default-cell-style-name="train_20_tracks"/>
        <table:table-column table:style-name="co85" table:default-cell-style-name="train_20_tracks"/>
        <table:table-column table:style-name="co76" table:default-cell-style-name="train_20_tracks"/>
        <table:table-column table:style-name="co86" table:default-cell-style-name="train_20_tracks"/>
        <table:table-column table:style-name="co87" table:default-cell-style-name="train_20_tracks"/>
        <table:table-column table:style-name="co84" table:default-cell-style-name="train_20_tracks"/>
        <table:table-column table:style-name="co88" table:default-cell-style-name="train_20_tracks"/>
        <table:table-column table:style-name="co85" table:default-cell-style-name="train_20_tracks"/>
        <table:table-column table:style-name="co89" table:default-cell-style-name="train_20_tracks"/>
        <table:table-column table:style-name="co90" table:default-cell-style-name="train_20_tracks"/>
        <table:table-column table:style-name="co85" table:default-cell-style-name="train_20_tracks"/>
        <table:table-column table:style-name="co48" table:default-cell-style-name="train_20_tracks"/>
        <table:table-column table:style-name="co91" table:default-cell-style-name="train_20_tracks"/>
        <table:table-column table:style-name="co85" table:default-cell-style-name="train_20_tracks"/>
        <table:table-column table:style-name="co89" table:default-cell-style-name="train_20_tracks"/>
        <table:table-column table:style-name="co92" table:default-cell-style-name="train_20_tracks"/>
        <table:table-column table:style-name="co85" table:default-cell-style-name="train_20_tracks"/>
        <table:table-column table:style-name="co89" table:default-cell-style-name="train_20_tracks"/>
        <table:table-column table:style-name="co93" table:default-cell-style-name="train_20_tracks"/>
        <table:table-column table:style-name="co85" table:default-cell-style-name="train_20_tracks"/>
        <table:table-column table:style-name="co89" table:default-cell-style-name="train_20_tracks"/>
        <table:table-column table:style-name="co93" table:default-cell-style-name="train_20_tracks"/>
        <table:table-column table:style-name="co85" table:default-cell-style-name="train_20_tracks"/>
        <table:table-column table:style-name="co93" table:default-cell-style-name="train_20_tracks"/>
        <table:table-column table:style-name="co85" table:default-cell-style-name="train_20_tracks"/>
        <table:table-column table:style-name="co89" table:number-columns-repeated="2" table:default-cell-style-name="train_20_tracks"/>
        <table:table-column table:style-name="co59" table:default-cell-style-name="train_20_tracks"/>
        <table:table-column table:style-name="co89" table:number-columns-repeated="3" table:default-cell-style-name="train_20_tracks"/>
        <table:table-column table:style-name="co64" table:default-cell-style-name="train_20_tracks"/>
        <table:table-column table:style-name="co89" table:number-columns-repeated="3" table:default-cell-style-name="train_20_tracks"/>
        <table:table-column table:style-name="co94" table:default-cell-style-name="train_20_tracks"/>
        <table:table-column table:style-name="co89" table:number-columns-repeated="3" table:default-cell-style-name="train_20_tracks"/>
        <table:table-column table:style-name="co94" table:default-cell-style-name="train_20_tracks"/>
        <table:table-column table:style-name="co89" table:number-columns-repeated="3" table:default-cell-style-name="train_20_tracks"/>
        <table:table-column table:style-name="co58" table:default-cell-style-name="train_20_tracks"/>
        <table:table-column table:style-name="co89" table:number-columns-repeated="3" table:default-cell-style-name="train_20_tracks"/>
        <table:table-column table:style-name="co95" table:default-cell-style-name="train_20_tracks"/>
        <table:table-column table:style-name="co89" table:number-columns-repeated="3" table:default-cell-style-name="train_20_tracks"/>
        <table:table-column table:style-name="co65" table:default-cell-style-name="train_20_tracks"/>
        <table:table-column table:style-name="co89" table:number-columns-repeated="3" table:default-cell-style-name="train_20_tracks"/>
        <table:table-column table:style-name="co96" table:default-cell-style-name="train_20_tracks"/>
        <table:table-column table:style-name="co89" table:number-columns-repeated="3" table:default-cell-style-name="train_20_tracks"/>
        <table:table-column table:style-name="co97" table:default-cell-style-name="train_20_tracks"/>
        <table:table-column table:style-name="co89" table:number-columns-repeated="3" table:default-cell-style-name="train_20_tracks"/>
        <table:table-column table:style-name="co95" table:default-cell-style-name="train_20_tracks"/>
        <table:table-column table:style-name="co89" table:number-columns-repeated="3" table:default-cell-style-name="train_20_tracks"/>
        <table:table-column table:style-name="co98" table:default-cell-style-name="train_20_tracks"/>
        <table:table-column table:style-name="co89" table:number-columns-repeated="3" table:default-cell-style-name="train_20_tracks"/>
        <table:table-row table:style-name="ro1">
          <table:table-cell table:style-name="Heading" office:value-type="string" calcext:value-type="string">
            <text:p>IQ</text:p>
          </table:table-cell>
          <table:table-cell table:style-name="Default" table:number-columns-repeated="81"/>
        </table:table-row>
        <table:table-row table:style-name="ro2"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 table:number-columns-repeated="37"/>
          <table:table-cell table:style-name="Default" office:value-type="string" calcext:value-type="string">
            <text:p><text:s/></text:p>
          </table:table-cell>
          <table:table-cell table:style-name="Default" table:number-columns-repeated="25"/>
          <table:table-cell table:style-name="Default" office:value-type="string" calcext:value-type="string">
            <text:p><text:s/></text:p>
          </table:table-cell>
          <table:table-cell table:style-name="Default" table:number-columns-repeated="14"/>
        </table:table-row>
        <table:table-row table:style-name="ro2">
          <table:table-cell table:style-name="train_20_red_20_light" office:value-type="string" calcext:value-type="string">
            <text:p>Throw</text:p>
          </table:table-cell>
          <table:table-cell table:style-name="train_20_red_20_light" office:value-type="string" calcext:value-type="string">
            <text:p>Toss</text:p>
          </table:table-cell>
          <table:table-cell table:style-name="train_20_red_20_light" office:value-type="string" calcext:value-type="string">
            <text:p>Out of</text:p>
          </table:table-cell>
          <table:table-cell table:style-name="train_20_red_20_light" office:value-type="string" calcext:value-type="string">
            <text:p>Line</text:p>
          </table:table-cell>
          <table:table-cell table:style-name="train_20_red_20_light" office:value-type="string" calcext:value-type="string">
            <text:p>Glyph</text:p>
          </table:table-cell>
          <table:table-cell table:style-name="Default"/>
          <table:table-cell office:value-type="string" calcext:value-type="string">
            <text:p>Trigram</text:p>
          </table:table-cell>
          <table:table-cell office:value-type="string" calcext:value-type="string">
            <text:p>Glyph</text:p>
          </table:table-cell>
          <table:table-cell table:style-name="Default"/>
          <table:table-cell office:value-type="string" calcext:value-type="string">
            <text:p>Trigram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igram</text:p>
          </table:table-cell>
          <table:table-cell office:value-type="string" calcext:value-type="string">
            <text:p>Glyph</text:p>
          </table:table-cell>
          <table:table-cell table:style-name="train_20_heading_20_2" office:value-type="string" calcext:value-type="string">
            <text:p>A1</text:p>
          </table:table-cell>
          <table:table-cell table:style-name="Default" table:number-columns-repeated="3"/>
          <table:table-cell table:style-name="train_20_heading_20_2" office:value-type="string" calcext:value-type="string">
            <text:p>A2</text:p>
          </table:table-cell>
          <table:table-cell table:style-name="Default" table:number-columns-repeated="3"/>
          <table:table-cell table:style-name="train_20_heading_20_2" office:value-type="string" calcext:value-type="string">
            <text:p>A3</text:p>
          </table:table-cell>
          <table:table-cell table:style-name="Default" table:number-columns-repeated="3"/>
          <table:table-cell table:style-name="train_20_heading_20_2" office:value-type="string" calcext:value-type="string">
            <text:p>A4</text:p>
          </table:table-cell>
          <table:table-cell table:style-name="Default" table:number-columns-repeated="3"/>
          <table:table-cell table:style-name="train_20_heading_20_2" office:value-type="string" calcext:value-type="string">
            <text:p>A5</text:p>
          </table:table-cell>
          <table:table-cell table:style-name="Default" table:number-columns-repeated="3"/>
          <table:table-cell table:style-name="train_20_heading_20_2" office:value-type="string" calcext:value-type="string">
            <text:p>A6</text:p>
          </table:table-cell>
          <table:table-cell table:style-name="Default" table:number-columns-repeated="3"/>
          <table:table-cell table:style-name="train_20_heading_20_2" office:value-type="string" calcext:value-type="string">
            <text:p>Inverted</text:p>
          </table:table-cell>
          <table:table-cell table:style-name="Default" table:number-columns-repeated="3"/>
          <table:table-cell table:style-name="train_20_heading_20_2" office:value-type="string" calcext:value-type="string">
            <text:p>Reversed</text:p>
          </table:table-cell>
          <table:table-cell table:style-name="Default" table:number-columns-repeated="3"/>
          <table:table-cell table:style-name="train_20_heading_20_2" office:value-type="string" calcext:value-type="string">
            <text:p>Evolved</text:p>
          </table:table-cell>
          <table:table-cell table:style-name="Default" table:number-columns-repeated="3"/>
          <table:table-cell table:style-name="train_20_heading_20_2" office:value-type="string" calcext:value-type="string">
            <text:p>Nuclear</text:p>
          </table:table-cell>
          <table:table-cell table:style-name="Default" table:number-columns-repeated="3"/>
          <table:table-cell table:style-name="train_20_heading_20_2" office:value-type="string" calcext:value-type="string">
            <text:p>N5-N4</text:p>
          </table:table-cell>
          <table:table-cell table:style-name="Default" table:number-columns-repeated="3"/>
          <table:table-cell table:style-name="train_20_heading_20_2" office:value-type="string" calcext:value-type="string">
            <text:p>Moving Nuclear</text:p>
          </table:table-cell>
          <table:table-cell table:style-name="Default" table:number-columns-repeated="3"/>
          <table:table-cell table:style-name="train_20_heading_20_2" office:value-type="string" calcext:value-type="string">
            <text:p>X5-X4</text:p>
          </table:table-cell>
          <table:table-cell table:style-name="Default" table:number-columns-repeated="3"/>
          <table:table-cell table:style-name="train_20_heading_20_2" office:value-type="string" calcext:value-type="string">
            <text:p>Moving Inverse</text:p>
          </table:table-cell>
          <table:table-cell table:style-name="Default" table:number-columns-repeated="3"/>
          <table:table-cell table:style-name="train_20_heading_20_2" office:value-type="string" calcext:value-type="string">
            <text:p>Moving Reverse</text:p>
          </table:table-cell>
          <table:table-cell table:style-name="Default" table:number-columns-repeated="3"/>
          <table:table-cell table:style-name="train_20_heading_20_2" office:value-type="string" calcext:value-type="string">
            <text:p>Moving Evolved</text:p>
          </table:table-cell>
          <table:table-cell table:style-name="Default" table:number-columns-repeated="3"/>
          <table:table-cell table:style-name="train_20_heading_20_2" office:value-type="string" calcext:value-type="string">
            <text:p>FS 0</text:p>
          </table:table-cell>
          <table:table-cell table:style-name="Default" table:number-columns-repeated="3"/>
        </table:table-row>
        <table:table-row table:style-name="ro2">
          <table:table-cell table:style-name="train_20_red_20_light" office:value-type="string" calcext:value-type="string">
            <text:p>Cast Line Six</text:p>
          </table:table-cell>
          <table:table-cell table:style-name="train_20_red_20_light" table:number-columns-repeated="2"/>
          <table:table-cell table:style-name="train_20_red_20_light" table:formula="of:=VLOOKUP(1;[.G255:.Q267];[.A18])" office:value-type="float" office:value="2" calcext:value-type="float">
            <text:p>2</text:p>
          </table:table-cell>
          <table:table-cell table:style-name="train_20_red_20_light" table:formula="of:=VLOOKUP([.D4];[.C46:.D53];2)" office:value-type="string" office:string-value="⚋" calcext:value-type="string">
            <text:p>⚋</text:p>
          </table:table-cell>
          <table:table-cell table:style-name="train_20_green_20_light" office:value-type="string" calcext:value-type="string">
            <text:p>Upper Trigram</text:p>
          </table:table-cell>
          <table:table-cell table:style-name="train_20_green_20_light" table:formula="of:=IF(([.D6]=1);VLOOKUP([.D5];[.G59:.I60];[.D4]+1);VLOOKUP([.D5];[.G67:.I68];[.D4]+1))" office:value-type="float" office:value="8" calcext:value-type="float">
            <text:p>8</text:p>
          </table:table-cell>
          <table:table-cell table:style-name="train_20_green_20_light" table:formula="of:=VLOOKUP([.G4];[.C35:.D42];2)" office:value-type="string" office:string-value="☷" calcext:value-type="string">
            <text:p>☷</text:p>
          </table:table-cell>
          <table:table-cell table:style-name="train_20_amber_20_light" office:value-type="string" calcext:value-type="string">
            <text:p>Upper Interlaced Trigram</text:p>
          </table:table-cell>
          <table:table-cell table:style-name="train_20_amber_20_light" table:formula="of:=IF(([.D8]=1);VLOOKUP([.D6];[.G59:.I60];[.D4]+1);VLOOKUP([.D6];[.G67:.I68];[.D4]+1))" office:value-type="float" office:value="8" calcext:value-type="float">
            <text:p>8</text:p>
          </table:table-cell>
          <table:table-cell table:style-name="train_20_amber_20_light" table:formula="of:=VLOOKUP([.J4];[.C35:.D42];2)" office:value-type="string" office:string-value="☷" calcext:value-type="string">
            <text:p>☷</text:p>
          </table:table-cell>
          <table:table-cell table:style-name="train_20_heading_20_1" office:value-type="string" calcext:value-type="string">
            <text:p>P6</text:p>
          </table:table-cell>
          <table:table-cell table:style-name="Default" table:formula="of:=[.G4]" office:value-type="float" office:value="8" calcext:value-type="float">
            <text:p>8</text:p>
          </table:table-cell>
          <table:table-cell table:formula="of:=[.H4]" office:value-type="string" office:string-value="☷" calcext:value-type="string">
            <text:p>☷</text:p>
          </table:table-cell>
          <table:table-cell table:formula="of:=[.D4]" office:value-type="float" office:value="2" calcext:value-type="float">
            <text:p>2</text:p>
          </table:table-cell>
          <table:table-cell table:style-name="ce43" table:formula="of:=VLOOKUP([.O4];[.C46:.D53];2)" office:value-type="string" office:string-value="⚋" calcext:value-type="string">
            <text:p>⚋</text:p>
          </table:table-cell>
          <table:table-cell table:style-name="ce44" table:formula="of:=IF(([.O6]=1);VLOOKUP([.O5];[.G59:.I60];[.O4]+1);VLOOKUP([.O5];[.G67:.I68];[.O4]+1))" office:value-type="float" office:value="8" calcext:value-type="float">
            <text:p>8</text:p>
          </table:table-cell>
          <table:table-cell table:style-name="train_20_heading_20_2" table:formula="of:=VLOOKUP([.Q4];[.C35:.D42];2)" office:value-type="string" office:string-value="☷" calcext:value-type="string">
            <text:p>☷</text:p>
          </table:table-cell>
          <table:table-cell table:formula="of:=[.D4]" office:value-type="float" office:value="2" calcext:value-type="float">
            <text:p>2</text:p>
          </table:table-cell>
          <table:table-cell table:style-name="ce43" table:formula="of:=VLOOKUP([.S4];[.C46:.D53];2)" office:value-type="string" office:string-value="⚋" calcext:value-type="string">
            <text:p>⚋</text:p>
          </table:table-cell>
          <table:table-cell table:style-name="ce44" table:formula="of:=IF(([.S6]=1);VLOOKUP([.S5];[.G59:.I60];[.S4]+1);VLOOKUP([.S5];[.G67:.I68];[.S4]+1))" office:value-type="float" office:value="8" calcext:value-type="float">
            <text:p>8</text:p>
          </table:table-cell>
          <table:table-cell table:style-name="train_20_heading_20_2" table:formula="of:=VLOOKUP([.U4];[.C35:.D42];2)" office:value-type="string" office:string-value="☷" calcext:value-type="string">
            <text:p>☷</text:p>
          </table:table-cell>
          <table:table-cell table:formula="of:=[.D4]" office:value-type="float" office:value="2" calcext:value-type="float">
            <text:p>2</text:p>
          </table:table-cell>
          <table:table-cell table:style-name="ce43" table:formula="of:=VLOOKUP([.W4];[.C46:.D53];2)" office:value-type="string" office:string-value="⚋" calcext:value-type="string">
            <text:p>⚋</text:p>
          </table:table-cell>
          <table:table-cell table:style-name="ce44" table:formula="of:=IF(([.W6]=1);VLOOKUP([.W5];[.G59:.I60];[.W4]+1);VLOOKUP([.W5];[.G67:.I68];[.W4]+1))" office:value-type="float" office:value="8" calcext:value-type="float">
            <text:p>8</text:p>
          </table:table-cell>
          <table:table-cell table:style-name="train_20_heading_20_2" table:formula="of:=VLOOKUP([.Y4];[.C35:.D42];2)" office:value-type="string" office:string-value="☷" calcext:value-type="string">
            <text:p>☷</text:p>
          </table:table-cell>
          <table:table-cell table:formula="of:=[.D4]" office:value-type="float" office:value="2" calcext:value-type="float">
            <text:p>2</text:p>
          </table:table-cell>
          <table:table-cell table:style-name="ce43" table:formula="of:=VLOOKUP([.AA4];[.C46:.D53];2)" office:value-type="string" office:string-value="⚋" calcext:value-type="string">
            <text:p>⚋</text:p>
          </table:table-cell>
          <table:table-cell table:style-name="ce44" table:formula="of:=IF(([.AA6]=1);VLOOKUP([.AA5];[.G59:.I60];[.AA4]+1);VLOOKUP([.AA5];[.G67:.I68];[.AA4]+1))" office:value-type="float" office:value="4" calcext:value-type="float">
            <text:p>4</text:p>
          </table:table-cell>
          <table:table-cell table:style-name="train_20_heading_20_2" table:formula="of:=VLOOKUP([.AC4];[.C35:.D42];2)" office:value-type="string" office:string-value="☳" calcext:value-type="string">
            <text:p>☳</text:p>
          </table:table-cell>
          <table:table-cell table:formula="of:=[.D4]" office:value-type="float" office:value="2" calcext:value-type="float">
            <text:p>2</text:p>
          </table:table-cell>
          <table:table-cell table:style-name="ce43" table:formula="of:=VLOOKUP([.AE4];[.C46:.D53];2)" office:value-type="string" office:string-value="⚋" calcext:value-type="string">
            <text:p>⚋</text:p>
          </table:table-cell>
          <table:table-cell table:style-name="ce44" table:formula="of:=IF(([.AE6]=1);VLOOKUP([.AE5];[.G59:.I60];[.AE4]+1);VLOOKUP([.AE5];[.G67:.I68];[.AE4]+1))" office:value-type="float" office:value="6" calcext:value-type="float">
            <text:p>6</text:p>
          </table:table-cell>
          <table:table-cell table:style-name="train_20_heading_20_2" table:formula="of:=VLOOKUP([.AG4];[.C35:.D42];2)" office:value-type="string" office:string-value="☵" calcext:value-type="string">
            <text:p>☵</text:p>
          </table:table-cell>
          <table:table-cell table:formula="of:=IF([.D4]=1;2;1)" office:value-type="float" office:value="1" calcext:value-type="float">
            <text:p>1</text:p>
          </table:table-cell>
          <table:table-cell table:style-name="ce43" table:formula="of:=VLOOKUP([.AI4];[.C46:.D53];2)" office:value-type="string" office:string-value="⚊" calcext:value-type="string">
            <text:p>⚊</text:p>
          </table:table-cell>
          <table:table-cell table:style-name="ce44" table:formula="of:=IF(([.AI6]=1);VLOOKUP([.AI5];[.G59:.I60];[.AI4]+1);VLOOKUP([.AI5];[.G67:.I68];[.AI4]+1))" office:value-type="float" office:value="7" calcext:value-type="float">
            <text:p>7</text:p>
          </table:table-cell>
          <table:table-cell table:style-name="train_20_heading_20_2" table:formula="of:=VLOOKUP([.AK4];[.C35:.D42];2)" office:value-type="string" office:string-value="☶" calcext:value-type="string">
            <text:p>☶</text:p>
          </table:table-cell>
          <table:table-cell table:formula="of:=IF([.D4]=1;2;1)" office:value-type="float" office:value="1" calcext:value-type="float">
            <text:p>1</text:p>
          </table:table-cell>
          <table:table-cell table:style-name="ce43" table:formula="of:=VLOOKUP([.AM4];[.C46:.D53];2)" office:value-type="string" office:string-value="⚊" calcext:value-type="string">
            <text:p>⚊</text:p>
          </table:table-cell>
          <table:table-cell table:style-name="ce44" table:formula="of:=IF(([.AM6]=1);VLOOKUP([.AM5];[.G59:.I60];[.AM4]+1);VLOOKUP([.AM5];[.G67:.I68];[.AM4]+1))" office:value-type="float" office:value="1" calcext:value-type="float">
            <text:p>1</text:p>
          </table:table-cell>
          <table:table-cell table:style-name="train_20_heading_20_2" table:formula="of:=VLOOKUP([.AO4];[.C35:.D42];2)" office:value-type="string" office:string-value="☰" calcext:value-type="string">
            <text:p>☰</text:p>
          </table:table-cell>
          <table:table-cell table:formula="of:=[.D9]" office:value-type="float" office:value="2" calcext:value-type="float">
            <text:p>2</text:p>
          </table:table-cell>
          <table:table-cell table:style-name="ce43" table:formula="of:=VLOOKUP([.AQ4];[.C46:.D53];2)" office:value-type="string" office:string-value="⚋" calcext:value-type="string">
            <text:p>⚋</text:p>
          </table:table-cell>
          <table:table-cell table:style-name="ce44" table:formula="of:=IF(([.AQ6]=1);VLOOKUP([.AQ5];[.G59:.I60];[.AQ4]+1);VLOOKUP([.AQ5];[.G67:.I68];[.AQ4]+1))" office:value-type="float" office:value="8" calcext:value-type="float">
            <text:p>8</text:p>
          </table:table-cell>
          <table:table-cell table:style-name="train_20_heading_20_2" table:formula="of:=VLOOKUP([.AS4];[.C35:.D42];2)" office:value-type="string" office:string-value="☷" calcext:value-type="string">
            <text:p>☷</text:p>
          </table:table-cell>
          <table:table-cell table:formula="of:=[.D4]" office:value-type="float" office:value="2" calcext:value-type="float">
            <text:p>2</text:p>
          </table:table-cell>
          <table:table-cell table:style-name="ce43" table:formula="of:=VLOOKUP([.AU4];[.C46:.D53];2)" office:value-type="string" office:string-value="⚋" calcext:value-type="string">
            <text:p>⚋</text:p>
          </table:table-cell>
          <table:table-cell table:style-name="ce44" table:formula="of:=IF(([.AU6]=1);VLOOKUP([.AU5];[.G59:.I60];[.AU4]+1);VLOOKUP([.AU5];[.G67:.I68];[.AU4]+1))" office:value-type="float" office:value="8" calcext:value-type="float">
            <text:p>8</text:p>
          </table:table-cell>
          <table:table-cell table:style-name="train_20_heading_20_2" table:formula="of:=VLOOKUP([.AW4];[.C35:.D42];2)" office:value-type="string" office:string-value="☷" calcext:value-type="string">
            <text:p>☷</text:p>
          </table:table-cell>
          <table:table-cell table:formula="of:=[.D5]" office:value-type="float" office:value="2" calcext:value-type="float">
            <text:p>2</text:p>
          </table:table-cell>
          <table:table-cell table:style-name="ce43" table:formula="of:=VLOOKUP([.AY4];[.C46:.D53];2)" office:value-type="string" office:string-value="⚋" calcext:value-type="string">
            <text:p>⚋</text:p>
          </table:table-cell>
          <table:table-cell table:style-name="ce44" table:formula="of:=IF(([.AY6]=1);VLOOKUP([.AY5];[.G59:.I60];[.AY4]+1);VLOOKUP([.AY5];[.G67:.I68];[.AY4]+1))" office:value-type="float" office:value="8" calcext:value-type="float">
            <text:p>8</text:p>
          </table:table-cell>
          <table:table-cell table:style-name="train_20_heading_20_2" table:formula="of:=VLOOKUP([.BA4];[.C35:.D42];2)" office:value-type="string" office:string-value="☷" calcext:value-type="string">
            <text:p>☷</text:p>
          </table:table-cell>
          <table:table-cell table:formula="of:=[.AY5]" office:value-type="float" office:value="2" calcext:value-type="float">
            <text:p>2</text:p>
          </table:table-cell>
          <table:table-cell table:style-name="ce43" table:formula="of:=VLOOKUP([.BC4];[.C46:.D53];2)" office:value-type="string" office:string-value="⚋" calcext:value-type="string">
            <text:p>⚋</text:p>
          </table:table-cell>
          <table:table-cell table:style-name="ce44" table:formula="of:=IF(([.BC6]=1);VLOOKUP([.BC5];[.G59:.I60];[.BC4]+1);VLOOKUP([.BC5];[.G67:.I68];[.BC4]+1))" office:value-type="float" office:value="8" calcext:value-type="float">
            <text:p>8</text:p>
          </table:table-cell>
          <table:table-cell table:style-name="train_20_heading_20_2" table:formula="of:=VLOOKUP([.BE4];[.C35:.D42];2)" office:value-type="string" office:string-value="☷" calcext:value-type="string">
            <text:p>☷</text:p>
          </table:table-cell>
          <table:table-cell table:formula="of:=[.D12]" office:value-type="float" office:value="2" calcext:value-type="float">
            <text:p>2</text:p>
          </table:table-cell>
          <table:table-cell table:style-name="ce43" table:formula="of:=VLOOKUP([.BG4];[.C46:.D53];2)" office:value-type="string" office:string-value="⚋" calcext:value-type="string">
            <text:p>⚋</text:p>
          </table:table-cell>
          <table:table-cell table:style-name="ce44" table:formula="of:=IF(([.BG6]=1);VLOOKUP([.BG5];[.G59:.I60];[.BG4]+1);VLOOKUP([.BG5];[.G67:.I68];[.BG4]+1))" office:value-type="float" office:value="8" calcext:value-type="float">
            <text:p>8</text:p>
          </table:table-cell>
          <table:table-cell table:style-name="train_20_heading_20_2" table:formula="of:=VLOOKUP([.BI4];[.C35:.D42];2)" office:value-type="string" office:string-value="☷" calcext:value-type="string">
            <text:p>☷</text:p>
          </table:table-cell>
          <table:table-cell table:formula="of:=[.BG5]" office:value-type="float" office:value="2" calcext:value-type="float">
            <text:p>2</text:p>
          </table:table-cell>
          <table:table-cell table:style-name="ce43" table:formula="of:=VLOOKUP([.BK4];[.C46:.D53];2)" office:value-type="string" office:string-value="⚋" calcext:value-type="string">
            <text:p>⚋</text:p>
          </table:table-cell>
          <table:table-cell table:style-name="ce44" table:formula="of:=IF(([.BK6]=1);VLOOKUP([.BK5];[.G59:.I60];[.BK4]+1);VLOOKUP([.BK5];[.G67:.I68];[.BK4]+1))" office:value-type="float" office:value="8" calcext:value-type="float">
            <text:p>8</text:p>
          </table:table-cell>
          <table:table-cell table:style-name="train_20_heading_20_2" table:formula="of:=VLOOKUP([.BM4];[.C35:.D42];2)" office:value-type="string" office:string-value="☷" calcext:value-type="string">
            <text:p>☷</text:p>
          </table:table-cell>
          <table:table-cell table:formula="of:=IF([.D11]=1;2;1)" office:value-type="float" office:value="1" calcext:value-type="float">
            <text:p>1</text:p>
          </table:table-cell>
          <table:table-cell table:style-name="ce43" table:formula="of:=VLOOKUP([.BO4];[.C46:.D53];2)" office:value-type="string" office:string-value="⚊" calcext:value-type="string">
            <text:p>⚊</text:p>
          </table:table-cell>
          <table:table-cell table:style-name="ce44" table:formula="of:=IF(([.BO6]=1);VLOOKUP([.BO5];[.G59:.I60];[.BO4]+1);VLOOKUP([.BO5];[.G67:.I68];[.BO4]+1))" office:value-type="float" office:value="1" calcext:value-type="float">
            <text:p>1</text:p>
          </table:table-cell>
          <table:table-cell table:style-name="train_20_heading_20_2" table:formula="of:=VLOOKUP([.BQ4];[.C35:.D42];2)" office:value-type="string" office:string-value="☰" calcext:value-type="string">
            <text:p>☰</text:p>
          </table:table-cell>
          <table:table-cell table:formula="of:=[.D16]" office:value-type="float" office:value="2" calcext:value-type="float">
            <text:p>2</text:p>
          </table:table-cell>
          <table:table-cell table:style-name="ce43" table:formula="of:=VLOOKUP([.BS4];[.C46:.D53];2)" office:value-type="string" office:string-value="⚋" calcext:value-type="string">
            <text:p>⚋</text:p>
          </table:table-cell>
          <table:table-cell table:style-name="ce44" table:formula="of:=IF(([.BS6]=1);VLOOKUP([.BS5];[.G59:.I60];[.BS4]+1);VLOOKUP([.BS5];[.G67:.I68];[.BS4]+1))" office:value-type="float" office:value="8" calcext:value-type="float">
            <text:p>8</text:p>
          </table:table-cell>
          <table:table-cell table:style-name="train_20_heading_20_2" table:formula="of:=VLOOKUP([.BU4];[.C35:.D42];2)" office:value-type="string" office:string-value="☷" calcext:value-type="string">
            <text:p>☷</text:p>
          </table:table-cell>
          <table:table-cell table:formula="of:=[.D11]" office:value-type="float" office:value="2" calcext:value-type="float">
            <text:p>2</text:p>
          </table:table-cell>
          <table:table-cell table:style-name="ce43" table:formula="of:=VLOOKUP([.BW4];[.C46:.D53];2)" office:value-type="string" office:string-value="⚋" calcext:value-type="string">
            <text:p>⚋</text:p>
          </table:table-cell>
          <table:table-cell table:style-name="ce44" table:formula="of:=IF(([.BW6]=1);VLOOKUP([.BW5];[.G59:.I60];[.BW4]+1);VLOOKUP([.BW5];[.G67:.I68];[.BW4]+1))" office:value-type="float" office:value="8" calcext:value-type="float">
            <text:p>8</text:p>
          </table:table-cell>
          <table:table-cell table:style-name="train_20_heading_20_2" table:formula="of:=VLOOKUP([.BY4];[.C35:.D42];2)" office:value-type="string" office:string-value="☷" calcext:value-type="string">
            <text:p>☷</text:p>
          </table:table-cell>
          <table:table-cell table:formula="of:=[.D4]" office:value-type="float" office:value="2" calcext:value-type="float">
            <text:p>2</text:p>
          </table:table-cell>
          <table:table-cell table:style-name="ce43" table:formula="of:=VLOOKUP([.CA4];[.C46:.D53];2)" office:value-type="string" office:string-value="⚋" calcext:value-type="string">
            <text:p>⚋</text:p>
          </table:table-cell>
          <table:table-cell table:style-name="ce44" table:formula="of:=IF(([.CA6]=1);VLOOKUP([.CA5];[.G59:.I60];[.CA4]+1);VLOOKUP([.CA5];[.G67:.I68];[.CA4]+1))" office:value-type="float" office:value="8" calcext:value-type="float">
            <text:p>8</text:p>
          </table:table-cell>
          <table:table-cell table:style-name="train_20_heading_20_2" table:formula="of:=VLOOKUP([.CC4];[.C35:.D42];2)" office:value-type="string" office:string-value="☷" calcext:value-type="string">
            <text:p>☷</text:p>
          </table:table-cell>
        </table:table-row>
        <table:table-row table:style-name="ro2">
          <table:table-cell table:style-name="train_20_red_20_light" office:value-type="string" calcext:value-type="string">
            <text:p>Cast Line Five</text:p>
          </table:table-cell>
          <table:table-cell table:style-name="train_20_red_20_light" table:number-columns-repeated="2"/>
          <table:table-cell table:style-name="train_20_red_20_light" table:formula="of:=VLOOKUP(2;[.G255:.Q267];[.A18])" office:value-type="float" office:value="2" calcext:value-type="float">
            <text:p>2</text:p>
          </table:table-cell>
          <table:table-cell table:style-name="train_20_red_20_light" table:formula="of:=VLOOKUP([.D5];[.C46:.D53];2)" office:value-type="string" office:string-value="⚋" calcext:value-type="string">
            <text:p>⚋</text:p>
          </table:table-cell>
          <table:table-cell table:style-name="train_20_green_20_light" office:value-type="string" calcext:value-type="string">
            <text:p>Upper Nuclear</text:p>
          </table:table-cell>
          <table:table-cell table:style-name="train_20_green_20_light" table:formula="of:=IF(([.D7]=1);VLOOKUP([.D6];[.G59:.I60];[.D5]+1);VLOOKUP([.D6];[.G67:.I68];[.D5]+1))" office:value-type="float" office:value="8" calcext:value-type="float">
            <text:p>8</text:p>
          </table:table-cell>
          <table:table-cell table:style-name="train_20_green_20_light" table:formula="of:=[.N12]" office:value-type="string" office:string-value="☷" calcext:value-type="string">
            <text:p>☷</text:p>
          </table:table-cell>
          <table:table-cell table:style-name="train_20_amber_20_light" office:value-type="string" calcext:value-type="string">
            <text:p>Lower Interlaced Trigram</text:p>
          </table:table-cell>
          <table:table-cell table:style-name="train_20_amber_20_light" table:formula="of:=IF(([.D9]=1);VLOOKUP([.D7];[.G59:.I60];[.D5]+1);VLOOKUP([.D7];[.G67:.I68];[.D5]+1))" office:value-type="float" office:value="8" calcext:value-type="float">
            <text:p>8</text:p>
          </table:table-cell>
          <table:table-cell table:style-name="train_20_amber_20_light" table:formula="of:=VLOOKUP([.J5];[.C35:.D42];2)" office:value-type="string" office:string-value="☷" calcext:value-type="string">
            <text:p>☷</text:p>
          </table:table-cell>
          <table:table-cell table:style-name="train_20_heading_20_1" office:value-type="string" calcext:value-type="string">
            <text:p>P5</text:p>
          </table:table-cell>
          <table:table-cell table:style-name="Default" table:formula="of:=[.G5]" office:value-type="float" office:value="8" calcext:value-type="float">
            <text:p>8</text:p>
          </table:table-cell>
          <table:table-cell table:formula="of:=[.H5]" office:value-type="string" office:string-value="☷" calcext:value-type="string">
            <text:p>☷</text:p>
          </table:table-cell>
          <table:table-cell table:formula="of:=[.D5]" office:value-type="float" office:value="2" calcext:value-type="float">
            <text:p>2</text:p>
          </table:table-cell>
          <table:table-cell table:style-name="ce43" table:formula="of:=VLOOKUP([.O5];[.C46:.D53];2)" office:value-type="string" office:string-value="⚋" calcext:value-type="string">
            <text:p>⚋</text:p>
          </table:table-cell>
          <table:table-cell table:style-name="train_20_heading_20_2" table:formula="of:=IF(([.O9]=1);VLOOKUP([.O8];[.G59:.I60];[.O7]+1);VLOOKUP([.O8];[.G67:.I68];[.O7]+1))" office:value-type="float" office:value="4" calcext:value-type="float">
            <text:p>4</text:p>
          </table:table-cell>
          <table:table-cell table:style-name="ce44" table:formula="of:=VLOOKUP([.Q5];[.C35:.D42];2)" office:value-type="string" office:string-value="☳" calcext:value-type="string">
            <text:p>☳</text:p>
          </table:table-cell>
          <table:table-cell table:formula="of:=[.D5]" office:value-type="float" office:value="2" calcext:value-type="float">
            <text:p>2</text:p>
          </table:table-cell>
          <table:table-cell table:style-name="ce43" table:formula="of:=VLOOKUP([.S5];[.C46:.D53];2)" office:value-type="string" office:string-value="⚋" calcext:value-type="string">
            <text:p>⚋</text:p>
          </table:table-cell>
          <table:table-cell table:style-name="train_20_heading_20_2" table:formula="of:=IF(([.S9]=1);VLOOKUP([.S8];[.G59:.I60];[.S7]+1);VLOOKUP([.S8];[.G67:.I68];[.S7]+1))" office:value-type="float" office:value="6" calcext:value-type="float">
            <text:p>6</text:p>
          </table:table-cell>
          <table:table-cell table:style-name="ce44" table:formula="of:=VLOOKUP([.U5];[.C35:.D42];2)" office:value-type="string" office:string-value="☵" calcext:value-type="string">
            <text:p>☵</text:p>
          </table:table-cell>
          <table:table-cell table:formula="of:=[.D5]" office:value-type="float" office:value="2" calcext:value-type="float">
            <text:p>2</text:p>
          </table:table-cell>
          <table:table-cell table:style-name="ce43" table:formula="of:=VLOOKUP([.W5];[.C46:.D53];2)" office:value-type="string" office:string-value="⚋" calcext:value-type="string">
            <text:p>⚋</text:p>
          </table:table-cell>
          <table:table-cell table:style-name="train_20_heading_20_2" table:formula="of:=IF(([.W9]=1);VLOOKUP([.W8];[.G59:.I60];[.W7]+1);VLOOKUP([.W8];[.G67:.I68];[.W7]+1))" office:value-type="float" office:value="7" calcext:value-type="float">
            <text:p>7</text:p>
          </table:table-cell>
          <table:table-cell table:style-name="ce44" table:formula="of:=VLOOKUP([.Y5];[.C35:.D42];2)" office:value-type="string" office:string-value="☶" calcext:value-type="string">
            <text:p>☶</text:p>
          </table:table-cell>
          <table:table-cell table:formula="of:=[.D5]" office:value-type="float" office:value="2" calcext:value-type="float">
            <text:p>2</text:p>
          </table:table-cell>
          <table:table-cell table:style-name="ce43" table:formula="of:=VLOOKUP([.AA5];[.C46:.D53];2)" office:value-type="string" office:string-value="⚋" calcext:value-type="string">
            <text:p>⚋</text:p>
          </table:table-cell>
          <table:table-cell table:style-name="train_20_heading_20_2" table:formula="of:=IF(([.AA9]=1);VLOOKUP([.AA8];[.G59:.I60];[.AA7]+1);VLOOKUP([.AA8];[.G67:.I68];[.AA7]+1))" office:value-type="float" office:value="8" calcext:value-type="float">
            <text:p>8</text:p>
          </table:table-cell>
          <table:table-cell table:style-name="ce44" table:formula="of:=VLOOKUP([.AC5];[.C35:.D42];2)" office:value-type="string" office:string-value="☷" calcext:value-type="string">
            <text:p>☷</text:p>
          </table:table-cell>
          <table:table-cell table:formula="of:=IF([.D5]=1;2;1)" office:value-type="float" office:value="1" calcext:value-type="float">
            <text:p>1</text:p>
          </table:table-cell>
          <table:table-cell table:style-name="ce43" table:formula="of:=VLOOKUP([.AE5];[.C46:.D53];2)" office:value-type="string" office:string-value="⚊" calcext:value-type="string">
            <text:p>⚊</text:p>
          </table:table-cell>
          <table:table-cell table:style-name="train_20_heading_20_2" table:formula="of:=IF(([.AE9]=1);VLOOKUP([.AE8];[.G59:.I60];[.AE7]+1);VLOOKUP([.AE8];[.G67:.I68];[.AE7]+1))" office:value-type="float" office:value="8" calcext:value-type="float">
            <text:p>8</text:p>
          </table:table-cell>
          <table:table-cell table:style-name="ce44" table:formula="of:=VLOOKUP([.AG5];[.C35:.D42];2)" office:value-type="string" office:string-value="☷" calcext:value-type="string">
            <text:p>☷</text:p>
          </table:table-cell>
          <table:table-cell table:formula="of:=[.D5]" office:value-type="float" office:value="2" calcext:value-type="float">
            <text:p>2</text:p>
          </table:table-cell>
          <table:table-cell table:style-name="ce43" table:formula="of:=VLOOKUP([.AI5];[.C46:.D53];2)" office:value-type="string" office:string-value="⚋" calcext:value-type="string">
            <text:p>⚋</text:p>
          </table:table-cell>
          <table:table-cell table:style-name="train_20_heading_20_2" table:formula="of:=IF(([.AI9]=1);VLOOKUP([.AI8];[.G59:.I60];[.AI7]+1);VLOOKUP([.AI8];[.G67:.I68];[.AI7]+1))" office:value-type="float" office:value="8" calcext:value-type="float">
            <text:p>8</text:p>
          </table:table-cell>
          <table:table-cell table:style-name="ce44" table:formula="of:=VLOOKUP([.AK5];[.C35:.D42];2)" office:value-type="string" office:string-value="☷" calcext:value-type="string">
            <text:p>☷</text:p>
          </table:table-cell>
          <table:table-cell table:formula="of:=IF([.D5]=1;2;1)" office:value-type="float" office:value="1" calcext:value-type="float">
            <text:p>1</text:p>
          </table:table-cell>
          <table:table-cell table:style-name="ce43" table:formula="of:=VLOOKUP([.AM5];[.C46:.D53];2)" office:value-type="string" office:string-value="⚊" calcext:value-type="string">
            <text:p>⚊</text:p>
          </table:table-cell>
          <table:table-cell table:style-name="train_20_heading_20_2" table:formula="of:=IF(([.AM9]=1);VLOOKUP([.AM8];[.G59:.I60];[.AM7]+1);VLOOKUP([.AM8];[.G67:.I68];[.AM7]+1))" office:value-type="float" office:value="1" calcext:value-type="float">
            <text:p>1</text:p>
          </table:table-cell>
          <table:table-cell table:style-name="ce44" table:formula="of:=VLOOKUP([.AO5];[.C35:.D42];2)" office:value-type="string" office:string-value="☰" calcext:value-type="string">
            <text:p>☰</text:p>
          </table:table-cell>
          <table:table-cell table:formula="of:=[.D8]" office:value-type="float" office:value="2" calcext:value-type="float">
            <text:p>2</text:p>
          </table:table-cell>
          <table:table-cell table:style-name="ce43" table:formula="of:=VLOOKUP([.AQ5];[.C46:.D53];2)" office:value-type="string" office:string-value="⚋" calcext:value-type="string">
            <text:p>⚋</text:p>
          </table:table-cell>
          <table:table-cell table:style-name="train_20_heading_20_2" table:formula="of:=IF(([.AQ9]=1);VLOOKUP([.AQ8];[.G59:.I60];[.AQ7]+1);VLOOKUP([.AQ8];[.G67:.I68];[.AQ7]+1))" office:value-type="float" office:value="8" calcext:value-type="float">
            <text:p>8</text:p>
          </table:table-cell>
          <table:table-cell table:style-name="ce44" table:formula="of:=VLOOKUP([.AS5];[.C35:.D42];2)" office:value-type="string" office:string-value="☷" calcext:value-type="string">
            <text:p>☷</text:p>
          </table:table-cell>
          <table:table-cell table:formula="of:=[.D5]" office:value-type="float" office:value="2" calcext:value-type="float">
            <text:p>2</text:p>
          </table:table-cell>
          <table:table-cell table:style-name="ce43" table:formula="of:=VLOOKUP([.AU5];[.C46:.D53];2)" office:value-type="string" office:string-value="⚋" calcext:value-type="string">
            <text:p>⚋</text:p>
          </table:table-cell>
          <table:table-cell table:style-name="train_20_heading_20_2" table:formula="of:=IF(([.AU9]=1);VLOOKUP([.AU8];[.G59:.I60];[.AU7]+1);VLOOKUP([.AU8];[.G67:.I68];[.AU7]+1))" office:value-type="float" office:value="8" calcext:value-type="float">
            <text:p>8</text:p>
          </table:table-cell>
          <table:table-cell table:style-name="ce44" table:formula="of:=VLOOKUP([.AW5];[.C35:.D42];2)" office:value-type="string" office:string-value="☷" calcext:value-type="string">
            <text:p>☷</text:p>
          </table:table-cell>
          <table:table-cell table:formula="of:=[.D6]" office:value-type="float" office:value="2" calcext:value-type="float">
            <text:p>2</text:p>
          </table:table-cell>
          <table:table-cell table:style-name="ce43" table:formula="of:=VLOOKUP([.AY5];[.C46:.D53];2)" office:value-type="string" office:string-value="⚋" calcext:value-type="string">
            <text:p>⚋</text:p>
          </table:table-cell>
          <table:table-cell table:style-name="train_20_heading_20_2" table:formula="of:=IF(([.AY9]=1);VLOOKUP([.AY8];[.G59:.I60];[.AY7]+1);VLOOKUP([.AY8];[.G67:.I68];[.AY7]+1))" office:value-type="float" office:value="8" calcext:value-type="float">
            <text:p>8</text:p>
          </table:table-cell>
          <table:table-cell table:style-name="ce44" table:formula="of:=VLOOKUP([.BA5];[.C35:.D42];2)" office:value-type="string" office:string-value="☷" calcext:value-type="string">
            <text:p>☷</text:p>
          </table:table-cell>
          <table:table-cell table:formula="of:=[.AY6]" office:value-type="float" office:value="2" calcext:value-type="float">
            <text:p>2</text:p>
          </table:table-cell>
          <table:table-cell table:style-name="ce43" table:formula="of:=VLOOKUP([.BC5];[.C46:.D53];2)" office:value-type="string" office:string-value="⚋" calcext:value-type="string">
            <text:p>⚋</text:p>
          </table:table-cell>
          <table:table-cell table:style-name="ce44" table:formula="of:=IF(([.BC9]=1);VLOOKUP([.BC8];[.G59:.I60];[.BC7]+1);VLOOKUP([.BC8];[.G67:.I68];[.BC7]+1))" office:value-type="float" office:value="8" calcext:value-type="float">
            <text:p>8</text:p>
          </table:table-cell>
          <table:table-cell table:style-name="ce44" table:formula="of:=VLOOKUP([.BE5];[.C35:.D42];2)" office:value-type="string" office:string-value="☷" calcext:value-type="string">
            <text:p>☷</text:p>
          </table:table-cell>
          <table:table-cell table:formula="of:=[.D13]" office:value-type="float" office:value="2" calcext:value-type="float">
            <text:p>2</text:p>
          </table:table-cell>
          <table:table-cell table:style-name="ce43" table:formula="of:=VLOOKUP([.BG5];[.C46:.D53];2)" office:value-type="string" office:string-value="⚋" calcext:value-type="string">
            <text:p>⚋</text:p>
          </table:table-cell>
          <table:table-cell table:style-name="train_20_heading_20_2" table:formula="of:=IF(([.BG9]=1);VLOOKUP([.BG8];[.G59:.I60];[.BG7]+1);VLOOKUP([.BG8];[.G67:.I68];[.BG7]+1))" office:value-type="float" office:value="8" calcext:value-type="float">
            <text:p>8</text:p>
          </table:table-cell>
          <table:table-cell table:style-name="ce44" table:formula="of:=VLOOKUP([.BI5];[.C35:.D42];2)" office:value-type="string" office:string-value="☷" calcext:value-type="string">
            <text:p>☷</text:p>
          </table:table-cell>
          <table:table-cell table:formula="of:=[.BG6]" office:value-type="float" office:value="2" calcext:value-type="float">
            <text:p>2</text:p>
          </table:table-cell>
          <table:table-cell table:style-name="ce43" table:formula="of:=VLOOKUP([.BK5];[.C46:.D53];2)" office:value-type="string" office:string-value="⚋" calcext:value-type="string">
            <text:p>⚋</text:p>
          </table:table-cell>
          <table:table-cell table:style-name="ce44" table:formula="of:=IF(([.BK9]=1);VLOOKUP([.BK8];[.G59:.I60];[.BK7]+1);VLOOKUP([.BK8];[.G67:.I68];[.BK7]+1))" office:value-type="float" office:value="8" calcext:value-type="float">
            <text:p>8</text:p>
          </table:table-cell>
          <table:table-cell table:style-name="ce44" table:formula="of:=VLOOKUP([.BM5];[.C35:.D42];2)" office:value-type="string" office:string-value="☷" calcext:value-type="string">
            <text:p>☷</text:p>
          </table:table-cell>
          <table:table-cell table:formula="of:=IF([.D12]=1;2;1)" office:value-type="float" office:value="1" calcext:value-type="float">
            <text:p>1</text:p>
          </table:table-cell>
          <table:table-cell table:style-name="ce43" table:formula="of:=VLOOKUP([.BO5];[.C46:.D53];2)" office:value-type="string" office:string-value="⚊" calcext:value-type="string">
            <text:p>⚊</text:p>
          </table:table-cell>
          <table:table-cell table:style-name="ce44" table:formula="of:=IF(([.BO9]=1);VLOOKUP([.BO8];[.G59:.I60];[.BO7]+1);VLOOKUP([.BO8];[.G67:.I68];[.BO7]+1))" office:value-type="float" office:value="1" calcext:value-type="float">
            <text:p>1</text:p>
          </table:table-cell>
          <table:table-cell table:style-name="ce44" table:formula="of:=VLOOKUP([.BQ5];[.C35:.D42];2)" office:value-type="string" office:string-value="☰" calcext:value-type="string">
            <text:p>☰</text:p>
          </table:table-cell>
          <table:table-cell table:formula="of:=[.D15]" office:value-type="float" office:value="2" calcext:value-type="float">
            <text:p>2</text:p>
          </table:table-cell>
          <table:table-cell table:style-name="ce43" table:formula="of:=VLOOKUP([.BS5];[.C46:.D53];2)" office:value-type="string" office:string-value="⚋" calcext:value-type="string">
            <text:p>⚋</text:p>
          </table:table-cell>
          <table:table-cell table:style-name="train_20_heading_20_2" table:formula="of:=IF(([.BS9]=1);VLOOKUP([.BS8];[.G59:.I60];[.BS7]+1);VLOOKUP([.BS8];[.G67:.I68];[.BS7]+1))" office:value-type="float" office:value="8" calcext:value-type="float">
            <text:p>8</text:p>
          </table:table-cell>
          <table:table-cell table:style-name="ce44" table:formula="of:=VLOOKUP([.BU5];[.C35:.D42];2)" office:value-type="string" office:string-value="☷" calcext:value-type="string">
            <text:p>☷</text:p>
          </table:table-cell>
          <table:table-cell table:formula="of:=[.D12]" office:value-type="float" office:value="2" calcext:value-type="float">
            <text:p>2</text:p>
          </table:table-cell>
          <table:table-cell table:style-name="ce43" table:formula="of:=VLOOKUP([.BW5];[.C46:.D53];2)" office:value-type="string" office:string-value="⚋" calcext:value-type="string">
            <text:p>⚋</text:p>
          </table:table-cell>
          <table:table-cell table:style-name="ce44" table:formula="of:=IF(([.BW9]=1);VLOOKUP([.BW8];[.G59:.I60];[.BW7]+1);VLOOKUP([.BW8];[.G67:.I68];[.BW7]+1))" office:value-type="float" office:value="8" calcext:value-type="float">
            <text:p>8</text:p>
          </table:table-cell>
          <table:table-cell table:style-name="ce44" table:formula="of:=VLOOKUP([.BY5];[.C35:.D42];2)" office:value-type="string" office:string-value="☷" calcext:value-type="string">
            <text:p>☷</text:p>
          </table:table-cell>
          <table:table-cell table:formula="of:=[.D5]" office:value-type="float" office:value="2" calcext:value-type="float">
            <text:p>2</text:p>
          </table:table-cell>
          <table:table-cell table:style-name="ce43" table:formula="of:=VLOOKUP([.CA5];[.C46:.D53];2)" office:value-type="string" office:string-value="⚋" calcext:value-type="string">
            <text:p>⚋</text:p>
          </table:table-cell>
          <table:table-cell table:style-name="train_20_heading_20_2" table:formula="of:=IF(([.CA9]=1);VLOOKUP([.CA8];[.G59:.I60];[.CA7]+1);VLOOKUP([.CA8];[.G67:.I68];[.CA7]+1))" office:value-type="float" office:value="8" calcext:value-type="float">
            <text:p>8</text:p>
          </table:table-cell>
          <table:table-cell table:style-name="ce44" table:formula="of:=VLOOKUP([.CC5];[.C35:.D42];2)" office:value-type="string" office:string-value="☷" calcext:value-type="string">
            <text:p>☷</text:p>
          </table:table-cell>
        </table:table-row>
        <table:table-row table:style-name="ro2">
          <table:table-cell table:style-name="train_20_red_20_light" office:value-type="string" calcext:value-type="string">
            <text:p>Cast Line Four</text:p>
          </table:table-cell>
          <table:table-cell table:style-name="train_20_red_20_light" table:number-columns-repeated="2"/>
          <table:table-cell table:style-name="train_20_red_20_light" table:formula="of:=VLOOKUP(3;[.G255:.Q267];[.A18])" office:value-type="float" office:value="2" calcext:value-type="float">
            <text:p>2</text:p>
          </table:table-cell>
          <table:table-cell table:style-name="train_20_red_20_light" table:formula="of:=VLOOKUP([.D6];[.C46:.D53];2)" office:value-type="string" office:string-value="⚋" calcext:value-type="string">
            <text:p>⚋</text:p>
          </table:table-cell>
          <table:table-cell table:style-name="train_20_green_20_light" office:value-type="string" calcext:value-type="string">
            <text:p>Lower Nuclear</text:p>
          </table:table-cell>
          <table:table-cell table:style-name="train_20_green_20_light" table:formula="of:=IF(([.D8]=1);VLOOKUP([.D7];[.G59:.I60];[.D6]+1);VLOOKUP([.D7];[.G67:.I68];[.D6]+1))" office:value-type="float" office:value="8" calcext:value-type="float">
            <text:p>8</text:p>
          </table:table-cell>
          <table:table-cell table:style-name="train_20_green_20_light" table:formula="of:=VLOOKUP([.G6];[.C35:.D42];2)" office:value-type="string" office:string-value="☷" calcext:value-type="string">
            <text:p>☷</text:p>
          </table:table-cell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heading_20_1" office:value-type="string" calcext:value-type="string">
            <text:p>P4</text:p>
          </table:table-cell>
          <table:table-cell table:style-name="Default" table:formula="of:=[.G6]" office:value-type="float" office:value="8" calcext:value-type="float">
            <text:p>8</text:p>
          </table:table-cell>
          <table:table-cell table:formula="of:=[.H6]" office:value-type="string" office:string-value="☷" calcext:value-type="string">
            <text:p>☷</text:p>
          </table:table-cell>
          <table:table-cell table:formula="of:=[.D6]" office:value-type="float" office:value="2" calcext:value-type="float">
            <text:p>2</text:p>
          </table:table-cell>
          <table:table-cell table:style-name="ce43" table:formula="of:=VLOOKUP([.O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6]" office:value-type="float" office:value="2" calcext:value-type="float">
            <text:p>2</text:p>
          </table:table-cell>
          <table:table-cell table:style-name="ce43" table:formula="of:=VLOOKUP([.S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6]" office:value-type="float" office:value="2" calcext:value-type="float">
            <text:p>2</text:p>
          </table:table-cell>
          <table:table-cell table:style-name="ce43" table:formula="of:=VLOOKUP([.W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D6]=1;2;1)" office:value-type="float" office:value="1" calcext:value-type="float">
            <text:p>1</text:p>
          </table:table-cell>
          <table:table-cell table:style-name="ce43" table:formula="of:=VLOOKUP([.AA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D6]" office:value-type="float" office:value="2" calcext:value-type="float">
            <text:p>2</text:p>
          </table:table-cell>
          <table:table-cell table:style-name="ce43" table:formula="of:=VLOOKUP([.AE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6]" office:value-type="float" office:value="2" calcext:value-type="float">
            <text:p>2</text:p>
          </table:table-cell>
          <table:table-cell table:style-name="ce43" table:formula="of:=VLOOKUP([.AI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D6]=1;2;1)" office:value-type="float" office:value="1" calcext:value-type="float">
            <text:p>1</text:p>
          </table:table-cell>
          <table:table-cell table:style-name="ce43" table:formula="of:=VLOOKUP([.AM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D7]" office:value-type="float" office:value="2" calcext:value-type="float">
            <text:p>2</text:p>
          </table:table-cell>
          <table:table-cell table:style-name="ce43" table:formula="of:=VLOOKUP([.AQ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6]" office:value-type="float" office:value="2" calcext:value-type="float">
            <text:p>2</text:p>
          </table:table-cell>
          <table:table-cell table:style-name="ce43" table:formula="of:=VLOOKUP([.AU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7]" office:value-type="float" office:value="2" calcext:value-type="float">
            <text:p>2</text:p>
          </table:table-cell>
          <table:table-cell table:style-name="ce43" table:formula="of:=VLOOKUP([.AY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AY7]" office:value-type="float" office:value="2" calcext:value-type="float">
            <text:p>2</text:p>
          </table:table-cell>
          <table:table-cell table:style-name="ce43" table:formula="of:=VLOOKUP([.BC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14]" office:value-type="float" office:value="2" calcext:value-type="float">
            <text:p>2</text:p>
          </table:table-cell>
          <table:table-cell table:style-name="ce43" table:formula="of:=VLOOKUP([.BG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BG7]" office:value-type="float" office:value="2" calcext:value-type="float">
            <text:p>2</text:p>
          </table:table-cell>
          <table:table-cell table:style-name="ce43" table:formula="of:=VLOOKUP([.BK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D13]=1;2;1)" office:value-type="float" office:value="1" calcext:value-type="float">
            <text:p>1</text:p>
          </table:table-cell>
          <table:table-cell table:style-name="ce43" table:formula="of:=VLOOKUP([.BO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D14]" office:value-type="float" office:value="2" calcext:value-type="float">
            <text:p>2</text:p>
          </table:table-cell>
          <table:table-cell table:style-name="ce43" table:formula="of:=VLOOKUP([.BS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13]" office:value-type="float" office:value="2" calcext:value-type="float">
            <text:p>2</text:p>
          </table:table-cell>
          <table:table-cell table:style-name="ce43" table:formula="of:=VLOOKUP([.BW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6]" office:value-type="float" office:value="2" calcext:value-type="float">
            <text:p>2</text:p>
          </table:table-cell>
          <table:table-cell table:style-name="ce43" table:formula="of:=VLOOKUP([.CA6];[.C46:.D53];2)" office:value-type="string" office:string-value="⚋" calcext:value-type="string">
            <text:p>⚋</text:p>
          </table:table-cell>
          <table:table-cell table:style-name="Default" table:number-columns-repeated="2"/>
        </table:table-row>
        <table:table-row table:style-name="ro2">
          <table:table-cell table:style-name="train_20_red_20_light" office:value-type="string" calcext:value-type="string">
            <text:p>Cast Line Three</text:p>
          </table:table-cell>
          <table:table-cell table:style-name="train_20_red_20_light" table:number-columns-repeated="2"/>
          <table:table-cell table:style-name="train_20_red_20_light" table:formula="of:=VLOOKUP(4;[.G255:.Q267];[.A18])" office:value-type="float" office:value="2" calcext:value-type="float">
            <text:p>2</text:p>
          </table:table-cell>
          <table:table-cell table:style-name="train_20_red_20_light" table:formula="of:=VLOOKUP([.D7];[.C46:.D53];2)" office:value-type="string" office:string-value="⚋" calcext:value-type="string">
            <text:p>⚋</text:p>
          </table:table-cell>
          <table:table-cell table:style-name="train_20_green_20_light" office:value-type="string" calcext:value-type="string">
            <text:p>Lower Trigram</text:p>
          </table:table-cell>
          <table:table-cell table:style-name="train_20_green_20_light" table:formula="of:=IF(([.D9]=1);VLOOKUP([.D8];[.G59:.I60];[.D7]+1);VLOOKUP([.D8];[.G67:.I68];[.D7]+1))" office:value-type="float" office:value="8" calcext:value-type="float">
            <text:p>8</text:p>
          </table:table-cell>
          <table:table-cell table:style-name="train_20_green_20_light" table:formula="of:=VLOOKUP([.G7];[.C35:.D42];2)" office:value-type="string" office:string-value="☷" calcext:value-type="string">
            <text:p>☷</text:p>
          </table:table-cell>
          <table:table-cell table:style-name="train_20_amber_20_light" office:value-type="string" calcext:value-type="string">
            <text:p>Moving UIT</text:p>
          </table:table-cell>
          <table:table-cell table:style-name="train_20_amber_20_light" table:formula="of:=IF(([.D15]=1);VLOOKUP([.D13];[.G59:.I60];[.D11]+1);VLOOKUP([.D13];[.G67:.I68];[.D11]+1))" office:value-type="float" office:value="8" calcext:value-type="float">
            <text:p>8</text:p>
          </table:table-cell>
          <table:table-cell table:style-name="train_20_amber_20_light" table:formula="of:=VLOOKUP([.J7];[.C35:.D42];2)" office:value-type="string" office:string-value="☷" calcext:value-type="string">
            <text:p>☷</text:p>
          </table:table-cell>
          <table:table-cell table:style-name="train_20_heading_20_1" office:value-type="string" calcext:value-type="string">
            <text:p>P3</text:p>
          </table:table-cell>
          <table:table-cell table:style-name="Default" table:formula="of:=[.G7]" office:value-type="float" office:value="8" calcext:value-type="float">
            <text:p>8</text:p>
          </table:table-cell>
          <table:table-cell table:formula="of:=[.H7]" office:value-type="string" office:string-value="☷" calcext:value-type="string">
            <text:p>☷</text:p>
          </table:table-cell>
          <table:table-cell table:formula="of:=[.D7]" office:value-type="float" office:value="2" calcext:value-type="float">
            <text:p>2</text:p>
          </table:table-cell>
          <table:table-cell table:style-name="ce43" table:formula="of:=VLOOKUP([.O7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7]" office:value-type="float" office:value="2" calcext:value-type="float">
            <text:p>2</text:p>
          </table:table-cell>
          <table:table-cell table:style-name="ce43" table:formula="of:=VLOOKUP([.S7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D7]=1;2;1)" office:value-type="float" office:value="1" calcext:value-type="float">
            <text:p>1</text:p>
          </table:table-cell>
          <table:table-cell table:style-name="ce43" table:formula="of:=VLOOKUP([.W7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D7]" office:value-type="float" office:value="2" calcext:value-type="float">
            <text:p>2</text:p>
          </table:table-cell>
          <table:table-cell table:style-name="ce43" table:formula="of:=VLOOKUP([.AA7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7]" office:value-type="float" office:value="2" calcext:value-type="float">
            <text:p>2</text:p>
          </table:table-cell>
          <table:table-cell table:style-name="ce43" table:formula="of:=VLOOKUP([.AE7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7]" office:value-type="float" office:value="2" calcext:value-type="float">
            <text:p>2</text:p>
          </table:table-cell>
          <table:table-cell table:style-name="ce43" table:formula="of:=VLOOKUP([.AI7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D7]=1;2;1)" office:value-type="float" office:value="1" calcext:value-type="float">
            <text:p>1</text:p>
          </table:table-cell>
          <table:table-cell table:style-name="ce43" table:formula="of:=VLOOKUP([.AM7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D6]" office:value-type="float" office:value="2" calcext:value-type="float">
            <text:p>2</text:p>
          </table:table-cell>
          <table:table-cell table:style-name="ce43" table:formula="of:=VLOOKUP([.AQ7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7]" office:value-type="float" office:value="2" calcext:value-type="float">
            <text:p>2</text:p>
          </table:table-cell>
          <table:table-cell table:style-name="ce43" table:formula="of:=VLOOKUP([.AU7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6]" office:value-type="float" office:value="2" calcext:value-type="float">
            <text:p>2</text:p>
          </table:table-cell>
          <table:table-cell table:style-name="ce43" table:formula="of:=VLOOKUP([.AY7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AY6]" office:value-type="float" office:value="2" calcext:value-type="float">
            <text:p>2</text:p>
          </table:table-cell>
          <table:table-cell table:style-name="ce43" table:formula="of:=VLOOKUP([.BC7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13]" office:value-type="float" office:value="2" calcext:value-type="float">
            <text:p>2</text:p>
          </table:table-cell>
          <table:table-cell table:style-name="ce43" table:formula="of:=VLOOKUP([.BG7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BG6]" office:value-type="float" office:value="2" calcext:value-type="float">
            <text:p>2</text:p>
          </table:table-cell>
          <table:table-cell table:style-name="ce43" table:formula="of:=VLOOKUP([.BK7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D14]=1;2;1)" office:value-type="float" office:value="1" calcext:value-type="float">
            <text:p>1</text:p>
          </table:table-cell>
          <table:table-cell table:style-name="ce43" table:formula="of:=VLOOKUP([.BO7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D13]" office:value-type="float" office:value="2" calcext:value-type="float">
            <text:p>2</text:p>
          </table:table-cell>
          <table:table-cell table:style-name="ce43" table:formula="of:=VLOOKUP([.BS7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14]" office:value-type="float" office:value="2" calcext:value-type="float">
            <text:p>2</text:p>
          </table:table-cell>
          <table:table-cell table:style-name="ce43" table:formula="of:=VLOOKUP([.BW7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7]" office:value-type="float" office:value="2" calcext:value-type="float">
            <text:p>2</text:p>
          </table:table-cell>
          <table:table-cell table:style-name="ce43" table:formula="of:=VLOOKUP([.CA7];[.C46:.D53];2)" office:value-type="string" office:string-value="⚋" calcext:value-type="string">
            <text:p>⚋</text:p>
          </table:table-cell>
          <table:table-cell table:style-name="Default" table:number-columns-repeated="2"/>
        </table:table-row>
        <table:table-row table:style-name="ro2">
          <table:table-cell table:style-name="train_20_red_20_light" office:value-type="string" calcext:value-type="string">
            <text:p>Cast Line Two</text:p>
          </table:table-cell>
          <table:table-cell table:style-name="train_20_red_20_light" table:number-columns-repeated="2"/>
          <table:table-cell table:style-name="train_20_red_20_light" table:formula="of:=VLOOKUP(5;[.G255:.Q267];[.A18])" office:value-type="float" office:value="2" calcext:value-type="float">
            <text:p>2</text:p>
          </table:table-cell>
          <table:table-cell table:style-name="train_20_red_20_light" table:formula="of:=VLOOKUP([.D8];[.C46:.D53];2)" office:value-type="string" office:string-value="⚋" calcext:value-type="string">
            <text:p>⚋</text:p>
          </table:table-cell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amber_20_light" office:value-type="string" calcext:value-type="string">
            <text:p>Moving LIT</text:p>
          </table:table-cell>
          <table:table-cell table:style-name="train_20_amber_20_light" table:formula="of:=IF(([.D16]=1);VLOOKUP([.D14];[.G59:.I60];[.D12]+1);VLOOKUP([.D14];[.G67:.I68];[.D12]+1))" office:value-type="float" office:value="8" calcext:value-type="float">
            <text:p>8</text:p>
          </table:table-cell>
          <table:table-cell table:style-name="train_20_amber_20_light" table:formula="of:=VLOOKUP([.J8];[.C35:.D42];2)" office:value-type="string" office:string-value="☷" calcext:value-type="string">
            <text:p>☷</text:p>
          </table:table-cell>
          <table:table-cell table:style-name="train_20_heading_20_1" office:value-type="string" calcext:value-type="string">
            <text:p>M6</text:p>
          </table:table-cell>
          <table:table-cell table:style-name="Default" table:formula="of:=[.G11]" office:value-type="float" office:value="8" calcext:value-type="float">
            <text:p>8</text:p>
          </table:table-cell>
          <table:table-cell table:formula="of:=[.H11]" office:value-type="string" office:string-value="☷" calcext:value-type="string">
            <text:p>☷</text:p>
          </table:table-cell>
          <table:table-cell table:formula="of:=[.D8]" office:value-type="float" office:value="2" calcext:value-type="float">
            <text:p>2</text:p>
          </table:table-cell>
          <table:table-cell table:style-name="ce43" table:formula="of:=VLOOKUP([.O8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D8]=1;2;1)" office:value-type="float" office:value="1" calcext:value-type="float">
            <text:p>1</text:p>
          </table:table-cell>
          <table:table-cell table:style-name="ce43" table:formula="of:=VLOOKUP([.S8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D8]" office:value-type="float" office:value="2" calcext:value-type="float">
            <text:p>2</text:p>
          </table:table-cell>
          <table:table-cell table:style-name="ce43" table:formula="of:=VLOOKUP([.W8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8]" office:value-type="float" office:value="2" calcext:value-type="float">
            <text:p>2</text:p>
          </table:table-cell>
          <table:table-cell table:style-name="ce43" table:formula="of:=VLOOKUP([.AA8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8]" office:value-type="float" office:value="2" calcext:value-type="float">
            <text:p>2</text:p>
          </table:table-cell>
          <table:table-cell table:style-name="ce43" table:formula="of:=VLOOKUP([.AE8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8]" office:value-type="float" office:value="2" calcext:value-type="float">
            <text:p>2</text:p>
          </table:table-cell>
          <table:table-cell table:style-name="ce43" table:formula="of:=VLOOKUP([.AI8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D8]=1;2;1)" office:value-type="float" office:value="1" calcext:value-type="float">
            <text:p>1</text:p>
          </table:table-cell>
          <table:table-cell table:style-name="ce43" table:formula="of:=VLOOKUP([.AM8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D5]" office:value-type="float" office:value="2" calcext:value-type="float">
            <text:p>2</text:p>
          </table:table-cell>
          <table:table-cell table:style-name="ce43" table:formula="of:=VLOOKUP([.AQ8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8]" office:value-type="float" office:value="2" calcext:value-type="float">
            <text:p>2</text:p>
          </table:table-cell>
          <table:table-cell table:style-name="ce43" table:formula="of:=VLOOKUP([.AU8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7]" office:value-type="float" office:value="2" calcext:value-type="float">
            <text:p>2</text:p>
          </table:table-cell>
          <table:table-cell table:style-name="ce43" table:formula="of:=VLOOKUP([.AY8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AY7]" office:value-type="float" office:value="2" calcext:value-type="float">
            <text:p>2</text:p>
          </table:table-cell>
          <table:table-cell table:style-name="ce43" table:formula="of:=VLOOKUP([.BC8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14]" office:value-type="float" office:value="2" calcext:value-type="float">
            <text:p>2</text:p>
          </table:table-cell>
          <table:table-cell table:style-name="ce43" table:formula="of:=VLOOKUP([.BG8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BG7]" office:value-type="float" office:value="2" calcext:value-type="float">
            <text:p>2</text:p>
          </table:table-cell>
          <table:table-cell table:style-name="ce43" table:formula="of:=VLOOKUP([.BK8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D15]=1;2;1)" office:value-type="float" office:value="1" calcext:value-type="float">
            <text:p>1</text:p>
          </table:table-cell>
          <table:table-cell table:style-name="ce43" table:formula="of:=VLOOKUP([.BO8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D12]" office:value-type="float" office:value="2" calcext:value-type="float">
            <text:p>2</text:p>
          </table:table-cell>
          <table:table-cell table:style-name="ce43" table:formula="of:=VLOOKUP([.BS8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15]" office:value-type="float" office:value="2" calcext:value-type="float">
            <text:p>2</text:p>
          </table:table-cell>
          <table:table-cell table:style-name="ce43" table:formula="of:=VLOOKUP([.BW8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D8]" office:value-type="float" office:value="2" calcext:value-type="float">
            <text:p>2</text:p>
          </table:table-cell>
          <table:table-cell table:style-name="ce43" table:formula="of:=VLOOKUP([.CA8];[.C46:.D53];2)" office:value-type="string" office:string-value="⚋" calcext:value-type="string">
            <text:p>⚋</text:p>
          </table:table-cell>
          <table:table-cell table:style-name="Default" table:number-columns-repeated="2"/>
        </table:table-row>
        <table:table-row table:style-name="ro2">
          <table:table-cell table:style-name="train_20_red_20_light" office:value-type="string" calcext:value-type="string">
            <text:p>Cast Line One</text:p>
          </table:table-cell>
          <table:table-cell table:style-name="train_20_red_20_light" table:number-columns-repeated="2"/>
          <table:table-cell table:style-name="train_20_red_20_light" table:formula="of:=VLOOKUP(6;[.G255:.Q267];[.A18])" office:value-type="float" office:value="2" calcext:value-type="float">
            <text:p>2</text:p>
          </table:table-cell>
          <table:table-cell table:style-name="train_20_red_20_light" table:formula="of:=VLOOKUP([.D9];[.C46:.D53];2)" office:value-type="string" office:string-value="⚋" calcext:value-type="string">
            <text:p>⚋</text:p>
          </table:table-cell>
          <table:table-cell table:style-name="train_20_green_20_light" office:value-type="string" calcext:value-type="string">
            <text:p>Cast Hexagram</text:p>
          </table:table-cell>
          <table:table-cell table:style-name="train_20_green_20_light" table:formula="of:=VLOOKUP([.G7];[.A24:.I31];[.G4]+1)" office:value-type="float" office:value="2" calcext:value-type="float">
            <text:p>2</text:p>
          </table:table-cell>
          <table:table-cell table:style-name="train_20_green_20_light" table:formula="of:=VLOOKUP([.G9];[.C57:.D120];2)" office:value-type="string" office:string-value="䷁" calcext:value-type="string">
            <text:p>䷁</text:p>
          </table:table-cell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heading_20_1" office:value-type="string" calcext:value-type="string">
            <text:p>M5</text:p>
          </table:table-cell>
          <table:table-cell table:style-name="Default" table:formula="of:=[.G12]" office:value-type="float" office:value="8" calcext:value-type="float">
            <text:p>8</text:p>
          </table:table-cell>
          <table:table-cell table:formula="of:=[.H12]" office:value-type="string" office:string-value="☷" calcext:value-type="string">
            <text:p>☷</text:p>
          </table:table-cell>
          <table:table-cell table:formula="of:=IF([.D9]=1;2;1)" office:value-type="float" office:value="1" calcext:value-type="float">
            <text:p>1</text:p>
          </table:table-cell>
          <table:table-cell table:style-name="ce43" table:formula="of:=VLOOKUP([.O9];[.C46:.D53];2)" office:value-type="string" office:string-value="⚊" calcext:value-type="string">
            <text:p>⚊</text:p>
          </table:table-cell>
          <table:table-cell table:style-name="train_20_heading_20_2" table:formula="of:=VLOOKUP([.Q5];[.A24:.I31];[.Q4]+1)" office:value-type="float" office:value="24" calcext:value-type="float">
            <text:p>24</text:p>
          </table:table-cell>
          <table:table-cell table:style-name="train_20_heading_20_2" table:formula="of:=VLOOKUP([.Q9];[.C57:.D120];2)" office:value-type="string" office:string-value="䷗" calcext:value-type="string">
            <text:p>䷗</text:p>
          </table:table-cell>
          <table:table-cell table:formula="of:=[.D9]" office:value-type="float" office:value="2" calcext:value-type="float">
            <text:p>2</text:p>
          </table:table-cell>
          <table:table-cell table:style-name="ce43" table:formula="of:=VLOOKUP([.S9];[.C46:.D53];2)" office:value-type="string" office:string-value="⚋" calcext:value-type="string">
            <text:p>⚋</text:p>
          </table:table-cell>
          <table:table-cell table:style-name="train_20_heading_20_2" table:formula="of:=VLOOKUP([.U5];[.A24:.I31];[.U4]+1)" office:value-type="float" office:value="7" calcext:value-type="float">
            <text:p>7</text:p>
          </table:table-cell>
          <table:table-cell table:style-name="train_20_heading_20_2" table:formula="of:=VLOOKUP([.U9];[.C57:.D120];2)" office:value-type="string" office:string-value="䷆" calcext:value-type="string">
            <text:p>䷆</text:p>
          </table:table-cell>
          <table:table-cell table:formula="of:=[.D9]" office:value-type="float" office:value="2" calcext:value-type="float">
            <text:p>2</text:p>
          </table:table-cell>
          <table:table-cell table:style-name="ce43" table:formula="of:=VLOOKUP([.W9];[.C46:.D53];2)" office:value-type="string" office:string-value="⚋" calcext:value-type="string">
            <text:p>⚋</text:p>
          </table:table-cell>
          <table:table-cell table:style-name="train_20_heading_20_2" table:formula="of:=VLOOKUP([.Y5];[.A24:.I31];[.Y4]+1)" office:value-type="float" office:value="15" calcext:value-type="float">
            <text:p>15</text:p>
          </table:table-cell>
          <table:table-cell table:style-name="train_20_heading_20_2" table:formula="of:=VLOOKUP([.Y9];[.C57:.D120];2)" office:value-type="string" office:string-value="䷎" calcext:value-type="string">
            <text:p>䷎</text:p>
          </table:table-cell>
          <table:table-cell table:formula="of:=[.D9]" office:value-type="float" office:value="2" calcext:value-type="float">
            <text:p>2</text:p>
          </table:table-cell>
          <table:table-cell table:style-name="ce43" table:formula="of:=VLOOKUP([.AA9];[.C46:.D53];2)" office:value-type="string" office:string-value="⚋" calcext:value-type="string">
            <text:p>⚋</text:p>
          </table:table-cell>
          <table:table-cell table:style-name="train_20_heading_20_2" table:formula="of:=VLOOKUP([.AC5];[.A24:.I31];[.AC4]+1)" office:value-type="float" office:value="16" calcext:value-type="float">
            <text:p>16</text:p>
          </table:table-cell>
          <table:table-cell table:style-name="train_20_heading_20_2" table:formula="of:=VLOOKUP([.AC9];[.C57:.D120];2)" office:value-type="string" office:string-value="䷏" calcext:value-type="string">
            <text:p>䷏</text:p>
          </table:table-cell>
          <table:table-cell table:formula="of:=[.D9]" office:value-type="float" office:value="2" calcext:value-type="float">
            <text:p>2</text:p>
          </table:table-cell>
          <table:table-cell table:style-name="ce43" table:formula="of:=VLOOKUP([.AE9];[.C46:.D53];2)" office:value-type="string" office:string-value="⚋" calcext:value-type="string">
            <text:p>⚋</text:p>
          </table:table-cell>
          <table:table-cell table:style-name="train_20_heading_20_2" table:formula="of:=VLOOKUP([.AG5];[.A24:.I31];[.AG4]+1)" office:value-type="float" office:value="8" calcext:value-type="float">
            <text:p>8</text:p>
          </table:table-cell>
          <table:table-cell table:style-name="train_20_heading_20_2" table:formula="of:=VLOOKUP([.AG9];[.C57:.D120];2)" office:value-type="string" office:string-value="䷇" calcext:value-type="string">
            <text:p>䷇</text:p>
          </table:table-cell>
          <table:table-cell table:formula="of:=[.D9]" office:value-type="float" office:value="2" calcext:value-type="float">
            <text:p>2</text:p>
          </table:table-cell>
          <table:table-cell table:style-name="ce43" table:formula="of:=VLOOKUP([.AI9];[.C46:.D53];2)" office:value-type="string" office:string-value="⚋" calcext:value-type="string">
            <text:p>⚋</text:p>
          </table:table-cell>
          <table:table-cell table:style-name="train_20_heading_20_2" table:formula="of:=VLOOKUP([.AK5];[.A24:.I31];[.AK4]+1)" office:value-type="float" office:value="23" calcext:value-type="float">
            <text:p>23</text:p>
          </table:table-cell>
          <table:table-cell table:style-name="train_20_heading_20_2" table:formula="of:=VLOOKUP([.AK9];[.C57:.D120];2)" office:value-type="string" office:string-value="䷖" calcext:value-type="string">
            <text:p>䷖</text:p>
          </table:table-cell>
          <table:table-cell table:formula="of:=IF([.D9]=1;2;1)" office:value-type="float" office:value="1" calcext:value-type="float">
            <text:p>1</text:p>
          </table:table-cell>
          <table:table-cell table:style-name="ce43" table:formula="of:=VLOOKUP([.AM9];[.C46:.D53];2)" office:value-type="string" office:string-value="⚊" calcext:value-type="string">
            <text:p>⚊</text:p>
          </table:table-cell>
          <table:table-cell table:style-name="train_20_heading_20_2" table:formula="of:=VLOOKUP([.AO5];[.A24:.I31];[.AO4]+1)" office:value-type="float" office:value="1" calcext:value-type="float">
            <text:p>1</text:p>
          </table:table-cell>
          <table:table-cell table:style-name="train_20_heading_20_2" table:formula="of:=VLOOKUP([.AO9];[.C57:.D120];2)" office:value-type="string" office:string-value="䷀" calcext:value-type="string">
            <text:p>䷀</text:p>
          </table:table-cell>
          <table:table-cell table:formula="of:=[.D4]" office:value-type="float" office:value="2" calcext:value-type="float">
            <text:p>2</text:p>
          </table:table-cell>
          <table:table-cell table:style-name="ce43" table:formula="of:=VLOOKUP([.AQ9];[.C46:.D53];2)" office:value-type="string" office:string-value="⚋" calcext:value-type="string">
            <text:p>⚋</text:p>
          </table:table-cell>
          <table:table-cell table:style-name="train_20_heading_20_2" table:formula="of:=VLOOKUP([.AS5];[.A24:.I31];[.AS4]+1)" office:value-type="float" office:value="2" calcext:value-type="float">
            <text:p>2</text:p>
          </table:table-cell>
          <table:table-cell table:style-name="train_20_heading_20_2" table:formula="of:=VLOOKUP([.AS9];[.C57:.D120];2)" office:value-type="string" office:string-value="䷁" calcext:value-type="string">
            <text:p>䷁</text:p>
          </table:table-cell>
          <table:table-cell table:formula="of:=[.D9]" office:value-type="float" office:value="2" calcext:value-type="float">
            <text:p>2</text:p>
          </table:table-cell>
          <table:table-cell table:style-name="ce43" table:formula="of:=VLOOKUP([.AU9];[.C46:.D53];2)" office:value-type="string" office:string-value="⚋" calcext:value-type="string">
            <text:p>⚋</text:p>
          </table:table-cell>
          <table:table-cell table:style-name="train_20_heading_20_2" table:formula="of:=VLOOKUP([.AW5];[.A24:.I31];[.AW4]+1)" office:value-type="float" office:value="2" calcext:value-type="float">
            <text:p>2</text:p>
          </table:table-cell>
          <table:table-cell table:style-name="train_20_heading_20_2" table:formula="of:=VLOOKUP([.AW9];[.C57:.D120];2)" office:value-type="string" office:string-value="䷁" calcext:value-type="string">
            <text:p>䷁</text:p>
          </table:table-cell>
          <table:table-cell table:formula="of:=[.D8]" office:value-type="float" office:value="2" calcext:value-type="float">
            <text:p>2</text:p>
          </table:table-cell>
          <table:table-cell table:style-name="ce43" table:formula="of:=VLOOKUP([.AY9];[.C46:.D53];2)" office:value-type="string" office:string-value="⚋" calcext:value-type="string">
            <text:p>⚋</text:p>
          </table:table-cell>
          <table:table-cell table:style-name="train_20_heading_20_2" table:formula="of:=VLOOKUP([.BA5];[.A24:.I31];[.BA4]+1)" office:value-type="float" office:value="2" calcext:value-type="float">
            <text:p>2</text:p>
          </table:table-cell>
          <table:table-cell table:style-name="train_20_heading_20_2" table:formula="of:=VLOOKUP([.BA9];[.C57:.D120];2)" office:value-type="string" office:string-value="䷁" calcext:value-type="string">
            <text:p>䷁</text:p>
          </table:table-cell>
          <table:table-cell table:formula="of:=[.AY8]" office:value-type="float" office:value="2" calcext:value-type="float">
            <text:p>2</text:p>
          </table:table-cell>
          <table:table-cell table:style-name="ce43" table:formula="of:=VLOOKUP([.BC9];[.C46:.D53];2)" office:value-type="string" office:string-value="⚋" calcext:value-type="string">
            <text:p>⚋</text:p>
          </table:table-cell>
          <table:table-cell table:style-name="train_20_heading_20_2" table:formula="of:=VLOOKUP([.BE5];[.A24:.I31];[.BE4]+1)" office:value-type="float" office:value="2" calcext:value-type="float">
            <text:p>2</text:p>
          </table:table-cell>
          <table:table-cell table:style-name="train_20_heading_20_2" table:formula="of:=VLOOKUP([.BE9];[.C57:.D120];2)" office:value-type="string" office:string-value="䷁" calcext:value-type="string">
            <text:p>䷁</text:p>
          </table:table-cell>
          <table:table-cell table:formula="of:=[.D15]" office:value-type="float" office:value="2" calcext:value-type="float">
            <text:p>2</text:p>
          </table:table-cell>
          <table:table-cell table:style-name="ce43" table:formula="of:=VLOOKUP([.BG9];[.C46:.D53];2)" office:value-type="string" office:string-value="⚋" calcext:value-type="string">
            <text:p>⚋</text:p>
          </table:table-cell>
          <table:table-cell table:style-name="train_20_heading_20_2" table:formula="of:=VLOOKUP([.BI5];[.A24:.I31];[.BI4]+1)" office:value-type="float" office:value="2" calcext:value-type="float">
            <text:p>2</text:p>
          </table:table-cell>
          <table:table-cell table:style-name="train_20_heading_20_2" table:formula="of:=VLOOKUP([.BI9];[.C57:.D120];2)" office:value-type="string" office:string-value="䷁" calcext:value-type="string">
            <text:p>䷁</text:p>
          </table:table-cell>
          <table:table-cell table:formula="of:=[.BG8]" office:value-type="float" office:value="2" calcext:value-type="float">
            <text:p>2</text:p>
          </table:table-cell>
          <table:table-cell table:style-name="ce43" table:formula="of:=VLOOKUP([.BK9];[.C46:.D53];2)" office:value-type="string" office:string-value="⚋" calcext:value-type="string">
            <text:p>⚋</text:p>
          </table:table-cell>
          <table:table-cell table:style-name="train_20_heading_20_2" table:formula="of:=VLOOKUP([.BM5];[.A24:.I31];[.BM4]+1)" office:value-type="float" office:value="2" calcext:value-type="float">
            <text:p>2</text:p>
          </table:table-cell>
          <table:table-cell table:style-name="train_20_heading_20_2" table:formula="of:=VLOOKUP([.BM9];[.C57:.D120];2)" office:value-type="string" office:string-value="䷁" calcext:value-type="string">
            <text:p>䷁</text:p>
          </table:table-cell>
          <table:table-cell table:formula="of:=IF([.D16]=1;2;1)" office:value-type="float" office:value="1" calcext:value-type="float">
            <text:p>1</text:p>
          </table:table-cell>
          <table:table-cell table:style-name="ce43" table:formula="of:=VLOOKUP([.BO9];[.C46:.D53];2)" office:value-type="string" office:string-value="⚊" calcext:value-type="string">
            <text:p>⚊</text:p>
          </table:table-cell>
          <table:table-cell table:style-name="train_20_heading_20_2" table:formula="of:=VLOOKUP([.BQ5];[.A24:.I31];[.BQ4]+1)" office:value-type="float" office:value="1" calcext:value-type="float">
            <text:p>1</text:p>
          </table:table-cell>
          <table:table-cell table:style-name="train_20_heading_20_2" table:formula="of:=VLOOKUP([.BQ9];[.C57:.D120];2)" office:value-type="string" office:string-value="䷀" calcext:value-type="string">
            <text:p>䷀</text:p>
          </table:table-cell>
          <table:table-cell table:formula="of:=[.D11]" office:value-type="float" office:value="2" calcext:value-type="float">
            <text:p>2</text:p>
          </table:table-cell>
          <table:table-cell table:style-name="ce43" table:formula="of:=VLOOKUP([.BS9];[.C46:.D53];2)" office:value-type="string" office:string-value="⚋" calcext:value-type="string">
            <text:p>⚋</text:p>
          </table:table-cell>
          <table:table-cell table:style-name="train_20_heading_20_2" table:formula="of:=VLOOKUP([.BU5];[.A24:.I31];[.BU4]+1)" office:value-type="float" office:value="2" calcext:value-type="float">
            <text:p>2</text:p>
          </table:table-cell>
          <table:table-cell table:style-name="train_20_heading_20_2" table:formula="of:=VLOOKUP([.BU9];[.C57:.D120];2)" office:value-type="string" office:string-value="䷁" calcext:value-type="string">
            <text:p>䷁</text:p>
          </table:table-cell>
          <table:table-cell table:formula="of:=[.D16]" office:value-type="float" office:value="2" calcext:value-type="float">
            <text:p>2</text:p>
          </table:table-cell>
          <table:table-cell table:style-name="ce43" table:formula="of:=VLOOKUP([.BW9];[.C46:.D53];2)" office:value-type="string" office:string-value="⚋" calcext:value-type="string">
            <text:p>⚋</text:p>
          </table:table-cell>
          <table:table-cell table:style-name="train_20_heading_20_2" table:formula="of:=VLOOKUP([.BY5];[.A24:.I31];[.BY4]+1)" office:value-type="float" office:value="2" calcext:value-type="float">
            <text:p>2</text:p>
          </table:table-cell>
          <table:table-cell table:style-name="train_20_heading_20_2" table:formula="of:=VLOOKUP([.BY9];[.C57:.D120];2)" office:value-type="string" office:string-value="䷁" calcext:value-type="string">
            <text:p>䷁</text:p>
          </table:table-cell>
          <table:table-cell table:formula="of:=[.D9]" office:value-type="float" office:value="2" calcext:value-type="float">
            <text:p>2</text:p>
          </table:table-cell>
          <table:table-cell table:style-name="ce43" table:formula="of:=VLOOKUP([.CA9];[.C46:.D53];2)" office:value-type="string" office:string-value="⚋" calcext:value-type="string">
            <text:p>⚋</text:p>
          </table:table-cell>
          <table:table-cell table:style-name="train_20_heading_20_2" table:formula="of:=VLOOKUP([.CC5];[.A24:.I31];[.CC4]+1)" office:value-type="float" office:value="2" calcext:value-type="float">
            <text:p>2</text:p>
          </table:table-cell>
          <table:table-cell table:style-name="train_20_heading_20_2" table:formula="of:=VLOOKUP([.CC9];[.C57:.D120];2)" office:value-type="string" office:string-value="䷁" calcext:value-type="string">
            <text:p>䷁</text:p>
          </table:table-cell>
        </table:table-row>
        <table:table-row table:style-name="ro2">
          <table:table-cell table:style-name="train_20_red_20_light" table:number-columns-repeated="5"/>
          <table:table-cell table:style-name="train_20_integer"/>
          <table:table-cell table:style-name="Default" table:number-columns-repeated="2"/>
          <table:table-cell table:number-columns-repeated="3"/>
          <table:table-cell table:style-name="train_20_heading_20_1" office:value-type="string" calcext:value-type="string">
            <text:p>M4</text:p>
          </table:table-cell>
          <table:table-cell table:style-name="Default" table:formula="of:=[.G13]" office:value-type="float" office:value="8" calcext:value-type="float">
            <text:p>8</text:p>
          </table:table-cell>
          <table:table-cell table:formula="of:=[.H13]" office:value-type="string" office:string-value="☷" calcext:value-type="string">
            <text:p>☷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33"/>
          <table:table-cell table:style-name="Default" office:value-type="string" calcext:value-type="string">
            <text:p><text:s/></text:p>
          </table:table-cell>
          <table:table-cell table:style-name="Default" table:number-columns-repeated="18"/>
          <table:table-cell table:number-columns-repeated="2" table:style-name="Default" office:value-type="string" calcext:value-type="string">
            <text:p><text:s/></text:p>
          </table:table-cell>
          <table:table-cell table:style-name="Default" table:number-columns-repeated="11"/>
          <table:table-cell table:style-name="Default" office:value-type="string" calcext:value-type="string">
            <text:p><text:s/></text:p>
          </table:table-cell>
          <table:table-cell table:style-name="Default"/>
        </table:table-row>
        <table:table-row table:style-name="ro2">
          <table:table-cell table:style-name="train_20_red_20_light" office:value-type="string" calcext:value-type="string">
            <text:p>Moving Line Six</text:p>
          </table:table-cell>
          <table:table-cell table:style-name="train_20_red_20_light" table:number-columns-repeated="2"/>
          <table:table-cell table:style-name="train_20_red_20_light" table:formula="of:=VLOOKUP(7;[.G255:.Q267];[.A18])" office:value-type="float" office:value="2" calcext:value-type="float">
            <text:p>2</text:p>
          </table:table-cell>
          <table:table-cell table:style-name="train_20_red_20_light" table:formula="of:=VLOOKUP([.D11];[.C46:.D53];2)" office:value-type="string" office:string-value="⚋" calcext:value-type="string">
            <text:p>⚋</text:p>
          </table:table-cell>
          <table:table-cell table:style-name="train_20_amber_20_light" office:value-type="string" calcext:value-type="string">
            <text:p>Upper Trigram</text:p>
          </table:table-cell>
          <table:table-cell table:style-name="train_20_amber_20_light" table:formula="of:=IF(([.D13]=1);VLOOKUP([.D12];[.G59:.I60];[.D11]+1);VLOOKUP([.D12];[.G67:.I68];[.D11]+1))" office:value-type="float" office:value="8" calcext:value-type="float">
            <text:p>8</text:p>
          </table:table-cell>
          <table:table-cell table:style-name="train_20_amber_20_light" table:formula="of:=VLOOKUP([.G11];[.C35:.D42];2)" office:value-type="string" office:string-value="☷" calcext:value-type="string">
            <text:p>☷</text:p>
          </table:table-cell>
          <table:table-cell table:style-name="train_20_amber_20_light" office:value-type="string" calcext:value-type="string">
            <text:p>Golden Trigram</text:p>
          </table:table-cell>
          <table:table-cell table:style-name="train_20_amber_20_light" table:formula="of:=IF(([.D16]=1);VLOOKUP([.D14];[.G59:.I60];[.D12]+1);VLOOKUP([.D14];[.G67:.I68];[.D12]+1))" office:value-type="float" office:value="8" calcext:value-type="float">
            <text:p>8</text:p>
          </table:table-cell>
          <table:table-cell table:style-name="train_20_amber_20_light" table:formula="of:=VLOOKUP([.J11];[.C35:.D42];2)" office:value-type="string" office:string-value="☷" calcext:value-type="string">
            <text:p>☷</text:p>
          </table:table-cell>
          <table:table-cell table:style-name="train_20_heading_20_1" office:value-type="string" calcext:value-type="string">
            <text:p>M3</text:p>
          </table:table-cell>
          <table:table-cell table:style-name="Default" table:formula="of:=[.G14]" office:value-type="float" office:value="8" calcext:value-type="float">
            <text:p>8</text:p>
          </table:table-cell>
          <table:table-cell table:formula="of:=[.H14]" office:value-type="string" office:string-value="☷" calcext:value-type="string">
            <text:p>☷</text:p>
          </table:table-cell>
          <table:table-cell table:style-name="train_20_heading_20_2" office:value-type="string" calcext:value-type="string">
            <text:p>JF1</text:p>
          </table:table-cell>
          <table:table-cell table:style-name="Default" table:number-columns-repeated="3"/>
          <table:table-cell table:style-name="train_20_heading_20_2" office:value-type="string" calcext:value-type="string">
            <text:p>JF2</text:p>
          </table:table-cell>
          <table:table-cell table:style-name="Default" table:number-columns-repeated="3"/>
          <table:table-cell table:style-name="train_20_heading_20_2" office:value-type="string" calcext:value-type="string">
            <text:p>JF3</text:p>
          </table:table-cell>
          <table:table-cell table:style-name="Default" table:number-columns-repeated="3"/>
          <table:table-cell table:style-name="train_20_heading_20_2" office:value-type="string" calcext:value-type="string">
            <text:p>JF4</text:p>
          </table:table-cell>
          <table:table-cell table:style-name="Default" table:number-columns-repeated="3"/>
          <table:table-cell table:style-name="train_20_heading_20_2" office:value-type="string" calcext:value-type="string">
            <text:p>JF5</text:p>
          </table:table-cell>
          <table:table-cell table:style-name="Default" table:number-columns-repeated="3"/>
          <table:table-cell table:style-name="train_20_heading_20_2" office:value-type="string" calcext:value-type="string">
            <text:p>JF6</text:p>
          </table:table-cell>
          <table:table-cell table:style-name="Default" table:number-columns-repeated="3"/>
          <table:table-cell table:style-name="train_20_heading_20_2" office:value-type="string" calcext:value-type="string">
            <text:p>JF7</text:p>
          </table:table-cell>
          <table:table-cell table:style-name="Default" table:number-columns-repeated="3"/>
          <table:table-cell table:style-name="train_20_heading_20_2" office:value-type="string" calcext:value-type="string">
            <text:p>JF8</text:p>
          </table:table-cell>
          <table:table-cell table:style-name="Default" table:number-columns-repeated="3"/>
          <table:table-cell table:style-name="train_20_heading_20_2" office:value-type="string" calcext:value-type="string">
            <text:p>JF9</text:p>
          </table:table-cell>
          <table:table-cell table:style-name="Default" table:number-columns-repeated="3"/>
          <table:table-cell table:style-name="train_20_heading_20_2" office:value-type="string" calcext:value-type="string">
            <text:p>JF10</text:p>
          </table:table-cell>
          <table:table-cell table:style-name="Default" table:number-columns-repeated="3"/>
          <table:table-cell table:style-name="train_20_heading_20_2" office:value-type="string" calcext:value-type="string">
            <text:p>JF11</text:p>
          </table:table-cell>
          <table:table-cell table:style-name="Default" table:number-columns-repeated="3"/>
          <table:table-cell table:style-name="train_20_heading_20_2" office:value-type="string" calcext:value-type="string">
            <text:p>JF12</text:p>
          </table:table-cell>
          <table:table-cell table:style-name="Default" table:number-columns-repeated="3"/>
          <table:table-cell table:style-name="train_20_heading_20_2" office:value-type="string" calcext:value-type="string">
            <text:p>JF13</text:p>
          </table:table-cell>
          <table:table-cell table:style-name="Default" table:number-columns-repeated="3"/>
          <table:table-cell table:style-name="train_20_heading_20_2" office:value-type="string" calcext:value-type="string">
            <text:p>JF14</text:p>
          </table:table-cell>
          <table:table-cell table:style-name="Default" table:number-columns-repeated="3"/>
          <table:table-cell table:style-name="train_20_heading_20_2" office:value-type="string" calcext:value-type="string">
            <text:p>JF15</text:p>
          </table:table-cell>
          <table:table-cell table:style-name="Default" table:number-columns-repeated="3"/>
          <table:table-cell table:style-name="train_20_heading_20_2" office:value-type="string" calcext:value-type="string">
            <text:p>JF16</text:p>
          </table:table-cell>
          <table:table-cell table:style-name="Default" table:number-columns-repeated="3"/>
          <table:table-cell table:style-name="train_20_heading_20_2" office:value-type="string" calcext:value-type="string">
            <text:p>JF17</text:p>
          </table:table-cell>
          <table:table-cell table:style-name="Default" table:number-columns-repeated="3"/>
        </table:table-row>
        <table:table-row table:style-name="ro2">
          <table:table-cell table:style-name="train_20_red_20_light" office:value-type="string" calcext:value-type="string">
            <text:p>Moving Line Five</text:p>
          </table:table-cell>
          <table:table-cell table:style-name="train_20_red_20_light" table:number-columns-repeated="2"/>
          <table:table-cell table:style-name="train_20_red_20_light" table:formula="of:=VLOOKUP(8;[.G255:.Q267];[.A18])" office:value-type="float" office:value="2" calcext:value-type="float">
            <text:p>2</text:p>
          </table:table-cell>
          <table:table-cell table:style-name="train_20_red_20_light" table:formula="of:=VLOOKUP([.D12];[.C46:.D53];2)" office:value-type="string" office:string-value="⚋" calcext:value-type="string">
            <text:p>⚋</text:p>
          </table:table-cell>
          <table:table-cell table:style-name="train_20_amber_20_light" office:value-type="string" calcext:value-type="string">
            <text:p>Upper Nuclear</text:p>
          </table:table-cell>
          <table:table-cell table:style-name="train_20_amber_20_light" table:formula="of:=IF(([.D14]=1);VLOOKUP([.D13];[.G59:.I60];[.D12]+1);VLOOKUP([.D13];[.G67:.I68];[.D12]+1))" office:value-type="float" office:value="8" calcext:value-type="float">
            <text:p>8</text:p>
          </table:table-cell>
          <table:table-cell table:style-name="train_20_amber_20_light" table:formula="of:=VLOOKUP([.G12];[.C35:.D42];2)" office:value-type="string" office:string-value="☷" calcext:value-type="string">
            <text:p>☷</text:p>
          </table:table-cell>
          <table:table-cell table:style-name="train_20_amber_20_light" office:value-type="string" calcext:value-type="string">
            <text:p>UGT</text:p>
          </table:table-cell>
          <table:table-cell table:style-name="train_20_amber_20_light" table:formula="of:=IF(([.D14]=1);VLOOKUP([.D13];[.G59:.I60];[.D14]+1);VLOOKUP([.D13];[.G67:.I68];[.D14]+1))" office:value-type="float" office:value="8" calcext:value-type="float">
            <text:p>8</text:p>
          </table:table-cell>
          <table:table-cell table:style-name="train_20_amber_20_light" table:formula="of:=VLOOKUP([.J12];[.C35:.D42];2)" office:value-type="string" office:string-value="☷" calcext:value-type="string">
            <text:p>☷</text:p>
          </table:table-cell>
          <table:table-cell table:style-name="train_20_heading_20_1" office:value-type="string" calcext:value-type="string">
            <text:p>N6</text:p>
          </table:table-cell>
          <table:table-cell table:style-name="ce42" table:formula="of:=[.M5]" office:value-type="float" office:value="8" calcext:value-type="float">
            <text:p>8</text:p>
          </table:table-cell>
          <table:table-cell table:formula="of:=VLOOKUP([.M12];[.C35:.D42];2)" office:value-type="string" office:string-value="☷" calcext:value-type="string">
            <text:p>☷</text:p>
          </table:table-cell>
          <table:table-cell table:formula="of:=[.D4]" office:value-type="float" office:value="2" calcext:value-type="float">
            <text:p>2</text:p>
          </table:table-cell>
          <table:table-cell table:style-name="ce43" table:formula="of:=VLOOKUP([.O12];[.C46:.D53];2)" office:value-type="string" office:string-value="⚋" calcext:value-type="string">
            <text:p>⚋</text:p>
          </table:table-cell>
          <table:table-cell table:style-name="ce44" table:formula="of:=IF(([.O14]=1);VLOOKUP([.O13];[.G59:.I60];[.O12]+1);VLOOKUP([.O13];[.G67:.I68];[.O12]+1))" office:value-type="float" office:value="8" calcext:value-type="float">
            <text:p>8</text:p>
          </table:table-cell>
          <table:table-cell table:style-name="train_20_heading_20_2" table:formula="of:=VLOOKUP([.O12];[.C35:.D42];2)" office:value-type="string" office:string-value="☱" calcext:value-type="string">
            <text:p>☱</text:p>
          </table:table-cell>
          <table:table-cell table:formula="of:=[.O12]" office:value-type="float" office:value="2" calcext:value-type="float">
            <text:p>2</text:p>
          </table:table-cell>
          <table:table-cell table:style-name="ce43" table:formula="of:=VLOOKUP([.S12];[.C46:.D53];2)" office:value-type="string" office:string-value="⚋" calcext:value-type="string">
            <text:p>⚋</text:p>
          </table:table-cell>
          <table:table-cell table:style-name="ce44" table:formula="of:=IF(([.S14]=1);VLOOKUP([.S13];[.G59:.I60];[.S12]+1);VLOOKUP([.S13];[.G67:.I68];[.S12]+1))" office:value-type="float" office:value="8" calcext:value-type="float">
            <text:p>8</text:p>
          </table:table-cell>
          <table:table-cell table:style-name="train_20_heading_20_2" table:formula="of:=VLOOKUP([.U12];[.C35:.D42];2)" office:value-type="string" office:string-value="☷" calcext:value-type="string">
            <text:p>☷</text:p>
          </table:table-cell>
          <table:table-cell table:formula="of:=[.S12]" office:value-type="float" office:value="2" calcext:value-type="float">
            <text:p>2</text:p>
          </table:table-cell>
          <table:table-cell table:style-name="ce43" table:formula="of:=VLOOKUP([.W12];[.C46:.D53];2)" office:value-type="string" office:string-value="⚋" calcext:value-type="string">
            <text:p>⚋</text:p>
          </table:table-cell>
          <table:table-cell table:style-name="ce44" table:formula="of:=IF(([.W14]=1);VLOOKUP([.W13];[.G59:.I60];[.W12]+1);VLOOKUP([.W13];[.G67:.I68];[.W12]+1))" office:value-type="float" office:value="8" calcext:value-type="float">
            <text:p>8</text:p>
          </table:table-cell>
          <table:table-cell table:style-name="train_20_heading_20_2" table:formula="of:=VLOOKUP([.Y12];[.C35:.D42];2)" office:value-type="string" office:string-value="☷" calcext:value-type="string">
            <text:p>☷</text:p>
          </table:table-cell>
          <table:table-cell table:formula="of:=[.W12]" office:value-type="float" office:value="2" calcext:value-type="float">
            <text:p>2</text:p>
          </table:table-cell>
          <table:table-cell table:style-name="ce43" table:formula="of:=VLOOKUP([.AA12];[.C46:.D53];2)" office:value-type="string" office:string-value="⚋" calcext:value-type="string">
            <text:p>⚋</text:p>
          </table:table-cell>
          <table:table-cell table:style-name="ce44" table:formula="of:=IF(([.AA14]=1);VLOOKUP([.AA13];[.G59:.I60];[.AA12]+1);VLOOKUP([.AA13];[.G67:.I68];[.AA12]+1))" office:value-type="float" office:value="8" calcext:value-type="float">
            <text:p>8</text:p>
          </table:table-cell>
          <table:table-cell table:style-name="train_20_heading_20_2" table:formula="of:=VLOOKUP([.AC12];[.C35:.D42];2)" office:value-type="string" office:string-value="☷" calcext:value-type="string">
            <text:p>☷</text:p>
          </table:table-cell>
          <table:table-cell table:formula="of:=[.AA12]" office:value-type="float" office:value="2" calcext:value-type="float">
            <text:p>2</text:p>
          </table:table-cell>
          <table:table-cell table:style-name="ce43" table:formula="of:=VLOOKUP([.AE12];[.C46:.D53];2)" office:value-type="string" office:string-value="⚋" calcext:value-type="string">
            <text:p>⚋</text:p>
          </table:table-cell>
          <table:table-cell table:style-name="ce44" table:formula="of:=IF(([.AE14]=1);VLOOKUP([.AE13];[.G59:.I60];[.AE12]+1);VLOOKUP([.AE13];[.G67:.I68];[.AE12]+1))" office:value-type="float" office:value="4" calcext:value-type="float">
            <text:p>4</text:p>
          </table:table-cell>
          <table:table-cell table:style-name="train_20_heading_20_2" table:formula="of:=VLOOKUP([.AG12];[.C35:.D42];2)" office:value-type="string" office:string-value="☳" calcext:value-type="string">
            <text:p>☳</text:p>
          </table:table-cell>
          <table:table-cell table:formula="of:=[.AE12]" office:value-type="float" office:value="2" calcext:value-type="float">
            <text:p>2</text:p>
          </table:table-cell>
          <table:table-cell table:style-name="ce43" table:formula="of:=VLOOKUP([.AI12];[.C46:.D53];2)" office:value-type="string" office:string-value="⚋" calcext:value-type="string">
            <text:p>⚋</text:p>
          </table:table-cell>
          <table:table-cell table:style-name="ce44" table:formula="of:=IF(([.AI14]=1);VLOOKUP([.AI13];[.G59:.I60];[.AI12]+1);VLOOKUP([.AI13];[.G67:.I68];[.AI12]+1))" office:value-type="float" office:value="2" calcext:value-type="float">
            <text:p>2</text:p>
          </table:table-cell>
          <table:table-cell table:style-name="train_20_heading_20_2" table:formula="of:=VLOOKUP([.AK12];[.C35:.D42];2)" office:value-type="string" office:string-value="☱" calcext:value-type="string">
            <text:p>☱</text:p>
          </table:table-cell>
          <table:table-cell table:formula="of:=[.AI12]" office:value-type="float" office:value="2" calcext:value-type="float">
            <text:p>2</text:p>
          </table:table-cell>
          <table:table-cell table:style-name="ce43" table:formula="of:=VLOOKUP([.AM12];[.C46:.D53];2)" office:value-type="string" office:string-value="⚋" calcext:value-type="string">
            <text:p>⚋</text:p>
          </table:table-cell>
          <table:table-cell table:style-name="ce44" table:formula="of:=IF(([.AM14]=1);VLOOKUP([.AM13];[.G59:.I60];[.AM12]+1);VLOOKUP([.AM13];[.G67:.I68];[.AM12]+1))" office:value-type="float" office:value="6" calcext:value-type="float">
            <text:p>6</text:p>
          </table:table-cell>
          <table:table-cell table:style-name="train_20_heading_20_2" table:formula="of:=VLOOKUP([.AO12];[.C35:.D42];2)" office:value-type="string" office:string-value="☵" calcext:value-type="string">
            <text:p>☵</text:p>
          </table:table-cell>
          <table:table-cell table:formula="of:=[.AM12]" office:value-type="float" office:value="2" calcext:value-type="float">
            <text:p>2</text:p>
          </table:table-cell>
          <table:table-cell table:style-name="ce43" table:formula="of:=VLOOKUP([.AQ12];[.C46:.D53];2)" office:value-type="string" office:string-value="⚋" calcext:value-type="string">
            <text:p>⚋</text:p>
          </table:table-cell>
          <table:table-cell table:style-name="ce44" table:formula="of:=IF(([.AQ14]=1);VLOOKUP([.AQ13];[.G59:.I60];[.AQ12]+1);VLOOKUP([.AQ13];[.G67:.I68];[.AQ12]+1))" office:value-type="float" office:value="6" calcext:value-type="float">
            <text:p>6</text:p>
          </table:table-cell>
          <table:table-cell table:style-name="train_20_heading_20_2" table:formula="of:=VLOOKUP([.AS12];[.C35:.D42];2)" office:value-type="string" office:string-value="☵" calcext:value-type="string">
            <text:p>☵</text:p>
          </table:table-cell>
          <table:table-cell table:formula="of:=[.AQ12]" office:value-type="float" office:value="2" calcext:value-type="float">
            <text:p>2</text:p>
          </table:table-cell>
          <table:table-cell table:style-name="ce43" table:formula="of:=VLOOKUP([.AU12];[.C46:.D53];2)" office:value-type="string" office:string-value="⚋" calcext:value-type="string">
            <text:p>⚋</text:p>
          </table:table-cell>
          <table:table-cell table:style-name="ce44" table:formula="of:=IF(([.AU14]=1);VLOOKUP([.AU13];[.G59:.I60];[.AU12]+1);VLOOKUP([.AU13];[.G67:.I68];[.AU12]+1))" office:value-type="float" office:value="6" calcext:value-type="float">
            <text:p>6</text:p>
          </table:table-cell>
          <table:table-cell table:style-name="train_20_heading_20_2" table:formula="of:=VLOOKUP([.AW12];[.C35:.D42];2)" office:value-type="string" office:string-value="☵" calcext:value-type="string">
            <text:p>☵</text:p>
          </table:table-cell>
          <table:table-cell table:formula="of:=[.AU12]" office:value-type="float" office:value="2" calcext:value-type="float">
            <text:p>2</text:p>
          </table:table-cell>
          <table:table-cell table:style-name="ce43" table:formula="of:=VLOOKUP([.AY12];[.C46:.D53];2)" office:value-type="string" office:string-value="⚋" calcext:value-type="string">
            <text:p>⚋</text:p>
          </table:table-cell>
          <table:table-cell table:style-name="ce44" table:formula="of:=IF(([.AY14]=1);VLOOKUP([.AY13];[.G59:.I60];[.AY12]+1);VLOOKUP([.AY13];[.G67:.I68];[.AY12]+1))" office:value-type="float" office:value="6" calcext:value-type="float">
            <text:p>6</text:p>
          </table:table-cell>
          <table:table-cell table:style-name="train_20_heading_20_2" table:formula="of:=VLOOKUP([.BA12];[.C35:.D42];2)" office:value-type="string" office:string-value="☵" calcext:value-type="string">
            <text:p>☵</text:p>
          </table:table-cell>
          <table:table-cell table:formula="of:=[.AY12]" office:value-type="float" office:value="2" calcext:value-type="float">
            <text:p>2</text:p>
          </table:table-cell>
          <table:table-cell table:style-name="ce43" table:formula="of:=VLOOKUP([.BC12];[.C46:.D53];2)" office:value-type="string" office:string-value="⚋" calcext:value-type="string">
            <text:p>⚋</text:p>
          </table:table-cell>
          <table:table-cell table:style-name="ce44" table:formula="of:=IF(([.BC14]=1);VLOOKUP([.BC13];[.G59:.I60];[.BC12]+1);VLOOKUP([.BC13];[.G67:.I68];[.BC12]+1))" office:value-type="float" office:value="6" calcext:value-type="float">
            <text:p>6</text:p>
          </table:table-cell>
          <table:table-cell table:style-name="train_20_heading_20_2" table:formula="of:=VLOOKUP([.BE12];[.C35:.D42];2)" office:value-type="string" office:string-value="☵" calcext:value-type="string">
            <text:p>☵</text:p>
          </table:table-cell>
          <table:table-cell table:formula="of:=[.BC12]" office:value-type="float" office:value="2" calcext:value-type="float">
            <text:p>2</text:p>
          </table:table-cell>
          <table:table-cell table:style-name="ce43" table:formula="of:=VLOOKUP([.BG12];[.C46:.D53];2)" office:value-type="string" office:string-value="⚋" calcext:value-type="string">
            <text:p>⚋</text:p>
          </table:table-cell>
          <table:table-cell table:style-name="ce44" table:formula="of:=IF(([.BG14]=1);VLOOKUP([.BG13];[.G59:.I60];[.BG12]+1);VLOOKUP([.BG13];[.G67:.I68];[.BG12]+1))" office:value-type="float" office:value="6" calcext:value-type="float">
            <text:p>6</text:p>
          </table:table-cell>
          <table:table-cell table:style-name="train_20_heading_20_2" table:formula="of:=VLOOKUP([.BI12];[.C35:.D42];2)" office:value-type="string" office:string-value="☵" calcext:value-type="string">
            <text:p>☵</text:p>
          </table:table-cell>
          <table:table-cell table:formula="of:=[.BG12]" office:value-type="float" office:value="2" calcext:value-type="float">
            <text:p>2</text:p>
          </table:table-cell>
          <table:table-cell table:style-name="ce43" table:formula="of:=VLOOKUP([.BK12];[.C46:.D53];2)" office:value-type="string" office:string-value="⚋" calcext:value-type="string">
            <text:p>⚋</text:p>
          </table:table-cell>
          <table:table-cell table:style-name="ce44" table:formula="of:=IF(([.BK14]=1);VLOOKUP([.BK13];[.G59:.I60];[.BK12]+1);VLOOKUP([.BK13];[.G67:.I68];[.BK12]+1))" office:value-type="float" office:value="2" calcext:value-type="float">
            <text:p>2</text:p>
          </table:table-cell>
          <table:table-cell table:style-name="train_20_heading_20_2" table:formula="of:=VLOOKUP([.BK12];[.C35:.D42];2)" office:value-type="string" office:string-value="☱" calcext:value-type="string">
            <text:p>☱</text:p>
          </table:table-cell>
          <table:table-cell table:formula="of:=[.BK12]" office:value-type="float" office:value="2" calcext:value-type="float">
            <text:p>2</text:p>
          </table:table-cell>
          <table:table-cell table:style-name="ce43" table:formula="of:=VLOOKUP([.BO12];[.C46:.D53];2)" office:value-type="string" office:string-value="⚋" calcext:value-type="string">
            <text:p>⚋</text:p>
          </table:table-cell>
          <table:table-cell table:style-name="ce44" table:formula="of:=IF(([.BO14]=1);VLOOKUP([.BO13];[.G59:.I60];[.BO12]+1);VLOOKUP([.BO13];[.G67:.I68];[.BO12]+1))" office:value-type="float" office:value="4" calcext:value-type="float">
            <text:p>4</text:p>
          </table:table-cell>
          <table:table-cell table:style-name="train_20_heading_20_2" table:formula="of:=VLOOKUP([.BQ12];[.C35:.D42];2)" office:value-type="string" office:string-value="☳" calcext:value-type="string">
            <text:p>☳</text:p>
          </table:table-cell>
          <table:table-cell table:formula="of:=[.BO12]" office:value-type="float" office:value="2" calcext:value-type="float">
            <text:p>2</text:p>
          </table:table-cell>
          <table:table-cell table:style-name="ce43" table:formula="of:=VLOOKUP([.BS12];[.C46:.D53];2)" office:value-type="string" office:string-value="⚋" calcext:value-type="string">
            <text:p>⚋</text:p>
          </table:table-cell>
          <table:table-cell table:style-name="ce44" table:formula="of:=IF(([.BS14]=1);VLOOKUP([.BS13];[.G59:.I60];[.BS12]+1);VLOOKUP([.BS13];[.G67:.I68];[.BS12]+1))" office:value-type="float" office:value="8" calcext:value-type="float">
            <text:p>8</text:p>
          </table:table-cell>
          <table:table-cell table:style-name="train_20_heading_20_2" table:formula="of:=VLOOKUP([.BU12];[.C35:.D42];2)" office:value-type="string" office:string-value="☷" calcext:value-type="string">
            <text:p>☷</text:p>
          </table:table-cell>
          <table:table-cell table:formula="of:=[.BS12]" office:value-type="float" office:value="2" calcext:value-type="float">
            <text:p>2</text:p>
          </table:table-cell>
          <table:table-cell table:style-name="ce43" table:formula="of:=VLOOKUP([.BW12];[.C46:.D53];2)" office:value-type="string" office:string-value="⚋" calcext:value-type="string">
            <text:p>⚋</text:p>
          </table:table-cell>
          <table:table-cell table:style-name="ce44" table:formula="of:=IF(([.BW14]=1);VLOOKUP([.BW13];[.G59:.I60];[.BW12]+1);VLOOKUP([.BW13];[.G67:.I68];[.BW12]+1))" office:value-type="float" office:value="8" calcext:value-type="float">
            <text:p>8</text:p>
          </table:table-cell>
          <table:table-cell table:style-name="train_20_heading_20_2" table:formula="of:=VLOOKUP([.BY12];[.C35:.D42];2)" office:value-type="string" office:string-value="☷" calcext:value-type="string">
            <text:p>☷</text:p>
          </table:table-cell>
          <table:table-cell table:formula="of:=[.BW12]" office:value-type="float" office:value="2" calcext:value-type="float">
            <text:p>2</text:p>
          </table:table-cell>
          <table:table-cell table:style-name="ce43" table:formula="of:=VLOOKUP([.CA12];[.C46:.D53];2)" office:value-type="string" office:string-value="⚋" calcext:value-type="string">
            <text:p>⚋</text:p>
          </table:table-cell>
          <table:table-cell table:style-name="ce44" table:formula="of:=IF(([.CA14]=1);VLOOKUP([.CA13];[.G59:.I60];[.CA12]+1);VLOOKUP([.CA13];[.G67:.I68];[.CA12]+1))" office:value-type="float" office:value="8" calcext:value-type="float">
            <text:p>8</text:p>
          </table:table-cell>
          <table:table-cell table:style-name="train_20_heading_20_2" table:formula="of:=VLOOKUP([.CC12];[.C35:.D42];2)" office:value-type="string" office:string-value="☷" calcext:value-type="string">
            <text:p>☷</text:p>
          </table:table-cell>
        </table:table-row>
        <table:table-row table:style-name="ro2">
          <table:table-cell table:style-name="train_20_red_20_light" office:value-type="string" calcext:value-type="string">
            <text:p>Moving Line Four</text:p>
          </table:table-cell>
          <table:table-cell table:style-name="train_20_red_20_light" table:number-columns-repeated="2"/>
          <table:table-cell table:style-name="train_20_red_20_light" table:formula="of:=VLOOKUP(9;[.G255:.Q267];[.A18])" office:value-type="float" office:value="2" calcext:value-type="float">
            <text:p>2</text:p>
          </table:table-cell>
          <table:table-cell table:style-name="train_20_red_20_light" table:formula="of:=VLOOKUP([.D13];[.C46:.D53];2)" office:value-type="string" office:string-value="⚋" calcext:value-type="string">
            <text:p>⚋</text:p>
          </table:table-cell>
          <table:table-cell table:style-name="train_20_amber_20_light" office:value-type="string" calcext:value-type="string">
            <text:p>Lower Nuclear</text:p>
          </table:table-cell>
          <table:table-cell table:style-name="train_20_amber_20_light" table:formula="of:=IF(([.D15]=1);VLOOKUP([.D14];[.G59:.I60];[.D13]+1);VLOOKUP([.D14];[.G67:.I68];[.D13]+1))" office:value-type="float" office:value="8" calcext:value-type="float">
            <text:p>8</text:p>
          </table:table-cell>
          <table:table-cell table:style-name="train_20_amber_20_light" table:formula="of:=VLOOKUP([.G13];[.C35:.D42];2)" office:value-type="string" office:string-value="☷" calcext:value-type="string">
            <text:p>☷</text:p>
          </table:table-cell>
          <table:table-cell table:style-name="train_20_amber_20_light" office:value-type="string" calcext:value-type="string">
            <text:p>LGT</text:p>
          </table:table-cell>
          <table:table-cell table:style-name="train_20_amber_20_light" table:formula="of:=IF(([.D13]=1);VLOOKUP([.D14];[.G59:.I60];[.D13]+1);VLOOKUP([.D14];[.G67:.I68];[.D13]+1))" office:value-type="float" office:value="8" calcext:value-type="float">
            <text:p>8</text:p>
          </table:table-cell>
          <table:table-cell table:style-name="train_20_amber_20_light" table:formula="of:=VLOOKUP([.J13];[.C35:.D42];2)" office:value-type="string" office:string-value="☷" calcext:value-type="string">
            <text:p>☷</text:p>
          </table:table-cell>
          <table:table-cell table:style-name="train_20_heading_20_1" office:value-type="string" calcext:value-type="string">
            <text:p>N5</text:p>
          </table:table-cell>
          <table:table-cell table:style-name="ce42" table:formula="of:=[.BE4]" office:value-type="float" office:value="8" calcext:value-type="float">
            <text:p>8</text:p>
          </table:table-cell>
          <table:table-cell table:formula="of:=VLOOKUP([.M13];[.C35:.D42];2)" office:value-type="string" office:string-value="☷" calcext:value-type="string">
            <text:p>☷</text:p>
          </table:table-cell>
          <table:table-cell table:formula="of:=[.D5]" office:value-type="float" office:value="2" calcext:value-type="float">
            <text:p>2</text:p>
          </table:table-cell>
          <table:table-cell table:style-name="ce43" table:formula="of:=VLOOKUP([.O13];[.C46:.D53];2)" office:value-type="string" office:string-value="⚋" calcext:value-type="string">
            <text:p>⚋</text:p>
          </table:table-cell>
          <table:table-cell table:style-name="ce44" table:formula="of:=IF(([.O17]=1);VLOOKUP([.O16];[.G59:.I60];[.O15]+1);VLOOKUP([.O16];[.G67:.I68];[.O15]+1))" office:value-type="float" office:value="8" calcext:value-type="float">
            <text:p>8</text:p>
          </table:table-cell>
          <table:table-cell table:style-name="ce44" table:formula="of:=VLOOKUP([.O13];[.C35:.D42];2)" office:value-type="string" office:string-value="☱" calcext:value-type="string">
            <text:p>☱</text:p>
          </table:table-cell>
          <table:table-cell table:formula="of:=[.O13]" office:value-type="float" office:value="2" calcext:value-type="float">
            <text:p>2</text:p>
          </table:table-cell>
          <table:table-cell table:style-name="ce43" table:formula="of:=VLOOKUP([.S13];[.C46:.D53];2)" office:value-type="string" office:string-value="⚋" calcext:value-type="string">
            <text:p>⚋</text:p>
          </table:table-cell>
          <table:table-cell table:style-name="train_20_heading_20_2" table:formula="of:=IF(([.S17]=1);VLOOKUP([.S16];[.G59:.I60];[.S15]+1);VLOOKUP([.S16];[.G67:.I68];[.S15]+1))" office:value-type="float" office:value="4" calcext:value-type="float">
            <text:p>4</text:p>
          </table:table-cell>
          <table:table-cell table:style-name="ce44" table:formula="of:=VLOOKUP([.U13];[.C35:.D42];2)" office:value-type="string" office:string-value="☳" calcext:value-type="string">
            <text:p>☳</text:p>
          </table:table-cell>
          <table:table-cell table:formula="of:=[.S13]" office:value-type="float" office:value="2" calcext:value-type="float">
            <text:p>2</text:p>
          </table:table-cell>
          <table:table-cell table:style-name="ce43" table:formula="of:=VLOOKUP([.W13];[.C46:.D53];2)" office:value-type="string" office:string-value="⚋" calcext:value-type="string">
            <text:p>⚋</text:p>
          </table:table-cell>
          <table:table-cell table:style-name="train_20_heading_20_2" table:formula="of:=IF(([.W17]=1);VLOOKUP([.W16];[.G59:.I60];[.W15]+1);VLOOKUP([.W16];[.G67:.I68];[.W15]+1))" office:value-type="float" office:value="2" calcext:value-type="float">
            <text:p>2</text:p>
          </table:table-cell>
          <table:table-cell table:style-name="ce44" table:formula="of:=VLOOKUP([.Y13];[.C35:.D42];2)" office:value-type="string" office:string-value="☱" calcext:value-type="string">
            <text:p>☱</text:p>
          </table:table-cell>
          <table:table-cell table:formula="of:=[.W13]" office:value-type="float" office:value="2" calcext:value-type="float">
            <text:p>2</text:p>
          </table:table-cell>
          <table:table-cell table:style-name="ce43" table:formula="of:=VLOOKUP([.AA13];[.C46:.D53];2)" office:value-type="string" office:string-value="⚋" calcext:value-type="string">
            <text:p>⚋</text:p>
          </table:table-cell>
          <table:table-cell table:style-name="train_20_heading_20_2" table:formula="of:=IF(([.AA17]=1);VLOOKUP([.AA16];[.G59:.I60];[.AA15]+1);VLOOKUP([.AA16];[.G67:.I68];[.AA15]+1))" office:value-type="float" office:value="1" calcext:value-type="float">
            <text:p>1</text:p>
          </table:table-cell>
          <table:table-cell table:style-name="ce44" table:formula="of:=VLOOKUP([.AC13];[.C35:.D42];2)" office:value-type="string" office:string-value="☰" calcext:value-type="string">
            <text:p>☰</text:p>
          </table:table-cell>
          <table:table-cell table:formula="of:=[.AA13]" office:value-type="float" office:value="2" calcext:value-type="float">
            <text:p>2</text:p>
          </table:table-cell>
          <table:table-cell table:style-name="ce43" table:formula="of:=VLOOKUP([.AE13];[.C46:.D53];2)" office:value-type="string" office:string-value="⚋" calcext:value-type="string">
            <text:p>⚋</text:p>
          </table:table-cell>
          <table:table-cell table:style-name="train_20_heading_20_2" table:formula="of:=IF(([.AE17]=1);VLOOKUP([.AE16];[.G59:.I60];[.AE15]+1);VLOOKUP([.AE16];[.G67:.I68];[.AE15]+1))" office:value-type="float" office:value="1" calcext:value-type="float">
            <text:p>1</text:p>
          </table:table-cell>
          <table:table-cell table:style-name="ce44" table:formula="of:=VLOOKUP([.AG13];[.C35:.D42];2)" office:value-type="string" office:string-value="☰" calcext:value-type="string">
            <text:p>☰</text:p>
          </table:table-cell>
          <table:table-cell table:formula="of:=IF([.AE13]=1;2;1)" office:value-type="float" office:value="1" calcext:value-type="float">
            <text:p>1</text:p>
          </table:table-cell>
          <table:table-cell table:style-name="ce43" table:formula="of:=VLOOKUP([.AI13];[.C46:.D53];2)" office:value-type="string" office:string-value="⚊" calcext:value-type="string">
            <text:p>⚊</text:p>
          </table:table-cell>
          <table:table-cell table:style-name="train_20_heading_20_2" table:formula="of:=IF(([.AI17]=1);VLOOKUP([.AI16];[.G59:.I60];[.AI15]+1);VLOOKUP([.AI16];[.G67:.I68];[.AI15]+1))" office:value-type="float" office:value="1" calcext:value-type="float">
            <text:p>1</text:p>
          </table:table-cell>
          <table:table-cell table:style-name="ce44" table:formula="of:=VLOOKUP([.AK13];[.C35:.D42];2)" office:value-type="string" office:string-value="☰" calcext:value-type="string">
            <text:p>☰</text:p>
          </table:table-cell>
          <table:table-cell table:formula="of:=[.AI13]" office:value-type="float" office:value="1" calcext:value-type="float">
            <text:p>1</text:p>
          </table:table-cell>
          <table:table-cell table:style-name="ce43" table:formula="of:=VLOOKUP([.AM13];[.C46:.D53];2)" office:value-type="string" office:string-value="⚊" calcext:value-type="string">
            <text:p>⚊</text:p>
          </table:table-cell>
          <table:table-cell table:style-name="train_20_heading_20_2" table:formula="of:=IF(([.AM17]=1);VLOOKUP([.AM16];[.G59:.I60];[.AM15]+1);VLOOKUP([.AM16];[.G67:.I68];[.AM15]+1))" office:value-type="float" office:value="1" calcext:value-type="float">
            <text:p>1</text:p>
          </table:table-cell>
          <table:table-cell table:style-name="ce44" table:formula="of:=VLOOKUP([.AO13];[.C35:.D42];2)" office:value-type="string" office:string-value="☰" calcext:value-type="string">
            <text:p>☰</text:p>
          </table:table-cell>
          <table:table-cell table:formula="of:=[.AM13]" office:value-type="float" office:value="1" calcext:value-type="float">
            <text:p>1</text:p>
          </table:table-cell>
          <table:table-cell table:style-name="ce43" table:formula="of:=VLOOKUP([.AQ13];[.C46:.D53];2)" office:value-type="string" office:string-value="⚊" calcext:value-type="string">
            <text:p>⚊</text:p>
          </table:table-cell>
          <table:table-cell table:style-name="train_20_heading_20_2" table:formula="of:=IF(([.AQ17]=1);VLOOKUP([.AQ16];[.G59:.I60];[.AQ15]+1);VLOOKUP([.AQ16];[.G67:.I68];[.AQ15]+1))" office:value-type="float" office:value="2" calcext:value-type="float">
            <text:p>2</text:p>
          </table:table-cell>
          <table:table-cell table:style-name="ce44" table:formula="of:=VLOOKUP([.AS13];[.C35:.D42];2)" office:value-type="string" office:string-value="☱" calcext:value-type="string">
            <text:p>☱</text:p>
          </table:table-cell>
          <table:table-cell table:formula="of:=[.AQ13]" office:value-type="float" office:value="1" calcext:value-type="float">
            <text:p>1</text:p>
          </table:table-cell>
          <table:table-cell table:style-name="ce43" table:formula="of:=VLOOKUP([.AU13];[.C46:.D53];2)" office:value-type="string" office:string-value="⚊" calcext:value-type="string">
            <text:p>⚊</text:p>
          </table:table-cell>
          <table:table-cell table:style-name="train_20_heading_20_2" table:formula="of:=IF(([.AU17]=1);VLOOKUP([.AU16];[.G59:.I60];[.AU15]+1);VLOOKUP([.AU16];[.G67:.I68];[.AU15]+1))" office:value-type="float" office:value="4" calcext:value-type="float">
            <text:p>4</text:p>
          </table:table-cell>
          <table:table-cell table:style-name="ce44" table:formula="of:=VLOOKUP([.AW13];[.C35:.D42];2)" office:value-type="string" office:string-value="☳" calcext:value-type="string">
            <text:p>☳</text:p>
          </table:table-cell>
          <table:table-cell table:formula="of:=[.AU13]" office:value-type="float" office:value="1" calcext:value-type="float">
            <text:p>1</text:p>
          </table:table-cell>
          <table:table-cell table:style-name="ce43" table:formula="of:=VLOOKUP([.AY13];[.C46:.D53];2)" office:value-type="string" office:string-value="⚊" calcext:value-type="string">
            <text:p>⚊</text:p>
          </table:table-cell>
          <table:table-cell table:style-name="train_20_heading_20_2" table:formula="of:=IF(([.AY17]=1);VLOOKUP([.AY16];[.G59:.I60];[.AY15]+1);VLOOKUP([.AY16];[.G67:.I68];[.AY15]+1))" office:value-type="float" office:value="8" calcext:value-type="float">
            <text:p>8</text:p>
          </table:table-cell>
          <table:table-cell table:style-name="ce44" table:formula="of:=VLOOKUP([.BA13];[.C35:.D42];2)" office:value-type="string" office:string-value="☷" calcext:value-type="string">
            <text:p>☷</text:p>
          </table:table-cell>
          <table:table-cell table:formula="of:=[.AY13]" office:value-type="float" office:value="1" calcext:value-type="float">
            <text:p>1</text:p>
          </table:table-cell>
          <table:table-cell table:style-name="ce43" table:formula="of:=VLOOKUP([.BC13];[.C46:.D53];2)" office:value-type="string" office:string-value="⚊" calcext:value-type="string">
            <text:p>⚊</text:p>
          </table:table-cell>
          <table:table-cell table:style-name="train_20_heading_20_2" table:formula="of:=IF(([.BC17]=1);VLOOKUP([.BC16];[.G59:.I60];[.BC15]+1);VLOOKUP([.BC16];[.G67:.I68];[.BC15]+1))" office:value-type="float" office:value="6" calcext:value-type="float">
            <text:p>6</text:p>
          </table:table-cell>
          <table:table-cell table:style-name="ce44" table:formula="of:=VLOOKUP([.BE13];[.C35:.D42];2)" office:value-type="string" office:string-value="☵" calcext:value-type="string">
            <text:p>☵</text:p>
          </table:table-cell>
          <table:table-cell table:formula="of:=[.BC13]" office:value-type="float" office:value="1" calcext:value-type="float">
            <text:p>1</text:p>
          </table:table-cell>
          <table:table-cell table:style-name="ce43" table:formula="of:=VLOOKUP([.BG13];[.C46:.D53];2)" office:value-type="string" office:string-value="⚊" calcext:value-type="string">
            <text:p>⚊</text:p>
          </table:table-cell>
          <table:table-cell table:style-name="train_20_heading_20_2" table:formula="of:=IF(([.BG17]=1);VLOOKUP([.BG16];[.G59:.I60];[.BG15]+1);VLOOKUP([.BG16];[.G67:.I68];[.BG15]+1))" office:value-type="float" office:value="5" calcext:value-type="float">
            <text:p>5</text:p>
          </table:table-cell>
          <table:table-cell table:style-name="ce44" table:formula="of:=VLOOKUP([.BI13];[.C35:.D42];2)" office:value-type="string" office:string-value="☴" calcext:value-type="string">
            <text:p>☴</text:p>
          </table:table-cell>
          <table:table-cell table:formula="of:=[.BG13]" office:value-type="float" office:value="1" calcext:value-type="float">
            <text:p>1</text:p>
          </table:table-cell>
          <table:table-cell table:style-name="ce43" table:formula="of:=VLOOKUP([.BK13];[.C46:.D53];2)" office:value-type="string" office:string-value="⚊" calcext:value-type="string">
            <text:p>⚊</text:p>
          </table:table-cell>
          <table:table-cell table:style-name="train_20_heading_20_2" table:formula="of:=IF(([.BK17]=1);VLOOKUP([.BK16];[.G59:.I60];[.BK15]+1);VLOOKUP([.BK16];[.G67:.I68];[.BK15]+1))" office:value-type="float" office:value="5" calcext:value-type="float">
            <text:p>5</text:p>
          </table:table-cell>
          <table:table-cell table:style-name="ce44" table:formula="of:=VLOOKUP([.BK13];[.C35:.D42];2)" office:value-type="string" office:string-value="☰" calcext:value-type="string">
            <text:p>☰</text:p>
          </table:table-cell>
          <table:table-cell table:formula="of:=IF([.BK13]=1;2;1)" office:value-type="float" office:value="2" calcext:value-type="float">
            <text:p>2</text:p>
          </table:table-cell>
          <table:table-cell table:style-name="ce43" table:formula="of:=VLOOKUP([.BO13];[.C46:.D53];2)" office:value-type="string" office:string-value="⚋" calcext:value-type="string">
            <text:p>⚋</text:p>
          </table:table-cell>
          <table:table-cell table:style-name="train_20_heading_20_2" table:formula="of:=IF(([.BO17]=1);VLOOKUP([.BO16];[.G59:.I60];[.BO15]+1);VLOOKUP([.BO16];[.G67:.I68];[.BO15]+1))" office:value-type="float" office:value="5" calcext:value-type="float">
            <text:p>5</text:p>
          </table:table-cell>
          <table:table-cell table:style-name="ce44" table:formula="of:=VLOOKUP([.BQ13];[.C35:.D42];2)" office:value-type="string" office:string-value="☴" calcext:value-type="string">
            <text:p>☴</text:p>
          </table:table-cell>
          <table:table-cell table:formula="of:=[.BO13]" office:value-type="float" office:value="2" calcext:value-type="float">
            <text:p>2</text:p>
          </table:table-cell>
          <table:table-cell table:style-name="ce43" table:formula="of:=VLOOKUP([.BS13];[.C46:.D53];2)" office:value-type="string" office:string-value="⚋" calcext:value-type="string">
            <text:p>⚋</text:p>
          </table:table-cell>
          <table:table-cell table:style-name="train_20_heading_20_2" table:formula="of:=IF(([.BS17]=1);VLOOKUP([.BS16];[.G59:.I60];[.BS15]+1);VLOOKUP([.BS16];[.G67:.I68];[.BS15]+1))" office:value-type="float" office:value="5" calcext:value-type="float">
            <text:p>5</text:p>
          </table:table-cell>
          <table:table-cell table:style-name="ce44" table:formula="of:=VLOOKUP([.BU13];[.C35:.D42];2)" office:value-type="string" office:string-value="☴" calcext:value-type="string">
            <text:p>☴</text:p>
          </table:table-cell>
          <table:table-cell table:formula="of:=[.BS13]" office:value-type="float" office:value="2" calcext:value-type="float">
            <text:p>2</text:p>
          </table:table-cell>
          <table:table-cell table:style-name="ce43" table:formula="of:=VLOOKUP([.BW13];[.C46:.D53];2)" office:value-type="string" office:string-value="⚋" calcext:value-type="string">
            <text:p>⚋</text:p>
          </table:table-cell>
          <table:table-cell table:style-name="train_20_heading_20_2" table:formula="of:=IF(([.BW17]=1);VLOOKUP([.BW16];[.G59:.I60];[.BW15]+1);VLOOKUP([.BW16];[.G67:.I68];[.BW15]+1))" office:value-type="float" office:value="6" calcext:value-type="float">
            <text:p>6</text:p>
          </table:table-cell>
          <table:table-cell table:style-name="ce44" table:formula="of:=VLOOKUP([.BY13];[.C35:.D42];2)" office:value-type="string" office:string-value="☵" calcext:value-type="string">
            <text:p>☵</text:p>
          </table:table-cell>
          <table:table-cell table:formula="of:=[.BW13]" office:value-type="float" office:value="2" calcext:value-type="float">
            <text:p>2</text:p>
          </table:table-cell>
          <table:table-cell table:style-name="ce43" table:formula="of:=VLOOKUP([.CA13];[.C46:.D53];2)" office:value-type="string" office:string-value="⚋" calcext:value-type="string">
            <text:p>⚋</text:p>
          </table:table-cell>
          <table:table-cell table:style-name="train_20_heading_20_2" table:formula="of:=IF(([.CA17]=1);VLOOKUP([.CA16];[.G59:.I60];[.CA15]+1);VLOOKUP([.CA16];[.G67:.I68];[.CA15]+1))" office:value-type="float" office:value="8" calcext:value-type="float">
            <text:p>8</text:p>
          </table:table-cell>
          <table:table-cell table:style-name="ce44" table:formula="of:=VLOOKUP([.CC13];[.C35:.D42];2)" office:value-type="string" office:string-value="☷" calcext:value-type="string">
            <text:p>☷</text:p>
          </table:table-cell>
        </table:table-row>
        <table:table-row table:style-name="ro2">
          <table:table-cell table:style-name="train_20_red_20_light" office:value-type="string" calcext:value-type="string">
            <text:p>Moving Line Three</text:p>
          </table:table-cell>
          <table:table-cell table:style-name="train_20_red_20_light" table:number-columns-repeated="2"/>
          <table:table-cell table:style-name="train_20_red_20_light" table:formula="of:=VLOOKUP(10;[.G255:.Q267];[.A18])" office:value-type="float" office:value="2" calcext:value-type="float">
            <text:p>2</text:p>
          </table:table-cell>
          <table:table-cell table:style-name="train_20_red_20_light" table:formula="of:=VLOOKUP([.D14];[.C46:.D53];2)" office:value-type="string" office:string-value="⚋" calcext:value-type="string">
            <text:p>⚋</text:p>
          </table:table-cell>
          <table:table-cell table:style-name="train_20_amber_20_light" office:value-type="string" calcext:value-type="string">
            <text:p>Lower Trigram</text:p>
          </table:table-cell>
          <table:table-cell table:style-name="train_20_amber_20_light" table:formula="of:=IF(([.D16]=1);VLOOKUP([.D15];[.G59:.I60];[.D14]+1);VLOOKUP([.D15];[.G67:.I68];[.D14]+1))" office:value-type="float" office:value="8" calcext:value-type="float">
            <text:p>8</text:p>
          </table:table-cell>
          <table:table-cell table:style-name="train_20_amber_20_light" table:formula="of:=VLOOKUP([.G14];[.C35:.D42];2)" office:value-type="string" office:string-value="☷" calcext:value-type="string">
            <text:p>☷</text:p>
          </table:table-cell>
          <table:table-cell table:style-name="train_20_green_20_light" office:value-type="string" calcext:value-type="string">
            <text:p>Golden hexagram</text:p>
          </table:table-cell>
          <table:table-cell table:style-name="train_20_green_20_light" table:formula="of:=VLOOKUP([.J13];[.A24:.I31];[.J12]+1)" office:value-type="float" office:value="2" calcext:value-type="float">
            <text:p>2</text:p>
          </table:table-cell>
          <table:table-cell table:style-name="train_20_green_20_light" table:formula="of:=VLOOKUP([.J14];[.C57:.D120];2)" office:value-type="string" office:string-value="䷁" calcext:value-type="string">
            <text:p>䷁</text:p>
          </table:table-cell>
          <table:table-cell table:style-name="train_20_heading_20_1" office:value-type="string" calcext:value-type="string">
            <text:p>N4</text:p>
          </table:table-cell>
          <table:table-cell table:style-name="Default" table:formula="of:=[.BE5]" office:value-type="float" office:value="8" calcext:value-type="float">
            <text:p>8</text:p>
          </table:table-cell>
          <table:table-cell table:formula="of:=VLOOKUP([.M14];[.C35:.D42];2)" office:value-type="string" office:string-value="☷" calcext:value-type="string">
            <text:p>☷</text:p>
          </table:table-cell>
          <table:table-cell table:formula="of:=[.D6]" office:value-type="float" office:value="2" calcext:value-type="float">
            <text:p>2</text:p>
          </table:table-cell>
          <table:table-cell table:style-name="ce43" table:formula="of:=VLOOKUP([.O14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O14]" office:value-type="float" office:value="2" calcext:value-type="float">
            <text:p>2</text:p>
          </table:table-cell>
          <table:table-cell table:style-name="ce43" table:formula="of:=VLOOKUP([.S14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S14]" office:value-type="float" office:value="2" calcext:value-type="float">
            <text:p>2</text:p>
          </table:table-cell>
          <table:table-cell table:style-name="ce43" table:formula="of:=VLOOKUP([.W14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W14]" office:value-type="float" office:value="2" calcext:value-type="float">
            <text:p>2</text:p>
          </table:table-cell>
          <table:table-cell table:style-name="ce43" table:formula="of:=VLOOKUP([.AA14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AA14]=1;2;1)" office:value-type="float" office:value="1" calcext:value-type="float">
            <text:p>1</text:p>
          </table:table-cell>
          <table:table-cell table:style-name="ce43" table:formula="of:=VLOOKUP([.AE14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AE14]" office:value-type="float" office:value="1" calcext:value-type="float">
            <text:p>1</text:p>
          </table:table-cell>
          <table:table-cell table:style-name="ce43" table:formula="of:=VLOOKUP([.AI14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IF([.AI14]=1;2;1)" office:value-type="float" office:value="2" calcext:value-type="float">
            <text:p>2</text:p>
          </table:table-cell>
          <table:table-cell table:style-name="ce43" table:formula="of:=VLOOKUP([.AM14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AM14]" office:value-type="float" office:value="2" calcext:value-type="float">
            <text:p>2</text:p>
          </table:table-cell>
          <table:table-cell table:style-name="ce43" table:formula="of:=VLOOKUP([.AQ14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AQ14]" office:value-type="float" office:value="2" calcext:value-type="float">
            <text:p>2</text:p>
          </table:table-cell>
          <table:table-cell table:style-name="ce43" table:formula="of:=VLOOKUP([.AU14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AU14]" office:value-type="float" office:value="2" calcext:value-type="float">
            <text:p>2</text:p>
          </table:table-cell>
          <table:table-cell table:style-name="ce43" table:formula="of:=VLOOKUP([.AY14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AY14]" office:value-type="float" office:value="2" calcext:value-type="float">
            <text:p>2</text:p>
          </table:table-cell>
          <table:table-cell table:style-name="ce43" table:formula="of:=VLOOKUP([.BC14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BC14]" office:value-type="float" office:value="2" calcext:value-type="float">
            <text:p>2</text:p>
          </table:table-cell>
          <table:table-cell table:style-name="ce43" table:formula="of:=VLOOKUP([.BG14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BC14]=1;2;1)" office:value-type="float" office:value="1" calcext:value-type="float">
            <text:p>1</text:p>
          </table:table-cell>
          <table:table-cell table:style-name="ce43" table:formula="of:=VLOOKUP([.BK14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BK14]" office:value-type="float" office:value="1" calcext:value-type="float">
            <text:p>1</text:p>
          </table:table-cell>
          <table:table-cell table:style-name="ce43" table:formula="of:=VLOOKUP([.BO14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IF([.BO14]=1;2;1)" office:value-type="float" office:value="2" calcext:value-type="float">
            <text:p>2</text:p>
          </table:table-cell>
          <table:table-cell table:style-name="ce43" table:formula="of:=VLOOKUP([.BS14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BS14]" office:value-type="float" office:value="2" calcext:value-type="float">
            <text:p>2</text:p>
          </table:table-cell>
          <table:table-cell table:style-name="ce43" table:formula="of:=VLOOKUP([.BW14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BW14]" office:value-type="float" office:value="2" calcext:value-type="float">
            <text:p>2</text:p>
          </table:table-cell>
          <table:table-cell table:style-name="ce43" table:formula="of:=VLOOKUP([.CA14];[.C46:.D53];2)" office:value-type="string" office:string-value="⚋" calcext:value-type="string">
            <text:p>⚋</text:p>
          </table:table-cell>
          <table:table-cell table:style-name="Default" table:number-columns-repeated="2"/>
        </table:table-row>
        <table:table-row table:style-name="ro2">
          <table:table-cell table:style-name="train_20_red_20_light" office:value-type="string" calcext:value-type="string">
            <text:p>Moving Line Two</text:p>
          </table:table-cell>
          <table:table-cell table:style-name="train_20_red_20_light" table:number-columns-repeated="2"/>
          <table:table-cell table:style-name="train_20_red_20_light" table:formula="of:=VLOOKUP(11;[.G255:.Q267];[.A18])" office:value-type="float" office:value="2" calcext:value-type="float">
            <text:p>2</text:p>
          </table:table-cell>
          <table:table-cell table:style-name="train_20_red_20_light" table:formula="of:=VLOOKUP([.D15];[.C46:.D53];2)" office:value-type="string" office:string-value="⚋" calcext:value-type="string">
            <text:p>⚋</text:p>
          </table:table-cell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green_20_light" office:value-type="string" calcext:value-type="string">
            <text:p>Nuclear Hexagram</text:p>
          </table:table-cell>
          <table:table-cell table:style-name="train_20_green_20_light" table:formula="of:=VLOOKUP([.G6];[.A24:.I31];[.G5]+1)" office:value-type="float" office:value="2" calcext:value-type="float">
            <text:p>2</text:p>
          </table:table-cell>
          <table:table-cell table:style-name="train_20_green_20_light" table:formula="of:=VLOOKUP([.J15];[.C57:.D120];2)" office:value-type="string" office:string-value="䷁" calcext:value-type="string">
            <text:p>䷁</text:p>
          </table:table-cell>
          <table:table-cell table:style-name="train_20_heading_20_1" office:value-type="string" calcext:value-type="string">
            <text:p>N3</text:p>
          </table:table-cell>
          <table:table-cell table:style-name="Default" table:formula="of:=[.M6]" office:value-type="float" office:value="8" calcext:value-type="float">
            <text:p>8</text:p>
          </table:table-cell>
          <table:table-cell table:formula="of:=VLOOKUP([.M15];[.C35:.D42];2)" office:value-type="string" office:string-value="☷" calcext:value-type="string">
            <text:p>☷</text:p>
          </table:table-cell>
          <table:table-cell table:formula="of:=[.D7]" office:value-type="float" office:value="2" calcext:value-type="float">
            <text:p>2</text:p>
          </table:table-cell>
          <table:table-cell table:style-name="ce43" table:formula="of:=VLOOKUP([.O15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O15]" office:value-type="float" office:value="2" calcext:value-type="float">
            <text:p>2</text:p>
          </table:table-cell>
          <table:table-cell table:style-name="ce43" table:formula="of:=VLOOKUP([.S15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S15]" office:value-type="float" office:value="2" calcext:value-type="float">
            <text:p>2</text:p>
          </table:table-cell>
          <table:table-cell table:style-name="ce43" table:formula="of:=VLOOKUP([.W15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W15]=1;2;1)" office:value-type="float" office:value="1" calcext:value-type="float">
            <text:p>1</text:p>
          </table:table-cell>
          <table:table-cell table:style-name="ce43" table:formula="of:=VLOOKUP([.AA15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AA15]" office:value-type="float" office:value="1" calcext:value-type="float">
            <text:p>1</text:p>
          </table:table-cell>
          <table:table-cell table:style-name="ce43" table:formula="of:=VLOOKUP([.AE15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AE15]" office:value-type="float" office:value="1" calcext:value-type="float">
            <text:p>1</text:p>
          </table:table-cell>
          <table:table-cell table:style-name="ce43" table:formula="of:=VLOOKUP([.AI15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AI15]" office:value-type="float" office:value="1" calcext:value-type="float">
            <text:p>1</text:p>
          </table:table-cell>
          <table:table-cell table:style-name="ce43" table:formula="of:=VLOOKUP([.AM15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IF([.AM15]=1;2;1)" office:value-type="float" office:value="2" calcext:value-type="float">
            <text:p>2</text:p>
          </table:table-cell>
          <table:table-cell table:style-name="ce43" table:formula="of:=VLOOKUP([.AQ15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AQ15]" office:value-type="float" office:value="2" calcext:value-type="float">
            <text:p>2</text:p>
          </table:table-cell>
          <table:table-cell table:style-name="ce43" table:formula="of:=VLOOKUP([.AU15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AU15]" office:value-type="float" office:value="2" calcext:value-type="float">
            <text:p>2</text:p>
          </table:table-cell>
          <table:table-cell table:style-name="ce43" table:formula="of:=VLOOKUP([.AY15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AY15]" office:value-type="float" office:value="2" calcext:value-type="float">
            <text:p>2</text:p>
          </table:table-cell>
          <table:table-cell table:style-name="ce43" table:formula="of:=VLOOKUP([.BC15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BC15]=1;2;1)" office:value-type="float" office:value="1" calcext:value-type="float">
            <text:p>1</text:p>
          </table:table-cell>
          <table:table-cell table:style-name="ce43" table:formula="of:=VLOOKUP([.BG15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BG15]" office:value-type="float" office:value="1" calcext:value-type="float">
            <text:p>1</text:p>
          </table:table-cell>
          <table:table-cell table:style-name="ce43" table:formula="of:=VLOOKUP([.BK15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BK15]" office:value-type="float" office:value="1" calcext:value-type="float">
            <text:p>1</text:p>
          </table:table-cell>
          <table:table-cell table:style-name="ce43" table:formula="of:=VLOOKUP([.BO15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BO15]" office:value-type="float" office:value="1" calcext:value-type="float">
            <text:p>1</text:p>
          </table:table-cell>
          <table:table-cell table:style-name="ce43" table:formula="of:=VLOOKUP([.BS15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IF([.BS15]=1;2;1)" office:value-type="float" office:value="2" calcext:value-type="float">
            <text:p>2</text:p>
          </table:table-cell>
          <table:table-cell table:style-name="ce43" table:formula="of:=VLOOKUP([.BW15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BW15]" office:value-type="float" office:value="2" calcext:value-type="float">
            <text:p>2</text:p>
          </table:table-cell>
          <table:table-cell table:style-name="ce43" table:formula="of:=VLOOKUP([.CA15];[.C46:.D53];2)" office:value-type="string" office:string-value="⚋" calcext:value-type="string">
            <text:p>⚋</text:p>
          </table:table-cell>
          <table:table-cell table:style-name="Default" table:number-columns-repeated="2"/>
        </table:table-row>
        <table:table-row table:style-name="ro2">
          <table:table-cell table:style-name="train_20_red_20_light" office:value-type="string" calcext:value-type="string">
            <text:p>Moving Line One</text:p>
          </table:table-cell>
          <table:table-cell table:style-name="train_20_red_20_light" table:number-columns-repeated="2"/>
          <table:table-cell table:style-name="train_20_red_20_light" table:formula="of:=VLOOKUP(12;[.G255:.Q267];[.A18])" office:value-type="float" office:value="2" calcext:value-type="float">
            <text:p>2</text:p>
          </table:table-cell>
          <table:table-cell table:style-name="train_20_red_20_light" table:formula="of:=VLOOKUP([.D16];[.C46:.D53];2)" office:value-type="string" office:string-value="⚋" calcext:value-type="string">
            <text:p>⚋</text:p>
          </table:table-cell>
          <table:table-cell table:style-name="train_20_green_20_light" office:value-type="string" calcext:value-type="string">
            <text:p>Moving Hexagram</text:p>
          </table:table-cell>
          <table:table-cell table:style-name="train_20_green_20_light" table:formula="of:=VLOOKUP([.G14];[.A24:.I31];[.G11]+1)" office:value-type="float" office:value="2" calcext:value-type="float">
            <text:p>2</text:p>
          </table:table-cell>
          <table:table-cell table:style-name="train_20_green_20_light" table:formula="of:=VLOOKUP([.G16];[.C57:.D120];2)" office:value-type="string" office:string-value="䷁" calcext:value-type="string">
            <text:p>䷁</text:p>
          </table:table-cell>
          <table:table-cell table:style-name="train_20_green_20_light" office:value-type="string" calcext:value-type="string">
            <text:p>Moving Nuclear Hexagram</text:p>
          </table:table-cell>
          <table:table-cell table:style-name="train_20_green_20_light" table:formula="of:=VLOOKUP([.G13];[.A24:.I31];[.G12]+1)" office:value-type="float" office:value="2" calcext:value-type="float">
            <text:p>2</text:p>
          </table:table-cell>
          <table:table-cell table:style-name="train_20_green_20_light" table:formula="of:=VLOOKUP([.J16];[.C57:.D120];2)" office:value-type="string" office:string-value="䷁" calcext:value-type="string">
            <text:p>䷁</text:p>
          </table:table-cell>
          <table:table-cell table:style-name="train_20_heading_20_1" office:value-type="string" calcext:value-type="string">
            <text:p>X6</text:p>
          </table:table-cell>
          <table:table-cell table:style-name="Default" table:formula="of:=[.M9]" office:value-type="float" office:value="8" calcext:value-type="float">
            <text:p>8</text:p>
          </table:table-cell>
          <table:table-cell table:formula="of:=VLOOKUP([.M16];[.C35:.D42];2)" office:value-type="string" office:string-value="☷" calcext:value-type="string">
            <text:p>☷</text:p>
          </table:table-cell>
          <table:table-cell table:formula="of:=[.D8]" office:value-type="float" office:value="2" calcext:value-type="float">
            <text:p>2</text:p>
          </table:table-cell>
          <table:table-cell table:style-name="ce43" table:formula="of:=VLOOKUP([.O1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O16]" office:value-type="float" office:value="2" calcext:value-type="float">
            <text:p>2</text:p>
          </table:table-cell>
          <table:table-cell table:style-name="ce43" table:formula="of:=VLOOKUP([.S1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S16]=1;2;1)" office:value-type="float" office:value="1" calcext:value-type="float">
            <text:p>1</text:p>
          </table:table-cell>
          <table:table-cell table:style-name="ce43" table:formula="of:=VLOOKUP([.W1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W16]" office:value-type="float" office:value="1" calcext:value-type="float">
            <text:p>1</text:p>
          </table:table-cell>
          <table:table-cell table:style-name="ce43" table:formula="of:=VLOOKUP([.AA1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AA16]" office:value-type="float" office:value="1" calcext:value-type="float">
            <text:p>1</text:p>
          </table:table-cell>
          <table:table-cell table:style-name="ce43" table:formula="of:=VLOOKUP([.AE1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AE16]" office:value-type="float" office:value="1" calcext:value-type="float">
            <text:p>1</text:p>
          </table:table-cell>
          <table:table-cell table:style-name="ce43" table:formula="of:=VLOOKUP([.AI1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AI16]" office:value-type="float" office:value="1" calcext:value-type="float">
            <text:p>1</text:p>
          </table:table-cell>
          <table:table-cell table:style-name="ce43" table:formula="of:=VLOOKUP([.AM1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AM16]" office:value-type="float" office:value="1" calcext:value-type="float">
            <text:p>1</text:p>
          </table:table-cell>
          <table:table-cell table:style-name="ce43" table:formula="of:=VLOOKUP([.AQ1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IF([.AQ16]=1;2;1)" office:value-type="float" office:value="2" calcext:value-type="float">
            <text:p>2</text:p>
          </table:table-cell>
          <table:table-cell table:style-name="ce43" table:formula="of:=VLOOKUP([.AU1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[.AU16]" office:value-type="float" office:value="2" calcext:value-type="float">
            <text:p>2</text:p>
          </table:table-cell>
          <table:table-cell table:style-name="ce43" table:formula="of:=VLOOKUP([.AY16];[.C46:.D53];2)" office:value-type="string" office:string-value="⚋" calcext:value-type="string">
            <text:p>⚋</text:p>
          </table:table-cell>
          <table:table-cell table:style-name="Default" table:number-columns-repeated="2"/>
          <table:table-cell table:formula="of:=IF([.AY16]=1;2;1)" office:value-type="float" office:value="1" calcext:value-type="float">
            <text:p>1</text:p>
          </table:table-cell>
          <table:table-cell table:style-name="ce43" table:formula="of:=VLOOKUP([.BC1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BC16]" office:value-type="float" office:value="1" calcext:value-type="float">
            <text:p>1</text:p>
          </table:table-cell>
          <table:table-cell table:style-name="ce43" table:formula="of:=VLOOKUP([.BG1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BG16]" office:value-type="float" office:value="1" calcext:value-type="float">
            <text:p>1</text:p>
          </table:table-cell>
          <table:table-cell table:style-name="ce43" table:formula="of:=VLOOKUP([.BK1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BK16]" office:value-type="float" office:value="1" calcext:value-type="float">
            <text:p>1</text:p>
          </table:table-cell>
          <table:table-cell table:style-name="ce43" table:formula="of:=VLOOKUP([.BO1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BO16]" office:value-type="float" office:value="1" calcext:value-type="float">
            <text:p>1</text:p>
          </table:table-cell>
          <table:table-cell table:style-name="ce43" table:formula="of:=VLOOKUP([.BS1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[.BS16]" office:value-type="float" office:value="1" calcext:value-type="float">
            <text:p>1</text:p>
          </table:table-cell>
          <table:table-cell table:style-name="ce43" table:formula="of:=VLOOKUP([.BW16];[.C46:.D53];2)" office:value-type="string" office:string-value="⚊" calcext:value-type="string">
            <text:p>⚊</text:p>
          </table:table-cell>
          <table:table-cell table:style-name="Default" table:number-columns-repeated="2"/>
          <table:table-cell table:formula="of:=IF([.BW16]=1;2;1)" office:value-type="float" office:value="2" calcext:value-type="float">
            <text:p>2</text:p>
          </table:table-cell>
          <table:table-cell table:style-name="ce43" table:formula="of:=VLOOKUP([.CA16];[.C46:.D53];2)" office:value-type="string" office:string-value="⚋" calcext:value-type="string">
            <text:p>⚋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11"/>
          <table:table-cell table:style-name="train_20_heading_20_1" office:value-type="string" calcext:value-type="string">
            <text:p>X5</text:p>
          </table:table-cell>
          <table:table-cell table:style-name="Default" table:formula="of:=[.BM4]" office:value-type="float" office:value="8" calcext:value-type="float">
            <text:p>8</text:p>
          </table:table-cell>
          <table:table-cell table:formula="of:=VLOOKUP([.M17];[.C35:.D42];2)" office:value-type="string" office:string-value="☷" calcext:value-type="string">
            <text:p>☷</text:p>
          </table:table-cell>
          <table:table-cell table:formula="of:=[.D9]" office:value-type="float" office:value="2" calcext:value-type="float">
            <text:p>2</text:p>
          </table:table-cell>
          <table:table-cell table:style-name="ce43" table:formula="of:=VLOOKUP([.O17];[.C46:.D53];2)" office:value-type="string" office:string-value="⚋" calcext:value-type="string">
            <text:p>⚋</text:p>
          </table:table-cell>
          <table:table-cell table:style-name="train_20_heading_20_2" table:formula="of:=VLOOKUP([.Q13];[.A24:.I31];[.Q12]+1)" office:value-type="float" office:value="2" calcext:value-type="float">
            <text:p>2</text:p>
          </table:table-cell>
          <table:table-cell table:style-name="train_20_heading_20_2" table:formula="of:=VLOOKUP([.Q17];[.C57:.D120];2)" office:value-type="string" office:string-value="䷁" calcext:value-type="string">
            <text:p>䷁</text:p>
          </table:table-cell>
          <table:table-cell table:formula="of:= IF([.O17]=1;2;1)" office:value-type="float" office:value="1" calcext:value-type="float">
            <text:p>1</text:p>
          </table:table-cell>
          <table:table-cell table:style-name="ce43" table:formula="of:=VLOOKUP([.S17];[.C46:.D53];2)" office:value-type="string" office:string-value="⚊" calcext:value-type="string">
            <text:p>⚊</text:p>
          </table:table-cell>
          <table:table-cell table:style-name="train_20_heading_20_2" table:formula="of:=VLOOKUP([.U13];[.A24:.I31];[.U12]+1)" office:value-type="float" office:value="24" calcext:value-type="float">
            <text:p>24</text:p>
          </table:table-cell>
          <table:table-cell table:style-name="train_20_heading_20_2" table:formula="of:=VLOOKUP([.U17];[.C57:.D120];2)" office:value-type="string" office:string-value="䷗" calcext:value-type="string">
            <text:p>䷗</text:p>
          </table:table-cell>
          <table:table-cell table:formula="of:=[.S17]" office:value-type="float" office:value="1" calcext:value-type="float">
            <text:p>1</text:p>
          </table:table-cell>
          <table:table-cell table:style-name="ce43" table:formula="of:=VLOOKUP([.W17];[.C46:.D53];2)" office:value-type="string" office:string-value="⚊" calcext:value-type="string">
            <text:p>⚊</text:p>
          </table:table-cell>
          <table:table-cell table:style-name="train_20_heading_20_2" table:formula="of:=VLOOKUP([.Y13];[.A24:.I31];[.Y12]+1)" office:value-type="float" office:value="19" calcext:value-type="float">
            <text:p>19</text:p>
          </table:table-cell>
          <table:table-cell table:style-name="train_20_heading_20_2" table:formula="of:=VLOOKUP([.Y17];[.C57:.D120];2)" office:value-type="string" office:string-value="䷒" calcext:value-type="string">
            <text:p>䷒</text:p>
          </table:table-cell>
          <table:table-cell table:formula="of:=[.W17]" office:value-type="float" office:value="1" calcext:value-type="float">
            <text:p>1</text:p>
          </table:table-cell>
          <table:table-cell table:style-name="ce43" table:formula="of:=VLOOKUP([.AA17];[.C46:.D53];2)" office:value-type="string" office:string-value="⚊" calcext:value-type="string">
            <text:p>⚊</text:p>
          </table:table-cell>
          <table:table-cell table:style-name="train_20_heading_20_2" table:formula="of:=VLOOKUP([.AC13];[.A24:.I31];[.AC12]+1)" office:value-type="float" office:value="11" calcext:value-type="float">
            <text:p>11</text:p>
          </table:table-cell>
          <table:table-cell table:style-name="train_20_heading_20_2" table:formula="of:=VLOOKUP([.AC17];[.C57:.D120];2)" office:value-type="string" office:string-value="䷊" calcext:value-type="string">
            <text:p>䷊</text:p>
          </table:table-cell>
          <table:table-cell table:formula="of:=[.AA17]" office:value-type="float" office:value="1" calcext:value-type="float">
            <text:p>1</text:p>
          </table:table-cell>
          <table:table-cell table:style-name="ce43" table:formula="of:=VLOOKUP([.AE17];[.C46:.D53];2)" office:value-type="string" office:string-value="⚊" calcext:value-type="string">
            <text:p>⚊</text:p>
          </table:table-cell>
          <table:table-cell table:style-name="train_20_heading_20_2" table:formula="of:=VLOOKUP([.AG13];[.A24:.I31];[.AG12]+1)" office:value-type="float" office:value="34" calcext:value-type="float">
            <text:p>34</text:p>
          </table:table-cell>
          <table:table-cell table:style-name="train_20_heading_20_2" table:formula="of:=VLOOKUP([.AG17];[.C57:.D120];2)" office:value-type="string" office:string-value="䷡" calcext:value-type="string">
            <text:p>䷡</text:p>
          </table:table-cell>
          <table:table-cell table:formula="of:=[.AE17]" office:value-type="float" office:value="1" calcext:value-type="float">
            <text:p>1</text:p>
          </table:table-cell>
          <table:table-cell table:style-name="ce43" table:formula="of:=VLOOKUP([.AI17];[.C46:.D53];2)" office:value-type="string" office:string-value="⚊" calcext:value-type="string">
            <text:p>⚊</text:p>
          </table:table-cell>
          <table:table-cell table:style-name="train_20_heading_20_2" table:formula="of:=VLOOKUP([.AK13];[.A24:.I31];[.AK12]+1)" office:value-type="float" office:value="43" calcext:value-type="float">
            <text:p>43</text:p>
          </table:table-cell>
          <table:table-cell table:style-name="train_20_heading_20_2" table:formula="of:=VLOOKUP([.AK17];[.C57:.D120];2)" office:value-type="string" office:string-value="䷪" calcext:value-type="string">
            <text:p>䷪</text:p>
          </table:table-cell>
          <table:table-cell table:formula="of:=[.AI17]" office:value-type="float" office:value="1" calcext:value-type="float">
            <text:p>1</text:p>
          </table:table-cell>
          <table:table-cell table:style-name="ce43" table:formula="of:=VLOOKUP([.AM17];[.C46:.D53];2)" office:value-type="string" office:string-value="⚊" calcext:value-type="string">
            <text:p>⚊</text:p>
          </table:table-cell>
          <table:table-cell table:style-name="train_20_heading_20_2" table:formula="of:=VLOOKUP([.AO13];[.A24:.I31];[.AO12]+1)" office:value-type="float" office:value="5" calcext:value-type="float">
            <text:p>5</text:p>
          </table:table-cell>
          <table:table-cell table:style-name="train_20_heading_20_2" table:formula="of:=VLOOKUP([.AO17];[.C57:.D120];2)" office:value-type="string" office:string-value="䷄" calcext:value-type="string">
            <text:p>䷄</text:p>
          </table:table-cell>
          <table:table-cell table:formula="of:=[.AM17]" office:value-type="float" office:value="1" calcext:value-type="float">
            <text:p>1</text:p>
          </table:table-cell>
          <table:table-cell table:style-name="ce43" table:formula="of:=VLOOKUP([.AQ17];[.C46:.D53];2)" office:value-type="string" office:string-value="⚊" calcext:value-type="string">
            <text:p>⚊</text:p>
          </table:table-cell>
          <table:table-cell table:style-name="train_20_heading_20_2" table:formula="of:=VLOOKUP([.AS13];[.A24:.I31];[.AS12]+1)" office:value-type="float" office:value="60" calcext:value-type="float">
            <text:p>60</text:p>
          </table:table-cell>
          <table:table-cell table:style-name="train_20_heading_20_2" table:formula="of:=VLOOKUP([.AS17];[.C57:.D120];2)" office:value-type="string" office:string-value="䷻" calcext:value-type="string">
            <text:p>䷻</text:p>
          </table:table-cell>
          <table:table-cell table:formula="of:=[.AQ17]" office:value-type="float" office:value="1" calcext:value-type="float">
            <text:p>1</text:p>
          </table:table-cell>
          <table:table-cell table:style-name="ce43" table:formula="of:=VLOOKUP([.AU17];[.C46:.D53];2)" office:value-type="string" office:string-value="⚊" calcext:value-type="string">
            <text:p>⚊</text:p>
          </table:table-cell>
          <table:table-cell table:style-name="train_20_heading_20_2" table:formula="of:=VLOOKUP([.AW13];[.A24:.I31];[.AW12]+1)" office:value-type="float" office:value="3" calcext:value-type="float">
            <text:p>3</text:p>
          </table:table-cell>
          <table:table-cell table:style-name="train_20_heading_20_2" table:formula="of:=VLOOKUP([.AW17];[.C57:.D120];2)" office:value-type="string" office:string-value="䷂" calcext:value-type="string">
            <text:p>䷂</text:p>
          </table:table-cell>
          <table:table-cell table:formula="of:=IF([.AU17]=1;2;1)" office:value-type="float" office:value="2" calcext:value-type="float">
            <text:p>2</text:p>
          </table:table-cell>
          <table:table-cell table:style-name="ce43" table:formula="of:=VLOOKUP([.AY17];[.C46:.D53];2)" office:value-type="string" office:string-value="⚋" calcext:value-type="string">
            <text:p>⚋</text:p>
          </table:table-cell>
          <table:table-cell table:style-name="train_20_heading_20_2" table:formula="of:=VLOOKUP([.BA13];[.A24:.I31];[.BA12]+1)" office:value-type="float" office:value="8" calcext:value-type="float">
            <text:p>8</text:p>
          </table:table-cell>
          <table:table-cell table:style-name="train_20_heading_20_2" table:formula="of:=VLOOKUP([.BA17];[.C57:.D120];2)" office:value-type="string" office:string-value="䷇" calcext:value-type="string">
            <text:p>䷇</text:p>
          </table:table-cell>
          <table:table-cell table:formula="of:=[.AY17]" office:value-type="float" office:value="2" calcext:value-type="float">
            <text:p>2</text:p>
          </table:table-cell>
          <table:table-cell table:style-name="ce43" table:formula="of:=VLOOKUP([.BC17];[.C46:.D53];2)" office:value-type="string" office:string-value="⚋" calcext:value-type="string">
            <text:p>⚋</text:p>
          </table:table-cell>
          <table:table-cell table:style-name="train_20_heading_20_2" table:formula="of:=VLOOKUP([.BE13];[.A24:.I31];[.BE12]+1)" office:value-type="float" office:value="29" calcext:value-type="float">
            <text:p>29</text:p>
          </table:table-cell>
          <table:table-cell table:style-name="train_20_heading_20_2" table:formula="of:=VLOOKUP([.BE17];[.C57:.D120];2)" office:value-type="string" office:string-value="䷜" calcext:value-type="string">
            <text:p>䷜</text:p>
          </table:table-cell>
          <table:table-cell table:formula="of:=[.BC17]" office:value-type="float" office:value="2" calcext:value-type="float">
            <text:p>2</text:p>
          </table:table-cell>
          <table:table-cell table:style-name="ce43" table:formula="of:=VLOOKUP([.BG17];[.C46:.D53];2)" office:value-type="string" office:string-value="⚋" calcext:value-type="string">
            <text:p>⚋</text:p>
          </table:table-cell>
          <table:table-cell table:style-name="train_20_heading_20_2" table:formula="of:=VLOOKUP([.BI13];[.A24:.I31];[.BI12]+1)" office:value-type="float" office:value="48" calcext:value-type="float">
            <text:p>48</text:p>
          </table:table-cell>
          <table:table-cell table:style-name="train_20_heading_20_2" table:formula="of:=VLOOKUP([.BI17];[.C57:.D120];2)" office:value-type="string" office:string-value="䷯" calcext:value-type="string">
            <text:p>䷯</text:p>
          </table:table-cell>
          <table:table-cell table:formula="of:=[.BG17]" office:value-type="float" office:value="2" calcext:value-type="float">
            <text:p>2</text:p>
          </table:table-cell>
          <table:table-cell table:style-name="ce43" table:formula="of:=VLOOKUP([.BK17];[.C46:.D53];2)" office:value-type="string" office:string-value="⚋" calcext:value-type="string">
            <text:p>⚋</text:p>
          </table:table-cell>
          <table:table-cell table:style-name="train_20_heading_20_2" table:formula="of:=VLOOKUP([.BM13];[.A24:.I31];[.BM12]+1)" office:value-type="float" office:value="28" calcext:value-type="float">
            <text:p>28</text:p>
          </table:table-cell>
          <table:table-cell table:style-name="train_20_heading_20_2" table:formula="of:=VLOOKUP([.BM17];[.C57:.D120];2)" office:value-type="string" office:string-value="䷛" calcext:value-type="string">
            <text:p>䷛</text:p>
          </table:table-cell>
          <table:table-cell table:formula="of:=[.BK17]" office:value-type="float" office:value="2" calcext:value-type="float">
            <text:p>2</text:p>
          </table:table-cell>
          <table:table-cell table:style-name="ce43" table:formula="of:=VLOOKUP([.BO17];[.C46:.D53];2)" office:value-type="string" office:string-value="⚋" calcext:value-type="string">
            <text:p>⚋</text:p>
          </table:table-cell>
          <table:table-cell table:style-name="train_20_heading_20_2" table:formula="of:=VLOOKUP([.BQ13];[.A24:.I31];[.BQ12]+1)" office:value-type="float" office:value="32" calcext:value-type="float">
            <text:p>32</text:p>
          </table:table-cell>
          <table:table-cell table:style-name="train_20_heading_20_2" table:formula="of:=VLOOKUP([.BQ17];[.C57:.D120];2)" office:value-type="string" office:string-value="䷟" calcext:value-type="string">
            <text:p>䷟</text:p>
          </table:table-cell>
          <table:table-cell table:formula="of:=[.BO17]" office:value-type="float" office:value="2" calcext:value-type="float">
            <text:p>2</text:p>
          </table:table-cell>
          <table:table-cell table:style-name="ce43" table:formula="of:=VLOOKUP([.BS17];[.C46:.D53];2)" office:value-type="string" office:string-value="⚋" calcext:value-type="string">
            <text:p>⚋</text:p>
          </table:table-cell>
          <table:table-cell table:style-name="train_20_heading_20_2" table:formula="of:=VLOOKUP([.BU13];[.A24:.I31];[.BU12]+1)" office:value-type="float" office:value="46" calcext:value-type="float">
            <text:p>46</text:p>
          </table:table-cell>
          <table:table-cell table:style-name="train_20_heading_20_2" table:formula="of:=VLOOKUP([.Q17];[.C57:.D120];2)" office:value-type="string" office:string-value="䷁" calcext:value-type="string">
            <text:p>䷁</text:p>
          </table:table-cell>
          <table:table-cell table:formula="of:=[.BS17]" office:value-type="float" office:value="2" calcext:value-type="float">
            <text:p>2</text:p>
          </table:table-cell>
          <table:table-cell table:style-name="ce43" table:formula="of:=VLOOKUP([.BW17];[.C46:.D53];2)" office:value-type="string" office:string-value="⚋" calcext:value-type="string">
            <text:p>⚋</text:p>
          </table:table-cell>
          <table:table-cell table:style-name="train_20_heading_20_2" table:formula="of:=VLOOKUP([.BY13];[.A24:.I31];[.BY12]+1)" office:value-type="float" office:value="7" calcext:value-type="float">
            <text:p>7</text:p>
          </table:table-cell>
          <table:table-cell table:style-name="train_20_heading_20_2" table:formula="of:=VLOOKUP([.BY17];[.C57:.D120];2)" office:value-type="string" office:string-value="䷆" calcext:value-type="string">
            <text:p>䷆</text:p>
          </table:table-cell>
          <table:table-cell table:formula="of:=[.BW17]" office:value-type="float" office:value="2" calcext:value-type="float">
            <text:p>2</text:p>
          </table:table-cell>
          <table:table-cell table:style-name="ce43" table:formula="of:=VLOOKUP([.CA17];[.C46:.D53];2)" office:value-type="string" office:string-value="⚋" calcext:value-type="string">
            <text:p>⚋</text:p>
          </table:table-cell>
          <table:table-cell table:style-name="train_20_heading_20_2" table:formula="of:=VLOOKUP([.CC13];[.A24:.I31];[.CC12]+1)" office:value-type="float" office:value="2" calcext:value-type="float">
            <text:p>2</text:p>
          </table:table-cell>
          <table:table-cell table:style-name="train_20_heading_20_2" table:formula="of:=VLOOKUP([.CC17];[.C57:.D120];2)" office:value-type="string" office:string-value="䷁" calcext:value-type="string">
            <text:p>䷁</text:p>
          </table:table-cell>
        </table:table-row>
        <table:table-row table:style-name="ro2">
          <table:table-cell table:formula="of:=VLOOKUP([.B18];[.B237:.C247];2)" office:value-type="float" office:value="8" calcext:value-type="float">
            <text:p>8</text:p>
          </table:table-cell>
          <table:table-cell table:style-name="ce40" table:formula="of:=[Data.D5]" office:value-type="float" office:value="13" calcext:value-type="float">
            <text:p>13,00</text:p>
          </table:table-cell>
          <table:table-cell office:value-type="string" calcext:value-type="string">
            <text:p>How Cast</text:p>
          </table:table-cell>
          <table:table-cell/>
          <table:table-cell office:value-type="string" calcext:value-type="string">
            <text:p>B237:C247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X4</text:p>
          </table:table-cell>
          <table:table-cell table:formula="of:=[.BM5]" office:value-type="float" office:value="8" calcext:value-type="float">
            <text:p>8</text:p>
          </table:table-cell>
          <table:table-cell table:formula="of:=VLOOKUP([.M18];[.C35:.D42];2)" office:value-type="string" office:string-value="☷" calcext:value-type="string">
            <text:p>☷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64"/>
        </table:table-row>
        <table:table-row table:style-name="ro2">
          <table:table-cell table:number-columns-repeated="7"/>
          <table:table-cell table:style-name="Default" table:number-columns-repeated="4"/>
          <table:table-cell office:value-type="string" calcext:value-type="string">
            <text:p>X3</text:p>
          </table:table-cell>
          <table:table-cell table:formula="of:=[.M10]" office:value-type="float" office:value="8" calcext:value-type="float">
            <text:p>8</text:p>
          </table:table-cell>
          <table:table-cell table:formula="of:=VLOOKUP([.M19];[.C35:.D42];2)" office:value-type="string" office:string-value="☷" calcext:value-type="string">
            <text:p>☷</text:p>
          </table:table-cell>
          <table:table-cell table:number-columns-repeated="68"/>
        </table:table-row>
        <table:table-row table:style-name="ro2">
          <table:table-cell table:style-name="train_20_blue_20_light" office:value-type="string" calcext:value-type="string">
            <text:p>Hexagram</text:p>
          </table:table-cell>
          <table:table-cell table:style-name="train_20_blue_20_light" office:value-type="string" calcext:value-type="string">
            <text:p>Lookup</text:p>
          </table:table-cell>
          <table:table-cell table:style-name="train_20_blue_20_light" office:value-type="string" calcext:value-type="string">
            <text:p>Chart</text:p>
          </table:table-cell>
          <table:table-cell table:style-name="train_20_blue_20_light" table:number-columns-repeated="7"/>
          <table:table-cell table:style-name="Default"/>
          <table:table-cell office:value-type="string" calcext:value-type="string">
            <text:p>I1</text:p>
          </table:table-cell>
          <table:table-cell table:formula="of:=[.J5]" office:value-type="float" office:value="8" calcext:value-type="float">
            <text:p>8</text:p>
          </table:table-cell>
          <table:table-cell table:formula="of:=[.K5]" office:value-type="string" office:string-value="☷" calcext:value-type="string">
            <text:p>☷</text:p>
          </table:table-cell>
          <table:table-cell table:number-columns-repeated="68"/>
        </table:table-row>
        <table:table-row table:style-name="ro2">
          <table:table-cell table:style-name="train_20_blue_20_light" table:number-columns-repeated="10"/>
          <table:table-cell/>
          <table:table-cell office:value-type="string" calcext:value-type="string">
            <text:p>I2</text:p>
          </table:table-cell>
          <table:table-cell table:formula="of:=[.J4]" office:value-type="float" office:value="8" calcext:value-type="float">
            <text:p>8</text:p>
          </table:table-cell>
          <table:table-cell table:formula="of:=[.K4]" office:value-type="string" office:string-value="☷" calcext:value-type="string">
            <text:p>☷</text:p>
          </table:table-cell>
          <table:table-cell table:number-columns-repeated="68"/>
        </table:table-row>
        <table:table-row table:style-name="ro2">
          <table:table-cell table:style-name="train_20_blue_20_light" office:value-type="string" calcext:value-type="string">
            <text:p>a24-i31</text:p>
          </table:table-cell>
          <table:table-cell table:style-name="train_20_blue_20_light" office:value-type="float" office:value="1" calcext:value-type="float">
            <text:p>1</text:p>
          </table:table-cell>
          <table:table-cell table:style-name="train_20_blue_20_light" office:value-type="float" office:value="2" calcext:value-type="float">
            <text:p>2</text:p>
          </table:table-cell>
          <table:table-cell table:style-name="train_20_blue_20_light" office:value-type="float" office:value="3" calcext:value-type="float">
            <text:p>3</text:p>
          </table:table-cell>
          <table:table-cell table:style-name="train_20_blue_20_light" office:value-type="float" office:value="4" calcext:value-type="float">
            <text:p>4</text:p>
          </table:table-cell>
          <table:table-cell table:style-name="train_20_blue_20_light" office:value-type="float" office:value="5" calcext:value-type="float">
            <text:p>5</text:p>
          </table:table-cell>
          <table:table-cell table:style-name="train_20_blue_20_light" office:value-type="float" office:value="6" calcext:value-type="float">
            <text:p>6</text:p>
          </table:table-cell>
          <table:table-cell table:style-name="train_20_blue_20_light" office:value-type="float" office:value="7" calcext:value-type="float">
            <text:p>7</text:p>
          </table:table-cell>
          <table:table-cell table:style-name="train_20_blue_20_light" office:value-type="float" office:value="8" calcext:value-type="float">
            <text:p>8</text:p>
          </table:table-cell>
          <table:table-cell table:style-name="train_20_blue_20_light"/>
          <table:table-cell/>
          <table:table-cell office:value-type="string" calcext:value-type="string">
            <text:p>G</text:p>
          </table:table-cell>
          <table:table-cell table:formula="of:=[.J11]" office:value-type="float" office:value="8" calcext:value-type="float">
            <text:p>8</text:p>
          </table:table-cell>
          <table:table-cell table:formula="of:=[.K11]" office:value-type="string" office:string-value="☷" calcext:value-type="string">
            <text:p>☷</text:p>
          </table:table-cell>
          <table:table-cell table:number-columns-repeated="68"/>
        </table:table-row>
        <table:table-row table:style-name="ro2">
          <table:table-cell table:style-name="train_20_blue_20_light"/>
          <table:table-cell table:style-name="train_20_blue_20_light" office:value-type="string" calcext:value-type="string">
            <text:p>☰</text:p>
          </table:table-cell>
          <table:table-cell table:style-name="train_20_blue_20_light" office:value-type="string" calcext:value-type="string">
            <text:p>☱</text:p>
          </table:table-cell>
          <table:table-cell table:style-name="train_20_blue_20_light" office:value-type="string" calcext:value-type="string">
            <text:p>☲ </text:p>
          </table:table-cell>
          <table:table-cell table:style-name="train_20_blue_20_light" office:value-type="string" calcext:value-type="string">
            <text:p>☳</text:p>
          </table:table-cell>
          <table:table-cell table:style-name="train_20_blue_20_light" office:value-type="string" calcext:value-type="string">
            <text:p>☴</text:p>
          </table:table-cell>
          <table:table-cell table:style-name="train_20_blue_20_light" office:value-type="string" calcext:value-type="string">
            <text:p>☵</text:p>
          </table:table-cell>
          <table:table-cell table:style-name="train_20_blue_20_light" office:value-type="string" calcext:value-type="string">
            <text:p>☶</text:p>
          </table:table-cell>
          <table:table-cell table:style-name="train_20_blue_20_light" office:value-type="string" calcext:value-type="string">
            <text:p>☷</text:p>
          </table:table-cell>
          <table:table-cell table:style-name="train_20_blue_20_light"/>
          <table:table-cell table:number-columns-repeated="72"/>
        </table:table-row>
        <table:table-row table:style-name="ro2">
          <table:table-cell table:number-columns-repeated="2" table:style-name="train_20_blue_20_light" office:value-type="float" office:value="1" calcext:value-type="float">
            <text:p>1</text:p>
          </table:table-cell>
          <table:table-cell table:style-name="train_20_blue_20_light" office:value-type="float" office:value="43" calcext:value-type="float">
            <text:p>43</text:p>
          </table:table-cell>
          <table:table-cell table:style-name="train_20_blue_20_light" office:value-type="float" office:value="14" calcext:value-type="float">
            <text:p>14</text:p>
          </table:table-cell>
          <table:table-cell table:style-name="train_20_blue_20_light" office:value-type="float" office:value="34" calcext:value-type="float">
            <text:p>34</text:p>
          </table:table-cell>
          <table:table-cell table:style-name="train_20_blue_20_light" office:value-type="float" office:value="9" calcext:value-type="float">
            <text:p>9</text:p>
          </table:table-cell>
          <table:table-cell table:style-name="train_20_blue_20_light" office:value-type="float" office:value="5" calcext:value-type="float">
            <text:p>5</text:p>
          </table:table-cell>
          <table:table-cell table:style-name="train_20_blue_20_light" office:value-type="float" office:value="26" calcext:value-type="float">
            <text:p>26</text:p>
          </table:table-cell>
          <table:table-cell table:style-name="train_20_blue_20_light" office:value-type="float" office:value="11" calcext:value-type="float">
            <text:p>11</text:p>
          </table:table-cell>
          <table:table-cell table:style-name="train_20_blue_20_light" office:value-type="string" calcext:value-type="string">
            <text:p>☰</text:p>
          </table:table-cell>
          <table:table-cell/>
          <table:table-cell office:value-type="string" calcext:value-type="string">
            <text:p>FuXi</text:p>
          </table:table-cell>
          <table:table-cell office:value-type="string" calcext:value-type="string">
            <text:p>King Wen</text:p>
          </table:table-cell>
          <table:table-cell/>
          <table:table-cell office:value-type="string" calcext:value-type="string">
            <text:p>Ma Wang Dui</text:p>
          </table:table-cell>
          <table:table-cell office:value-type="string" calcext:value-type="string">
            <text:p>King Wen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King Wen</text:p>
          </table:table-cell>
          <table:table-cell/>
          <table:table-cell office:value-type="string" calcext:value-type="string">
            <text:p>Govinda</text:p>
          </table:table-cell>
          <table:table-cell office:value-type="string" calcext:value-type="string">
            <text:p>King Wen</text:p>
          </table:table-cell>
          <table:table-cell/>
          <table:table-cell office:value-type="string" calcext:value-type="string">
            <text:p>LianShanyi</text:p>
          </table:table-cell>
          <table:table-cell office:value-type="string" calcext:value-type="string">
            <text:p>King Wen</text:p>
          </table:table-cell>
          <table:table-cell/>
          <table:table-cell office:value-type="string" calcext:value-type="string">
            <text:p>Guicangy</text:p>
          </table:table-cell>
          <table:table-cell office:value-type="string" calcext:value-type="string">
            <text:p>King Wen</text:p>
          </table:table-cell>
          <table:table-cell/>
          <table:table-cell office:value-type="string" calcext:value-type="string">
            <text:p>Cullinane</text:p>
          </table:table-cell>
          <table:table-cell office:value-type="string" calcext:value-type="string">
            <text:p>King W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xt System</text:p>
          </table:table-cell>
          <table:table-cell office:value-type="string" calcext:value-type="string">
            <text:p>King Wen</text:p>
          </table:table-cell>
          <table:table-cell office:value-type="string" calcext:value-type="string">
            <text:p>Next System</text:p>
          </table:table-cell>
          <table:table-cell office:value-type="string" calcext:value-type="string">
            <text:p>King Wen</text:p>
          </table:table-cell>
          <table:table-cell table:number-columns-repeated="46"/>
        </table:table-row>
        <table:table-row table:style-name="ro2">
          <table:table-cell table:style-name="train_20_blue_20_light" office:value-type="float" office:value="2" calcext:value-type="float">
            <text:p>2</text:p>
          </table:table-cell>
          <table:table-cell table:style-name="train_20_blue_20_light" office:value-type="float" office:value="10" calcext:value-type="float">
            <text:p>10</text:p>
          </table:table-cell>
          <table:table-cell table:style-name="train_20_blue_20_light" office:value-type="float" office:value="58" calcext:value-type="float">
            <text:p>58</text:p>
          </table:table-cell>
          <table:table-cell table:style-name="train_20_blue_20_light" office:value-type="float" office:value="38" calcext:value-type="float">
            <text:p>38</text:p>
          </table:table-cell>
          <table:table-cell table:style-name="train_20_blue_20_light" office:value-type="float" office:value="54" calcext:value-type="float">
            <text:p>54</text:p>
          </table:table-cell>
          <table:table-cell table:style-name="train_20_blue_20_light" office:value-type="float" office:value="61" calcext:value-type="float">
            <text:p>61</text:p>
          </table:table-cell>
          <table:table-cell table:style-name="train_20_blue_20_light" office:value-type="float" office:value="60" calcext:value-type="float">
            <text:p>60</text:p>
          </table:table-cell>
          <table:table-cell table:style-name="train_20_blue_20_light" office:value-type="float" office:value="41" calcext:value-type="float">
            <text:p>41</text:p>
          </table:table-cell>
          <table:table-cell table:style-name="train_20_blue_20_light" office:value-type="float" office:value="19" calcext:value-type="float">
            <text:p>19</text:p>
          </table:table-cell>
          <table:table-cell table:style-name="train_20_blue_20_light" office:value-type="string" calcext:value-type="string">
            <text:p>☱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blue_20_light" office:value-type="float" office:value="3" calcext:value-type="float">
            <text:p>3</text:p>
          </table:table-cell>
          <table:table-cell table:style-name="train_20_blue_20_light" office:value-type="float" office:value="13" calcext:value-type="float">
            <text:p>13</text:p>
          </table:table-cell>
          <table:table-cell table:style-name="train_20_blue_20_light" office:value-type="float" office:value="49" calcext:value-type="float">
            <text:p>49</text:p>
          </table:table-cell>
          <table:table-cell table:style-name="train_20_blue_20_light" office:value-type="float" office:value="30" calcext:value-type="float">
            <text:p>30</text:p>
          </table:table-cell>
          <table:table-cell table:style-name="train_20_blue_20_light" office:value-type="float" office:value="55" calcext:value-type="float">
            <text:p>55</text:p>
          </table:table-cell>
          <table:table-cell table:style-name="train_20_blue_20_light" office:value-type="float" office:value="37" calcext:value-type="float">
            <text:p>37</text:p>
          </table:table-cell>
          <table:table-cell table:style-name="train_20_blue_20_light" office:value-type="float" office:value="63" calcext:value-type="float">
            <text:p>63</text:p>
          </table:table-cell>
          <table:table-cell table:style-name="train_20_blue_20_light" office:value-type="float" office:value="22" calcext:value-type="float">
            <text:p>22</text:p>
          </table:table-cell>
          <table:table-cell table:style-name="train_20_blue_20_light" office:value-type="float" office:value="36" calcext:value-type="float">
            <text:p>36</text:p>
          </table:table-cell>
          <table:table-cell table:style-name="train_20_blue_20_light" office:value-type="string" calcext:value-type="string">
            <text:p>☲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blue_20_light" office:value-type="float" office:value="4" calcext:value-type="float">
            <text:p>4</text:p>
          </table:table-cell>
          <table:table-cell table:style-name="train_20_blue_20_light" office:value-type="float" office:value="25" calcext:value-type="float">
            <text:p>25</text:p>
          </table:table-cell>
          <table:table-cell table:style-name="train_20_blue_20_light" office:value-type="float" office:value="17" calcext:value-type="float">
            <text:p>17</text:p>
          </table:table-cell>
          <table:table-cell table:style-name="train_20_blue_20_light" office:value-type="float" office:value="21" calcext:value-type="float">
            <text:p>21</text:p>
          </table:table-cell>
          <table:table-cell table:style-name="train_20_blue_20_light" office:value-type="float" office:value="51" calcext:value-type="float">
            <text:p>51</text:p>
          </table:table-cell>
          <table:table-cell table:style-name="train_20_blue_20_light" office:value-type="float" office:value="42" calcext:value-type="float">
            <text:p>42</text:p>
          </table:table-cell>
          <table:table-cell table:style-name="train_20_blue_20_light" office:value-type="float" office:value="3" calcext:value-type="float">
            <text:p>3</text:p>
          </table:table-cell>
          <table:table-cell table:style-name="train_20_blue_20_light" office:value-type="float" office:value="27" calcext:value-type="float">
            <text:p>27</text:p>
          </table:table-cell>
          <table:table-cell table:style-name="train_20_blue_20_light" office:value-type="float" office:value="24" calcext:value-type="float">
            <text:p>24</text:p>
          </table:table-cell>
          <table:table-cell table:style-name="train_20_blue_20_light" office:value-type="string" calcext:value-type="string">
            <text:p>☳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blue_20_light" office:value-type="float" office:value="5" calcext:value-type="float">
            <text:p>5</text:p>
          </table:table-cell>
          <table:table-cell table:style-name="train_20_blue_20_light" office:value-type="float" office:value="44" calcext:value-type="float">
            <text:p>44</text:p>
          </table:table-cell>
          <table:table-cell table:style-name="train_20_blue_20_light" office:value-type="float" office:value="28" calcext:value-type="float">
            <text:p>28</text:p>
          </table:table-cell>
          <table:table-cell table:style-name="train_20_blue_20_light" office:value-type="float" office:value="50" calcext:value-type="float">
            <text:p>50</text:p>
          </table:table-cell>
          <table:table-cell table:style-name="train_20_blue_20_light" office:value-type="float" office:value="32" calcext:value-type="float">
            <text:p>32</text:p>
          </table:table-cell>
          <table:table-cell table:style-name="train_20_blue_20_light" office:value-type="float" office:value="57" calcext:value-type="float">
            <text:p>57</text:p>
          </table:table-cell>
          <table:table-cell table:style-name="train_20_blue_20_light" office:value-type="float" office:value="48" calcext:value-type="float">
            <text:p>48</text:p>
          </table:table-cell>
          <table:table-cell table:style-name="train_20_blue_20_light" office:value-type="float" office:value="18" calcext:value-type="float">
            <text:p>18</text:p>
          </table:table-cell>
          <table:table-cell table:style-name="train_20_blue_20_light" office:value-type="float" office:value="46" calcext:value-type="float">
            <text:p>46</text:p>
          </table:table-cell>
          <table:table-cell table:style-name="train_20_blue_20_light" office:value-type="string" calcext:value-type="string">
            <text:p>☴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number-columns-repeated="2" table:style-name="train_20_blue_20_light" office:value-type="float" office:value="6" calcext:value-type="float">
            <text:p>6</text:p>
          </table:table-cell>
          <table:table-cell table:style-name="train_20_blue_20_light" office:value-type="float" office:value="47" calcext:value-type="float">
            <text:p>47</text:p>
          </table:table-cell>
          <table:table-cell table:style-name="train_20_blue_20_light" office:value-type="float" office:value="64" calcext:value-type="float">
            <text:p>64</text:p>
          </table:table-cell>
          <table:table-cell table:style-name="train_20_blue_20_light" office:value-type="float" office:value="40" calcext:value-type="float">
            <text:p>40</text:p>
          </table:table-cell>
          <table:table-cell table:style-name="train_20_blue_20_light" office:value-type="float" office:value="59" calcext:value-type="float">
            <text:p>59</text:p>
          </table:table-cell>
          <table:table-cell table:style-name="train_20_blue_20_light" office:value-type="float" office:value="29" calcext:value-type="float">
            <text:p>29</text:p>
          </table:table-cell>
          <table:table-cell table:style-name="train_20_blue_20_light" office:value-type="float" office:value="4" calcext:value-type="float">
            <text:p>4</text:p>
          </table:table-cell>
          <table:table-cell table:style-name="train_20_blue_20_light" office:value-type="float" office:value="7" calcext:value-type="float">
            <text:p>7</text:p>
          </table:table-cell>
          <table:table-cell table:style-name="train_20_blue_20_light" office:value-type="string" calcext:value-type="string">
            <text:p>☵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blue_20_light" office:value-type="float" office:value="7" calcext:value-type="float">
            <text:p>7</text:p>
          </table:table-cell>
          <table:table-cell table:style-name="train_20_blue_20_light" office:value-type="float" office:value="33" calcext:value-type="float">
            <text:p>33</text:p>
          </table:table-cell>
          <table:table-cell table:style-name="train_20_blue_20_light" office:value-type="float" office:value="31" calcext:value-type="float">
            <text:p>31</text:p>
          </table:table-cell>
          <table:table-cell table:style-name="train_20_blue_20_light" office:value-type="float" office:value="56" calcext:value-type="float">
            <text:p>56</text:p>
          </table:table-cell>
          <table:table-cell table:style-name="train_20_blue_20_light" office:value-type="float" office:value="62" calcext:value-type="float">
            <text:p>62</text:p>
          </table:table-cell>
          <table:table-cell table:style-name="train_20_blue_20_light" office:value-type="float" office:value="53" calcext:value-type="float">
            <text:p>53</text:p>
          </table:table-cell>
          <table:table-cell table:style-name="train_20_blue_20_light" office:value-type="float" office:value="39" calcext:value-type="float">
            <text:p>39</text:p>
          </table:table-cell>
          <table:table-cell table:style-name="train_20_blue_20_light" office:value-type="float" office:value="52" calcext:value-type="float">
            <text:p>52</text:p>
          </table:table-cell>
          <table:table-cell table:style-name="train_20_blue_20_light" office:value-type="float" office:value="15" calcext:value-type="float">
            <text:p>15</text:p>
          </table:table-cell>
          <table:table-cell table:style-name="train_20_blue_20_light" office:value-type="string" calcext:value-type="string">
            <text:p>☶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blue_20_light" office:value-type="float" office:value="8" calcext:value-type="float">
            <text:p>8</text:p>
          </table:table-cell>
          <table:table-cell table:style-name="train_20_blue_20_light" office:value-type="float" office:value="12" calcext:value-type="float">
            <text:p>12</text:p>
          </table:table-cell>
          <table:table-cell table:style-name="train_20_blue_20_light" office:value-type="float" office:value="45" calcext:value-type="float">
            <text:p>45</text:p>
          </table:table-cell>
          <table:table-cell table:style-name="train_20_blue_20_light" office:value-type="float" office:value="35" calcext:value-type="float">
            <text:p>35</text:p>
          </table:table-cell>
          <table:table-cell table:style-name="train_20_blue_20_light" office:value-type="float" office:value="16" calcext:value-type="float">
            <text:p>16</text:p>
          </table:table-cell>
          <table:table-cell table:style-name="train_20_blue_20_light" office:value-type="float" office:value="20" calcext:value-type="float">
            <text:p>20</text:p>
          </table:table-cell>
          <table:table-cell table:style-name="train_20_blue_20_light" office:value-type="float" office:value="8" calcext:value-type="float">
            <text:p>8</text:p>
          </table:table-cell>
          <table:table-cell table:style-name="train_20_blue_20_light" office:value-type="float" office:value="23" calcext:value-type="float">
            <text:p>23</text:p>
          </table:table-cell>
          <table:table-cell table:style-name="train_20_blue_20_light" office:value-type="float" office:value="2" calcext:value-type="float">
            <text:p>2</text:p>
          </table:table-cell>
          <table:table-cell table:style-name="train_20_blue_20_light" office:value-type="string" calcext:value-type="string">
            <text:p>☷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office:value-type="string" calcext:value-type="string">
            <text:p>Trigrams</text:p>
          </table:table-cell>
          <table:table-cell table:style-name="train_20_info_20_1" office:value-type="string" calcext:value-type="string">
            <text:p>Yi Jing</text:p>
          </table:table-cell>
          <table:table-cell table:style-name="train_20_info_20_1" office:value-type="string" calcext:value-type="string">
            <text:p>C35-D42</text:p>
          </table:table-cell>
          <table:table-cell table:style-name="train_20_info_20_1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office:value-type="string" calcext:value-type="string">
            <text:p>Hex Code</text:p>
          </table:table-cell>
          <table:table-cell table:style-name="train_20_info_20_1" office:value-type="string" calcext:value-type="string">
            <text:p>Unicode </text:p>
          </table:table-cell>
          <table:table-cell table:style-name="train_20_info_20_1" office:value-type="string" calcext:value-type="string">
            <text:p>T#</text:p>
          </table:table-cell>
          <table:table-cell table:style-name="train_20_info_20_1" office:value-type="string" calcext:value-type="string">
            <text:p>Glyph</text:p>
          </table:table-cell>
          <table:table-cell table:style-name="train_20_info_20_1" office:value-type="string" calcext:value-type="string">
            <text:p>Name</text:p>
          </table:table-cell>
          <table:table-cell/>
          <table:table-cell office:value-type="string" calcext:value-type="string">
            <text:p>Bigram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Char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office:value-type="float" office:value="2630" calcext:value-type="float">
            <text:p>2630</text:p>
          </table:table-cell>
          <table:table-cell table:style-name="train_20_info_20_1" table:formula="of:=HEX2DEC([.A35])" office:value-type="float" office:value="9776" calcext:value-type="float">
            <text:p>9776</text:p>
          </table:table-cell>
          <table:table-cell table:style-name="train_20_info_20_1" office:value-type="float" office:value="1" calcext:value-type="float">
            <text:p>1</text:p>
          </table:table-cell>
          <table:table-cell table:style-name="train_20_info_20_1" table:formula="of:=UNICHAR([.B35])" office:value-type="string" office:string-value="☰" calcext:value-type="string">
            <text:p>☰</text:p>
          </table:table-cell>
          <table:table-cell table:style-name="train_20_info_20_1" office:value-type="string" calcext:value-type="string">
            <text:p>Qian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table:formula="of:=DEC2HEX([.B36])" office:value-type="string" office:string-value="2631" calcext:value-type="string">
            <text:p>2631</text:p>
          </table:table-cell>
          <table:table-cell table:style-name="train_20_info_20_1" table:formula="of:=[.B35]+1" office:value-type="float" office:value="9777" calcext:value-type="float">
            <text:p>9777</text:p>
          </table:table-cell>
          <table:table-cell table:style-name="train_20_info_20_1" office:value-type="float" office:value="2" calcext:value-type="float">
            <text:p>2</text:p>
          </table:table-cell>
          <table:table-cell table:style-name="train_20_info_20_1" table:formula="of:=UNICHAR([.B36])" office:value-type="string" office:string-value="☱" calcext:value-type="string">
            <text:p>☱</text:p>
          </table:table-cell>
          <table:table-cell table:style-name="train_20_info_20_1" office:value-type="string" calcext:value-type="string">
            <text:p>Dui</text:p>
          </table:table-cell>
          <table:table-cell/>
          <table:table-cell office:value-type="string" calcext:value-type="string">
            <text:p>G38:i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table:formula="of:=DEC2HEX([.B37])" office:value-type="string" office:string-value="2632" calcext:value-type="string">
            <text:p>2632</text:p>
          </table:table-cell>
          <table:table-cell table:style-name="train_20_info_20_1" table:formula="of:=[.B36]+1" office:value-type="float" office:value="9778" calcext:value-type="float">
            <text:p>9778</text:p>
          </table:table-cell>
          <table:table-cell table:style-name="train_20_info_20_1" office:value-type="float" office:value="3" calcext:value-type="float">
            <text:p>3</text:p>
          </table:table-cell>
          <table:table-cell table:style-name="train_20_info_20_1" table:formula="of:=UNICHAR([.B37])" office:value-type="string" office:string-value="☲" calcext:value-type="string">
            <text:p>☲</text:p>
          </table:table-cell>
          <table:table-cell table:style-name="train_20_info_20_1" office:value-type="string" calcext:value-type="string">
            <text:p>Li</text:p>
          </table:table-cell>
          <table:table-cell table:number-columns-repeated="2"/>
          <table:table-cell table:formula="of:=[.D46]" office:value-type="string" office:string-value="⚊" calcext:value-type="string">
            <text:p>⚊</text:p>
          </table:table-cell>
          <table:table-cell table:formula="of:=[.D47]" office:value-type="string" office:string-value="⚋" calcext:value-type="string">
            <text:p>⚋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table:formula="of:=DEC2HEX([.B38])" office:value-type="string" office:string-value="2633" calcext:value-type="string">
            <text:p>2633</text:p>
          </table:table-cell>
          <table:table-cell table:style-name="train_20_info_20_1" table:formula="of:=[.B37]+1" office:value-type="float" office:value="9779" calcext:value-type="float">
            <text:p>9779</text:p>
          </table:table-cell>
          <table:table-cell table:style-name="train_20_info_20_1" office:value-type="float" office:value="4" calcext:value-type="float">
            <text:p>4</text:p>
          </table:table-cell>
          <table:table-cell table:style-name="train_20_info_20_1" table:formula="of:=UNICHAR([.B38])" office:value-type="string" office:string-value="☳" calcext:value-type="string">
            <text:p>☳</text:p>
          </table:table-cell>
          <table:table-cell table:style-name="train_20_info_20_1" office:value-type="string" calcext:value-type="string">
            <text:p>Zhe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53]" office:value-type="string" office:string-value="-»«-" calcext:value-type="string">
            <text:p>-»«-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table:formula="of:=DEC2HEX([.B39])" office:value-type="string" office:string-value="2634" calcext:value-type="string">
            <text:p>2634</text:p>
          </table:table-cell>
          <table:table-cell table:style-name="train_20_info_20_1" table:formula="of:=[.B38]+1" office:value-type="float" office:value="9780" calcext:value-type="float">
            <text:p>9780</text:p>
          </table:table-cell>
          <table:table-cell table:style-name="train_20_info_20_1" office:value-type="float" office:value="5" calcext:value-type="float">
            <text:p>5</text:p>
          </table:table-cell>
          <table:table-cell table:style-name="train_20_info_20_1" table:formula="of:=UNICHAR([.B39])" office:value-type="string" office:string-value="☴" calcext:value-type="string">
            <text:p>☴</text:p>
          </table:table-cell>
          <table:table-cell table:style-name="train_20_info_20_1" office:value-type="string" calcext:value-type="string">
            <text:p>Xu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47]" office:value-type="string" office:string-value="⚋" calcext:value-type="string">
            <text:p>⚋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table:formula="of:=DEC2HEX([.B40])" office:value-type="string" office:string-value="2635" calcext:value-type="string">
            <text:p>2635</text:p>
          </table:table-cell>
          <table:table-cell table:style-name="train_20_info_20_1" table:formula="of:=[.B39]+1" office:value-type="float" office:value="9781" calcext:value-type="float">
            <text:p>9781</text:p>
          </table:table-cell>
          <table:table-cell table:style-name="train_20_info_20_1" office:value-type="float" office:value="6" calcext:value-type="float">
            <text:p>6</text:p>
          </table:table-cell>
          <table:table-cell table:style-name="train_20_info_20_1" table:formula="of:=UNICHAR([.B40])" office:value-type="string" office:string-value="☵" calcext:value-type="string">
            <text:p>☵</text:p>
          </table:table-cell>
          <table:table-cell table:style-name="train_20_info_20_1" office:value-type="string" calcext:value-type="string">
            <text:p>Ka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48]" office:value-type="string" office:string-value="⚌" calcext:value-type="string">
            <text:p>⚌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table:formula="of:=DEC2HEX([.B41])" office:value-type="string" office:string-value="2636" calcext:value-type="string">
            <text:p>2636</text:p>
          </table:table-cell>
          <table:table-cell table:style-name="train_20_info_20_1" table:formula="of:=[.B40]+1" office:value-type="float" office:value="9782" calcext:value-type="float">
            <text:p>9782</text:p>
          </table:table-cell>
          <table:table-cell table:style-name="train_20_info_20_1" office:value-type="float" office:value="7" calcext:value-type="float">
            <text:p>7</text:p>
          </table:table-cell>
          <table:table-cell table:style-name="train_20_info_20_1" table:formula="of:=UNICHAR([.B41])" office:value-type="string" office:string-value="☶" calcext:value-type="string">
            <text:p>☶</text:p>
          </table:table-cell>
          <table:table-cell table:style-name="train_20_info_20_1" office:value-type="string" calcext:value-type="string">
            <text:p>Ge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52]" office:value-type="string" office:string-value="«-»" calcext:value-type="string">
            <text:p>«-»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table:formula="of:=DEC2HEX([.B42])" office:value-type="string" office:string-value="2637" calcext:value-type="string">
            <text:p>2637</text:p>
          </table:table-cell>
          <table:table-cell table:style-name="train_20_info_20_1" table:formula="of:=[.B41]+1" office:value-type="float" office:value="9783" calcext:value-type="float">
            <text:p>9783</text:p>
          </table:table-cell>
          <table:table-cell table:style-name="train_20_info_20_1" office:value-type="float" office:value="8" calcext:value-type="float">
            <text:p>8</text:p>
          </table:table-cell>
          <table:table-cell table:style-name="train_20_info_20_1" table:formula="of:=UNICHAR([.B42])" office:value-type="string" office:string-value="☷" calcext:value-type="string">
            <text:p>☷</text:p>
          </table:table-cell>
          <table:table-cell table:style-name="train_20_info_20_1" office:value-type="string" calcext:value-type="string">
            <text:p>Kun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table:number-columns-repeated="2"/>
          <table:table-cell table:number-columns-repeated="2" table:style-name="train_20_info_20_1" office:value-type="string" calcext:value-type="string">
            <text:p><text:s/></text:p>
          </table:table-cell>
          <table:table-cell table:style-name="train_20_info_20_1"/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office:value-type="string" calcext:value-type="string">
            <text:p>Bigrams</text:p>
          </table:table-cell>
          <table:table-cell table:style-name="train_20_info_20_1" office:value-type="string" calcext:value-type="string">
            <text:p>Yi Jing</text:p>
          </table:table-cell>
          <table:table-cell table:style-name="train_20_info_20_1" office:value-type="string" calcext:value-type="string">
            <text:p>C45-D53</text:p>
          </table:table-cell>
          <table:table-cell table:style-name="train_20_info_20_1" table:number-columns-repeated="2"/>
          <table:table-cell/>
          <table:table-cell office:value-type="string" calcext:value-type="string">
            <text:p>Ying Trigram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Chart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office:value-type="string" calcext:value-type="string">
            <text:p>Hex Code</text:p>
          </table:table-cell>
          <table:table-cell table:style-name="train_20_info_20_1" office:value-type="string" calcext:value-type="string">
            <text:p>Unicode </text:p>
          </table:table-cell>
          <table:table-cell table:style-name="train_20_info_20_1" office:value-type="string" calcext:value-type="string">
            <text:p>B#</text:p>
          </table:table-cell>
          <table:table-cell table:style-name="train_20_info_20_1" office:value-type="string" calcext:value-type="string">
            <text:p>Glyph</text:p>
          </table:table-cell>
          <table:table-cell table:style-name="train_20_info_20_1" office:value-type="string" calcext:value-type="string">
            <text:p>Name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office:value-type="string" calcext:value-type="string">
            <text:p>268A</text:p>
          </table:table-cell>
          <table:table-cell table:style-name="train_20_info_20_1" table:formula="of:=HEX2DEC([.A46])" office:value-type="float" office:value="9866" calcext:value-type="float">
            <text:p>9866</text:p>
          </table:table-cell>
          <table:table-cell table:style-name="train_20_info_20_1" office:value-type="float" office:value="1" calcext:value-type="float">
            <text:p>1</text:p>
          </table:table-cell>
          <table:table-cell table:style-name="train_20_info_20_1" table:formula="of:=UNICHAR([.B46])" office:value-type="string" office:string-value="⚊" calcext:value-type="string">
            <text:p>⚊</text:p>
          </table:table-cell>
          <table:table-cell table:style-name="train_20_info_20_1" office:value-type="string" calcext:value-type="string">
            <text:p>Yang</text:p>
          </table:table-cell>
          <table:table-cell/>
          <table:table-cell office:value-type="string" calcext:value-type="string">
            <text:p>G48:i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table:formula="of:=DEC2HEX([.B47])" office:value-type="string" office:string-value="268B" calcext:value-type="string">
            <text:p>268B</text:p>
          </table:table-cell>
          <table:table-cell table:style-name="train_20_info_20_1" table:formula="of:=[.B46]+1" office:value-type="float" office:value="9867" calcext:value-type="float">
            <text:p>9867</text:p>
          </table:table-cell>
          <table:table-cell table:style-name="train_20_info_20_1" office:value-type="float" office:value="2" calcext:value-type="float">
            <text:p>2</text:p>
          </table:table-cell>
          <table:table-cell table:style-name="train_20_info_20_1" table:formula="of:=UNICHAR([.B47])" office:value-type="string" office:string-value="⚋" calcext:value-type="string">
            <text:p>⚋</text:p>
          </table:table-cell>
          <table:table-cell table:style-name="train_20_info_20_1" office:value-type="string" calcext:value-type="string">
            <text:p>Yin</text:p>
          </table:table-cell>
          <table:table-cell table:number-columns-repeated="2"/>
          <table:table-cell table:formula="of:=[.H37]" office:value-type="string" office:string-value="⚊" calcext:value-type="string">
            <text:p>⚊</text:p>
          </table:table-cell>
          <table:table-cell table:formula="of:=[.I37]" office:value-type="string" office:string-value="⚋" calcext:value-type="string">
            <text:p>⚋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table:formula="of:=DEC2HEX([.B48])" office:value-type="string" office:string-value="268C" calcext:value-type="string">
            <text:p>268C</text:p>
          </table:table-cell>
          <table:table-cell table:style-name="train_20_info_20_1" table:formula="of:=[.B47]+1" office:value-type="float" office:value="9868" calcext:value-type="float">
            <text:p>9868</text:p>
          </table:table-cell>
          <table:table-cell table:style-name="train_20_info_20_1" office:value-type="float" office:value="3" calcext:value-type="float">
            <text:p>3</text:p>
          </table:table-cell>
          <table:table-cell table:style-name="train_20_info_20_1" table:formula="of:=UNICHAR([.B48])" office:value-type="string" office:string-value="⚌" calcext:value-type="string">
            <text:p>⚌</text:p>
          </table:table-cell>
          <table:table-cell table:style-name="train_20_info_20_1" office:value-type="string" calcext:value-type="string">
            <text:p>Young Ya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table:formula="of:=DEC2HEX([.B49])" office:value-type="string" office:string-value="268D" calcext:value-type="string">
            <text:p>268D</text:p>
          </table:table-cell>
          <table:table-cell table:style-name="train_20_info_20_1" table:formula="of:=[.B48]+1" office:value-type="float" office:value="9869" calcext:value-type="float">
            <text:p>9869</text:p>
          </table:table-cell>
          <table:table-cell table:style-name="train_20_info_20_1" office:value-type="float" office:value="4" calcext:value-type="float">
            <text:p>4</text:p>
          </table:table-cell>
          <table:table-cell table:style-name="train_20_info_20_1" table:formula="of:=UNICHAR([.B49])" office:value-type="string" office:string-value="⚍" calcext:value-type="string">
            <text:p>⚍</text:p>
          </table:table-cell>
          <table:table-cell table:style-name="train_20_info_20_1" office:value-type="string" calcext:value-type="string">
            <text:p>Old Ya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table:formula="of:=DEC2HEX([.B50])" office:value-type="string" office:string-value="268E" calcext:value-type="string">
            <text:p>268E</text:p>
          </table:table-cell>
          <table:table-cell table:style-name="train_20_info_20_1" table:formula="of:=[.B49]+1" office:value-type="float" office:value="9870" calcext:value-type="float">
            <text:p>9870</text:p>
          </table:table-cell>
          <table:table-cell table:style-name="train_20_info_20_1" office:value-type="float" office:value="5" calcext:value-type="float">
            <text:p>5</text:p>
          </table:table-cell>
          <table:table-cell table:style-name="train_20_info_20_1" table:formula="of:=UNICHAR([.B50])" office:value-type="string" office:string-value="⚎" calcext:value-type="string">
            <text:p>⚎</text:p>
          </table:table-cell>
          <table:table-cell table:style-name="train_20_info_20_1" office:value-type="string" calcext:value-type="string">
            <text:p>Old Yi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table:formula="of:=DEC2HEX([.B51])" office:value-type="string" office:string-value="268F" calcext:value-type="string">
            <text:p>268F</text:p>
          </table:table-cell>
          <table:table-cell table:style-name="train_20_info_20_1" table:formula="of:=[.B50]+1" office:value-type="float" office:value="9871" calcext:value-type="float">
            <text:p>9871</text:p>
          </table:table-cell>
          <table:table-cell table:style-name="train_20_info_20_1" office:value-type="float" office:value="6" calcext:value-type="float">
            <text:p>6</text:p>
          </table:table-cell>
          <table:table-cell table:style-name="train_20_info_20_1" table:formula="of:=UNICHAR([.B51])" office:value-type="string" office:string-value="⚏" calcext:value-type="string">
            <text:p>⚏</text:p>
          </table:table-cell>
          <table:table-cell table:style-name="train_20_info_20_1" office:value-type="string" calcext:value-type="string">
            <text:p>Young Y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office:value-type="string" calcext:value-type="string">
            <text:p>27FA</text:p>
          </table:table-cell>
          <table:table-cell table:style-name="train_20_info_20_1" table:formula="of:=HEX2DEC([.A52])" office:value-type="float" office:value="10234" calcext:value-type="float">
            <text:p>10234</text:p>
          </table:table-cell>
          <table:table-cell table:style-name="train_20_info_20_1" office:value-type="float" office:value="7" calcext:value-type="float">
            <text:p>7</text:p>
          </table:table-cell>
          <table:table-cell table:style-name="train_20_info_20_1" office:value-type="string" calcext:value-type="string">
            <text:p>«-»</text:p>
          </table:table-cell>
          <table:table-cell table:style-name="train_20_info_20_1" office:value-type="string" calcext:value-type="string">
            <text:p>Old Y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1" office:value-type="string" calcext:value-type="string">
            <text:p>1D300</text:p>
          </table:table-cell>
          <table:table-cell table:style-name="train_20_info_20_1" table:formula="of:=HEX2DEC([.A53])" office:value-type="float" office:value="119552" calcext:value-type="float">
            <text:p>119552</text:p>
          </table:table-cell>
          <table:table-cell table:style-name="train_20_info_20_1" office:value-type="float" office:value="8" calcext:value-type="float">
            <text:p>8</text:p>
          </table:table-cell>
          <table:table-cell table:style-name="train_20_info_20_1" office:value-type="string" calcext:value-type="string">
            <text:p>-»«-</text:p>
          </table:table-cell>
          <table:table-cell table:style-name="train_20_info_20_1" office:value-type="string" calcext:value-type="string">
            <text:p>Old Ya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office:value-type="string" calcext:value-type="string">
            <text:p>Hexagrams</text:p>
          </table:table-cell>
          <table:table-cell table:style-name="train_20_info_20_2" office:value-type="string" calcext:value-type="string">
            <text:p>Yi Jing</text:p>
          </table:table-cell>
          <table:table-cell table:style-name="train_20_info_20_2" office:value-type="string" calcext:value-type="string">
            <text:p>C57-D120</text:p>
          </table:table-cell>
          <table:table-cell table:style-name="train_20_info_20_2"/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office:value-type="string" calcext:value-type="string">
            <text:p>Hex Code</text:p>
          </table:table-cell>
          <table:table-cell table:style-name="train_20_info_20_2" office:value-type="string" calcext:value-type="string">
            <text:p>Unicode </text:p>
          </table:table-cell>
          <table:table-cell table:style-name="train_20_info_20_2" office:value-type="string" calcext:value-type="string">
            <text:p>H #</text:p>
          </table:table-cell>
          <table:table-cell table:style-name="train_20_info_20_2" office:value-type="string" calcext:value-type="string">
            <text:p>Glyph</text:p>
          </table:table-cell>
          <table:table-cell table:number-columns-repeated="2"/>
          <table:table-cell office:value-type="string" calcext:value-type="string">
            <text:p>Trigram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Chart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office:value-type="string" calcext:value-type="string">
            <text:p>262F</text:p>
          </table:table-cell>
          <table:table-cell table:style-name="train_20_info_20_2" office:value-type="float" office:value="9775" calcext:value-type="float">
            <text:p>9775</text:p>
          </table:table-cell>
          <table:table-cell table:style-name="train_20_info_20_2" office:value-type="float" office:value="0" calcext:value-type="float">
            <text:p>0</text:p>
          </table:table-cell>
          <table:table-cell table:style-name="train_20_info_20_2" office:value-type="string" calcext:value-type="string">
            <text:p>∅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57])" office:value-type="string" office:string-value="4DC0" calcext:value-type="string">
            <text:p>4DC0</text:p>
          </table:table-cell>
          <table:table-cell table:style-name="train_20_info_20_2" office:value-type="float" office:value="19904" calcext:value-type="float">
            <text:p>19904</text:p>
          </table:table-cell>
          <table:table-cell table:style-name="train_20_info_20_2" office:value-type="float" office:value="1" calcext:value-type="float">
            <text:p>1</text:p>
          </table:table-cell>
          <table:table-cell table:style-name="train_20_info_20_2" table:formula="of:=UNICHAR([.B57])" office:value-type="string" office:string-value="䷀" calcext:value-type="string">
            <text:p>䷀</text:p>
          </table:table-cell>
          <table:table-cell table:number-columns-repeated="2"/>
          <table:table-cell office:value-type="string" calcext:value-type="string">
            <text:p>G59:i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58])" office:value-type="string" office:string-value="4DC1" calcext:value-type="string">
            <text:p>4DC1</text:p>
          </table:table-cell>
          <table:table-cell table:style-name="train_20_info_20_2" table:formula="of:=[.B57]+1" office:value-type="float" office:value="19905" calcext:value-type="float">
            <text:p>19905</text:p>
          </table:table-cell>
          <table:table-cell table:style-name="train_20_info_20_2" table:formula="of:=[.C57]+1" office:value-type="float" office:value="2" calcext:value-type="float">
            <text:p>2</text:p>
          </table:table-cell>
          <table:table-cell table:style-name="train_20_info_20_2" table:formula="of:=UNICHAR([.B58])" office:value-type="string" office:string-value="䷁" calcext:value-type="string">
            <text:p>䷁</text:p>
          </table:table-cell>
          <table:table-cell table:number-columns-repeated="3"/>
          <table:table-cell table:formula="of:=[.H47]" office:value-type="string" office:string-value="⚊" calcext:value-type="string">
            <text:p>⚊</text:p>
          </table:table-cell>
          <table:table-cell table:formula="of:=[.I47]" office:value-type="string" office:string-value="⚋" calcext:value-type="string">
            <text:p>⚋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59])" office:value-type="string" office:string-value="4DC2" calcext:value-type="string">
            <text:p>4DC2</text:p>
          </table:table-cell>
          <table:table-cell table:style-name="train_20_info_20_2" table:formula="of:=[.B58]+1" office:value-type="float" office:value="19906" calcext:value-type="float">
            <text:p>19906</text:p>
          </table:table-cell>
          <table:table-cell table:style-name="train_20_info_20_2" table:formula="of:=[.C58]+1" office:value-type="float" office:value="3" calcext:value-type="float">
            <text:p>3</text:p>
          </table:table-cell>
          <table:table-cell table:style-name="train_20_info_20_2" table:formula="of:=UNICHAR([.B59])" office:value-type="string" office:string-value="䷂" calcext:value-type="string">
            <text:p>䷂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H58]" office:value-type="string" office:string-value="⚊" calcext:value-type="string">
            <text:p>⚊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60])" office:value-type="string" office:string-value="4DC3" calcext:value-type="string">
            <text:p>4DC3</text:p>
          </table:table-cell>
          <table:table-cell table:style-name="train_20_info_20_2" table:formula="of:=[.B59]+1" office:value-type="float" office:value="19907" calcext:value-type="float">
            <text:p>19907</text:p>
          </table:table-cell>
          <table:table-cell table:style-name="train_20_info_20_2" table:formula="of:=[.C59]+1" office:value-type="float" office:value="4" calcext:value-type="float">
            <text:p>4</text:p>
          </table:table-cell>
          <table:table-cell table:style-name="train_20_info_20_2" table:formula="of:=UNICHAR([.B60])" office:value-type="string" office:string-value="䷃" calcext:value-type="string">
            <text:p>䷃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I58]" office:value-type="string" office:string-value="⚋" calcext:value-type="string">
            <text:p>⚋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61])" office:value-type="string" office:string-value="4DC4" calcext:value-type="string">
            <text:p>4DC4</text:p>
          </table:table-cell>
          <table:table-cell table:style-name="train_20_info_20_2" table:formula="of:=[.B60]+1" office:value-type="float" office:value="19908" calcext:value-type="float">
            <text:p>19908</text:p>
          </table:table-cell>
          <table:table-cell table:style-name="train_20_info_20_2" table:formula="of:=[.C60]+1" office:value-type="float" office:value="5" calcext:value-type="float">
            <text:p>5</text:p>
          </table:table-cell>
          <table:table-cell table:style-name="train_20_info_20_2" table:formula="of:=UNICHAR([.B61])" office:value-type="string" office:string-value="䷄" calcext:value-type="string">
            <text:p>䷄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table:formula="of:=[.H58]" office:value-type="string" office:string-value="⚊" calcext:value-type="string">
            <text:p>⚊</text:p>
          </table:table-cell>
          <table:table-cell table:formula="of:=[.H58]" office:value-type="string" office:string-value="⚊" calcext:value-type="string">
            <text:p>⚊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62])" office:value-type="string" office:string-value="4DC5" calcext:value-type="string">
            <text:p>4DC5</text:p>
          </table:table-cell>
          <table:table-cell table:style-name="train_20_info_20_2" table:formula="of:=[.B61]+1" office:value-type="float" office:value="19909" calcext:value-type="float">
            <text:p>19909</text:p>
          </table:table-cell>
          <table:table-cell table:style-name="train_20_info_20_2" table:formula="of:=[.C61]+1" office:value-type="float" office:value="6" calcext:value-type="float">
            <text:p>6</text:p>
          </table:table-cell>
          <table:table-cell table:style-name="train_20_info_20_2" table:formula="of:=UNICHAR([.B62])" office:value-type="string" office:string-value="䷅" calcext:value-type="string">
            <text:p>䷅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63])" office:value-type="string" office:string-value="4DC6" calcext:value-type="string">
            <text:p>4DC6</text:p>
          </table:table-cell>
          <table:table-cell table:style-name="train_20_info_20_2" table:formula="of:=[.B62]+1" office:value-type="float" office:value="19910" calcext:value-type="float">
            <text:p>19910</text:p>
          </table:table-cell>
          <table:table-cell table:style-name="train_20_info_20_2" table:formula="of:=[.C62]+1" office:value-type="float" office:value="7" calcext:value-type="float">
            <text:p>7</text:p>
          </table:table-cell>
          <table:table-cell table:style-name="train_20_info_20_2" table:formula="of:=UNICHAR([.B63])" office:value-type="string" office:string-value="䷆" calcext:value-type="string">
            <text:p>䷆</text:p>
          </table:table-cell>
          <table:table-cell table:number-columns-repeated="2"/>
          <table:table-cell office:value-type="string" calcext:value-type="string">
            <text:p>Yang Trigram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Chart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64])" office:value-type="string" office:string-value="4DC7" calcext:value-type="string">
            <text:p>4DC7</text:p>
          </table:table-cell>
          <table:table-cell table:style-name="train_20_info_20_2" table:formula="of:=[.B63]+1" office:value-type="float" office:value="19911" calcext:value-type="float">
            <text:p>19911</text:p>
          </table:table-cell>
          <table:table-cell table:style-name="train_20_info_20_2" table:formula="of:=[.C63]+1" office:value-type="float" office:value="8" calcext:value-type="float">
            <text:p>8</text:p>
          </table:table-cell>
          <table:table-cell table:style-name="train_20_info_20_2" table:formula="of:=UNICHAR([.B64])" office:value-type="string" office:string-value="䷇" calcext:value-type="string">
            <text:p>䷇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65])" office:value-type="string" office:string-value="4DC8" calcext:value-type="string">
            <text:p>4DC8</text:p>
          </table:table-cell>
          <table:table-cell table:style-name="train_20_info_20_2" table:formula="of:=[.B64]+1" office:value-type="float" office:value="19912" calcext:value-type="float">
            <text:p>19912</text:p>
          </table:table-cell>
          <table:table-cell table:style-name="train_20_info_20_2" table:formula="of:=[.C64]+1" office:value-type="float" office:value="9" calcext:value-type="float">
            <text:p>9</text:p>
          </table:table-cell>
          <table:table-cell table:style-name="train_20_info_20_2" table:formula="of:=UNICHAR([.B65])" office:value-type="string" office:string-value="䷈" calcext:value-type="string">
            <text:p>䷈</text:p>
          </table:table-cell>
          <table:table-cell table:number-columns-repeated="2"/>
          <table:table-cell office:value-type="string" calcext:value-type="string">
            <text:p>G67:i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66])" office:value-type="string" office:string-value="4DC9" calcext:value-type="string">
            <text:p>4DC9</text:p>
          </table:table-cell>
          <table:table-cell table:style-name="train_20_info_20_2" table:formula="of:=[.B65]+1" office:value-type="float" office:value="19913" calcext:value-type="float">
            <text:p>19913</text:p>
          </table:table-cell>
          <table:table-cell table:style-name="train_20_info_20_2" table:formula="of:=[.C65]+1" office:value-type="float" office:value="10" calcext:value-type="float">
            <text:p>10</text:p>
          </table:table-cell>
          <table:table-cell table:style-name="train_20_info_20_2" table:formula="of:=UNICHAR([.B66])" office:value-type="string" office:string-value="䷉" calcext:value-type="string">
            <text:p>䷉</text:p>
          </table:table-cell>
          <table:table-cell table:number-columns-repeated="3"/>
          <table:table-cell table:formula="of:=[.H58]" office:value-type="string" office:string-value="⚊" calcext:value-type="string">
            <text:p>⚊</text:p>
          </table:table-cell>
          <table:table-cell table:formula="of:=[.I58]" office:value-type="string" office:string-value="⚋" calcext:value-type="string">
            <text:p>⚋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67])" office:value-type="string" office:string-value="4DCA" calcext:value-type="string">
            <text:p>4DCA</text:p>
          </table:table-cell>
          <table:table-cell table:style-name="train_20_info_20_2" table:formula="of:=[.B66]+1" office:value-type="float" office:value="19914" calcext:value-type="float">
            <text:p>19914</text:p>
          </table:table-cell>
          <table:table-cell table:style-name="train_20_info_20_2" table:formula="of:=[.C66]+1" office:value-type="float" office:value="11" calcext:value-type="float">
            <text:p>11</text:p>
          </table:table-cell>
          <table:table-cell table:style-name="train_20_info_20_2" table:formula="of:=UNICHAR([.B67])" office:value-type="string" office:string-value="䷊" calcext:value-type="string">
            <text:p>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H66]" office:value-type="string" office:string-value="⚊" calcext:value-type="string">
            <text:p>⚊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68])" office:value-type="string" office:string-value="4DCB" calcext:value-type="string">
            <text:p>4DCB</text:p>
          </table:table-cell>
          <table:table-cell table:style-name="train_20_info_20_2" table:formula="of:=[.B67]+1" office:value-type="float" office:value="19915" calcext:value-type="float">
            <text:p>19915</text:p>
          </table:table-cell>
          <table:table-cell table:style-name="train_20_info_20_2" table:formula="of:=[.C67]+1" office:value-type="float" office:value="12" calcext:value-type="float">
            <text:p>12</text:p>
          </table:table-cell>
          <table:table-cell table:style-name="train_20_info_20_2" table:formula="of:=UNICHAR([.B68])" office:value-type="string" office:string-value="䷋" calcext:value-type="string">
            <text:p>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I66]" office:value-type="string" office:string-value="⚋" calcext:value-type="string">
            <text:p>⚋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69])" office:value-type="string" office:string-value="4DCC" calcext:value-type="string">
            <text:p>4DCC</text:p>
          </table:table-cell>
          <table:table-cell table:style-name="train_20_info_20_2" table:formula="of:=[.B68]+1" office:value-type="float" office:value="19916" calcext:value-type="float">
            <text:p>19916</text:p>
          </table:table-cell>
          <table:table-cell table:style-name="train_20_info_20_2" table:formula="of:=[.C68]+1" office:value-type="float" office:value="13" calcext:value-type="float">
            <text:p>13</text:p>
          </table:table-cell>
          <table:table-cell table:style-name="train_20_info_20_2" table:formula="of:=UNICHAR([.B69])" office:value-type="string" office:string-value="䷌" calcext:value-type="string">
            <text:p>䷌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table:formula="of:=[.I66]" office:value-type="string" office:string-value="⚋" calcext:value-type="string">
            <text:p>⚋</text:p>
          </table:table-cell>
          <table:table-cell table:formula="of:=[.I66]" office:value-type="string" office:string-value="⚋" calcext:value-type="string">
            <text:p>⚋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70])" office:value-type="string" office:string-value="4DCD" calcext:value-type="string">
            <text:p>4DCD</text:p>
          </table:table-cell>
          <table:table-cell table:style-name="train_20_info_20_2" table:formula="of:=[.B69]+1" office:value-type="float" office:value="19917" calcext:value-type="float">
            <text:p>19917</text:p>
          </table:table-cell>
          <table:table-cell table:style-name="train_20_info_20_2" table:formula="of:=[.C69]+1" office:value-type="float" office:value="14" calcext:value-type="float">
            <text:p>14</text:p>
          </table:table-cell>
          <table:table-cell table:style-name="train_20_info_20_2" table:formula="of:=UNICHAR([.B70])" office:value-type="string" office:string-value="䷍" calcext:value-type="string">
            <text:p>䷍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71])" office:value-type="string" office:string-value="4DCE" calcext:value-type="string">
            <text:p>4DCE</text:p>
          </table:table-cell>
          <table:table-cell table:style-name="train_20_info_20_2" table:formula="of:=[.B70]+1" office:value-type="float" office:value="19918" calcext:value-type="float">
            <text:p>19918</text:p>
          </table:table-cell>
          <table:table-cell table:style-name="train_20_info_20_2" table:formula="of:=[.C70]+1" office:value-type="float" office:value="15" calcext:value-type="float">
            <text:p>15</text:p>
          </table:table-cell>
          <table:table-cell table:style-name="train_20_info_20_2" table:formula="of:=UNICHAR([.B71])" office:value-type="string" office:string-value="䷎" calcext:value-type="string">
            <text:p>䷎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72])" office:value-type="string" office:string-value="4DCF" calcext:value-type="string">
            <text:p>4DCF</text:p>
          </table:table-cell>
          <table:table-cell table:style-name="train_20_info_20_2" table:formula="of:=[.B71]+1" office:value-type="float" office:value="19919" calcext:value-type="float">
            <text:p>19919</text:p>
          </table:table-cell>
          <table:table-cell table:style-name="train_20_info_20_2" table:formula="of:=[.C71]+1" office:value-type="float" office:value="16" calcext:value-type="float">
            <text:p>16</text:p>
          </table:table-cell>
          <table:table-cell table:style-name="train_20_info_20_2" table:formula="of:=UNICHAR([.B72])" office:value-type="string" office:string-value="䷏" calcext:value-type="string">
            <text:p>䷏</text:p>
          </table:table-cell>
          <table:table-cell table:number-columns-repeated="2"/>
          <table:table-cell office:value-type="string" calcext:value-type="string">
            <text:p>Bigram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hart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73])" office:value-type="string" office:string-value="4DD0" calcext:value-type="string">
            <text:p>4DD0</text:p>
          </table:table-cell>
          <table:table-cell table:style-name="train_20_info_20_2" table:formula="of:=[.B72]+1" office:value-type="float" office:value="19920" calcext:value-type="float">
            <text:p>19920</text:p>
          </table:table-cell>
          <table:table-cell table:style-name="train_20_info_20_2" table:formula="of:=[.C72]+1" office:value-type="float" office:value="17" calcext:value-type="float">
            <text:p>17</text:p>
          </table:table-cell>
          <table:table-cell table:style-name="train_20_info_20_2" table:formula="of:=UNICHAR([.B73])" office:value-type="string" office:string-value="䷐" calcext:value-type="string">
            <text:p>䷐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74])" office:value-type="string" office:string-value="4DD1" calcext:value-type="string">
            <text:p>4DD1</text:p>
          </table:table-cell>
          <table:table-cell table:style-name="train_20_info_20_2" table:formula="of:=[.B73]+1" office:value-type="float" office:value="19921" calcext:value-type="float">
            <text:p>19921</text:p>
          </table:table-cell>
          <table:table-cell table:style-name="train_20_info_20_2" table:formula="of:=[.C73]+1" office:value-type="float" office:value="18" calcext:value-type="float">
            <text:p>18</text:p>
          </table:table-cell>
          <table:table-cell table:style-name="train_20_info_20_2" table:formula="of:=UNICHAR([.B74])" office:value-type="string" office:string-value="䷑" calcext:value-type="string">
            <text:p>䷑</text:p>
          </table:table-cell>
          <table:table-cell table:number-columns-repeated="2"/>
          <table:table-cell office:value-type="string" calcext:value-type="string">
            <text:p>h76:i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75])" office:value-type="string" office:string-value="4DD2" calcext:value-type="string">
            <text:p>4DD2</text:p>
          </table:table-cell>
          <table:table-cell table:style-name="train_20_info_20_2" table:formula="of:=[.B74]+1" office:value-type="float" office:value="19922" calcext:value-type="float">
            <text:p>19922</text:p>
          </table:table-cell>
          <table:table-cell table:style-name="train_20_info_20_2" table:formula="of:=[.C74]+1" office:value-type="float" office:value="19" calcext:value-type="float">
            <text:p>19</text:p>
          </table:table-cell>
          <table:table-cell table:style-name="train_20_info_20_2" table:formula="of:=UNICHAR([.B75])" office:value-type="string" office:string-value="䷒" calcext:value-type="string">
            <text:p>䷒</text:p>
          </table:table-cell>
          <table:table-cell table:number-columns-repeated="3"/>
          <table:table-cell table:formula="of:=[.H66]" office:value-type="string" office:string-value="⚊" calcext:value-type="string">
            <text:p>⚊</text:p>
          </table:table-cell>
          <table:table-cell table:formula="of:=[.I66]" office:value-type="string" office:string-value="⚋" calcext:value-type="string">
            <text:p>⚋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76])" office:value-type="string" office:string-value="4DD3" calcext:value-type="string">
            <text:p>4DD3</text:p>
          </table:table-cell>
          <table:table-cell table:style-name="train_20_info_20_2" table:formula="of:=[.B75]+1" office:value-type="float" office:value="19923" calcext:value-type="float">
            <text:p>19923</text:p>
          </table:table-cell>
          <table:table-cell table:style-name="train_20_info_20_2" table:formula="of:=[.C75]+1" office:value-type="float" office:value="20" calcext:value-type="float">
            <text:p>20</text:p>
          </table:table-cell>
          <table:table-cell table:style-name="train_20_info_20_2" table:formula="of:=UNICHAR([.B76])" office:value-type="string" office:string-value="䷓" calcext:value-type="string">
            <text:p>䷓</text:p>
          </table:table-cell>
          <table:table-cell table:number-columns-repeated="2"/>
          <table:table-cell table:formula="of:=[.H75]" office:value-type="string" office:string-value="⚊" calcext:value-type="string">
            <text:p>⚊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77])" office:value-type="string" office:string-value="4DD4" calcext:value-type="string">
            <text:p>4DD4</text:p>
          </table:table-cell>
          <table:table-cell table:style-name="train_20_info_20_2" table:formula="of:=[.B76]+1" office:value-type="float" office:value="19924" calcext:value-type="float">
            <text:p>19924</text:p>
          </table:table-cell>
          <table:table-cell table:style-name="train_20_info_20_2" table:formula="of:=[.C76]+1" office:value-type="float" office:value="21" calcext:value-type="float">
            <text:p>21</text:p>
          </table:table-cell>
          <table:table-cell table:style-name="train_20_info_20_2" table:formula="of:=UNICHAR([.B77])" office:value-type="string" office:string-value="䷔" calcext:value-type="string">
            <text:p>䷔</text:p>
          </table:table-cell>
          <table:table-cell table:number-columns-repeated="2"/>
          <table:table-cell table:formula="of:=[.I75]" office:value-type="string" office:string-value="⚋" calcext:value-type="string">
            <text:p>⚋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78])" office:value-type="string" office:string-value="4DD5" calcext:value-type="string">
            <text:p>4DD5</text:p>
          </table:table-cell>
          <table:table-cell table:style-name="train_20_info_20_2" table:formula="of:=[.B77]+1" office:value-type="float" office:value="19925" calcext:value-type="float">
            <text:p>19925</text:p>
          </table:table-cell>
          <table:table-cell table:style-name="train_20_info_20_2" table:formula="of:=[.C77]+1" office:value-type="float" office:value="22" calcext:value-type="float">
            <text:p>22</text:p>
          </table:table-cell>
          <table:table-cell table:style-name="train_20_info_20_2" table:formula="of:=UNICHAR([.B78])" office:value-type="string" office:string-value="䷕" calcext:value-type="string">
            <text:p>䷕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79])" office:value-type="string" office:string-value="4DD6" calcext:value-type="string">
            <text:p>4DD6</text:p>
          </table:table-cell>
          <table:table-cell table:style-name="train_20_info_20_2" table:formula="of:=[.B78]+1" office:value-type="float" office:value="19926" calcext:value-type="float">
            <text:p>19926</text:p>
          </table:table-cell>
          <table:table-cell table:style-name="train_20_info_20_2" table:formula="of:=[.C78]+1" office:value-type="float" office:value="23" calcext:value-type="float">
            <text:p>23</text:p>
          </table:table-cell>
          <table:table-cell table:style-name="train_20_info_20_2" table:formula="of:=UNICHAR([.B79])" office:value-type="string" office:string-value="䷖" calcext:value-type="string">
            <text:p>䷖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80])" office:value-type="string" office:string-value="4DD7" calcext:value-type="string">
            <text:p>4DD7</text:p>
          </table:table-cell>
          <table:table-cell table:style-name="train_20_info_20_2" table:formula="of:=[.B79]+1" office:value-type="float" office:value="19927" calcext:value-type="float">
            <text:p>19927</text:p>
          </table:table-cell>
          <table:table-cell table:style-name="train_20_info_20_2" table:formula="of:=[.C79]+1" office:value-type="float" office:value="24" calcext:value-type="float">
            <text:p>24</text:p>
          </table:table-cell>
          <table:table-cell table:style-name="train_20_info_20_2" table:formula="of:=UNICHAR([.B80])" office:value-type="string" office:string-value="䷗" calcext:value-type="string">
            <text:p>䷗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81])" office:value-type="string" office:string-value="4DD8" calcext:value-type="string">
            <text:p>4DD8</text:p>
          </table:table-cell>
          <table:table-cell table:style-name="train_20_info_20_2" table:formula="of:=[.B80]+1" office:value-type="float" office:value="19928" calcext:value-type="float">
            <text:p>19928</text:p>
          </table:table-cell>
          <table:table-cell table:style-name="train_20_info_20_2" table:formula="of:=[.C80]+1" office:value-type="float" office:value="25" calcext:value-type="float">
            <text:p>25</text:p>
          </table:table-cell>
          <table:table-cell table:style-name="train_20_info_20_2" table:formula="of:=UNICHAR([.B81])" office:value-type="string" office:string-value="䷘" calcext:value-type="string">
            <text:p>䷘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82])" office:value-type="string" office:string-value="4DD9" calcext:value-type="string">
            <text:p>4DD9</text:p>
          </table:table-cell>
          <table:table-cell table:style-name="train_20_info_20_2" table:formula="of:=[.B81]+1" office:value-type="float" office:value="19929" calcext:value-type="float">
            <text:p>19929</text:p>
          </table:table-cell>
          <table:table-cell table:style-name="train_20_info_20_2" table:formula="of:=[.C81]+1" office:value-type="float" office:value="26" calcext:value-type="float">
            <text:p>26</text:p>
          </table:table-cell>
          <table:table-cell table:style-name="train_20_info_20_2" table:formula="of:=UNICHAR([.B82])" office:value-type="string" office:string-value="䷙" calcext:value-type="string">
            <text:p>䷙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83])" office:value-type="string" office:string-value="4DDA" calcext:value-type="string">
            <text:p>4DDA</text:p>
          </table:table-cell>
          <table:table-cell table:style-name="train_20_info_20_2" table:formula="of:=[.B82]+1" office:value-type="float" office:value="19930" calcext:value-type="float">
            <text:p>19930</text:p>
          </table:table-cell>
          <table:table-cell table:style-name="train_20_info_20_2" table:formula="of:=[.C82]+1" office:value-type="float" office:value="27" calcext:value-type="float">
            <text:p>27</text:p>
          </table:table-cell>
          <table:table-cell table:style-name="train_20_info_20_2" table:formula="of:=UNICHAR([.B83])" office:value-type="string" office:string-value="䷚" calcext:value-type="string">
            <text:p>䷚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84])" office:value-type="string" office:string-value="4DDB" calcext:value-type="string">
            <text:p>4DDB</text:p>
          </table:table-cell>
          <table:table-cell table:style-name="train_20_info_20_2" table:formula="of:=[.B83]+1" office:value-type="float" office:value="19931" calcext:value-type="float">
            <text:p>19931</text:p>
          </table:table-cell>
          <table:table-cell table:style-name="train_20_info_20_2" table:formula="of:=[.C83]+1" office:value-type="float" office:value="28" calcext:value-type="float">
            <text:p>28</text:p>
          </table:table-cell>
          <table:table-cell table:style-name="train_20_info_20_2" table:formula="of:=UNICHAR([.B84])" office:value-type="string" office:string-value="䷛" calcext:value-type="string">
            <text:p>䷛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85])" office:value-type="string" office:string-value="4DDC" calcext:value-type="string">
            <text:p>4DDC</text:p>
          </table:table-cell>
          <table:table-cell table:style-name="train_20_info_20_2" table:formula="of:=[.B84]+1" office:value-type="float" office:value="19932" calcext:value-type="float">
            <text:p>19932</text:p>
          </table:table-cell>
          <table:table-cell table:style-name="train_20_info_20_2" table:formula="of:=[.C84]+1" office:value-type="float" office:value="29" calcext:value-type="float">
            <text:p>29</text:p>
          </table:table-cell>
          <table:table-cell table:style-name="train_20_info_20_2" table:formula="of:=UNICHAR([.B85])" office:value-type="string" office:string-value="䷜" calcext:value-type="string">
            <text:p>䷜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86])" office:value-type="string" office:string-value="4DDD" calcext:value-type="string">
            <text:p>4DDD</text:p>
          </table:table-cell>
          <table:table-cell table:style-name="train_20_info_20_2" table:formula="of:=[.B85]+1" office:value-type="float" office:value="19933" calcext:value-type="float">
            <text:p>19933</text:p>
          </table:table-cell>
          <table:table-cell table:style-name="train_20_info_20_2" table:formula="of:=[.C85]+1" office:value-type="float" office:value="30" calcext:value-type="float">
            <text:p>30</text:p>
          </table:table-cell>
          <table:table-cell table:style-name="train_20_info_20_2" table:formula="of:=UNICHAR([.B86])" office:value-type="string" office:string-value="䷝" calcext:value-type="string">
            <text:p>䷝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87])" office:value-type="string" office:string-value="4DDE" calcext:value-type="string">
            <text:p>4DDE</text:p>
          </table:table-cell>
          <table:table-cell table:style-name="train_20_info_20_2" table:formula="of:=[.B86]+1" office:value-type="float" office:value="19934" calcext:value-type="float">
            <text:p>19934</text:p>
          </table:table-cell>
          <table:table-cell table:style-name="train_20_info_20_2" table:formula="of:=[.C86]+1" office:value-type="float" office:value="31" calcext:value-type="float">
            <text:p>31</text:p>
          </table:table-cell>
          <table:table-cell table:style-name="train_20_info_20_2" table:formula="of:=UNICHAR([.B87])" office:value-type="string" office:string-value="䷞" calcext:value-type="string">
            <text:p>䷞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88])" office:value-type="string" office:string-value="4DDF" calcext:value-type="string">
            <text:p>4DDF</text:p>
          </table:table-cell>
          <table:table-cell table:style-name="train_20_info_20_2" table:formula="of:=[.B87]+1" office:value-type="float" office:value="19935" calcext:value-type="float">
            <text:p>19935</text:p>
          </table:table-cell>
          <table:table-cell table:style-name="train_20_info_20_2" table:formula="of:=[.C87]+1" office:value-type="float" office:value="32" calcext:value-type="float">
            <text:p>32</text:p>
          </table:table-cell>
          <table:table-cell table:style-name="train_20_info_20_2" table:formula="of:=UNICHAR([.B88])" office:value-type="string" office:string-value="䷟" calcext:value-type="string">
            <text:p>䷟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89])" office:value-type="string" office:string-value="4DE0" calcext:value-type="string">
            <text:p>4DE0</text:p>
          </table:table-cell>
          <table:table-cell table:style-name="train_20_info_20_2" table:formula="of:=[.B88]+1" office:value-type="float" office:value="19936" calcext:value-type="float">
            <text:p>19936</text:p>
          </table:table-cell>
          <table:table-cell table:style-name="train_20_info_20_2" table:formula="of:=[.C88]+1" office:value-type="float" office:value="33" calcext:value-type="float">
            <text:p>33</text:p>
          </table:table-cell>
          <table:table-cell table:style-name="train_20_info_20_2" table:formula="of:=UNICHAR([.B89])" office:value-type="string" office:string-value="䷠" calcext:value-type="string">
            <text:p>䷠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90])" office:value-type="string" office:string-value="4DE1" calcext:value-type="string">
            <text:p>4DE1</text:p>
          </table:table-cell>
          <table:table-cell table:style-name="train_20_info_20_2" table:formula="of:=[.B89]+1" office:value-type="float" office:value="19937" calcext:value-type="float">
            <text:p>19937</text:p>
          </table:table-cell>
          <table:table-cell table:style-name="train_20_info_20_2" table:formula="of:=[.C89]+1" office:value-type="float" office:value="34" calcext:value-type="float">
            <text:p>34</text:p>
          </table:table-cell>
          <table:table-cell table:style-name="train_20_info_20_2" table:formula="of:=UNICHAR([.B90])" office:value-type="string" office:string-value="䷡" calcext:value-type="string">
            <text:p>䷡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91])" office:value-type="string" office:string-value="4DE2" calcext:value-type="string">
            <text:p>4DE2</text:p>
          </table:table-cell>
          <table:table-cell table:style-name="train_20_info_20_2" table:formula="of:=[.B90]+1" office:value-type="float" office:value="19938" calcext:value-type="float">
            <text:p>19938</text:p>
          </table:table-cell>
          <table:table-cell table:style-name="train_20_info_20_2" table:formula="of:=[.C90]+1" office:value-type="float" office:value="35" calcext:value-type="float">
            <text:p>35</text:p>
          </table:table-cell>
          <table:table-cell table:style-name="train_20_info_20_2" table:formula="of:=UNICHAR([.B91])" office:value-type="string" office:string-value="䷢" calcext:value-type="string">
            <text:p>䷢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train_20_info_20_2" table:formula="of:=DEC2HEX([.B92])" office:value-type="string" office:string-value="4DE3" calcext:value-type="string">
            <text:p>4DE3</text:p>
          </table:table-cell>
          <table:table-cell table:style-name="train_20_info_20_2" table:formula="of:=[.B91]+1" office:value-type="float" office:value="19939" calcext:value-type="float">
            <text:p>19939</text:p>
          </table:table-cell>
          <table:table-cell table:style-name="train_20_info_20_2" table:formula="of:=[.C91]+1" office:value-type="float" office:value="36" calcext:value-type="float">
            <text:p>36</text:p>
          </table:table-cell>
          <table:table-cell table:style-name="train_20_info_20_2" table:formula="of:=UNICHAR([.B92])" office:value-type="string" office:string-value="䷣" calcext:value-type="string">
            <text:p>䷣</text:p>
          </table:table-cell>
          <table:table-cell table:number-columns-repeated="78"/>
        </table:table-row>
        <table:table-row table:style-name="ro2">
          <table:table-cell table:style-name="train_20_info_20_2" table:formula="of:=DEC2HEX([.B93])" office:value-type="string" office:string-value="4DE4" calcext:value-type="string">
            <text:p>4DE4</text:p>
          </table:table-cell>
          <table:table-cell table:style-name="train_20_info_20_2" table:formula="of:=[.B92]+1" office:value-type="float" office:value="19940" calcext:value-type="float">
            <text:p>19940</text:p>
          </table:table-cell>
          <table:table-cell table:style-name="train_20_info_20_2" table:formula="of:=[.C92]+1" office:value-type="float" office:value="37" calcext:value-type="float">
            <text:p>37</text:p>
          </table:table-cell>
          <table:table-cell table:style-name="train_20_info_20_2" table:formula="of:=UNICHAR([.B93])" office:value-type="string" office:string-value="䷤" calcext:value-type="string">
            <text:p>䷤</text:p>
          </table:table-cell>
          <table:table-cell table:number-columns-repeated="78"/>
        </table:table-row>
        <table:table-row table:style-name="ro2">
          <table:table-cell table:style-name="train_20_info_20_2" table:formula="of:=DEC2HEX([.B94])" office:value-type="string" office:string-value="4DE5" calcext:value-type="string">
            <text:p>4DE5</text:p>
          </table:table-cell>
          <table:table-cell table:style-name="train_20_info_20_2" table:formula="of:=[.B93]+1" office:value-type="float" office:value="19941" calcext:value-type="float">
            <text:p>19941</text:p>
          </table:table-cell>
          <table:table-cell table:style-name="train_20_info_20_2" table:formula="of:=[.C93]+1" office:value-type="float" office:value="38" calcext:value-type="float">
            <text:p>38</text:p>
          </table:table-cell>
          <table:table-cell table:style-name="train_20_info_20_2" table:formula="of:=UNICHAR([.B94])" office:value-type="string" office:string-value="䷥" calcext:value-type="string">
            <text:p>䷥</text:p>
          </table:table-cell>
          <table:table-cell table:number-columns-repeated="78"/>
        </table:table-row>
        <table:table-row table:style-name="ro2">
          <table:table-cell table:style-name="train_20_info_20_2" table:formula="of:=DEC2HEX([.B95])" office:value-type="string" office:string-value="4DE6" calcext:value-type="string">
            <text:p>4DE6</text:p>
          </table:table-cell>
          <table:table-cell table:style-name="train_20_info_20_2" table:formula="of:=[.B94]+1" office:value-type="float" office:value="19942" calcext:value-type="float">
            <text:p>19942</text:p>
          </table:table-cell>
          <table:table-cell table:style-name="train_20_info_20_2" table:formula="of:=[.C94]+1" office:value-type="float" office:value="39" calcext:value-type="float">
            <text:p>39</text:p>
          </table:table-cell>
          <table:table-cell table:style-name="train_20_info_20_2" table:formula="of:=UNICHAR([.B95])" office:value-type="string" office:string-value="䷦" calcext:value-type="string">
            <text:p>䷦</text:p>
          </table:table-cell>
          <table:table-cell table:number-columns-repeated="78"/>
        </table:table-row>
        <table:table-row table:style-name="ro2">
          <table:table-cell table:style-name="train_20_info_20_2" table:formula="of:=DEC2HEX([.B96])" office:value-type="string" office:string-value="4DE7" calcext:value-type="string">
            <text:p>4DE7</text:p>
          </table:table-cell>
          <table:table-cell table:style-name="train_20_info_20_2" table:formula="of:=[.B95]+1" office:value-type="float" office:value="19943" calcext:value-type="float">
            <text:p>19943</text:p>
          </table:table-cell>
          <table:table-cell table:style-name="train_20_info_20_2" table:formula="of:=[.C95]+1" office:value-type="float" office:value="40" calcext:value-type="float">
            <text:p>40</text:p>
          </table:table-cell>
          <table:table-cell table:style-name="train_20_info_20_2" table:formula="of:=UNICHAR([.B96])" office:value-type="string" office:string-value="䷧" calcext:value-type="string">
            <text:p>䷧</text:p>
          </table:table-cell>
          <table:table-cell table:number-columns-repeated="78"/>
        </table:table-row>
        <table:table-row table:style-name="ro2">
          <table:table-cell table:style-name="train_20_info_20_2" table:formula="of:=DEC2HEX([.B97])" office:value-type="string" office:string-value="4DE8" calcext:value-type="string">
            <text:p>4DE8</text:p>
          </table:table-cell>
          <table:table-cell table:style-name="train_20_info_20_2" table:formula="of:=[.B96]+1" office:value-type="float" office:value="19944" calcext:value-type="float">
            <text:p>19944</text:p>
          </table:table-cell>
          <table:table-cell table:style-name="train_20_info_20_2" table:formula="of:=[.C96]+1" office:value-type="float" office:value="41" calcext:value-type="float">
            <text:p>41</text:p>
          </table:table-cell>
          <table:table-cell table:style-name="train_20_info_20_2" table:formula="of:=UNICHAR([.B97])" office:value-type="string" office:string-value="䷨" calcext:value-type="string">
            <text:p>䷨</text:p>
          </table:table-cell>
          <table:table-cell table:number-columns-repeated="78"/>
        </table:table-row>
        <table:table-row table:style-name="ro2">
          <table:table-cell table:style-name="train_20_info_20_2" table:formula="of:=DEC2HEX([.B98])" office:value-type="string" office:string-value="4DE9" calcext:value-type="string">
            <text:p>4DE9</text:p>
          </table:table-cell>
          <table:table-cell table:style-name="train_20_info_20_2" table:formula="of:=[.B97]+1" office:value-type="float" office:value="19945" calcext:value-type="float">
            <text:p>19945</text:p>
          </table:table-cell>
          <table:table-cell table:style-name="train_20_info_20_2" table:formula="of:=[.C97]+1" office:value-type="float" office:value="42" calcext:value-type="float">
            <text:p>42</text:p>
          </table:table-cell>
          <table:table-cell table:style-name="train_20_info_20_2" table:formula="of:=UNICHAR([.B98])" office:value-type="string" office:string-value="䷩" calcext:value-type="string">
            <text:p>䷩</text:p>
          </table:table-cell>
          <table:table-cell table:number-columns-repeated="78"/>
        </table:table-row>
        <table:table-row table:style-name="ro2">
          <table:table-cell table:style-name="train_20_info_20_2" table:formula="of:=DEC2HEX([.B99])" office:value-type="string" office:string-value="4DEA" calcext:value-type="string">
            <text:p>4DEA</text:p>
          </table:table-cell>
          <table:table-cell table:style-name="train_20_info_20_2" table:formula="of:=[.B98]+1" office:value-type="float" office:value="19946" calcext:value-type="float">
            <text:p>19946</text:p>
          </table:table-cell>
          <table:table-cell table:style-name="train_20_info_20_2" table:formula="of:=[.C98]+1" office:value-type="float" office:value="43" calcext:value-type="float">
            <text:p>43</text:p>
          </table:table-cell>
          <table:table-cell table:style-name="train_20_info_20_2" table:formula="of:=UNICHAR([.B99])" office:value-type="string" office:string-value="䷪" calcext:value-type="string">
            <text:p>䷪</text:p>
          </table:table-cell>
          <table:table-cell table:number-columns-repeated="78"/>
        </table:table-row>
        <table:table-row table:style-name="ro2">
          <table:table-cell table:style-name="train_20_info_20_2" table:formula="of:=DEC2HEX([.B100])" office:value-type="string" office:string-value="4DEB" calcext:value-type="string">
            <text:p>4DEB</text:p>
          </table:table-cell>
          <table:table-cell table:style-name="train_20_info_20_2" table:formula="of:=[.B99]+1" office:value-type="float" office:value="19947" calcext:value-type="float">
            <text:p>19947</text:p>
          </table:table-cell>
          <table:table-cell table:style-name="train_20_info_20_2" table:formula="of:=[.C99]+1" office:value-type="float" office:value="44" calcext:value-type="float">
            <text:p>44</text:p>
          </table:table-cell>
          <table:table-cell table:style-name="train_20_info_20_2" table:formula="of:=UNICHAR([.B100])" office:value-type="string" office:string-value="䷫" calcext:value-type="string">
            <text:p>䷫</text:p>
          </table:table-cell>
          <table:table-cell table:number-columns-repeated="2"/>
          <table:table-cell table:style-name="train_20_info_20_1" office:value-type="string" calcext:value-type="string">
            <text:p>Abbreviation</text:p>
          </table:table-cell>
          <table:table-cell table:style-name="train_20_info_20_1" office:value-type="string" calcext:value-type="string">
            <text:p>trigrams</text:p>
          </table:table-cell>
          <table:table-cell table:number-columns-repeated="74"/>
        </table:table-row>
        <table:table-row table:style-name="ro2">
          <table:table-cell table:style-name="train_20_info_20_2" table:formula="of:=DEC2HEX([.B101])" office:value-type="string" office:string-value="4DEC" calcext:value-type="string">
            <text:p>4DEC</text:p>
          </table:table-cell>
          <table:table-cell table:style-name="train_20_info_20_2" table:formula="of:=[.B100]+1" office:value-type="float" office:value="19948" calcext:value-type="float">
            <text:p>19948</text:p>
          </table:table-cell>
          <table:table-cell table:style-name="train_20_info_20_2" table:formula="of:=[.C100]+1" office:value-type="float" office:value="45" calcext:value-type="float">
            <text:p>45</text:p>
          </table:table-cell>
          <table:table-cell table:style-name="train_20_info_20_2" table:formula="of:=UNICHAR([.B101])" office:value-type="string" office:string-value="䷬" calcext:value-type="string">
            <text:p>䷬</text:p>
          </table:table-cell>
          <table:table-cell table:number-columns-repeated="78"/>
        </table:table-row>
        <table:table-row table:style-name="ro2">
          <table:table-cell table:style-name="train_20_info_20_2" table:formula="of:=DEC2HEX([.B102])" office:value-type="string" office:string-value="4DED" calcext:value-type="string">
            <text:p>4DED</text:p>
          </table:table-cell>
          <table:table-cell table:style-name="train_20_info_20_2" table:formula="of:=[.B101]+1" office:value-type="float" office:value="19949" calcext:value-type="float">
            <text:p>19949</text:p>
          </table:table-cell>
          <table:table-cell table:style-name="train_20_info_20_2" table:formula="of:=[.C101]+1" office:value-type="float" office:value="46" calcext:value-type="float">
            <text:p>46</text:p>
          </table:table-cell>
          <table:table-cell table:style-name="train_20_info_20_2" table:formula="of:=UNICHAR([.B102])" office:value-type="string" office:string-value="䷭" calcext:value-type="string">
            <text:p>䷭</text:p>
          </table:table-cell>
          <table:table-cell table:number-columns-repeated="2"/>
          <table:table-cell table:style-name="train_20_info_20_2" office:value-type="string" calcext:value-type="string">
            <text:p>UT</text:p>
          </table:table-cell>
          <table:table-cell table:style-name="train_20_info_20_2" office:value-type="string" calcext:value-type="string">
            <text:p>Upper Tri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03])" office:value-type="string" office:string-value="4DEE" calcext:value-type="string">
            <text:p>4DEE</text:p>
          </table:table-cell>
          <table:table-cell table:style-name="train_20_info_20_2" table:formula="of:=[.B102]+1" office:value-type="float" office:value="19950" calcext:value-type="float">
            <text:p>19950</text:p>
          </table:table-cell>
          <table:table-cell table:style-name="train_20_info_20_2" table:formula="of:=[.C102]+1" office:value-type="float" office:value="47" calcext:value-type="float">
            <text:p>47</text:p>
          </table:table-cell>
          <table:table-cell table:style-name="train_20_info_20_2" table:formula="of:=UNICHAR([.B103])" office:value-type="string" office:string-value="䷮" calcext:value-type="string">
            <text:p>䷮</text:p>
          </table:table-cell>
          <table:table-cell table:number-columns-repeated="2"/>
          <table:table-cell table:style-name="train_20_info_20_2" office:value-type="string" calcext:value-type="string">
            <text:p>UNT</text:p>
          </table:table-cell>
          <table:table-cell table:style-name="train_20_info_20_2" office:value-type="string" calcext:value-type="string">
            <text:p>Upper Nuclear Tri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04])" office:value-type="string" office:string-value="4DEF" calcext:value-type="string">
            <text:p>4DEF</text:p>
          </table:table-cell>
          <table:table-cell table:style-name="train_20_info_20_2" table:formula="of:=[.B103]+1" office:value-type="float" office:value="19951" calcext:value-type="float">
            <text:p>19951</text:p>
          </table:table-cell>
          <table:table-cell table:style-name="train_20_info_20_2" table:formula="of:=[.C103]+1" office:value-type="float" office:value="48" calcext:value-type="float">
            <text:p>48</text:p>
          </table:table-cell>
          <table:table-cell table:style-name="train_20_info_20_2" table:formula="of:=UNICHAR([.B104])" office:value-type="string" office:string-value="䷯" calcext:value-type="string">
            <text:p>䷯</text:p>
          </table:table-cell>
          <table:table-cell table:number-columns-repeated="2"/>
          <table:table-cell table:style-name="train_20_info_20_2" office:value-type="string" calcext:value-type="string">
            <text:p>LNT</text:p>
          </table:table-cell>
          <table:table-cell table:style-name="train_20_info_20_2" office:value-type="string" calcext:value-type="string">
            <text:p>Lower Nuclear Tri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05])" office:value-type="string" office:string-value="4DF0" calcext:value-type="string">
            <text:p>4DF0</text:p>
          </table:table-cell>
          <table:table-cell table:style-name="train_20_info_20_2" table:formula="of:=[.B104]+1" office:value-type="float" office:value="19952" calcext:value-type="float">
            <text:p>19952</text:p>
          </table:table-cell>
          <table:table-cell table:style-name="train_20_info_20_2" table:formula="of:=[.C104]+1" office:value-type="float" office:value="49" calcext:value-type="float">
            <text:p>49</text:p>
          </table:table-cell>
          <table:table-cell table:style-name="train_20_info_20_2" table:formula="of:=UNICHAR([.B105])" office:value-type="string" office:string-value="䷰" calcext:value-type="string">
            <text:p>䷰</text:p>
          </table:table-cell>
          <table:table-cell table:number-columns-repeated="2"/>
          <table:table-cell table:style-name="train_20_info_20_2" office:value-type="string" calcext:value-type="string">
            <text:p>LT</text:p>
          </table:table-cell>
          <table:table-cell table:style-name="train_20_info_20_2" office:value-type="string" calcext:value-type="string">
            <text:p>Lower Tri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06])" office:value-type="string" office:string-value="4DF1" calcext:value-type="string">
            <text:p>4DF1</text:p>
          </table:table-cell>
          <table:table-cell table:style-name="train_20_info_20_2" table:formula="of:=[.B105]+1" office:value-type="float" office:value="19953" calcext:value-type="float">
            <text:p>19953</text:p>
          </table:table-cell>
          <table:table-cell table:style-name="train_20_info_20_2" table:formula="of:=[.C105]+1" office:value-type="float" office:value="50" calcext:value-type="float">
            <text:p>50</text:p>
          </table:table-cell>
          <table:table-cell table:style-name="train_20_info_20_2" table:formula="of:=UNICHAR([.B106])" office:value-type="string" office:string-value="䷱" calcext:value-type="string">
            <text:p>䷱</text:p>
          </table:table-cell>
          <table:table-cell table:number-columns-repeated="2"/>
          <table:table-cell table:style-name="train_20_info_20_2" office:value-type="string" calcext:value-type="string">
            <text:p>LIT</text:p>
          </table:table-cell>
          <table:table-cell table:style-name="train_20_info_20_2" office:value-type="string" calcext:value-type="string">
            <text:p>Lower Interlaced Tri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07])" office:value-type="string" office:string-value="4DF2" calcext:value-type="string">
            <text:p>4DF2</text:p>
          </table:table-cell>
          <table:table-cell table:style-name="train_20_info_20_2" table:formula="of:=[.B106]+1" office:value-type="float" office:value="19954" calcext:value-type="float">
            <text:p>19954</text:p>
          </table:table-cell>
          <table:table-cell table:style-name="train_20_info_20_2" table:formula="of:=[.C106]+1" office:value-type="float" office:value="51" calcext:value-type="float">
            <text:p>51</text:p>
          </table:table-cell>
          <table:table-cell table:style-name="train_20_info_20_2" table:formula="of:=UNICHAR([.B107])" office:value-type="string" office:string-value="䷲" calcext:value-type="string">
            <text:p>䷲</text:p>
          </table:table-cell>
          <table:table-cell table:number-columns-repeated="2"/>
          <table:table-cell table:style-name="train_20_info_20_2" office:value-type="string" calcext:value-type="string">
            <text:p>UIT</text:p>
          </table:table-cell>
          <table:table-cell table:style-name="train_20_info_20_2" office:value-type="string" calcext:value-type="string">
            <text:p>Upper Interlaced Tri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08])" office:value-type="string" office:string-value="4DF3" calcext:value-type="string">
            <text:p>4DF3</text:p>
          </table:table-cell>
          <table:table-cell table:style-name="train_20_info_20_2" table:formula="of:=[.B107]+1" office:value-type="float" office:value="19955" calcext:value-type="float">
            <text:p>19955</text:p>
          </table:table-cell>
          <table:table-cell table:style-name="train_20_info_20_2" table:formula="of:=[.C107]+1" office:value-type="float" office:value="52" calcext:value-type="float">
            <text:p>52</text:p>
          </table:table-cell>
          <table:table-cell table:style-name="train_20_info_20_2" table:formula="of:=UNICHAR([.B108])" office:value-type="string" office:string-value="䷳" calcext:value-type="string">
            <text:p>䷳</text:p>
          </table:table-cell>
          <table:table-cell table:number-columns-repeated="2"/>
          <table:table-cell table:style-name="train_20_info_20_2" office:value-type="string" calcext:value-type="string">
            <text:p>LMT</text:p>
          </table:table-cell>
          <table:table-cell table:style-name="train_20_info_20_2" office:value-type="string" calcext:value-type="string">
            <text:p>Lower Married Tri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09])" office:value-type="string" office:string-value="4DF4" calcext:value-type="string">
            <text:p>4DF4</text:p>
          </table:table-cell>
          <table:table-cell table:style-name="train_20_info_20_2" table:formula="of:=[.B108]+1" office:value-type="float" office:value="19956" calcext:value-type="float">
            <text:p>19956</text:p>
          </table:table-cell>
          <table:table-cell table:style-name="train_20_info_20_2" table:formula="of:=[.C108]+1" office:value-type="float" office:value="53" calcext:value-type="float">
            <text:p>53</text:p>
          </table:table-cell>
          <table:table-cell table:style-name="train_20_info_20_2" table:formula="of:=UNICHAR([.B109])" office:value-type="string" office:string-value="䷴" calcext:value-type="string">
            <text:p>䷴</text:p>
          </table:table-cell>
          <table:table-cell table:number-columns-repeated="2"/>
          <table:table-cell table:style-name="train_20_info_20_2" office:value-type="string" calcext:value-type="string">
            <text:p>UMT</text:p>
          </table:table-cell>
          <table:table-cell table:style-name="train_20_info_20_2" office:value-type="string" calcext:value-type="string">
            <text:p>Upper Married Tri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10])" office:value-type="string" office:string-value="4DF5" calcext:value-type="string">
            <text:p>4DF5</text:p>
          </table:table-cell>
          <table:table-cell table:style-name="train_20_info_20_2" table:formula="of:=[.B109]+1" office:value-type="float" office:value="19957" calcext:value-type="float">
            <text:p>19957</text:p>
          </table:table-cell>
          <table:table-cell table:style-name="train_20_info_20_2" table:formula="of:=[.C109]+1" office:value-type="float" office:value="54" calcext:value-type="float">
            <text:p>54</text:p>
          </table:table-cell>
          <table:table-cell table:style-name="train_20_info_20_2" table:formula="of:=UNICHAR([.B110])" office:value-type="string" office:string-value="䷵" calcext:value-type="string">
            <text:p>䷵</text:p>
          </table:table-cell>
          <table:table-cell table:number-columns-repeated="2"/>
          <table:table-cell table:style-name="train_20_info_20_2" office:value-type="string" calcext:value-type="string">
            <text:p>GT</text:p>
          </table:table-cell>
          <table:table-cell table:style-name="train_20_info_20_2" office:value-type="string" calcext:value-type="string">
            <text:p>Golden Tri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11])" office:value-type="string" office:string-value="4DF6" calcext:value-type="string">
            <text:p>4DF6</text:p>
          </table:table-cell>
          <table:table-cell table:style-name="train_20_info_20_2" table:formula="of:=[.B110]+1" office:value-type="float" office:value="19958" calcext:value-type="float">
            <text:p>19958</text:p>
          </table:table-cell>
          <table:table-cell table:style-name="train_20_info_20_2" table:formula="of:=[.C110]+1" office:value-type="float" office:value="55" calcext:value-type="float">
            <text:p>55</text:p>
          </table:table-cell>
          <table:table-cell table:style-name="train_20_info_20_2" table:formula="of:=UNICHAR([.B111])" office:value-type="string" office:string-value="䷶" calcext:value-type="string">
            <text:p>䷶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72"/>
        </table:table-row>
        <table:table-row table:style-name="ro2">
          <table:table-cell table:style-name="train_20_info_20_2" table:formula="of:=DEC2HEX([.B112])" office:value-type="string" office:string-value="4DF7" calcext:value-type="string">
            <text:p>4DF7</text:p>
          </table:table-cell>
          <table:table-cell table:style-name="train_20_info_20_2" table:formula="of:=[.B111]+1" office:value-type="float" office:value="19959" calcext:value-type="float">
            <text:p>19959</text:p>
          </table:table-cell>
          <table:table-cell table:style-name="train_20_info_20_2" table:formula="of:=[.C111]+1" office:value-type="float" office:value="56" calcext:value-type="float">
            <text:p>56</text:p>
          </table:table-cell>
          <table:table-cell table:style-name="train_20_info_20_2" table:formula="of:=UNICHAR([.B112])" office:value-type="string" office:string-value="䷷" calcext:value-type="string">
            <text:p>䷷</text:p>
          </table:table-cell>
          <table:table-cell table:number-columns-repeated="78"/>
        </table:table-row>
        <table:table-row table:style-name="ro2">
          <table:table-cell table:style-name="train_20_info_20_2" table:formula="of:=DEC2HEX([.B113])" office:value-type="string" office:string-value="4DF8" calcext:value-type="string">
            <text:p>4DF8</text:p>
          </table:table-cell>
          <table:table-cell table:style-name="train_20_info_20_2" table:formula="of:=[.B112]+1" office:value-type="float" office:value="19960" calcext:value-type="float">
            <text:p>19960</text:p>
          </table:table-cell>
          <table:table-cell table:style-name="train_20_info_20_2" table:formula="of:=[.C112]+1" office:value-type="float" office:value="57" calcext:value-type="float">
            <text:p>57</text:p>
          </table:table-cell>
          <table:table-cell table:style-name="train_20_info_20_2" table:formula="of:=UNICHAR([.B113])" office:value-type="string" office:string-value="䷸" calcext:value-type="string">
            <text:p>䷸</text:p>
          </table:table-cell>
          <table:table-cell table:number-columns-repeated="78"/>
        </table:table-row>
        <table:table-row table:style-name="ro2">
          <table:table-cell table:style-name="train_20_info_20_2" table:formula="of:=DEC2HEX([.B114])" office:value-type="string" office:string-value="4DF9" calcext:value-type="string">
            <text:p>4DF9</text:p>
          </table:table-cell>
          <table:table-cell table:style-name="train_20_info_20_2" table:formula="of:=[.B113]+1" office:value-type="float" office:value="19961" calcext:value-type="float">
            <text:p>19961</text:p>
          </table:table-cell>
          <table:table-cell table:style-name="train_20_info_20_2" table:formula="of:=[.C113]+1" office:value-type="float" office:value="58" calcext:value-type="float">
            <text:p>58</text:p>
          </table:table-cell>
          <table:table-cell table:style-name="train_20_info_20_2" table:formula="of:=UNICHAR([.B114])" office:value-type="string" office:string-value="䷹" calcext:value-type="string">
            <text:p>䷹</text:p>
          </table:table-cell>
          <table:table-cell table:number-columns-repeated="78"/>
        </table:table-row>
        <table:table-row table:style-name="ro2">
          <table:table-cell table:style-name="train_20_info_20_2" table:formula="of:=DEC2HEX([.B115])" office:value-type="string" office:string-value="4DFA" calcext:value-type="string">
            <text:p>4DFA</text:p>
          </table:table-cell>
          <table:table-cell table:style-name="train_20_info_20_2" table:formula="of:=[.B114]+1" office:value-type="float" office:value="19962" calcext:value-type="float">
            <text:p>19962</text:p>
          </table:table-cell>
          <table:table-cell table:style-name="train_20_info_20_2" table:formula="of:=[.C114]+1" office:value-type="float" office:value="59" calcext:value-type="float">
            <text:p>59</text:p>
          </table:table-cell>
          <table:table-cell table:style-name="train_20_info_20_2" table:formula="of:=UNICHAR([.B115])" office:value-type="string" office:string-value="䷺" calcext:value-type="string">
            <text:p>䷺</text:p>
          </table:table-cell>
          <table:table-cell table:number-columns-repeated="78"/>
        </table:table-row>
        <table:table-row table:style-name="ro2">
          <table:table-cell table:style-name="train_20_info_20_2" table:formula="of:=DEC2HEX([.B116])" office:value-type="string" office:string-value="4DFB" calcext:value-type="string">
            <text:p>4DFB</text:p>
          </table:table-cell>
          <table:table-cell table:style-name="train_20_info_20_2" table:formula="of:=[.B115]+1" office:value-type="float" office:value="19963" calcext:value-type="float">
            <text:p>19963</text:p>
          </table:table-cell>
          <table:table-cell table:style-name="train_20_info_20_2" table:formula="of:=[.C115]+1" office:value-type="float" office:value="60" calcext:value-type="float">
            <text:p>60</text:p>
          </table:table-cell>
          <table:table-cell table:style-name="train_20_info_20_2" table:formula="of:=UNICHAR([.B116])" office:value-type="string" office:string-value="䷻" calcext:value-type="string">
            <text:p>䷻</text:p>
          </table:table-cell>
          <table:table-cell table:number-columns-repeated="78"/>
        </table:table-row>
        <table:table-row table:style-name="ro2">
          <table:table-cell table:style-name="train_20_info_20_2" table:formula="of:=DEC2HEX([.B117])" office:value-type="string" office:string-value="4DFC" calcext:value-type="string">
            <text:p>4DFC</text:p>
          </table:table-cell>
          <table:table-cell table:style-name="train_20_info_20_2" table:formula="of:=[.B116]+1" office:value-type="float" office:value="19964" calcext:value-type="float">
            <text:p>19964</text:p>
          </table:table-cell>
          <table:table-cell table:style-name="train_20_info_20_2" table:formula="of:=[.C116]+1" office:value-type="float" office:value="61" calcext:value-type="float">
            <text:p>61</text:p>
          </table:table-cell>
          <table:table-cell table:style-name="train_20_info_20_2" table:formula="of:=UNICHAR([.B117])" office:value-type="string" office:string-value="䷼" calcext:value-type="string">
            <text:p>䷼</text:p>
          </table:table-cell>
          <table:table-cell table:number-columns-repeated="78"/>
        </table:table-row>
        <table:table-row table:style-name="ro2">
          <table:table-cell table:style-name="train_20_info_20_2" table:formula="of:=DEC2HEX([.B118])" office:value-type="string" office:string-value="4DFD" calcext:value-type="string">
            <text:p>4DFD</text:p>
          </table:table-cell>
          <table:table-cell table:style-name="train_20_info_20_2" table:formula="of:=[.B117]+1" office:value-type="float" office:value="19965" calcext:value-type="float">
            <text:p>19965</text:p>
          </table:table-cell>
          <table:table-cell table:style-name="train_20_info_20_2" table:formula="of:=[.C117]+1" office:value-type="float" office:value="62" calcext:value-type="float">
            <text:p>62</text:p>
          </table:table-cell>
          <table:table-cell table:style-name="train_20_info_20_2" table:formula="of:=UNICHAR([.B118])" office:value-type="string" office:string-value="䷽" calcext:value-type="string">
            <text:p>䷽</text:p>
          </table:table-cell>
          <table:table-cell table:number-columns-repeated="78"/>
        </table:table-row>
        <table:table-row table:style-name="ro2">
          <table:table-cell table:style-name="train_20_info_20_2" table:formula="of:=DEC2HEX([.B119])" office:value-type="string" office:string-value="4DFE" calcext:value-type="string">
            <text:p>4DFE</text:p>
          </table:table-cell>
          <table:table-cell table:style-name="train_20_info_20_2" table:formula="of:=[.B118]+1" office:value-type="float" office:value="19966" calcext:value-type="float">
            <text:p>19966</text:p>
          </table:table-cell>
          <table:table-cell table:style-name="train_20_info_20_2" table:formula="of:=[.C118]+1" office:value-type="float" office:value="63" calcext:value-type="float">
            <text:p>63</text:p>
          </table:table-cell>
          <table:table-cell table:style-name="train_20_info_20_2" table:formula="of:=UNICHAR([.B119])" office:value-type="string" office:string-value="䷾" calcext:value-type="string">
            <text:p>䷾</text:p>
          </table:table-cell>
          <table:table-cell table:number-columns-repeated="78"/>
        </table:table-row>
        <table:table-row table:style-name="ro2">
          <table:table-cell table:style-name="train_20_info_20_2" table:formula="of:=DEC2HEX([.B120])" office:value-type="string" office:string-value="4DFF" calcext:value-type="string">
            <text:p>4DFF</text:p>
          </table:table-cell>
          <table:table-cell table:style-name="train_20_info_20_2" table:formula="of:=[.B119]+1" office:value-type="float" office:value="19967" calcext:value-type="float">
            <text:p>19967</text:p>
          </table:table-cell>
          <table:table-cell table:style-name="train_20_info_20_2" table:formula="of:=[.C119]+1" office:value-type="float" office:value="64" calcext:value-type="float">
            <text:p>64</text:p>
          </table:table-cell>
          <table:table-cell table:style-name="train_20_info_20_2" table:formula="of:=UNICHAR([.B120])" office:value-type="string" office:string-value="䷿" calcext:value-type="string">
            <text:p>䷿</text:p>
          </table:table-cell>
          <table:table-cell table:number-columns-repeated="78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9"/>
        </table:table-row>
        <table:table-row table:style-name="ro2">
          <table:table-cell table:style-name="train_20_info_20_1" office:value-type="string" calcext:value-type="string">
            <text:p>Digrams</text:p>
          </table:table-cell>
          <table:table-cell table:style-name="train_20_info_20_1" office:value-type="string" calcext:value-type="string">
            <text:p>Tai Xuan Jing</text:p>
          </table:table-cell>
          <table:table-cell table:style-name="train_20_info_20_1" table:number-columns-repeated="2"/>
          <table:table-cell table:number-columns-repeated="78"/>
        </table:table-row>
        <table:table-row table:style-name="ro2">
          <table:table-cell table:style-name="train_20_info_20_1" office:value-type="string" calcext:value-type="string">
            <text:p>Hex Code</text:p>
          </table:table-cell>
          <table:table-cell table:style-name="train_20_info_20_1" office:value-type="string" calcext:value-type="string">
            <text:p>Unicode </text:p>
          </table:table-cell>
          <table:table-cell table:style-name="train_20_info_20_1" office:value-type="string" calcext:value-type="string">
            <text:p>D#</text:p>
          </table:table-cell>
          <table:table-cell table:style-name="train_20_info_20_1" office:value-type="string" calcext:value-type="string">
            <text:p>Glyph</text:p>
          </table:table-cell>
          <table:table-cell office:value-type="string" calcext:value-type="string">
            <text:p>Name</text:p>
          </table:table-cell>
          <table:table-cell table:number-columns-repeated="77"/>
        </table:table-row>
        <table:table-row table:style-name="ro2">
          <table:table-cell table:style-name="train_20_info_20_1" office:value-type="string" calcext:value-type="string">
            <text:p>1D300</text:p>
          </table:table-cell>
          <table:table-cell table:style-name="train_20_info_20_1" table:formula="of:=HEX2DEC([.A124])" office:value-type="float" office:value="119552" calcext:value-type="float">
            <text:p>119552</text:p>
          </table:table-cell>
          <table:table-cell table:style-name="train_20_info_20_1" office:value-type="float" office:value="1" calcext:value-type="float">
            <text:p>1</text:p>
          </table:table-cell>
          <table:table-cell table:style-name="train_20_info_20_1" table:formula="of:=UNICHAR([.B124])" office:value-type="string" office:string-value="𝌀" calcext:value-type="string">
            <text:p>𝌀</text:p>
          </table:table-cell>
          <table:table-cell table:number-columns-repeated="78"/>
        </table:table-row>
        <table:table-row table:style-name="ro2">
          <table:table-cell table:style-name="train_20_info_20_1" table:formula="of:=DEC2HEX([.B125])" office:value-type="string" office:string-value="1D301" calcext:value-type="string">
            <text:p>1D301</text:p>
          </table:table-cell>
          <table:table-cell table:style-name="train_20_info_20_1" table:formula="of:=[.B124]+1" office:value-type="float" office:value="119553" calcext:value-type="float">
            <text:p>119553</text:p>
          </table:table-cell>
          <table:table-cell table:style-name="train_20_info_20_1" office:value-type="float" office:value="2" calcext:value-type="float">
            <text:p>2</text:p>
          </table:table-cell>
          <table:table-cell table:style-name="train_20_info_20_1" table:formula="of:=UNICHAR([.B125])" office:value-type="string" office:string-value="𝌁" calcext:value-type="string">
            <text:p>𝌁</text:p>
          </table:table-cell>
          <table:table-cell table:number-columns-repeated="78"/>
        </table:table-row>
        <table:table-row table:style-name="ro2">
          <table:table-cell table:style-name="train_20_info_20_1" table:formula="of:=DEC2HEX([.B126])" office:value-type="string" office:string-value="1D302" calcext:value-type="string">
            <text:p>1D302</text:p>
          </table:table-cell>
          <table:table-cell table:style-name="train_20_info_20_1" table:formula="of:=[.B125]+1" office:value-type="float" office:value="119554" calcext:value-type="float">
            <text:p>119554</text:p>
          </table:table-cell>
          <table:table-cell table:style-name="train_20_info_20_1" office:value-type="float" office:value="3" calcext:value-type="float">
            <text:p>3</text:p>
          </table:table-cell>
          <table:table-cell table:style-name="train_20_info_20_1" table:formula="of:=UNICHAR([.B126])" office:value-type="string" office:string-value="𝌂" calcext:value-type="string">
            <text:p>𝌂</text:p>
          </table:table-cell>
          <table:table-cell table:number-columns-repeated="2"/>
          <table:table-cell table:style-name="train_20_info_20_1" office:value-type="string" calcext:value-type="string">
            <text:p>Abbreviation</text:p>
          </table:table-cell>
          <table:table-cell table:style-name="train_20_info_20_1" office:value-type="string" calcext:value-type="string">
            <text:p>Hexagrams</text:p>
          </table:table-cell>
          <table:table-cell table:number-columns-repeated="74"/>
        </table:table-row>
        <table:table-row table:style-name="ro2">
          <table:table-cell table:style-name="train_20_info_20_1" table:formula="of:=DEC2HEX([.B127])" office:value-type="string" office:string-value="1D303" calcext:value-type="string">
            <text:p>1D303</text:p>
          </table:table-cell>
          <table:table-cell table:style-name="train_20_info_20_1" table:formula="of:=[.B126]+1" office:value-type="float" office:value="119555" calcext:value-type="float">
            <text:p>119555</text:p>
          </table:table-cell>
          <table:table-cell table:style-name="train_20_info_20_1" office:value-type="float" office:value="4" calcext:value-type="float">
            <text:p>4</text:p>
          </table:table-cell>
          <table:table-cell table:style-name="train_20_info_20_1" table:formula="of:=UNICHAR([.B127])" office:value-type="string" office:string-value="𝌃" calcext:value-type="string">
            <text:p>𝌃</text:p>
          </table:table-cell>
          <table:table-cell table:number-columns-repeated="78"/>
        </table:table-row>
        <table:table-row table:style-name="ro2">
          <table:table-cell table:style-name="train_20_info_20_1" table:formula="of:=DEC2HEX([.B128])" office:value-type="string" office:string-value="1D304" calcext:value-type="string">
            <text:p>1D304</text:p>
          </table:table-cell>
          <table:table-cell table:style-name="train_20_info_20_1" table:formula="of:=[.B127]+1" office:value-type="float" office:value="119556" calcext:value-type="float">
            <text:p>119556</text:p>
          </table:table-cell>
          <table:table-cell table:style-name="train_20_info_20_1" office:value-type="float" office:value="5" calcext:value-type="float">
            <text:p>5</text:p>
          </table:table-cell>
          <table:table-cell table:style-name="train_20_info_20_1" table:formula="of:=UNICHAR([.B128])" office:value-type="string" office:string-value="𝌄" calcext:value-type="string">
            <text:p>𝌄</text:p>
          </table:table-cell>
          <table:table-cell table:number-columns-repeated="2"/>
          <table:table-cell table:style-name="train_20_info_20_2" office:value-type="string" calcext:value-type="string">
            <text:p>CH</text:p>
          </table:table-cell>
          <table:table-cell table:style-name="train_20_info_20_2" office:value-type="string" calcext:value-type="string">
            <text:p>Cast Hexagram</text:p>
          </table:table-cell>
          <table:table-cell table:number-columns-repeated="74"/>
        </table:table-row>
        <table:table-row table:style-name="ro2">
          <table:table-cell table:style-name="train_20_info_20_1" table:formula="of:=DEC2HEX([.B129])" office:value-type="string" office:string-value="1D305" calcext:value-type="string">
            <text:p>1D305</text:p>
          </table:table-cell>
          <table:table-cell table:style-name="train_20_info_20_1" table:formula="of:=[.B128]+1" office:value-type="float" office:value="119557" calcext:value-type="float">
            <text:p>119557</text:p>
          </table:table-cell>
          <table:table-cell table:style-name="train_20_info_20_1" office:value-type="float" office:value="6" calcext:value-type="float">
            <text:p>6</text:p>
          </table:table-cell>
          <table:table-cell table:style-name="train_20_info_20_1" table:formula="of:=UNICHAR([.B129])" office:value-type="string" office:string-value="𝌅" calcext:value-type="string">
            <text:p>𝌅</text:p>
          </table:table-cell>
          <table:table-cell table:number-columns-repeated="2"/>
          <table:table-cell table:style-name="train_20_info_20_2" office:value-type="string" calcext:value-type="string">
            <text:p>MH</text:p>
          </table:table-cell>
          <table:table-cell table:style-name="train_20_info_20_2" office:value-type="string" calcext:value-type="string">
            <text:p>Moving Hexagram</text:p>
          </table:table-cell>
          <table:table-cell table:number-columns-repeated="74"/>
        </table:table-row>
        <table:table-row table:style-name="ro2">
          <table:table-cell table:number-columns-repeated="6"/>
          <table:table-cell table:style-name="train_20_info_20_2" office:value-type="string" calcext:value-type="string">
            <text:p>NH</text:p>
          </table:table-cell>
          <table:table-cell table:style-name="train_20_info_20_2" office:value-type="string" calcext:value-type="string">
            <text:p>Nuclear Hexagram</text:p>
          </table:table-cell>
          <table:table-cell table:number-columns-repeated="74"/>
        </table:table-row>
        <table:table-row table:style-name="ro2">
          <table:table-cell table:style-name="train_20_info_20_2" office:value-type="string" calcext:value-type="string">
            <text:p>Tetragrams</text:p>
          </table:table-cell>
          <table:table-cell table:style-name="train_20_info_20_2" office:value-type="string" calcext:value-type="string">
            <text:p>Tai Xuan Jing</text:p>
          </table:table-cell>
          <table:table-cell table:style-name="train_20_info_20_2" table:number-columns-repeated="2"/>
          <table:table-cell table:number-columns-repeated="2"/>
          <table:table-cell table:style-name="train_20_info_20_2" office:value-type="string" calcext:value-type="string">
            <text:p>XH</text:p>
          </table:table-cell>
          <table:table-cell table:style-name="train_20_info_20_2" office:value-type="string" calcext:value-type="string">
            <text:p>Moving Nuclear Hexagram</text:p>
          </table:table-cell>
          <table:table-cell table:number-columns-repeated="74"/>
        </table:table-row>
        <table:table-row table:style-name="ro2">
          <table:table-cell table:style-name="train_20_info_20_2" office:value-type="string" calcext:value-type="string">
            <text:p>Hex Code</text:p>
          </table:table-cell>
          <table:table-cell table:style-name="train_20_info_20_2" office:value-type="string" calcext:value-type="string">
            <text:p>Unicode </text:p>
          </table:table-cell>
          <table:table-cell table:style-name="train_20_info_20_2" office:value-type="string" calcext:value-type="string">
            <text:p>Tetra#</text:p>
          </table:table-cell>
          <table:table-cell table:style-name="train_20_info_20_2" office:value-type="string" calcext:value-type="string">
            <text:p>Glyph</text:p>
          </table:table-cell>
          <table:table-cell office:value-type="string" calcext:value-type="string">
            <text:p>Name</text:p>
          </table:table-cell>
          <table:table-cell/>
          <table:table-cell table:style-name="train_20_info_20_2" office:value-type="string" calcext:value-type="string">
            <text:p>InH</text:p>
          </table:table-cell>
          <table:table-cell table:style-name="train_20_info_20_2" office:value-type="string" calcext:value-type="string">
            <text:p>Interlaced Hexa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33])" office:value-type="string" office:string-value="1D306" calcext:value-type="string">
            <text:p>1D306</text:p>
          </table:table-cell>
          <table:table-cell table:style-name="train_20_info_20_2" office:value-type="float" office:value="119558" calcext:value-type="float">
            <text:p>119558</text:p>
          </table:table-cell>
          <table:table-cell table:style-name="train_20_info_20_2" office:value-type="float" office:value="1" calcext:value-type="float">
            <text:p>1</text:p>
          </table:table-cell>
          <table:table-cell table:style-name="train_20_info_20_2" table:formula="of:=UNICHAR([.B133])" office:value-type="string" office:string-value="𝌆" calcext:value-type="string">
            <text:p>𝌆</text:p>
          </table:table-cell>
          <table:table-cell table:number-columns-repeated="2"/>
          <table:table-cell table:style-name="train_20_info_20_2" office:value-type="string" calcext:value-type="string">
            <text:p>MaH</text:p>
          </table:table-cell>
          <table:table-cell table:style-name="train_20_info_20_2" office:value-type="string" calcext:value-type="string">
            <text:p>Married Hexa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34])" office:value-type="string" office:string-value="1D307" calcext:value-type="string">
            <text:p>1D307</text:p>
          </table:table-cell>
          <table:table-cell table:style-name="train_20_info_20_2" table:formula="of:=[.B133]+1" office:value-type="float" office:value="119559" calcext:value-type="float">
            <text:p>119559</text:p>
          </table:table-cell>
          <table:table-cell table:style-name="train_20_info_20_2" table:formula="of:=[.C133]+1" office:value-type="float" office:value="2" calcext:value-type="float">
            <text:p>2</text:p>
          </table:table-cell>
          <table:table-cell table:style-name="train_20_info_20_2" table:formula="of:=UNICHAR([.B134])" office:value-type="string" office:string-value="𝌇" calcext:value-type="string">
            <text:p>𝌇</text:p>
          </table:table-cell>
          <table:table-cell table:number-columns-repeated="2"/>
          <table:table-cell table:style-name="train_20_info_20_2" office:value-type="string" calcext:value-type="string">
            <text:p>GH</text:p>
          </table:table-cell>
          <table:table-cell table:style-name="train_20_info_20_2" office:value-type="string" calcext:value-type="string">
            <text:p>Golden hexa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35])" office:value-type="string" office:string-value="1D308" calcext:value-type="string">
            <text:p>1D308</text:p>
          </table:table-cell>
          <table:table-cell table:style-name="train_20_info_20_2" table:formula="of:=[.B134]+1" office:value-type="float" office:value="119560" calcext:value-type="float">
            <text:p>119560</text:p>
          </table:table-cell>
          <table:table-cell table:style-name="train_20_info_20_2" table:formula="of:=[.C134]+1" office:value-type="float" office:value="3" calcext:value-type="float">
            <text:p>3</text:p>
          </table:table-cell>
          <table:table-cell table:style-name="train_20_info_20_2" table:formula="of:=UNICHAR([.B135])" office:value-type="string" office:string-value="𝌈" calcext:value-type="string">
            <text:p>𝌈</text:p>
          </table:table-cell>
          <table:table-cell table:number-columns-repeated="2"/>
          <table:table-cell table:style-name="train_20_info_20_2" office:value-type="string" calcext:value-type="string">
            <text:p>IH</text:p>
          </table:table-cell>
          <table:table-cell table:style-name="train_20_info_20_2" office:value-type="string" calcext:value-type="string">
            <text:p>Inverse Hexa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36])" office:value-type="string" office:string-value="1D309" calcext:value-type="string">
            <text:p>1D309</text:p>
          </table:table-cell>
          <table:table-cell table:style-name="train_20_info_20_2" table:formula="of:=[.B135]+1" office:value-type="float" office:value="119561" calcext:value-type="float">
            <text:p>119561</text:p>
          </table:table-cell>
          <table:table-cell table:style-name="train_20_info_20_2" table:formula="of:=[.C135]+1" office:value-type="float" office:value="4" calcext:value-type="float">
            <text:p>4</text:p>
          </table:table-cell>
          <table:table-cell table:style-name="train_20_info_20_2" table:formula="of:=UNICHAR([.B136])" office:value-type="string" office:string-value="𝌉" calcext:value-type="string">
            <text:p>𝌉</text:p>
          </table:table-cell>
          <table:table-cell table:number-columns-repeated="2"/>
          <table:table-cell table:style-name="train_20_info_20_2" office:value-type="string" calcext:value-type="string">
            <text:p>RH</text:p>
          </table:table-cell>
          <table:table-cell table:style-name="train_20_info_20_2" office:value-type="string" calcext:value-type="string">
            <text:p>Reverse Hexa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37])" office:value-type="string" office:string-value="1D30A" calcext:value-type="string">
            <text:p>1D30A</text:p>
          </table:table-cell>
          <table:table-cell table:style-name="train_20_info_20_2" table:formula="of:=[.B136]+1" office:value-type="float" office:value="119562" calcext:value-type="float">
            <text:p>119562</text:p>
          </table:table-cell>
          <table:table-cell table:style-name="train_20_info_20_2" table:formula="of:=[.C136]+1" office:value-type="float" office:value="5" calcext:value-type="float">
            <text:p>5</text:p>
          </table:table-cell>
          <table:table-cell table:style-name="train_20_info_20_2" table:formula="of:=UNICHAR([.B137])" office:value-type="string" office:string-value="𝌊" calcext:value-type="string">
            <text:p>𝌊</text:p>
          </table:table-cell>
          <table:table-cell table:number-columns-repeated="2"/>
          <table:table-cell table:style-name="train_20_info_20_2" office:value-type="string" calcext:value-type="string">
            <text:p>EH</text:p>
          </table:table-cell>
          <table:table-cell table:style-name="train_20_info_20_2" office:value-type="string" calcext:value-type="string">
            <text:p>Evolved hexa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38])" office:value-type="string" office:string-value="1D30B" calcext:value-type="string">
            <text:p>1D30B</text:p>
          </table:table-cell>
          <table:table-cell table:style-name="train_20_info_20_2" table:formula="of:=[.B137]+1" office:value-type="float" office:value="119563" calcext:value-type="float">
            <text:p>119563</text:p>
          </table:table-cell>
          <table:table-cell table:style-name="train_20_info_20_2" table:formula="of:=[.C137]+1" office:value-type="float" office:value="6" calcext:value-type="float">
            <text:p>6</text:p>
          </table:table-cell>
          <table:table-cell table:style-name="train_20_info_20_2" table:formula="of:=UNICHAR([.B138])" office:value-type="string" office:string-value="𝌋" calcext:value-type="string">
            <text:p>𝌋</text:p>
          </table:table-cell>
          <table:table-cell table:number-columns-repeated="2"/>
          <table:table-cell table:style-name="train_20_info_20_2" table:number-columns-repeated="2"/>
          <table:table-cell table:number-columns-repeated="74"/>
        </table:table-row>
        <table:table-row table:style-name="ro2">
          <table:table-cell table:style-name="train_20_info_20_2" table:formula="of:=DEC2HEX([.B139])" office:value-type="string" office:string-value="1D30C" calcext:value-type="string">
            <text:p>1D30C</text:p>
          </table:table-cell>
          <table:table-cell table:style-name="train_20_info_20_2" table:formula="of:=[.B138]+1" office:value-type="float" office:value="119564" calcext:value-type="float">
            <text:p>119564</text:p>
          </table:table-cell>
          <table:table-cell table:style-name="train_20_info_20_2" table:formula="of:=[.C138]+1" office:value-type="float" office:value="7" calcext:value-type="float">
            <text:p>7</text:p>
          </table:table-cell>
          <table:table-cell table:style-name="train_20_info_20_2" table:formula="of:=UNICHAR([.B139])" office:value-type="string" office:string-value="𝌌" calcext:value-type="string">
            <text:p>𝌌</text:p>
          </table:table-cell>
          <table:table-cell table:number-columns-repeated="2"/>
          <table:table-cell table:style-name="train_20_info_20_2" office:value-type="string" calcext:value-type="string">
            <text:p>UH</text:p>
          </table:table-cell>
          <table:table-cell table:style-name="train_20_info_20_2" office:value-type="string" calcext:value-type="string">
            <text:p>Upper Hexa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40])" office:value-type="string" office:string-value="1D30D" calcext:value-type="string">
            <text:p>1D30D</text:p>
          </table:table-cell>
          <table:table-cell table:style-name="train_20_info_20_2" table:formula="of:=[.B139]+1" office:value-type="float" office:value="119565" calcext:value-type="float">
            <text:p>119565</text:p>
          </table:table-cell>
          <table:table-cell table:style-name="train_20_info_20_2" table:formula="of:=[.C139]+1" office:value-type="float" office:value="8" calcext:value-type="float">
            <text:p>8</text:p>
          </table:table-cell>
          <table:table-cell table:style-name="train_20_info_20_2" table:formula="of:=UNICHAR([.B140])" office:value-type="string" office:string-value="𝌍" calcext:value-type="string">
            <text:p>𝌍</text:p>
          </table:table-cell>
          <table:table-cell table:number-columns-repeated="2"/>
          <table:table-cell table:style-name="train_20_info_20_2" office:value-type="string" calcext:value-type="string">
            <text:p>UNH</text:p>
          </table:table-cell>
          <table:table-cell table:style-name="train_20_info_20_2" office:value-type="string" calcext:value-type="string">
            <text:p>Upper Nuclear Hexa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41])" office:value-type="string" office:string-value="1D30E" calcext:value-type="string">
            <text:p>1D30E</text:p>
          </table:table-cell>
          <table:table-cell table:style-name="train_20_info_20_2" table:formula="of:=[.B140]+1" office:value-type="float" office:value="119566" calcext:value-type="float">
            <text:p>119566</text:p>
          </table:table-cell>
          <table:table-cell table:style-name="train_20_info_20_2" table:formula="of:=[.C140]+1" office:value-type="float" office:value="9" calcext:value-type="float">
            <text:p>9</text:p>
          </table:table-cell>
          <table:table-cell table:style-name="train_20_info_20_2" table:formula="of:=UNICHAR([.B141])" office:value-type="string" office:string-value="𝌎" calcext:value-type="string">
            <text:p>𝌎</text:p>
          </table:table-cell>
          <table:table-cell table:number-columns-repeated="2"/>
          <table:table-cell table:style-name="train_20_info_20_2" office:value-type="string" calcext:value-type="string">
            <text:p>LNH</text:p>
          </table:table-cell>
          <table:table-cell table:style-name="train_20_info_20_2" office:value-type="string" calcext:value-type="string">
            <text:p>Lower Nuclear Hexa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42])" office:value-type="string" office:string-value="1D30F" calcext:value-type="string">
            <text:p>1D30F</text:p>
          </table:table-cell>
          <table:table-cell table:style-name="train_20_info_20_2" table:formula="of:=[.B141]+1" office:value-type="float" office:value="119567" calcext:value-type="float">
            <text:p>119567</text:p>
          </table:table-cell>
          <table:table-cell table:style-name="train_20_info_20_2" table:formula="of:=[.C141]+1" office:value-type="float" office:value="10" calcext:value-type="float">
            <text:p>10</text:p>
          </table:table-cell>
          <table:table-cell table:style-name="train_20_info_20_2" table:formula="of:=UNICHAR([.B142])" office:value-type="string" office:string-value="𝌏" calcext:value-type="string">
            <text:p>𝌏</text:p>
          </table:table-cell>
          <table:table-cell table:number-columns-repeated="2"/>
          <table:table-cell table:style-name="train_20_info_20_2" office:value-type="string" calcext:value-type="string">
            <text:p>LH</text:p>
          </table:table-cell>
          <table:table-cell table:style-name="train_20_info_20_2" office:value-type="string" calcext:value-type="string">
            <text:p>Lower Hexagram</text:p>
          </table:table-cell>
          <table:table-cell table:number-columns-repeated="74"/>
        </table:table-row>
        <table:table-row table:style-name="ro2">
          <table:table-cell table:style-name="train_20_info_20_2" table:formula="of:=DEC2HEX([.B143])" office:value-type="string" office:string-value="1D310" calcext:value-type="string">
            <text:p>1D310</text:p>
          </table:table-cell>
          <table:table-cell table:style-name="train_20_info_20_2" table:formula="of:=[.B142]+1" office:value-type="float" office:value="119568" calcext:value-type="float">
            <text:p>119568</text:p>
          </table:table-cell>
          <table:table-cell table:style-name="train_20_info_20_2" table:formula="of:=[.C142]+1" office:value-type="float" office:value="11" calcext:value-type="float">
            <text:p>11</text:p>
          </table:table-cell>
          <table:table-cell table:style-name="train_20_info_20_2" table:formula="of:=UNICHAR([.B143])" office:value-type="string" office:string-value="𝌐" calcext:value-type="string">
            <text:p>𝌐</text:p>
          </table:table-cell>
          <table:table-cell table:number-columns-repeated="2"/>
          <table:table-cell table:style-name="train_20_info_20_2" table:number-columns-repeated="2"/>
          <table:table-cell table:number-columns-repeated="74"/>
        </table:table-row>
        <table:table-row table:style-name="ro2">
          <table:table-cell table:style-name="train_20_info_20_2" table:formula="of:=DEC2HEX([.B144])" office:value-type="string" office:string-value="1D311" calcext:value-type="string">
            <text:p>1D311</text:p>
          </table:table-cell>
          <table:table-cell table:style-name="train_20_info_20_2" table:formula="of:=[.B143]+1" office:value-type="float" office:value="119569" calcext:value-type="float">
            <text:p>119569</text:p>
          </table:table-cell>
          <table:table-cell table:style-name="train_20_info_20_2" table:formula="of:=[.C143]+1" office:value-type="float" office:value="12" calcext:value-type="float">
            <text:p>12</text:p>
          </table:table-cell>
          <table:table-cell table:style-name="train_20_info_20_2" table:formula="of:=UNICHAR([.B144])" office:value-type="string" office:string-value="𝌑" calcext:value-type="string">
            <text:p>𝌑</text:p>
          </table:table-cell>
          <table:table-cell table:number-columns-repeated="2"/>
          <table:table-cell table:style-name="train_20_info_20_2" office:value-type="string" calcext:value-type="string">
            <text:p>PFX</text:p>
          </table:table-cell>
          <table:table-cell table:style-name="train_20_info_20_2" office:value-type="string" calcext:value-type="string">
            <text:p>Preceding Fu Xi</text:p>
          </table:table-cell>
          <table:table-cell table:number-columns-repeated="74"/>
        </table:table-row>
        <table:table-row table:style-name="ro2">
          <table:table-cell table:style-name="train_20_info_20_2" table:formula="of:=DEC2HEX([.B145])" office:value-type="string" office:string-value="1D312" calcext:value-type="string">
            <text:p>1D312</text:p>
          </table:table-cell>
          <table:table-cell table:style-name="train_20_info_20_2" table:formula="of:=[.B144]+1" office:value-type="float" office:value="119570" calcext:value-type="float">
            <text:p>119570</text:p>
          </table:table-cell>
          <table:table-cell table:style-name="train_20_info_20_2" table:formula="of:=[.C144]+1" office:value-type="float" office:value="13" calcext:value-type="float">
            <text:p>13</text:p>
          </table:table-cell>
          <table:table-cell table:style-name="train_20_info_20_2" table:formula="of:=UNICHAR([.B145])" office:value-type="string" office:string-value="𝌒" calcext:value-type="string">
            <text:p>𝌒</text:p>
          </table:table-cell>
          <table:table-cell table:number-columns-repeated="2"/>
          <table:table-cell table:style-name="train_20_info_20_2" office:value-type="string" calcext:value-type="string">
            <text:p>SFX</text:p>
          </table:table-cell>
          <table:table-cell table:style-name="train_20_info_20_2" office:value-type="string" calcext:value-type="string">
            <text:p>Successor Fu Xi</text:p>
          </table:table-cell>
          <table:table-cell table:number-columns-repeated="74"/>
        </table:table-row>
        <table:table-row table:style-name="ro2">
          <table:table-cell table:style-name="train_20_info_20_2" table:formula="of:=DEC2HEX([.B146])" office:value-type="string" office:string-value="1D313" calcext:value-type="string">
            <text:p>1D313</text:p>
          </table:table-cell>
          <table:table-cell table:style-name="train_20_info_20_2" table:formula="of:=[.B145]+1" office:value-type="float" office:value="119571" calcext:value-type="float">
            <text:p>119571</text:p>
          </table:table-cell>
          <table:table-cell table:style-name="train_20_info_20_2" table:formula="of:=[.C145]+1" office:value-type="float" office:value="14" calcext:value-type="float">
            <text:p>14</text:p>
          </table:table-cell>
          <table:table-cell table:style-name="train_20_info_20_2" table:formula="of:=UNICHAR([.B146])" office:value-type="string" office:string-value="𝌓" calcext:value-type="string">
            <text:p>𝌓</text:p>
          </table:table-cell>
          <table:table-cell table:number-columns-repeated="2"/>
          <table:table-cell table:style-name="train_20_info_20_2" office:value-type="string" calcext:value-type="string">
            <text:p>PKW</text:p>
          </table:table-cell>
          <table:table-cell table:style-name="train_20_info_20_2" office:value-type="string" calcext:value-type="string">
            <text:p>Preceding King Wen</text:p>
          </table:table-cell>
          <table:table-cell table:number-columns-repeated="74"/>
        </table:table-row>
        <table:table-row table:style-name="ro2">
          <table:table-cell table:style-name="train_20_info_20_2" table:formula="of:=DEC2HEX([.B147])" office:value-type="string" office:string-value="1D314" calcext:value-type="string">
            <text:p>1D314</text:p>
          </table:table-cell>
          <table:table-cell table:style-name="train_20_info_20_2" table:formula="of:=[.B146]+1" office:value-type="float" office:value="119572" calcext:value-type="float">
            <text:p>119572</text:p>
          </table:table-cell>
          <table:table-cell table:style-name="train_20_info_20_2" table:formula="of:=[.C146]+1" office:value-type="float" office:value="15" calcext:value-type="float">
            <text:p>15</text:p>
          </table:table-cell>
          <table:table-cell table:style-name="train_20_info_20_2" table:formula="of:=UNICHAR([.B147])" office:value-type="string" office:string-value="𝌔" calcext:value-type="string">
            <text:p>𝌔</text:p>
          </table:table-cell>
          <table:table-cell table:number-columns-repeated="2"/>
          <table:table-cell table:style-name="train_20_info_20_2" office:value-type="string" calcext:value-type="string">
            <text:p>SKW</text:p>
          </table:table-cell>
          <table:table-cell table:style-name="train_20_info_20_2" office:value-type="string" calcext:value-type="string">
            <text:p>Successor King Wen</text:p>
          </table:table-cell>
          <table:table-cell table:number-columns-repeated="74"/>
        </table:table-row>
        <table:table-row table:style-name="ro2">
          <table:table-cell table:style-name="train_20_info_20_2" table:formula="of:=DEC2HEX([.B148])" office:value-type="string" office:string-value="1D315" calcext:value-type="string">
            <text:p>1D315</text:p>
          </table:table-cell>
          <table:table-cell table:style-name="train_20_info_20_2" table:formula="of:=[.B147]+1" office:value-type="float" office:value="119573" calcext:value-type="float">
            <text:p>119573</text:p>
          </table:table-cell>
          <table:table-cell table:style-name="train_20_info_20_2" table:formula="of:=[.C147]+1" office:value-type="float" office:value="16" calcext:value-type="float">
            <text:p>16</text:p>
          </table:table-cell>
          <table:table-cell table:style-name="train_20_info_20_2" table:formula="of:=UNICHAR([.B148])" office:value-type="string" office:string-value="𝌕" calcext:value-type="string">
            <text:p>𝌕</text:p>
          </table:table-cell>
          <table:table-cell table:number-columns-repeated="2"/>
          <table:table-cell table:style-name="train_20_info_20_2" office:value-type="string" calcext:value-type="string">
            <text:p>PMW</text:p>
          </table:table-cell>
          <table:table-cell table:style-name="train_20_info_20_2" office:value-type="string" calcext:value-type="string">
            <text:p>Preceding Ma Wang Dui</text:p>
          </table:table-cell>
          <table:table-cell table:number-columns-repeated="74"/>
        </table:table-row>
        <table:table-row table:style-name="ro2">
          <table:table-cell table:style-name="train_20_info_20_2" table:formula="of:=DEC2HEX([.B149])" office:value-type="string" office:string-value="1D316" calcext:value-type="string">
            <text:p>1D316</text:p>
          </table:table-cell>
          <table:table-cell table:style-name="train_20_info_20_2" table:formula="of:=[.B148]+1" office:value-type="float" office:value="119574" calcext:value-type="float">
            <text:p>119574</text:p>
          </table:table-cell>
          <table:table-cell table:style-name="train_20_info_20_2" table:formula="of:=[.C148]+1" office:value-type="float" office:value="17" calcext:value-type="float">
            <text:p>17</text:p>
          </table:table-cell>
          <table:table-cell table:style-name="train_20_info_20_2" table:formula="of:=UNICHAR([.B149])" office:value-type="string" office:string-value="𝌖" calcext:value-type="string">
            <text:p>𝌖</text:p>
          </table:table-cell>
          <table:table-cell table:number-columns-repeated="2"/>
          <table:table-cell table:style-name="train_20_info_20_2" office:value-type="string" calcext:value-type="string">
            <text:p>SMW</text:p>
          </table:table-cell>
          <table:table-cell table:style-name="train_20_info_20_2" office:value-type="string" calcext:value-type="string">
            <text:p>Successor Ma Want Dui</text:p>
          </table:table-cell>
          <table:table-cell table:number-columns-repeated="74"/>
        </table:table-row>
        <table:table-row table:style-name="ro2">
          <table:table-cell table:style-name="train_20_info_20_2" table:formula="of:=DEC2HEX([.B150])" office:value-type="string" office:string-value="1D317" calcext:value-type="string">
            <text:p>1D317</text:p>
          </table:table-cell>
          <table:table-cell table:style-name="train_20_info_20_2" table:formula="of:=[.B149]+1" office:value-type="float" office:value="119575" calcext:value-type="float">
            <text:p>119575</text:p>
          </table:table-cell>
          <table:table-cell table:style-name="train_20_info_20_2" table:formula="of:=[.C149]+1" office:value-type="float" office:value="18" calcext:value-type="float">
            <text:p>18</text:p>
          </table:table-cell>
          <table:table-cell table:style-name="train_20_info_20_2" table:formula="of:=UNICHAR([.B150])" office:value-type="string" office:string-value="𝌗" calcext:value-type="string">
            <text:p>𝌗</text:p>
          </table:table-cell>
          <table:table-cell table:number-columns-repeated="2"/>
          <table:table-cell table:style-name="train_20_info_20_2" office:value-type="string" calcext:value-type="string">
            <text:p>PB</text:p>
          </table:table-cell>
          <table:table-cell table:style-name="train_20_info_20_2" office:value-type="string" calcext:value-type="string">
            <text:p>Preceding Base</text:p>
          </table:table-cell>
          <table:table-cell table:number-columns-repeated="74"/>
        </table:table-row>
        <table:table-row table:style-name="ro2">
          <table:table-cell table:style-name="train_20_info_20_2" table:formula="of:=DEC2HEX([.B151])" office:value-type="string" office:string-value="1D318" calcext:value-type="string">
            <text:p>1D318</text:p>
          </table:table-cell>
          <table:table-cell table:style-name="train_20_info_20_2" table:formula="of:=[.B150]+1" office:value-type="float" office:value="119576" calcext:value-type="float">
            <text:p>119576</text:p>
          </table:table-cell>
          <table:table-cell table:style-name="train_20_info_20_2" table:formula="of:=[.C150]+1" office:value-type="float" office:value="19" calcext:value-type="float">
            <text:p>19</text:p>
          </table:table-cell>
          <table:table-cell table:style-name="train_20_info_20_2" table:formula="of:=UNICHAR([.B151])" office:value-type="string" office:string-value="𝌘" calcext:value-type="string">
            <text:p>𝌘</text:p>
          </table:table-cell>
          <table:table-cell table:number-columns-repeated="2"/>
          <table:table-cell table:style-name="train_20_info_20_2" office:value-type="string" calcext:value-type="string">
            <text:p>SB</text:p>
          </table:table-cell>
          <table:table-cell table:style-name="train_20_info_20_2" office:value-type="string" calcext:value-type="string">
            <text:p>Successor Base</text:p>
          </table:table-cell>
          <table:table-cell table:number-columns-repeated="74"/>
        </table:table-row>
        <table:table-row table:style-name="ro2">
          <table:table-cell table:style-name="train_20_info_20_2" table:formula="of:=DEC2HEX([.B152])" office:value-type="string" office:string-value="1D319" calcext:value-type="string">
            <text:p>1D319</text:p>
          </table:table-cell>
          <table:table-cell table:style-name="train_20_info_20_2" table:formula="of:=[.B151]+1" office:value-type="float" office:value="119577" calcext:value-type="float">
            <text:p>119577</text:p>
          </table:table-cell>
          <table:table-cell table:style-name="train_20_info_20_2" table:formula="of:=[.C151]+1" office:value-type="float" office:value="20" calcext:value-type="float">
            <text:p>20</text:p>
          </table:table-cell>
          <table:table-cell table:style-name="train_20_info_20_2" table:formula="of:=UNICHAR([.B152])" office:value-type="string" office:string-value="𝌙" calcext:value-type="string">
            <text:p>𝌙</text:p>
          </table:table-cell>
          <table:table-cell table:number-columns-repeated="2"/>
          <table:table-cell table:style-name="train_20_info_20_2" table:number-columns-repeated="2"/>
          <table:table-cell table:number-columns-repeated="74"/>
        </table:table-row>
        <table:table-row table:style-name="ro2">
          <table:table-cell table:style-name="train_20_info_20_2" table:formula="of:=DEC2HEX([.B153])" office:value-type="string" office:string-value="1D31A" calcext:value-type="string">
            <text:p>1D31A</text:p>
          </table:table-cell>
          <table:table-cell table:style-name="train_20_info_20_2" table:formula="of:=[.B152]+1" office:value-type="float" office:value="119578" calcext:value-type="float">
            <text:p>119578</text:p>
          </table:table-cell>
          <table:table-cell table:style-name="train_20_info_20_2" table:formula="of:=[.C152]+1" office:value-type="float" office:value="21" calcext:value-type="float">
            <text:p>21</text:p>
          </table:table-cell>
          <table:table-cell table:style-name="train_20_info_20_2" table:formula="of:=UNICHAR([.B153])" office:value-type="string" office:string-value="𝌚" calcext:value-type="string">
            <text:p>𝌚</text:p>
          </table:table-cell>
          <table:table-cell table:number-columns-repeated="2"/>
          <table:table-cell table:style-name="train_20_info_20_2" office:value-type="string" calcext:value-type="string">
            <text:p>A1</text:p>
          </table:table-cell>
          <table:table-cell table:style-name="train_20_info_20_2" office:value-type="string" calcext:value-type="string">
            <text:p>Axillary 1</text:p>
          </table:table-cell>
          <table:table-cell table:number-columns-repeated="74"/>
        </table:table-row>
        <table:table-row table:style-name="ro2">
          <table:table-cell table:style-name="train_20_info_20_2" table:formula="of:=DEC2HEX([.B154])" office:value-type="string" office:string-value="1D31B" calcext:value-type="string">
            <text:p>1D31B</text:p>
          </table:table-cell>
          <table:table-cell table:style-name="train_20_info_20_2" table:formula="of:=[.B153]+1" office:value-type="float" office:value="119579" calcext:value-type="float">
            <text:p>119579</text:p>
          </table:table-cell>
          <table:table-cell table:style-name="train_20_info_20_2" table:formula="of:=[.C153]+1" office:value-type="float" office:value="22" calcext:value-type="float">
            <text:p>22</text:p>
          </table:table-cell>
          <table:table-cell table:style-name="train_20_info_20_2" table:formula="of:=UNICHAR([.B154])" office:value-type="string" office:string-value="𝌛" calcext:value-type="string">
            <text:p>𝌛</text:p>
          </table:table-cell>
          <table:table-cell table:number-columns-repeated="2"/>
          <table:table-cell table:style-name="train_20_info_20_2" office:value-type="string" calcext:value-type="string">
            <text:p>A2</text:p>
          </table:table-cell>
          <table:table-cell table:style-name="train_20_info_20_2" office:value-type="string" calcext:value-type="string">
            <text:p>Azillary 2</text:p>
          </table:table-cell>
          <table:table-cell table:number-columns-repeated="74"/>
        </table:table-row>
        <table:table-row table:style-name="ro2">
          <table:table-cell table:style-name="train_20_info_20_2" table:formula="of:=DEC2HEX([.B155])" office:value-type="string" office:string-value="1D31C" calcext:value-type="string">
            <text:p>1D31C</text:p>
          </table:table-cell>
          <table:table-cell table:style-name="train_20_info_20_2" table:formula="of:=[.B154]+1" office:value-type="float" office:value="119580" calcext:value-type="float">
            <text:p>119580</text:p>
          </table:table-cell>
          <table:table-cell table:style-name="train_20_info_20_2" table:formula="of:=[.C154]+1" office:value-type="float" office:value="23" calcext:value-type="float">
            <text:p>23</text:p>
          </table:table-cell>
          <table:table-cell table:style-name="train_20_info_20_2" table:formula="of:=UNICHAR([.B155])" office:value-type="string" office:string-value="𝌜" calcext:value-type="string">
            <text:p>𝌜</text:p>
          </table:table-cell>
          <table:table-cell table:number-columns-repeated="2"/>
          <table:table-cell table:style-name="train_20_info_20_2" office:value-type="string" calcext:value-type="string">
            <text:p>A3</text:p>
          </table:table-cell>
          <table:table-cell table:style-name="train_20_info_20_2" office:value-type="string" calcext:value-type="string">
            <text:p>Axillary 3</text:p>
          </table:table-cell>
          <table:table-cell table:number-columns-repeated="74"/>
        </table:table-row>
        <table:table-row table:style-name="ro2">
          <table:table-cell table:style-name="train_20_info_20_2" table:formula="of:=DEC2HEX([.B156])" office:value-type="string" office:string-value="1D31D" calcext:value-type="string">
            <text:p>1D31D</text:p>
          </table:table-cell>
          <table:table-cell table:style-name="train_20_info_20_2" table:formula="of:=[.B155]+1" office:value-type="float" office:value="119581" calcext:value-type="float">
            <text:p>119581</text:p>
          </table:table-cell>
          <table:table-cell table:style-name="train_20_info_20_2" table:formula="of:=[.C155]+1" office:value-type="float" office:value="24" calcext:value-type="float">
            <text:p>24</text:p>
          </table:table-cell>
          <table:table-cell table:style-name="train_20_info_20_2" table:formula="of:=UNICHAR([.B156])" office:value-type="string" office:string-value="𝌝" calcext:value-type="string">
            <text:p>𝌝</text:p>
          </table:table-cell>
          <table:table-cell table:number-columns-repeated="2"/>
          <table:table-cell table:style-name="train_20_info_20_2" office:value-type="string" calcext:value-type="string">
            <text:p>A4</text:p>
          </table:table-cell>
          <table:table-cell table:style-name="train_20_info_20_2" office:value-type="string" calcext:value-type="string">
            <text:p>Axillary 4</text:p>
          </table:table-cell>
          <table:table-cell table:number-columns-repeated="74"/>
        </table:table-row>
        <table:table-row table:style-name="ro2">
          <table:table-cell table:style-name="train_20_info_20_2" table:formula="of:=DEC2HEX([.B157])" office:value-type="string" office:string-value="1D31E" calcext:value-type="string">
            <text:p>1D31E</text:p>
          </table:table-cell>
          <table:table-cell table:style-name="train_20_info_20_2" table:formula="of:=[.B156]+1" office:value-type="float" office:value="119582" calcext:value-type="float">
            <text:p>119582</text:p>
          </table:table-cell>
          <table:table-cell table:style-name="train_20_info_20_2" table:formula="of:=[.C156]+1" office:value-type="float" office:value="25" calcext:value-type="float">
            <text:p>25</text:p>
          </table:table-cell>
          <table:table-cell table:style-name="train_20_info_20_2" table:formula="of:=UNICHAR([.B157])" office:value-type="string" office:string-value="𝌞" calcext:value-type="string">
            <text:p>𝌞</text:p>
          </table:table-cell>
          <table:table-cell table:number-columns-repeated="2"/>
          <table:table-cell table:style-name="train_20_info_20_2" office:value-type="string" calcext:value-type="string">
            <text:p>A5</text:p>
          </table:table-cell>
          <table:table-cell table:style-name="train_20_info_20_2" office:value-type="string" calcext:value-type="string">
            <text:p>Axillary 5</text:p>
          </table:table-cell>
          <table:table-cell table:number-columns-repeated="74"/>
        </table:table-row>
        <table:table-row table:style-name="ro2">
          <table:table-cell table:style-name="train_20_info_20_2" table:formula="of:=DEC2HEX([.B158])" office:value-type="string" office:string-value="1D31F" calcext:value-type="string">
            <text:p>1D31F</text:p>
          </table:table-cell>
          <table:table-cell table:style-name="train_20_info_20_2" table:formula="of:=[.B157]+1" office:value-type="float" office:value="119583" calcext:value-type="float">
            <text:p>119583</text:p>
          </table:table-cell>
          <table:table-cell table:style-name="train_20_info_20_2" table:formula="of:=[.C157]+1" office:value-type="float" office:value="26" calcext:value-type="float">
            <text:p>26</text:p>
          </table:table-cell>
          <table:table-cell table:style-name="train_20_info_20_2" table:formula="of:=UNICHAR([.B158])" office:value-type="string" office:string-value="𝌟" calcext:value-type="string">
            <text:p>𝌟</text:p>
          </table:table-cell>
          <table:table-cell table:number-columns-repeated="2"/>
          <table:table-cell table:style-name="train_20_info_20_2" office:value-type="string" calcext:value-type="string">
            <text:p>A6</text:p>
          </table:table-cell>
          <table:table-cell table:style-name="train_20_info_20_2" office:value-type="string" calcext:value-type="string">
            <text:p>Axillary 6</text:p>
          </table:table-cell>
          <table:table-cell table:number-columns-repeated="74"/>
        </table:table-row>
        <table:table-row table:style-name="ro2">
          <table:table-cell table:style-name="train_20_info_20_2" table:formula="of:=DEC2HEX([.B159])" office:value-type="string" office:string-value="1D320" calcext:value-type="string">
            <text:p>1D320</text:p>
          </table:table-cell>
          <table:table-cell table:style-name="train_20_info_20_2" table:formula="of:=[.B158]+1" office:value-type="float" office:value="119584" calcext:value-type="float">
            <text:p>119584</text:p>
          </table:table-cell>
          <table:table-cell table:style-name="train_20_info_20_2" table:formula="of:=[.C158]+1" office:value-type="float" office:value="27" calcext:value-type="float">
            <text:p>27</text:p>
          </table:table-cell>
          <table:table-cell table:style-name="train_20_info_20_2" table:formula="of:=UNICHAR([.B159])" office:value-type="string" office:string-value="𝌠" calcext:value-type="string">
            <text:p>𝌠</text:p>
          </table:table-cell>
          <table:table-cell table:number-columns-repeated="2"/>
          <table:table-cell table:style-name="train_20_info_20_2" table:number-columns-repeated="2"/>
          <table:table-cell table:number-columns-repeated="74"/>
        </table:table-row>
        <table:table-row table:style-name="ro2">
          <table:table-cell table:style-name="train_20_info_20_2" table:formula="of:=DEC2HEX([.B160])" office:value-type="string" office:string-value="1D321" calcext:value-type="string">
            <text:p>1D321</text:p>
          </table:table-cell>
          <table:table-cell table:style-name="train_20_info_20_2" table:formula="of:=[.B159]+1" office:value-type="float" office:value="119585" calcext:value-type="float">
            <text:p>119585</text:p>
          </table:table-cell>
          <table:table-cell table:style-name="train_20_info_20_2" table:formula="of:=[.C159]+1" office:value-type="float" office:value="28" calcext:value-type="float">
            <text:p>28</text:p>
          </table:table-cell>
          <table:table-cell table:style-name="train_20_info_20_2" table:formula="of:=UNICHAR([.B160])" office:value-type="string" office:string-value="𝌡" calcext:value-type="string">
            <text:p>𝌡</text:p>
          </table:table-cell>
          <table:table-cell table:number-columns-repeated="2"/>
          <table:table-cell table:style-name="train_20_info_20_2" office:value-type="string" calcext:value-type="string">
            <text:p>JF 1</text:p>
          </table:table-cell>
          <table:table-cell table:style-name="train_20_info_20_2" office:value-type="string" calcext:value-type="string">
            <text:p>Jin Fan 1</text:p>
          </table:table-cell>
          <table:table-cell table:number-columns-repeated="74"/>
        </table:table-row>
        <table:table-row table:style-name="ro2">
          <table:table-cell table:style-name="train_20_info_20_2" table:formula="of:=DEC2HEX([.B161])" office:value-type="string" office:string-value="1D322" calcext:value-type="string">
            <text:p>1D322</text:p>
          </table:table-cell>
          <table:table-cell table:style-name="train_20_info_20_2" table:formula="of:=[.B160]+1" office:value-type="float" office:value="119586" calcext:value-type="float">
            <text:p>119586</text:p>
          </table:table-cell>
          <table:table-cell table:style-name="train_20_info_20_2" table:formula="of:=[.C160]+1" office:value-type="float" office:value="29" calcext:value-type="float">
            <text:p>29</text:p>
          </table:table-cell>
          <table:table-cell table:style-name="train_20_info_20_2" table:formula="of:=UNICHAR([.B161])" office:value-type="string" office:string-value="𝌢" calcext:value-type="string">
            <text:p>𝌢</text:p>
          </table:table-cell>
          <table:table-cell table:number-columns-repeated="2"/>
          <table:table-cell table:style-name="train_20_info_20_2" office:value-type="string" calcext:value-type="string">
            <text:p>JF 2</text:p>
          </table:table-cell>
          <table:table-cell table:style-name="train_20_info_20_2" office:value-type="string" calcext:value-type="string">
            <text:p>Jin Fan 2</text:p>
          </table:table-cell>
          <table:table-cell table:number-columns-repeated="74"/>
        </table:table-row>
        <table:table-row table:style-name="ro2">
          <table:table-cell table:style-name="train_20_info_20_2" table:formula="of:=DEC2HEX([.B162])" office:value-type="string" office:string-value="1D323" calcext:value-type="string">
            <text:p>1D323</text:p>
          </table:table-cell>
          <table:table-cell table:style-name="train_20_info_20_2" table:formula="of:=[.B161]+1" office:value-type="float" office:value="119587" calcext:value-type="float">
            <text:p>119587</text:p>
          </table:table-cell>
          <table:table-cell table:style-name="train_20_info_20_2" table:formula="of:=[.C161]+1" office:value-type="float" office:value="30" calcext:value-type="float">
            <text:p>30</text:p>
          </table:table-cell>
          <table:table-cell table:style-name="train_20_info_20_2" table:formula="of:=UNICHAR([.B162])" office:value-type="string" office:string-value="𝌣" calcext:value-type="string">
            <text:p>𝌣</text:p>
          </table:table-cell>
          <table:table-cell table:number-columns-repeated="2"/>
          <table:table-cell table:style-name="train_20_info_20_2" office:value-type="string" calcext:value-type="string">
            <text:p>JF 3</text:p>
          </table:table-cell>
          <table:table-cell table:style-name="train_20_info_20_2" office:value-type="string" calcext:value-type="string">
            <text:p>Jin Fan 3</text:p>
          </table:table-cell>
          <table:table-cell table:number-columns-repeated="74"/>
        </table:table-row>
        <table:table-row table:style-name="ro2">
          <table:table-cell table:style-name="train_20_info_20_2" table:formula="of:=DEC2HEX([.B163])" office:value-type="string" office:string-value="1D324" calcext:value-type="string">
            <text:p>1D324</text:p>
          </table:table-cell>
          <table:table-cell table:style-name="train_20_info_20_2" table:formula="of:=[.B162]+1" office:value-type="float" office:value="119588" calcext:value-type="float">
            <text:p>119588</text:p>
          </table:table-cell>
          <table:table-cell table:style-name="train_20_info_20_2" table:formula="of:=[.C162]+1" office:value-type="float" office:value="31" calcext:value-type="float">
            <text:p>31</text:p>
          </table:table-cell>
          <table:table-cell table:style-name="train_20_info_20_2" table:formula="of:=UNICHAR([.B163])" office:value-type="string" office:string-value="𝌤" calcext:value-type="string">
            <text:p>𝌤</text:p>
          </table:table-cell>
          <table:table-cell table:number-columns-repeated="2"/>
          <table:table-cell table:style-name="train_20_info_20_2" office:value-type="string" calcext:value-type="string">
            <text:p>JF 4</text:p>
          </table:table-cell>
          <table:table-cell table:style-name="train_20_info_20_2" office:value-type="string" calcext:value-type="string">
            <text:p>Jin Fan 4</text:p>
          </table:table-cell>
          <table:table-cell table:number-columns-repeated="74"/>
        </table:table-row>
        <table:table-row table:style-name="ro2">
          <table:table-cell table:style-name="train_20_info_20_2" table:formula="of:=DEC2HEX([.B164])" office:value-type="string" office:string-value="1D325" calcext:value-type="string">
            <text:p>1D325</text:p>
          </table:table-cell>
          <table:table-cell table:style-name="train_20_info_20_2" table:formula="of:=[.B163]+1" office:value-type="float" office:value="119589" calcext:value-type="float">
            <text:p>119589</text:p>
          </table:table-cell>
          <table:table-cell table:style-name="train_20_info_20_2" table:formula="of:=[.C163]+1" office:value-type="float" office:value="32" calcext:value-type="float">
            <text:p>32</text:p>
          </table:table-cell>
          <table:table-cell table:style-name="train_20_info_20_2" table:formula="of:=UNICHAR([.B164])" office:value-type="string" office:string-value="𝌥" calcext:value-type="string">
            <text:p>𝌥</text:p>
          </table:table-cell>
          <table:table-cell table:number-columns-repeated="2"/>
          <table:table-cell table:style-name="train_20_info_20_2" office:value-type="string" calcext:value-type="string">
            <text:p>JF 5</text:p>
          </table:table-cell>
          <table:table-cell table:style-name="train_20_info_20_2" office:value-type="string" calcext:value-type="string">
            <text:p>Jin Fan 5</text:p>
          </table:table-cell>
          <table:table-cell table:number-columns-repeated="74"/>
        </table:table-row>
        <table:table-row table:style-name="ro2">
          <table:table-cell table:style-name="train_20_info_20_2" table:formula="of:=DEC2HEX([.B165])" office:value-type="string" office:string-value="1D326" calcext:value-type="string">
            <text:p>1D326</text:p>
          </table:table-cell>
          <table:table-cell table:style-name="train_20_info_20_2" table:formula="of:=[.B164]+1" office:value-type="float" office:value="119590" calcext:value-type="float">
            <text:p>119590</text:p>
          </table:table-cell>
          <table:table-cell table:style-name="train_20_info_20_2" table:formula="of:=[.C164]+1" office:value-type="float" office:value="33" calcext:value-type="float">
            <text:p>33</text:p>
          </table:table-cell>
          <table:table-cell table:style-name="train_20_info_20_2" table:formula="of:=UNICHAR([.B165])" office:value-type="string" office:string-value="𝌦" calcext:value-type="string">
            <text:p>𝌦</text:p>
          </table:table-cell>
          <table:table-cell table:number-columns-repeated="2"/>
          <table:table-cell table:style-name="train_20_info_20_2" office:value-type="string" calcext:value-type="string">
            <text:p>JF 6</text:p>
          </table:table-cell>
          <table:table-cell table:style-name="train_20_info_20_2" office:value-type="string" calcext:value-type="string">
            <text:p>Jin Fan 6</text:p>
          </table:table-cell>
          <table:table-cell table:number-columns-repeated="74"/>
        </table:table-row>
        <table:table-row table:style-name="ro2">
          <table:table-cell table:style-name="train_20_info_20_2" table:formula="of:=DEC2HEX([.B166])" office:value-type="string" office:string-value="1D327" calcext:value-type="string">
            <text:p>1D327</text:p>
          </table:table-cell>
          <table:table-cell table:style-name="train_20_info_20_2" table:formula="of:=[.B165]+1" office:value-type="float" office:value="119591" calcext:value-type="float">
            <text:p>119591</text:p>
          </table:table-cell>
          <table:table-cell table:style-name="train_20_info_20_2" table:formula="of:=[.C165]+1" office:value-type="float" office:value="34" calcext:value-type="float">
            <text:p>34</text:p>
          </table:table-cell>
          <table:table-cell table:style-name="train_20_info_20_2" table:formula="of:=UNICHAR([.B166])" office:value-type="string" office:string-value="𝌧" calcext:value-type="string">
            <text:p>𝌧</text:p>
          </table:table-cell>
          <table:table-cell table:number-columns-repeated="2"/>
          <table:table-cell table:style-name="train_20_info_20_2" office:value-type="string" calcext:value-type="string">
            <text:p>JF 7</text:p>
          </table:table-cell>
          <table:table-cell table:style-name="train_20_info_20_2" office:value-type="string" calcext:value-type="string">
            <text:p>Jin Fan 7</text:p>
          </table:table-cell>
          <table:table-cell table:number-columns-repeated="74"/>
        </table:table-row>
        <table:table-row table:style-name="ro2">
          <table:table-cell table:style-name="train_20_info_20_2" table:formula="of:=DEC2HEX([.B167])" office:value-type="string" office:string-value="1D328" calcext:value-type="string">
            <text:p>1D328</text:p>
          </table:table-cell>
          <table:table-cell table:style-name="train_20_info_20_2" table:formula="of:=[.B166]+1" office:value-type="float" office:value="119592" calcext:value-type="float">
            <text:p>119592</text:p>
          </table:table-cell>
          <table:table-cell table:style-name="train_20_info_20_2" table:formula="of:=[.C166]+1" office:value-type="float" office:value="35" calcext:value-type="float">
            <text:p>35</text:p>
          </table:table-cell>
          <table:table-cell table:style-name="train_20_info_20_2" table:formula="of:=UNICHAR([.B167])" office:value-type="string" office:string-value="𝌨" calcext:value-type="string">
            <text:p>𝌨</text:p>
          </table:table-cell>
          <table:table-cell table:number-columns-repeated="2"/>
          <table:table-cell table:style-name="train_20_info_20_2" office:value-type="string" calcext:value-type="string">
            <text:p>JF 8</text:p>
          </table:table-cell>
          <table:table-cell table:style-name="train_20_info_20_2" office:value-type="string" calcext:value-type="string">
            <text:p>Jin Fan 8</text:p>
          </table:table-cell>
          <table:table-cell table:number-columns-repeated="74"/>
        </table:table-row>
        <table:table-row table:style-name="ro2">
          <table:table-cell table:style-name="train_20_info_20_2" table:formula="of:=DEC2HEX([.B168])" office:value-type="string" office:string-value="1D329" calcext:value-type="string">
            <text:p>1D329</text:p>
          </table:table-cell>
          <table:table-cell table:style-name="train_20_info_20_2" table:formula="of:=[.B167]+1" office:value-type="float" office:value="119593" calcext:value-type="float">
            <text:p>119593</text:p>
          </table:table-cell>
          <table:table-cell table:style-name="train_20_info_20_2" table:formula="of:=[.C167]+1" office:value-type="float" office:value="36" calcext:value-type="float">
            <text:p>36</text:p>
          </table:table-cell>
          <table:table-cell table:style-name="train_20_info_20_2" table:formula="of:=UNICHAR([.B168])" office:value-type="string" office:string-value="𝌩" calcext:value-type="string">
            <text:p>𝌩</text:p>
          </table:table-cell>
          <table:table-cell table:number-columns-repeated="2"/>
          <table:table-cell table:style-name="train_20_info_20_2" office:value-type="string" calcext:value-type="string">
            <text:p>JF 9</text:p>
          </table:table-cell>
          <table:table-cell table:style-name="train_20_info_20_2" office:value-type="string" calcext:value-type="string">
            <text:p>Jin Fan 9</text:p>
          </table:table-cell>
          <table:table-cell table:number-columns-repeated="74"/>
        </table:table-row>
        <table:table-row table:style-name="ro2">
          <table:table-cell table:style-name="train_20_info_20_2" table:formula="of:=DEC2HEX([.B169])" office:value-type="string" office:string-value="1D32A" calcext:value-type="string">
            <text:p>1D32A</text:p>
          </table:table-cell>
          <table:table-cell table:style-name="train_20_info_20_2" table:formula="of:=[.B168]+1" office:value-type="float" office:value="119594" calcext:value-type="float">
            <text:p>119594</text:p>
          </table:table-cell>
          <table:table-cell table:style-name="train_20_info_20_2" table:formula="of:=[.C168]+1" office:value-type="float" office:value="37" calcext:value-type="float">
            <text:p>37</text:p>
          </table:table-cell>
          <table:table-cell table:style-name="train_20_info_20_2" table:formula="of:=UNICHAR([.B169])" office:value-type="string" office:string-value="𝌪" calcext:value-type="string">
            <text:p>𝌪</text:p>
          </table:table-cell>
          <table:table-cell table:number-columns-repeated="2"/>
          <table:table-cell table:style-name="train_20_info_20_2" office:value-type="string" calcext:value-type="string">
            <text:p>JF 10</text:p>
          </table:table-cell>
          <table:table-cell table:style-name="train_20_info_20_2" office:value-type="string" calcext:value-type="string">
            <text:p>Jin Fan 10</text:p>
          </table:table-cell>
          <table:table-cell table:number-columns-repeated="74"/>
        </table:table-row>
        <table:table-row table:style-name="ro2">
          <table:table-cell table:style-name="train_20_info_20_2" table:formula="of:=DEC2HEX([.B170])" office:value-type="string" office:string-value="1D32B" calcext:value-type="string">
            <text:p>1D32B</text:p>
          </table:table-cell>
          <table:table-cell table:style-name="train_20_info_20_2" table:formula="of:=[.B169]+1" office:value-type="float" office:value="119595" calcext:value-type="float">
            <text:p>119595</text:p>
          </table:table-cell>
          <table:table-cell table:style-name="train_20_info_20_2" table:formula="of:=[.C169]+1" office:value-type="float" office:value="38" calcext:value-type="float">
            <text:p>38</text:p>
          </table:table-cell>
          <table:table-cell table:style-name="train_20_info_20_2" table:formula="of:=UNICHAR([.B170])" office:value-type="string" office:string-value="𝌫" calcext:value-type="string">
            <text:p>𝌫</text:p>
          </table:table-cell>
          <table:table-cell table:number-columns-repeated="2"/>
          <table:table-cell table:style-name="train_20_info_20_2" office:value-type="string" calcext:value-type="string">
            <text:p>JF 11</text:p>
          </table:table-cell>
          <table:table-cell table:style-name="train_20_info_20_2" office:value-type="string" calcext:value-type="string">
            <text:p>Jin Fan 11</text:p>
          </table:table-cell>
          <table:table-cell table:number-columns-repeated="74"/>
        </table:table-row>
        <table:table-row table:style-name="ro2">
          <table:table-cell table:style-name="train_20_info_20_2" table:formula="of:=DEC2HEX([.B171])" office:value-type="string" office:string-value="1D32C" calcext:value-type="string">
            <text:p>1D32C</text:p>
          </table:table-cell>
          <table:table-cell table:style-name="train_20_info_20_2" table:formula="of:=[.B170]+1" office:value-type="float" office:value="119596" calcext:value-type="float">
            <text:p>119596</text:p>
          </table:table-cell>
          <table:table-cell table:style-name="train_20_info_20_2" table:formula="of:=[.C170]+1" office:value-type="float" office:value="39" calcext:value-type="float">
            <text:p>39</text:p>
          </table:table-cell>
          <table:table-cell table:style-name="train_20_info_20_2" table:formula="of:=UNICHAR([.B171])" office:value-type="string" office:string-value="𝌬" calcext:value-type="string">
            <text:p>𝌬</text:p>
          </table:table-cell>
          <table:table-cell table:number-columns-repeated="2"/>
          <table:table-cell table:style-name="train_20_info_20_2" office:value-type="string" calcext:value-type="string">
            <text:p>JF 12</text:p>
          </table:table-cell>
          <table:table-cell table:style-name="train_20_info_20_2" office:value-type="string" calcext:value-type="string">
            <text:p>Jin Fan 12</text:p>
          </table:table-cell>
          <table:table-cell table:number-columns-repeated="74"/>
        </table:table-row>
        <table:table-row table:style-name="ro2">
          <table:table-cell table:style-name="train_20_info_20_2" table:formula="of:=DEC2HEX([.B172])" office:value-type="string" office:string-value="1D32D" calcext:value-type="string">
            <text:p>1D32D</text:p>
          </table:table-cell>
          <table:table-cell table:style-name="train_20_info_20_2" table:formula="of:=[.B171]+1" office:value-type="float" office:value="119597" calcext:value-type="float">
            <text:p>119597</text:p>
          </table:table-cell>
          <table:table-cell table:style-name="train_20_info_20_2" table:formula="of:=[.C171]+1" office:value-type="float" office:value="40" calcext:value-type="float">
            <text:p>40</text:p>
          </table:table-cell>
          <table:table-cell table:style-name="train_20_info_20_2" table:formula="of:=UNICHAR([.B172])" office:value-type="string" office:string-value="𝌭" calcext:value-type="string">
            <text:p>𝌭</text:p>
          </table:table-cell>
          <table:table-cell table:number-columns-repeated="2"/>
          <table:table-cell table:style-name="train_20_info_20_2" office:value-type="string" calcext:value-type="string">
            <text:p>JF 13</text:p>
          </table:table-cell>
          <table:table-cell table:style-name="train_20_info_20_2" office:value-type="string" calcext:value-type="string">
            <text:p>Jin Fan 13</text:p>
          </table:table-cell>
          <table:table-cell table:number-columns-repeated="74"/>
        </table:table-row>
        <table:table-row table:style-name="ro2">
          <table:table-cell table:style-name="train_20_info_20_2" table:formula="of:=DEC2HEX([.B173])" office:value-type="string" office:string-value="1D32E" calcext:value-type="string">
            <text:p>1D32E</text:p>
          </table:table-cell>
          <table:table-cell table:style-name="train_20_info_20_2" table:formula="of:=[.B172]+1" office:value-type="float" office:value="119598" calcext:value-type="float">
            <text:p>119598</text:p>
          </table:table-cell>
          <table:table-cell table:style-name="train_20_info_20_2" table:formula="of:=[.C172]+1" office:value-type="float" office:value="41" calcext:value-type="float">
            <text:p>41</text:p>
          </table:table-cell>
          <table:table-cell table:style-name="train_20_info_20_2" table:formula="of:=UNICHAR([.B173])" office:value-type="string" office:string-value="𝌮" calcext:value-type="string">
            <text:p>𝌮</text:p>
          </table:table-cell>
          <table:table-cell table:number-columns-repeated="2"/>
          <table:table-cell table:style-name="train_20_info_20_2" office:value-type="string" calcext:value-type="string">
            <text:p>JF 14</text:p>
          </table:table-cell>
          <table:table-cell table:style-name="train_20_info_20_2" office:value-type="string" calcext:value-type="string">
            <text:p>Jin Fan 14</text:p>
          </table:table-cell>
          <table:table-cell table:number-columns-repeated="74"/>
        </table:table-row>
        <table:table-row table:style-name="ro2">
          <table:table-cell table:style-name="train_20_info_20_2" table:formula="of:=DEC2HEX([.B174])" office:value-type="string" office:string-value="1D32F" calcext:value-type="string">
            <text:p>1D32F</text:p>
          </table:table-cell>
          <table:table-cell table:style-name="train_20_info_20_2" table:formula="of:=[.B173]+1" office:value-type="float" office:value="119599" calcext:value-type="float">
            <text:p>119599</text:p>
          </table:table-cell>
          <table:table-cell table:style-name="train_20_info_20_2" table:formula="of:=[.C173]+1" office:value-type="float" office:value="42" calcext:value-type="float">
            <text:p>42</text:p>
          </table:table-cell>
          <table:table-cell table:style-name="train_20_info_20_2" table:formula="of:=UNICHAR([.B174])" office:value-type="string" office:string-value="𝌯" calcext:value-type="string">
            <text:p>𝌯</text:p>
          </table:table-cell>
          <table:table-cell table:number-columns-repeated="2"/>
          <table:table-cell table:style-name="train_20_info_20_2" office:value-type="string" calcext:value-type="string">
            <text:p>JF 15</text:p>
          </table:table-cell>
          <table:table-cell table:style-name="train_20_info_20_2" office:value-type="string" calcext:value-type="string">
            <text:p>Jin Fan 15</text:p>
          </table:table-cell>
          <table:table-cell table:number-columns-repeated="74"/>
        </table:table-row>
        <table:table-row table:style-name="ro2">
          <table:table-cell table:style-name="train_20_info_20_2" table:formula="of:=DEC2HEX([.B175])" office:value-type="string" office:string-value="1D330" calcext:value-type="string">
            <text:p>1D330</text:p>
          </table:table-cell>
          <table:table-cell table:style-name="train_20_info_20_2" table:formula="of:=[.B174]+1" office:value-type="float" office:value="119600" calcext:value-type="float">
            <text:p>119600</text:p>
          </table:table-cell>
          <table:table-cell table:style-name="train_20_info_20_2" table:formula="of:=[.C174]+1" office:value-type="float" office:value="43" calcext:value-type="float">
            <text:p>43</text:p>
          </table:table-cell>
          <table:table-cell table:style-name="train_20_info_20_2" table:formula="of:=UNICHAR([.B175])" office:value-type="string" office:string-value="𝌰" calcext:value-type="string">
            <text:p>𝌰</text:p>
          </table:table-cell>
          <table:table-cell table:number-columns-repeated="2"/>
          <table:table-cell table:style-name="train_20_info_20_2" office:value-type="string" calcext:value-type="string">
            <text:p>JF 16</text:p>
          </table:table-cell>
          <table:table-cell table:style-name="train_20_info_20_2" office:value-type="string" calcext:value-type="string">
            <text:p>Jin Fan 16</text:p>
          </table:table-cell>
          <table:table-cell table:number-columns-repeated="74"/>
        </table:table-row>
        <table:table-row table:style-name="ro2">
          <table:table-cell table:style-name="train_20_info_20_2" table:formula="of:=DEC2HEX([.B176])" office:value-type="string" office:string-value="1D331" calcext:value-type="string">
            <text:p>1D331</text:p>
          </table:table-cell>
          <table:table-cell table:style-name="train_20_info_20_2" table:formula="of:=[.B175]+1" office:value-type="float" office:value="119601" calcext:value-type="float">
            <text:p>119601</text:p>
          </table:table-cell>
          <table:table-cell table:style-name="train_20_info_20_2" table:formula="of:=[.C175]+1" office:value-type="float" office:value="44" calcext:value-type="float">
            <text:p>44</text:p>
          </table:table-cell>
          <table:table-cell table:style-name="train_20_info_20_2" table:formula="of:=UNICHAR([.B176])" office:value-type="string" office:string-value="𝌱" calcext:value-type="string">
            <text:p>𝌱</text:p>
          </table:table-cell>
          <table:table-cell table:number-columns-repeated="2"/>
          <table:table-cell table:style-name="train_20_info_20_2" office:value-type="string" calcext:value-type="string">
            <text:p>JF 17</text:p>
          </table:table-cell>
          <table:table-cell table:style-name="train_20_info_20_2" office:value-type="string" calcext:value-type="string">
            <text:p>Jin fan 17</text:p>
          </table:table-cell>
          <table:table-cell table:number-columns-repeated="74"/>
        </table:table-row>
        <table:table-row table:style-name="ro2">
          <table:table-cell table:style-name="train_20_info_20_2" table:formula="of:=DEC2HEX([.B177])" office:value-type="string" office:string-value="1D332" calcext:value-type="string">
            <text:p>1D332</text:p>
          </table:table-cell>
          <table:table-cell table:style-name="train_20_info_20_2" table:formula="of:=[.B176]+1" office:value-type="float" office:value="119602" calcext:value-type="float">
            <text:p>119602</text:p>
          </table:table-cell>
          <table:table-cell table:style-name="train_20_info_20_2" table:formula="of:=[.C176]+1" office:value-type="float" office:value="45" calcext:value-type="float">
            <text:p>45</text:p>
          </table:table-cell>
          <table:table-cell table:style-name="train_20_info_20_2" table:formula="of:=UNICHAR([.B177])" office:value-type="string" office:string-value="𝌲" calcext:value-type="string">
            <text:p>𝌲</text:p>
          </table:table-cell>
          <table:table-cell table:number-columns-repeated="2"/>
          <table:table-cell table:style-name="train_20_info_20_2" table:number-columns-repeated="2"/>
          <table:table-cell table:number-columns-repeated="74"/>
        </table:table-row>
        <table:table-row table:style-name="ro2">
          <table:table-cell table:style-name="train_20_info_20_2" table:formula="of:=DEC2HEX([.B178])" office:value-type="string" office:string-value="1D333" calcext:value-type="string">
            <text:p>1D333</text:p>
          </table:table-cell>
          <table:table-cell table:style-name="train_20_info_20_2" table:formula="of:=[.B177]+1" office:value-type="float" office:value="119603" calcext:value-type="float">
            <text:p>119603</text:p>
          </table:table-cell>
          <table:table-cell table:style-name="train_20_info_20_2" table:formula="of:=[.C177]+1" office:value-type="float" office:value="46" calcext:value-type="float">
            <text:p>46</text:p>
          </table:table-cell>
          <table:table-cell table:style-name="train_20_info_20_2" table:formula="of:=UNICHAR([.B178])" office:value-type="string" office:string-value="𝌳" calcext:value-type="string">
            <text:p>𝌳</text:p>
          </table:table-cell>
          <table:table-cell table:number-columns-repeated="2"/>
          <table:table-cell table:style-name="train_20_info_20_2" office:value-type="string" calcext:value-type="string">
            <text:p>GC6</text:p>
          </table:table-cell>
          <table:table-cell table:style-name="train_20_info_20_2"/>
          <table:table-cell table:number-columns-repeated="74"/>
        </table:table-row>
        <table:table-row table:style-name="ro2">
          <table:table-cell table:style-name="train_20_info_20_2" table:formula="of:=DEC2HEX([.B179])" office:value-type="string" office:string-value="1D334" calcext:value-type="string">
            <text:p>1D334</text:p>
          </table:table-cell>
          <table:table-cell table:style-name="train_20_info_20_2" table:formula="of:=[.B178]+1" office:value-type="float" office:value="119604" calcext:value-type="float">
            <text:p>119604</text:p>
          </table:table-cell>
          <table:table-cell table:style-name="train_20_info_20_2" table:formula="of:=[.C178]+1" office:value-type="float" office:value="47" calcext:value-type="float">
            <text:p>47</text:p>
          </table:table-cell>
          <table:table-cell table:style-name="train_20_info_20_2" table:formula="of:=UNICHAR([.B179])" office:value-type="string" office:string-value="𝌴" calcext:value-type="string">
            <text:p>𝌴</text:p>
          </table:table-cell>
          <table:table-cell table:number-columns-repeated="2"/>
          <table:table-cell table:style-name="train_20_info_20_2" office:value-type="string" calcext:value-type="string">
            <text:p>GC5</text:p>
          </table:table-cell>
          <table:table-cell table:style-name="train_20_info_20_2"/>
          <table:table-cell table:number-columns-repeated="74"/>
        </table:table-row>
        <table:table-row table:style-name="ro2">
          <table:table-cell table:style-name="train_20_info_20_2" table:formula="of:=DEC2HEX([.B180])" office:value-type="string" office:string-value="1D335" calcext:value-type="string">
            <text:p>1D335</text:p>
          </table:table-cell>
          <table:table-cell table:style-name="train_20_info_20_2" table:formula="of:=[.B179]+1" office:value-type="float" office:value="119605" calcext:value-type="float">
            <text:p>119605</text:p>
          </table:table-cell>
          <table:table-cell table:style-name="train_20_info_20_2" table:formula="of:=[.C179]+1" office:value-type="float" office:value="48" calcext:value-type="float">
            <text:p>48</text:p>
          </table:table-cell>
          <table:table-cell table:style-name="train_20_info_20_2" table:formula="of:=UNICHAR([.B180])" office:value-type="string" office:string-value="𝌵" calcext:value-type="string">
            <text:p>𝌵</text:p>
          </table:table-cell>
          <table:table-cell table:number-columns-repeated="2"/>
          <table:table-cell table:style-name="train_20_info_20_2" office:value-type="string" calcext:value-type="string">
            <text:p>GC4</text:p>
          </table:table-cell>
          <table:table-cell table:style-name="train_20_info_20_2"/>
          <table:table-cell table:number-columns-repeated="74"/>
        </table:table-row>
        <table:table-row table:style-name="ro2">
          <table:table-cell table:style-name="train_20_info_20_2" table:formula="of:=DEC2HEX([.B181])" office:value-type="string" office:string-value="1D336" calcext:value-type="string">
            <text:p>1D336</text:p>
          </table:table-cell>
          <table:table-cell table:style-name="train_20_info_20_2" table:formula="of:=[.B180]+1" office:value-type="float" office:value="119606" calcext:value-type="float">
            <text:p>119606</text:p>
          </table:table-cell>
          <table:table-cell table:style-name="train_20_info_20_2" table:formula="of:=[.C180]+1" office:value-type="float" office:value="49" calcext:value-type="float">
            <text:p>49</text:p>
          </table:table-cell>
          <table:table-cell table:style-name="train_20_info_20_2" table:formula="of:=UNICHAR([.B181])" office:value-type="string" office:string-value="𝌶" calcext:value-type="string">
            <text:p>𝌶</text:p>
          </table:table-cell>
          <table:table-cell table:number-columns-repeated="2"/>
          <table:table-cell table:style-name="train_20_info_20_2" office:value-type="string" calcext:value-type="string">
            <text:p>GC3</text:p>
          </table:table-cell>
          <table:table-cell table:style-name="train_20_info_20_2"/>
          <table:table-cell table:number-columns-repeated="74"/>
        </table:table-row>
        <table:table-row table:style-name="ro2">
          <table:table-cell table:style-name="train_20_info_20_2" table:formula="of:=DEC2HEX([.B182])" office:value-type="string" office:string-value="1D337" calcext:value-type="string">
            <text:p>1D337</text:p>
          </table:table-cell>
          <table:table-cell table:style-name="train_20_info_20_2" table:formula="of:=[.B181]+1" office:value-type="float" office:value="119607" calcext:value-type="float">
            <text:p>119607</text:p>
          </table:table-cell>
          <table:table-cell table:style-name="train_20_info_20_2" table:formula="of:=[.C181]+1" office:value-type="float" office:value="50" calcext:value-type="float">
            <text:p>50</text:p>
          </table:table-cell>
          <table:table-cell table:style-name="train_20_info_20_2" table:formula="of:=UNICHAR([.B182])" office:value-type="string" office:string-value="𝌷" calcext:value-type="string">
            <text:p>𝌷</text:p>
          </table:table-cell>
          <table:table-cell table:number-columns-repeated="2"/>
          <table:table-cell table:style-name="train_20_info_20_2" office:value-type="string" calcext:value-type="string">
            <text:p>C6G</text:p>
          </table:table-cell>
          <table:table-cell table:style-name="train_20_info_20_2"/>
          <table:table-cell table:number-columns-repeated="74"/>
        </table:table-row>
        <table:table-row table:style-name="ro2">
          <table:table-cell table:style-name="train_20_info_20_2" table:formula="of:=DEC2HEX([.B183])" office:value-type="string" office:string-value="1D338" calcext:value-type="string">
            <text:p>1D338</text:p>
          </table:table-cell>
          <table:table-cell table:style-name="train_20_info_20_2" table:formula="of:=[.B182]+1" office:value-type="float" office:value="119608" calcext:value-type="float">
            <text:p>119608</text:p>
          </table:table-cell>
          <table:table-cell table:style-name="train_20_info_20_2" table:formula="of:=[.C182]+1" office:value-type="float" office:value="51" calcext:value-type="float">
            <text:p>51</text:p>
          </table:table-cell>
          <table:table-cell table:style-name="train_20_info_20_2" table:formula="of:=UNICHAR([.B183])" office:value-type="string" office:string-value="𝌸" calcext:value-type="string">
            <text:p>𝌸</text:p>
          </table:table-cell>
          <table:table-cell table:number-columns-repeated="2"/>
          <table:table-cell table:style-name="train_20_info_20_2" office:value-type="string" calcext:value-type="string">
            <text:p>C5G</text:p>
          </table:table-cell>
          <table:table-cell table:style-name="train_20_info_20_2"/>
          <table:table-cell table:number-columns-repeated="74"/>
        </table:table-row>
        <table:table-row table:style-name="ro2">
          <table:table-cell table:style-name="train_20_info_20_2" table:formula="of:=DEC2HEX([.B184])" office:value-type="string" office:string-value="1D339" calcext:value-type="string">
            <text:p>1D339</text:p>
          </table:table-cell>
          <table:table-cell table:style-name="train_20_info_20_2" table:formula="of:=[.B183]+1" office:value-type="float" office:value="119609" calcext:value-type="float">
            <text:p>119609</text:p>
          </table:table-cell>
          <table:table-cell table:style-name="train_20_info_20_2" table:formula="of:=[.C183]+1" office:value-type="float" office:value="52" calcext:value-type="float">
            <text:p>52</text:p>
          </table:table-cell>
          <table:table-cell table:style-name="train_20_info_20_2" table:formula="of:=UNICHAR([.B184])" office:value-type="string" office:string-value="𝌹" calcext:value-type="string">
            <text:p>𝌹</text:p>
          </table:table-cell>
          <table:table-cell table:number-columns-repeated="2"/>
          <table:table-cell table:style-name="train_20_info_20_2" office:value-type="string" calcext:value-type="string">
            <text:p>C4G</text:p>
          </table:table-cell>
          <table:table-cell table:style-name="train_20_info_20_2"/>
          <table:table-cell table:number-columns-repeated="74"/>
        </table:table-row>
        <table:table-row table:style-name="ro2">
          <table:table-cell table:style-name="train_20_info_20_2" table:formula="of:=DEC2HEX([.B185])" office:value-type="string" office:string-value="1D33A" calcext:value-type="string">
            <text:p>1D33A</text:p>
          </table:table-cell>
          <table:table-cell table:style-name="train_20_info_20_2" table:formula="of:=[.B184]+1" office:value-type="float" office:value="119610" calcext:value-type="float">
            <text:p>119610</text:p>
          </table:table-cell>
          <table:table-cell table:style-name="train_20_info_20_2" table:formula="of:=[.C184]+1" office:value-type="float" office:value="53" calcext:value-type="float">
            <text:p>53</text:p>
          </table:table-cell>
          <table:table-cell table:style-name="train_20_info_20_2" table:formula="of:=UNICHAR([.B185])" office:value-type="string" office:string-value="𝌺" calcext:value-type="string">
            <text:p>𝌺</text:p>
          </table:table-cell>
          <table:table-cell table:number-columns-repeated="2"/>
          <table:table-cell table:style-name="train_20_info_20_2" office:value-type="string" calcext:value-type="string">
            <text:p>C3G</text:p>
          </table:table-cell>
          <table:table-cell table:style-name="train_20_info_20_2"/>
          <table:table-cell table:number-columns-repeated="74"/>
        </table:table-row>
        <table:table-row table:style-name="ro2">
          <table:table-cell table:style-name="train_20_info_20_2" table:formula="of:=DEC2HEX([.B186])" office:value-type="string" office:string-value="1D33B" calcext:value-type="string">
            <text:p>1D33B</text:p>
          </table:table-cell>
          <table:table-cell table:style-name="train_20_info_20_2" table:formula="of:=[.B185]+1" office:value-type="float" office:value="119611" calcext:value-type="float">
            <text:p>119611</text:p>
          </table:table-cell>
          <table:table-cell table:style-name="train_20_info_20_2" table:formula="of:=[.C185]+1" office:value-type="float" office:value="54" calcext:value-type="float">
            <text:p>54</text:p>
          </table:table-cell>
          <table:table-cell table:style-name="train_20_info_20_2" table:formula="of:=UNICHAR([.B186])" office:value-type="string" office:string-value="𝌻" calcext:value-type="string">
            <text:p>𝌻</text:p>
          </table:table-cell>
          <table:table-cell table:number-columns-repeated="78"/>
        </table:table-row>
        <table:table-row table:style-name="ro2">
          <table:table-cell table:style-name="train_20_info_20_2" table:formula="of:=DEC2HEX([.B187])" office:value-type="string" office:string-value="1D33C" calcext:value-type="string">
            <text:p>1D33C</text:p>
          </table:table-cell>
          <table:table-cell table:style-name="train_20_info_20_2" table:formula="of:=[.B186]+1" office:value-type="float" office:value="119612" calcext:value-type="float">
            <text:p>119612</text:p>
          </table:table-cell>
          <table:table-cell table:style-name="train_20_info_20_2" table:formula="of:=[.C186]+1" office:value-type="float" office:value="55" calcext:value-type="float">
            <text:p>55</text:p>
          </table:table-cell>
          <table:table-cell table:style-name="train_20_info_20_2" table:formula="of:=UNICHAR([.B187])" office:value-type="string" office:string-value="𝌼" calcext:value-type="string">
            <text:p>𝌼</text:p>
          </table:table-cell>
          <table:table-cell table:number-columns-repeated="78"/>
        </table:table-row>
        <table:table-row table:style-name="ro2">
          <table:table-cell table:style-name="train_20_info_20_2" table:formula="of:=DEC2HEX([.B188])" office:value-type="string" office:string-value="1D33D" calcext:value-type="string">
            <text:p>1D33D</text:p>
          </table:table-cell>
          <table:table-cell table:style-name="train_20_info_20_2" table:formula="of:=[.B187]+1" office:value-type="float" office:value="119613" calcext:value-type="float">
            <text:p>119613</text:p>
          </table:table-cell>
          <table:table-cell table:style-name="train_20_info_20_2" table:formula="of:=[.C187]+1" office:value-type="float" office:value="56" calcext:value-type="float">
            <text:p>56</text:p>
          </table:table-cell>
          <table:table-cell table:style-name="train_20_info_20_2" table:formula="of:=UNICHAR([.B188])" office:value-type="string" office:string-value="𝌽" calcext:value-type="string">
            <text:p>𝌽</text:p>
          </table:table-cell>
          <table:table-cell table:number-columns-repeated="78"/>
        </table:table-row>
        <table:table-row table:style-name="ro2">
          <table:table-cell table:style-name="train_20_info_20_2" table:formula="of:=DEC2HEX([.B189])" office:value-type="string" office:string-value="1D33E" calcext:value-type="string">
            <text:p>1D33E</text:p>
          </table:table-cell>
          <table:table-cell table:style-name="train_20_info_20_2" table:formula="of:=[.B188]+1" office:value-type="float" office:value="119614" calcext:value-type="float">
            <text:p>119614</text:p>
          </table:table-cell>
          <table:table-cell table:style-name="train_20_info_20_2" table:formula="of:=[.C188]+1" office:value-type="float" office:value="57" calcext:value-type="float">
            <text:p>57</text:p>
          </table:table-cell>
          <table:table-cell table:style-name="train_20_info_20_2" table:formula="of:=UNICHAR([.B189])" office:value-type="string" office:string-value="𝌾" calcext:value-type="string">
            <text:p>𝌾</text:p>
          </table:table-cell>
          <table:table-cell table:number-columns-repeated="78"/>
        </table:table-row>
        <table:table-row table:style-name="ro2">
          <table:table-cell table:style-name="train_20_info_20_2" table:formula="of:=DEC2HEX([.B190])" office:value-type="string" office:string-value="1D33F" calcext:value-type="string">
            <text:p>1D33F</text:p>
          </table:table-cell>
          <table:table-cell table:style-name="train_20_info_20_2" table:formula="of:=[.B189]+1" office:value-type="float" office:value="119615" calcext:value-type="float">
            <text:p>119615</text:p>
          </table:table-cell>
          <table:table-cell table:style-name="train_20_info_20_2" table:formula="of:=[.C189]+1" office:value-type="float" office:value="58" calcext:value-type="float">
            <text:p>58</text:p>
          </table:table-cell>
          <table:table-cell table:style-name="train_20_info_20_2" table:formula="of:=UNICHAR([.B190])" office:value-type="string" office:string-value="𝌿" calcext:value-type="string">
            <text:p>𝌿</text:p>
          </table:table-cell>
          <table:table-cell table:number-columns-repeated="78"/>
        </table:table-row>
        <table:table-row table:style-name="ro2">
          <table:table-cell table:style-name="train_20_info_20_2" table:formula="of:=DEC2HEX([.B191])" office:value-type="string" office:string-value="1D340" calcext:value-type="string">
            <text:p>1D340</text:p>
          </table:table-cell>
          <table:table-cell table:style-name="train_20_info_20_2" table:formula="of:=[.B190]+1" office:value-type="float" office:value="119616" calcext:value-type="float">
            <text:p>119616</text:p>
          </table:table-cell>
          <table:table-cell table:style-name="train_20_info_20_2" table:formula="of:=[.C190]+1" office:value-type="float" office:value="59" calcext:value-type="float">
            <text:p>59</text:p>
          </table:table-cell>
          <table:table-cell table:style-name="train_20_info_20_2" table:formula="of:=UNICHAR([.B191])" office:value-type="string" office:string-value="𝍀" calcext:value-type="string">
            <text:p>𝍀</text:p>
          </table:table-cell>
          <table:table-cell table:number-columns-repeated="78"/>
        </table:table-row>
        <table:table-row table:style-name="ro2">
          <table:table-cell table:style-name="train_20_info_20_2" table:formula="of:=DEC2HEX([.B192])" office:value-type="string" office:string-value="1D341" calcext:value-type="string">
            <text:p>1D341</text:p>
          </table:table-cell>
          <table:table-cell table:style-name="train_20_info_20_2" table:formula="of:=[.B191]+1" office:value-type="float" office:value="119617" calcext:value-type="float">
            <text:p>119617</text:p>
          </table:table-cell>
          <table:table-cell table:style-name="train_20_info_20_2" table:formula="of:=[.C191]+1" office:value-type="float" office:value="60" calcext:value-type="float">
            <text:p>60</text:p>
          </table:table-cell>
          <table:table-cell table:style-name="train_20_info_20_2" table:formula="of:=UNICHAR([.B192])" office:value-type="string" office:string-value="𝍁" calcext:value-type="string">
            <text:p>𝍁</text:p>
          </table:table-cell>
          <table:table-cell table:number-columns-repeated="78"/>
        </table:table-row>
        <table:table-row table:style-name="ro2">
          <table:table-cell table:style-name="train_20_info_20_2" table:formula="of:=DEC2HEX([.B193])" office:value-type="string" office:string-value="1D342" calcext:value-type="string">
            <text:p>1D342</text:p>
          </table:table-cell>
          <table:table-cell table:style-name="train_20_info_20_2" table:formula="of:=[.B192]+1" office:value-type="float" office:value="119618" calcext:value-type="float">
            <text:p>119618</text:p>
          </table:table-cell>
          <table:table-cell table:style-name="train_20_info_20_2" table:formula="of:=[.C192]+1" office:value-type="float" office:value="61" calcext:value-type="float">
            <text:p>61</text:p>
          </table:table-cell>
          <table:table-cell table:style-name="train_20_info_20_2" table:formula="of:=UNICHAR([.B193])" office:value-type="string" office:string-value="𝍂" calcext:value-type="string">
            <text:p>𝍂</text:p>
          </table:table-cell>
          <table:table-cell table:number-columns-repeated="78"/>
        </table:table-row>
        <table:table-row table:style-name="ro2">
          <table:table-cell table:style-name="train_20_info_20_2" table:formula="of:=DEC2HEX([.B194])" office:value-type="string" office:string-value="1D343" calcext:value-type="string">
            <text:p>1D343</text:p>
          </table:table-cell>
          <table:table-cell table:style-name="train_20_info_20_2" table:formula="of:=[.B193]+1" office:value-type="float" office:value="119619" calcext:value-type="float">
            <text:p>119619</text:p>
          </table:table-cell>
          <table:table-cell table:style-name="train_20_info_20_2" table:formula="of:=[.C193]+1" office:value-type="float" office:value="62" calcext:value-type="float">
            <text:p>62</text:p>
          </table:table-cell>
          <table:table-cell table:style-name="train_20_info_20_2" table:formula="of:=UNICHAR([.B194])" office:value-type="string" office:string-value="𝍃" calcext:value-type="string">
            <text:p>𝍃</text:p>
          </table:table-cell>
          <table:table-cell table:number-columns-repeated="78"/>
        </table:table-row>
        <table:table-row table:style-name="ro2">
          <table:table-cell table:style-name="train_20_info_20_2" table:formula="of:=DEC2HEX([.B195])" office:value-type="string" office:string-value="1D344" calcext:value-type="string">
            <text:p>1D344</text:p>
          </table:table-cell>
          <table:table-cell table:style-name="train_20_info_20_2" table:formula="of:=[.B194]+1" office:value-type="float" office:value="119620" calcext:value-type="float">
            <text:p>119620</text:p>
          </table:table-cell>
          <table:table-cell table:style-name="train_20_info_20_2" table:formula="of:=[.C194]+1" office:value-type="float" office:value="63" calcext:value-type="float">
            <text:p>63</text:p>
          </table:table-cell>
          <table:table-cell table:style-name="train_20_info_20_2" table:formula="of:=UNICHAR([.B195])" office:value-type="string" office:string-value="𝍄" calcext:value-type="string">
            <text:p>𝍄</text:p>
          </table:table-cell>
          <table:table-cell table:number-columns-repeated="78"/>
        </table:table-row>
        <table:table-row table:style-name="ro2">
          <table:table-cell table:style-name="train_20_info_20_2" table:formula="of:=DEC2HEX([.B196])" office:value-type="string" office:string-value="1D345" calcext:value-type="string">
            <text:p>1D345</text:p>
          </table:table-cell>
          <table:table-cell table:style-name="train_20_info_20_2" table:formula="of:=[.B195]+1" office:value-type="float" office:value="119621" calcext:value-type="float">
            <text:p>119621</text:p>
          </table:table-cell>
          <table:table-cell table:style-name="train_20_info_20_2" table:formula="of:=[.C195]+1" office:value-type="float" office:value="64" calcext:value-type="float">
            <text:p>64</text:p>
          </table:table-cell>
          <table:table-cell table:style-name="train_20_info_20_2" table:formula="of:=UNICHAR([.B196])" office:value-type="string" office:string-value="𝍅" calcext:value-type="string">
            <text:p>𝍅</text:p>
          </table:table-cell>
          <table:table-cell table:number-columns-repeated="78"/>
        </table:table-row>
        <table:table-row table:style-name="ro2">
          <table:table-cell table:style-name="train_20_info_20_2" table:formula="of:=DEC2HEX([.B197])" office:value-type="string" office:string-value="1D346" calcext:value-type="string">
            <text:p>1D346</text:p>
          </table:table-cell>
          <table:table-cell table:style-name="train_20_info_20_2" table:formula="of:=[.B196]+1" office:value-type="float" office:value="119622" calcext:value-type="float">
            <text:p>119622</text:p>
          </table:table-cell>
          <table:table-cell table:style-name="train_20_info_20_2" table:formula="of:=[.C196]+1" office:value-type="float" office:value="65" calcext:value-type="float">
            <text:p>65</text:p>
          </table:table-cell>
          <table:table-cell table:style-name="train_20_info_20_2" table:formula="of:=UNICHAR([.B197])" office:value-type="string" office:string-value="𝍆" calcext:value-type="string">
            <text:p>𝍆</text:p>
          </table:table-cell>
          <table:table-cell table:number-columns-repeated="78"/>
        </table:table-row>
        <table:table-row table:style-name="ro2">
          <table:table-cell table:style-name="train_20_info_20_2" table:formula="of:=DEC2HEX([.B198])" office:value-type="string" office:string-value="1D347" calcext:value-type="string">
            <text:p>1D347</text:p>
          </table:table-cell>
          <table:table-cell table:style-name="train_20_info_20_2" table:formula="of:=[.B197]+1" office:value-type="float" office:value="119623" calcext:value-type="float">
            <text:p>119623</text:p>
          </table:table-cell>
          <table:table-cell table:style-name="train_20_info_20_2" table:formula="of:=[.C197]+1" office:value-type="float" office:value="66" calcext:value-type="float">
            <text:p>66</text:p>
          </table:table-cell>
          <table:table-cell table:style-name="train_20_info_20_2" table:formula="of:=UNICHAR([.B198])" office:value-type="string" office:string-value="𝍇" calcext:value-type="string">
            <text:p>𝍇</text:p>
          </table:table-cell>
          <table:table-cell table:number-columns-repeated="78"/>
        </table:table-row>
        <table:table-row table:style-name="ro2">
          <table:table-cell table:style-name="train_20_info_20_2" table:formula="of:=DEC2HEX([.B199])" office:value-type="string" office:string-value="1D348" calcext:value-type="string">
            <text:p>1D348</text:p>
          </table:table-cell>
          <table:table-cell table:style-name="train_20_info_20_2" table:formula="of:=[.B198]+1" office:value-type="float" office:value="119624" calcext:value-type="float">
            <text:p>119624</text:p>
          </table:table-cell>
          <table:table-cell table:style-name="train_20_info_20_2" table:formula="of:=[.C198]+1" office:value-type="float" office:value="67" calcext:value-type="float">
            <text:p>67</text:p>
          </table:table-cell>
          <table:table-cell table:style-name="train_20_info_20_2" table:formula="of:=UNICHAR([.B199])" office:value-type="string" office:string-value="𝍈" calcext:value-type="string">
            <text:p>𝍈</text:p>
          </table:table-cell>
          <table:table-cell table:number-columns-repeated="78"/>
        </table:table-row>
        <table:table-row table:style-name="ro2">
          <table:table-cell table:style-name="train_20_info_20_2" table:formula="of:=DEC2HEX([.B200])" office:value-type="string" office:string-value="1D349" calcext:value-type="string">
            <text:p>1D349</text:p>
          </table:table-cell>
          <table:table-cell table:style-name="train_20_info_20_2" table:formula="of:=[.B199]+1" office:value-type="float" office:value="119625" calcext:value-type="float">
            <text:p>119625</text:p>
          </table:table-cell>
          <table:table-cell table:style-name="train_20_info_20_2" table:formula="of:=[.C199]+1" office:value-type="float" office:value="68" calcext:value-type="float">
            <text:p>68</text:p>
          </table:table-cell>
          <table:table-cell table:style-name="train_20_info_20_2" table:formula="of:=UNICHAR([.B200])" office:value-type="string" office:string-value="𝍉" calcext:value-type="string">
            <text:p>𝍉</text:p>
          </table:table-cell>
          <table:table-cell table:number-columns-repeated="78"/>
        </table:table-row>
        <table:table-row table:style-name="ro2">
          <table:table-cell table:style-name="train_20_info_20_2" table:formula="of:=DEC2HEX([.B201])" office:value-type="string" office:string-value="1D34A" calcext:value-type="string">
            <text:p>1D34A</text:p>
          </table:table-cell>
          <table:table-cell table:style-name="train_20_info_20_2" table:formula="of:=[.B200]+1" office:value-type="float" office:value="119626" calcext:value-type="float">
            <text:p>119626</text:p>
          </table:table-cell>
          <table:table-cell table:style-name="train_20_info_20_2" table:formula="of:=[.C200]+1" office:value-type="float" office:value="69" calcext:value-type="float">
            <text:p>69</text:p>
          </table:table-cell>
          <table:table-cell table:style-name="train_20_info_20_2" table:formula="of:=UNICHAR([.B201])" office:value-type="string" office:string-value="𝍊" calcext:value-type="string">
            <text:p>𝍊</text:p>
          </table:table-cell>
          <table:table-cell table:number-columns-repeated="78"/>
        </table:table-row>
        <table:table-row table:style-name="ro2">
          <table:table-cell table:style-name="train_20_info_20_2" table:formula="of:=DEC2HEX([.B202])" office:value-type="string" office:string-value="1D34B" calcext:value-type="string">
            <text:p>1D34B</text:p>
          </table:table-cell>
          <table:table-cell table:style-name="train_20_info_20_2" table:formula="of:=[.B201]+1" office:value-type="float" office:value="119627" calcext:value-type="float">
            <text:p>119627</text:p>
          </table:table-cell>
          <table:table-cell table:style-name="train_20_info_20_2" table:formula="of:=[.C201]+1" office:value-type="float" office:value="70" calcext:value-type="float">
            <text:p>70</text:p>
          </table:table-cell>
          <table:table-cell table:style-name="train_20_info_20_2" table:formula="of:=UNICHAR([.B202])" office:value-type="string" office:string-value="𝍋" calcext:value-type="string">
            <text:p>𝍋</text:p>
          </table:table-cell>
          <table:table-cell table:number-columns-repeated="78"/>
        </table:table-row>
        <table:table-row table:style-name="ro2">
          <table:table-cell table:style-name="train_20_info_20_2" table:formula="of:=DEC2HEX([.B203])" office:value-type="string" office:string-value="1D34C" calcext:value-type="string">
            <text:p>1D34C</text:p>
          </table:table-cell>
          <table:table-cell table:style-name="train_20_info_20_2" table:formula="of:=[.B202]+1" office:value-type="float" office:value="119628" calcext:value-type="float">
            <text:p>119628</text:p>
          </table:table-cell>
          <table:table-cell table:style-name="train_20_info_20_2" table:formula="of:=[.C202]+1" office:value-type="float" office:value="71" calcext:value-type="float">
            <text:p>71</text:p>
          </table:table-cell>
          <table:table-cell table:style-name="train_20_info_20_2" table:formula="of:=UNICHAR([.B203])" office:value-type="string" office:string-value="𝍌" calcext:value-type="string">
            <text:p>𝍌</text:p>
          </table:table-cell>
          <table:table-cell table:number-columns-repeated="78"/>
        </table:table-row>
        <table:table-row table:style-name="ro2">
          <table:table-cell table:style-name="train_20_info_20_2" table:formula="of:=DEC2HEX([.B204])" office:value-type="string" office:string-value="1D34D" calcext:value-type="string">
            <text:p>1D34D</text:p>
          </table:table-cell>
          <table:table-cell table:style-name="train_20_info_20_2" table:formula="of:=[.B203]+1" office:value-type="float" office:value="119629" calcext:value-type="float">
            <text:p>119629</text:p>
          </table:table-cell>
          <table:table-cell table:style-name="train_20_info_20_2" table:formula="of:=[.C203]+1" office:value-type="float" office:value="72" calcext:value-type="float">
            <text:p>72</text:p>
          </table:table-cell>
          <table:table-cell table:style-name="train_20_info_20_2" table:formula="of:=UNICHAR([.B204])" office:value-type="string" office:string-value="𝍍" calcext:value-type="string">
            <text:p>𝍍</text:p>
          </table:table-cell>
          <table:table-cell table:number-columns-repeated="78"/>
        </table:table-row>
        <table:table-row table:style-name="ro2">
          <table:table-cell table:style-name="train_20_info_20_2" table:formula="of:=DEC2HEX([.B205])" office:value-type="string" office:string-value="1D34E" calcext:value-type="string">
            <text:p>1D34E</text:p>
          </table:table-cell>
          <table:table-cell table:style-name="train_20_info_20_2" table:formula="of:=[.B204]+1" office:value-type="float" office:value="119630" calcext:value-type="float">
            <text:p>119630</text:p>
          </table:table-cell>
          <table:table-cell table:style-name="train_20_info_20_2" table:formula="of:=[.C204]+1" office:value-type="float" office:value="73" calcext:value-type="float">
            <text:p>73</text:p>
          </table:table-cell>
          <table:table-cell table:style-name="train_20_info_20_2" table:formula="of:=UNICHAR([.B205])" office:value-type="string" office:string-value="𝍎" calcext:value-type="string">
            <text:p>𝍎</text:p>
          </table:table-cell>
          <table:table-cell table:number-columns-repeated="78"/>
        </table:table-row>
        <table:table-row table:style-name="ro2">
          <table:table-cell table:style-name="train_20_info_20_2" table:formula="of:=DEC2HEX([.B206])" office:value-type="string" office:string-value="1D34F" calcext:value-type="string">
            <text:p>1D34F</text:p>
          </table:table-cell>
          <table:table-cell table:style-name="train_20_info_20_2" table:formula="of:=[.B205]+1" office:value-type="float" office:value="119631" calcext:value-type="float">
            <text:p>119631</text:p>
          </table:table-cell>
          <table:table-cell table:style-name="train_20_info_20_2" table:formula="of:=[.C205]+1" office:value-type="float" office:value="74" calcext:value-type="float">
            <text:p>74</text:p>
          </table:table-cell>
          <table:table-cell table:style-name="train_20_info_20_2" table:formula="of:=UNICHAR([.B206])" office:value-type="string" office:string-value="𝍏" calcext:value-type="string">
            <text:p>𝍏</text:p>
          </table:table-cell>
          <table:table-cell table:number-columns-repeated="78"/>
        </table:table-row>
        <table:table-row table:style-name="ro2">
          <table:table-cell table:style-name="train_20_info_20_2" table:formula="of:=DEC2HEX([.B207])" office:value-type="string" office:string-value="1D350" calcext:value-type="string">
            <text:p>1D350</text:p>
          </table:table-cell>
          <table:table-cell table:style-name="train_20_info_20_2" table:formula="of:=[.B206]+1" office:value-type="float" office:value="119632" calcext:value-type="float">
            <text:p>119632</text:p>
          </table:table-cell>
          <table:table-cell table:style-name="train_20_info_20_2" table:formula="of:=[.C206]+1" office:value-type="float" office:value="75" calcext:value-type="float">
            <text:p>75</text:p>
          </table:table-cell>
          <table:table-cell table:style-name="train_20_info_20_2" table:formula="of:=UNICHAR([.B207])" office:value-type="string" office:string-value="𝍐" calcext:value-type="string">
            <text:p>𝍐</text:p>
          </table:table-cell>
          <table:table-cell table:number-columns-repeated="78"/>
        </table:table-row>
        <table:table-row table:style-name="ro2">
          <table:table-cell table:style-name="train_20_info_20_2" table:formula="of:=DEC2HEX([.B208])" office:value-type="string" office:string-value="1D351" calcext:value-type="string">
            <text:p>1D351</text:p>
          </table:table-cell>
          <table:table-cell table:style-name="train_20_info_20_2" table:formula="of:=[.B207]+1" office:value-type="float" office:value="119633" calcext:value-type="float">
            <text:p>119633</text:p>
          </table:table-cell>
          <table:table-cell table:style-name="train_20_info_20_2" table:formula="of:=[.C207]+1" office:value-type="float" office:value="76" calcext:value-type="float">
            <text:p>76</text:p>
          </table:table-cell>
          <table:table-cell table:style-name="train_20_info_20_2" table:formula="of:=UNICHAR([.B208])" office:value-type="string" office:string-value="𝍑" calcext:value-type="string">
            <text:p>𝍑</text:p>
          </table:table-cell>
          <table:table-cell table:number-columns-repeated="78"/>
        </table:table-row>
        <table:table-row table:style-name="ro2">
          <table:table-cell table:style-name="train_20_info_20_2" table:formula="of:=DEC2HEX([.B209])" office:value-type="string" office:string-value="1D352" calcext:value-type="string">
            <text:p>1D352</text:p>
          </table:table-cell>
          <table:table-cell table:style-name="train_20_info_20_2" table:formula="of:=[.B208]+1" office:value-type="float" office:value="119634" calcext:value-type="float">
            <text:p>119634</text:p>
          </table:table-cell>
          <table:table-cell table:style-name="train_20_info_20_2" table:formula="of:=[.C208]+1" office:value-type="float" office:value="77" calcext:value-type="float">
            <text:p>77</text:p>
          </table:table-cell>
          <table:table-cell table:style-name="train_20_info_20_2" table:formula="of:=UNICHAR([.B209])" office:value-type="string" office:string-value="𝍒" calcext:value-type="string">
            <text:p>𝍒</text:p>
          </table:table-cell>
          <table:table-cell table:number-columns-repeated="78"/>
        </table:table-row>
        <table:table-row table:style-name="ro2">
          <table:table-cell table:style-name="train_20_info_20_2" table:formula="of:=DEC2HEX([.B210])" office:value-type="string" office:string-value="1D353" calcext:value-type="string">
            <text:p>1D353</text:p>
          </table:table-cell>
          <table:table-cell table:style-name="train_20_info_20_2" table:formula="of:=[.B209]+1" office:value-type="float" office:value="119635" calcext:value-type="float">
            <text:p>119635</text:p>
          </table:table-cell>
          <table:table-cell table:style-name="train_20_info_20_2" table:formula="of:=[.C209]+1" office:value-type="float" office:value="78" calcext:value-type="float">
            <text:p>78</text:p>
          </table:table-cell>
          <table:table-cell table:style-name="train_20_info_20_2" table:formula="of:=UNICHAR([.B210])" office:value-type="string" office:string-value="𝍓" calcext:value-type="string">
            <text:p>𝍓</text:p>
          </table:table-cell>
          <table:table-cell table:number-columns-repeated="78"/>
        </table:table-row>
        <table:table-row table:style-name="ro2">
          <table:table-cell table:style-name="train_20_info_20_2" table:formula="of:=DEC2HEX([.B211])" office:value-type="string" office:string-value="1D354" calcext:value-type="string">
            <text:p>1D354</text:p>
          </table:table-cell>
          <table:table-cell table:style-name="train_20_info_20_2" table:formula="of:=[.B210]+1" office:value-type="float" office:value="119636" calcext:value-type="float">
            <text:p>119636</text:p>
          </table:table-cell>
          <table:table-cell table:style-name="train_20_info_20_2" table:formula="of:=[.C210]+1" office:value-type="float" office:value="79" calcext:value-type="float">
            <text:p>79</text:p>
          </table:table-cell>
          <table:table-cell table:style-name="train_20_info_20_2" table:formula="of:=UNICHAR([.B211])" office:value-type="string" office:string-value="𝍔" calcext:value-type="string">
            <text:p>𝍔</text:p>
          </table:table-cell>
          <table:table-cell table:number-columns-repeated="78"/>
        </table:table-row>
        <table:table-row table:style-name="ro2">
          <table:table-cell table:style-name="train_20_info_20_2" table:formula="of:=DEC2HEX([.B212])" office:value-type="string" office:string-value="1D355" calcext:value-type="string">
            <text:p>1D355</text:p>
          </table:table-cell>
          <table:table-cell table:style-name="train_20_info_20_2" table:formula="of:=[.B211]+1" office:value-type="float" office:value="119637" calcext:value-type="float">
            <text:p>119637</text:p>
          </table:table-cell>
          <table:table-cell table:style-name="train_20_info_20_2" table:formula="of:=[.C211]+1" office:value-type="float" office:value="80" calcext:value-type="float">
            <text:p>80</text:p>
          </table:table-cell>
          <table:table-cell table:style-name="train_20_info_20_2" table:formula="of:=UNICHAR([.B212])" office:value-type="string" office:string-value="𝍕" calcext:value-type="string">
            <text:p>𝍕</text:p>
          </table:table-cell>
          <table:table-cell table:number-columns-repeated="78"/>
        </table:table-row>
        <table:table-row table:style-name="ro2">
          <table:table-cell table:style-name="train_20_info_20_2" table:formula="of:=DEC2HEX([.B213])" office:value-type="string" office:string-value="1D356" calcext:value-type="string">
            <text:p>1D356</text:p>
          </table:table-cell>
          <table:table-cell table:style-name="train_20_info_20_2" table:formula="of:=[.B212]+1" office:value-type="float" office:value="119638" calcext:value-type="float">
            <text:p>119638</text:p>
          </table:table-cell>
          <table:table-cell table:style-name="train_20_info_20_2" table:formula="of:=[.C212]+1" office:value-type="float" office:value="81" calcext:value-type="float">
            <text:p>81</text:p>
          </table:table-cell>
          <table:table-cell table:style-name="train_20_info_20_2" table:formula="of:=UNICHAR([.B213])" office:value-type="string" office:string-value="𝍖" calcext:value-type="string">
            <text:p>𝍖</text:p>
          </table:table-cell>
          <table:table-cell table:number-columns-repeated="78"/>
        </table:table-row>
        <table:table-row table:style-name="ro2">
          <table:table-cell table:number-columns-repeated="82"/>
        </table:table-row>
        <table:table-row table:style-name="ro2">
          <table:table-cell table:style-name="train_20_info_20_1" office:value-type="string" calcext:value-type="string">
            <text:p>Monograms</text:p>
          </table:table-cell>
          <table:table-cell table:style-name="train_20_info_20_1" office:value-type="string" calcext:value-type="string">
            <text:p>Tai Xuan Jing</text:p>
          </table:table-cell>
          <table:table-cell table:style-name="train_20_info_20_1" table:number-columns-repeated="4"/>
          <table:table-cell table:number-columns-repeated="76"/>
        </table:table-row>
        <table:table-row table:style-name="ro2">
          <table:table-cell table:style-name="train_20_info_20_1" office:value-type="string" calcext:value-type="string">
            <text:p>Hex Code</text:p>
          </table:table-cell>
          <table:table-cell table:style-name="train_20_info_20_1" office:value-type="string" calcext:value-type="string">
            <text:p>Unicode </text:p>
          </table:table-cell>
          <table:table-cell table:style-name="train_20_info_20_1" office:value-type="string" calcext:value-type="string">
            <text:p>M#</text:p>
          </table:table-cell>
          <table:table-cell table:style-name="train_20_info_20_1" office:value-type="string" calcext:value-type="string">
            <text:p>Glyph</text:p>
          </table:table-cell>
          <table:table-cell table:style-name="train_20_info_20_1" office:value-type="string" calcext:value-type="string">
            <text:p>Name</text:p>
          </table:table-cell>
          <table:table-cell table:style-name="train_20_info_20_1"/>
          <table:table-cell table:number-columns-repeated="76"/>
        </table:table-row>
        <table:table-row table:style-name="ro2">
          <table:table-cell table:style-name="train_20_info_20_1" office:value-type="string" calcext:value-type="string">
            <text:p>1D300</text:p>
          </table:table-cell>
          <table:table-cell table:style-name="train_20_info_20_1" table:formula="of:=HEX2DEC([.A217])" office:value-type="float" office:value="119552" calcext:value-type="float">
            <text:p>119552</text:p>
          </table:table-cell>
          <table:table-cell table:style-name="train_20_info_20_1" office:value-type="float" office:value="0" calcext:value-type="float">
            <text:p>0</text:p>
          </table:table-cell>
          <table:table-cell table:style-name="train_20_info_20_1" table:formula="of:=UNICHAR([.B217])" office:value-type="string" office:string-value="𝌀" calcext:value-type="string">
            <text:p>𝌀</text:p>
          </table:table-cell>
          <table:table-cell table:style-name="train_20_info_20_1" office:value-type="string" calcext:value-type="string">
            <text:p>Earth</text:p>
          </table:table-cell>
          <table:table-cell table:style-name="train_20_info_20_1"/>
          <table:table-cell table:number-columns-repeated="76"/>
        </table:table-row>
        <table:table-row table:style-name="ro2">
          <table:table-cell table:style-name="train_20_info_20_1" office:value-type="string" calcext:value-type="string">
            <text:p>268A</text:p>
          </table:table-cell>
          <table:table-cell table:style-name="train_20_info_20_1" table:formula="of:=HEX2DEC([.A218])" office:value-type="float" office:value="9866" calcext:value-type="float">
            <text:p>9866</text:p>
          </table:table-cell>
          <table:table-cell table:style-name="train_20_info_20_1" office:value-type="float" office:value="1" calcext:value-type="float">
            <text:p>1</text:p>
          </table:table-cell>
          <table:table-cell table:style-name="train_20_info_20_1" table:formula="of:=UNICHAR([.B218])" office:value-type="string" office:string-value="⚊" calcext:value-type="string">
            <text:p>⚊</text:p>
          </table:table-cell>
          <table:table-cell table:style-name="train_20_info_20_1" office:value-type="string" calcext:value-type="string">
            <text:p>Yang</text:p>
          </table:table-cell>
          <table:table-cell table:style-name="train_20_info_20_1"/>
          <table:table-cell table:number-columns-repeated="76"/>
        </table:table-row>
        <table:table-row table:style-name="ro2">
          <table:table-cell table:style-name="train_20_info_20_1" office:value-type="string" calcext:value-type="string">
            <text:p>268B</text:p>
          </table:table-cell>
          <table:table-cell table:style-name="train_20_info_20_1" table:formula="of:=HEX2DEC([.A219])" office:value-type="float" office:value="9867" calcext:value-type="float">
            <text:p>9867</text:p>
          </table:table-cell>
          <table:table-cell table:style-name="train_20_info_20_1" office:value-type="float" office:value="2" calcext:value-type="float">
            <text:p>2</text:p>
          </table:table-cell>
          <table:table-cell table:style-name="train_20_info_20_1" table:formula="of:=UNICHAR([.B219])" office:value-type="string" office:string-value="⚋" calcext:value-type="string">
            <text:p>⚋</text:p>
          </table:table-cell>
          <table:table-cell table:style-name="train_20_info_20_1" office:value-type="string" calcext:value-type="string">
            <text:p>Yin</text:p>
          </table:table-cell>
          <table:table-cell table:style-name="train_20_info_20_1"/>
          <table:table-cell table:number-columns-repeated="76"/>
        </table:table-row>
        <table:table-row table:style-name="ro2">
          <table:table-cell table:style-name="train_20_info_20_1" office:value-type="string" calcext:value-type="string">
            <text:p>27F7</text:p>
          </table:table-cell>
          <table:table-cell table:style-name="train_20_info_20_1" office:value-type="float" office:value="10231" calcext:value-type="float">
            <text:p>10231</text:p>
          </table:table-cell>
          <table:table-cell table:style-name="train_20_info_20_1" office:value-type="float" office:value="7" calcext:value-type="float">
            <text:p>7</text:p>
          </table:table-cell>
          <table:table-cell table:style-name="train_20_info_20_1" table:formula="of:=UNICHAR([.B220])" office:value-type="string" office:string-value="⟷" calcext:value-type="string">
            <text:p>⟷</text:p>
          </table:table-cell>
          <table:table-cell table:style-name="train_20_info_20_1" office:value-type="string" calcext:value-type="string">
            <text:p>Old Yin</text:p>
          </table:table-cell>
          <table:table-cell table:style-name="train_20_info_20_1" office:value-type="string" calcext:value-type="string">
            <text:p>--o--</text:p>
          </table:table-cell>
          <table:table-cell table:number-columns-repeated="76"/>
        </table:table-row>
        <table:table-row table:style-name="ro2">
          <table:table-cell table:style-name="train_20_info_20_1"/>
          <table:table-cell table:style-name="train_20_info_20_1" office:value-type="float" office:value="9866" calcext:value-type="float">
            <text:p>9866</text:p>
          </table:table-cell>
          <table:table-cell table:style-name="train_20_info_20_1" office:value-type="float" office:value="8" calcext:value-type="float">
            <text:p>8</text:p>
          </table:table-cell>
          <table:table-cell table:style-name="train_20_info_20_1" table:formula="of:=UNICHAR([.B221])" office:value-type="string" office:string-value="⚊" calcext:value-type="string">
            <text:p>⚊</text:p>
          </table:table-cell>
          <table:table-cell table:style-name="train_20_info_20_1" office:value-type="string" calcext:value-type="string">
            <text:p>Old Yang</text:p>
          </table:table-cell>
          <table:table-cell table:style-name="train_20_info_20_1" office:value-type="string" calcext:value-type="string">
            <text:p>--x--</text:p>
          </table:table-cell>
          <table:table-cell table:number-columns-repeated="76"/>
        </table:table-row>
        <table:table-row table:style-name="ro2">
          <table:table-cell table:style-name="train_20_info_20_1" office:value-type="string" calcext:value-type="string">
            <text:p>262F</text:p>
          </table:table-cell>
          <table:table-cell table:style-name="train_20_info_20_1" office:value-type="float" office:value="9775" calcext:value-type="float">
            <text:p>9775</text:p>
          </table:table-cell>
          <table:table-cell table:style-name="train_20_info_20_1" office:value-type="float" office:value="0" calcext:value-type="float">
            <text:p>0</text:p>
          </table:table-cell>
          <table:table-cell table:style-name="train_20_info_20_1" office:value-type="string" calcext:value-type="string">
            <text:p>∞</text:p>
          </table:table-cell>
          <table:table-cell table:style-name="train_20_info_20_1" office:value-type="string" calcext:value-type="string">
            <text:p>TaiChi</text:p>
          </table:table-cell>
          <table:table-cell table:style-name="train_20_info_20_1"/>
          <table:table-cell table:number-columns-repeated="76"/>
        </table:table-row>
        <table:table-row table:style-name="ro2">
          <table:table-cell office:value-type="string" calcext:value-type="string">
            <text:p>a225:i228</text:p>
          </table:table-cell>
          <table:table-cell table:number-columns-repeated="81"/>
        </table:table-row>
        <table:table-row table:style-name="ro2">
          <table:table-cell office:value-type="string" calcext:value-type="string">
            <text:p>Odds of a line</text:p>
          </table:table-cell>
          <table:table-cell office:value-type="string" calcext:value-type="string">
            <text:p>yarrow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yarrow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Display # 1</text:p>
          </table:table-cell>
          <table:table-cell office:value-type="string" calcext:value-type="string">
            <text:p>Display # 2</text:p>
          </table:table-cell>
          <table:table-cell office:value-type="string" calcext:value-type="string">
            <text:p>Display # 3</text:p>
          </table:table-cell>
          <table:table-cell table:number-columns-repeated="7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/16</text:p>
          </table:table-cell>
          <table:table-cell office:value-type="string" calcext:value-type="string">
            <text:p>2/16</text:p>
          </table:table-cell>
          <table:table-cell table:formula="of:=1/16" office:value-type="float" office:value="0.0625" calcext:value-type="float">
            <text:p>0,0625</text:p>
          </table:table-cell>
          <table:table-cell table:formula="of:=2/16" office:value-type="float" office:value="0.125" calcext:value-type="float">
            <text:p>0,125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table:formula="of:=UNICHAR(10234)" office:value-type="string" office:string-value="⟺" calcext:value-type="string">
            <text:p>⟺</text:p>
          </table:table-cell>
          <table:table-cell table:formula="of:=UNICHAR(9870)" office:value-type="string" office:string-value="⚎" calcext:value-type="string">
            <text:p>⚎</text:p>
          </table:table-cell>
          <table:table-cell office:value-type="string" calcext:value-type="string">
            <text:p>--x--</text:p>
          </table:table-cell>
          <table:table-cell table:number-columns-repeated="7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5/16</text:p>
          </table:table-cell>
          <table:table-cell office:value-type="string" calcext:value-type="string">
            <text:p>6/16</text:p>
          </table:table-cell>
          <table:table-cell table:formula="of:=5/16" office:value-type="float" office:value="0.3125" calcext:value-type="float">
            <text:p>0,3125</text:p>
          </table:table-cell>
          <table:table-cell table:formula="of:=6/16" office:value-type="float" office:value="0.375" calcext:value-type="float">
            <text:p>0,3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UNICHAR(9866)" office:value-type="string" office:string-value="⚊" calcext:value-type="string">
            <text:p>⚊</text:p>
          </table:table-cell>
          <table:table-cell table:formula="of:=UNICHAR(9866)" office:value-type="string" office:string-value="⚊" calcext:value-type="string">
            <text:p>⚊</text:p>
          </table:table-cell>
          <table:table-cell table:formula="of:=UNICHAR(9866)" office:value-type="string" office:string-value="⚊" calcext:value-type="string">
            <text:p>⚊</text:p>
          </table:table-cell>
          <table:table-cell table:number-columns-repeated="7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7/16</text:p>
          </table:table-cell>
          <table:table-cell office:value-type="string" calcext:value-type="string">
            <text:p>6/16</text:p>
          </table:table-cell>
          <table:table-cell table:formula="of:=7/16" office:value-type="float" office:value="0.4375" calcext:value-type="float">
            <text:p>0,4375</text:p>
          </table:table-cell>
          <table:table-cell table:formula="of:=6/16" office:value-type="float" office:value="0.375" calcext:value-type="float">
            <text:p>0,37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UNICHAR(9867)" office:value-type="string" office:string-value="⚋" calcext:value-type="string">
            <text:p>⚋</text:p>
          </table:table-cell>
          <table:table-cell table:formula="of:=UNICHAR(9867)" office:value-type="string" office:string-value="⚋" calcext:value-type="string">
            <text:p>⚋</text:p>
          </table:table-cell>
          <table:table-cell table:formula="of:=UNICHAR(9867)" office:value-type="string" office:string-value="⚋" calcext:value-type="string">
            <text:p>⚋</text:p>
          </table:table-cell>
          <table:table-cell table:number-columns-repeated="7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/16</text:p>
          </table:table-cell>
          <table:table-cell office:value-type="string" calcext:value-type="string">
            <text:p>2/16</text:p>
          </table:table-cell>
          <table:table-cell table:formula="of:=3/16" office:value-type="float" office:value="0.1875" calcext:value-type="float">
            <text:p>0,1875</text:p>
          </table:table-cell>
          <table:table-cell table:formula="of:=2/16" office:value-type="float" office:value="0.125" calcext:value-type="float">
            <text:p>0,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UNICHAR(119552)" office:value-type="string" office:string-value="𝌀" calcext:value-type="string">
            <text:p>𝌀</text:p>
          </table:table-cell>
          <table:table-cell table:formula="of:=UNICHAR(9869)" office:value-type="string" office:string-value="⚍" calcext:value-type="string">
            <text:p>⚍</text:p>
          </table:table-cell>
          <table:table-cell office:value-type="string" calcext:value-type="string">
            <text:p>--o--</text:p>
          </table:table-cell>
          <table:table-cell table:number-columns-repeated="72"/>
        </table:table-row>
        <table:table-row table:style-name="ro2" table:number-rows-repeated="3">
          <table:table-cell table:number-columns-repeated="82"/>
        </table:table-row>
        <table:table-row table:style-name="ro2">
          <table:table-cell table:number-columns-repeated="5"/>
          <table:table-cell office:value-type="string" calcext:value-type="string">
            <text:p>Lines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hart</text:p>
          </table:table-cell>
          <table:table-cell table:number-columns-repeated="74"/>
        </table:table-row>
        <table:table-row table:style-name="ro2">
          <table:table-cell table:number-columns-repeated="82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Choose Method</text:p>
          </table:table-cell>
          <table:table-cell office:value-type="string" calcext:value-type="string">
            <text:p>B237:C2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UNICHAR([.B218])" office:value-type="string" office:string-value="⚊" calcext:value-type="string">
            <text:p>⚊</text:p>
          </table:table-cell>
          <table:table-cell office:value-type="float" office:value="1" calcext:value-type="float">
            <text:p>1</text:p>
          </table:table-cell>
          <table:table-cell table:number-columns-repeated="74"/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 table:formula="of:=UNICHAR([.B219])" office:value-type="string" office:string-value="⚋" calcext:value-type="string">
            <text:p>⚋</text:p>
          </table:table-cell>
          <table:table-cell office:value-type="float" office:value="2" calcext:value-type="float">
            <text:p>2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Bla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UNICHAR([.B220])" office:value-type="string" office:string-value="⟷" calcext:value-type="string">
            <text:p>⟷</text:p>
          </table:table-cell>
          <table:table-cell office:value-type="float" office:value="1" calcext:value-type="float">
            <text:p>1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50 Perc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UNICHAR([.B221])" office:value-type="string" office:string-value="⚊" calcext:value-type="string">
            <text:p>⚊</text:p>
          </table:table-cell>
          <table:table-cell office:value-type="float" office:value="2" calcext:value-type="float">
            <text:p>2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16 Bead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6 Coin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3 Coin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6]" office:value-type="float" office:value="1" calcext:value-type="float">
            <text:p>1</text:p>
          </table:table-cell>
          <table:table-cell table:formula="of:=UNICHAR([.B46])" office:value-type="string" office:string-value="⚊" calcext:value-type="string">
            <text:p>⚊</text:p>
          </table:table-cell>
          <table:table-cell office:value-type="float" office:value="1" calcext:value-type="float">
            <text:p>1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384 Wand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7]" office:value-type="float" office:value="2" calcext:value-type="float">
            <text:p>2</text:p>
          </table:table-cell>
          <table:table-cell table:formula="of:=UNICHAR([.B47])" office:value-type="string" office:string-value="⚋" calcext:value-type="string">
            <text:p>⚋</text:p>
          </table:table-cell>
          <table:table-cell office:value-type="float" office:value="2" calcext:value-type="float">
            <text:p>2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Other # 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48]" office:value-type="float" office:value="3" calcext:value-type="float">
            <text:p>3</text:p>
          </table:table-cell>
          <table:table-cell table:formula="of:=UNICHAR([.B48])" office:value-type="string" office:string-value="⚌" calcext:value-type="string">
            <text:p>⚌</text:p>
          </table:table-cell>
          <table:table-cell office:value-type="float" office:value="1" calcext:value-type="float">
            <text:p>1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Hexagram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49]" office:value-type="float" office:value="4" calcext:value-type="float">
            <text:p>4</text:p>
          </table:table-cell>
          <table:table-cell table:formula="of:=UNICHAR([.B49])" office:value-type="string" office:string-value="⚍" calcext:value-type="string">
            <text:p>⚍</text:p>
          </table:table-cell>
          <table:table-cell office:value-type="float" office:value="2" calcext:value-type="float">
            <text:p>2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Lines (6,7,8,9)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C50]" office:value-type="float" office:value="5" calcext:value-type="float">
            <text:p>5</text:p>
          </table:table-cell>
          <table:table-cell table:formula="of:=UNICHAR([.B50])" office:value-type="string" office:string-value="⚎" calcext:value-type="string">
            <text:p>⚎</text:p>
          </table:table-cell>
          <table:table-cell office:value-type="float" office:value="1" calcext:value-type="float">
            <text:p>1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Lines (1,2)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C51]" office:value-type="float" office:value="6" calcext:value-type="float">
            <text:p>6</text:p>
          </table:table-cell>
          <table:table-cell table:formula="of:=UNICHAR([.B51])" office:value-type="string" office:string-value="⚏" calcext:value-type="string">
            <text:p>⚏</text:p>
          </table:table-cell>
          <table:table-cell office:value-type="float" office:value="2" calcext:value-type="float">
            <text:p>2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Other # 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C52]" office:value-type="float" office:value="7" calcext:value-type="float">
            <text:p>7</text:p>
          </table:table-cell>
          <table:table-cell table:formula="of:=UNICHAR([.B52])" office:value-type="string" office:string-value="⟺" calcext:value-type="string">
            <text:p>⟺</text:p>
          </table:table-cell>
          <table:table-cell office:value-type="float" office:value="1" calcext:value-type="float">
            <text:p>1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Four Pillars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C53]" office:value-type="float" office:value="8" calcext:value-type="float">
            <text:p>8</text:p>
          </table:table-cell>
          <table:table-cell table:formula="of:=UNICHAR([.B53])" office:value-type="string" office:string-value="𝌀" calcext:value-type="string">
            <text:p>𝌀</text:p>
          </table:table-cell>
          <table:table-cell office:value-type="float" office:value="2" calcext:value-type="float">
            <text:p>2</text:p>
          </table:table-cell>
          <table:table-cell table:number-columns-repeated="74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 table:formula="of:=UNICHAR([.B5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Casting The Hexagram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--o--</text:p>
          </table:table-cell>
          <table:table-cell office:value-type="float" office:value="1" calcext:value-type="float">
            <text:p>1</text:p>
          </table:table-cell>
          <table:table-cell table:number-columns-repeated="74"/>
        </table:table-row>
        <table:table-row table:style-name="ro2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--x--</text:p>
          </table:table-cell>
          <table:table-cell office:value-type="float" office:value="2" calcext:value-type="float">
            <text:p>2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50% Method</text:p>
          </table:table-cell>
          <table:table-cell table:number-columns-repeated="81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table:number-columns-repeated="2"/>
          <table:table-cell office:value-type="string" calcext:value-type="string">
            <text:p>G255:K267</text:p>
          </table:table-cell>
          <table:table-cell office:value-type="string" calcext:value-type="string">
            <text:p>50 Percent</text:p>
          </table:table-cell>
          <table:table-cell office:value-type="string" calcext:value-type="string">
            <text:p>16 Beads</text:p>
          </table:table-cell>
          <table:table-cell office:value-type="string" calcext:value-type="string">
            <text:p>6 Coins</text:p>
          </table:table-cell>
          <table:table-cell office:value-type="string" calcext:value-type="string">
            <text:p>3 Coins</text:p>
          </table:table-cell>
          <table:table-cell office:value-type="string" calcext:value-type="string">
            <text:p>Other # 3</text:p>
          </table:table-cell>
          <table:table-cell office:value-type="string" calcext:value-type="string">
            <text:p>Other # 4</text:p>
          </table:table-cell>
          <table:table-cell office:value-type="string" calcext:value-type="string">
            <text:p>Hexagram</text:p>
          </table:table-cell>
          <table:table-cell office:value-type="string" calcext:value-type="string">
            <text:p>Lines (6-9)</text:p>
          </table:table-cell>
          <table:table-cell office:value-type="string" calcext:value-type="string">
            <text:p>Lines (1,2)</text:p>
          </table:table-cell>
          <table:table-cell office:value-type="string" calcext:value-type="string">
            <text:p>Other # 2</text:p>
          </table:table-cell>
          <table:table-cell office:value-type="string" calcext:value-type="string">
            <text:p>Four Pillars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ROUND(1+RAND()*[.C255])" office:value-type="float" office:value="48962276" calcext:value-type="float">
            <text:p>48962276</text:p>
          </table:table-cell>
          <table:table-cell office:value-type="float" office:value="99999999" calcext:value-type="float">
            <text:p>99999999</text:p>
          </table:table-cell>
          <table:table-cell table:formula="of:=ISEVEN([.B255])+1" office:value-type="float" office:value="2" calcext:value-type="float">
            <text:p>2</text:p>
          </table:table-cell>
          <table:table-cell/>
          <table:table-cell office:value-type="string" calcext:value-type="string">
            <text:p>Cast Line 6</text:p>
          </table:table-cell>
          <table:table-cell office:value-type="float" office:value="1" calcext:value-type="float">
            <text:p>1</text:p>
          </table:table-cell>
          <table:table-cell table:formula="of:=[.D255]" office:value-type="float" office:value="2" calcext:value-type="float">
            <text:p>2</text:p>
          </table:table-cell>
          <table:table-cell table:formula="of:=[.E272]" office:value-type="float" office:value="1" calcext:value-type="float">
            <text:p>1</text:p>
          </table:table-cell>
          <table:table-cell table:formula="of:=[.D289]" office:value-type="float" office:value="1" calcext:value-type="float">
            <text:p>1</text:p>
          </table:table-cell>
          <table:table-cell table:formula="of:=[.E308]" office:value-type="float" office:value="1" calcext:value-type="float">
            <text:p>1</text:p>
          </table:table-cell>
          <table:table-cell table:formula="of:=[.E393]" office:value-type="float" office:value="1" calcext:value-type="float">
            <text:p>1</text:p>
          </table:table-cell>
          <table:table-cell table:formula="of:=[.E414]" office:value-type="float" office:value="2" calcext:value-type="float">
            <text:p>2</text:p>
          </table:table-cell>
          <table:table-cell table:formula="of:=[.E325]" office:value-type="float" office:value="2" calcext:value-type="float">
            <text:p>2</text:p>
          </table:table-cell>
          <table:table-cell table:formula="of:=[.E342]" office:value-type="float" office:value="2" calcext:value-type="float">
            <text:p>2</text:p>
          </table:table-cell>
          <table:table-cell table:formula="of:=[.E359]" office:value-type="float" office:value="0" calcext:value-type="float">
            <text:p>0</text:p>
          </table:table-cell>
          <table:table-cell table:formula="of:=[.E376]" office:value-type="float" office:value="2" calcext:value-type="float">
            <text:p>2</text:p>
          </table:table-cell>
          <table:table-cell table:formula="of:=[.E431]" office:value-type="float" office:value="2" calcext:value-type="float">
            <text:p>2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ROUND(1+RAND()*[.C256])" office:value-type="float" office:value="97009607" calcext:value-type="float">
            <text:p>97009607</text:p>
          </table:table-cell>
          <table:table-cell table:formula="of:=[.C255]" office:value-type="float" office:value="99999999" calcext:value-type="float">
            <text:p>99999999</text:p>
          </table:table-cell>
          <table:table-cell table:formula="of:=ISEVEN([.B256])+1" office:value-type="float" office:value="1" calcext:value-type="float">
            <text:p>1</text:p>
          </table:table-cell>
          <table:table-cell/>
          <table:table-cell office:value-type="string" calcext:value-type="string">
            <text:p>Cast Line 5</text:p>
          </table:table-cell>
          <table:table-cell office:value-type="float" office:value="2" calcext:value-type="float">
            <text:p>2</text:p>
          </table:table-cell>
          <table:table-cell table:formula="of:=[.D256]" office:value-type="float" office:value="1" calcext:value-type="float">
            <text:p>1</text:p>
          </table:table-cell>
          <table:table-cell table:formula="of:=[.E273]" office:value-type="float" office:value="2" calcext:value-type="float">
            <text:p>2</text:p>
          </table:table-cell>
          <table:table-cell table:formula="of:=[.D290]" office:value-type="float" office:value="2" calcext:value-type="float">
            <text:p>2</text:p>
          </table:table-cell>
          <table:table-cell table:formula="of:=[.E309]" office:value-type="float" office:value="2" calcext:value-type="float">
            <text:p>2</text:p>
          </table:table-cell>
          <table:table-cell table:formula="of:=[.E394]" office:value-type="float" office:value="2" calcext:value-type="float">
            <text:p>2</text:p>
          </table:table-cell>
          <table:table-cell table:formula="of:=[.E415]" office:value-type="float" office:value="1" calcext:value-type="float">
            <text:p>1</text:p>
          </table:table-cell>
          <table:table-cell table:formula="of:=[.E326]" office:value-type="float" office:value="2" calcext:value-type="float">
            <text:p>2</text:p>
          </table:table-cell>
          <table:table-cell table:formula="of:=[.E343]" office:value-type="float" office:value="2" calcext:value-type="float">
            <text:p>2</text:p>
          </table:table-cell>
          <table:table-cell table:formula="of:=[.E360]" office:value-type="float" office:value="0" calcext:value-type="float">
            <text:p>0</text:p>
          </table:table-cell>
          <table:table-cell table:formula="of:=[.E377]" office:value-type="float" office:value="2" calcext:value-type="float">
            <text:p>2</text:p>
          </table:table-cell>
          <table:table-cell table:formula="of:=[.E432]" office:value-type="float" office:value="1" calcext:value-type="float">
            <text:p>1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ROUND(1+RAND()*[.C257])" office:value-type="float" office:value="5166190" calcext:value-type="float">
            <text:p>5166190</text:p>
          </table:table-cell>
          <table:table-cell table:formula="of:=[.C256]" office:value-type="float" office:value="99999999" calcext:value-type="float">
            <text:p>99999999</text:p>
          </table:table-cell>
          <table:table-cell table:formula="of:=ISEVEN([.B257])+1" office:value-type="float" office:value="2" calcext:value-type="float">
            <text:p>2</text:p>
          </table:table-cell>
          <table:table-cell/>
          <table:table-cell office:value-type="string" calcext:value-type="string">
            <text:p>Cast Line 4</text:p>
          </table:table-cell>
          <table:table-cell office:value-type="float" office:value="3" calcext:value-type="float">
            <text:p>3</text:p>
          </table:table-cell>
          <table:table-cell table:formula="of:=[.D257]" office:value-type="float" office:value="2" calcext:value-type="float">
            <text:p>2</text:p>
          </table:table-cell>
          <table:table-cell table:formula="of:=[.E274]" office:value-type="float" office:value="1" calcext:value-type="float">
            <text:p>1</text:p>
          </table:table-cell>
          <table:table-cell table:formula="of:=[.D291]" office:value-type="float" office:value="2" calcext:value-type="float">
            <text:p>2</text:p>
          </table:table-cell>
          <table:table-cell table:formula="of:=[.E310]" office:value-type="float" office:value="2" calcext:value-type="float">
            <text:p>2</text:p>
          </table:table-cell>
          <table:table-cell table:formula="of:=[.E395]" office:value-type="float" office:value="2" calcext:value-type="float">
            <text:p>2</text:p>
          </table:table-cell>
          <table:table-cell table:formula="of:=[.E416]" office:value-type="float" office:value="1" calcext:value-type="float">
            <text:p>1</text:p>
          </table:table-cell>
          <table:table-cell table:formula="of:=[.E327]" office:value-type="float" office:value="2" calcext:value-type="float">
            <text:p>2</text:p>
          </table:table-cell>
          <table:table-cell table:formula="of:=[.E344]" office:value-type="float" office:value="2" calcext:value-type="float">
            <text:p>2</text:p>
          </table:table-cell>
          <table:table-cell table:formula="of:=[.E361]" office:value-type="float" office:value="0" calcext:value-type="float">
            <text:p>0</text:p>
          </table:table-cell>
          <table:table-cell table:formula="of:=[.E378]" office:value-type="float" office:value="2" calcext:value-type="float">
            <text:p>2</text:p>
          </table:table-cell>
          <table:table-cell table:formula="of:=[.E433]" office:value-type="float" office:value="1" calcext:value-type="float">
            <text:p>1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ROUND(1+RAND()*[.C258])" office:value-type="float" office:value="12811912" calcext:value-type="float">
            <text:p>12811912</text:p>
          </table:table-cell>
          <table:table-cell table:formula="of:=[.C257]" office:value-type="float" office:value="99999999" calcext:value-type="float">
            <text:p>99999999</text:p>
          </table:table-cell>
          <table:table-cell table:formula="of:=ISEVEN([.B258])+1" office:value-type="float" office:value="2" calcext:value-type="float">
            <text:p>2</text:p>
          </table:table-cell>
          <table:table-cell/>
          <table:table-cell office:value-type="string" calcext:value-type="string">
            <text:p>Cast Line 3</text:p>
          </table:table-cell>
          <table:table-cell office:value-type="float" office:value="4" calcext:value-type="float">
            <text:p>4</text:p>
          </table:table-cell>
          <table:table-cell table:formula="of:=[.D258]" office:value-type="float" office:value="2" calcext:value-type="float">
            <text:p>2</text:p>
          </table:table-cell>
          <table:table-cell table:formula="of:=[.E275]" office:value-type="float" office:value="2" calcext:value-type="float">
            <text:p>2</text:p>
          </table:table-cell>
          <table:table-cell table:formula="of:=[.D292]" office:value-type="float" office:value="2" calcext:value-type="float">
            <text:p>2</text:p>
          </table:table-cell>
          <table:table-cell table:formula="of:=[.E311]" office:value-type="float" office:value="1" calcext:value-type="float">
            <text:p>1</text:p>
          </table:table-cell>
          <table:table-cell table:formula="of:=[.E396]" office:value-type="float" office:value="2" calcext:value-type="float">
            <text:p>2</text:p>
          </table:table-cell>
          <table:table-cell table:formula="of:=[.E417]" office:value-type="float" office:value="2" calcext:value-type="float">
            <text:p>2</text:p>
          </table:table-cell>
          <table:table-cell table:formula="of:=[.E328]" office:value-type="float" office:value="2" calcext:value-type="float">
            <text:p>2</text:p>
          </table:table-cell>
          <table:table-cell table:formula="of:=[.E345]" office:value-type="float" office:value="1" calcext:value-type="float">
            <text:p>1</text:p>
          </table:table-cell>
          <table:table-cell table:formula="of:=[.E362]" office:value-type="float" office:value="0" calcext:value-type="float">
            <text:p>0</text:p>
          </table:table-cell>
          <table:table-cell table:formula="of:=[.E379]" office:value-type="float" office:value="2" calcext:value-type="float">
            <text:p>2</text:p>
          </table:table-cell>
          <table:table-cell table:formula="of:=[.E434]" office:value-type="float" office:value="2" calcext:value-type="float">
            <text:p>2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ROUND(1+RAND()*[.C259])" office:value-type="float" office:value="30733212" calcext:value-type="float">
            <text:p>30733212</text:p>
          </table:table-cell>
          <table:table-cell table:formula="of:=[.C258]" office:value-type="float" office:value="99999999" calcext:value-type="float">
            <text:p>99999999</text:p>
          </table:table-cell>
          <table:table-cell table:formula="of:=ISEVEN([.B259])+1" office:value-type="float" office:value="2" calcext:value-type="float">
            <text:p>2</text:p>
          </table:table-cell>
          <table:table-cell/>
          <table:table-cell office:value-type="string" calcext:value-type="string">
            <text:p>Cast Line 2</text:p>
          </table:table-cell>
          <table:table-cell office:value-type="float" office:value="5" calcext:value-type="float">
            <text:p>5</text:p>
          </table:table-cell>
          <table:table-cell table:formula="of:=[.D259]" office:value-type="float" office:value="2" calcext:value-type="float">
            <text:p>2</text:p>
          </table:table-cell>
          <table:table-cell table:formula="of:=[.E276]" office:value-type="float" office:value="2" calcext:value-type="float">
            <text:p>2</text:p>
          </table:table-cell>
          <table:table-cell table:formula="of:=[.D293]" office:value-type="float" office:value="2" calcext:value-type="float">
            <text:p>2</text:p>
          </table:table-cell>
          <table:table-cell table:formula="of:=[.E312]" office:value-type="float" office:value="2" calcext:value-type="float">
            <text:p>2</text:p>
          </table:table-cell>
          <table:table-cell table:formula="of:=[.E397]" office:value-type="float" office:value="2" calcext:value-type="float">
            <text:p>2</text:p>
          </table:table-cell>
          <table:table-cell table:formula="of:=[.E418]" office:value-type="float" office:value="1" calcext:value-type="float">
            <text:p>1</text:p>
          </table:table-cell>
          <table:table-cell table:formula="of:=[.E329]" office:value-type="float" office:value="2" calcext:value-type="float">
            <text:p>2</text:p>
          </table:table-cell>
          <table:table-cell table:formula="of:=[.E346]" office:value-type="float" office:value="2" calcext:value-type="float">
            <text:p>2</text:p>
          </table:table-cell>
          <table:table-cell table:formula="of:=[.E363]" office:value-type="float" office:value="0" calcext:value-type="float">
            <text:p>0</text:p>
          </table:table-cell>
          <table:table-cell table:formula="of:=[.E380]" office:value-type="float" office:value="1" calcext:value-type="float">
            <text:p>1</text:p>
          </table:table-cell>
          <table:table-cell table:formula="of:=[.E435]" office:value-type="float" office:value="1" calcext:value-type="float">
            <text:p>1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ROUND(1+RAND()*[.C260])" office:value-type="float" office:value="68012963" calcext:value-type="float">
            <text:p>68012963</text:p>
          </table:table-cell>
          <table:table-cell table:formula="of:=[.C259]" office:value-type="float" office:value="99999999" calcext:value-type="float">
            <text:p>99999999</text:p>
          </table:table-cell>
          <table:table-cell table:formula="of:=ISEVEN([.B260])+1" office:value-type="float" office:value="1" calcext:value-type="float">
            <text:p>1</text:p>
          </table:table-cell>
          <table:table-cell/>
          <table:table-cell office:value-type="string" calcext:value-type="string">
            <text:p>Cast Line 1</text:p>
          </table:table-cell>
          <table:table-cell office:value-type="float" office:value="6" calcext:value-type="float">
            <text:p>6</text:p>
          </table:table-cell>
          <table:table-cell table:formula="of:=[.D260]" office:value-type="float" office:value="1" calcext:value-type="float">
            <text:p>1</text:p>
          </table:table-cell>
          <table:table-cell table:formula="of:=[.E277]" office:value-type="float" office:value="1" calcext:value-type="float">
            <text:p>1</text:p>
          </table:table-cell>
          <table:table-cell table:formula="of:=[.D294]" office:value-type="float" office:value="2" calcext:value-type="float">
            <text:p>2</text:p>
          </table:table-cell>
          <table:table-cell table:formula="of:=[.E313]" office:value-type="float" office:value="2" calcext:value-type="float">
            <text:p>2</text:p>
          </table:table-cell>
          <table:table-cell table:formula="of:=[.E398]" office:value-type="float" office:value="1" calcext:value-type="float">
            <text:p>1</text:p>
          </table:table-cell>
          <table:table-cell table:formula="of:=[.E419]" office:value-type="float" office:value="1" calcext:value-type="float">
            <text:p>1</text:p>
          </table:table-cell>
          <table:table-cell table:formula="of:=[.E330]" office:value-type="float" office:value="2" calcext:value-type="float">
            <text:p>2</text:p>
          </table:table-cell>
          <table:table-cell table:formula="of:=[.E347]" office:value-type="float" office:value="1" calcext:value-type="float">
            <text:p>1</text:p>
          </table:table-cell>
          <table:table-cell table:formula="of:=[.E364]" office:value-type="float" office:value="0" calcext:value-type="float">
            <text:p>0</text:p>
          </table:table-cell>
          <table:table-cell table:formula="of:=[.E381]" office:value-type="float" office:value="1" calcext:value-type="float">
            <text:p>1</text:p>
          </table:table-cell>
          <table:table-cell table:formula="of:=[.E436]" office:value-type="float" office:value="2" calcext:value-type="float">
            <text:p>2</text:p>
          </table:table-cell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ving Line 6</text:p>
          </table:table-cell>
          <table:table-cell office:value-type="float" office:value="7" calcext:value-type="float">
            <text:p>7</text:p>
          </table:table-cell>
          <table:table-cell table:formula="of:=[.D262]" office:value-type="float" office:value="1" calcext:value-type="float">
            <text:p>1</text:p>
          </table:table-cell>
          <table:table-cell table:formula="of:=[.E279]" office:value-type="float" office:value="2" calcext:value-type="float">
            <text:p>2</text:p>
          </table:table-cell>
          <table:table-cell table:formula="of:=[.D298]" office:value-type="float" office:value="1" calcext:value-type="float">
            <text:p>1</text:p>
          </table:table-cell>
          <table:table-cell table:formula="of:=[.E315]" office:value-type="float" office:value="1" calcext:value-type="float">
            <text:p>1</text:p>
          </table:table-cell>
          <table:table-cell table:formula="of:=[.E400]" office:value-type="float" office:value="1" calcext:value-type="float">
            <text:p>1</text:p>
          </table:table-cell>
          <table:table-cell table:formula="of:=[.E421]" office:value-type="float" office:value="2" calcext:value-type="float">
            <text:p>2</text:p>
          </table:table-cell>
          <table:table-cell table:formula="of:=[.E332]" office:value-type="float" office:value="2" calcext:value-type="float">
            <text:p>2</text:p>
          </table:table-cell>
          <table:table-cell table:formula="of:=[.E349]" office:value-type="float" office:value="1" calcext:value-type="float">
            <text:p>1</text:p>
          </table:table-cell>
          <table:table-cell table:formula="of:=[.E366]" office:value-type="float" office:value="0" calcext:value-type="float">
            <text:p>0</text:p>
          </table:table-cell>
          <table:table-cell table:formula="of:=[.E383]" office:value-type="float" office:value="2" calcext:value-type="float">
            <text:p>2</text:p>
          </table:table-cell>
          <table:table-cell table:formula="of:=[.E438]" office:value-type="float" office:value="1" calcext:value-type="float">
            <text:p>1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ROUND(1+RAND()*[.C262])" office:value-type="float" office:value="33877647" calcext:value-type="float">
            <text:p>33877647</text:p>
          </table:table-cell>
          <table:table-cell table:formula="of:=[.C255]" office:value-type="float" office:value="99999999" calcext:value-type="float">
            <text:p>99999999</text:p>
          </table:table-cell>
          <table:table-cell table:formula="of:=ISEVEN([.B262])+1" office:value-type="float" office:value="1" calcext:value-type="float">
            <text:p>1</text:p>
          </table:table-cell>
          <table:table-cell/>
          <table:table-cell office:value-type="string" calcext:value-type="string">
            <text:p>Moving Line 5</text:p>
          </table:table-cell>
          <table:table-cell office:value-type="float" office:value="8" calcext:value-type="float">
            <text:p>8</text:p>
          </table:table-cell>
          <table:table-cell table:formula="of:=[.D263]" office:value-type="float" office:value="2" calcext:value-type="float">
            <text:p>2</text:p>
          </table:table-cell>
          <table:table-cell table:formula="of:=[.E280]" office:value-type="float" office:value="2" calcext:value-type="float">
            <text:p>2</text:p>
          </table:table-cell>
          <table:table-cell table:formula="of:=[.D299]" office:value-type="float" office:value="1" calcext:value-type="float">
            <text:p>1</text:p>
          </table:table-cell>
          <table:table-cell table:formula="of:=[.E316]" office:value-type="float" office:value="2" calcext:value-type="float">
            <text:p>2</text:p>
          </table:table-cell>
          <table:table-cell table:formula="of:=[.E401]" office:value-type="float" office:value="2" calcext:value-type="float">
            <text:p>2</text:p>
          </table:table-cell>
          <table:table-cell table:formula="of:=[.E422]" office:value-type="float" office:value="1" calcext:value-type="float">
            <text:p>1</text:p>
          </table:table-cell>
          <table:table-cell table:formula="of:=[.E333]" office:value-type="float" office:value="2" calcext:value-type="float">
            <text:p>2</text:p>
          </table:table-cell>
          <table:table-cell table:formula="of:=[.E350]" office:value-type="float" office:value="1" calcext:value-type="float">
            <text:p>1</text:p>
          </table:table-cell>
          <table:table-cell table:formula="of:=[.E367]" office:value-type="float" office:value="0" calcext:value-type="float">
            <text:p>0</text:p>
          </table:table-cell>
          <table:table-cell table:formula="of:=[.E384]" office:value-type="float" office:value="2" calcext:value-type="float">
            <text:p>2</text:p>
          </table:table-cell>
          <table:table-cell table:formula="of:=[.E439]" office:value-type="float" office:value="1" calcext:value-type="float">
            <text:p>1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ROUND(1+RAND()*[.C263])" office:value-type="float" office:value="8812244" calcext:value-type="float">
            <text:p>8812244</text:p>
          </table:table-cell>
          <table:table-cell table:formula="of:=[.C262]" office:value-type="float" office:value="99999999" calcext:value-type="float">
            <text:p>99999999</text:p>
          </table:table-cell>
          <table:table-cell table:formula="of:=ISEVEN([.B263])+1" office:value-type="float" office:value="2" calcext:value-type="float">
            <text:p>2</text:p>
          </table:table-cell>
          <table:table-cell/>
          <table:table-cell office:value-type="string" calcext:value-type="string">
            <text:p>Moving Line 4</text:p>
          </table:table-cell>
          <table:table-cell office:value-type="float" office:value="9" calcext:value-type="float">
            <text:p>9</text:p>
          </table:table-cell>
          <table:table-cell table:formula="of:=[.D264]" office:value-type="float" office:value="1" calcext:value-type="float">
            <text:p>1</text:p>
          </table:table-cell>
          <table:table-cell table:formula="of:=[.E281]" office:value-type="float" office:value="1" calcext:value-type="float">
            <text:p>1</text:p>
          </table:table-cell>
          <table:table-cell table:formula="of:=[.D300]" office:value-type="float" office:value="2" calcext:value-type="float">
            <text:p>2</text:p>
          </table:table-cell>
          <table:table-cell table:formula="of:=[.E317]" office:value-type="float" office:value="2" calcext:value-type="float">
            <text:p>2</text:p>
          </table:table-cell>
          <table:table-cell table:formula="of:=[.E402]" office:value-type="float" office:value="2" calcext:value-type="float">
            <text:p>2</text:p>
          </table:table-cell>
          <table:table-cell table:formula="of:=[.E423]" office:value-type="float" office:value="1" calcext:value-type="float">
            <text:p>1</text:p>
          </table:table-cell>
          <table:table-cell table:formula="of:=[.E334]" office:value-type="float" office:value="2" calcext:value-type="float">
            <text:p>2</text:p>
          </table:table-cell>
          <table:table-cell table:formula="of:=[.E351]" office:value-type="float" office:value="1" calcext:value-type="float">
            <text:p>1</text:p>
          </table:table-cell>
          <table:table-cell table:formula="of:=[.E368]" office:value-type="float" office:value="0" calcext:value-type="float">
            <text:p>0</text:p>
          </table:table-cell>
          <table:table-cell table:formula="of:=[.E385]" office:value-type="float" office:value="2" calcext:value-type="float">
            <text:p>2</text:p>
          </table:table-cell>
          <table:table-cell table:formula="of:=[.E440]" office:value-type="float" office:value="2" calcext:value-type="float">
            <text:p>2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ROUND(1+RAND()*[.C264])" office:value-type="float" office:value="87262709" calcext:value-type="float">
            <text:p>87262709</text:p>
          </table:table-cell>
          <table:table-cell table:formula="of:=[.C263]" office:value-type="float" office:value="99999999" calcext:value-type="float">
            <text:p>99999999</text:p>
          </table:table-cell>
          <table:table-cell table:formula="of:=ISEVEN([.B264])+1" office:value-type="float" office:value="1" calcext:value-type="float">
            <text:p>1</text:p>
          </table:table-cell>
          <table:table-cell/>
          <table:table-cell office:value-type="string" calcext:value-type="string">
            <text:p>Moving Line 3</text:p>
          </table:table-cell>
          <table:table-cell office:value-type="float" office:value="10" calcext:value-type="float">
            <text:p>10</text:p>
          </table:table-cell>
          <table:table-cell table:formula="of:=[.D265]" office:value-type="float" office:value="1" calcext:value-type="float">
            <text:p>1</text:p>
          </table:table-cell>
          <table:table-cell table:formula="of:=[.E282]" office:value-type="float" office:value="2" calcext:value-type="float">
            <text:p>2</text:p>
          </table:table-cell>
          <table:table-cell table:formula="of:=[.D301]" office:value-type="float" office:value="2" calcext:value-type="float">
            <text:p>2</text:p>
          </table:table-cell>
          <table:table-cell table:formula="of:=[.E318]" office:value-type="float" office:value="2" calcext:value-type="float">
            <text:p>2</text:p>
          </table:table-cell>
          <table:table-cell table:formula="of:=[.E403]" office:value-type="float" office:value="2" calcext:value-type="float">
            <text:p>2</text:p>
          </table:table-cell>
          <table:table-cell table:formula="of:=[.E424]" office:value-type="float" office:value="2" calcext:value-type="float">
            <text:p>2</text:p>
          </table:table-cell>
          <table:table-cell table:formula="of:=[.E335]" office:value-type="float" office:value="2" calcext:value-type="float">
            <text:p>2</text:p>
          </table:table-cell>
          <table:table-cell table:formula="of:=[.E352]" office:value-type="float" office:value="1" calcext:value-type="float">
            <text:p>1</text:p>
          </table:table-cell>
          <table:table-cell table:formula="of:=[.E369]" office:value-type="float" office:value="0" calcext:value-type="float">
            <text:p>0</text:p>
          </table:table-cell>
          <table:table-cell table:formula="of:=[.E386]" office:value-type="float" office:value="1" calcext:value-type="float">
            <text:p>1</text:p>
          </table:table-cell>
          <table:table-cell table:formula="of:=[.E441]" office:value-type="float" office:value="1" calcext:value-type="float">
            <text:p>1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ROUND(1+RAND()*[.C265])" office:value-type="float" office:value="7019357" calcext:value-type="float">
            <text:p>7019357</text:p>
          </table:table-cell>
          <table:table-cell table:formula="of:=[.C264]" office:value-type="float" office:value="99999999" calcext:value-type="float">
            <text:p>99999999</text:p>
          </table:table-cell>
          <table:table-cell table:formula="of:=ISEVEN([.B265])+1" office:value-type="float" office:value="1" calcext:value-type="float">
            <text:p>1</text:p>
          </table:table-cell>
          <table:table-cell/>
          <table:table-cell office:value-type="string" calcext:value-type="string">
            <text:p>Moving Line 2</text:p>
          </table:table-cell>
          <table:table-cell office:value-type="float" office:value="11" calcext:value-type="float">
            <text:p>11</text:p>
          </table:table-cell>
          <table:table-cell table:formula="of:=[.D266]" office:value-type="float" office:value="1" calcext:value-type="float">
            <text:p>1</text:p>
          </table:table-cell>
          <table:table-cell table:formula="of:=[.E283]" office:value-type="float" office:value="2" calcext:value-type="float">
            <text:p>2</text:p>
          </table:table-cell>
          <table:table-cell table:formula="of:=[.D302]" office:value-type="float" office:value="2" calcext:value-type="float">
            <text:p>2</text:p>
          </table:table-cell>
          <table:table-cell table:formula="of:=[.E319]" office:value-type="float" office:value="2" calcext:value-type="float">
            <text:p>2</text:p>
          </table:table-cell>
          <table:table-cell table:formula="of:=[.E404]" office:value-type="float" office:value="2" calcext:value-type="float">
            <text:p>2</text:p>
          </table:table-cell>
          <table:table-cell table:formula="of:=[.E425]" office:value-type="float" office:value="1" calcext:value-type="float">
            <text:p>1</text:p>
          </table:table-cell>
          <table:table-cell table:formula="of:=[.E336]" office:value-type="float" office:value="2" calcext:value-type="float">
            <text:p>2</text:p>
          </table:table-cell>
          <table:table-cell table:formula="of:=[.E353]" office:value-type="float" office:value="2" calcext:value-type="float">
            <text:p>2</text:p>
          </table:table-cell>
          <table:table-cell table:formula="of:=[.E370]" office:value-type="float" office:value="0" calcext:value-type="float">
            <text:p>0</text:p>
          </table:table-cell>
          <table:table-cell table:formula="of:=[.E387]" office:value-type="float" office:value="1" calcext:value-type="float">
            <text:p>1</text:p>
          </table:table-cell>
          <table:table-cell table:formula="of:=[.E442]" office:value-type="float" office:value="1" calcext:value-type="float">
            <text:p>1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ROUND(1+RAND()*[.C266])" office:value-type="float" office:value="89835633" calcext:value-type="float">
            <text:p>89835633</text:p>
          </table:table-cell>
          <table:table-cell table:formula="of:=[.C265]" office:value-type="float" office:value="99999999" calcext:value-type="float">
            <text:p>99999999</text:p>
          </table:table-cell>
          <table:table-cell table:formula="of:=ISEVEN([.B266])+1" office:value-type="float" office:value="1" calcext:value-type="float">
            <text:p>1</text:p>
          </table:table-cell>
          <table:table-cell/>
          <table:table-cell office:value-type="string" calcext:value-type="string">
            <text:p>Moving Line 1</text:p>
          </table:table-cell>
          <table:table-cell office:value-type="float" office:value="12" calcext:value-type="float">
            <text:p>12</text:p>
          </table:table-cell>
          <table:table-cell table:formula="of:=[.D267]" office:value-type="float" office:value="1" calcext:value-type="float">
            <text:p>1</text:p>
          </table:table-cell>
          <table:table-cell table:formula="of:=[.E284]" office:value-type="float" office:value="2" calcext:value-type="float">
            <text:p>2</text:p>
          </table:table-cell>
          <table:table-cell table:formula="of:=[.D303]" office:value-type="float" office:value="2" calcext:value-type="float">
            <text:p>2</text:p>
          </table:table-cell>
          <table:table-cell table:formula="of:=[.E320]" office:value-type="float" office:value="2" calcext:value-type="float">
            <text:p>2</text:p>
          </table:table-cell>
          <table:table-cell table:formula="of:=[.E405]" office:value-type="float" office:value="1" calcext:value-type="float">
            <text:p>1</text:p>
          </table:table-cell>
          <table:table-cell table:formula="of:=[.E426]" office:value-type="float" office:value="1" calcext:value-type="float">
            <text:p>1</text:p>
          </table:table-cell>
          <table:table-cell table:formula="of:=[.E337]" office:value-type="float" office:value="2" calcext:value-type="float">
            <text:p>2</text:p>
          </table:table-cell>
          <table:table-cell table:formula="of:=[.E354]" office:value-type="float" office:value="2" calcext:value-type="float">
            <text:p>2</text:p>
          </table:table-cell>
          <table:table-cell table:formula="of:=[.E371]" office:value-type="float" office:value="0" calcext:value-type="float">
            <text:p>0</text:p>
          </table:table-cell>
          <table:table-cell table:formula="of:=[.E388]" office:value-type="float" office:value="1" calcext:value-type="float">
            <text:p>1</text:p>
          </table:table-cell>
          <table:table-cell table:formula="of:=[.E443]" office:value-type="float" office:value="2" calcext:value-type="float">
            <text:p>2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ROUND(1+RAND()*[.C267])" office:value-type="float" office:value="58669127" calcext:value-type="float">
            <text:p>58669127</text:p>
          </table:table-cell>
          <table:table-cell table:formula="of:=[.C266]" office:value-type="float" office:value="99999999" calcext:value-type="float">
            <text:p>99999999</text:p>
          </table:table-cell>
          <table:table-cell table:formula="of:=ISEVEN([.B267])+1" office:value-type="float" office:value="1" calcext:value-type="float">
            <text:p>1</text:p>
          </table:table-cell>
          <table:table-cell table:number-columns-repeated="78"/>
        </table:table-row>
        <table:table-row table:style-name="ro2">
          <table:table-cell table:number-columns-repeated="6"/>
          <table:table-cell office:value-type="string" calcext:value-type="string">
            <text:p>Four Pillars </text:p>
          </table:table-cell>
          <table:table-cell office:value-type="string" calcext:value-type="string">
            <text:p><text:s/>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16 Beads</text:p>
          </table:table-cell>
          <table:table-cell table:number-columns-repeated="81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number-columns-repeated="75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BC / AD</text:p>
          </table:table-cell>
          <table:table-cell table:formula="of:=[Data.B54]" office:value-type="float" office:value="1" calcext:value-type="float">
            <text:p>1</text:p>
          </table:table-cell>
          <table:table-cell table:formula="of:=[.H271]*([.H272]+([.H273]/12)+(([.H274]/30)))" office:value-type="float" office:value="2015.15" calcext:value-type="float">
            <text:p>2015,15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ROUND(1+RAND()*[.C272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IF([.B272]&lt;6;7;IF([.B272]&gt;13;9;IF([.B272]=13;6;8)))" office:value-type="float" office:value="9" calcext:value-type="float">
            <text:p>9</text:p>
          </table:table-cell>
          <table:table-cell table:formula="of:=IF(ISODD([.D272]);1;2)" office:value-type="float" office:value="1" calcext:value-type="float">
            <text:p>1</text:p>
          </table:table-cell>
          <table:table-cell/>
          <table:table-cell office:value-type="string" calcext:value-type="string">
            <text:p>Yea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ROUND(1+RAND()*[.C273])" office:value-type="float" office:value="13" calcext:value-type="float">
            <text:p>13</text:p>
          </table:table-cell>
          <table:table-cell table:formula="of:=[.C272]" office:value-type="float" office:value="15" calcext:value-type="float">
            <text:p>15</text:p>
          </table:table-cell>
          <table:table-cell table:formula="of:=IF([.B273]&lt;6;7;IF([.B273]&gt;13;9;IF([.B273]=13;6;8)))" office:value-type="float" office:value="6" calcext:value-type="float">
            <text:p>6</text:p>
          </table:table-cell>
          <table:table-cell table:formula="of:=IF(ISODD([.D273]);1;2)" office:value-type="float" office:value="2" calcext:value-type="float">
            <text:p>2</text:p>
          </table:table-cell>
          <table:table-cell/>
          <table:table-cell office:value-type="string" calcext:value-type="string">
            <text:p>Month</text:p>
          </table:table-cell>
          <table:table-cell table:formula="of:=[Data.B56]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ROUND(1+RAND()*[.C274])" office:value-type="float" office:value="5" calcext:value-type="float">
            <text:p>5</text:p>
          </table:table-cell>
          <table:table-cell table:formula="of:=[.C273]" office:value-type="float" office:value="15" calcext:value-type="float">
            <text:p>15</text:p>
          </table:table-cell>
          <table:table-cell table:formula="of:=IF([.B274]&lt;6;7;IF([.B274]&gt;13;9;IF([.B274]=13;6;8)))" office:value-type="float" office:value="7" calcext:value-type="float">
            <text:p>7</text:p>
          </table:table-cell>
          <table:table-cell table:formula="of:=IF(ISODD([.D274]);1;2)" office:value-type="float" office:value="1" calcext:value-type="float">
            <text:p>1</text:p>
          </table:table-cell>
          <table:table-cell/>
          <table:table-cell office:value-type="string" calcext:value-type="string">
            <text:p>Day of Month</text:p>
          </table:table-cell>
          <table:table-cell table:formula="of:=[Data.B57]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ROUND(1+RAND()*[.C275])" office:value-type="float" office:value="7" calcext:value-type="float">
            <text:p>7</text:p>
          </table:table-cell>
          <table:table-cell table:formula="of:=[.C274]" office:value-type="float" office:value="15" calcext:value-type="float">
            <text:p>15</text:p>
          </table:table-cell>
          <table:table-cell table:formula="of:=IF([.B275]&lt;6;7;IF([.B275]&gt;13;9;IF([.B275]=13;6;8)))" office:value-type="float" office:value="8" calcext:value-type="float">
            <text:p>8</text:p>
          </table:table-cell>
          <table:table-cell table:formula="of:=IF(ISODD([.D275]);1;2)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ROUND(1+RAND()*[.C276])" office:value-type="float" office:value="7" calcext:value-type="float">
            <text:p>7</text:p>
          </table:table-cell>
          <table:table-cell table:formula="of:=[.C275]" office:value-type="float" office:value="15" calcext:value-type="float">
            <text:p>15</text:p>
          </table:table-cell>
          <table:table-cell table:formula="of:=IF([.B276]&lt;6;7;IF([.B276]&gt;13;9;IF([.B276]=13;6;8)))" office:value-type="float" office:value="8" calcext:value-type="float">
            <text:p>8</text:p>
          </table:table-cell>
          <table:table-cell table:formula="of:=IF(ISODD([.D276]);1;2)" office:value-type="float" office:value="2" calcext:value-type="float">
            <text:p>2</text:p>
          </table:table-cell>
          <table:table-cell/>
          <table:table-cell office:value-type="string" calcext:value-type="string">
            <text:p>Time</text:p>
          </table:table-cell>
          <table:table-cell table:number-columns-repeated="75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ROUND(1+RAND()*[.C277])" office:value-type="float" office:value="15" calcext:value-type="float">
            <text:p>15</text:p>
          </table:table-cell>
          <table:table-cell table:formula="of:=[.C276]" office:value-type="float" office:value="15" calcext:value-type="float">
            <text:p>15</text:p>
          </table:table-cell>
          <table:table-cell table:formula="of:=IF([.B277]&lt;6;7;IF([.B277]&gt;13;9;IF([.B277]=13;6;8)))" office:value-type="float" office:value="9" calcext:value-type="float">
            <text:p>9</text:p>
          </table:table-cell>
          <table:table-cell table:formula="of:=IF(ISODD([.D277]);1;2)" office:value-type="float" office:value="1" calcext:value-type="float">
            <text:p>1</text:p>
          </table:table-cell>
          <table:table-cell/>
          <table:table-cell office:value-type="string" calcext:value-type="string">
            <text:p>UTC</text:p>
          </table:table-cell>
          <table:table-cell table:formula="of:=[Data.B60]" office:value-type="float" office:value="0" calcext:value-type="float">
            <text:p>0</text:p>
          </table:table-cell>
          <table:table-cell table:formula="of:=[.H277]+([.H278]+([.H279]/60)+(([.H280]/60)/60))" office:value-type="float" office:value="12.999722" calcext:value-type="float">
            <text:p>12,999722</text:p>
          </table:table-cell>
          <table:table-cell table:number-columns-repeated="73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Hours</text:p>
          </table:table-cell>
          <table:table-cell table:formula="of:=[Data.B61]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ISEVEN([.D272])+1" office:value-type="float" office:value="1" calcext:value-type="float">
            <text:p>1</text:p>
          </table:table-cell>
          <table:table-cell table:formula="of:=ISODD([.D272])+1" office:value-type="float" office:value="2" calcext:value-type="float">
            <text:p>2</text:p>
          </table:table-cell>
          <table:table-cell table:formula="of:=IF([.B272]&gt;13;[.C279];[.B279])" office:value-type="float" office:value="2" calcext:value-type="float">
            <text:p>2</text:p>
          </table:table-cell>
          <table:table-cell table:formula="of:=[.D279]" office:value-type="float" office:value="2" calcext:value-type="float">
            <text:p>2</text:p>
          </table:table-cell>
          <table:table-cell/>
          <table:table-cell office:value-type="string" calcext:value-type="string">
            <text:p>Minutes</text:p>
          </table:table-cell>
          <table:table-cell table:formula="of:=[Data.B62]"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ISEVEN([.D273])+1" office:value-type="float" office:value="2" calcext:value-type="float">
            <text:p>2</text:p>
          </table:table-cell>
          <table:table-cell table:formula="of:=ISODD([.D273])+1" office:value-type="float" office:value="1" calcext:value-type="float">
            <text:p>1</text:p>
          </table:table-cell>
          <table:table-cell table:formula="of:=IF([.B273]&gt;13;[.C280];[.B280])" office:value-type="float" office:value="2" calcext:value-type="float">
            <text:p>2</text:p>
          </table:table-cell>
          <table:table-cell table:formula="of:=[.D280]" office:value-type="float" office:value="2" calcext:value-type="float">
            <text:p>2</text:p>
          </table:table-cell>
          <table:table-cell/>
          <table:table-cell office:value-type="string" calcext:value-type="string">
            <text:p>Seconds</text:p>
          </table:table-cell>
          <table:table-cell table:formula="of:=[Data.B63]"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ISEVEN([.D274])+1" office:value-type="float" office:value="1" calcext:value-type="float">
            <text:p>1</text:p>
          </table:table-cell>
          <table:table-cell table:formula="of:=ISODD([.D274])+1" office:value-type="float" office:value="2" calcext:value-type="float">
            <text:p>2</text:p>
          </table:table-cell>
          <table:table-cell table:formula="of:=IF([.B274]&gt;13;[.C281];[.B281])" office:value-type="float" office:value="1" calcext:value-type="float">
            <text:p>1</text:p>
          </table:table-cell>
          <table:table-cell table:formula="of:=[.D281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ISEVEN([.D275])+1" office:value-type="float" office:value="2" calcext:value-type="float">
            <text:p>2</text:p>
          </table:table-cell>
          <table:table-cell table:formula="of:=ISODD([.D275])+1" office:value-type="float" office:value="1" calcext:value-type="float">
            <text:p>1</text:p>
          </table:table-cell>
          <table:table-cell table:formula="of:=IF([.B275]&gt;13;[.C282];[.B282])" office:value-type="float" office:value="2" calcext:value-type="float">
            <text:p>2</text:p>
          </table:table-cell>
          <table:table-cell table:formula="of:=[.D282]" office:value-type="float" office:value="2" calcext:value-type="float">
            <text:p>2</text:p>
          </table:table-cell>
          <table:table-cell/>
          <table:table-cell office:value-type="string" calcext:value-type="string">
            <text:p>Longitude</text:p>
          </table:table-cell>
          <table:table-cell table:number-columns-repeated="75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ISEVEN([.D276])+1" office:value-type="float" office:value="2" calcext:value-type="float">
            <text:p>2</text:p>
          </table:table-cell>
          <table:table-cell table:formula="of:=ISODD([.D276])+1" office:value-type="float" office:value="1" calcext:value-type="float">
            <text:p>1</text:p>
          </table:table-cell>
          <table:table-cell table:formula="of:=IF([.B276]&gt;13;[.C283];[.B283])" office:value-type="float" office:value="2" calcext:value-type="float">
            <text:p>2</text:p>
          </table:table-cell>
          <table:table-cell table:formula="of:=[.D283]" office:value-type="float" office:value="2" calcext:value-type="float">
            <text:p>2</text:p>
          </table:table-cell>
          <table:table-cell/>
          <table:table-cell office:value-type="string" calcext:value-type="string">
            <text:p>East / West</text:p>
          </table:table-cell>
          <table:table-cell table:formula="of:=[Data.B66]" office:value-type="float" office:value="1" calcext:value-type="float">
            <text:p>1</text:p>
          </table:table-cell>
          <table:table-cell table:formula="of:=[.H283]*([.H284]+([.H285]/60)+(([.H286]/60)/60))" office:value-type="float" office:value="2.051111" calcext:value-type="float">
            <text:p>2,051111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ISEVEN([.D277])+1" office:value-type="float" office:value="1" calcext:value-type="float">
            <text:p>1</text:p>
          </table:table-cell>
          <table:table-cell table:formula="of:=ISODD([.D277])+1" office:value-type="float" office:value="2" calcext:value-type="float">
            <text:p>2</text:p>
          </table:table-cell>
          <table:table-cell table:formula="of:=IF([.B277]&gt;13;[.C284];[.B284])" office:value-type="float" office:value="2" calcext:value-type="float">
            <text:p>2</text:p>
          </table:table-cell>
          <table:table-cell table:formula="of:=[.D284]" office:value-type="float" office:value="2" calcext:value-type="float">
            <text:p>2</text:p>
          </table:table-cell>
          <table:table-cell/>
          <table:table-cell office:value-type="string" calcext:value-type="string">
            <text:p>Degrees</text:p>
          </table:table-cell>
          <table:table-cell table:formula="of:=[Data.B67]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73"/>
        </table:table-row>
        <table:table-row table:style-name="ro2">
          <table:table-cell table:number-columns-repeated="6"/>
          <table:table-cell office:value-type="string" calcext:value-type="string">
            <text:p>Minutes</text:p>
          </table:table-cell>
          <table:table-cell table:formula="of:=[Data.B68]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6 Coins</text:p>
          </table:table-cell>
          <table:table-cell table:number-columns-repeated="5"/>
          <table:table-cell office:value-type="string" calcext:value-type="string">
            <text:p>Seconds</text:p>
          </table:table-cell>
          <table:table-cell table:formula="of:=[Data.B69]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73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table:number-columns-repeated="2"/>
          <table:table-cell office:value-type="string" calcext:value-type="string">
            <text:p>Lattitude</text:p>
          </table:table-cell>
          <table:table-cell table:number-columns-repeated="75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ROUND(1+RAND()*[.C289])" office:value-type="float" office:value="355" calcext:value-type="float">
            <text:p>355</text:p>
          </table:table-cell>
          <table:table-cell office:value-type="float" office:value="10000" calcext:value-type="float">
            <text:p>10000</text:p>
          </table:table-cell>
          <table:table-cell table:formula="of:=ISEVEN([.B289])+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th / Side</text:p>
          </table:table-cell>
          <table:table-cell table:formula="of:=[Data.B72]" office:value-type="float" office:value="1" calcext:value-type="float">
            <text:p>1</text:p>
          </table:table-cell>
          <table:table-cell table:formula="of:=[.H289]*([.H290]+([.H291]/60)+(([.H292]/60)/60))" office:value-type="float" office:value="45.504167" calcext:value-type="float">
            <text:p>45,504167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ROUND(1+RAND()*[.C290])" office:value-type="float" office:value="5142" calcext:value-type="float">
            <text:p>5142</text:p>
          </table:table-cell>
          <table:table-cell table:formula="of:=[.C289]" office:value-type="float" office:value="10000" calcext:value-type="float">
            <text:p>10000</text:p>
          </table:table-cell>
          <table:table-cell table:formula="of:=ISEVEN([.B290])+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gre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ROUND(1+RAND()*[.C291])" office:value-type="float" office:value="1068" calcext:value-type="float">
            <text:p>1068</text:p>
          </table:table-cell>
          <table:table-cell table:formula="of:=[.C290]" office:value-type="float" office:value="10000" calcext:value-type="float">
            <text:p>10000</text:p>
          </table:table-cell>
          <table:table-cell table:formula="of:=ISEVEN([.B291])+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nu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ROUND(1+RAND()*[.C292])" office:value-type="float" office:value="1056" calcext:value-type="float">
            <text:p>1056</text:p>
          </table:table-cell>
          <table:table-cell table:formula="of:=[.C291]" office:value-type="float" office:value="10000" calcext:value-type="float">
            <text:p>10000</text:p>
          </table:table-cell>
          <table:table-cell table:formula="of:=ISEVEN([.B292])+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o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ROUND(1+RAND()*[.C293])" office:value-type="float" office:value="160" calcext:value-type="float">
            <text:p>160</text:p>
          </table:table-cell>
          <table:table-cell table:formula="of:=[.C292]" office:value-type="float" office:value="10000" calcext:value-type="float">
            <text:p>10000</text:p>
          </table:table-cell>
          <table:table-cell table:formula="of:=ISEVEN([.B293])+1" office:value-type="float" office:value="2" calcext:value-type="float">
            <text:p>2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ROUND(1+RAND()*[.C294])" office:value-type="float" office:value="6156" calcext:value-type="float">
            <text:p>6156</text:p>
          </table:table-cell>
          <table:table-cell table:formula="of:=[.C293]" office:value-type="float" office:value="10000" calcext:value-type="float">
            <text:p>10000</text:p>
          </table:table-cell>
          <table:table-cell table:formula="of:=ISEVEN([.B294])+1" office:value-type="float" office:value="2" calcext:value-type="float">
            <text:p>2</text:p>
          </table:table-cell>
          <table:table-cell table:number-columns-repeated="78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Coin 7</text:p>
          </table:table-cell>
          <table:table-cell table:formula="of:=ROUND(1+RAND()*[.C296]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ROUND([.B296])" office:value-type="float" office:value="5" calcext:value-type="float">
            <text:p>5</text:p>
          </table:table-cell>
          <table:table-cell table:number-columns-repeated="78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[.D289]" office:value-type="float" office:value="1" calcext:value-type="float">
            <text:p>1</text:p>
          </table:table-cell>
          <table:table-cell table:formula="of:=IF([.B298]=1;2;1)" office:value-type="float" office:value="2" calcext:value-type="float">
            <text:p>2</text:p>
          </table:table-cell>
          <table:table-cell table:formula="of:=IF([.D296]=6;[.C298];[.B298])" office:value-type="float" office:value="1" calcext:value-type="float">
            <text:p>1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[.D290]" office:value-type="float" office:value="2" calcext:value-type="float">
            <text:p>2</text:p>
          </table:table-cell>
          <table:table-cell table:formula="of:=IF([.B299]=1;2;1)" office:value-type="float" office:value="1" calcext:value-type="float">
            <text:p>1</text:p>
          </table:table-cell>
          <table:table-cell table:formula="of:=IF([.D296]=5;[.C299];[.B299])" office:value-type="float" office:value="1" calcext:value-type="float">
            <text:p>1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[.D291]" office:value-type="float" office:value="2" calcext:value-type="float">
            <text:p>2</text:p>
          </table:table-cell>
          <table:table-cell table:formula="of:=IF([.B300]=1;2;1)" office:value-type="float" office:value="1" calcext:value-type="float">
            <text:p>1</text:p>
          </table:table-cell>
          <table:table-cell table:formula="of:=IF([.D296]=4;[.C300];[.B300])" office:value-type="float" office:value="2" calcext:value-type="float">
            <text:p>2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[.D292]" office:value-type="float" office:value="2" calcext:value-type="float">
            <text:p>2</text:p>
          </table:table-cell>
          <table:table-cell table:formula="of:=IF([.B301]=1;2;1)" office:value-type="float" office:value="1" calcext:value-type="float">
            <text:p>1</text:p>
          </table:table-cell>
          <table:table-cell table:formula="of:=IF([.D296]=3;[.C301];[.B301])" office:value-type="float" office:value="2" calcext:value-type="float">
            <text:p>2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[.D293]" office:value-type="float" office:value="2" calcext:value-type="float">
            <text:p>2</text:p>
          </table:table-cell>
          <table:table-cell table:formula="of:=IF([.B302]=1;2;1)" office:value-type="float" office:value="1" calcext:value-type="float">
            <text:p>1</text:p>
          </table:table-cell>
          <table:table-cell table:formula="of:=IF([.D296]=2;[.C302];[.B302])" office:value-type="float" office:value="2" calcext:value-type="float">
            <text:p>2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[.D294]" office:value-type="float" office:value="2" calcext:value-type="float">
            <text:p>2</text:p>
          </table:table-cell>
          <table:table-cell table:formula="of:=IF([.B303]=1;2;1)" office:value-type="float" office:value="1" calcext:value-type="float">
            <text:p>1</text:p>
          </table:table-cell>
          <table:table-cell table:formula="of:=IF([.D296]=1;[.C303];[.B303])" office:value-type="float" office:value="2" calcext:value-type="float">
            <text:p>2</text:p>
          </table:table-cell>
          <table:table-cell table:number-columns-repeated="78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3 Coins</text:p>
          </table:table-cell>
          <table:table-cell table:number-columns-repeated="81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1+RAND()*[.C308]" office:value-type="float" office:value="9.103803" calcext:value-type="float">
            <text:p>9,103803</text:p>
          </table:table-cell>
          <table:table-cell office:value-type="float" office:value="15" calcext:value-type="float">
            <text:p>15</text:p>
          </table:table-cell>
          <table:table-cell table:formula="of:=IF([.B308]&lt;7;8;IF([.B308]&gt;14;6;IF([.B308]=13;9;IF([.B308]=14;9;7))))" office:value-type="float" office:value="7" calcext:value-type="float">
            <text:p>7</text:p>
          </table:table-cell>
          <table:table-cell table:formula="of:=IF(ISODD([.D308]);1;2)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1+RAND()*[.C309]" office:value-type="float" office:value="1.451515" calcext:value-type="float">
            <text:p>1,451515</text:p>
          </table:table-cell>
          <table:table-cell table:formula="of:=[.C308]" office:value-type="float" office:value="15" calcext:value-type="float">
            <text:p>15</text:p>
          </table:table-cell>
          <table:table-cell table:formula="of:=IF([.B309]&lt;7;8;IF([.B309]&gt;14;6;IF([.B309]=13;9;IF([.B309]=14;9;7))))" office:value-type="float" office:value="8" calcext:value-type="float">
            <text:p>8</text:p>
          </table:table-cell>
          <table:table-cell table:formula="of:=IF(ISODD([.D309]);1;2)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1+RAND()*[.C310]" office:value-type="float" office:value="2.052058" calcext:value-type="float">
            <text:p>2,052058</text:p>
          </table:table-cell>
          <table:table-cell table:formula="of:=[.C309]" office:value-type="float" office:value="15" calcext:value-type="float">
            <text:p>15</text:p>
          </table:table-cell>
          <table:table-cell table:formula="of:=IF([.B310]&lt;7;8;IF([.B310]&gt;14;6;IF([.B310]=13;9;IF([.B310]=14;9;7))))" office:value-type="float" office:value="8" calcext:value-type="float">
            <text:p>8</text:p>
          </table:table-cell>
          <table:table-cell table:formula="of:=IF(ISODD([.D310]);1;2)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1+RAND()*[.C311]" office:value-type="float" office:value="12.988532" calcext:value-type="float">
            <text:p>12,988532</text:p>
          </table:table-cell>
          <table:table-cell table:formula="of:=[.C310]" office:value-type="float" office:value="15" calcext:value-type="float">
            <text:p>15</text:p>
          </table:table-cell>
          <table:table-cell table:formula="of:=IF([.B311]&lt;7;8;IF([.B311]&gt;14;6;IF([.B311]=13;9;IF([.B311]=14;9;7))))" office:value-type="float" office:value="7" calcext:value-type="float">
            <text:p>7</text:p>
          </table:table-cell>
          <table:table-cell table:formula="of:=IF(ISODD([.D311]);1;2)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1+RAND()*[.C312]" office:value-type="float" office:value="3.51058" calcext:value-type="float">
            <text:p>3,51058</text:p>
          </table:table-cell>
          <table:table-cell table:formula="of:=[.C311]" office:value-type="float" office:value="15" calcext:value-type="float">
            <text:p>15</text:p>
          </table:table-cell>
          <table:table-cell table:formula="of:=IF([.B312]&lt;7;8;IF([.B312]&gt;14;6;IF([.B312]=13;9;IF([.B312]=14;9;7))))" office:value-type="float" office:value="8" calcext:value-type="float">
            <text:p>8</text:p>
          </table:table-cell>
          <table:table-cell table:formula="of:=IF(ISODD([.D312]);1;2)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1+RAND()*[.C313]" office:value-type="float" office:value="6.66981" calcext:value-type="float">
            <text:p>6,66981</text:p>
          </table:table-cell>
          <table:table-cell table:formula="of:=[.C312]" office:value-type="float" office:value="15" calcext:value-type="float">
            <text:p>15</text:p>
          </table:table-cell>
          <table:table-cell table:formula="of:=IF([.B313]&lt;7;8;IF([.B313]&gt;14;6;IF([.B313]=13;9;IF([.B313]=14;9;7))))" office:value-type="float" office:value="8" calcext:value-type="float">
            <text:p>8</text:p>
          </table:table-cell>
          <table:table-cell table:formula="of:=IF(ISODD([.D313]);1;2)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ISEVEN([.D308])+1" office:value-type="float" office:value="1" calcext:value-type="float">
            <text:p>1</text:p>
          </table:table-cell>
          <table:table-cell table:formula="of:=ISODD([.D308])+1" office:value-type="float" office:value="2" calcext:value-type="float">
            <text:p>2</text:p>
          </table:table-cell>
          <table:table-cell table:formula="of:=IF([.B308]&gt;12;[.C315];[.B315])" office:value-type="float" office:value="1" calcext:value-type="float">
            <text:p>1</text:p>
          </table:table-cell>
          <table:table-cell table:formula="of:=[.D315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ISEVEN([.D309])+1" office:value-type="float" office:value="2" calcext:value-type="float">
            <text:p>2</text:p>
          </table:table-cell>
          <table:table-cell table:formula="of:=ISODD([.D309])+1" office:value-type="float" office:value="1" calcext:value-type="float">
            <text:p>1</text:p>
          </table:table-cell>
          <table:table-cell table:formula="of:=IF([.B309]&gt;12;[.C316];[.B316])" office:value-type="float" office:value="2" calcext:value-type="float">
            <text:p>2</text:p>
          </table:table-cell>
          <table:table-cell table:formula="of:=[.D316]" office:value-type="float" office:value="2" calcext:value-type="float">
            <text:p>2</text:p>
          </table:table-cell>
          <table:table-cell table:number-columns-repeated="2"/>
          <table:table-cell table:style-name="ce41"/>
          <table:table-cell table:number-columns-repeated="74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ISEVEN([.D310])+1" office:value-type="float" office:value="2" calcext:value-type="float">
            <text:p>2</text:p>
          </table:table-cell>
          <table:table-cell table:formula="of:=ISODD([.D310])+1" office:value-type="float" office:value="1" calcext:value-type="float">
            <text:p>1</text:p>
          </table:table-cell>
          <table:table-cell table:formula="of:=IF([.B310]&gt;12;[.C317];[.B317])" office:value-type="float" office:value="2" calcext:value-type="float">
            <text:p>2</text:p>
          </table:table-cell>
          <table:table-cell table:formula="of:=[.D317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ISEVEN([.D311])+1" office:value-type="float" office:value="1" calcext:value-type="float">
            <text:p>1</text:p>
          </table:table-cell>
          <table:table-cell table:formula="of:=ISODD([.D311])+1" office:value-type="float" office:value="2" calcext:value-type="float">
            <text:p>2</text:p>
          </table:table-cell>
          <table:table-cell table:formula="of:=IF([.B311]&gt;12;[.C318];[.B318])" office:value-type="float" office:value="2" calcext:value-type="float">
            <text:p>2</text:p>
          </table:table-cell>
          <table:table-cell table:formula="of:=[.D318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ISEVEN([.D312])+1" office:value-type="float" office:value="2" calcext:value-type="float">
            <text:p>2</text:p>
          </table:table-cell>
          <table:table-cell table:formula="of:=ISODD([.D312])+1" office:value-type="float" office:value="1" calcext:value-type="float">
            <text:p>1</text:p>
          </table:table-cell>
          <table:table-cell table:formula="of:=IF([.B312]&gt;12;[.C319];[.B319])" office:value-type="float" office:value="2" calcext:value-type="float">
            <text:p>2</text:p>
          </table:table-cell>
          <table:table-cell table:formula="of:=[.D319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ISEVEN([.D313])+1" office:value-type="float" office:value="2" calcext:value-type="float">
            <text:p>2</text:p>
          </table:table-cell>
          <table:table-cell table:formula="of:=ISODD([.D313])+1" office:value-type="float" office:value="1" calcext:value-type="float">
            <text:p>1</text:p>
          </table:table-cell>
          <table:table-cell table:formula="of:=IF([.B313]&gt;12;[.C320];[.B320])" office:value-type="float" office:value="2" calcext:value-type="float">
            <text:p>2</text:p>
          </table:table-cell>
          <table:table-cell table:formula="of:=[.D320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My Hexagram</text:p>
          </table:table-cell>
          <table:table-cell office:value-type="string" calcext:value-type="string">
            <text:p>H324:BS330</text:p>
          </table:table-cell>
          <table:table-cell office:value-type="string" calcext:value-type="string">
            <text:p>c46:d47</text:p>
          </table:table-cell>
          <table:table-cell table:number-columns-repeated="12"/>
          <table:table-cell office:value-type="string" calcext:value-type="string">
            <text:p>C57:D120</text:p>
          </table:table-cell>
          <table:table-cell table:number-columns-repeated="66"/>
        </table:table-row>
        <table:table-row table:style-name="ro2">
          <table:table-cell table:number-columns-repeated="7"/>
          <table:table-cell office:value-type="string" calcext:value-type="string">
            <text:p>1 solid</text:p>
          </table:table-cell>
          <table:table-cell office:value-type="string" calcext:value-type="string">
            <text:p>2 broken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Throw</text:p>
          </table:table-cell>
          <table:table-cell table:style-name="ce40" table:formula="of:=[Data.B21]" office:value-type="float" office:value="2" calcext:value-type="float">
            <text:p>2,00</text:p>
          </table:table-cell>
          <table:table-cell table:formula="of:=VLOOKUP([.B324];[.C57:.D120];2)" office:value-type="string" office:string-value="䷁" calcext:value-type="string">
            <text:p>䷁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HLOOKUP([.B324];[.H324:.BS330];2)" office:value-type="float" office:value="2" calcext:value-type="float">
            <text:p>2</text:p>
          </table:table-cell>
          <table:table-cell table:formula="of:=VLOOKUP([.B325];[.C46:.D47];2)" office:value-type="string" office:string-value="⚋" calcext:value-type="string">
            <text:p>⚋</text:p>
          </table:table-cell>
          <table:table-cell/>
          <table:table-cell table:formula="of:=[.B325]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HLOOKUP([.B324];[.H324:.BS330];3)" office:value-type="float" office:value="2" calcext:value-type="float">
            <text:p>2</text:p>
          </table:table-cell>
          <table:table-cell table:formula="of:=VLOOKUP([.B326];[.C46:.D47];2)" office:value-type="string" office:string-value="⚋" calcext:value-type="string">
            <text:p>⚋</text:p>
          </table:table-cell>
          <table:table-cell/>
          <table:table-cell table:formula="of:=[.B326]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HLOOKUP([.B324];[.H324:.BS330];4)" office:value-type="float" office:value="2" calcext:value-type="float">
            <text:p>2</text:p>
          </table:table-cell>
          <table:table-cell table:formula="of:=VLOOKUP([.B327];[.C46:.D47];2)" office:value-type="string" office:string-value="⚋" calcext:value-type="string">
            <text:p>⚋</text:p>
          </table:table-cell>
          <table:table-cell/>
          <table:table-cell table:formula="of:=[.B327]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HLOOKUP([.B324];[.H324:.BS330];5)" office:value-type="float" office:value="2" calcext:value-type="float">
            <text:p>2</text:p>
          </table:table-cell>
          <table:table-cell table:formula="of:=VLOOKUP([.B328];[.C46:.D47];2)" office:value-type="string" office:string-value="⚋" calcext:value-type="string">
            <text:p>⚋</text:p>
          </table:table-cell>
          <table:table-cell/>
          <table:table-cell table:formula="of:=[.B328]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HLOOKUP([.B324];[.H324:.BS330];6)" office:value-type="float" office:value="2" calcext:value-type="float">
            <text:p>2</text:p>
          </table:table-cell>
          <table:table-cell table:formula="of:=VLOOKUP([.B329];[.C46:.D47];2)" office:value-type="string" office:string-value="⚋" calcext:value-type="string">
            <text:p>⚋</text:p>
          </table:table-cell>
          <table:table-cell/>
          <table:table-cell table:formula="of:=[.B329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HLOOKUP([.B324];[.H324:.BS330];7)" office:value-type="float" office:value="2" calcext:value-type="float">
            <text:p>2</text:p>
          </table:table-cell>
          <table:table-cell table:formula="of:=VLOOKUP([.B330];[.C46:.D47];2)" office:value-type="string" office:string-value="⚋" calcext:value-type="string">
            <text:p>⚋</text:p>
          </table:table-cell>
          <table:table-cell/>
          <table:table-cell table:formula="of:=[.B330]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table:style-name="ce40" table:formula="of:=[Data.B22]" office:value-type="float" office:value="2" calcext:value-type="float">
            <text:p>2,00</text:p>
          </table:table-cell>
          <table:table-cell table:formula="of:=VLOOKUP([.B331];[.C57:.D120];2)" office:value-type="string" office:string-value="䷁" calcext:value-type="string">
            <text:p>䷁</text:p>
          </table:table-cell>
          <table:table-cell table:number-columns-repeated="4"/>
          <table:table-cell table:formula="of:=VLOOKUP([.H324];[.C57:.D120];2)" office:value-type="string" office:string-value="䷀" calcext:value-type="string">
            <text:p>䷀</text:p>
          </table:table-cell>
          <table:table-cell table:formula="of:=VLOOKUP([.I324];[.C57:.D120];2)" office:value-type="string" office:string-value="䷁" calcext:value-type="string">
            <text:p>䷁</text:p>
          </table:table-cell>
          <table:table-cell table:formula="of:=VLOOKUP([.J324];[.C57:.D120];2)" office:value-type="string" office:string-value="䷂" calcext:value-type="string">
            <text:p>䷂</text:p>
          </table:table-cell>
          <table:table-cell table:formula="of:=VLOOKUP([.K324];[.C57:.D120];2)" office:value-type="string" office:string-value="䷃" calcext:value-type="string">
            <text:p>䷃</text:p>
          </table:table-cell>
          <table:table-cell table:formula="of:=VLOOKUP([.L324];[.C57:.D120];2)" office:value-type="string" office:string-value="䷄" calcext:value-type="string">
            <text:p>䷄</text:p>
          </table:table-cell>
          <table:table-cell table:formula="of:=VLOOKUP([.M324];[.C57:.D120];2)" office:value-type="string" office:string-value="䷅" calcext:value-type="string">
            <text:p>䷅</text:p>
          </table:table-cell>
          <table:table-cell table:formula="of:=VLOOKUP([.N324];[.C57:.D120];2)" office:value-type="string" office:string-value="䷆" calcext:value-type="string">
            <text:p>䷆</text:p>
          </table:table-cell>
          <table:table-cell table:formula="of:=VLOOKUP([.O324];[.C57:.D120];2)" office:value-type="string" office:string-value="䷇" calcext:value-type="string">
            <text:p>䷇</text:p>
          </table:table-cell>
          <table:table-cell table:formula="of:=VLOOKUP([.P324];[.C57:.D120];2)" office:value-type="string" office:string-value="䷈" calcext:value-type="string">
            <text:p>䷈</text:p>
          </table:table-cell>
          <table:table-cell table:formula="of:=VLOOKUP([.Q324];[.C57:.D120];2)" office:value-type="string" office:string-value="䷉" calcext:value-type="string">
            <text:p>䷉</text:p>
          </table:table-cell>
          <table:table-cell table:formula="of:=VLOOKUP([.R324];[.C57:.D120];2)" office:value-type="string" office:string-value="䷊" calcext:value-type="string">
            <text:p>䷊</text:p>
          </table:table-cell>
          <table:table-cell table:formula="of:=VLOOKUP([.S324];[.C57:.D120];2)" office:value-type="string" office:string-value="䷋" calcext:value-type="string">
            <text:p>䷋</text:p>
          </table:table-cell>
          <table:table-cell table:formula="of:=VLOOKUP([.T324];[.C57:.D120];2)" office:value-type="string" office:string-value="䷌" calcext:value-type="string">
            <text:p>䷌</text:p>
          </table:table-cell>
          <table:table-cell table:formula="of:=VLOOKUP([.U324];[.C57:.D120];2)" office:value-type="string" office:string-value="䷍" calcext:value-type="string">
            <text:p>䷍</text:p>
          </table:table-cell>
          <table:table-cell table:formula="of:=VLOOKUP([.V324];[.C57:.D120];2)" office:value-type="string" office:string-value="䷎" calcext:value-type="string">
            <text:p>䷎</text:p>
          </table:table-cell>
          <table:table-cell table:formula="of:=VLOOKUP([.W324];[.C57:.D120];2)" office:value-type="string" office:string-value="䷏" calcext:value-type="string">
            <text:p>䷏</text:p>
          </table:table-cell>
          <table:table-cell table:formula="of:=VLOOKUP([.X324];[.C57:.D120];2)" office:value-type="string" office:string-value="䷐" calcext:value-type="string">
            <text:p>䷐</text:p>
          </table:table-cell>
          <table:table-cell table:formula="of:=VLOOKUP([.Y324];[.C57:.D120];2)" office:value-type="string" office:string-value="䷑" calcext:value-type="string">
            <text:p>䷑</text:p>
          </table:table-cell>
          <table:table-cell table:formula="of:=VLOOKUP([.Z324];[.C57:.D120];2)" office:value-type="string" office:string-value="䷒" calcext:value-type="string">
            <text:p>䷒</text:p>
          </table:table-cell>
          <table:table-cell table:formula="of:=VLOOKUP([.AA324];[.C57:.D120];2)" office:value-type="string" office:string-value="䷓" calcext:value-type="string">
            <text:p>䷓</text:p>
          </table:table-cell>
          <table:table-cell table:formula="of:=VLOOKUP([.AB324];[.C57:.D120];2)" office:value-type="string" office:string-value="䷔" calcext:value-type="string">
            <text:p>䷔</text:p>
          </table:table-cell>
          <table:table-cell table:formula="of:=VLOOKUP([.AC324];[.C57:.D120];2)" office:value-type="string" office:string-value="䷕" calcext:value-type="string">
            <text:p>䷕</text:p>
          </table:table-cell>
          <table:table-cell table:formula="of:=VLOOKUP([.AD324];[.C57:.D120];2)" office:value-type="string" office:string-value="䷖" calcext:value-type="string">
            <text:p>䷖</text:p>
          </table:table-cell>
          <table:table-cell table:formula="of:=VLOOKUP([.AE324];[.C57:.D120];2)" office:value-type="string" office:string-value="䷗" calcext:value-type="string">
            <text:p>䷗</text:p>
          </table:table-cell>
          <table:table-cell table:formula="of:=VLOOKUP([.AF324];[.C57:.D120];2)" office:value-type="string" office:string-value="䷘" calcext:value-type="string">
            <text:p>䷘</text:p>
          </table:table-cell>
          <table:table-cell table:formula="of:=VLOOKUP([.AG324];[.C57:.D120];2)" office:value-type="string" office:string-value="䷙" calcext:value-type="string">
            <text:p>䷙</text:p>
          </table:table-cell>
          <table:table-cell table:formula="of:=VLOOKUP([.AH324];[.C57:.D120];2)" office:value-type="string" office:string-value="䷚" calcext:value-type="string">
            <text:p>䷚</text:p>
          </table:table-cell>
          <table:table-cell table:formula="of:=VLOOKUP([.AI324];[.C57:.D120];2)" office:value-type="string" office:string-value="䷛" calcext:value-type="string">
            <text:p>䷛</text:p>
          </table:table-cell>
          <table:table-cell table:formula="of:=VLOOKUP([.AJ324];[.C57:.D120];2)" office:value-type="string" office:string-value="䷜" calcext:value-type="string">
            <text:p>䷜</text:p>
          </table:table-cell>
          <table:table-cell table:formula="of:=VLOOKUP([.AK324];[.C57:.D120];2)" office:value-type="string" office:string-value="䷝" calcext:value-type="string">
            <text:p>䷝</text:p>
          </table:table-cell>
          <table:table-cell table:formula="of:=VLOOKUP([.AL324];[.C57:.D120];2)" office:value-type="string" office:string-value="䷞" calcext:value-type="string">
            <text:p>䷞</text:p>
          </table:table-cell>
          <table:table-cell table:formula="of:=VLOOKUP([.AM324];[.C57:.D120];2)" office:value-type="string" office:string-value="䷟" calcext:value-type="string">
            <text:p>䷟</text:p>
          </table:table-cell>
          <table:table-cell table:formula="of:=VLOOKUP([.AN324];[.C57:.D120];2)" office:value-type="string" office:string-value="䷠" calcext:value-type="string">
            <text:p>䷠</text:p>
          </table:table-cell>
          <table:table-cell table:formula="of:=VLOOKUP([.AO324];[.C57:.D120];2)" office:value-type="string" office:string-value="䷡" calcext:value-type="string">
            <text:p>䷡</text:p>
          </table:table-cell>
          <table:table-cell table:formula="of:=VLOOKUP([.AP324];[.C57:.D120];2)" office:value-type="string" office:string-value="䷢" calcext:value-type="string">
            <text:p>䷢</text:p>
          </table:table-cell>
          <table:table-cell table:formula="of:=VLOOKUP([.AQ324];[.C57:.D120];2)" office:value-type="string" office:string-value="䷣" calcext:value-type="string">
            <text:p>䷣</text:p>
          </table:table-cell>
          <table:table-cell table:formula="of:=VLOOKUP([.AR324];[.C57:.D120];2)" office:value-type="string" office:string-value="䷤" calcext:value-type="string">
            <text:p>䷤</text:p>
          </table:table-cell>
          <table:table-cell table:formula="of:=VLOOKUP([.AS324];[.C57:.D120];2)" office:value-type="string" office:string-value="䷥" calcext:value-type="string">
            <text:p>䷥</text:p>
          </table:table-cell>
          <table:table-cell table:formula="of:=VLOOKUP([.AT324];[.C57:.D120];2)" office:value-type="string" office:string-value="䷦" calcext:value-type="string">
            <text:p>䷦</text:p>
          </table:table-cell>
          <table:table-cell table:formula="of:=VLOOKUP([.AU324];[.C57:.D120];2)" office:value-type="string" office:string-value="䷧" calcext:value-type="string">
            <text:p>䷧</text:p>
          </table:table-cell>
          <table:table-cell table:formula="of:=VLOOKUP([.AV324];[.C57:.D120];2)" office:value-type="string" office:string-value="䷨" calcext:value-type="string">
            <text:p>䷨</text:p>
          </table:table-cell>
          <table:table-cell table:formula="of:=VLOOKUP([.AW324];[.C57:.D120];2)" office:value-type="string" office:string-value="䷩" calcext:value-type="string">
            <text:p>䷩</text:p>
          </table:table-cell>
          <table:table-cell table:formula="of:=VLOOKUP([.AX324];[.C57:.D120];2)" office:value-type="string" office:string-value="䷪" calcext:value-type="string">
            <text:p>䷪</text:p>
          </table:table-cell>
          <table:table-cell table:formula="of:=VLOOKUP([.AY324];[.C57:.D120];2)" office:value-type="string" office:string-value="䷫" calcext:value-type="string">
            <text:p>䷫</text:p>
          </table:table-cell>
          <table:table-cell table:formula="of:=VLOOKUP([.AZ324];[.C57:.D120];2)" office:value-type="string" office:string-value="䷬" calcext:value-type="string">
            <text:p>䷬</text:p>
          </table:table-cell>
          <table:table-cell table:formula="of:=VLOOKUP([.BA324];[.C57:.D120];2)" office:value-type="string" office:string-value="䷭" calcext:value-type="string">
            <text:p>䷭</text:p>
          </table:table-cell>
          <table:table-cell table:formula="of:=VLOOKUP([.BB324];[.C57:.D120];2)" office:value-type="string" office:string-value="䷮" calcext:value-type="string">
            <text:p>䷮</text:p>
          </table:table-cell>
          <table:table-cell table:formula="of:=VLOOKUP([.BC324];[.C57:.D120];2)" office:value-type="string" office:string-value="䷯" calcext:value-type="string">
            <text:p>䷯</text:p>
          </table:table-cell>
          <table:table-cell table:formula="of:=VLOOKUP([.BD324];[.C57:.D120];2)" office:value-type="string" office:string-value="䷰" calcext:value-type="string">
            <text:p>䷰</text:p>
          </table:table-cell>
          <table:table-cell table:formula="of:=VLOOKUP([.BE324];[.C57:.D120];2)" office:value-type="string" office:string-value="䷱" calcext:value-type="string">
            <text:p>䷱</text:p>
          </table:table-cell>
          <table:table-cell table:formula="of:=VLOOKUP([.BF324];[.C57:.D120];2)" office:value-type="string" office:string-value="䷲" calcext:value-type="string">
            <text:p>䷲</text:p>
          </table:table-cell>
          <table:table-cell table:formula="of:=VLOOKUP([.BG324];[.C57:.D120];2)" office:value-type="string" office:string-value="䷳" calcext:value-type="string">
            <text:p>䷳</text:p>
          </table:table-cell>
          <table:table-cell table:formula="of:=VLOOKUP([.BH324];[.C57:.D120];2)" office:value-type="string" office:string-value="䷴" calcext:value-type="string">
            <text:p>䷴</text:p>
          </table:table-cell>
          <table:table-cell table:formula="of:=VLOOKUP([.BI324];[.C57:.D120];2)" office:value-type="string" office:string-value="䷵" calcext:value-type="string">
            <text:p>䷵</text:p>
          </table:table-cell>
          <table:table-cell table:formula="of:=VLOOKUP([.BJ324];[.C57:.D120];2)" office:value-type="string" office:string-value="䷶" calcext:value-type="string">
            <text:p>䷶</text:p>
          </table:table-cell>
          <table:table-cell table:formula="of:=VLOOKUP([.BK324];[.C57:.D120];2)" office:value-type="string" office:string-value="䷷" calcext:value-type="string">
            <text:p>䷷</text:p>
          </table:table-cell>
          <table:table-cell table:formula="of:=VLOOKUP([.BL324];[.C57:.D120];2)" office:value-type="string" office:string-value="䷸" calcext:value-type="string">
            <text:p>䷸</text:p>
          </table:table-cell>
          <table:table-cell table:formula="of:=VLOOKUP([.BM324];[.C57:.D120];2)" office:value-type="string" office:string-value="䷹" calcext:value-type="string">
            <text:p>䷹</text:p>
          </table:table-cell>
          <table:table-cell table:formula="of:=VLOOKUP([.BN324];[.C57:.D120];2)" office:value-type="string" office:string-value="䷺" calcext:value-type="string">
            <text:p>䷺</text:p>
          </table:table-cell>
          <table:table-cell table:formula="of:=VLOOKUP([.BO324];[.C57:.D120];2)" office:value-type="string" office:string-value="䷻" calcext:value-type="string">
            <text:p>䷻</text:p>
          </table:table-cell>
          <table:table-cell table:formula="of:=VLOOKUP([.BP324];[.C57:.D120];2)" office:value-type="string" office:string-value="䷼" calcext:value-type="string">
            <text:p>䷼</text:p>
          </table:table-cell>
          <table:table-cell table:formula="of:=VLOOKUP([.BQ324];[.C57:.D120];2)" office:value-type="string" office:string-value="䷽" calcext:value-type="string">
            <text:p>䷽</text:p>
          </table:table-cell>
          <table:table-cell table:formula="of:=VLOOKUP([.BR324];[.C57:.D120];2)" office:value-type="string" office:string-value="䷾" calcext:value-type="string">
            <text:p>䷾</text:p>
          </table:table-cell>
          <table:table-cell table:formula="of:=VLOOKUP([.BS324];[.C57:.D120];2)" office:value-type="string" office:string-value="䷿" calcext:value-type="string">
            <text:p>䷿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HLOOKUP([.B331];[.H324:.BS330];2)" office:value-type="float" office:value="2" calcext:value-type="float">
            <text:p>2</text:p>
          </table:table-cell>
          <table:table-cell table:formula="of:=VLOOKUP([.B332];[.C46:.D47];2)" office:value-type="string" office:string-value="⚋" calcext:value-type="string">
            <text:p>⚋</text:p>
          </table:table-cell>
          <table:table-cell/>
          <table:table-cell table:formula="of:=[.B332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HLOOKUP([.B331];[.H324:.BS330];3)" office:value-type="float" office:value="2" calcext:value-type="float">
            <text:p>2</text:p>
          </table:table-cell>
          <table:table-cell table:formula="of:=VLOOKUP([.B333];[.C46:.D47];2)" office:value-type="string" office:string-value="⚋" calcext:value-type="string">
            <text:p>⚋</text:p>
          </table:table-cell>
          <table:table-cell/>
          <table:table-cell table:formula="of:=[.B333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57-D120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HLOOKUP([.B331];[.H324:.BS330];4)" office:value-type="float" office:value="2" calcext:value-type="float">
            <text:p>2</text:p>
          </table:table-cell>
          <table:table-cell table:formula="of:=VLOOKUP([.B334];[.C46:.D47];2)" office:value-type="string" office:string-value="⚋" calcext:value-type="string">
            <text:p>⚋</text:p>
          </table:table-cell>
          <table:table-cell/>
          <table:table-cell table:formula="of:=[.B334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HLOOKUP([.B331];[.H324:.BS330];5)" office:value-type="float" office:value="2" calcext:value-type="float">
            <text:p>2</text:p>
          </table:table-cell>
          <table:table-cell table:formula="of:=VLOOKUP([.B335];[.C46:.D47];2)" office:value-type="string" office:string-value="⚋" calcext:value-type="string">
            <text:p>⚋</text:p>
          </table:table-cell>
          <table:table-cell/>
          <table:table-cell table:formula="of:=[.B335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HLOOKUP([.B331];[.H324:.BS330];6)" office:value-type="float" office:value="2" calcext:value-type="float">
            <text:p>2</text:p>
          </table:table-cell>
          <table:table-cell table:formula="of:=VLOOKUP([.B336];[.C46:.D47];2)" office:value-type="string" office:string-value="⚋" calcext:value-type="string">
            <text:p>⚋</text:p>
          </table:table-cell>
          <table:table-cell/>
          <table:table-cell table:formula="of:=[.B336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HLOOKUP([.B331];[.H324:.BS330];7)" office:value-type="float" office:value="2" calcext:value-type="float">
            <text:p>2</text:p>
          </table:table-cell>
          <table:table-cell table:formula="of:=VLOOKUP([.B337];[.C46:.D47];2)" office:value-type="string" office:string-value="⚋" calcext:value-type="string">
            <text:p>⚋</text:p>
          </table:table-cell>
          <table:table-cell/>
          <table:table-cell table:formula="of:=[.B337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My Lines (6,7,8,9)</text:p>
          </table:table-cell>
          <table:table-cell table:number-columns-repeated="81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[Data.B25]" office:value-type="float" office:value="6" calcext:value-type="float">
            <text:p>6</text:p>
          </table:table-cell>
          <table:table-cell/>
          <table:table-cell table:formula="of:=IF([.B342]=6;2;IF([.B342]=9;1;IF([.B342]=7;1;IF([.B342]=8;2;0))))" office:value-type="float" office:value="2" calcext:value-type="float">
            <text:p>2</text:p>
          </table:table-cell>
          <table:table-cell table:formula="of:=[.D342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[Data.B26]" office:value-type="float" office:value="6" calcext:value-type="float">
            <text:p>6</text:p>
          </table:table-cell>
          <table:table-cell/>
          <table:table-cell table:formula="of:=IF([.B343]=6;2;IF([.B343]=9;1;IF([.B343]=7;1;IF([.B343]=8;2;0))))" office:value-type="float" office:value="2" calcext:value-type="float">
            <text:p>2</text:p>
          </table:table-cell>
          <table:table-cell table:formula="of:=[.D343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[Data.B27]" office:value-type="float" office:value="6" calcext:value-type="float">
            <text:p>6</text:p>
          </table:table-cell>
          <table:table-cell/>
          <table:table-cell table:formula="of:=IF([.B344]=6;2;IF([.B344]=9;1;IF([.B344]=7;1;IF([.B344]=8;2;0))))" office:value-type="float" office:value="2" calcext:value-type="float">
            <text:p>2</text:p>
          </table:table-cell>
          <table:table-cell table:formula="of:=[.D344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[Data.B28]" office:value-type="float" office:value="7" calcext:value-type="float">
            <text:p>7</text:p>
          </table:table-cell>
          <table:table-cell/>
          <table:table-cell table:formula="of:=IF([.B345]=6;2;IF([.B345]=9;1;IF([.B345]=7;1;IF([.B345]=8;2;0))))" office:value-type="float" office:value="1" calcext:value-type="float">
            <text:p>1</text:p>
          </table:table-cell>
          <table:table-cell table:formula="of:=[.D345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[Data.B29]" office:value-type="float" office:value="8" calcext:value-type="float">
            <text:p>8</text:p>
          </table:table-cell>
          <table:table-cell/>
          <table:table-cell table:formula="of:=IF([.B346]=6;2;IF([.B346]=9;1;IF([.B346]=7;1;IF([.B346]=8;2;0))))" office:value-type="float" office:value="2" calcext:value-type="float">
            <text:p>2</text:p>
          </table:table-cell>
          <table:table-cell table:formula="of:=[.D346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[Data.B30]" office:value-type="float" office:value="9" calcext:value-type="float">
            <text:p>9</text:p>
          </table:table-cell>
          <table:table-cell/>
          <table:table-cell table:formula="of:=IF([.B347]=6;2;IF([.B347]=9;1;IF([.B347]=7;1;IF([.B347]=8;2;0))))" office:value-type="float" office:value="1" calcext:value-type="float">
            <text:p>1</text:p>
          </table:table-cell>
          <table:table-cell table:formula="of:=[.D347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IF([.B342]=6;1;IF([.B342]=9;2;IF([.B342]=7;1;IF([.B342]=8;2;0))))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formula="of:=[.B349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IF([.B343]=6;1;IF([.B343]=9;2;IF([.B343]=7;1;IF([.B343]=8;2;0))))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formula="of:=[.B350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IF([.B344]=6;1;IF([.B344]=9;2;IF([.B344]=7;1;IF([.B344]=8;2;0))))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formula="of:=[.B351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IF([.B345]=6;1;IF([.B345]=9;2;IF([.B345]=7;1;IF([.B345]=8;2;0))))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formula="of:=[.B352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IF([.B346]=6;1;IF([.B346]=9;2;IF([.B346]=7;1;IF([.B346]=8;2;0))))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table:formula="of:=[.B353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IF([.B347]=6;1;IF([.B347]=9;2;IF([.B347]=7;1;IF([.B347]=8;2;0))))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table:formula="of:=[.B354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Lines (1, 2)</text:p>
          </table:table-cell>
          <table:table-cell table:number-columns-repeated="81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Value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[Data.B33]" office:value-type="float" office:value="0" calcext:value-type="float">
            <text:p>0</text:p>
          </table:table-cell>
          <table:table-cell table:number-columns-repeated="2"/>
          <table:table-cell table:formula="of:=[.B359]" office:value-type="float" office:value="0" calcext:value-type="float">
            <text:p>0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[Data.B34]" office:value-type="float" office:value="0" calcext:value-type="float">
            <text:p>0</text:p>
          </table:table-cell>
          <table:table-cell table:number-columns-repeated="2"/>
          <table:table-cell table:formula="of:=[.B360]" office:value-type="float" office:value="0" calcext:value-type="float">
            <text:p>0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[Data.B35]" office:value-type="float" office:value="0" calcext:value-type="float">
            <text:p>0</text:p>
          </table:table-cell>
          <table:table-cell table:number-columns-repeated="2"/>
          <table:table-cell table:formula="of:=[.B361]" office:value-type="float" office:value="0" calcext:value-type="float">
            <text:p>0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[Data.B36]" office:value-type="float" office:value="0" calcext:value-type="float">
            <text:p>0</text:p>
          </table:table-cell>
          <table:table-cell table:number-columns-repeated="2"/>
          <table:table-cell table:formula="of:=[.B362]" office:value-type="float" office:value="0" calcext:value-type="float">
            <text:p>0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[Data.B37]" office:value-type="float" office:value="0" calcext:value-type="float">
            <text:p>0</text:p>
          </table:table-cell>
          <table:table-cell table:number-columns-repeated="2"/>
          <table:table-cell table:formula="of:=[.B363]" office:value-type="float" office:value="0" calcext:value-type="float">
            <text:p>0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[Data.B38]" office:value-type="float" office:value="0" calcext:value-type="float">
            <text:p>0</text:p>
          </table:table-cell>
          <table:table-cell table:number-columns-repeated="2"/>
          <table:table-cell table:formula="of:=[.B364]" office:value-type="float" office:value="0" calcext:value-type="float">
            <text:p>0</text:p>
          </table:table-cell>
          <table:table-cell table:number-columns-repeated="77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[Data.B40]" office:value-type="float" office:value="0" calcext:value-type="float">
            <text:p>0</text:p>
          </table:table-cell>
          <table:table-cell table:number-columns-repeated="2"/>
          <table:table-cell table:formula="of:=[.B366]" office:value-type="float" office:value="0" calcext:value-type="float">
            <text:p>0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[Data.B41]" office:value-type="float" office:value="0" calcext:value-type="float">
            <text:p>0</text:p>
          </table:table-cell>
          <table:table-cell table:number-columns-repeated="2"/>
          <table:table-cell table:formula="of:=[.B367]" office:value-type="float" office:value="0" calcext:value-type="float">
            <text:p>0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[Data.B42]" office:value-type="float" office:value="0" calcext:value-type="float">
            <text:p>0</text:p>
          </table:table-cell>
          <table:table-cell table:number-columns-repeated="2"/>
          <table:table-cell table:formula="of:=[.B368]" office:value-type="float" office:value="0" calcext:value-type="float">
            <text:p>0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[Data.B43]" office:value-type="float" office:value="0" calcext:value-type="float">
            <text:p>0</text:p>
          </table:table-cell>
          <table:table-cell table:number-columns-repeated="2"/>
          <table:table-cell table:formula="of:=[.B369]" office:value-type="float" office:value="0" calcext:value-type="float">
            <text:p>0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[Data.B44]" office:value-type="float" office:value="0" calcext:value-type="float">
            <text:p>0</text:p>
          </table:table-cell>
          <table:table-cell table:number-columns-repeated="2"/>
          <table:table-cell table:formula="of:=[.B370]" office:value-type="float" office:value="0" calcext:value-type="float">
            <text:p>0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[Data.B45]" office:value-type="float" office:value="0" calcext:value-type="float">
            <text:p>0</text:p>
          </table:table-cell>
          <table:table-cell table:number-columns-repeated="2"/>
          <table:table-cell table:formula="of:=[.B371]" office:value-type="float" office:value="0" calcext:value-type="float">
            <text:p>0</text:p>
          </table:table-cell>
          <table:table-cell table:number-columns-repeated="77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Other # 2</text:p>
          </table:table-cell>
          <table:table-cell table:number-columns-repeated="81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1+RAND()*[.C376]" office:value-type="float" office:value="5.519625" calcext:value-type="float">
            <text:p>5,519625</text:p>
          </table:table-cell>
          <table:table-cell office:value-type="float" office:value="15" calcext:value-type="float">
            <text:p>15</text:p>
          </table:table-cell>
          <table:table-cell table:formula="of:=IF([.B376]&lt;7;8;IF([.B376]&gt;14;6;IF([.B376]=13;9;IF([.B376]=14;9;7))))" office:value-type="float" office:value="8" calcext:value-type="float">
            <text:p>8</text:p>
          </table:table-cell>
          <table:table-cell table:formula="of:=IF(ISODD([.D376]);1;2)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1+RAND()*[.C377]" office:value-type="float" office:value="1.193886" calcext:value-type="float">
            <text:p>1,193886</text:p>
          </table:table-cell>
          <table:table-cell table:formula="of:=[.C376]" office:value-type="float" office:value="15" calcext:value-type="float">
            <text:p>15</text:p>
          </table:table-cell>
          <table:table-cell table:formula="of:=IF([.B377]&lt;7;8;IF([.B377]&gt;14;6;IF([.B377]=13;9;IF([.B377]=14;9;7))))" office:value-type="float" office:value="8" calcext:value-type="float">
            <text:p>8</text:p>
          </table:table-cell>
          <table:table-cell table:formula="of:=IF(ISODD([.D377]);1;2)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1+RAND()*[.C378]" office:value-type="float" office:value="4.392003" calcext:value-type="float">
            <text:p>4,392003</text:p>
          </table:table-cell>
          <table:table-cell table:formula="of:=[.C377]" office:value-type="float" office:value="15" calcext:value-type="float">
            <text:p>15</text:p>
          </table:table-cell>
          <table:table-cell table:formula="of:=IF([.B378]&lt;7;8;IF([.B378]&gt;14;6;IF([.B378]=13;9;IF([.B378]=14;9;7))))" office:value-type="float" office:value="8" calcext:value-type="float">
            <text:p>8</text:p>
          </table:table-cell>
          <table:table-cell table:formula="of:=IF(ISODD([.D378]);1;2)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1+RAND()*[.C379]" office:value-type="float" office:value="14.5703" calcext:value-type="float">
            <text:p>14,5703</text:p>
          </table:table-cell>
          <table:table-cell table:formula="of:=[.C378]" office:value-type="float" office:value="15" calcext:value-type="float">
            <text:p>15</text:p>
          </table:table-cell>
          <table:table-cell table:formula="of:=IF([.B379]&lt;7;8;IF([.B379]&gt;14;6;IF([.B379]=13;9;IF([.B379]=14;9;7))))" office:value-type="float" office:value="6" calcext:value-type="float">
            <text:p>6</text:p>
          </table:table-cell>
          <table:table-cell table:formula="of:=IF(ISODD([.D379]);1;2)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1+RAND()*[.C380]" office:value-type="float" office:value="10.680972" calcext:value-type="float">
            <text:p>10,680972</text:p>
          </table:table-cell>
          <table:table-cell table:formula="of:=[.C379]" office:value-type="float" office:value="15" calcext:value-type="float">
            <text:p>15</text:p>
          </table:table-cell>
          <table:table-cell table:formula="of:=IF([.B380]&lt;7;8;IF([.B380]&gt;14;6;IF([.B380]=13;9;IF([.B380]=14;9;7))))" office:value-type="float" office:value="7" calcext:value-type="float">
            <text:p>7</text:p>
          </table:table-cell>
          <table:table-cell table:formula="of:=IF(ISODD([.D380]);1;2)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1+RAND()*[.C381]" office:value-type="float" office:value="9.000814" calcext:value-type="float">
            <text:p>9,000814</text:p>
          </table:table-cell>
          <table:table-cell table:formula="of:=[.C380]" office:value-type="float" office:value="15" calcext:value-type="float">
            <text:p>15</text:p>
          </table:table-cell>
          <table:table-cell table:formula="of:=IF([.B381]&lt;7;8;IF([.B381]&gt;14;6;IF([.B381]=13;9;IF([.B381]=14;9;7))))" office:value-type="float" office:value="7" calcext:value-type="float">
            <text:p>7</text:p>
          </table:table-cell>
          <table:table-cell table:formula="of:=IF(ISODD([.D381]);1;2)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ISEVEN([.D376])+1" office:value-type="float" office:value="2" calcext:value-type="float">
            <text:p>2</text:p>
          </table:table-cell>
          <table:table-cell table:formula="of:=ISODD([.D376])+1" office:value-type="float" office:value="1" calcext:value-type="float">
            <text:p>1</text:p>
          </table:table-cell>
          <table:table-cell table:formula="of:=IF([.B376]&gt;12;[.C383];[.B383])" office:value-type="float" office:value="2" calcext:value-type="float">
            <text:p>2</text:p>
          </table:table-cell>
          <table:table-cell table:formula="of:=[.D383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ISEVEN([.D377])+1" office:value-type="float" office:value="2" calcext:value-type="float">
            <text:p>2</text:p>
          </table:table-cell>
          <table:table-cell table:formula="of:=ISODD([.D377])+1" office:value-type="float" office:value="1" calcext:value-type="float">
            <text:p>1</text:p>
          </table:table-cell>
          <table:table-cell table:formula="of:=IF([.B377]&gt;12;[.C384];[.B384])" office:value-type="float" office:value="2" calcext:value-type="float">
            <text:p>2</text:p>
          </table:table-cell>
          <table:table-cell table:formula="of:=[.D384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ISEVEN([.D378])+1" office:value-type="float" office:value="2" calcext:value-type="float">
            <text:p>2</text:p>
          </table:table-cell>
          <table:table-cell table:formula="of:=ISODD([.D378])+1" office:value-type="float" office:value="1" calcext:value-type="float">
            <text:p>1</text:p>
          </table:table-cell>
          <table:table-cell table:formula="of:=IF([.B378]&gt;12;[.C385];[.B385])" office:value-type="float" office:value="2" calcext:value-type="float">
            <text:p>2</text:p>
          </table:table-cell>
          <table:table-cell table:formula="of:=[.D385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ISEVEN([.D379])+1" office:value-type="float" office:value="2" calcext:value-type="float">
            <text:p>2</text:p>
          </table:table-cell>
          <table:table-cell table:formula="of:=ISODD([.D379])+1" office:value-type="float" office:value="1" calcext:value-type="float">
            <text:p>1</text:p>
          </table:table-cell>
          <table:table-cell table:formula="of:=IF([.B379]&gt;12;[.C386];[.B386])" office:value-type="float" office:value="1" calcext:value-type="float">
            <text:p>1</text:p>
          </table:table-cell>
          <table:table-cell table:formula="of:=[.D386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ISEVEN([.D380])+1" office:value-type="float" office:value="1" calcext:value-type="float">
            <text:p>1</text:p>
          </table:table-cell>
          <table:table-cell table:formula="of:=ISODD([.D380])+1" office:value-type="float" office:value="2" calcext:value-type="float">
            <text:p>2</text:p>
          </table:table-cell>
          <table:table-cell table:formula="of:=IF([.B380]&gt;12;[.C387];[.B387])" office:value-type="float" office:value="1" calcext:value-type="float">
            <text:p>1</text:p>
          </table:table-cell>
          <table:table-cell table:formula="of:=[.D387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ISEVEN([.D381])+1" office:value-type="float" office:value="1" calcext:value-type="float">
            <text:p>1</text:p>
          </table:table-cell>
          <table:table-cell table:formula="of:=ISODD([.D381])+1" office:value-type="float" office:value="2" calcext:value-type="float">
            <text:p>2</text:p>
          </table:table-cell>
          <table:table-cell table:formula="of:=IF([.B381]&gt;12;[.C388];[.B388])" office:value-type="float" office:value="1" calcext:value-type="float">
            <text:p>1</text:p>
          </table:table-cell>
          <table:table-cell table:formula="of:=[.D388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384 Wands</text:p>
          </table:table-cell>
          <table:table-cell table:number-columns-repeated="81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HLOOKUP([.B408];[.H324:.BS330];2)" office:value-type="float" office:value="1" calcext:value-type="float">
            <text:p>1</text:p>
          </table:table-cell>
          <table:table-cell table:number-columns-repeated="2"/>
          <table:table-cell table:formula="of:=[.B393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HLOOKUP([.B408];[.H324:.BS330];3)" office:value-type="float" office:value="2" calcext:value-type="float">
            <text:p>2</text:p>
          </table:table-cell>
          <table:table-cell table:number-columns-repeated="2"/>
          <table:table-cell table:formula="of:=[.B394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HLOOKUP([.B408];[.H324:.BS330];4)" office:value-type="float" office:value="2" calcext:value-type="float">
            <text:p>2</text:p>
          </table:table-cell>
          <table:table-cell table:number-columns-repeated="2"/>
          <table:table-cell table:formula="of:=[.B395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HLOOKUP([.B408];[.H324:.BS330];5)" office:value-type="float" office:value="2" calcext:value-type="float">
            <text:p>2</text:p>
          </table:table-cell>
          <table:table-cell table:number-columns-repeated="2"/>
          <table:table-cell table:formula="of:=[.B396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HLOOKUP([.B408];[.H324:.BS330];6)" office:value-type="float" office:value="2" calcext:value-type="float">
            <text:p>2</text:p>
          </table:table-cell>
          <table:table-cell table:number-columns-repeated="2"/>
          <table:table-cell table:formula="of:=[.B397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HLOOKUP([.B408];[.H324:.BS330];7)" office:value-type="float" office:value="1" calcext:value-type="float">
            <text:p>1</text:p>
          </table:table-cell>
          <table:table-cell table:number-columns-repeated="2"/>
          <table:table-cell table:formula="of:=[.B398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[.B393]" office:value-type="float" office:value="1" calcext:value-type="float">
            <text:p>1</text:p>
          </table:table-cell>
          <table:table-cell table:formula="of:=ISODD([.B400])+1" office:value-type="float" office:value="2" calcext:value-type="float">
            <text:p>2</text:p>
          </table:table-cell>
          <table:table-cell table:formula="of:=IF([.B409]=6;[.C400];[.B400])" office:value-type="float" office:value="1" calcext:value-type="float">
            <text:p>1</text:p>
          </table:table-cell>
          <table:table-cell table:formula="of:=[.D400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[.B394]" office:value-type="float" office:value="2" calcext:value-type="float">
            <text:p>2</text:p>
          </table:table-cell>
          <table:table-cell table:formula="of:=ISODD([.B401])+1" office:value-type="float" office:value="1" calcext:value-type="float">
            <text:p>1</text:p>
          </table:table-cell>
          <table:table-cell table:formula="of:=IF([.B409]=5;[.C401];[.B401])" office:value-type="float" office:value="2" calcext:value-type="float">
            <text:p>2</text:p>
          </table:table-cell>
          <table:table-cell table:formula="of:=[.D401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[.B395]" office:value-type="float" office:value="2" calcext:value-type="float">
            <text:p>2</text:p>
          </table:table-cell>
          <table:table-cell table:formula="of:=ISODD([.B402])+1" office:value-type="float" office:value="1" calcext:value-type="float">
            <text:p>1</text:p>
          </table:table-cell>
          <table:table-cell table:formula="of:=IF([.B409]=4;[.C402];[.B402])" office:value-type="float" office:value="2" calcext:value-type="float">
            <text:p>2</text:p>
          </table:table-cell>
          <table:table-cell table:formula="of:=[.D402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[.B396]" office:value-type="float" office:value="2" calcext:value-type="float">
            <text:p>2</text:p>
          </table:table-cell>
          <table:table-cell table:formula="of:=ISODD([.B403])+1" office:value-type="float" office:value="1" calcext:value-type="float">
            <text:p>1</text:p>
          </table:table-cell>
          <table:table-cell table:formula="of:=IF([.B409]=3;[.C403];[.B403])" office:value-type="float" office:value="2" calcext:value-type="float">
            <text:p>2</text:p>
          </table:table-cell>
          <table:table-cell table:formula="of:=[.D403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[.B397]" office:value-type="float" office:value="2" calcext:value-type="float">
            <text:p>2</text:p>
          </table:table-cell>
          <table:table-cell table:formula="of:=ISODD([.B404])+1" office:value-type="float" office:value="1" calcext:value-type="float">
            <text:p>1</text:p>
          </table:table-cell>
          <table:table-cell table:formula="of:=IF([.B409]=2;[.C404];[.B404])" office:value-type="float" office:value="2" calcext:value-type="float">
            <text:p>2</text:p>
          </table:table-cell>
          <table:table-cell table:formula="of:=[.D404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[.B398]" office:value-type="float" office:value="1" calcext:value-type="float">
            <text:p>1</text:p>
          </table:table-cell>
          <table:table-cell table:formula="of:=ISODD([.B405])+1" office:value-type="float" office:value="2" calcext:value-type="float">
            <text:p>2</text:p>
          </table:table-cell>
          <table:table-cell table:formula="of:=IF([.B409]=1;[.C405];[.B405])" office:value-type="float" office:value="1" calcext:value-type="float">
            <text:p>1</text:p>
          </table:table-cell>
          <table:table-cell table:formula="of:=[.D405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Selected Wand</text:p>
          </table:table-cell>
          <table:table-cell table:formula="of:=ROUND(1+(RAND()*[.C407]))" office:value-type="float" office:value="162" calcext:value-type="float">
            <text:p>162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Hexagram</text:p>
          </table:table-cell>
          <table:table-cell table:formula="of:=ROUNDUP([.B407]/6)" office:value-type="float" office:value="27" calcext:value-type="float">
            <text:p>27</text:p>
          </table:table-cell>
          <table:table-cell table:formula="of:=[.B408]*6" office:value-type="float" office:value="162" calcext:value-type="float">
            <text:p>162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Cast Line</text:p>
          </table:table-cell>
          <table:table-cell table:formula="of:=MOD([.B407];6)" office:value-type="float" office:value="0" calcext:value-type="float">
            <text:p>0</text:p>
          </table:table-cell>
          <table:table-cell table:formula="of:=[.C408]+[.B409]" office:value-type="float" office:value="162" calcext:value-type="float">
            <text:p>162</text:p>
          </table:table-cell>
          <table:table-cell table:number-columns-repeated="79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Other # 4</text:p>
          </table:table-cell>
          <table:table-cell table:number-columns-repeated="81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1+RAND()*[.C414]" office:value-type="float" office:value="5.21266" calcext:value-type="float">
            <text:p>5,21266</text:p>
          </table:table-cell>
          <table:table-cell office:value-type="float" office:value="15" calcext:value-type="float">
            <text:p>15</text:p>
          </table:table-cell>
          <table:table-cell table:formula="of:=IF([.B414]&lt;7;8;IF([.B414]&gt;14;6;IF([.B414]=13;9;IF([.B414]=14;9;7))))" office:value-type="float" office:value="8" calcext:value-type="float">
            <text:p>8</text:p>
          </table:table-cell>
          <table:table-cell table:formula="of:=IF(ISODD([.D414]);1;2)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1+RAND()*[.C415]" office:value-type="float" office:value="9.155699" calcext:value-type="float">
            <text:p>9,155699</text:p>
          </table:table-cell>
          <table:table-cell table:formula="of:=[.C414]" office:value-type="float" office:value="15" calcext:value-type="float">
            <text:p>15</text:p>
          </table:table-cell>
          <table:table-cell table:formula="of:=IF([.B415]&lt;7;8;IF([.B415]&gt;14;6;IF([.B415]=13;9;IF([.B415]=14;9;7))))" office:value-type="float" office:value="7" calcext:value-type="float">
            <text:p>7</text:p>
          </table:table-cell>
          <table:table-cell table:formula="of:=IF(ISODD([.D415]);1;2)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1+RAND()*[.C416]" office:value-type="float" office:value="9.525766" calcext:value-type="float">
            <text:p>9,525766</text:p>
          </table:table-cell>
          <table:table-cell table:formula="of:=[.C415]" office:value-type="float" office:value="15" calcext:value-type="float">
            <text:p>15</text:p>
          </table:table-cell>
          <table:table-cell table:formula="of:=IF([.B416]&lt;7;8;IF([.B416]&gt;14;6;IF([.B416]=13;9;IF([.B416]=14;9;7))))" office:value-type="float" office:value="7" calcext:value-type="float">
            <text:p>7</text:p>
          </table:table-cell>
          <table:table-cell table:formula="of:=IF(ISODD([.D416]);1;2)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1+RAND()*[.C417]" office:value-type="float" office:value="6.541741" calcext:value-type="float">
            <text:p>6,541741</text:p>
          </table:table-cell>
          <table:table-cell table:formula="of:=[.C416]" office:value-type="float" office:value="15" calcext:value-type="float">
            <text:p>15</text:p>
          </table:table-cell>
          <table:table-cell table:formula="of:=IF([.B417]&lt;7;8;IF([.B417]&gt;14;6;IF([.B417]=13;9;IF([.B417]=14;9;7))))" office:value-type="float" office:value="8" calcext:value-type="float">
            <text:p>8</text:p>
          </table:table-cell>
          <table:table-cell table:formula="of:=IF(ISODD([.D417]);1;2)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1+RAND()*[.C418]" office:value-type="float" office:value="8.851615" calcext:value-type="float">
            <text:p>8,851615</text:p>
          </table:table-cell>
          <table:table-cell table:formula="of:=[.C417]" office:value-type="float" office:value="15" calcext:value-type="float">
            <text:p>15</text:p>
          </table:table-cell>
          <table:table-cell table:formula="of:=IF([.B418]&lt;7;8;IF([.B418]&gt;14;6;IF([.B418]=13;9;IF([.B418]=14;9;7))))" office:value-type="float" office:value="7" calcext:value-type="float">
            <text:p>7</text:p>
          </table:table-cell>
          <table:table-cell table:formula="of:=IF(ISODD([.D418]);1;2)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1+RAND()*[.C419]" office:value-type="float" office:value="10.474879" calcext:value-type="float">
            <text:p>10,474879</text:p>
          </table:table-cell>
          <table:table-cell table:formula="of:=[.C418]" office:value-type="float" office:value="15" calcext:value-type="float">
            <text:p>15</text:p>
          </table:table-cell>
          <table:table-cell table:formula="of:=IF([.B419]&lt;7;8;IF([.B419]&gt;14;6;IF([.B419]=13;9;IF([.B419]=14;9;7))))" office:value-type="float" office:value="7" calcext:value-type="float">
            <text:p>7</text:p>
          </table:table-cell>
          <table:table-cell table:formula="of:=IF(ISODD([.D419]);1;2)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ISEVEN([.D414])+1" office:value-type="float" office:value="2" calcext:value-type="float">
            <text:p>2</text:p>
          </table:table-cell>
          <table:table-cell table:formula="of:=ISODD([.D414])+1" office:value-type="float" office:value="1" calcext:value-type="float">
            <text:p>1</text:p>
          </table:table-cell>
          <table:table-cell table:formula="of:=IF([.B414]&gt;12;[.C421];[.B421])" office:value-type="float" office:value="2" calcext:value-type="float">
            <text:p>2</text:p>
          </table:table-cell>
          <table:table-cell table:formula="of:=[.D421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ISEVEN([.D415])+1" office:value-type="float" office:value="1" calcext:value-type="float">
            <text:p>1</text:p>
          </table:table-cell>
          <table:table-cell table:formula="of:=ISODD([.D415])+1" office:value-type="float" office:value="2" calcext:value-type="float">
            <text:p>2</text:p>
          </table:table-cell>
          <table:table-cell table:formula="of:=IF([.B415]&gt;12;[.C422];[.B422])" office:value-type="float" office:value="1" calcext:value-type="float">
            <text:p>1</text:p>
          </table:table-cell>
          <table:table-cell table:formula="of:=[.D422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ISEVEN([.D416])+1" office:value-type="float" office:value="1" calcext:value-type="float">
            <text:p>1</text:p>
          </table:table-cell>
          <table:table-cell table:formula="of:=ISODD([.D416])+1" office:value-type="float" office:value="2" calcext:value-type="float">
            <text:p>2</text:p>
          </table:table-cell>
          <table:table-cell table:formula="of:=IF([.B416]&gt;12;[.C423];[.B423])" office:value-type="float" office:value="1" calcext:value-type="float">
            <text:p>1</text:p>
          </table:table-cell>
          <table:table-cell table:formula="of:=[.D423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ISEVEN([.D417])+1" office:value-type="float" office:value="2" calcext:value-type="float">
            <text:p>2</text:p>
          </table:table-cell>
          <table:table-cell table:formula="of:=ISODD([.D417])+1" office:value-type="float" office:value="1" calcext:value-type="float">
            <text:p>1</text:p>
          </table:table-cell>
          <table:table-cell table:formula="of:=IF([.B417]&gt;12;[.C424];[.B424])" office:value-type="float" office:value="2" calcext:value-type="float">
            <text:p>2</text:p>
          </table:table-cell>
          <table:table-cell table:formula="of:=[.D424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ISEVEN([.D418])+1" office:value-type="float" office:value="1" calcext:value-type="float">
            <text:p>1</text:p>
          </table:table-cell>
          <table:table-cell table:formula="of:=ISODD([.D418])+1" office:value-type="float" office:value="2" calcext:value-type="float">
            <text:p>2</text:p>
          </table:table-cell>
          <table:table-cell table:formula="of:=IF([.B418]&gt;12;[.C425];[.B425])" office:value-type="float" office:value="1" calcext:value-type="float">
            <text:p>1</text:p>
          </table:table-cell>
          <table:table-cell table:formula="of:=[.D425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ISEVEN([.D419])+1" office:value-type="float" office:value="1" calcext:value-type="float">
            <text:p>1</text:p>
          </table:table-cell>
          <table:table-cell table:formula="of:=ISODD([.D419])+1" office:value-type="float" office:value="2" calcext:value-type="float">
            <text:p>2</text:p>
          </table:table-cell>
          <table:table-cell table:formula="of:=IF([.B419]&gt;12;[.C426];[.B426])" office:value-type="float" office:value="1" calcext:value-type="float">
            <text:p>1</text:p>
          </table:table-cell>
          <table:table-cell table:formula="of:=[.D426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Four Pillars</text:p>
          </table:table-cell>
          <table:table-cell office:value-type="string" calcext:value-type="string">
            <text:p>Not Implemented</text:p>
          </table:table-cell>
          <table:table-cell table:number-columns-repeated="2"/>
          <table:table-cell office:value-type="string" calcext:value-type="string">
            <text:p>Not Implemented</text:p>
          </table:table-cell>
          <table:table-cell table:number-columns-repeated="77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1+RAND()*[.C431]" office:value-type="float" office:value="14.930063" calcext:value-type="float">
            <text:p>14,930063</text:p>
          </table:table-cell>
          <table:table-cell office:value-type="float" office:value="15" calcext:value-type="float">
            <text:p>15</text:p>
          </table:table-cell>
          <table:table-cell table:formula="of:=IF([.B431]&lt;7;8;IF([.B431]&gt;14;6;IF([.B431]=13;9;IF([.B431]=14;9;7))))" office:value-type="float" office:value="6" calcext:value-type="float">
            <text:p>6</text:p>
          </table:table-cell>
          <table:table-cell table:formula="of:=IF(ISODD([.D431]);1;2)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1+RAND()*[.C432]" office:value-type="float" office:value="10.343017" calcext:value-type="float">
            <text:p>10,343017</text:p>
          </table:table-cell>
          <table:table-cell table:formula="of:=[.C431]" office:value-type="float" office:value="15" calcext:value-type="float">
            <text:p>15</text:p>
          </table:table-cell>
          <table:table-cell table:formula="of:=IF([.B432]&lt;7;8;IF([.B432]&gt;14;6;IF([.B432]=13;9;IF([.B432]=14;9;7))))" office:value-type="float" office:value="7" calcext:value-type="float">
            <text:p>7</text:p>
          </table:table-cell>
          <table:table-cell table:formula="of:=IF(ISODD([.D432]);1;2)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1+RAND()*[.C433]" office:value-type="float" office:value="13.112224" calcext:value-type="float">
            <text:p>13,112224</text:p>
          </table:table-cell>
          <table:table-cell table:formula="of:=[.C432]" office:value-type="float" office:value="15" calcext:value-type="float">
            <text:p>15</text:p>
          </table:table-cell>
          <table:table-cell table:formula="of:=IF([.B433]&lt;7;8;IF([.B433]&gt;14;6;IF([.B433]=13;9;IF([.B433]=14;9;7))))" office:value-type="float" office:value="7" calcext:value-type="float">
            <text:p>7</text:p>
          </table:table-cell>
          <table:table-cell table:formula="of:=IF(ISODD([.D433]);1;2)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1+RAND()*[.C434]" office:value-type="float" office:value="14.530769" calcext:value-type="float">
            <text:p>14,530769</text:p>
          </table:table-cell>
          <table:table-cell table:formula="of:=[.C433]" office:value-type="float" office:value="15" calcext:value-type="float">
            <text:p>15</text:p>
          </table:table-cell>
          <table:table-cell table:formula="of:=IF([.B434]&lt;7;8;IF([.B434]&gt;14;6;IF([.B434]=13;9;IF([.B434]=14;9;7))))" office:value-type="float" office:value="6" calcext:value-type="float">
            <text:p>6</text:p>
          </table:table-cell>
          <table:table-cell table:formula="of:=IF(ISODD([.D434]);1;2)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1+RAND()*[.C435]" office:value-type="float" office:value="11.531912" calcext:value-type="float">
            <text:p>11,531912</text:p>
          </table:table-cell>
          <table:table-cell table:formula="of:=[.C434]" office:value-type="float" office:value="15" calcext:value-type="float">
            <text:p>15</text:p>
          </table:table-cell>
          <table:table-cell table:formula="of:=IF([.B435]&lt;7;8;IF([.B435]&gt;14;6;IF([.B435]=13;9;IF([.B435]=14;9;7))))" office:value-type="float" office:value="7" calcext:value-type="float">
            <text:p>7</text:p>
          </table:table-cell>
          <table:table-cell table:formula="of:=IF(ISODD([.D435]);1;2)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1+RAND()*[.C436]" office:value-type="float" office:value="2.811933" calcext:value-type="float">
            <text:p>2,811933</text:p>
          </table:table-cell>
          <table:table-cell table:formula="of:=[.C435]" office:value-type="float" office:value="15" calcext:value-type="float">
            <text:p>15</text:p>
          </table:table-cell>
          <table:table-cell table:formula="of:=IF([.B436]&lt;7;8;IF([.B436]&gt;14;6;IF([.B436]=13;9;IF([.B436]=14;9;7))))" office:value-type="float" office:value="8" calcext:value-type="float">
            <text:p>8</text:p>
          </table:table-cell>
          <table:table-cell table:formula="of:=IF(ISODD([.D436]);1;2)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ISEVEN([.D431])+1" office:value-type="float" office:value="2" calcext:value-type="float">
            <text:p>2</text:p>
          </table:table-cell>
          <table:table-cell table:formula="of:=ISODD([.D431])+1" office:value-type="float" office:value="1" calcext:value-type="float">
            <text:p>1</text:p>
          </table:table-cell>
          <table:table-cell table:formula="of:=IF([.B431]&gt;12;[.C438];[.B438])" office:value-type="float" office:value="1" calcext:value-type="float">
            <text:p>1</text:p>
          </table:table-cell>
          <table:table-cell table:formula="of:=[.D438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ISEVEN([.D432])+1" office:value-type="float" office:value="1" calcext:value-type="float">
            <text:p>1</text:p>
          </table:table-cell>
          <table:table-cell table:formula="of:=ISODD([.D432])+1" office:value-type="float" office:value="2" calcext:value-type="float">
            <text:p>2</text:p>
          </table:table-cell>
          <table:table-cell table:formula="of:=IF([.B432]&gt;12;[.C439];[.B439])" office:value-type="float" office:value="1" calcext:value-type="float">
            <text:p>1</text:p>
          </table:table-cell>
          <table:table-cell table:formula="of:=[.D439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ISEVEN([.D433])+1" office:value-type="float" office:value="1" calcext:value-type="float">
            <text:p>1</text:p>
          </table:table-cell>
          <table:table-cell table:formula="of:=ISODD([.D433])+1" office:value-type="float" office:value="2" calcext:value-type="float">
            <text:p>2</text:p>
          </table:table-cell>
          <table:table-cell table:formula="of:=IF([.B433]&gt;12;[.C440];[.B440])" office:value-type="float" office:value="2" calcext:value-type="float">
            <text:p>2</text:p>
          </table:table-cell>
          <table:table-cell table:formula="of:=[.D440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ISEVEN([.D434])+1" office:value-type="float" office:value="2" calcext:value-type="float">
            <text:p>2</text:p>
          </table:table-cell>
          <table:table-cell table:formula="of:=ISODD([.D434])+1" office:value-type="float" office:value="1" calcext:value-type="float">
            <text:p>1</text:p>
          </table:table-cell>
          <table:table-cell table:formula="of:=IF([.B434]&gt;12;[.C441];[.B441])" office:value-type="float" office:value="1" calcext:value-type="float">
            <text:p>1</text:p>
          </table:table-cell>
          <table:table-cell table:formula="of:=[.D441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ISEVEN([.D435])+1" office:value-type="float" office:value="1" calcext:value-type="float">
            <text:p>1</text:p>
          </table:table-cell>
          <table:table-cell table:formula="of:=ISODD([.D435])+1" office:value-type="float" office:value="2" calcext:value-type="float">
            <text:p>2</text:p>
          </table:table-cell>
          <table:table-cell table:formula="of:=IF([.B435]&gt;12;[.C442];[.B442])" office:value-type="float" office:value="1" calcext:value-type="float">
            <text:p>1</text:p>
          </table:table-cell>
          <table:table-cell table:formula="of:=[.D442]"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ISEVEN([.D436])+1" office:value-type="float" office:value="2" calcext:value-type="float">
            <text:p>2</text:p>
          </table:table-cell>
          <table:table-cell table:formula="of:=ISODD([.D436])+1" office:value-type="float" office:value="1" calcext:value-type="float">
            <text:p>1</text:p>
          </table:table-cell>
          <table:table-cell table:formula="of:=IF([.B436]&gt;12;[.C443];[.B443])" office:value-type="float" office:value="2" calcext:value-type="float">
            <text:p>2</text:p>
          </table:table-cell>
          <table:table-cell table:formula="of:=[.D443]"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Next</text:p>
          </table:table-cell>
          <table:table-cell table:number-columns-repeated="81"/>
        </table:table-row>
        <table:table-row table:style-name="ro2" table:number-rows-repeated="2">
          <table:table-cell table:number-columns-repeated="82"/>
        </table:table-row>
        <table:table-row table:style-name="ro2" table:number-rows-repeated="39">
          <table:table-cell table:style-name="Default" table:number-columns-repeated="2"/>
          <table:table-cell table:number-columns-repeated="80"/>
        </table:table-row>
        <table:table-row table:style-name="ro2" table:number-rows-repeated="518">
          <table:table-cell table:number-columns-repeated="8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ast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ve</text:p>
          </table:table-cell>
          <table:table-cell table:number-columns-repeated="7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ve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cl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ld</text:p>
          </table:table-cell>
          <table:table-cell table:number-columns-repeated="7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ol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r</text:p>
          </table:table-cell>
          <table:table-cell table:number-columns-repeated="7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1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2</text:p>
          </table:table-cell>
          <table:table-cell table:number-columns-repeated="7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Wen</text:p>
          </table:table-cell>
          <table:table-cell office:value-type="string" calcext:value-type="string">
            <text:p>Prior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n</text:p>
          </table:table-cell>
          <table:table-cell office:value-type="string" calcext:value-type="string">
            <text:p>Next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uXi</text:p>
          </table:table-cell>
          <table:table-cell office:value-type="string" calcext:value-type="string">
            <text:p>Prio</text:p>
          </table:table-cell>
          <table:table-cell table:number-columns-repeated="77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FuXi</text:p>
          </table:table-cell>
          <table:table-cell office:value-type="string" calcext:value-type="string">
            <text:p>Next</text:p>
          </table:table-cell>
          <table:table-cell table:number-columns-repeated="77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MW</text:p>
          </table:table-cell>
          <table:table-cell office:value-type="string" calcext:value-type="string">
            <text:p>Prior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W</text:p>
          </table:table-cell>
          <table:table-cell office:value-type="string" calcext:value-type="string">
            <text:p>Next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Prior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Next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c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c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c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c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c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c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c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c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c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c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c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c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c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c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c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c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i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i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i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i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i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i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i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i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6c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6c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6c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6c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5c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5c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5c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5c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c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c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c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c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g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g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g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g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6g</text:p>
          </table:table-cell>
          <table:table-cell table:number-columns-repeated="7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5g</text:p>
          </table:table-cell>
          <table:table-cell table:number-columns-repeated="78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4g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3g</text:p>
          </table:table-cell>
          <table:table-cell table:number-columns-repeated="78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" calcext:value-type="float">
            <text:p>1</text:p>
          </table:table-cell>
          <table:table-cell table:number-columns-repeated="7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2" calcext:value-type="float">
            <text:p>2</text:p>
          </table:table-cell>
          <table:table-cell table:number-columns-repeated="76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3" calcext:value-type="float">
            <text:p>3</text:p>
          </table:table-cell>
          <table:table-cell table:number-columns-repeated="76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4" calcext:value-type="float">
            <text:p>4</text:p>
          </table:table-cell>
          <table:table-cell table:number-columns-repeated="76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5" calcext:value-type="float">
            <text:p>5</text:p>
          </table:table-cell>
          <table:table-cell table:number-columns-repeated="7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6" calcext:value-type="float">
            <text:p>6</text:p>
          </table:table-cell>
          <table:table-cell table:number-columns-repeated="76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7" calcext:value-type="float">
            <text:p>7</text:p>
          </table:table-cell>
          <table:table-cell table:number-columns-repeated="76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8" calcext:value-type="float">
            <text:p>8</text:p>
          </table:table-cell>
          <table:table-cell table:number-columns-repeated="76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9" calcext:value-type="float">
            <text:p>9</text:p>
          </table:table-cell>
          <table:table-cell table:number-columns-repeated="76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0" calcext:value-type="float">
            <text:p>10</text:p>
          </table:table-cell>
          <table:table-cell table:number-columns-repeated="76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1" calcext:value-type="float">
            <text:p>11</text:p>
          </table:table-cell>
          <table:table-cell table:number-columns-repeated="7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2" calcext:value-type="float">
            <text:p>12</text:p>
          </table:table-cell>
          <table:table-cell table:number-columns-repeated="7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3" calcext:value-type="float">
            <text:p>13</text:p>
          </table:table-cell>
          <table:table-cell table:number-columns-repeated="7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4" calcext:value-type="float">
            <text:p>14</text:p>
          </table:table-cell>
          <table:table-cell table:number-columns-repeated="76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5" calcext:value-type="float">
            <text:p>15</text:p>
          </table:table-cell>
          <table:table-cell table:number-columns-repeated="76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6" calcext:value-type="float">
            <text:p>16</text:p>
          </table:table-cell>
          <table:table-cell table:number-columns-repeated="7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7" calcext:value-type="float">
            <text:p>17</text:p>
          </table:table-cell>
          <table:table-cell table:number-columns-repeated="7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2</text:p>
          </table:table-cell>
          <table:table-cell table:number-columns-repeated="78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7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8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1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2</text:p>
          </table:table-cell>
          <table:table-cell table:number-columns-repeated="78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1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1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1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1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17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8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1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22</text:p>
          </table:table-cell>
          <table:table-cell table:number-columns-repeated="78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2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2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2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2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27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8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31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32</text:p>
          </table:table-cell>
          <table:table-cell table:number-columns-repeated="78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3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3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3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3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37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38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41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42</text:p>
          </table:table-cell>
          <table:table-cell table:number-columns-repeated="78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4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4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4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4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47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48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51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52</text:p>
          </table:table-cell>
          <table:table-cell table:number-columns-repeated="78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5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5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5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5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57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58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61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62</text:p>
          </table:table-cell>
          <table:table-cell table:number-columns-repeated="78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6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6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6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6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67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68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71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72</text:p>
          </table:table-cell>
          <table:table-cell table:number-columns-repeated="78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7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7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7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7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77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78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81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82</text:p>
          </table:table-cell>
          <table:table-cell table:number-columns-repeated="78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8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84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85</text:p>
          </table:table-cell>
          <table:table-cell table:number-columns-repeated="78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86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87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88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91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92</text:p>
          </table:table-cell>
          <table:table-cell table:number-columns-repeated="78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93</text:p>
          </table:table-cell>
          <table:table-cell table:number-columns-repeated="7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94</text:p>
          </table:table-cell>
          <table:table-cell table:number-columns-repeated="78"/>
        </table:table-row>
        <table:table-row table:style-name="ro2">
          <table:table-cell table:number-columns-repeated="2"/>
          <table:table-cell table:formula="of:=404-242" office:value-type="float" office:value="162" calcext:value-type="float">
            <text:p>162</text:p>
          </table:table-cell>
          <table:table-cell office:value-type="string" calcext:value-type="string">
            <text:p>F95</text:p>
          </table:table-cell>
          <table:table-cell table:number-columns-repeated="78"/>
        </table:table-row>
        <table:table-row table:style-name="ro2">
          <table:table-cell table:number-columns-repeated="3"/>
          <table:table-cell office:value-type="string" calcext:value-type="string">
            <text:p>F96</text:p>
          </table:table-cell>
          <table:table-cell table:number-columns-repeated="78"/>
        </table:table-row>
        <table:table-row table:style-name="ro2">
          <table:table-cell table:number-columns-repeated="3"/>
          <table:table-cell office:value-type="string" calcext:value-type="string">
            <text:p>F97</text:p>
          </table:table-cell>
          <table:table-cell table:number-columns-repeated="78"/>
        </table:table-row>
        <table:table-row table:style-name="ro2">
          <table:table-cell table:number-columns-repeated="3"/>
          <table:table-cell office:value-type="string" calcext:value-type="string">
            <text:p>F98</text:p>
          </table:table-cell>
          <table:table-cell table:number-columns-repeated="78"/>
        </table:table-row>
        <table:table-row table:style-name="ro2">
          <table:table-cell table:number-columns-repeated="3"/>
          <table:table-cell office:value-type="string" calcext:value-type="string">
            <text:p>Cast</text:p>
          </table:table-cell>
          <table:table-cell office:value-type="string" calcext:value-type="string">
            <text:p>Hex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UT</text:p>
          </table:table-cell>
          <table:table-cell table:number-columns-repeated="78"/>
        </table:table-row>
        <table:table-row table:style-name="ro2">
          <table:table-cell table:number-columns-repeated="3"/>
          <table:table-cell office:value-type="string" calcext:value-type="string">
            <text:p>LT</text:p>
          </table:table-cell>
          <table:table-cell table:number-columns-repeated="78"/>
        </table:table-row>
        <table:table-row table:style-name="ro2">
          <table:table-cell table:number-columns-repeated="3"/>
          <table:table-cell office:value-type="string" calcext:value-type="string">
            <text:p>NUT</text:p>
          </table:table-cell>
          <table:table-cell table:number-columns-repeated="78"/>
        </table:table-row>
        <table:table-row table:style-name="ro2">
          <table:table-cell table:number-columns-repeated="3"/>
          <table:table-cell office:value-type="string" calcext:value-type="string">
            <text:p>NLT</text:p>
          </table:table-cell>
          <table:table-cell table:number-columns-repeated="78"/>
        </table:table-row>
        <table:table-row table:style-name="ro2">
          <table:table-cell table:number-columns-repeated="3"/>
          <table:table-cell office:value-type="string" calcext:value-type="string">
            <text:p>IUP</text:p>
          </table:table-cell>
          <table:table-cell table:number-columns-repeated="78"/>
        </table:table-row>
        <table:table-row table:style-name="ro2">
          <table:table-cell table:number-columns-repeated="3"/>
          <table:table-cell office:value-type="string" calcext:value-type="string">
            <text:p>ILW</text:p>
          </table:table-cell>
          <table:table-cell table:number-columns-repeated="78"/>
        </table:table-row>
        <table:table-row table:style-name="ro2">
          <table:table-cell table:number-columns-repeated="3"/>
          <table:table-cell office:value-type="string" calcext:value-type="string">
            <text:p>MUT</text:p>
          </table:table-cell>
          <table:table-cell table:number-columns-repeated="78"/>
        </table:table-row>
        <table:table-row table:style-name="ro2">
          <table:table-cell table:number-columns-repeated="3"/>
          <table:table-cell office:value-type="string" calcext:value-type="string">
            <text:p>MLT</text:p>
          </table:table-cell>
          <table:table-cell table:number-columns-repeated="78"/>
        </table:table-row>
        <table:table-row table:style-name="ro2">
          <table:table-cell table:number-columns-repeated="3"/>
          <table:table-cell office:value-type="string" calcext:value-type="string">
            <text:p>Golden</text:p>
          </table:table-cell>
          <table:table-cell table:number-columns-repeated="78"/>
        </table:table-row>
        <table:table-row table:style-name="ro2">
          <table:table-cell table:number-columns-repeated="3"/>
          <table:table-cell office:value-type="string" calcext:value-type="string">
            <text:p>Hex</text:p>
          </table:table-cell>
          <table:table-cell office:value-type="string" calcext:value-type="string">
            <text:p>Fam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NH</text:p>
          </table:table-cell>
          <table:table-cell office:value-type="string" calcext:value-type="string">
            <text:p>Fam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IH</text:p>
          </table:table-cell>
          <table:table-cell office:value-type="string" calcext:value-type="string">
            <text:p>Fam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MH</text:p>
          </table:table-cell>
          <table:table-cell office:value-type="string" calcext:value-type="string">
            <text:p>Fam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7" calcext:value-type="float">
            <text:p>7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8" calcext:value-type="float">
            <text:p>8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9" calcext:value-type="float">
            <text:p>9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0" calcext:value-type="float">
            <text:p>10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1" calcext:value-type="float">
            <text:p>11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2" calcext:value-type="float">
            <text:p>12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3" calcext:value-type="float">
            <text:p>13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4" calcext:value-type="float">
            <text:p>14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5" calcext:value-type="float">
            <text:p>15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6" calcext:value-type="float">
            <text:p>16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7" calcext:value-type="float">
            <text:p>17</text:p>
          </table:table-cell>
          <table:table-cell table:number-columns-repeated="77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8" calcext:value-type="float">
            <text:p>18</text:p>
          </table:table-cell>
          <table:table-cell table:number-columns-repeated="77"/>
        </table:table-row>
        <table:table-row table:style-name="ro2" table:number-rows-repeated="296">
          <table:table-cell table:number-columns-repeated="82"/>
        </table:table-row>
        <table:table-row table:style-name="ro2">
          <table:table-cell office:value-type="string" calcext:value-type="string">
            <text:p>Feng Shui <text:s/>0</text:p>
          </table:table-cell>
          <table:table-cell office:value-type="float" office:value="0" calcext:value-type="float">
            <text:p>0</text:p>
          </table:table-cell>
          <table:table-cell table:formula="of:=[.CC9]" office:value-type="float" office:value="2" calcext:value-type="float">
            <text:p>2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2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2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2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3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3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3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3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3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3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3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4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4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4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4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4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4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4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4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4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5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5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5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5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5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5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5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5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5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6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6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6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6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6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6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6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6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6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6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7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7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7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7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7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7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7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7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7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7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8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8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8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8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8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8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8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8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8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9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9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9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9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9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9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9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9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9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0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0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0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0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Feng Shui <text:s/>10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2" table:number-rows-repeated="94">
          <table:table-cell table:number-columns-repeated="82"/>
        </table:table-row>
        <table:table-row table:style-name="ro2">
          <table:table-cell office:value-type="string" calcext:value-type="string">
            <text:p>GN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inyi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ctor (deg)°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inar Rep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GR </text:p>
          </table:table-cell>
          <table:table-cell office:value-type="string" calcext:value-type="string">
            <text:p>GN</text:p>
          </table:table-cell>
          <table:table-cell table:number-columns-repeated="6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䷗</text:p>
          </table:table-cell>
          <table:table-cell office:value-type="string" calcext:value-type="string">
            <text:p>Turning 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ù</text:p>
          </table:table-cell>
          <table:table-cell office:value-type="string" calcext:value-type="string">
            <text:p>复</text:p>
          </table:table-cell>
          <table:table-cell office:value-type="string" calcext:value-type="string">
            <text:p>0 to 5.625</text:p>
          </table:table-cell>
          <table:table-cell office:value-type="string" calcext:value-type="string">
            <text:p>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Zhen </text:p>
          </table:table-cell>
          <table:table-cell office:value-type="float" office:value="24" calcext:value-type="float">
            <text:p>24</text:p>
          </table:table-cell>
          <table:table-cell table:number-columns-repeated="6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䷚</text:p>
          </table:table-cell>
          <table:table-cell office:value-type="string" calcext:value-type="string">
            <text:p>Nouri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í</text:p>
          </table:table-cell>
          <table:table-cell office:value-type="string" calcext:value-type="string">
            <text:p>颐</text:p>
          </table:table-cell>
          <table:table-cell office:value-type="string" calcext:value-type="string">
            <text:p>5.625 to 11.25</text:p>
          </table:table-cell>
          <table:table-cell office:value-type="string" calcext:value-type="string">
            <text:p>頤</text:p>
          </table:table-cell>
          <table:table-cell office:value-type="float" office:value="100001" calcext:value-type="float">
            <text:p>100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Zhen </text:p>
          </table:table-cell>
          <table:table-cell office:value-type="float" office:value="27" calcext:value-type="float">
            <text:p>27</text:p>
          </table:table-cell>
          <table:table-cell table:number-columns-repeated="6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䷂</text:p>
          </table:table-cell>
          <table:table-cell office:value-type="string" calcext:value-type="string">
            <text:p>Begin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ūn</text:p>
          </table:table-cell>
          <table:table-cell office:value-type="string" calcext:value-type="string">
            <text:p>屯</text:p>
          </table:table-cell>
          <table:table-cell office:value-type="string" calcext:value-type="string">
            <text:p>11.25 to 16.875</text:p>
          </table:table-cell>
          <table:table-cell office:value-type="string" calcext:value-type="string">
            <text:p>屯</text:p>
          </table:table-cell>
          <table:table-cell office:value-type="float" office:value="10001" calcext:value-type="float">
            <text:p>100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Zhen </text:p>
          </table:table-cell>
          <table:table-cell office:value-type="float" office:value="3" calcext:value-type="float">
            <text:p>3</text:p>
          </table:table-cell>
          <table:table-cell table:number-columns-repeated="6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䷩</text:p>
          </table:table-cell>
          <table:table-cell office:value-type="string" calcext:value-type="string">
            <text:p>Increa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ì</text:p>
          </table:table-cell>
          <table:table-cell office:value-type="string" calcext:value-type="string">
            <text:p>益</text:p>
          </table:table-cell>
          <table:table-cell office:value-type="string" calcext:value-type="string">
            <text:p>16.875 to 22.5</text:p>
          </table:table-cell>
          <table:table-cell office:value-type="string" calcext:value-type="string">
            <text:p>益</text:p>
          </table:table-cell>
          <table:table-cell office:value-type="float" office:value="110001" calcext:value-type="float">
            <text:p>11000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Zhen </text:p>
          </table:table-cell>
          <table:table-cell office:value-type="float" office:value="42" calcext:value-type="float">
            <text:p>42</text:p>
          </table:table-cell>
          <table:table-cell table:number-columns-repeated="6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䷲</text:p>
          </table:table-cell>
          <table:table-cell office:value-type="string" calcext:value-type="string">
            <text:p>Taking 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hèn</text:p>
          </table:table-cell>
          <table:table-cell office:value-type="string" calcext:value-type="string">
            <text:p>震</text:p>
          </table:table-cell>
          <table:table-cell office:value-type="string" calcext:value-type="string">
            <text:p>22.5 to 28.125</text:p>
          </table:table-cell>
          <table:table-cell office:value-type="string" calcext:value-type="string">
            <text:p>震</text:p>
          </table:table-cell>
          <table:table-cell office:value-type="float" office:value="1001" calcext:value-type="float">
            <text:p>10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Zhen </text:p>
          </table:table-cell>
          <table:table-cell office:value-type="float" office:value="51" calcext:value-type="float">
            <text:p>51</text:p>
          </table:table-cell>
          <table:table-cell table:number-columns-repeated="6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䷔</text:p>
          </table:table-cell>
          <table:table-cell office:value-type="string" calcext:value-type="string">
            <text:p>Eradicat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ì kè</text:p>
          </table:table-cell>
          <table:table-cell office:value-type="string" calcext:value-type="string">
            <text:p>噬嗑</text:p>
          </table:table-cell>
          <table:table-cell office:value-type="string" calcext:value-type="string">
            <text:p>28.125 to 33.75</text:p>
          </table:table-cell>
          <table:table-cell office:value-type="string" calcext:value-type="string">
            <text:p>噬嗑</text:p>
          </table:table-cell>
          <table:table-cell office:value-type="float" office:value="101001" calcext:value-type="float">
            <text:p>1010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Zhen </text:p>
          </table:table-cell>
          <table:table-cell office:value-type="float" office:value="21" calcext:value-type="float">
            <text:p>21</text:p>
          </table:table-cell>
          <table:table-cell table:number-columns-repeated="6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䷐</text:p>
          </table:table-cell>
          <table:table-cell office:value-type="string" calcext:value-type="string">
            <text:p>Follow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í</text:p>
          </table:table-cell>
          <table:table-cell office:value-type="string" calcext:value-type="string">
            <text:p>随</text:p>
          </table:table-cell>
          <table:table-cell office:value-type="string" calcext:value-type="string">
            <text:p>33.75 to 39.375</text:p>
          </table:table-cell>
          <table:table-cell office:value-type="string" calcext:value-type="string">
            <text:p>隨</text:p>
          </table:table-cell>
          <table:table-cell office:value-type="float" office:value="11001" calcext:value-type="float">
            <text:p>110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Zhen </text:p>
          </table:table-cell>
          <table:table-cell office:value-type="float" office:value="17" calcext:value-type="float">
            <text:p>17</text:p>
          </table:table-cell>
          <table:table-cell table:number-columns-repeated="6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䷘</text:p>
          </table:table-cell>
          <table:table-cell office:value-type="string" calcext:value-type="string">
            <text:p>Without Falseho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ú wàng</text:p>
          </table:table-cell>
          <table:table-cell office:value-type="string" calcext:value-type="string">
            <text:p>无妄</text:p>
          </table:table-cell>
          <table:table-cell office:value-type="string" calcext:value-type="string">
            <text:p>39.375 to 45</text:p>
          </table:table-cell>
          <table:table-cell office:value-type="string" calcext:value-type="string">
            <text:p>無妄</text:p>
          </table:table-cell>
          <table:table-cell office:value-type="float" office:value="111001" calcext:value-type="float">
            <text:p>1110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Zhen </text:p>
          </table:table-cell>
          <table:table-cell office:value-type="float" office:value="25" calcext:value-type="float">
            <text:p>25</text:p>
          </table:table-cell>
          <table:table-cell table:number-columns-repeated="6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䷣</text:p>
          </table:table-cell>
          <table:table-cell office:value-type="string" calcext:value-type="string">
            <text:p>Brilliance Injur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íng yí</text:p>
          </table:table-cell>
          <table:table-cell office:value-type="string" calcext:value-type="string">
            <text:p>明夷</text:p>
          </table:table-cell>
          <table:table-cell office:value-type="string" calcext:value-type="string">
            <text:p>45 to 50.625</text:p>
          </table:table-cell>
          <table:table-cell office:value-type="string" calcext:value-type="string">
            <text:p>明夷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i </text:p>
          </table:table-cell>
          <table:table-cell office:value-type="float" office:value="36" calcext:value-type="float">
            <text:p>36</text:p>
          </table:table-cell>
          <table:table-cell table:number-columns-repeated="6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䷕</text:p>
          </table:table-cell>
          <table:table-cell office:value-type="string" calcext:value-type="string">
            <text:p>Adorn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ì</text:p>
          </table:table-cell>
          <table:table-cell office:value-type="string" calcext:value-type="string">
            <text:p>贲</text:p>
          </table:table-cell>
          <table:table-cell office:value-type="string" calcext:value-type="string">
            <text:p>50.625 to 56.25</text:p>
          </table:table-cell>
          <table:table-cell office:value-type="string" calcext:value-type="string">
            <text:p>賁</text:p>
          </table:table-cell>
          <table:table-cell office:value-type="float" office:value="100101" calcext:value-type="float">
            <text:p>10010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i </text:p>
          </table:table-cell>
          <table:table-cell office:value-type="float" office:value="22" calcext:value-type="float">
            <text:p>22</text:p>
          </table:table-cell>
          <table:table-cell table:number-columns-repeated="6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䷾</text:p>
          </table:table-cell>
          <table:table-cell office:value-type="string" calcext:value-type="string">
            <text:p>Already Fulfill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ì jì</text:p>
          </table:table-cell>
          <table:table-cell office:value-type="string" calcext:value-type="string">
            <text:p>既济</text:p>
          </table:table-cell>
          <table:table-cell office:value-type="string" calcext:value-type="string">
            <text:p>56.25 to 61.875</text:p>
          </table:table-cell>
          <table:table-cell office:value-type="string" calcext:value-type="string">
            <text:p>既濟</text:p>
          </table:table-cell>
          <table:table-cell office:value-type="float" office:value="10101" calcext:value-type="float">
            <text:p>1010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i </text:p>
          </table:table-cell>
          <table:table-cell office:value-type="float" office:value="63" calcext:value-type="float">
            <text:p>63</text:p>
          </table:table-cell>
          <table:table-cell table:number-columns-repeated="6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䷤</text:p>
          </table:table-cell>
          <table:table-cell office:value-type="string" calcext:value-type="string">
            <text:p>Househ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iā rén</text:p>
          </table:table-cell>
          <table:table-cell office:value-type="string" calcext:value-type="string">
            <text:p>家人</text:p>
          </table:table-cell>
          <table:table-cell office:value-type="string" calcext:value-type="string">
            <text:p>61.875 to 67.5</text:p>
          </table:table-cell>
          <table:table-cell office:value-type="string" calcext:value-type="string">
            <text:p>家人</text:p>
          </table:table-cell>
          <table:table-cell office:value-type="float" office:value="110101" calcext:value-type="float">
            <text:p>1101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i </text:p>
          </table:table-cell>
          <table:table-cell office:value-type="float" office:value="37" calcext:value-type="float">
            <text:p>37</text:p>
          </table:table-cell>
          <table:table-cell table:number-columns-repeated="6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䷶</text:p>
          </table:table-cell>
          <table:table-cell office:value-type="string" calcext:value-type="string">
            <text:p>Abundan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ēng</text:p>
          </table:table-cell>
          <table:table-cell office:value-type="string" calcext:value-type="string">
            <text:p>丰</text:p>
          </table:table-cell>
          <table:table-cell office:value-type="string" calcext:value-type="string">
            <text:p>67.5 to 73.125</text:p>
          </table:table-cell>
          <table:table-cell office:value-type="string" calcext:value-type="string">
            <text:p>豐</text:p>
          </table:table-cell>
          <table:table-cell office:value-type="float" office:value="1101" calcext:value-type="float">
            <text:p>110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i </text:p>
          </table:table-cell>
          <table:table-cell office:value-type="float" office:value="55" calcext:value-type="float">
            <text:p>55</text:p>
          </table:table-cell>
          <table:table-cell table:number-columns-repeated="6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䷝</text:p>
          </table:table-cell>
          <table:table-cell office:value-type="string" calcext:value-type="string">
            <text:p>Brightnes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í</text:p>
          </table:table-cell>
          <table:table-cell office:value-type="string" calcext:value-type="string">
            <text:p>离</text:p>
          </table:table-cell>
          <table:table-cell office:value-type="string" calcext:value-type="string">
            <text:p>73.125 to 78.75</text:p>
          </table:table-cell>
          <table:table-cell office:value-type="string" calcext:value-type="string">
            <text:p>離</text:p>
          </table:table-cell>
          <table:table-cell office:value-type="float" office:value="101101" calcext:value-type="float">
            <text:p>1011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i 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䷰</text:p>
          </table:table-cell>
          <table:table-cell office:value-type="string" calcext:value-type="string">
            <text:p>Abolishing The Ol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é</text:p>
          </table:table-cell>
          <table:table-cell office:value-type="string" calcext:value-type="string">
            <text:p>革</text:p>
          </table:table-cell>
          <table:table-cell office:value-type="string" calcext:value-type="string">
            <text:p>78.75 to 84.375</text:p>
          </table:table-cell>
          <table:table-cell office:value-type="string" calcext:value-type="string">
            <text:p>革</text:p>
          </table:table-cell>
          <table:table-cell office:value-type="float" office:value="11101" calcext:value-type="float">
            <text:p>111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i </text:p>
          </table:table-cell>
          <table:table-cell office:value-type="float" office:value="49" calcext:value-type="float">
            <text:p>49</text:p>
          </table:table-cell>
          <table:table-cell table:number-columns-repeated="6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䷌</text:p>
          </table:table-cell>
          <table:table-cell office:value-type="string" calcext:value-type="string">
            <text:p>Seeking Harmon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óng rén</text:p>
          </table:table-cell>
          <table:table-cell office:value-type="string" calcext:value-type="string">
            <text:p>同人</text:p>
          </table:table-cell>
          <table:table-cell office:value-type="string" calcext:value-type="string">
            <text:p>84.375 to 90</text:p>
          </table:table-cell>
          <table:table-cell office:value-type="string" calcext:value-type="string">
            <text:p>同人</text:p>
          </table:table-cell>
          <table:table-cell office:value-type="float" office:value="111101" calcext:value-type="float">
            <text:p>11110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i </text:p>
          </table:table-cell>
          <table:table-cell office:value-type="float" office:value="13" calcext:value-type="float">
            <text:p>13</text:p>
          </table:table-cell>
          <table:table-cell table:number-columns-repeated="6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䷒</text:p>
          </table:table-cell>
          <table:table-cell office:value-type="string" calcext:value-type="string">
            <text:p>Approachi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ín</text:p>
          </table:table-cell>
          <table:table-cell office:value-type="string" calcext:value-type="string">
            <text:p>临</text:p>
          </table:table-cell>
          <table:table-cell office:value-type="string" calcext:value-type="string">
            <text:p>90 to 95.625</text:p>
          </table:table-cell>
          <table:table-cell office:value-type="string" calcext:value-type="string">
            <text:p>臨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ui </text:p>
          </table:table-cell>
          <table:table-cell office:value-type="float" office:value="19" calcext:value-type="float">
            <text:p>19</text:p>
          </table:table-cell>
          <table:table-cell table:number-columns-repeated="6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䷨</text:p>
          </table:table-cell>
          <table:table-cell office:value-type="string" calcext:value-type="string">
            <text:p>Decreas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ǔn</text:p>
          </table:table-cell>
          <table:table-cell office:value-type="string" calcext:value-type="string">
            <text:p>损</text:p>
          </table:table-cell>
          <table:table-cell office:value-type="string" calcext:value-type="string">
            <text:p>95.625 to 101.25</text:p>
          </table:table-cell>
          <table:table-cell office:value-type="string" calcext:value-type="string">
            <text:p>損</text:p>
          </table:table-cell>
          <table:table-cell office:value-type="float" office:value="100011" calcext:value-type="float">
            <text:p>1000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ui </text:p>
          </table:table-cell>
          <table:table-cell office:value-type="float" office:value="41" calcext:value-type="float">
            <text:p>41</text:p>
          </table:table-cell>
          <table:table-cell table:number-columns-repeated="6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䷻</text:p>
          </table:table-cell>
          <table:table-cell office:value-type="string" calcext:value-type="string">
            <text:p>Restricti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ié</text:p>
          </table:table-cell>
          <table:table-cell office:value-type="string" calcext:value-type="string">
            <text:p>节</text:p>
          </table:table-cell>
          <table:table-cell office:value-type="string" calcext:value-type="string">
            <text:p>101.25 to 106.875</text:p>
          </table:table-cell>
          <table:table-cell office:value-type="string" calcext:value-type="string">
            <text:p>節</text:p>
          </table:table-cell>
          <table:table-cell office:value-type="float" office:value="10011" calcext:value-type="float">
            <text:p>100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ui </text:p>
          </table:table-cell>
          <table:table-cell office:value-type="float" office:value="60" calcext:value-type="float">
            <text:p>60</text:p>
          </table:table-cell>
          <table:table-cell table:number-columns-repeated="6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䷼</text:p>
          </table:table-cell>
          <table:table-cell office:value-type="string" calcext:value-type="string">
            <text:p>Innermost Sinceri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hōng fú</text:p>
          </table:table-cell>
          <table:table-cell office:value-type="string" calcext:value-type="string">
            <text:p>中孚</text:p>
          </table:table-cell>
          <table:table-cell office:value-type="string" calcext:value-type="string">
            <text:p>106.875 to 112.5</text:p>
          </table:table-cell>
          <table:table-cell office:value-type="string" calcext:value-type="string">
            <text:p>中孚</text:p>
          </table:table-cell>
          <table:table-cell office:value-type="float" office:value="110011" calcext:value-type="float">
            <text:p>110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ui </text:p>
          </table:table-cell>
          <table:table-cell office:value-type="float" office:value="61" calcext:value-type="float">
            <text:p>61</text:p>
          </table:table-cell>
          <table:table-cell table:number-columns-repeated="6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䷵</text:p>
          </table:table-cell>
          <table:table-cell office:value-type="string" calcext:value-type="string">
            <text:p>Marrying Maid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uī mèi</text:p>
          </table:table-cell>
          <table:table-cell office:value-type="string" calcext:value-type="string">
            <text:p>归妹</text:p>
          </table:table-cell>
          <table:table-cell office:value-type="string" calcext:value-type="string">
            <text:p>112.5 to 118.125</text:p>
          </table:table-cell>
          <table:table-cell office:value-type="string" calcext:value-type="string">
            <text:p>歸妹</text:p>
          </table:table-cell>
          <table:table-cell office:value-type="float" office:value="1011" calcext:value-type="float">
            <text:p>10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ui </text:p>
          </table:table-cell>
          <table:table-cell office:value-type="float" office:value="54" calcext:value-type="float">
            <text:p>54</text:p>
          </table:table-cell>
          <table:table-cell table:number-columns-repeated="6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䷥</text:p>
          </table:table-cell>
          <table:table-cell office:value-type="string" calcext:value-type="string">
            <text:p>Divers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uí</text:p>
          </table:table-cell>
          <table:table-cell office:value-type="string" calcext:value-type="string">
            <text:p>睽</text:p>
          </table:table-cell>
          <table:table-cell office:value-type="string" calcext:value-type="string">
            <text:p>118.125 to 123.75</text:p>
          </table:table-cell>
          <table:table-cell office:value-type="string" calcext:value-type="string">
            <text:p>睽</text:p>
          </table:table-cell>
          <table:table-cell office:value-type="float" office:value="101011" calcext:value-type="float">
            <text:p>1010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ui </text:p>
          </table:table-cell>
          <table:table-cell office:value-type="float" office:value="38" calcext:value-type="float">
            <text:p>38</text:p>
          </table:table-cell>
          <table:table-cell table:number-columns-repeated="6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䷹</text:p>
          </table:table-cell>
          <table:table-cell office:value-type="string" calcext:value-type="string">
            <text:p>Joyf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uì</text:p>
          </table:table-cell>
          <table:table-cell office:value-type="string" calcext:value-type="string">
            <text:p>兑</text:p>
          </table:table-cell>
          <table:table-cell office:value-type="string" calcext:value-type="string">
            <text:p>123.75 to 129.375</text:p>
          </table:table-cell>
          <table:table-cell office:value-type="string" calcext:value-type="string">
            <text:p>兌</text:p>
          </table:table-cell>
          <table:table-cell office:value-type="float" office:value="11011" calcext:value-type="float">
            <text:p>11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ui </text:p>
          </table:table-cell>
          <table:table-cell office:value-type="float" office:value="58" calcext:value-type="float">
            <text:p>58</text:p>
          </table:table-cell>
          <table:table-cell table:number-columns-repeated="6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䷉</text:p>
          </table:table-cell>
          <table:table-cell office:value-type="string" calcext:value-type="string">
            <text:p>Fulfillmen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ǚ</text:p>
          </table:table-cell>
          <table:table-cell office:value-type="string" calcext:value-type="string">
            <text:p>履</text:p>
          </table:table-cell>
          <table:table-cell office:value-type="string" calcext:value-type="string">
            <text:p>129.375 to 135</text:p>
          </table:table-cell>
          <table:table-cell office:value-type="string" calcext:value-type="string">
            <text:p>履</text:p>
          </table:table-cell>
          <table:table-cell office:value-type="float" office:value="111011" calcext:value-type="float">
            <text:p>1110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ui </text:p>
          </table:table-cell>
          <table:table-cell office:value-type="float" office:value="10" calcext:value-type="float">
            <text:p>10</text:p>
          </table:table-cell>
          <table:table-cell table:number-columns-repeated="6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䷊</text:p>
          </table:table-cell>
          <table:table-cell office:value-type="string" calcext:value-type="string">
            <text:p>Advan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ài</text:p>
          </table:table-cell>
          <table:table-cell office:value-type="string" calcext:value-type="string">
            <text:p>泰</text:p>
          </table:table-cell>
          <table:table-cell office:value-type="string" calcext:value-type="string">
            <text:p>135 to 140.625</text:p>
          </table:table-cell>
          <table:table-cell office:value-type="string" calcext:value-type="string">
            <text:p>泰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Qian </text:p>
          </table:table-cell>
          <table:table-cell office:value-type="float" office:value="11" calcext:value-type="float">
            <text:p>11</text:p>
          </table:table-cell>
          <table:table-cell table:number-columns-repeated="6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䷙</text:p>
          </table:table-cell>
          <table:table-cell office:value-type="string" calcext:value-type="string">
            <text:p>Great Accumulati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à chù</text:p>
          </table:table-cell>
          <table:table-cell office:value-type="string" calcext:value-type="string">
            <text:p>大畜</text:p>
          </table:table-cell>
          <table:table-cell office:value-type="string" calcext:value-type="string">
            <text:p>140.625 to 146.25</text:p>
          </table:table-cell>
          <table:table-cell office:value-type="string" calcext:value-type="string">
            <text:p>大畜</text:p>
          </table:table-cell>
          <table:table-cell office:value-type="float" office:value="100111" calcext:value-type="float">
            <text:p>1001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Qian </text:p>
          </table:table-cell>
          <table:table-cell office:value-type="float" office:value="26" calcext:value-type="float">
            <text:p>26</text:p>
          </table:table-cell>
          <table:table-cell table:number-columns-repeated="6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䷄</text:p>
          </table:table-cell>
          <table:table-cell office:value-type="string" calcext:value-type="string">
            <text:p>Needin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ū</text:p>
          </table:table-cell>
          <table:table-cell office:value-type="string" calcext:value-type="string">
            <text:p>需</text:p>
          </table:table-cell>
          <table:table-cell office:value-type="string" calcext:value-type="string">
            <text:p>146.25 to 151.875</text:p>
          </table:table-cell>
          <table:table-cell office:value-type="string" calcext:value-type="string">
            <text:p>需</text:p>
          </table:table-cell>
          <table:table-cell office:value-type="float" office:value="10111" calcext:value-type="float">
            <text:p>101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Qian </text:p>
          </table:table-cell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䷈</text:p>
          </table:table-cell>
          <table:table-cell office:value-type="string" calcext:value-type="string">
            <text:p>Little Accumula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iǎo chù</text:p>
          </table:table-cell>
          <table:table-cell office:value-type="string" calcext:value-type="string">
            <text:p>小畜</text:p>
          </table:table-cell>
          <table:table-cell office:value-type="string" calcext:value-type="string">
            <text:p>151.875 to 157.5</text:p>
          </table:table-cell>
          <table:table-cell office:value-type="string" calcext:value-type="string">
            <text:p>小畜</text:p>
          </table:table-cell>
          <table:table-cell office:value-type="float" office:value="110111" calcext:value-type="float">
            <text:p>1101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Qian </text:p>
          </table:table-cell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䷡</text:p>
          </table:table-cell>
          <table:table-cell office:value-type="string" calcext:value-type="string">
            <text:p>Great Strengt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à zhuàng</text:p>
          </table:table-cell>
          <table:table-cell office:value-type="string" calcext:value-type="string">
            <text:p>大壮</text:p>
          </table:table-cell>
          <table:table-cell office:value-type="string" calcext:value-type="string">
            <text:p>157.5 to 163.125</text:p>
          </table:table-cell>
          <table:table-cell office:value-type="string" calcext:value-type="string">
            <text:p>大壯</text:p>
          </table:table-cell>
          <table:table-cell office:value-type="float" office:value="1111" calcext:value-type="float">
            <text:p>11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Qian </text:p>
          </table:table-cell>
          <table:table-cell office:value-type="float" office:value="34" calcext:value-type="float">
            <text:p>34</text:p>
          </table:table-cell>
          <table:table-cell table:number-columns-repeated="6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䷍</text:p>
          </table:table-cell>
          <table:table-cell office:value-type="string" calcext:value-type="string">
            <text:p>Great Harve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à yǒu</text:p>
          </table:table-cell>
          <table:table-cell office:value-type="string" calcext:value-type="string">
            <text:p>大有</text:p>
          </table:table-cell>
          <table:table-cell office:value-type="string" calcext:value-type="string">
            <text:p>163.125 to 168.75</text:p>
          </table:table-cell>
          <table:table-cell office:value-type="string" calcext:value-type="string">
            <text:p>大有</text:p>
          </table:table-cell>
          <table:table-cell office:value-type="float" office:value="101111" calcext:value-type="float">
            <text:p>1011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Qian </text:p>
          </table:table-cell>
          <table:table-cell office:value-type="float" office:value="14" calcext:value-type="float">
            <text:p>14</text:p>
          </table:table-cell>
          <table:table-cell table:number-columns-repeated="6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䷪</text:p>
          </table:table-cell>
          <table:table-cell office:value-type="string" calcext:value-type="string">
            <text:p>Eliminatin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uài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168.75 to 174.375</text:p>
          </table:table-cell>
          <table:table-cell office:value-type="string" calcext:value-type="string">
            <text:p>夬</text:p>
          </table:table-cell>
          <table:table-cell office:value-type="float" office:value="11111" calcext:value-type="float">
            <text:p>111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Qian </text:p>
          </table:table-cell>
          <table:table-cell office:value-type="float" office:value="43" calcext:value-type="float">
            <text:p>43</text:p>
          </table:table-cell>
          <table:table-cell table:number-columns-repeated="6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䷀</text:p>
          </table:table-cell>
          <table:table-cell office:value-type="string" calcext:value-type="string">
            <text:p>Initiat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ián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174.375 to 180</text:p>
          </table:table-cell>
          <table:table-cell office:value-type="string" calcext:value-type="string">
            <text:p>乾</text:p>
          </table:table-cell>
          <table:table-cell office:value-type="float" office:value="111111" calcext:value-type="float">
            <text:p>1111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Qian </text:p>
          </table:table-cell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䷫</text:p>
          </table:table-cell>
          <table:table-cell office:value-type="string" calcext:value-type="string">
            <text:p>Encounter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òu</text:p>
          </table:table-cell>
          <table:table-cell office:value-type="string" calcext:value-type="string">
            <text:p>姤</text:p>
          </table:table-cell>
          <table:table-cell office:value-type="string" calcext:value-type="string">
            <text:p>180 to 185.625</text:p>
          </table:table-cell>
          <table:table-cell office:value-type="string" calcext:value-type="string">
            <text:p>姤</text:p>
          </table:table-cell>
          <table:table-cell office:value-type="float" office:value="111110" calcext:value-type="float">
            <text:p>1111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Xun </text:p>
          </table:table-cell>
          <table:table-cell office:value-type="float" office:value="44" calcext:value-type="float">
            <text:p>44</text:p>
          </table:table-cell>
          <table:table-cell table:number-columns-repeated="6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䷛</text:p>
          </table:table-cell>
          <table:table-cell office:value-type="string" calcext:value-type="string">
            <text:p>Great Exceedi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à guò</text:p>
          </table:table-cell>
          <table:table-cell office:value-type="string" calcext:value-type="string">
            <text:p>大过</text:p>
          </table:table-cell>
          <table:table-cell office:value-type="string" calcext:value-type="string">
            <text:p>185.625 to 191.25</text:p>
          </table:table-cell>
          <table:table-cell office:value-type="string" calcext:value-type="string">
            <text:p>大過</text:p>
          </table:table-cell>
          <table:table-cell office:value-type="float" office:value="11110" calcext:value-type="float">
            <text:p>111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Xun </text:p>
          </table:table-cell>
          <table:table-cell office:value-type="float" office:value="28" calcext:value-type="float">
            <text:p>28</text:p>
          </table:table-cell>
          <table:table-cell table:number-columns-repeated="6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䷱</text:p>
          </table:table-cell>
          <table:table-cell office:value-type="string" calcext:value-type="string">
            <text:p>Establishing The New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ǐng</text:p>
          </table:table-cell>
          <table:table-cell office:value-type="string" calcext:value-type="string">
            <text:p>鼎</text:p>
          </table:table-cell>
          <table:table-cell office:value-type="string" calcext:value-type="string">
            <text:p>191.25 to 196.875</text:p>
          </table:table-cell>
          <table:table-cell office:value-type="string" calcext:value-type="string">
            <text:p>鼎</text:p>
          </table:table-cell>
          <table:table-cell office:value-type="float" office:value="101110" calcext:value-type="float">
            <text:p>1011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Xun </text:p>
          </table:table-cell>
          <table:table-cell office:value-type="float" office:value="50" calcext:value-type="float">
            <text:p>50</text:p>
          </table:table-cell>
          <table:table-cell table:number-columns-repeated="6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䷟</text:p>
          </table:table-cell>
          <table:table-cell office:value-type="string" calcext:value-type="string">
            <text:p>Long Last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éng</text:p>
          </table:table-cell>
          <table:table-cell office:value-type="string" calcext:value-type="string">
            <text:p>恒</text:p>
          </table:table-cell>
          <table:table-cell office:value-type="string" calcext:value-type="string">
            <text:p>196.875 to 202.5</text:p>
          </table:table-cell>
          <table:table-cell office:value-type="string" calcext:value-type="string">
            <text:p>恆</text:p>
          </table:table-cell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Xun </text:p>
          </table:table-cell>
          <table:table-cell office:value-type="float" office:value="32" calcext:value-type="float">
            <text:p>32</text:p>
          </table:table-cell>
          <table:table-cell table:number-columns-repeated="6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䷸</text:p>
          </table:table-cell>
          <table:table-cell office:value-type="string" calcext:value-type="string">
            <text:p>Proceeding Humbl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ùn</text:p>
          </table:table-cell>
          <table:table-cell office:value-type="string" calcext:value-type="string">
            <text:p>巽</text:p>
          </table:table-cell>
          <table:table-cell office:value-type="string" calcext:value-type="string">
            <text:p>202.5 to 208.125</text:p>
          </table:table-cell>
          <table:table-cell office:value-type="string" calcext:value-type="string">
            <text:p>巽</text:p>
          </table:table-cell>
          <table:table-cell office:value-type="float" office:value="110110" calcext:value-type="float">
            <text:p>1101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Xun </text:p>
          </table:table-cell>
          <table:table-cell office:value-type="float" office:value="57" calcext:value-type="float">
            <text:p>57</text:p>
          </table:table-cell>
          <table:table-cell table:number-columns-repeated="6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䷯</text:p>
          </table:table-cell>
          <table:table-cell office:value-type="string" calcext:value-type="string">
            <text:p>Replenishin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ǐng</text:p>
          </table:table-cell>
          <table:table-cell office:value-type="string" calcext:value-type="string">
            <text:p>井</text:p>
          </table:table-cell>
          <table:table-cell office:value-type="string" calcext:value-type="string">
            <text:p>208.125 to 213.75</text:p>
          </table:table-cell>
          <table:table-cell office:value-type="string" calcext:value-type="string">
            <text:p>井</text:p>
          </table:table-cell>
          <table:table-cell office:value-type="float" office:value="10110" calcext:value-type="float">
            <text:p>101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Xun </text:p>
          </table:table-cell>
          <table:table-cell office:value-type="float" office:value="48" calcext:value-type="float">
            <text:p>48</text:p>
          </table:table-cell>
          <table:table-cell table:number-columns-repeated="6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䷑</text:p>
          </table:table-cell>
          <table:table-cell office:value-type="string" calcext:value-type="string">
            <text:p>Remedyin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ǔ</text:p>
          </table:table-cell>
          <table:table-cell office:value-type="string" calcext:value-type="string">
            <text:p>蛊</text:p>
          </table:table-cell>
          <table:table-cell office:value-type="string" calcext:value-type="string">
            <text:p>213.75 to 219.375</text:p>
          </table:table-cell>
          <table:table-cell office:value-type="string" calcext:value-type="string">
            <text:p>蠱</text:p>
          </table:table-cell>
          <table:table-cell office:value-type="float" office:value="100110" calcext:value-type="float">
            <text:p>1001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Xun </text:p>
          </table:table-cell>
          <table:table-cell office:value-type="float" office:value="18" calcext:value-type="float">
            <text:p>18</text:p>
          </table:table-cell>
          <table:table-cell table:number-columns-repeated="6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䷭</text:p>
          </table:table-cell>
          <table:table-cell office:value-type="string" calcext:value-type="string">
            <text:p>Growing Upwar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ēng</text:p>
          </table:table-cell>
          <table:table-cell office:value-type="string" calcext:value-type="string">
            <text:p>升</text:p>
          </table:table-cell>
          <table:table-cell office:value-type="string" calcext:value-type="string">
            <text:p>219.375 to 225</text:p>
          </table:table-cell>
          <table:table-cell office:value-type="string" calcext:value-type="string">
            <text:p>升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Xun </text:p>
          </table:table-cell>
          <table:table-cell office:value-type="float" office:value="46" calcext:value-type="float">
            <text:p>46</text:p>
          </table:table-cell>
          <table:table-cell table:number-columns-repeated="6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䷅</text:p>
          </table:table-cell>
          <table:table-cell office:value-type="string" calcext:value-type="string">
            <text:p>Contenti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òng</text:p>
          </table:table-cell>
          <table:table-cell office:value-type="string" calcext:value-type="string">
            <text:p>讼</text:p>
          </table:table-cell>
          <table:table-cell office:value-type="string" calcext:value-type="string">
            <text:p>225 to 230.625</text:p>
          </table:table-cell>
          <table:table-cell office:value-type="string" calcext:value-type="string">
            <text:p>訟</text:p>
          </table:table-cell>
          <table:table-cell office:value-type="float" office:value="111010" calcext:value-type="float">
            <text:p>1110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Kan </text:p>
          </table:table-cell>
          <table:table-cell office:value-type="float" office:value="6" calcext:value-type="float">
            <text:p>6</text:p>
          </table:table-cell>
          <table:table-cell table:number-columns-repeated="6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䷮</text:p>
          </table:table-cell>
          <table:table-cell office:value-type="string" calcext:value-type="string">
            <text:p>Exhaustin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ùn</text:p>
          </table:table-cell>
          <table:table-cell office:value-type="string" calcext:value-type="string">
            <text:p>困</text:p>
          </table:table-cell>
          <table:table-cell office:value-type="string" calcext:value-type="string">
            <text:p>230.625 to 236.25</text:p>
          </table:table-cell>
          <table:table-cell office:value-type="string" calcext:value-type="string">
            <text:p>困</text:p>
          </table:table-cell>
          <table:table-cell office:value-type="float" office:value="11010" calcext:value-type="float">
            <text:p>110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Kan </text:p>
          </table:table-cell>
          <table:table-cell office:value-type="float" office:value="47" calcext:value-type="float">
            <text:p>47</text:p>
          </table:table-cell>
          <table:table-cell table:number-columns-repeated="6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䷿</text:p>
          </table:table-cell>
          <table:table-cell office:value-type="string" calcext:value-type="string">
            <text:p>Not Yet Fulfill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èi jì</text:p>
          </table:table-cell>
          <table:table-cell office:value-type="string" calcext:value-type="string">
            <text:p>未济</text:p>
          </table:table-cell>
          <table:table-cell office:value-type="string" calcext:value-type="string">
            <text:p>236.25 to 241.875</text:p>
          </table:table-cell>
          <table:table-cell office:value-type="string" calcext:value-type="string">
            <text:p>未濟</text:p>
          </table:table-cell>
          <table:table-cell office:value-type="float" office:value="101010" calcext:value-type="float">
            <text:p>1010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Kan </text:p>
          </table:table-cell>
          <table:table-cell office:value-type="float" office:value="64" calcext:value-type="float">
            <text:p>64</text:p>
          </table:table-cell>
          <table:table-cell table:number-columns-repeated="6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䷧</text:p>
          </table:table-cell>
          <table:table-cell office:value-type="string" calcext:value-type="string">
            <text:p>Relie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iè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241.875 to 247.5</text:p>
          </table:table-cell>
          <table:table-cell office:value-type="string" calcext:value-type="string">
            <text:p>解</text:p>
          </table:table-cell>
          <table:table-cell office:value-type="float" office:value="1010" calcext:value-type="float">
            <text:p>10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Kan </text:p>
          </table:table-cell>
          <table:table-cell office:value-type="float" office:value="40" calcext:value-type="float">
            <text:p>40</text:p>
          </table:table-cell>
          <table:table-cell table:number-columns-repeated="6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䷺</text:p>
          </table:table-cell>
          <table:table-cell office:value-type="string" calcext:value-type="string">
            <text:p>Dispersin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uàn</text:p>
          </table:table-cell>
          <table:table-cell office:value-type="string" calcext:value-type="string">
            <text:p>涣</text:p>
          </table:table-cell>
          <table:table-cell office:value-type="string" calcext:value-type="string">
            <text:p>247.5 to 253.125</text:p>
          </table:table-cell>
          <table:table-cell office:value-type="string" calcext:value-type="string">
            <text:p>渙</text:p>
          </table:table-cell>
          <table:table-cell office:value-type="float" office:value="110010" calcext:value-type="float">
            <text:p>1100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Kan </text:p>
          </table:table-cell>
          <table:table-cell office:value-type="float" office:value="59" calcext:value-type="float">
            <text:p>59</text:p>
          </table:table-cell>
          <table:table-cell table:number-columns-repeated="6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䷜</text:p>
          </table:table-cell>
          <table:table-cell office:value-type="string" calcext:value-type="string">
            <text:p>Darknes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ǎn</text:p>
          </table:table-cell>
          <table:table-cell office:value-type="string" calcext:value-type="string">
            <text:p>坎</text:p>
          </table:table-cell>
          <table:table-cell office:value-type="string" calcext:value-type="string">
            <text:p>253.125 to 258.75</text:p>
          </table:table-cell>
          <table:table-cell office:value-type="string" calcext:value-type="string">
            <text:p>坎</text:p>
          </table:table-cell>
          <table:table-cell office:value-type="float" office:value="10010" calcext:value-type="float">
            <text:p>100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Kan </text:p>
          </table:table-cell>
          <table:table-cell office:value-type="float" office:value="29" calcext:value-type="float">
            <text:p>29</text:p>
          </table:table-cell>
          <table:table-cell table:number-columns-repeated="6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䷃</text:p>
          </table:table-cell>
          <table:table-cell office:value-type="string" calcext:value-type="string">
            <text:p>Childhoo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éng</text:p>
          </table:table-cell>
          <table:table-cell office:value-type="string" calcext:value-type="string">
            <text:p>蒙</text:p>
          </table:table-cell>
          <table:table-cell office:value-type="string" calcext:value-type="string">
            <text:p>258.75 to 264.375</text:p>
          </table:table-cell>
          <table:table-cell office:value-type="string" calcext:value-type="string">
            <text:p>蒙</text:p>
          </table:table-cell>
          <table:table-cell office:value-type="float" office:value="100010" calcext:value-type="float">
            <text:p>1000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Kan </text:p>
          </table:table-cell>
          <table:table-cell office:value-type="float" office:value="4" calcext:value-type="float">
            <text:p>4</text:p>
          </table:table-cell>
          <table:table-cell table:number-columns-repeated="6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䷆</text:p>
          </table:table-cell>
          <table:table-cell office:value-type="string" calcext:value-type="string">
            <text:p>Multitud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hī</text:p>
          </table:table-cell>
          <table:table-cell office:value-type="string" calcext:value-type="string">
            <text:p>师</text:p>
          </table:table-cell>
          <table:table-cell office:value-type="string" calcext:value-type="string">
            <text:p>264.375 to 270</text:p>
          </table:table-cell>
          <table:table-cell office:value-type="string" calcext:value-type="string">
            <text:p>師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Kan </text:p>
          </table:table-cell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䷠</text:p>
          </table:table-cell>
          <table:table-cell office:value-type="string" calcext:value-type="string">
            <text:p>Retrea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ùn</text:p>
          </table:table-cell>
          <table:table-cell office:value-type="string" calcext:value-type="string">
            <text:p>遯</text:p>
          </table:table-cell>
          <table:table-cell office:value-type="string" calcext:value-type="string">
            <text:p>270 to 275.625</text:p>
          </table:table-cell>
          <table:table-cell office:value-type="string" calcext:value-type="string">
            <text:p>遯</text:p>
          </table:table-cell>
          <table:table-cell office:value-type="float" office:value="111100" calcext:value-type="float">
            <text:p>1111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Gen </text:p>
          </table:table-cell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䷞</text:p>
          </table:table-cell>
          <table:table-cell office:value-type="string" calcext:value-type="string">
            <text:p>Mutual Influen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ián</text:p>
          </table:table-cell>
          <table:table-cell office:value-type="string" calcext:value-type="string">
            <text:p>咸</text:p>
          </table:table-cell>
          <table:table-cell office:value-type="string" calcext:value-type="string">
            <text:p>275.625 to 281.25</text:p>
          </table:table-cell>
          <table:table-cell office:value-type="string" calcext:value-type="string">
            <text:p>咸</text:p>
          </table:table-cell>
          <table:table-cell office:value-type="float" office:value="11100" calcext:value-type="float">
            <text:p>111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Gen </text:p>
          </table:table-cell>
          <table:table-cell office:value-type="float" office:value="31" calcext:value-type="float">
            <text:p>31</text:p>
          </table:table-cell>
          <table:table-cell table:number-columns-repeated="6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䷷</text:p>
          </table:table-cell>
          <table:table-cell office:value-type="string" calcext:value-type="string">
            <text:p>Travell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ǚ</text:p>
          </table:table-cell>
          <table:table-cell office:value-type="string" calcext:value-type="string">
            <text:p>旅</text:p>
          </table:table-cell>
          <table:table-cell office:value-type="string" calcext:value-type="string">
            <text:p>281.25 to 286.875</text:p>
          </table:table-cell>
          <table:table-cell office:value-type="string" calcext:value-type="string">
            <text:p>旅</text:p>
          </table:table-cell>
          <table:table-cell office:value-type="float" office:value="101100" calcext:value-type="float">
            <text:p>101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Gen </text:p>
          </table:table-cell>
          <table:table-cell office:value-type="float" office:value="56" calcext:value-type="float">
            <text:p>56</text:p>
          </table:table-cell>
          <table:table-cell table:number-columns-repeated="6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䷽</text:p>
          </table:table-cell>
          <table:table-cell office:value-type="string" calcext:value-type="string">
            <text:p>Little Exceedin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iǎo guò</text:p>
          </table:table-cell>
          <table:table-cell office:value-type="string" calcext:value-type="string">
            <text:p>小过</text:p>
          </table:table-cell>
          <table:table-cell office:value-type="string" calcext:value-type="string">
            <text:p>286.875 to 292.5</text:p>
          </table:table-cell>
          <table:table-cell office:value-type="string" calcext:value-type="string">
            <text:p>小過</text:p>
          </table:table-cell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Gen </text:p>
          </table:table-cell>
          <table:table-cell office:value-type="float" office:value="62" calcext:value-type="float">
            <text:p>62</text:p>
          </table:table-cell>
          <table:table-cell table:number-columns-repeated="6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䷴</text:p>
          </table:table-cell>
          <table:table-cell office:value-type="string" calcext:value-type="string">
            <text:p>Developing Graduall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iàn</text:p>
          </table:table-cell>
          <table:table-cell office:value-type="string" calcext:value-type="string">
            <text:p>渐</text:p>
          </table:table-cell>
          <table:table-cell office:value-type="string" calcext:value-type="string">
            <text:p>292.5 to 298.125</text:p>
          </table:table-cell>
          <table:table-cell office:value-type="string" calcext:value-type="string">
            <text:p>漸</text:p>
          </table:table-cell>
          <table:table-cell office:value-type="float" office:value="110100" calcext:value-type="float">
            <text:p>110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Gen </text:p>
          </table:table-cell>
          <table:table-cell office:value-type="float" office:value="53" calcext:value-type="float">
            <text:p>53</text:p>
          </table:table-cell>
          <table:table-cell table:number-columns-repeated="6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䷦</text:p>
          </table:table-cell>
          <table:table-cell office:value-type="string" calcext:value-type="string">
            <text:p>Hardshi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iǎn</text:p>
          </table:table-cell>
          <table:table-cell office:value-type="string" calcext:value-type="string">
            <text:p>蹇</text:p>
          </table:table-cell>
          <table:table-cell office:value-type="string" calcext:value-type="string">
            <text:p>298.125 to 303.75</text:p>
          </table:table-cell>
          <table:table-cell office:value-type="string" calcext:value-type="string">
            <text:p>蹇</text:p>
          </table:table-cell>
          <table:table-cell office:value-type="float" office:value="10100" calcext:value-type="float">
            <text:p>10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Gen </text:p>
          </table:table-cell>
          <table:table-cell office:value-type="float" office:value="39" calcext:value-type="float">
            <text:p>39</text:p>
          </table:table-cell>
          <table:table-cell table:number-columns-repeated="6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䷳</text:p>
          </table:table-cell>
          <table:table-cell office:value-type="string" calcext:value-type="string">
            <text:p>Keeping Stil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èn</text:p>
          </table:table-cell>
          <table:table-cell office:value-type="string" calcext:value-type="string">
            <text:p>艮</text:p>
          </table:table-cell>
          <table:table-cell office:value-type="string" calcext:value-type="string">
            <text:p>303.75 to 309.375</text:p>
          </table:table-cell>
          <table:table-cell office:value-type="string" calcext:value-type="string">
            <text:p>艮</text:p>
          </table:table-cell>
          <table:table-cell office:value-type="float" office:value="100100" calcext:value-type="float">
            <text:p>100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Gen </text:p>
          </table:table-cell>
          <table:table-cell office:value-type="float" office:value="52" calcext:value-type="float">
            <text:p>52</text:p>
          </table:table-cell>
          <table:table-cell table:number-columns-repeated="6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䷎</text:p>
          </table:table-cell>
          <table:table-cell office:value-type="string" calcext:value-type="string">
            <text:p>Humblenes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qiān</text:p>
          </table:table-cell>
          <table:table-cell office:value-type="string" calcext:value-type="string">
            <text:p>谦</text:p>
          </table:table-cell>
          <table:table-cell office:value-type="string" calcext:value-type="string">
            <text:p>309.375 to 315</text:p>
          </table:table-cell>
          <table:table-cell office:value-type="string" calcext:value-type="string">
            <text:p>謙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Gen </text:p>
          </table:table-cell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䷋</text:p>
          </table:table-cell>
          <table:table-cell office:value-type="string" calcext:value-type="string">
            <text:p>Hindranc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ǐ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315 to 320.625</text:p>
          </table:table-cell>
          <table:table-cell office:value-type="string" calcext:value-type="string">
            <text:p>否</text:p>
          </table:table-cell>
          <table:table-cell office:value-type="float" office:value="111000" calcext:value-type="float">
            <text:p>111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Kun </text:p>
          </table:table-cell>
          <table:table-cell office:value-type="float" office:value="12" calcext:value-type="float">
            <text:p>12</text:p>
          </table:table-cell>
          <table:table-cell table:number-columns-repeated="6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䷬</text:p>
          </table:table-cell>
          <table:table-cell office:value-type="string" calcext:value-type="string">
            <text:p>Bringing Toge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uì</text:p>
          </table:table-cell>
          <table:table-cell office:value-type="string" calcext:value-type="string">
            <text:p>萃</text:p>
          </table:table-cell>
          <table:table-cell office:value-type="string" calcext:value-type="string">
            <text:p>320.625 to 326.25</text:p>
          </table:table-cell>
          <table:table-cell office:value-type="string" calcext:value-type="string">
            <text:p>萃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Kun </text:p>
          </table:table-cell>
          <table:table-cell office:value-type="float" office:value="45" calcext:value-type="float">
            <text:p>45</text:p>
          </table:table-cell>
          <table:table-cell table:number-columns-repeated="6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䷢</text:p>
          </table:table-cell>
          <table:table-cell office:value-type="string" calcext:value-type="string">
            <text:p>Proceeding Forwar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ìn</text:p>
          </table:table-cell>
          <table:table-cell office:value-type="string" calcext:value-type="string">
            <text:p>晋</text:p>
          </table:table-cell>
          <table:table-cell office:value-type="string" calcext:value-type="string">
            <text:p>326.25 to 331.875</text:p>
          </table:table-cell>
          <table:table-cell office:value-type="string" calcext:value-type="string">
            <text:p>晉</text:p>
          </table:table-cell>
          <table:table-cell office:value-type="float" office:value="101000" calcext:value-type="float">
            <text:p>10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Kun </text:p>
          </table:table-cell>
          <table:table-cell office:value-type="float" office:value="35" calcext:value-type="float">
            <text:p>35</text:p>
          </table:table-cell>
          <table:table-cell table:number-columns-repeated="6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䷏</text:p>
          </table:table-cell>
          <table:table-cell office:value-type="string" calcext:value-type="string">
            <text:p>Deligh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ù</text:p>
          </table:table-cell>
          <table:table-cell office:value-type="string" calcext:value-type="string">
            <text:p>豫</text:p>
          </table:table-cell>
          <table:table-cell office:value-type="string" calcext:value-type="string">
            <text:p>331.875 to 337.5</text:p>
          </table:table-cell>
          <table:table-cell office:value-type="string" calcext:value-type="string">
            <text:p>豫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Kun </text:p>
          </table:table-cell>
          <table:table-cell office:value-type="float" office:value="16" calcext:value-type="float">
            <text:p>16</text:p>
          </table:table-cell>
          <table:table-cell table:number-columns-repeated="6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䷓</text:p>
          </table:table-cell>
          <table:table-cell office:value-type="string" calcext:value-type="string">
            <text:p>Watchi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uān</text:p>
          </table:table-cell>
          <table:table-cell office:value-type="string" calcext:value-type="string">
            <text:p>观</text:p>
          </table:table-cell>
          <table:table-cell office:value-type="string" calcext:value-type="string">
            <text:p>337.5 to 343.125</text:p>
          </table:table-cell>
          <table:table-cell office:value-type="string" calcext:value-type="string">
            <text:p>觀</text:p>
          </table:table-cell>
          <table:table-cell office:value-type="float" office:value="110000" calcext:value-type="float">
            <text:p>11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Kun </text:p>
          </table:table-cell>
          <table:table-cell office:value-type="float" office:value="20" calcext:value-type="float">
            <text:p>20</text:p>
          </table:table-cell>
          <table:table-cell table:number-columns-repeated="6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䷇</text:p>
          </table:table-cell>
          <table:table-cell office:value-type="string" calcext:value-type="string">
            <text:p>Uni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ǐ</text:p>
          </table:table-cell>
          <table:table-cell office:value-type="string" calcext:value-type="string">
            <text:p>比</text:p>
          </table:table-cell>
          <table:table-cell office:value-type="string" calcext:value-type="string">
            <text:p>343.125 to 348.75</text:p>
          </table:table-cell>
          <table:table-cell office:value-type="string" calcext:value-type="string">
            <text:p>比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Kun 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䷖</text:p>
          </table:table-cell>
          <table:table-cell office:value-type="string" calcext:value-type="string">
            <text:p>Falling Away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ō</text:p>
          </table:table-cell>
          <table:table-cell office:value-type="string" calcext:value-type="string">
            <text:p>剥</text:p>
          </table:table-cell>
          <table:table-cell office:value-type="string" calcext:value-type="string">
            <text:p>348.75 to 354.375</text:p>
          </table:table-cell>
          <table:table-cell office:value-type="string" calcext:value-type="string">
            <text:p>剝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Kun </text:p>
          </table:table-cell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䷁</text:p>
          </table:table-cell>
          <table:table-cell office:value-type="string" calcext:value-type="string">
            <text:p>Respondin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ūn</text:p>
          </table:table-cell>
          <table:table-cell office:value-type="string" calcext:value-type="string">
            <text:p>坤</text:p>
          </table:table-cell>
          <table:table-cell office:value-type="string" calcext:value-type="string">
            <text:p>354.375 to 360</text:p>
          </table:table-cell>
          <table:table-cell office:value-type="string" calcext:value-type="string">
            <text:p>坤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Kun </text:p>
          </table:table-cell>
          <table:table-cell office:value-type="float" office:value="2" calcext:value-type="float">
            <text:p>2</text:p>
          </table:table-cell>
          <table:table-cell table:number-columns-repeated="67"/>
        </table:table-row>
        <table:table-row table:style-name="ro2" table:number-rows-repeated="15245">
          <table:table-cell table:number-columns-repeated="82"/>
        </table:table-row>
        <table:table-row table:style-name="ro2">
          <table:table-cell table:number-columns-repeated="82"/>
        </table:table-row>
      </table:table>
      <table:named-expressions/>
      <table:database-ranges>
        <table:database-range table:name="__Anonymous_Sheet_DB__0" table:target-range-address="ReadMe.A25:ReadMe.A2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Q.A449:IQ.A4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entium Book Basic" svg:font-family="'Gentium Book Basic'" style:font-adornments="Regular" style:font-pitch="variable"/>
    <style:font-face style:name="Gentium Book Plus" svg:font-family="'Gentium Book Plus'" style:font-adornments="Regular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KR" svg:font-family="'Noto Sans CJK KR'" style:font-family-generic="system" style:font-pitch="variable"/>
    <style:font-face style:name="Noto Sans CJK KR Regular" svg:font-family="'Noto Sans CJK KR Regular'" style:font-adornments="Regular" style:font-family-generic="swiss" style:font-pitch="variable"/>
    <style:font-face style:name="Noto Sans Hebrew" svg:font-family="'Noto Sans Hebrew'" style:font-adornments="Regular" style:font-family-generic="swiss" style:font-pitch="variable"/>
    <style:font-face style:name="SBL BibLit" svg:font-family="'SBL BibLit'" style:font-adornments="Regular" style:font-pitch="variable"/>
    <style:font-face style:name="Unifont" svg:font-family="Unifont" style:font-adornments="Regular" style:font-pitch="variable"/>
  </office:font-face-decls>
  <office:styles>
    <style:default-style style:family="table-cell">
      <style:table-cell-properties style:decimal-places="6"/>
      <style:paragraph-properties style:tab-stop-distance="1cm"/>
      <style:text-properties style:font-name="Liberation Sans" fo:font-size="10pt" fo:language="en" fo:country="ZA" style:font-name-asian="DejaVu Sans" style:font-size-asian="10pt" style:language-asian="ko" style:country-asian="KR" style:font-name-complex="DejaVu Sans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ko" style:country-asian="KR" style:font-family-complex="'Noto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Gentium Book Plus" fo:font-family="'Gentium Book Plus'" style:font-style-name="Regular" style:font-pitch="variable" fo:font-size="10pt" style:font-name-asian="Noto Sans CJK KR Regular" style:font-family-asian="'Noto Sans CJK KR Regular'" style:font-style-name-asian="Regular" style:font-family-generic-asian="swiss" style:font-pitch-asian="variable" style:font-size-asian="10pt" style:font-name-complex="Noto Sans Hebrew" style:font-family-complex="'Noto Sans Hebrew'" style:font-style-name-complex="Regular" style:font-family-generic-complex="swiss" style:font-pitch-complex="variable" style:font-size-complex="10pt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0129P0" style:volatile="true" number:language="en" number:country="US">
      <number:number number:decimal-places="0" number:min-decimal-places="0" number:min-integer-digits="1" number:grouping="true"/>
    </number:number-style>
    <number:number-style style:name="N10129" number:language="en" number:country="US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9P0"/>
    </number:number-style>
    <number:date-style style:name="N20036" number:language="en" number:country="ZA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20121P0" style:volatile="true" number:language="en" number:country="ZA">
      <number:number number:decimal-places="2" number:min-decimal-places="2" number:min-integer-digits="1" number:grouping="true"/>
    </number:number-style>
    <number:number-style style:name="N20121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1P0"/>
    </number:number-style>
    <number:date-style style:name="N30071" number:language="af" number:country="ZA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number:min-decimal-places="0" number:min-integer-digits="1"/>
    </number:number-style>
    <number:number-style style:name="N123">
      <style:text-properties fo:color="#ff0000"/>
      <number:text>-</number:text>
      <number:number number:decimal-places="0" number:min-decimal-places="0" number:min-integer-digits="1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">
      <number:number number:decimal-places="8" number:min-decimal-places="8" number:min-integer-digits="1"/>
    </number:number-style>
    <number:currency-style style:name="N127P0" style:volatile="true">
      <number:currency-symbol number:language="es" number:country="EC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currency-symbol number:language="es" number:country="EC">$</number:currency-symbol>
      <number:text>-</number:text>
      <number:number number:decimal-places="2" number:min-decimal-places="2" number:min-integer-digits="1" number:grouping="true"/>
      <style:map style:condition="value()&gt;=0" style:apply-style-name="N127P0"/>
    </number:currency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29P0"/>
    </number:currency-style>
    <number:percentage-style style:name="N130">
      <number:number number:decimal-places="4" number:min-decimal-places="4" number:min-integer-digits="1"/>
      <number:text>%</number:text>
    </number:percentage-style>
    <number:percentage-style style:name="N131P0" style:volatile="true">
      <number:number number:decimal-places="4" number:min-decimal-places="4" number:min-integer-digits="1"/>
      <number:text>%</number:text>
    </number:percentage-style>
    <number:percentage-style style:name="N131">
      <style:text-properties fo:color="#ff0000"/>
      <number:text>-</number:text>
      <number:number number:decimal-places="4" number:min-decimal-places="4" number:min-integer-digits="1"/>
      <number:text>%</number:text>
      <style:map style:condition="value()&gt;=0" style:apply-style-name="N131P0"/>
    </number:percentag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currency-style style:name="N134P0" style:volatile="true">
      <number:currency-symbol number:language="en">$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>$</number:currency-symbol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3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4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40P0"/>
    </number:currency-style>
    <number:currency-style style:name="N14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4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af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44">
      <number:currency-symbol number:language="af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af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46">
      <number:currency-symbol number:language="af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46P0"/>
    </number:currency-style>
    <number:currency-style style:name="N147P0" style:volatile="true">
      <number:currency-symbol number:language="af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47">
      <style:text-properties fo:color="#ff0000"/>
      <number:currency-symbol number:language="af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47P0"/>
    </number:currency-style>
    <number:currency-style style:name="N148P0" style:volatile="true">
      <number:currency-symbol number:language="af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48">
      <style:text-properties fo:color="#ff0000"/>
      <number:currency-symbol number:language="af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48P0"/>
    </number:currency-style>
    <number:percentage-style style:name="N149P0" style:volatile="true">
      <number:number number:decimal-places="2" number:min-decimal-places="2" number:min-integer-digits="1"/>
      <number:text>%</number:text>
    </number:percentage-style>
    <number:percentage-style style:name="N149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49P0"/>
    </number:percentage-style>
    <number:number-style style:name="N151P0" style:volatile="true">
      <number:number number:decimal-places="4" number:min-decimal-places="4" number:min-integer-digits="1" number:grouping="true"/>
    </number:number-style>
    <number:number-style style:name="N15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/>
    </number:number-style>
    <number:number-style style:name="N152">
      <style:text-properties fo:color="#ff0000"/>
      <number:text>-</number:text>
      <number:number number:decimal-places="2" number:min-decimal-places="2" number:min-integer-digits="1"/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time-style style:name="N159">
      <number:minutes number:style="long"/>
      <number:text>:</number:text>
      <number:seconds number:style="long"/>
    </number:time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2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62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165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€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€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178P2" style:volatile="true">
      <number:text> €-</number:text>
      <number:number number:decimal-places="0" number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$</number:text>
      <number:number number:decimal-places="0" number:min-decimal-places="0" number:min-integer-digits="1" number:grouping="true"/>
    </number:number-style>
    <number:number-style style:name="N184">
      <number:text>-$</number:text>
      <number:number number:decimal-places="0" number:min-decimal-places="0" number:min-integer-digits="1" number:grouping="true"/>
      <style:map style:condition="value()&gt;=0" style:apply-style-name="N184P0"/>
    </number:number-style>
    <number:number-style style:name="N185P0" style:volatile="true">
      <number:text>$</number:text>
      <number:number number:decimal-places="0" number:min-decimal-places="0" number:min-integer-digits="1" number:grouping="true"/>
    </number:number-style>
    <number:number-style style:name="N185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85P0"/>
    </number:number-style>
    <number:number-style style:name="N186">
      <number:text>$</number:text>
      <number:number number:decimal-places="2" number:min-decimal-places="2" number:min-integer-digits="1" number:grouping="true"/>
    </number:number-style>
    <number:number-style style:name="N187P0" style:volatile="true">
      <number:text>$</number:text>
      <number:number number:decimal-places="2" number:min-decimal-places="2" number:min-integer-digits="1" number:grouping="true"/>
    </number:number-style>
    <number:number-style style:name="N187">
      <number:text>-$</number:text>
      <number:number number:decimal-places="2" number:min-decimal-places="2" number:min-integer-digits="1" number:grouping="true"/>
      <style:map style:condition="value()&gt;=0" style:apply-style-name="N187P0"/>
    </number:number-style>
    <number:number-style style:name="N188P0" style:volatile="true">
      <number:text>$</number:text>
      <number:number number:decimal-places="2" number:min-decimal-places="2" number:min-integer-digits="1" number:grouping="true"/>
    </number:number-style>
    <number:number-style style:name="N188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88P0"/>
    </number:number-style>
    <number:number-style style:name="N19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92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0" number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94P2" style:volatile="true">
      <number:text>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8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198P2" style:volatile="true">
      <number:text> $-</number:text>
      <number:number number:decimal-places="0" number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2" number:min-decimal-places="2" number:min-integer-digits="1" number:grouping="true"/>
      <number:text> </number:text>
    </number:number-style>
    <number:number-style style:name="N20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00P2" style:volatile="true">
      <number:text>-</number:text>
      <number:number number:decimal-places="0" number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">
      <number:number number:decimal-places="1" number:min-decimal-places="1" number:min-integer-digits="1"/>
    </number:number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percentage-style style:name="N208">
      <number:number number:decimal-places="1" number:min-decimal-places="1" number:min-integer-digits="1"/>
      <number:text>%</number:text>
    </number:percentage-style>
    <number:number-style style:name="N209">
      <number:number number:decimal-places="4" number:min-decimal-places="4" number:min-integer-digits="1"/>
    </number:number-style>
    <number:number-style style:name="N210">
      <number:number number:decimal-places="3" number:min-decimal-places="3" number:min-integer-digits="1"/>
    </number:number-style>
    <number:number-style style:name="N21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2P0"/>
    </number:number-style>
    <number:number-style style:name="N2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3P0"/>
    </number:number-style>
    <number:number-style style:name="N21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5P0"/>
    </number:number-style>
    <number:number-style style:name="N2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6P0"/>
    </number:number-style>
    <number:number-style style:name="N218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18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18P2" style:volatile="true">
      <number:text> $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20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20P2" style:volatile="true">
      <number:text> $-</number:text>
      <number:number number:decimal-places="0" number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0" number:min-decimal-places="0" number:min-integer-digits="1"/>
    </number:number-style>
    <number:number-style style:name="N221">
      <number:number number:decimal-places="0" number:min-decimal-places="0" number:min-integer-digits="1"/>
      <style:map style:condition="value()&gt;=0" style:apply-style-name="N221P0"/>
    </number:number-style>
    <number:number-style style:name="N223P0" style:volatile="true">
      <number:number number:decimal-places="0" number:min-decimal-places="0" number:min-integer-digits="1" number:grouping="true"/>
      <number:text> </number:text>
    </number:number-style>
    <number:number-style style:name="N223P1" style:volatile="true">
      <style:text-properties fo:color="#ff0000"/>
      <number:text>(</number:text>
      <number:number number:decimal-places="0" number:min-decimal-places="0" number:min-integer-digits="2">
        <number:embedded-text number:position="1">)</number:embedded-text>
      </number:number>
    </number:number-style>
    <number:number-style style:name="N223">
      <number:number number:decimal-places="0" number:min-decimal-places="0" number:min-integer-digits="1"/>
      <style:map style:condition="value()&gt;0" style:apply-style-name="N223P0"/>
      <style:map style:condition="value()&lt;0" style:apply-style-name="N223P1"/>
    </number:number-style>
    <number:number-style style:name="N224P0" style:volatile="true">
      <number:number number:decimal-places="2" number:min-decimal-places="2" number:min-integer-digits="1" number:grouping="true"/>
      <number:text>   </number:text>
    </number:number-style>
    <number:number-style style:name="N224">
      <style:text-properties fo:color="#00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24P0"/>
    </number:number-style>
    <number:number-style style:name="N225P0" style:volatile="true">
      <number:number number:decimal-places="0" number:min-decimal-places="0" number:min-integer-digits="1" number:grouping="true"/>
      <number:text>   </number:text>
    </number:number-style>
    <number:number-style style:name="N225">
      <style:text-properties fo:color="#00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25P0"/>
    </number:number-style>
    <number:number-style style:name="N2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6">
      <style:text-properties fo:color="#00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7">
      <style:text-properties fo:color="#00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7P0"/>
    </number:number-style>
    <number:number-style style:name="N228">
      <number:number number:decimal-places="0" number:min-decimal-places="0" number:min-integer-digits="4"/>
    </number:number-style>
    <number:number-style style:name="N229">
      <number:text>(</number:text>
      <number:number number:decimal-places="0" number:min-decimal-places="0" number:min-integer-digits="1"/>
      <number:text>)</number:text>
    </number:number-style>
    <number:number-style style:name="N230">
      <number:number number:decimal-places="5" number:min-decimal-places="5" number:min-integer-digits="1"/>
    </number:number-style>
    <number:number-style style:name="N231P0" style:volatile="true">
      <number:number number:decimal-places="0" number:min-decimal-places="0" number:min-integer-digits="1" number:grouping="true"/>
    </number:number-style>
    <number:number-style style:name="N231">
      <number:text>-</number:text>
      <number:number number:decimal-places="0" number:min-decimal-places="0" number:min-integer-digits="1" number:grouping="true"/>
      <style:map style:condition="value()&gt;=0" style:apply-style-name="N231P0"/>
    </number:number-style>
    <number:number-style style:name="N232P0" style:volatile="true">
      <number:number number:decimal-places="2" number:min-decimal-places="2" number:min-integer-digits="1" number:grouping="true"/>
    </number:number-style>
    <number:number-style style:name="N232">
      <number:text>-</number:text>
      <number:number number:decimal-places="2" number:min-decimal-places="2" number:min-integer-digits="1" number:grouping="true"/>
      <style:map style:condition="value()&gt;=0" style:apply-style-name="N232P0"/>
    </number:number-style>
    <number:time-style style:name="N2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35P0" style:volatile="true">
      <number:number number:decimal-places="0" number:min-decimal-places="0" number:min-integer-digits="1" number:grouping="true"/>
      <number:text> €</number:text>
    </number:number-style>
    <number:number-style style:name="N2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35P0"/>
    </number:number-style>
    <number:number-style style:name="N236P0" style:volatile="true">
      <number:number number:decimal-places="0" number:min-decimal-places="0" number:min-integer-digits="1" number:grouping="true"/>
      <number:text> €</number:text>
    </number:number-style>
    <number:number-style style:name="N2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36P0"/>
    </number:number-style>
    <number:number-style style:name="N238P0" style:volatile="true">
      <number:number number:decimal-places="2" number:min-decimal-places="2" number:min-integer-digits="1" number:grouping="true"/>
      <number:text> €</number:text>
    </number:number-style>
    <number:number-style style:name="N2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8P0"/>
    </number:number-style>
    <number:number-style style:name="N239P0" style:volatile="true">
      <number:number number:decimal-places="2" number:min-decimal-places="2" number:min-integer-digits="1" number:grouping="true"/>
      <number:text> €</number:text>
    </number:number-style>
    <number:number-style style:name="N2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</number:text>
    </number:number-style>
    <number:number-style style:name="N24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43P2" style:volatile="true">
      <number:text> -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number number:decimal-places="0" number:min-decimal-places="0" number:min-integer-digits="1" number:grouping="true"/>
      <number:text> € </number:text>
    </number:number-style>
    <number:number-style style:name="N24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47P2" style:volatile="true">
      <number:text> - €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number number:decimal-places="2" number:min-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51P2" style:volatile="true">
      <number:text>-</number:text>
      <number:number number:decimal-places="0" number:min-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258P0" style:volatile="true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258">
      <style:text-properties fo:color="#ff0000"/>
      <number:currency-symbol number:language="es" number:country="UY">$</number:currency-symbol>
      <number:text>-</number:text>
      <number:number number:decimal-places="2" number:min-decimal-places="2" number:min-integer-digits="1" number:grouping="true"/>
      <style:map style:condition="value()&gt;=0" style:apply-style-name="N258P0"/>
    </number:currency-style>
    <number:currency-style style:name="N26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26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60P0"/>
    </number:currency-style>
    <number:number-style style:name="N262P0" style:volatile="true">
      <number:number number:decimal-places="1" number:min-decimal-places="1" number:min-integer-digits="1" number:grouping="true"/>
    </number:number-style>
    <number:number-style style:name="N262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62P0"/>
    </number:number-style>
    <number:number-style style:name="N263P0" style:volatile="true">
      <number:number number:decimal-places="1" number:min-decimal-places="1" number:min-integer-digits="1"/>
    </number:number-style>
    <number:number-style style:name="N263">
      <style:text-properties fo:color="#ff0000"/>
      <number:text>-</number:text>
      <number:number number:decimal-places="1" number:min-decimal-places="1" number:min-integer-digits="1"/>
      <style:map style:condition="value()&gt;=0" style:apply-style-name="N263P0"/>
    </number:number-style>
    <number:number-style style:name="N265P0" style:volatile="true">
      <number:number number:decimal-places="0" number:min-decimal-places="0" number:min-integer-digits="1" number:grouping="true"/>
      <number:text>    </number:text>
    </number:number-style>
    <number:number-style style:name="N26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65P2" style:volatile="true">
      <number:text>-   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7P0" style:volatile="true">
      <number:number number:decimal-places="0" number:min-decimal-places="0" number:min-integer-digits="1" number:grouping="true"/>
      <number:text> € </number:text>
    </number:number-style>
    <number:number-style style:name="N26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67P2" style:volatile="true">
      <number:text>-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time-style style:name="N268">
      <number:minutes number:style="long"/>
      <number:text>:</number:text>
      <number:seconds number:style="long"/>
      <number:text>.</number:text>
    </number:time-style>
    <number:currency-style style:name="N270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270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af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272">
      <style:text-properties fo:color="#ff0000"/>
      <number:currency-symbol number:language="af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272P0"/>
    </number:currency-style>
    <number:number-style style:name="N273P0" style:volatile="true">
      <number:number number:decimal-places="0" number:min-decimal-places="0" number:min-integer-digits="1" number:grouping="true"/>
      <number:text> </number:text>
    </number:number-style>
    <number:number-style style:name="N27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2" number:min-decimal-places="2" number:min-integer-digits="1" number:grouping="true"/>
      <number:text> </number:text>
    </number:number-style>
    <number:number-style style:name="N27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74P0"/>
    </number:number-style>
    <number:currency-style style:name="N276P0" style:volatile="true">
      <number:number number:decimal-places="2" number:min-decimal-places="2" number:min-integer-digits="1" number:grouping="true"/>
      <number:text> </number:text>
      <number:currency-symbol number:language="tt" number:country="RU">руб.</number:currency-symbol>
    </number:currency-style>
    <number:currency-style style:name="N27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tt" number:country="RU">руб.</number:currency-symbol>
      <style:map style:condition="value()&gt;=0" style:apply-style-name="N276P0"/>
    </number:currency-style>
    <number:currency-style style:name="N278P0" style:volatile="true">
      <number:currency-symbol number:language="en" number:country="NA">$</number:currency-symbol>
      <number:text> </number:text>
      <number:number number:decimal-places="2" number:min-decimal-places="2" number:min-integer-digits="1" number:grouping="true"/>
    </number:currency-style>
    <number:currency-style style:name="N278">
      <style:text-properties fo:color="#ff0000"/>
      <number:currency-symbol number:language="en" number:country="NA">$</number:currency-symbol>
      <number:text>-</number:text>
      <number:number number:decimal-places="2" number:min-decimal-places="2" number:min-integer-digits="1" number:grouping="true"/>
      <style:map style:condition="value()&gt;=0" style:apply-style-name="N278P0"/>
    </number:currency-style>
    <number:number-style style:name="N10130P0" style:volatile="true" number:language="en" number:country="US">
      <number:number number:decimal-places="2" number:min-decimal-places="2" number:min-integer-digits="1" number:grouping="true"/>
    </number:number-style>
    <number:number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decimal-places="0" number:min-integer-digits="1"/>
    </number:number-style>
    <number:number-style style:name="N10131" number:language="en" number:country="US">
      <style:text-properties fo:color="#ff0000"/>
      <number:text>-</number:text>
      <number:number number:decimal-places="0" number:min-decimal-places="0" number:min-integer-digits="1"/>
      <style:map style:condition="value()&gt;=0" style:apply-style-name="N10131P0"/>
    </number:number-style>
    <number:time-style style:name="N10132" number:language="en" number:country="US">
      <number:hours/>
      <number:text>:</number:text>
      <number:minutes number:style="long"/>
    </number:time-style>
    <number:date-style style:name="N10133" number:language="en" number:country="US">
      <number:day-of-week number:calendar="jewish" number:style="long"/>
      <number:text>, </number:text>
      <number:day number:calendar="jewish" number:style="long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134" number:language="en" number:country="US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0136P0" style:volatile="true" number:language="en" number:country="US">
      <number:number number:decimal-places="4" number:min-decimal-places="4" number:min-integer-digits="1" number:grouping="true"/>
    </number:number-style>
    <number:number-style style:name="N10136" number:language="en" number:country="US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0136P0"/>
    </number:number-style>
    <number:percentage-style style:name="N10138P0" style:volatile="true" number:language="en" number:country="US">
      <number:number number:decimal-places="4" number:min-decimal-places="4" number:min-integer-digits="1" number:grouping="true"/>
      <number:text>%</number:text>
    </number:percentage-style>
    <number:percentage-style style:name="N10138" number:language="en" number:country="US">
      <style:text-properties fo:color="#ff0000"/>
      <number:text>-</number:text>
      <number:number number:decimal-places="4" number:min-decimal-places="4" number:min-integer-digits="1" number:grouping="true"/>
      <number:text>%</number:text>
      <style:map style:condition="value()&gt;=0" style:apply-style-name="N10138P0"/>
    </number:percentage-style>
    <number:date-style style:name="N10139" number:language="en" number:country="US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0140P0" style:volatile="true" number:language="en" number:country="US">
      <number:number number:decimal-places="2" number:min-decimal-places="2" number:min-integer-digits="1"/>
    </number:number-style>
    <number:number-style style:name="N10140" number:language="en" number:country="US">
      <style:text-properties fo:color="#ff0000"/>
      <number:text>-</number:text>
      <number:number number:decimal-places="2" number:min-decimal-places="2" number:min-integer-digits="1"/>
      <style:map style:condition="value()&gt;=0" style:apply-style-name="N10140P0"/>
    </number:number-style>
    <number:date-style style:name="N10141" number:language="en" number:country="US">
      <number:day/>
      <number:text>-</number:text>
      <number:month number:textual="true"/>
      <number:text>-</number:text>
      <number:year/>
    </number:date-style>
    <number:date-style style:name="N10142" number:language="en" number:country="US">
      <number:day number:style="long"/>
      <number:text>-</number:text>
      <number:month number:textual="true"/>
    </number:date-style>
    <number:date-style style:name="N10143" number:language="en" number:country="US">
      <number:month number:textual="true"/>
      <number:text>-</number:text>
      <number:year/>
    </number:date-style>
    <number:time-style style:name="N10144" number:language="en" number:country="US">
      <number:hours/>
      <number:text>:</number:text>
      <number:minutes number:style="long"/>
      <number:text> </number:text>
      <number:am-pm/>
    </number:time-style>
    <number:time-style style:name="N1014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en" number:country="US">
      <number:minutes number:style="long"/>
      <number:text>:</number:text>
      <number:seconds number:style="long"/>
      <number:text>.</number:text>
    </number:time-style>
    <number:percentage-style style:name="N10151P0" style:volatile="true" number:language="en" number:country="US">
      <number:number number:decimal-places="6" number:min-decimal-places="6" number:min-integer-digits="1" number:grouping="true"/>
      <number:text>%</number:text>
    </number:percentage-style>
    <number:percentage-style style:name="N10151" number:language="en" number:country="US">
      <style:text-properties fo:color="#ff0000"/>
      <number:text>-</number:text>
      <number:number number:decimal-places="6" number:min-decimal-places="6" number:min-integer-digits="1" number:grouping="true"/>
      <number:text>%</number:text>
      <style:map style:condition="value()&gt;=0" style:apply-style-name="N10151P0"/>
    </number:percentage-style>
    <number:date-style style:name="N10152" number:language="en" number:country="US">
      <number:year number:calendar="jewish" number:style="long"/>
      <number:text>-</number:text>
      <number:month number:calendar="jewish" number:style="long"/>
      <number:text>-</number:text>
      <number:day number:calendar="jewish" number:style="long"/>
    </number:date-style>
    <number:date-style style:name="N2012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20123" number:language="en" number:country="ZA">
      <number:day number:style="long"/>
      <number:text>-</number:text>
      <number:month number:textual="true"/>
    </number:date-style>
    <number:date-style style:name="N20124" number:language="en" number:country="ZA">
      <number:month number:textual="true"/>
      <number:text>-</number:text>
      <number:year/>
    </number:date-style>
    <number:date-style style:name="N2012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20127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20127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20127P0"/>
    </number:number-style>
    <number:number-style style:name="N20128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20128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20128P0"/>
    </number:number-style>
    <number:number-style style:name="N20130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20130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20130P0"/>
    </number:number-style>
    <number:number-style style:name="N20131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20131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20131P0"/>
    </number:number-style>
    <number:date-style style:name="N30121" number:language="af" number:country="ZA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30122P0" style:volatile="true" number:language="af" number:country="ZA">
      <number:number number:decimal-places="2" number:min-decimal-places="2" number:min-integer-digits="1"/>
    </number:number-style>
    <number:number-style style:name="N30122" number:language="af" number:country="ZA">
      <style:text-properties fo:color="#ff0000"/>
      <number:text>-</number:text>
      <number:number number:decimal-places="2" number:min-decimal-places="2" number:min-integer-digits="1"/>
      <style:map style:condition="value()&gt;=0" style:apply-style-name="N30122P0"/>
    </number:number-style>
    <number:number-style style:name="N30123P0" style:volatile="true" number:language="af" number:country="ZA">
      <number:number number:decimal-places="2" number:min-decimal-places="2" number:min-integer-digits="1" number:grouping="true"/>
    </number:number-style>
    <number:number-style style:name="N30123" number:language="af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0123P0"/>
    </number:number-style>
    <number:currency-style style:name="N30125P0" style:volatile="true" number:language="af" number:country="ZA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0125" number:language="af" number:country="ZA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0125P0"/>
    </number:currency-style>
    <number:number-style style:name="N30126P0" style:volatile="true" number:language="af" number:country="ZA">
      <number:number number:decimal-places="0" number:min-decimal-places="0" number:min-integer-digits="1" number:grouping="true"/>
    </number:number-style>
    <number:number-style style:name="N30126" number:language="af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0126P0"/>
    </number:number-style>
    <number:date-style style:name="N30127" number:language="af" number:country="ZA">
      <number:year number:style="long"/>
    </number:date-style>
    <number:date-style style:name="N30128" number:language="af" number:country="ZA">
      <number:year number:style="long"/>
      <number:month number:style="long"/>
      <number:day number:style="long"/>
    </number:date-style>
    <number:date-style style:name="N40123" number:language="he" number:country="IL">
      <number:day-of-week number:calendar="jewish" number:style="long"/>
      <number:text>, </number:text>
      <number:day number:calendar="jewish" number:style="long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40124" number:language="he" number:country="IL">
      <number:day number:calendar="jewish" number:style="long"/>
      <number:text>-</number:text>
      <number:month number:calendar="jewish" number:style="long"/>
      <number:text>-</number:text>
      <number:year number:calendar="jewish" number:style="long"/>
    </number:date-style>
    <number:date-style style:name="N40125" number:language="he" number:country="IL">
      <number:day number:calendar="jewish" number:style="long"/>
      <number:text>  </number:text>
      <number:month number:calendar="jewish" number:textual="true"/>
      <number:text>  </number:text>
      <number:year number:calendar="jewish" number:style="long"/>
      <number:text> </number:text>
    </number:date-style>
    <number:date-style style:name="N50112" number:language="ja" number:country="JP">
      <number:day/>
      <number:text>/</number:text>
      <number:month/>
      <number:text>/</number:text>
      <number:year/>
    </number:date-style>
    <number:time-style style:name="N5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6011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0118" number:language="en" number:country="CA">
      <number:day number:style="long"/>
      <number:text>-</number:text>
      <number:month number:textual="true"/>
    </number:date-style>
    <number:date-style style:name="N60119" number:language="en" number:country="CA">
      <number:month number:textual="true"/>
      <number:text>-</number:text>
      <number:year/>
    </number:date-style>
    <number:time-style style:name="N60120" number:language="en" number:country="CA">
      <number:hours/>
      <number:text>:</number:text>
      <number:minutes number:style="long"/>
      <number:text> </number:text>
      <number:am-pm/>
    </number:time-style>
    <number:time-style style:name="N6012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0122" number:language="en" number:country="CA">
      <number:hours/>
      <number:text>:</number:text>
      <number:minutes number:style="long"/>
    </number:time-style>
    <number:time-style style:name="N6012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012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diagonal-bl-tr="none" style:diagonal-tl-br="none" style:text-align-source="fix" style:repeat-content="false" fo:padding="0cm" style:shadow="#fffaf0 0.101cm 0.101cm" style:vertical-align="middle"/>
      <style:paragraph-properties fo:text-align="center"/>
      <style:text-properties style:use-window-font-color="true" style:font-name="Gentium Book Plus" fo:font-family="'Gentium Book Plus'" style:font-style-name="Regular" style:font-pitch="variable" fo:font-weight="normal" style:font-name-asian="Noto Sans CJK KR Regular" style:font-family-asian="'Noto Sans CJK KR Regular'" style:font-style-name-asian="Regular" style:font-family-generic-asian="swiss" style:font-pitch-asian="variable" style:font-name-complex="Noto Sans Hebrew" style:font-family-complex="'Noto Sans Hebrew'" style:font-style-name-complex="Regular" style:font-family-generic-complex="swiss" style:font-pitch-complex="variable"/>
    </style:style>
    <style:style style:name="Heading" style:family="table-cell" style:parent-style-name="Default">
      <style:table-cell-properties style:cell-protect="none" style:print-content="true" style:diagonal-bl-tr="none" style:diagonal-tl-br="none"/>
      <style:text-properties fo:color="#827126" fo:font-size="24pt" fo:font-style="normal" fo:font-weight="800"/>
    </style:style>
    <style:style style:name="Heading_20_1" style:display-name="Heading 1" style:family="table-cell" style:parent-style-name="Heading">
      <style:text-properties fo:color="#28713e" fo:font-size="18pt" fo:font-style="normal" fo:font-weight="normal"/>
    </style:style>
    <style:style style:name="Heading_20_2" style:display-name="Heading 2" style:family="table-cell" style:parent-style-name="Heading">
      <style:text-properties fo:color="#28713e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copyright_20_info" style:display-name="copyright info" style:family="table-cell" style:parent-style-name="train_20_tracks" style:data-style-name="N30071">
      <style:table-cell-properties fo:background-color="#ffffcc"/>
      <style:text-properties fo:color="#ff0000" style:font-name="Gentium Book Basic" fo:font-family="'Gentium Book Basic'" style:font-style-name="Regular" style:font-pitch="variable" style:font-name-asian="Noto Sans CJK KR Regular" style:font-family-asian="'Noto Sans CJK KR Regular'" style:font-style-name-asian="Regular" style:font-family-generic-asian="swiss" style:font-pitch-asian="variable" style:font-name-complex="SBL BibLit" style:font-family-complex="'SBL BibLit'" style:font-style-name-complex="Regular" style:font-pitch-complex="variable"/>
    </style:style>
    <style:style style:name="train_20_heading_20_1" style:display-name="train heading 1" style:family="table-cell" style:parent-style-name="train_20_tracks">
      <style:table-cell-properties fo:background-color="transparent"/>
      <style:text-properties fo:color="#800000"/>
    </style:style>
    <style:style style:name="train_20_tracks" style:display-name="train tracks" style:family="table-cell" style:parent-style-name="Default">
      <style:table-cell-properties loext:vertical-justify="auto"/>
      <style:text-properties fo:color="#151e15" style:font-name="Gentium Book Basic" fo:font-family="'Gentium Book Basic'" style:font-style-name="Regular" style:font-pitch="variable" fo:font-weight="normal" style:font-name-asian="Noto Sans CJK KR Regular" style:font-family-asian="'Noto Sans CJK KR Regular'" style:font-style-name-asian="Regular" style:font-family-generic-asian="swiss" style:font-pitch-asian="variable" style:language-asian="ko" style:country-asian="KR" style:font-weight-asian="normal" style:font-name-complex="Noto Sans Hebrew" style:font-family-complex="'Noto Sans Hebrew'" style:font-style-name-complex="Regular" style:font-family-generic-complex="swiss" style:font-pitch-complex="variable"/>
    </style:style>
    <style:style style:name="train_20_result_20_two" style:display-name="train result two" style:family="table-cell" style:parent-style-name="train_20_result_20_one" style:data-style-name="N1">
      <style:table-cell-properties fo:background-color="transparent"/>
      <style:text-properties fo:color="#ff8000" style:font-name="Gentium Book Basic" fo:font-family="'Gentium Book Basic'" style:font-style-name="Regular" style:font-pitch="variable" style:font-name-asian="Noto Sans CJK KR Regular" style:font-family-asian="'Noto Sans CJK KR Regular'" style:font-style-name-asian="Regular" style:font-family-generic-asian="swiss" style:font-pitch-asian="variable" style:font-name-complex="SBL BibLit" style:font-family-complex="'SBL BibLit'" style:font-style-name-complex="Regular" style:font-pitch-complex="variable"/>
    </style:style>
    <style:style style:name="train_20_result_20_one" style:display-name="train result one" style:family="table-cell" style:parent-style-name="train_20_tracks" style:data-style-name="N1">
      <style:table-cell-properties fo:background-color="transparent"/>
      <style:text-properties fo:color="#800080"/>
    </style:style>
    <style:style style:name="train_20_heading_20_2" style:display-name="train heading 2" style:family="table-cell" style:parent-style-name="train_20_heading_20_1">
      <style:table-cell-properties fo:background-color="#ffffdd"/>
    </style:style>
    <style:style style:name="train_20_info_20_2" style:display-name="train info 2" style:family="table-cell" style:parent-style-name="train_20_info_20_1">
      <style:table-cell-properties fo:background-color="transparent"/>
      <style:text-properties fo:color="#6495ed"/>
    </style:style>
    <style:style style:name="train_20_info_20_1" style:display-name="train info 1" style:family="table-cell" style:parent-style-name="train_20_note_20_2">
      <style:table-cell-properties fo:background-color="#ddffdd"/>
      <style:text-properties fo:color="#008000"/>
    </style:style>
    <style:style style:name="train_20_note_20_2" style:display-name="train note 2" style:family="table-cell" style:parent-style-name="train_20_note_20_1">
      <style:table-cell-properties fo:background-color="#ddddff"/>
    </style:style>
    <style:style style:name="train_20_note_20_1" style:display-name="train note 1" style:family="table-cell" style:parent-style-name="train_20_heading_20_1">
      <style:table-cell-properties fo:background-color="#ffddff"/>
      <style:text-properties fo:color="#000000"/>
    </style:style>
    <style:style style:name="trait_20_result_20_dates" style:display-name="trait result dates" style:family="table-cell" style:parent-style-name="trait" style:data-style-name="N20036">
      <style:table-cell-properties fo:background-color="transparent"/>
      <style:text-properties fo:color="#000080"/>
    </style:style>
    <style:style style:name="train_20_real_20_number" style:display-name="train real number" style:family="table-cell" style:parent-style-name="train_20_integer" style:data-style-name="N2"/>
    <style:style style:name="train_20_integer" style:display-name="train integer" style:family="table-cell" style:parent-style-name="train_20_tracks" style:data-style-name="N1">
      <style:table-cell-properties fo:background-color="transparent"/>
      <style:text-properties fo:color="#008000"/>
    </style:style>
    <style:style style:name="trait-can-change" style:family="table-cell" style:parent-style-name="trait">
      <style:table-cell-properties fo:background-color="#ffffdd"/>
      <style:text-properties fo:color="#cc5500" style:text-underline-style="solid" style:text-underline-width="bold" style:text-underline-color="#cc5500" fo:font-weight="normal"/>
    </style:style>
    <style:style style:name="trait-must-change" style:family="table-cell" style:parent-style-name="trait-can-change">
      <style:table-cell-properties fo:background-color="#ffffdd" style:diagonal-bl-tr="none" style:diagonal-tl-br="none" fo:border="2.24pt double-thin #ff8000" style:border-line-width="0.018cm 0.044cm 0.018cm"/>
      <style:text-properties fo:color="#66023c" style:text-underline-style="solid" style:text-underline-width="bold" style:text-underline-color="#66023c" style:font-weight-asian="normal" style:font-weight-complex="normal"/>
    </style:style>
    <style:style style:name="train_20_green_20_light" style:display-name="train green light" style:family="table-cell" style:parent-style-name="train_20_tracks">
      <style:table-cell-properties fo:background-color="#cceecc"/>
    </style:style>
    <style:style style:name="train_20_amber_20_light" style:display-name="train amber light" style:family="table-cell" style:parent-style-name="train_20_green_20_light">
      <style:table-cell-properties fo:background-color="#ffeedd"/>
    </style:style>
    <style:style style:name="train_20_red_20_light" style:display-name="train red light" style:family="table-cell" style:parent-style-name="train_20_amber_20_light">
      <style:table-cell-properties fo:background-color="#eecccc"/>
    </style:style>
    <style:style style:name="train_20_toc" style:display-name="train toc" style:family="table-cell" style:parent-style-name="train_20_tracks">
      <style:table-cell-properties fo:background-color="#ddddff"/>
      <style:text-properties fo:color="#000080" style:font-weight-asian="normal"/>
    </style:style>
    <style:style style:name="train_20_integer_20_2" style:display-name="train integer 2" style:family="table-cell" style:parent-style-name="train_20_integer">
      <style:table-cell-properties fo:background-color="transparent"/>
      <style:text-properties fo:color="#800080" style:font-weight-asian="normal"/>
    </style:style>
    <style:style style:name="trait_20_statistics" style:display-name="trait statistics" style:family="table-cell" style:parent-style-name="trait" style:data-style-name="N20121">
      <style:table-cell-properties fo:background-color="transparent"/>
      <style:text-properties fo:color="#151e15" fo:font-weight="normal"/>
    </style:style>
    <style:style style:name="trait_20_blue" style:display-name="trait blue" style:family="table-cell" style:parent-style-name="trait">
      <style:table-cell-properties fo:background-color="#99ccff"/>
    </style:style>
    <style:style style:name="trait_20_description" style:display-name="trait description" style:family="table-cell" style:parent-style-name="trait">
      <style:table-cell-properties fo:background-color="transparent"/>
    </style:style>
    <style:style style:name="trait_20_orange" style:display-name="trait orange" style:family="table-cell" style:parent-style-name="trait">
      <style:table-cell-properties fo:background-color="#ffcc99"/>
    </style:style>
    <style:style style:name="trait_20_purple" style:display-name="trait purple" style:family="table-cell" style:parent-style-name="trait">
      <style:table-cell-properties fo:background-color="#ccccff"/>
      <style:text-properties fo:color="#5f879c"/>
    </style:style>
    <style:style style:name="trait_20_yellow" style:display-name="trait yellow" style:family="table-cell" style:parent-style-name="trait" style:data-style-name="N10129">
      <style:table-cell-properties fo:background-color="#ffffcc"/>
      <style:text-properties fo:color="#ff6600" style:font-weight-asian="normal"/>
    </style:style>
    <style:style style:name="trait" style:family="table-cell" style:parent-style-name="train_20_tracks" style:data-style-name="N2">
      <style:table-cell-properties style:cell-protect="none" style:print-content="true" style:diagonal-bl-tr="none" style:diagonal-tl-br="none" fo:background-color="transparent"/>
    </style:style>
    <style:style style:name="train_20_blank_20_cell" style:display-name="train blank cell" style:family="table-cell" style:parent-style-name="train_20_red_20_light">
      <style:table-cell-properties fo:background-color="#fffaf0"/>
    </style:style>
    <style:style style:name="train_20_blue_20_light" style:display-name="train blue light" style:family="table-cell" style:parent-style-name="train_20_red_20_light">
      <style:table-cell-properties fo:background-color="#ccddee"/>
    </style:style>
    <style:style style:name="trait-do-not-change" style:family="table-cell" style:parent-style-name="trait-can-change">
      <style:table-cell-properties fo:background-color="#cc5500" style:diagonal-bl-tr="none" style:diagonal-tl-br="none"/>
      <style:text-properties fo:color="#66023c" style:text-underline-style="none"/>
    </style:style>
    <style:style style:name="train_20_info_20_3" style:display-name="train info 3" style:family="table-cell" style:parent-style-name="train_20_info_20_2">
      <style:table-cell-properties style:text-align-source="fix" style:repeat-content="false"/>
      <style:paragraph-properties fo:text-align="start"/>
      <style:text-properties fo:color="#151e15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00/00/00</text:date>, <text:time style:data-style-name="N2" text:time-value="19:53:50.8307430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7</meta:editing-cycles>
    <meta:editing-duration>P1DT11M22S</meta:editing-duration>
    <dc:title>Casting the YiJing</dc:title>
    <meta:generator>LibreOffice/24.2.2.1$Linux_X86_64 LibreOffice_project/bf759d854b5ab45b6ef0bfd22e51c6dc4fb8b882</meta:generator>
    <dc:description>Template to cast hexagrams for consulting the YiJing</dc:description>
    <meta:creation-date>2019-02-26T17:12:20</meta:creation-date>
    <dc:date>2024-04-09T19:56:47.002402537</dc:date>
    <meta:document-statistic meta:table-count="4" meta:cell-count="11885" meta:object-count="0"/>
    <meta:user-defined meta:name="Copyright">Copyright 2016 © Jonathon Blake, Copyright 2019 © Jonathon Blake</meta:user-defined>
    <meta:user-defined meta:name="License">Creative Commons Attribution  ShareAlike 4.0 (International)</meta:user-defined>
    <meta:user-defined meta:name="Support">ODF_Templates@Groups.IO</meta:user-defined>
    <meta:user-defined meta:name="Version">0.0.2</meta:user-defined>
    <meta:user-defined meta:name="v2" meta:value-type="string">57760102</meta:user-defined>
  </office:meta>
</office:document-meta>
</file>